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4.604cm"/>
    </style:style>
    <style:style style:name="co10" style:family="table-column">
      <style:table-column-properties fo:break-before="auto" style:column-width="1.984cm"/>
    </style:style>
    <style:style style:name="co14" style:family="table-column">
      <style:table-column-properties fo:break-before="auto" style:column-width="1.614cm"/>
    </style:style>
    <style:style style:name="co1" style:family="table-column">
      <style:table-column-properties fo:break-before="auto" style:column-width="0.159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773cm"/>
    </style:style>
    <style:style style:name="co8" style:family="table-column">
      <style:table-column-properties fo:break-before="auto" style:column-width="5.632cm"/>
    </style:style>
    <style:style style:name="co9" style:family="table-column">
      <style:table-column-properties fo:break-before="auto" style:column-width="1.667cm"/>
    </style:style>
    <style:style style:name="co11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0.185cm"/>
    </style:style>
    <style:style style:name="co15" style:family="table-column">
      <style:table-column-properties fo:break-before="auto" style:column-width="6.165cm"/>
    </style:style>
    <style:style style:name="co16" style:family="table-column">
      <style:table-column-properties fo:break-before="auto" style:column-width="0.926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page" style:column-width="1.799cm"/>
    </style:style>
    <style:style style:name="co19" style:family="table-column">
      <style:table-column-properties fo:break-before="auto" style:column-width="2.17cm"/>
    </style:style>
    <style:style style:name="co20" style:family="table-column">
      <style:table-column-properties fo:break-before="auto" style:column-width="3.651cm"/>
    </style:style>
    <style:style style:name="co21" style:family="table-column">
      <style:table-column-properties fo:break-before="auto" style:column-width="4.523cm"/>
    </style:style>
    <style:style style:name="co22" style:family="table-column">
      <style:table-column-properties fo:break-before="auto" style:column-width="2.143cm"/>
    </style:style>
    <style:style style:name="co23" style:family="table-column">
      <style:table-column-properties fo:break-before="auto" style:column-width="3.36cm"/>
    </style:style>
    <style:style style:name="co24" style:family="table-column">
      <style:table-column-properties fo:break-before="auto" style:column-width="1.852cm"/>
    </style:style>
    <style:style style:name="co25" style:family="table-column">
      <style:table-column-properties fo:break-before="auto" style:column-width="4.948cm"/>
    </style:style>
    <style:style style:name="co26" style:family="table-column">
      <style:table-column-properties fo:break-before="auto" style:column-width="4.392cm"/>
    </style:style>
    <style:style style:name="co27" style:family="table-column">
      <style:table-column-properties fo:break-before="auto" style:column-width="2.355cm"/>
    </style:style>
    <style:style style:name="co28" style:family="table-column">
      <style:table-column-properties fo:break-before="auto" style:column-width="4.842cm"/>
    </style:style>
    <style:style style:name="co29" style:family="table-column">
      <style:table-column-properties fo:break-before="auto" style:column-width="1.508cm"/>
    </style:style>
    <style:style style:name="co30" style:family="table-column">
      <style:table-column-properties fo:break-before="auto" style:column-width="2.746cm"/>
    </style:style>
    <style:style style:name="co31" style:family="table-column">
      <style:table-column-properties fo:break-before="auto" style:column-width="1.455cm"/>
    </style:style>
    <style:style style:name="co32" style:family="table-column">
      <style:table-column-properties fo:break-before="auto" style:column-width="3.995cm"/>
    </style:style>
    <style:style style:name="co33" style:family="table-column">
      <style:table-column-properties fo:break-before="auto" style:column-width="2.969cm"/>
    </style:style>
    <style:style style:name="co34" style:family="table-column">
      <style:table-column-properties fo:break-before="auto" style:column-width="2.829cm"/>
    </style:style>
    <style:style style:name="co35" style:family="table-column">
      <style:table-column-properties fo:break-before="auto" style:column-width="2.775cm"/>
    </style:style>
    <style:style style:name="co36" style:family="table-column">
      <style:table-column-properties fo:break-before="auto" style:column-width="2.514cm"/>
    </style:style>
    <style:style style:name="co37" style:family="table-column">
      <style:table-column-properties fo:break-before="auto" style:column-width="1.443cm"/>
    </style:style>
    <style:style style:name="co38" style:family="table-column">
      <style:table-column-properties fo:break-before="auto" style:column-width="4.471cm"/>
    </style:style>
    <style:style style:name="co39" style:family="table-column">
      <style:table-column-properties fo:break-before="auto" style:column-width="2.275cm"/>
    </style:style>
    <style:style style:name="co40" style:family="table-column">
      <style:table-column-properties fo:break-before="auto" style:column-width="2.011cm"/>
    </style:style>
    <style:style style:name="co41" style:family="table-column">
      <style:table-column-properties fo:break-before="auto" style:column-width="2.064cm"/>
    </style:style>
    <style:style style:name="co42" style:family="table-column">
      <style:table-column-properties fo:break-before="auto" style:column-width="0.503cm"/>
    </style:style>
    <style:style style:name="co43" style:family="table-column">
      <style:table-column-properties fo:break-before="auto" style:column-width="4.217cm"/>
    </style:style>
    <style:style style:name="co44" style:family="table-column">
      <style:table-column-properties fo:break-before="auto" style:column-width="1.879cm"/>
    </style:style>
    <style:style style:name="co45" style:family="table-column">
      <style:table-column-properties fo:break-before="auto" style:column-width="0.079cm"/>
    </style:style>
    <style:style style:name="co46" style:family="table-column">
      <style:table-column-properties fo:break-before="auto" style:column-width="0.106cm"/>
    </style:style>
    <style:style style:name="co47" style:family="table-column">
      <style:table-column-properties fo:break-before="auto" style:column-width="0.397cm"/>
    </style:style>
    <style:style style:name="co48" style:family="table-column">
      <style:table-column-properties fo:break-before="auto" style:column-width="0.609cm"/>
    </style:style>
    <style:style style:name="co49" style:family="table-column">
      <style:table-column-properties fo:break-before="auto" style:column-width="0.471cm"/>
    </style:style>
    <style:style style:name="co50" style:family="table-column">
      <style:table-column-properties fo:break-before="auto" style:column-width="0.318cm"/>
    </style:style>
    <style:style style:name="co51" style:family="table-column">
      <style:table-column-properties fo:break-before="auto" style:column-width="6.826cm"/>
    </style:style>
    <style:style style:name="co52" style:family="table-column">
      <style:table-column-properties fo:break-before="auto" style:column-width="0.265cm"/>
    </style:style>
    <style:style style:name="co53" style:family="table-column">
      <style:table-column-properties fo:break-before="auto" style:column-width="1.429cm"/>
    </style:style>
    <style:style style:name="co54" style:family="table-column">
      <style:table-column-properties fo:break-before="auto" style:column-width="1.482cm"/>
    </style:style>
    <style:style style:name="co55" style:family="table-column">
      <style:table-column-properties fo:break-before="auto" style:column-width="3.496cm"/>
    </style:style>
    <style:style style:name="co56" style:family="table-column">
      <style:table-column-properties fo:break-before="auto" style:column-width="0.291cm"/>
    </style:style>
    <style:style style:name="co57" style:family="table-column">
      <style:table-column-properties fo:break-before="auto" style:column-width="0.873cm"/>
    </style:style>
    <style:style style:name="co58" style:family="table-column">
      <style:table-column-properties fo:break-before="auto" style:column-width="2.912cm"/>
    </style:style>
    <style:style style:name="co59" style:family="table-column">
      <style:table-column-properties fo:break-before="auto" style:column-width="3.413cm"/>
    </style:style>
    <style:style style:name="co60" style:family="table-column">
      <style:table-column-properties fo:break-before="auto" style:column-width="2.037cm"/>
    </style:style>
    <style:style style:name="co61" style:family="table-column">
      <style:table-column-properties fo:break-before="auto" style:column-width="1.164cm"/>
    </style:style>
    <style:style style:name="co62" style:family="table-column">
      <style:table-column-properties fo:break-before="auto" style:column-width="1.323cm"/>
    </style:style>
    <style:style style:name="co63" style:family="table-column">
      <style:table-column-properties fo:break-before="auto" style:column-width="3.718cm"/>
    </style:style>
    <style:style style:name="ro11" style:family="table-row">
      <style:table-row-properties style:row-height="0.446cm" fo:break-before="auto" style:use-optimal-row-height="true"/>
    </style:style>
    <style:style style:name="ro10" style:family="table-row">
      <style:table-row-properties style:row-height="0.411cm" fo:break-before="auto" style:use-optimal-row-height="true"/>
    </style:style>
    <style:style style:name="ro13" style:family="table-row">
      <style:table-row-properties style:row-height="0.37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393cm" fo:break-before="auto" style:use-optimal-row-height="tru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788cm" fo:break-before="auto" style:use-optimal-row-height="true"/>
    </style:style>
    <style:style style:name="ro12" style:family="table-row">
      <style:table-row-properties style:row-height="0.478cm" fo:break-before="auto" style:use-optimal-row-height="true"/>
    </style:style>
    <style:style style:name="ro15" style:family="table-row">
      <style:table-row-properties style:row-height="0.397cm" fo:break-before="auto" style:use-optimal-row-height="false"/>
    </style:style>
    <style:style style:name="ro16" style:family="table-row">
      <style:table-row-properties style:row-height="0.212cm" fo:break-before="page" style:use-optimal-row-height="false"/>
    </style:style>
    <style:style style:name="ro17" style:family="table-row">
      <style:table-row-properties style:row-height="0.423cm" fo:break-before="auto" style:use-optimal-row-height="fals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0.185cm" fo:break-before="auto" style:use-optimal-row-height="false"/>
    </style:style>
    <style:style style:name="ro20" style:family="table-row">
      <style:table-row-properties style:row-height="0.436cm" fo:break-before="auto" style:use-optimal-row-height="true"/>
    </style:style>
    <style:style style:name="ro21" style:family="table-row">
      <style:table-row-properties style:row-height="0.609cm" fo:break-before="auto" style:use-optimal-row-height="false"/>
    </style:style>
    <style:style style:name="ro22" style:family="table-row">
      <style:table-row-properties style:row-height="0.661cm" fo:break-before="auto" style:use-optimal-row-height="false"/>
    </style:style>
    <style:style style:name="ro23" style:family="table-row">
      <style:table-row-properties style:row-height="0.453cm" fo:break-before="auto" style:use-optimal-row-height="true"/>
    </style:style>
    <style:style style:name="ro24" style:family="table-row">
      <style:table-row-properties style:row-height="0.792cm" fo:break-before="auto" style:use-optimal-row-height="true"/>
    </style:style>
    <style:style style:name="ro25" style:family="table-row">
      <style:table-row-properties style:row-height="0.707cm" fo:break-before="auto" style:use-optimal-row-height="true"/>
    </style:style>
    <style:style style:name="ro26" style:family="table-row">
      <style:table-row-properties style:row-height="0.473cm" fo:break-before="auto" style:use-optimal-row-height="true"/>
    </style:style>
    <style:style style:name="ro27" style:family="table-row">
      <style:table-row-properties style:row-height="0.453cm" fo:break-before="page" style:use-optimal-row-height="true"/>
    </style:style>
    <style:style style:name="ro28" style:family="table-row">
      <style:table-row-properties style:row-height="0.496cm" fo:break-before="auto" style:use-optimal-row-height="true"/>
    </style:style>
    <style:style style:name="ro29" style:family="table-row">
      <style:table-row-properties style:row-height="0.538cm" fo:break-before="auto" style:use-optimal-row-height="true"/>
    </style:style>
    <style:style style:name="ro30" style:family="table-row">
      <style:table-row-properties style:row-height="0.894cm" fo:break-before="auto" style:use-optimal-row-height="tru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0.529cm" fo:break-before="auto" style:use-optimal-row-height="false"/>
    </style:style>
    <style:style style:name="ro33" style:family="table-row">
      <style:table-row-properties style:row-height="0.45cm" fo:break-before="auto" style:use-optimal-row-height="false"/>
    </style:style>
    <style:style style:name="ro34" style:family="table-row">
      <style:table-row-properties style:row-height="0.45cm" fo:break-before="page" style:use-optimal-row-height="false"/>
    </style:style>
    <style:style style:name="ro35" style:family="table-row">
      <style:table-row-properties style:row-height="0.794cm" fo:break-before="auto" style:use-optimal-row-height="false"/>
    </style:style>
    <style:style style:name="ro36" style:family="table-row">
      <style:table-row-properties style:row-height="0.635cm" fo:break-before="auto" style:use-optimal-row-height="false"/>
    </style:style>
    <style:style style:name="ro37" style:family="table-row">
      <style:table-row-properties style:row-height="0.582cm" fo:break-before="auto" style:use-optimal-row-height="false"/>
    </style:style>
    <style:style style:name="ro38" style:family="table-row">
      <style:table-row-properties style:row-height="0.286cm" fo:break-before="auto" style:use-optimal-row-height="false"/>
    </style:style>
    <style:style style:name="ro39" style:family="table-row">
      <style:table-row-properties style:row-height="0.497cm" fo:break-before="auto" style:use-optimal-row-height="false"/>
    </style:style>
    <style:style style:name="ro40" style:family="table-row">
      <style:table-row-properties style:row-height="0.318cm" fo:break-before="auto" style:use-optimal-row-height="false"/>
    </style:style>
    <style:style style:name="ro41" style:family="table-row">
      <style:table-row-properties style:row-height="0.139cm" fo:break-before="auto" style:use-optimal-row-height="false"/>
    </style:style>
    <style:style style:name="ro42" style:family="table-row">
      <style:table-row-properties style:row-height="0.404cm" fo:break-before="auto" style:use-optimal-row-height="false"/>
    </style:style>
    <style:style style:name="ro43" style:family="table-row">
      <style:table-row-properties style:row-height="0.074cm" fo:break-before="auto" style:use-optimal-row-height="false"/>
    </style:style>
    <style:style style:name="ro44" style:family="table-row">
      <style:table-row-properties style:row-height="0.106cm" fo:break-before="auto" style:use-optimal-row-height="false"/>
    </style:style>
    <style:style style:name="ro45" style:family="table-row">
      <style:table-row-properties style:row-height="0.392cm" fo:break-before="auto" style:use-optimal-row-height="false"/>
    </style:style>
    <style:style style:name="ro46" style:family="table-row">
      <style:table-row-properties style:row-height="0.351cm" fo:break-before="auto" style:use-optimal-row-height="false"/>
    </style:style>
    <style:style style:name="ro47" style:family="table-row">
      <style:table-row-properties style:row-height="0.026cm" fo:break-before="auto" style:use-optimal-row-height="false"/>
    </style:style>
    <style:style style:name="ro48" style:family="table-row">
      <style:table-row-properties style:row-height="0.563cm" fo:break-before="auto" style:use-optimal-row-height="false"/>
    </style:style>
    <style:style style:name="ro49" style:family="table-row">
      <style:table-row-properties style:row-height="0.709cm" fo:break-before="auto" style:use-optimal-row-height="false"/>
    </style:style>
    <style:style style:name="ro50" style:family="table-row">
      <style:table-row-properties style:row-height="0.18cm" fo:break-before="auto" style:use-optimal-row-height="false"/>
    </style:style>
    <style:style style:name="ro51" style:family="table-row">
      <style:table-row-properties style:row-height="0.529cm" fo:break-before="page" style:use-optimal-row-height="false"/>
    </style:style>
    <style:style style:name="ro52" style:family="table-row">
      <style:table-row-properties style:row-height="1.632cm" fo:break-before="auto" style:use-optimal-row-height="true"/>
    </style:style>
    <style:style style:name="ro53" style:family="table-row">
      <style:table-row-properties style:row-height="1.236cm" fo:break-before="auto" style:use-optimal-row-height="tru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ta7" style:family="table" style:master-page-name="mp6">
      <style:table-properties table:display="true" style:writing-mode="lr-tb"/>
    </style:style>
    <style:style style:name="ta8" style:family="table" style:master-page-name="mp7">
      <style:table-properties table:display="true" style:writing-mode="lr-tb"/>
    </style:style>
    <style:style style:name="ta9" style:family="table" style:master-page-name="mp8">
      <style:table-properties table:display="true" style:writing-mode="lr-tb"/>
    </style:style>
    <style:style style:name="ta10" style:family="table" style:master-page-name="mp9">
      <style:table-properties table:display="true" style:writing-mode="lr-tb"/>
    </style:style>
    <style:style style:name="ta11" style:family="table" style:master-page-name="mp10">
      <style:table-properties table:display="true" style:writing-mode="lr-tb"/>
    </style:style>
    <style:style style:name="ta12" style:family="table" style:master-page-name="mp11">
      <style:table-properties table:display="true" style:writing-mode="lr-tb"/>
    </style:style>
    <style:style style:name="ta13" style:family="table" style:master-page-name="mp1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2" style:family="table-cell" style:parent-style-name="Default" style:data-style-name="N0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66" style:family="table-cell" style:parent-style-name="Default" style:data-style-name="N3">
      <style:table-cell-properties fo:border-bottom="0.06pt solid #000000" fo:background-color="#ffffcc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7" style:family="table-cell" style:parent-style-name="Default" style:data-style-name="N3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3">
      <style:table-cell-properties fo:border-bottom="none" fo:background-color="#ffffcc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69" style:family="table-cell" style:parent-style-name="Default" style:data-style-name="N3">
      <style:table-cell-properties fo:border-bottom="none" fo:background-color="#ffffcc" style:text-align-source="fix" style:repeat-content="false" fo:border-left="2.01pt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0" style:family="table-cell" style:parent-style-name="Default" style:data-style-name="N3">
      <style:table-cell-properties fo:border-bottom="none" fo:background-color="#ffffcc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1" style:family="table-cell" style:parent-style-name="Default" style:data-style-name="N0">
      <style:table-cell-properties fo:border-bottom="none" fo:background-color="#ffffcc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3">
      <style:table-cell-properties fo:border-bottom="none" fo:background-color="#ffffcc" style:text-align-source="fix" style:repeat-content="false" fo:border-left="2.01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3">
      <style:table-cell-properties fo:border-bottom="2.01pt solid #000000" fo:background-color="#ffffcc" fo:border-left="2.01pt solid #000000" fo:border-right="none" fo:border-top="non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74" style:family="table-cell" style:parent-style-name="Default" style:data-style-name="N0">
      <style:table-cell-properties fo:border-bottom="none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75" style:family="table-cell" style:parent-style-name="Default" style:data-style-name="N111">
      <style:table-cell-properties fo:border-bottom="none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fo:font-size="9pt" style:font-size-asian="9pt" style:font-size-complex="9pt"/>
    </style:style>
    <style:style style:name="ce76" style:family="table-cell" style:parent-style-name="Default" style:data-style-name="N3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77" style:family="table-cell" style:parent-style-name="Default" style:data-style-name="N116">
      <style:table-cell-properties fo:border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116">
      <style:table-cell-properties fo:background-color="#ff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116">
      <style:table-cell-properties fo:border-bottom="2.01pt solid #000000" fo:background-color="#ffffcc" fo:border-left="none" fo:border-right="none" fo:border-top="non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12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116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16">
      <style:table-cell-properties fo:border-bottom="0.06pt solid #000000" fo:border-left="none" fo:border-right="0.06pt solid #000000" fo:border-top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16">
      <style:table-cell-properties fo:border-bottom="0.06pt solid #000000" fo:border-left="none" fo:border-right="none" fo:border-top="none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16">
      <style:table-cell-properties fo:background-color="#ffffcc"/>
      <style:text-properties style:text-position=""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5" style:family="table-cell" style:parent-style-name="Default" style:data-style-name="N0">
      <style:table-cell-properties fo:border-bottom="none" fo:background-color="#ffffcc" fo:border-left="none" fo:border-right="2.01pt solid #000000" fo:border-top="2.01pt solid #000000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8" style:family="table-cell" style:parent-style-name="Default" style:data-style-name="N0">
      <style:table-cell-properties fo:border-bottom="2.01pt solid #000000" fo:background-color="#ffffcc" fo:border-left="none" fo:border-right="2.01pt solid #000000" fo:border-top="non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0"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6" style:family="table-cell" style:parent-style-name="Default" style:data-style-name="N3"/>
    <style:style style:name="ce27" style:family="table-cell" style:parent-style-name="Default" style:data-style-name="N4"/>
    <style:style style:name="ce28" style:family="table-cell" style:parent-style-name="Default" style:data-style-name="N10"/>
    <style:style style:name="ce29" style:family="table-cell" style:parent-style-name="Default" style:data-style-name="N114"/>
    <style:style style:name="ce30" style:family="table-cell" style:parent-style-name="Default" style:data-style-name="N114">
      <style:table-cell-properties fo:background-color="#ffffcc"/>
      <style:text-properties fo:font-size="8pt" style:font-size-asian="8pt" style:font-size-complex="8pt"/>
    </style:style>
    <style:style style:name="ce31" style:family="table-cell" style:parent-style-name="Default" style:data-style-name="N114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32" style:family="table-cell" style:parent-style-name="Default" style:data-style-name="N114">
      <style:text-properties fo:font-size="8pt" style:font-size-asian="8pt" style:font-size-complex="8pt"/>
    </style:style>
    <style:style style:name="ce33" style:family="table-cell" style:parent-style-name="Default" style:data-style-name="N114">
      <style:table-cell-properties fo:background-color="#ffffcc" fo:border="0.06pt solid #000000"/>
      <style:text-properties fo:font-size="8pt" style:font-size-asian="8pt" style:font-size-complex="8pt"/>
    </style:style>
    <style:style style:name="ce34" style:family="table-cell" style:parent-style-name="Default" style:data-style-name="N114">
      <style:table-cell-properties fo:background-color="#ccffcc"/>
      <style:text-properties fo:font-size="8pt" style:font-size-asian="8pt" style:font-size-complex="8pt"/>
    </style:style>
    <style:style style:name="ce35" style:family="table-cell" style:parent-style-name="Default" style:data-style-name="N114">
      <style:table-cell-properties fo:background-color="#ffffcc" style:text-align-source="fix" style:repeat-content="false" fo:border="2.01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 style:data-style-name="N114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38" style:family="table-cell" style:parent-style-name="Default" style:data-style-name="N114">
      <style:table-cell-properties fo:background-color="#ffffcc" style:text-align-source="fix" style:repeat-content="false" fo:wrap-option="wrap" fo:border="2.01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 style:data-style-name="N114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41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45" style:family="table-cell" style:parent-style-name="Default" style:data-style-name="N114">
      <style:table-cell-properties fo:wrap-option="wrap" fo:border="0.06pt solid #000000" style:vertical-align="automatic"/>
      <style:text-properties fo:font-size="8pt" style:font-size-asian="8pt" style:font-size-complex="8pt"/>
    </style:style>
    <style:style style:name="ce46" style:family="table-cell" style:parent-style-name="Default" style:data-style-name="N1">
      <style:table-cell-properties fo:background-color="transparent" fo:wrap-option="wrap" fo:border="0.06pt solid #000000" style:vertical-align="automatic"/>
      <style:text-properties fo:font-size="8pt" style:font-size-asian="8pt" style:font-size-complex="8pt"/>
    </style:style>
    <style:style style:name="ce47" style:family="table-cell" style:parent-style-name="Default" style:data-style-name="N114">
      <style:table-cell-properties fo:background-color="transparent" fo:wrap-option="wrap" fo:border="0.06pt solid #000000" style:vertical-align="automatic"/>
      <style:text-properties fo:font-size="8pt" style:font-size-asian="8pt" style:font-size-complex="8pt"/>
    </style:style>
    <style:style style:name="ce48" style:family="table-cell" style:parent-style-name="Default" style:data-style-name="N114">
      <style:table-cell-properties fo:border="0.06pt solid #000000"/>
      <style:text-properties fo:font-size="8pt" style:font-size-asian="8pt" style:font-size-complex="8pt"/>
    </style:style>
    <style:style style:name="ce49" style:family="table-cell" style:parent-style-name="Default" style:data-style-name="N114">
      <style:table-cell-properties fo:background-color="transparent" fo:border="0.06pt solid #000000"/>
      <style:text-properties fo:font-size="8pt" style:font-size-asian="8pt" style:font-size-complex="8pt"/>
    </style:style>
    <style:style style:name="ce50" style:family="table-cell" style:parent-style-name="Default" style:data-style-name="N114">
      <style:table-cell-properties fo:background-color="#ffffcc" fo:wrap-option="wrap" style:vertical-align="automatic"/>
    </style:style>
    <style:style style:name="ce51" style:family="table-cell" style:parent-style-name="Default" style:data-style-name="N114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52" style:family="table-cell" style:parent-style-name="Default" style:data-style-name="N114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53" style:family="table-cell" style:parent-style-name="Default" style:data-style-name="N0">
      <style:table-cell-properties fo:border-bottom="0.06pt solid #000000" fo:background-color="#ffffcc" fo:wrap-option="wrap" fo:border-left="none" fo:border-right="none" fo:border-top="none" style:vertical-align="middle"/>
    </style:style>
    <style:style style:name="ce54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55" style:family="table-cell" style:parent-style-name="Default" style:data-style-name="N114">
      <style:table-cell-properties fo:border="0.06pt solid #000000" style:vertical-align="automatic"/>
      <style:text-properties fo:font-size="8pt" style:font-size-asian="8pt" style:font-size-complex="8pt"/>
    </style:style>
    <style:style style:name="ce56" style:family="table-cell" style:parent-style-name="Default" style:data-style-name="N114">
      <style:table-cell-properties fo:background-color="#ffffcc" style:vertical-align="automatic"/>
      <style:text-properties fo:font-size="8pt" style:font-size-asian="8pt" style:font-size-complex="8pt"/>
    </style:style>
    <style:style style:name="ce57" style:family="table-cell" style:parent-style-name="Default" style:data-style-name="N114">
      <style:table-cell-properties fo:border-bottom="none" fo:background-color="#ffffcc" fo:border-left="none" fo:border-right="0.06pt solid #000000" fo:border-top="none" style:vertical-align="automatic"/>
      <style:text-properties fo:font-size="8pt" style:font-size-asian="8pt" style:font-size-complex="8pt"/>
    </style:style>
    <style:style style:name="ce58" style:family="table-cell" style:parent-style-name="Default" style:data-style-name="N114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59" style:family="table-cell" style:parent-style-name="Default" style:data-style-name="N114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8pt" style:font-size-asian="8pt" style:font-size-complex="8pt"/>
    </style:style>
    <style:style style:name="ce60" style:family="table-cell" style:parent-style-name="Default" style:data-style-name="N114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size="8pt" style:font-size-asian="8pt" style:font-size-complex="8pt"/>
    </style:style>
    <style:style style:name="ce61" style:family="table-cell" style:parent-style-name="Default" style:data-style-name="N114">
      <style:table-cell-properties fo:background-color="#ffffff" style:text-align-source="fix" style:repeat-content="false" fo:border="0.06pt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62" style:family="table-cell" style:parent-style-name="Default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 style:data-style-name="N114">
      <style:table-cell-properties fo:border-bottom="none" fo:background-color="#ffffcc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64" style:family="table-cell" style:parent-style-name="Default" style:data-style-name="N114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65" style:family="table-cell" style:parent-style-name="Default" style:data-style-name="N114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0" style:family="table-cell" style:parent-style-name="Default" style:data-style-name="N114">
      <style:table-cell-properties fo:wrap-option="wrap" style:vertical-align="automatic"/>
      <style:text-properties fo:font-size="8pt" style:font-size-asian="8pt" style:font-size-complex="8pt"/>
    </style:style>
    <style:style style:name="ce91" style:family="table-cell" style:parent-style-name="Default" style:data-style-name="N511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2" style:family="table-cell" style:parent-style-name="Default" style:data-style-name="N511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3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4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5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96" style:family="table-cell" style:parent-style-name="Hyperlink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97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100" style:family="table-cell" style:parent-style-name="Default" style:data-style-name="N0">
      <style:table-cell-properties fo:background-color="#ffffcc"/>
      <style:text-properties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01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0">
      <style:table-cell-properties fo:border-bottom="none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05" style:family="table-cell" style:parent-style-name="Default" style:data-style-name="N0">
      <style:table-cell-properties fo:border-bottom="none" fo:background-color="#ffff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0">
      <style:table-cell-properties fo:border-bottom="0.06pt solid #000000" fo:background-color="#ffff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11">
      <style:table-cell-properties fo:border-bottom="0.06pt solid #000000" fo:background-color="#ffffcc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08" style:family="table-cell" style:parent-style-name="Default" style:data-style-name="N5110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109" style:family="table-cell" style:parent-style-name="Default" style:data-style-name="N11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14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14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1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1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14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16" style:family="table-cell" style:parent-style-name="Default" style:data-style-name="N5110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511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16">
      <style:text-properties fo:font-size="9pt" style:font-size-asian="9pt" style:font-size-complex="9pt"/>
    </style:style>
    <style:style style:name="ce120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21" style:family="table-cell" style:parent-style-name="Default" style:data-style-name="N116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22" style:family="table-cell" style:parent-style-name="Default" style:data-style-name="N116">
      <style:table-cell-properties style:vertical-align="automatic"/>
      <style:text-properties fo:font-size="9pt" style:font-size-asian="9pt" style:font-size-complex="9pt"/>
    </style:style>
    <style:style style:name="ce123" style:family="table-cell" style:parent-style-name="Default" style:data-style-name="N116">
      <style:text-properties fo:font-size="9pt" fo:font-weight="bold" style:font-size-asian="9pt" style:font-weight-asian="bold" style:font-size-complex="9pt" style:font-weight-complex="bold"/>
    </style:style>
    <style:style style:name="ce124" style:family="table-cell" style:parent-style-name="Default" style:data-style-name="N11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25" style:family="table-cell" style:parent-style-name="Default" style:data-style-name="N116">
      <style:text-properties fo:color="#ff0000" fo:font-size="9pt" style:font-size-asian="9pt" style:font-size-complex="9pt"/>
    </style:style>
    <style:style style:name="ce126" style:family="table-cell" style:parent-style-name="Default" style:data-style-name="N116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27" style:family="table-cell" style:parent-style-name="Default" style:data-style-name="N116">
      <style:table-cell-properties fo:border-bottom="2.01pt solid #000000" fo:border-left="none" fo:border-right="none" fo:border-top="none" style:vertical-align="automatic"/>
      <style:text-properties fo:font-size="9pt" style:font-size-asian="9pt" style:font-size-complex="9pt"/>
    </style:style>
    <style:style style:name="ce128" style:family="table-cell" style:parent-style-name="Default" style:data-style-name="N116">
      <style:table-cell-properties fo:border="2.01pt solid #000000"/>
      <style:text-properties fo:font-size="9pt" fo:font-weight="bold" style:font-size-asian="9pt" style:font-weight-asian="bold" style:font-size-complex="9pt" style:font-weight-complex="bold"/>
    </style:style>
    <style:style style:name="ce129" style:family="table-cell" style:parent-style-name="Default" style:data-style-name="N116">
      <style:table-cell-properties fo:border-bottom="2.01pt solid #000000" fo:border-left="none" fo:border-right="none" fo:border-top="none"/>
      <style:text-properties fo:font-size="9pt" style:font-size-asian="9pt" style:font-size-complex="9pt"/>
    </style:style>
    <style:style style:name="ce13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31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2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34" style:family="table-cell" style:parent-style-name="Default" style:data-style-name="N1">
      <style:text-properties fo:font-size="9pt" fo:font-weight="bold" style:font-size-asian="9pt" style:font-weight-asian="bold" style:font-size-complex="9pt" style:font-weight-complex="bold"/>
    </style:style>
    <style:style style:name="ce135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6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37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38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39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40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42" style:family="table-cell" style:parent-style-name="Default" style:data-style-name="N3">
      <style:table-cell-properties fo:border-bottom="none" style:text-align-source="fix" style:repeat-content="false" fo:border-left="2.01pt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43" style:family="table-cell" style:parent-style-name="Default" style:data-style-name="N3">
      <style:text-properties fo:font-size="9pt" style:font-size-asian="9pt" style:font-size-complex="9pt"/>
    </style:style>
    <style:style style:name="ce144" style:family="table-cell" style:parent-style-name="Default" style:data-style-name="N0">
      <style:text-properties fo:font-size="9pt" style:font-size-asian="9pt" style:font-size-complex="9pt"/>
    </style:style>
    <style:style style:name="ce145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6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47" style:family="table-cell" style:parent-style-name="Default" style:data-style-name="N116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48" style:family="table-cell" style:parent-style-name="Default" style:data-style-name="N116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49" style:family="table-cell" style:parent-style-name="Default" style:data-style-name="N116">
      <style:table-cell-properties fo:border-bottom="2.01pt solid #000000" style:text-align-source="fix" style:repeat-content="false" fo:border-left="none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150" style:family="table-cell" style:parent-style-name="Default" style:data-style-name="N116">
      <style:table-cell-properties style:text-align-source="fix" style:repeat-content="false" fo:border="2.01pt solid #000000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 style:data-style-name="N116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52" style:family="table-cell" style:parent-style-name="Default" style:data-style-name="N116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5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5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5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15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" style:font-size-asian="9pt" style:font-name-complex="Symbol" style:font-size-complex="9pt"/>
    </style:style>
    <style:style style:name="ce157" style:family="table-cell" style:parent-style-name="Default" style:data-style-name="N116">
      <style:table-cell-properties style:text-align-source="fix" style:repeat-content="false" fo:wrap-option="wrap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58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5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60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6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6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64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65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6" style:family="table-cell" style:parent-style-name="Default" style:data-style-name="N116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6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68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169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70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71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72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73" style:family="table-cell" style:parent-style-name="Default" style:data-style-name="N3">
      <style:table-cell-properties fo:border-bottom="1.11pt double #000000" style:border-line-width-bottom="0.039cm 0.039cm 0.039cm" style:text-align-source="fix" style:repeat-content="false" fo:border-left="none" fo:padding-bottom="0.035cm" fo:padding-left="0.035cm" fo:padding-right="0.353cm" fo:padding-top="0.035cm" fo:border-right="none" fo:border-top="0.06pt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74" style:family="table-cell" style:parent-style-name="Default" style:data-style-name="N10">
      <style:text-properties fo:font-size="9pt" style:font-size-asian="9pt" style:font-size-complex="9pt"/>
    </style:style>
    <style:style style:name="ce175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76" style:family="table-cell" style:parent-style-name="Default" style:data-style-name="N119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77" style:family="table-cell" style:parent-style-name="Default" style:data-style-name="N0"/>
    <style:style style:name="ce17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" style:font-size-asian="18pt" style:font-name-complex="Verdana" style:font-size-complex="18pt"/>
    </style:style>
    <style:style style:name="ce17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" style:font-size-asian="16pt" style:font-name-complex="Verdana" style:font-size-complex="16pt"/>
    </style:style>
    <style:style style:name="ce180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6pt" style:font-name-asian="Verdana" style:font-size-asian="16pt" style:font-name-complex="Verdana" style:font-size-complex="16pt"/>
    </style:style>
    <style:style style:name="ce1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82" style:family="table-cell" style:parent-style-name="Default" style:data-style-name="N0"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18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" style:font-name-complex="Verdana"/>
    </style:style>
    <style:style style:name="ce18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" style:font-name-complex="Verdana"/>
    </style:style>
    <style:style style:name="ce185" style:family="table-cell" style:parent-style-name="Default" style:data-style-name="N0">
      <style:text-properties style:font-name="Verdana" style:font-name-asian="Verdana" style:font-name-complex="Verdana"/>
    </style:style>
    <style:style style:name="ce18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87" style:family="table-cell" style:parent-style-name="Default" style:data-style-name="N0">
      <style:table-cell-properties fo:wrap-option="wrap" style:vertical-align="automatic"/>
      <style:text-properties style:font-name="Verdana" style:font-name-asian="Verdana" style:font-name-complex="Verdana"/>
    </style:style>
    <style:style style:name="ce18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" style:font-weight-asian="bold" style:font-name-complex="Verdana" style:font-weight-complex="bold"/>
    </style:style>
    <style:style style:name="ce18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9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" style:font-name-complex="Verdana"/>
    </style:style>
    <style:style style:name="ce191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/>
    </style:style>
    <style:style style:name="ce192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93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94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95" style:family="table-cell" style:parent-style-name="Default" style:data-style-name="N0">
      <style:text-properties fo:font-weight="bold" style:font-weight-asian="bold" style:font-weight-complex="bold"/>
    </style:style>
    <style:style style:name="ce19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197" style:family="table-cell" style:parent-style-name="Default" style:data-style-name="N5110">
      <style:table-cell-properties style:text-align-source="fix" style:repeat-content="false" style:vertical-align="middle"/>
      <style:paragraph-properties fo:text-align="start" fo:margin-left="0.353cm"/>
    </style:style>
    <style:style style:name="ce198" style:family="table-cell" style:parent-style-name="Default" style:data-style-name="N121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99" style:family="table-cell" style:parent-style-name="Default" style:data-style-name="N119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00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0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02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" style:font-size-asian="16pt" style:font-name-complex="Verdana" style:font-size-complex="16pt"/>
    </style:style>
    <style:style style:name="ce203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</style:style>
    <style:style style:name="ce204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05" style:family="table-cell" style:parent-style-name="Default" style:data-style-name="N3">
      <style:text-properties style:font-name="Verdana" style:font-name-asian="Verdana" style:font-name-complex="Verdana"/>
    </style:style>
    <style:style style:name="ce206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07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08" style:family="table-cell" style:parent-style-name="Default" style:data-style-name="N0">
      <style:text-properties style:font-name="Verdana1" fo:font-weight="bold" style:font-name-asian="Verdana" style:font-weight-asian="bold" style:font-name-complex="Verdana" style:font-weight-complex="bold"/>
    </style:style>
    <style:style style:name="ce209" style:family="table-cell" style:parent-style-name="Default" style:data-style-name="N118">
      <style:table-cell-properties fo:background-color="#ffffcc"/>
      <style:text-properties fo:font-size="9pt" style:font-size-asian="9pt" style:font-size-complex="9pt"/>
    </style:style>
    <style:style style:name="ce210" style:family="table-cell" style:parent-style-name="Default" style:data-style-name="N118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11" style:family="table-cell" style:parent-style-name="Default" style:data-style-name="N118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13" style:family="table-cell" style:parent-style-name="Default" style:data-style-name="N0">
      <style:table-cell-properties fo:background-color="transparent" style:vertical-align="automatic"/>
    </style:style>
    <style:style style:name="ce214" style:family="table-cell" style:parent-style-name="Default" style:data-style-name="N118">
      <style:table-cell-properties fo:background-color="#ffffcc" style:text-align-source="fix" style:repeat-content="fals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15" style:family="table-cell" style:parent-style-name="Default" style:data-style-name="N111">
      <style:table-cell-properties fo:background-color="transparent"/>
      <style:text-properties fo:font-size="9pt" style:font-size-asian="9pt" style:font-size-complex="9pt"/>
    </style:style>
    <style:style style:name="ce216" style:family="table-cell" style:parent-style-name="Default" style:data-style-name="N111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17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218" style:family="table-cell" style:parent-style-name="Default" style:data-style-name="N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19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 style:data-style-name="N118">
      <style:table-cell-properties fo:background-color="#ffffcc"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21" style:family="table-cell" style:parent-style-name="Default" style:data-style-name="N0">
      <style:table-cell-properties fo:background-color="#ffffcc" style:vertical-align="automatic"/>
    </style:style>
    <style:style style:name="ce222" style:family="table-cell" style:parent-style-name="Default" style:data-style-name="N118">
      <style:text-properties fo:font-size="9pt" style:font-size-asian="9pt" style:font-size-complex="9pt"/>
    </style:style>
    <style:style style:name="ce223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224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25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26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227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228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229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0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31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32" style:family="table-cell" style:parent-style-name="Default" style:data-style-name="N0">
      <style:table-cell-properties fo:background-color="#ffffcc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33" style:family="table-cell" style:parent-style-name="Default" style:data-style-name="N0">
      <style:table-cell-properties fo:background-color="#ffffcc" style:text-align-source="fix" style:repeat-content="false" fo:border="0.06pt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6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7" style:family="table-cell" style:parent-style-name="Default" style:data-style-name="N0">
      <style:table-cell-properties fo:background-color="#ffffcc" style:text-align-source="fix" style:repeat-content="false" fo:border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8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9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240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1" style:family="table-cell" style:parent-style-name="Default" style:data-style-name="N0">
      <style:table-cell-properties fo:border-bottom="2.01pt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43" style:family="table-cell" style:parent-style-name="Default" style:data-style-name="N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244" style:family="table-cell" style:parent-style-name="Default" style:data-style-name="N0">
      <style:table-cell-properties fo:background-color="#ffffcc" style:vertical-align="automatic"/>
      <style:text-properties fo:font-weight="bold" style:font-weight-asian="bold" style:font-weight-complex="bold"/>
    </style:style>
    <style:style style:name="ce245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246" style:family="table-cell" style:parent-style-name="Default" style:data-style-name="N111">
      <style:table-cell-properties fo:background-color="#ffffcc"/>
      <style:text-properties fo:font-size="9pt" style:font-size-asian="9pt" style:font-size-complex="9pt"/>
    </style:style>
    <style:style style:name="ce247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48" style:family="table-cell" style:parent-style-name="Default" style:data-style-name="N111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9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50" style:family="table-cell" style:parent-style-name="Default" style:data-style-name="N0">
      <style:table-cell-properties fo:background-color="#ffff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51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2" style:family="table-cell" style:parent-style-name="Default" style:data-style-name="N111">
      <style:table-cell-properties fo:background-color="#ffffcc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53" style:family="table-cell" style:parent-style-name="Default" style:data-style-name="N5110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255" style:family="table-cell" style:parent-style-name="Default" style:data-style-name="N0">
      <style:table-cell-properties fo:border-bottom="none" fo:border-left="none" fo:border-right="0.06pt solid #000000" fo:border-top="none" style:vertical-align="automatic"/>
      <style:text-properties fo:font-size="9pt" style:font-size-asian="9pt" style:font-size-complex="9pt"/>
    </style:style>
    <style:style style:name="ce256" style:family="table-cell" style:parent-style-name="Default" style:data-style-name="N111">
      <style:table-cell-properties fo:border-bottom="none" fo:background-color="#ffffcc" style:text-align-source="fix" style:repeat-content="false" fo:border-left="none" fo:border-right="0.06pt solid #000000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57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8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259" style:family="table-cell" style:parent-style-name="Default" style:data-style-name="N118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60" style:family="table-cell" style:parent-style-name="Default" style:data-style-name="N3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261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62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3" style:family="table-cell" style:parent-style-name="Default" style:data-style-name="N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4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5" style:family="table-cell" style:parent-style-name="Default" style:data-style-name="N3">
      <style:table-cell-properties fo:border="0.06pt solid #000000"/>
      <style:text-properties fo:font-size="9pt" style:font-size-asian="9pt" style:font-size-complex="9pt"/>
    </style:style>
    <style:style style:name="ce266" style:family="table-cell" style:parent-style-name="Default" style:data-style-name="N3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67" style:family="table-cell" style:parent-style-name="Default" style:data-style-name="N0">
      <style:table-cell-properties fo:background-color="#ffffcc" style:vertical-align="middle"/>
      <style:text-properties fo:font-weight="bold" style:font-weight-asian="bold" style:font-weight-complex="bold"/>
    </style:style>
    <style:style style:name="ce268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9" style:family="table-cell" style:parent-style-name="Default" style:data-style-name="N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70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7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</style:style>
    <style:style style:name="ce272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6pt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273" style:family="table-cell" style:parent-style-name="Default" style:data-style-name="N3">
      <style:table-cell-properties fo:background-color="#ffffff" fo:border="0.06pt solid #000000" style:vertical-align="automatic"/>
      <style:text-properties fo:font-size="9pt" style:font-size-asian="9pt" style:font-size-complex="9pt"/>
    </style:style>
    <style:style style:name="ce274" style:family="table-cell" style:parent-style-name="Default" style:data-style-name="N116">
      <style:table-cell-properties fo:background-color="#ffffff" fo:border="0.06pt solid #000000" style:vertical-align="automatic"/>
      <style:text-properties fo:font-size="9pt" style:font-size-asian="9pt" style:font-size-complex="9pt"/>
    </style:style>
    <style:style style:name="ce275" style:family="table-cell" style:parent-style-name="Default" style:data-style-name="N4">
      <style:table-cell-properties fo:background-color="#ffffcc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76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77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</style:style>
    <style:style style:name="ce27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79" style:family="table-cell" style:parent-style-name="Default" style:data-style-name="N3">
      <style:table-cell-properties fo:background-color="transparent"/>
      <style:text-properties fo:font-size="9pt" style:font-size-asian="9pt" style:font-size-complex="9pt"/>
    </style:style>
    <style:style style:name="ce280" style:family="table-cell" style:parent-style-name="Default" style:data-style-name="N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81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82" style:family="table-cell" style:parent-style-name="Default" style:data-style-name="N3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83" style:family="table-cell" style:parent-style-name="Default" style:data-style-name="N116">
      <style:table-cell-properties fo:border="0.06pt solid #000000"/>
      <style:text-properties fo:font-size="9pt" style:font-size-asian="9pt" style:font-size-complex="9pt"/>
    </style:style>
    <style:style style:name="ce284" style:family="table-cell" style:parent-style-name="Default" style:data-style-name="N116">
      <style:table-cell-properties fo:background-color="#ffffcc"/>
      <style:text-properties fo:font-size="9pt" style:font-size-asian="9pt" style:font-size-complex="9pt"/>
    </style:style>
    <style:style style:name="ce285" style:family="table-cell" style:parent-style-name="Default" style:data-style-name="N3">
      <style:table-cell-properties fo:background-color="#ffffcc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286" style:family="table-cell" style:parent-style-name="Default" style:data-style-name="N116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87" style:family="table-cell" style:parent-style-name="Default" style:data-style-name="N116">
      <style:table-cell-properties fo:background-color="#ffffff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88" style:family="table-cell" style:parent-style-name="Default" style:data-style-name="N4">
      <style:table-cell-properties fo:border="2.01pt solid #000000" style:vertical-align="automatic"/>
      <style:text-properties fo:font-weight="bold" style:font-weight-asian="bold" style:font-weight-complex="bold"/>
    </style:style>
    <style:style style:name="ce289" style:family="table-cell" style:parent-style-name="Default" style:data-style-name="N4">
      <style:table-cell-properties fo:background-color="#ffffff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90" style:family="table-cell" style:parent-style-name="Default" style:data-style-name="N114">
      <style:table-cell-properties fo:background-color="#ffffff" fo:border="2.01pt solid #000000"/>
      <style:text-properties fo:font-weight="bold" style:font-weight-asian="bold" style:font-weight-complex="bold"/>
    </style:style>
    <style:style style:name="ce291" style:family="table-cell" style:parent-style-name="Default" style:data-style-name="N3">
      <style:table-cell-properties fo:background-color="transparent" fo:border="0.06pt solid #000000"/>
      <style:text-properties fo:font-size="9pt" style:font-size-asian="9pt" style:font-size-complex="9pt"/>
    </style:style>
    <style:style style:name="ce292" style:family="table-cell" style:parent-style-name="Default" style:data-style-name="N3">
      <style:table-cell-properties fo:background-color="transparent" fo:border="2.01pt solid #000000" style:vertical-align="middle"/>
      <style:text-properties fo:font-weight="bold" style:font-weight-asian="bold" style:font-weight-complex="bold"/>
    </style:style>
    <style:style style:name="ce293" style:family="table-cell" style:parent-style-name="Default" style:data-style-name="N0">
      <style:table-cell-properties style:vertical-align="automatic"/>
    </style:style>
    <style:style style:name="ce294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95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296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97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298" style:family="table-cell" style:parent-style-name="Default" style:data-style-name="N0">
      <style:table-cell-properties fo:background-color="#ccffff"/>
    </style:style>
    <style:style style:name="ce299" style:family="table-cell" style:parent-style-name="Default" style:data-style-name="N0">
      <style:table-cell-properties fo:background-color="#ffffff" style:vertical-align="automatic"/>
    </style:style>
    <style:style style:name="ce300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30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02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303" style:family="table-cell" style:parent-style-name="Default" style:data-style-name="N0">
      <style:table-cell-properties fo:background-color="#666699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04" style:family="table-cell" style:parent-style-name="Default" style:data-style-name="N0">
      <style:table-cell-properties fo:background-color="#ccffff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305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306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307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30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309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310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311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13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314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15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316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317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318" style:family="table-cell" style:parent-style-name="Default" style:data-style-name="N0">
      <style:table-cell-properties style:text-align-source="fix" style:repeat-content="false" fo:background-color="transparent" fo:border="0.06pt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19" style:family="table-cell" style:parent-style-name="Default" style:data-style-name="N1">
      <style:table-cell-properties style:text-align-source="fix" style:repeat-content="false" fo:background-color="transparent" fo:border="0.06pt solid #008080" fo:padding-bottom="0.035cm" fo:padding-left="0.035cm" fo:padding-right="0.706cm" fo:padding-top="0.035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20" style:family="table-cell" style:parent-style-name="Default" style:data-style-name="N0">
      <style:table-cell-properties fo:border-bottom="none" style:text-align-source="fix" style:repeat-content="false" fo:background-color="transparent" fo:border-left="0.06pt solid #008080" fo:border-right="0.06pt solid #008080" fo:border-top="0.06pt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21" style:family="table-cell" style:parent-style-name="Default" style:data-style-name="N0">
      <style:table-cell-properties fo:border-bottom="0.06pt solid #008080" style:text-align-source="fix" style:repeat-content="false" fo:background-color="transparent" fo:border-left="0.06pt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22" style:family="table-cell" style:parent-style-name="Default" style:data-style-name="N120">
      <style:table-cell-properties style:text-align-source="fix" style:repeat-content="false" fo:background-color="transparent" fo:border="0.06pt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23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324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325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6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27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28" style:family="table-cell" style:parent-style-name="Default" style:data-style-name="N0">
      <style:table-cell-properties fo:background-color="#ccffff" style:text-align-source="fix" style:repeat-content="false" fo:border="0.06pt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329" style:family="table-cell" style:parent-style-name="Default" style:data-style-name="N0">
      <style:table-cell-properties fo:background-color="#666699" style:text-align-source="fix" style:repeat-content="false" fo:border="0.06pt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30" style:family="table-cell" style:parent-style-name="Default" style:data-style-name="N0">
      <style:table-cell-properties fo:border-bottom="none" fo:background-color="#666699" style:text-align-source="fix" style:repeat-content="false" fo:border-left="0.06pt solid #008080" fo:border-right="none" fo:border-top="0.06pt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31" style:family="table-cell" style:parent-style-name="Default" style:data-style-name="N0">
      <style:table-cell-properties fo:border-bottom="none" fo:background-color="transparent" fo:border-left="0.06pt solid #008080" fo:border-right="0.06pt solid #008080" fo:border-top="none" style:vertical-align="automatic"/>
      <style:text-properties fo:font-size="9pt" style:font-size-asian="9pt" style:font-size-complex="9pt"/>
    </style:style>
    <style:style style:name="ce332" style:family="table-cell" style:parent-style-name="Default" style:data-style-name="N0">
      <style:table-cell-properties fo:border-bottom="0.06pt solid #008080" fo:background-color="transparent" fo:border-left="0.06pt solid #008080" fo:border-right="none" fo:border-top="none" style:vertical-align="automatic"/>
      <style:text-properties fo:font-size="9pt" style:font-size-asian="9pt" style:font-size-complex="9pt"/>
    </style:style>
    <style:style style:name="ce333" style:family="table-cell" style:parent-style-name="Default" style:data-style-name="N0">
      <style:table-cell-properties fo:border-bottom="0.06pt solid #008080" fo:background-color="#ffffff" style:text-align-source="fix" style:repeat-content="false" fo:border-left="0.06pt solid #008080" fo:border-right="0.06pt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334" style:family="table-cell" style:parent-style-name="Default" style:data-style-name="N0">
      <style:table-cell-properties fo:background-color="#ffffff" fo:border="0.06pt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35" style:family="table-cell" style:parent-style-name="Default" style:data-style-name="N0">
      <style:table-cell-properties style:text-align-source="fix" style:repeat-content="false" fo:background-color="transparent" fo:border="0.06pt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33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3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38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339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40" style:family="table-cell" style:parent-style-name="Default" style:data-style-name="N1">
      <style:table-cell-properties style:text-align-source="fix" style:repeat-content="false" fo:background-color="transparent" fo:border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41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342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343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44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345" style:family="table-cell" style:parent-style-name="Default" style:data-style-name="N0">
      <style:table-cell-properties fo:background-color="#ffffff" fo:border="0.06pt solid #008080" style:vertical-align="automatic"/>
      <style:text-properties fo:font-size="9pt" style:font-size-asian="9pt" style:font-size-complex="9pt"/>
    </style:style>
    <style:style style:name="ce346" style:family="table-cell" style:parent-style-name="Default" style:data-style-name="N0">
      <style:table-cell-properties fo:border-bottom="none" fo:background-color="transparent" fo:border-left="none" fo:border-right="0.06pt solid #008080" fo:border-top="0.06pt solid #008080" style:vertical-align="automatic"/>
      <style:text-properties fo:font-size="9pt" style:font-size-asian="9pt" style:font-size-complex="9pt"/>
    </style:style>
    <style:style style:name="ce347" style:family="table-cell" style:parent-style-name="Default" style:data-style-name="N0">
      <style:table-cell-properties fo:border-bottom="none" fo:background-color="transparent" fo:border-left="0.06pt solid #008080" fo:border-right="0.06pt solid #008080" fo:border-top="0.06pt solid #008080" style:vertical-align="automatic"/>
      <style:text-properties fo:font-size="9pt" style:font-size-asian="9pt" style:font-size-complex="9pt"/>
    </style:style>
    <style:style style:name="ce348" style:family="table-cell" style:parent-style-name="Default" style:data-style-name="N0">
      <style:table-cell-properties fo:background-color="#ffffff" fo:border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49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350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351" style:family="table-cell" style:parent-style-name="Default" style:data-style-name="N0">
      <style:table-cell-properties fo:background-color="#ffffff" fo:border="0.06pt solid #008080"/>
      <style:text-properties fo:font-size="9pt" style:font-size-asian="9pt" style:font-size-complex="9pt"/>
    </style:style>
    <style:style style:name="ce352" style:family="table-cell" style:parent-style-name="Default" style:data-style-name="N0">
      <style:table-cell-properties style:text-align-source="fix" style:repeat-content="false" fo:background-color="transparent" fo:border="2.01pt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53" style:family="table-cell" style:parent-style-name="Default" style:data-style-name="N0">
      <style:table-cell-properties fo:border-bottom="none" fo:border-left="none" fo:border-right="none" fo:border-top="2.01pt solid #0000ff" style:vertical-align="automatic"/>
    </style:style>
    <style:style style:name="ce354" style:family="table-cell" style:parent-style-name="Default" style:data-style-name="N0">
      <style:table-cell-properties fo:border="0.06pt solid #008080" style:vertical-align="automatic"/>
      <style:text-properties fo:font-size="9pt" style:font-size-asian="9pt" style:font-size-complex="9pt"/>
    </style:style>
    <style:style style:name="ce355" style:family="table-cell" style:parent-style-name="Default" style:data-style-name="N0">
      <style:table-cell-properties fo:background-color="#ccffff" style:vertical-align="automatic"/>
    </style:style>
    <style:style style:name="ce35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35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35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59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60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361" style:family="table-cell" style:parent-style-name="Default" style:data-style-name="N0">
      <style:table-cell-properties fo:border-bottom="0.06pt solid #008080" fo:background-color="#ffffff" style:text-align-source="fix" style:repeat-content="false" fo:border-left="0.06pt solid #008080" fo:border-right="none" fo:border-top="0.06pt solid #008080" style:vertical-align="automatic"/>
      <style:paragraph-properties fo:text-align="center"/>
      <style:text-properties fo:font-size="9pt" style:font-size-asian="9pt" style:font-size-complex="9pt"/>
    </style:style>
    <style:style style:name="ce362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363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364" style:family="table-cell" style:parent-style-name="Default" style:data-style-name="N3">
      <style:table-cell-properties fo:border-bottom="0.06pt solid #008080" fo:background-color="#ffffff" fo:border-left="none" fo:border-right="0.06pt solid #008080" fo:border-top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65" style:family="table-cell" style:parent-style-name="Default" style:data-style-name="N0">
      <style:table-cell-properties fo:background-color="#ffffff" style:text-align-source="fix" style:repeat-content="false" fo:border="0.06pt solid #008080" style:vertical-align="middle"/>
      <style:paragraph-properties fo:text-align="center"/>
      <style:text-properties fo:font-size="9pt" style:font-size-asian="9pt" style:font-size-complex="9pt"/>
    </style:style>
    <style:style style:name="ce366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367" style:family="table-cell" style:parent-style-name="Default" style:data-style-name="N0">
      <style:table-cell-properties fo:border-bottom="0.06pt solid #008080" fo:background-color="#ffffff" style:text-align-source="fix" style:repeat-content="false" fo:border-left="0.06pt solid #008080" fo:border-right="none" fo:border-top="0.06pt solid #008080" style:vertical-align="middle"/>
      <style:paragraph-properties fo:text-align="center"/>
      <style:text-properties fo:font-size="9pt" style:font-size-asian="9pt" style:font-size-complex="9pt"/>
    </style:style>
    <style:style style:name="ce368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 style:vertical-align="automatic"/>
      <style:text-properties fo:font-size="9pt" style:font-size-asian="9pt" style:font-size-complex="9pt"/>
    </style:style>
    <style:style style:name="ce369" style:family="table-cell" style:parent-style-name="Default" style:data-style-name="N0">
      <style:table-cell-properties fo:border-bottom="0.06pt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70" style:family="table-cell" style:parent-style-name="Default" style:data-style-name="N0">
      <style:table-cell-properties fo:background-color="transparent" fo:border="0.06pt solid #008080"/>
      <style:text-properties fo:font-size="9pt" style:font-size-asian="9pt" style:font-size-complex="9pt"/>
    </style:style>
    <style:style style:name="ce371" style:family="table-cell" style:parent-style-name="Default" style:data-style-name="N0">
      <style:table-cell-properties fo:border-bottom="0.06pt solid #008080" style:text-align-source="fix" style:repeat-content="false" fo:background-color="transparent" fo:border-left="0.06pt solid #008080" fo:border-right="none" fo:border-top="0.06pt solid #008080" style:vertical-align="automatic"/>
      <style:paragraph-properties fo:text-align="center"/>
      <style:text-properties fo:font-size="9pt" style:font-size-asian="9pt" style:font-size-complex="9pt"/>
    </style:style>
    <style:style style:name="ce372" style:family="table-cell" style:parent-style-name="Default" style:data-style-name="N2">
      <style:table-cell-properties fo:border-bottom="0.06pt solid #008080" fo:background-color="#ffffff" style:text-align-source="fix" style:repeat-content="false" fo:border-left="0.06pt solid #008080" fo:border-right="none" fo:border-top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3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6pt" style:font-size-asian="16pt" style:font-size-complex="16pt"/>
    </style:style>
    <style:style style:name="ce374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75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76" style:family="table-cell" style:parent-style-name="Default" style:data-style-name="N0">
      <style:table-cell-properties fo:background-color="#00ffff" style:text-align-source="fix" style:repeat-content="false" fo:border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7" style:family="table-cell" style:parent-style-name="Default" style:data-style-name="N0">
      <style:table-cell-properties fo:border-bottom="0.06pt solid #008080" fo:background-color="#ffffff" fo:border-left="none" fo:border-right="none" fo:border-top="0.06pt solid #008080"/>
      <style:text-properties fo:font-size="9pt" style:font-size-asian="9pt" style:font-size-complex="9pt"/>
    </style:style>
    <style:style style:name="ce378" style:family="table-cell" style:parent-style-name="Default" style:data-style-name="N0">
      <style:table-cell-properties fo:background-color="transparent" fo:border="0.06pt solid #008080" style:vertical-align="automatic"/>
      <style:text-properties fo:font-size="9pt" style:font-size-asian="9pt" style:font-size-complex="9pt"/>
    </style:style>
    <style:style style:name="ce379" style:family="table-cell" style:parent-style-name="Default" style:data-style-name="N0">
      <style:table-cell-properties fo:border-bottom="0.06pt solid #008080" fo:background-color="transparent" fo:border-left="none" fo:border-right="0.06pt solid #008080" fo:border-top="none" style:vertical-align="automatic"/>
      <style:text-properties fo:font-size="9pt" style:font-size-asian="9pt" style:font-size-complex="9pt"/>
    </style:style>
    <style:style style:name="ce380" style:family="table-cell" style:parent-style-name="Default" style:data-style-name="N0">
      <style:table-cell-properties style:text-align-source="fix" style:repeat-content="false" fo:background-color="transparent" fo:border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81" style:family="table-cell" style:parent-style-name="Default" style:data-style-name="N0">
      <style:table-cell-properties fo:border-bottom="0.06pt solid #008080" fo:background-color="#ffffff" fo:border-left="none" fo:border-right="none" fo:border-top="0.06pt solid #008080" style:vertical-align="automatic"/>
      <style:text-properties fo:font-size="9pt" style:font-size-asian="9pt" style:font-size-complex="9pt"/>
    </style:style>
    <style:style style:name="ce382" style:family="table-cell" style:parent-style-name="Default" style:data-style-name="N3">
      <style:table-cell-properties fo:border-bottom="0.06pt solid #008080" fo:background-color="#ffffff" style:text-align-source="fix" style:repeat-content="false" fo:border-left="none" fo:padding-bottom="0.035cm" fo:padding-left="0.035cm" fo:padding-right="0.353cm" fo:padding-top="0.035cm" fo:border-right="0.06pt solid #008080" fo:border-top="0.06pt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83" style:family="table-cell" style:parent-style-name="Default" style:data-style-name="N1">
      <style:table-cell-properties fo:border-bottom="0.06pt solid #008080" fo:background-color="#ffffff" style:text-align-source="fix" style:repeat-content="false" fo:border-left="none" fo:border-right="0.06pt solid #008080" fo:border-top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84" style:family="table-cell" style:parent-style-name="Default" style:data-style-name="N0">
      <style:table-cell-properties fo:border-bottom="0.06pt solid #008080" fo:background-color="#ffffff" style:text-align-source="fix" style:repeat-content="false" fo:border-left="none" fo:border-right="0.06pt solid #008080" fo:border-top="0.06pt solid #00808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86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387" style:family="table-cell" style:parent-style-name="Default" style:data-style-name="N0">
      <style:table-cell-properties fo:border-bottom="0.06pt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88" style:family="table-cell" style:parent-style-name="Default" style:data-style-name="N0">
      <style:table-cell-properties fo:background-color="transparent" fo:border="0.06pt solid #008000"/>
      <style:text-properties fo:font-size="9pt" style:font-size-asian="9pt" style:font-size-complex="9pt"/>
    </style:style>
    <style:style style:name="ce389" style:family="table-cell" style:parent-style-name="Default" style:data-style-name="N0">
      <style:table-cell-properties fo:border-bottom="0.06pt solid #008000" fo:background-color="transparent" fo:border-left="0.06pt solid #008000" fo:border-right="2.49pt solid #33cccc" fo:border-top="0.06pt solid #008000" style:vertical-align="automatic"/>
      <style:text-properties fo:font-size="9pt" style:font-size-asian="9pt" style:font-size-complex="9pt"/>
    </style:style>
    <style:style style:name="ce390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391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92" style:family="table-cell" style:parent-style-name="Default" style:data-style-name="N0">
      <style:table-cell-properties fo:border-bottom="0.06pt solid #008000" fo:background-color="transparent" fo:border-left="none" fo:border-right="0.06pt solid #008000" fo:border-top="0.06pt solid #008000"/>
      <style:text-properties fo:font-size="9pt" style:font-size-asian="9pt" style:font-size-complex="9pt"/>
    </style:style>
    <style:style style:name="ce393" style:family="table-cell" style:parent-style-name="Default" style:data-style-name="N0">
      <style:table-cell-properties fo:background-color="#ffffff" style:text-align-source="fix" style:repeat-content="false" fo:border="0.06pt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94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395" style:family="table-cell" style:parent-style-name="Default" style:data-style-name="N0">
      <style:table-cell-properties fo:border-bottom="0.06pt solid #008000" fo:background-color="transparent" fo:border-left="0.06pt solid #008000" fo:border-right="2.49pt solid #33cccc" fo:border-top="0.06pt solid #008000"/>
      <style:text-properties fo:font-size="9pt" style:font-size-asian="9pt" style:font-size-complex="9pt"/>
    </style:style>
    <style:style style:name="ce396" style:family="table-cell" style:parent-style-name="Default" style:data-style-name="N4">
      <style:table-cell-properties fo:border-bottom="0.06pt solid #008080" fo:background-color="#ffffff" fo:border-left="none" fo:border-right="none" fo:border-top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97" style:family="table-cell" style:parent-style-name="Default" style:data-style-name="N0">
      <style:table-cell-properties fo:border-bottom="0.06pt solid #008080" style:text-align-source="fix" style:repeat-content="false" fo:background-color="transparent" fo:border-left="none" fo:border-right="0.06pt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98" style:family="table-cell" style:parent-style-name="Default" style:data-style-name="N3">
      <style:table-cell-properties fo:border-bottom="0.06pt solid #008080" fo:background-color="#ffffff" style:text-align-source="fix" style:repeat-content="false" fo:border-left="none" fo:padding-bottom="0.035cm" fo:padding-left="0.035cm" fo:padding-right="0.353cm" fo:padding-top="0.035cm" fo:border-right="none" fo:border-top="0.06pt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99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 style:vertical-align="automatic"/>
      <style:text-properties fo:color="#ff0000" fo:font-size="11pt" style:font-size-asian="11pt" style:font-size-complex="11pt"/>
    </style:style>
    <style:style style:name="ce400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401" style:family="table-cell" style:parent-style-name="Default" style:data-style-name="N0">
      <style:table-cell-properties fo:border-bottom="0.06pt solid #008080" fo:background-color="#ffffff" fo:border-left="0.06pt solid #008080" fo:border-right="2.49pt solid #33cccc" fo:border-top="0.06pt solid #008080"/>
      <style:text-properties fo:font-size="9pt" style:font-size-asian="9pt" style:font-size-complex="9pt"/>
    </style:style>
    <style:style style:name="ce402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/>
      <style:text-properties fo:font-size="9pt" style:font-size-asian="9pt" style:font-size-complex="9pt"/>
    </style:style>
    <style:style style:name="ce403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404" style:family="table-cell" style:parent-style-name="Default" style:data-style-name="N0">
      <style:table-cell-properties style:text-align-source="fix" style:repeat-content="false" fo:background-color="transparent" fo:border="0.06pt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05" style:family="table-cell" style:parent-style-name="Default" style:data-style-name="N0">
      <style:table-cell-properties fo:border-bottom="none" fo:background-color="#ccffff" fo:border-left="0.06pt solid #008080" fo:border-right="none" fo:border-top="none" style:vertical-align="automatic"/>
    </style:style>
    <style:style style:name="ce406" style:family="table-cell" style:parent-style-name="Default" style:data-style-name="N0">
      <style:table-cell-properties fo:background-color="transparent"/>
    </style:style>
    <style:style style:name="ce407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408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409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410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411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12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13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414" style:family="table-cell" style:parent-style-name="Default" style:data-style-name="N0">
      <style:table-cell-properties fo:border-bottom="none" fo:background-color="#ffffcc" fo:border-left="2.01pt solid #000000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5" style:family="table-cell" style:parent-style-name="Default" style:data-style-name="N0">
      <style:table-cell-properties fo:border-bottom="none" fo:background-color="#ffffcc" fo:wrap-option="wrap" fo:border-left="2.01pt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6" style:family="table-cell" style:parent-style-name="Default" style:data-style-name="N0">
      <style:table-cell-properties fo:border-bottom="none" fo:background-color="#ffffcc" fo:border-left="2.01pt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7" style:family="table-cell" style:parent-style-name="Default" style:data-style-name="N0">
      <style:table-cell-properties fo:border-bottom="2.01pt solid #000000" fo:background-color="#ffffcc" fo:border-left="2.01pt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8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9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0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6pt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421" style:family="table-cell" style:parent-style-name="Default" style:data-style-name="N112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423" style:family="table-cell" style:parent-style-name="Default" style:data-style-name="N0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4" style:family="table-cell" style:parent-style-name="Default" style:data-style-name="N114">
      <style:table-cell-properties fo:border-bottom="none" fo:background-color="#ffffcc" fo:border-left="none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5" style:family="table-cell" style:parent-style-name="Default" style:data-style-name="N114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6" style:family="table-cell" style:parent-style-name="Default" style:data-style-name="N114">
      <style:table-cell-properties fo:border-bottom="2.01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7" style:family="table-cell" style:parent-style-name="Default" style:data-style-name="N0">
      <style:table-cell-properties fo:border-bottom="none" fo:background-color="#ffffcc" fo:border-left="none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8" style:family="table-cell" style:parent-style-name="Default" style:data-style-name="N0">
      <style:table-cell-properties fo:border-bottom="2.01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0" style:family="table-cell" style:parent-style-name="Default" style:data-style-name="N0">
      <style:table-cell-properties fo:border-bottom="none" fo:background-color="#ffffcc" fo:border-left="none" fo:border-right="2.01pt solid #000000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1" style:family="table-cell" style:parent-style-name="Default" style:data-style-name="N0">
      <style:table-cell-properties fo:border-bottom="none" fo:background-color="#ffffcc" fo:wrap-option="wrap" fo:border-left="none" fo:border-right="2.01pt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2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3" style:family="table-cell" style:parent-style-name="Default" style:data-style-name="N0">
      <style:table-cell-properties fo:border-bottom="2.01pt solid #000000" fo:background-color="#ffffcc" fo:border-left="none" fo:border-right="2.01pt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4" style:family="table-cell" style:parent-style-name="Default" style:data-style-name="N0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5" style:family="table-cell" style:parent-style-name="Default" style:data-style-name="N111">
      <style:table-cell-properties fo:border-bottom="none" fo:background-color="#ffffcc" fo:border-left="none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6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7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8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9" style:family="table-cell" style:parent-style-name="Default" style:data-style-name="N11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0" style:family="table-cell" style:parent-style-name="Default" style:data-style-name="N111">
      <style:table-cell-properties fo:background-color="#ffffcc" style:text-align-source="fix" style:repeat-content="false" fo:border="0.06pt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1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2" style:family="table-cell" style:parent-style-name="Default" style:data-style-name="N111">
      <style:table-cell-properties fo:border-bottom="2.01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3" style:family="table-cell" style:parent-style-name="Default" style:data-style-name="N111">
      <style:text-properties style:font-name="Times New Roman1" fo:font-size="9pt" style:font-name-asian="Times New Roman" style:font-size-asian="9pt" style:font-name-complex="Times New Roman" style:font-size-complex="9pt"/>
    </style:style>
    <style:style style:name="ce444" style:family="table-cell" style:parent-style-name="Default" style:data-style-name="N11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5" style:family="table-cell" style:parent-style-name="Default" style:data-style-name="N111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6" style:family="table-cell" style:parent-style-name="Default" style:data-style-name="N116">
      <style:table-cell-properties fo:border-bottom="none" fo:background-color="#ffffcc" fo:border-left="none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7" style:family="table-cell" style:parent-style-name="Default" style:data-style-name="N116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8" style:family="table-cell" style:parent-style-name="Default" style:data-style-name="N116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9" style:family="table-cell" style:parent-style-name="Default" style:data-style-name="N116">
      <style:text-properties style:font-name="Times New Roman1" fo:font-size="9pt" style:font-name-asian="Times New Roman" style:font-size-asian="9pt" style:font-name-complex="Times New Roman" style:font-size-complex="9pt"/>
    </style:style>
    <style:style style:name="ce450" style:family="table-cell" style:parent-style-name="Default" style:data-style-name="N11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1" style:family="table-cell" style:parent-style-name="Default" style:data-style-name="N116">
      <style:table-cell-properties fo:background-color="#ffffcc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2" style:family="table-cell" style:parent-style-name="Default" style:data-style-name="N116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3" style:family="table-cell" style:parent-style-name="Default" style:data-style-name="N116">
      <style:table-cell-properties fo:border-bottom="2.01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4" style:family="table-cell" style:parent-style-name="Default" style:data-style-name="N116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5" style:family="table-cell" style:parent-style-name="Default" style:data-style-name="N116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6" style:family="table-cell" style:parent-style-name="Default" style:data-style-name="N116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7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8" style:family="table-cell" style:parent-style-name="Default" style:data-style-name="N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9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0" style:family="table-cell" style:parent-style-name="Default" style:data-style-name="N1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1" style:family="table-cell" style:parent-style-name="Default" style:data-style-name="N10">
      <style:table-cell-properties fo:border-bottom="none" fo:background-color="#ffffcc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2" style:family="table-cell" style:parent-style-name="Default" style:data-style-name="N1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3" style:family="table-cell" style:parent-style-name="Default" style:data-style-name="N10">
      <style:table-cell-properties fo:border-bottom="2.01pt solid #000000" fo:background-color="#ffffcc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4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5" style:family="table-cell" style:parent-style-name="Default" style:data-style-name="N116">
      <style:table-cell-properties fo:border-bottom="none" fo:background-color="#ffffcc" fo:wrap-option="wrap" fo:border-left="none" fo:border-right="0.06pt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6" style:family="table-cell" style:parent-style-name="Default" style:data-style-name="N116">
      <style:table-cell-properties fo:border-bottom="none" fo:background-color="#ffffcc" fo:border-left="none" fo:border-right="0.06pt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7" style:family="table-cell" style:parent-style-name="Default" style:data-style-name="N116">
      <style:table-cell-properties fo:border-bottom="2.01pt solid #000000" fo:background-color="#ffffcc" fo:border-left="none" fo:border-right="0.06pt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8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9" style:family="table-cell" style:parent-style-name="Default" style:data-style-name="N116">
      <style:table-cell-properties fo:border-bottom="none" fo:border-left="none" fo:border-right="0.06pt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0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1" style:family="table-cell" style:parent-style-name="Default" style:data-style-name="N116">
      <style:table-cell-properties fo:border-bottom="0.06pt solid #000000" fo:background-color="#ffffcc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2" style:family="table-cell" style:parent-style-name="Default" style:data-style-name="N116">
      <style:table-cell-properties fo:border-bottom="none" fo:background-color="#ffffcc" fo:border-left="2.01pt solid #000000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3" style:family="table-cell" style:parent-style-name="Default" style:data-style-name="N116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4" style:family="table-cell" style:parent-style-name="Default" style:data-style-name="N116">
      <style:table-cell-properties fo:border-bottom="none" fo:background-color="#ffffcc" fo:wrap-option="wrap" fo:border-left="2.01pt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5" style:family="table-cell" style:parent-style-name="Default" style:data-style-name="N116">
      <style:table-cell-properties fo:border-bottom="none" fo:background-color="#ffffcc" fo:border-left="2.01pt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6" style:family="table-cell" style:parent-style-name="Default" style:data-style-name="N116">
      <style:table-cell-properties fo:border-bottom="2.01pt solid #000000" fo:background-color="#ffffcc" fo:border-left="2.01pt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7" style:family="table-cell" style:parent-style-name="Default" style:data-style-name="N116">
      <style:table-cell-properties fo:background-color="#ffffcc" fo:border="0.06pt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8" style:family="table-cell" style:parent-style-name="Default" style:data-style-name="N116">
      <style:table-cell-properties fo:background-color="transparent" fo:border="0.06pt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9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2.01pt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0" style:family="table-cell" style:parent-style-name="Default" style:data-style-name="N0">
      <style:table-cell-properties fo:border-bottom="none" fo:background-color="#ffffcc" fo:border-left="2.01pt solid #000000" fo:border-right="none" fo:border-top="2.01pt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1" style:family="table-cell" style:parent-style-name="Default" style:data-style-name="N0">
      <style:table-cell-properties fo:border-bottom="0.06pt solid #000000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82" style:family="table-cell" style:parent-style-name="Default" style:data-style-name="N0">
      <style:table-cell-properties fo:border-bottom="0.06pt solid #000000" fo:background-color="#ffffcc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483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4" style:family="table-cell" style:parent-style-name="Default" style:data-style-name="N0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start" fo:margin-left="0.353cm"/>
      <style:text-properties fo:color="#003366"/>
    </style:style>
    <style:style style:name="ce485" style:family="table-cell" style:parent-style-name="Default" style:data-style-name="N0">
      <style:table-cell-properties fo:border-bottom="none" fo:background-color="#ffffcc" fo:border-left="2.01pt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6" style:family="table-cell" style:parent-style-name="Default" style:data-style-name="N0">
      <style:table-cell-properties fo:border-bottom="2.01pt solid #000000" fo:background-color="#ffffcc" fo:border-left="2.01pt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7" style:family="table-cell" style:parent-style-name="Default" style:data-style-name="N0">
      <style:table-cell-properties fo:border-bottom="none" fo:background-color="#ffffcc" fo:border-left="none" fo:border-right="none" fo:border-top="2.01pt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489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90" style:family="table-cell" style:parent-style-name="Default" style:data-style-name="N0">
      <style:table-cell-properties fo:border-bottom="2.01pt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9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2" style:family="table-cell" style:parent-style-name="Default" style:data-style-name="N0">
      <style:table-cell-properties fo:background-color="#ffffcc" style:cell-protect="protected formula-hidden" style:print-content="true"/>
      <style:text-properties fo:font-size="9pt" style:font-size-asian="9pt" style:font-size-complex="9pt"/>
    </style:style>
    <style:style style:name="ce493" style:family="table-cell" style:parent-style-name="Default" style:data-style-name="N0">
      <style:table-cell-properties style:cell-protect="protected formula-hidden" style:print-content="true"/>
      <style:text-properties fo:font-size="9pt" style:font-size-asian="9pt" style:font-size-complex="9pt"/>
    </style:style>
    <style:style style:name="ce494" style:family="table-cell" style:parent-style-name="Default" style:data-style-name="N11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5" style:family="table-cell" style:parent-style-name="Default" style:data-style-name="N111">
      <style:table-cell-properties fo:border-bottom="none" style:cell-protect="protected formula-hidden" style:print-content="true" style:text-align-source="fix" style:repeat-content="false" fo:background-color="transparent" fo:border-left="2.01pt solid #000000" fo:border-right="2.01pt solid #000000" fo:border-top="2.01pt solid #000000" style:vertical-align="automatic"/>
      <style:paragraph-properties fo:text-align="center"/>
      <style:text-properties fo:font-size="8pt" style:font-size-asian="8pt" style:font-size-complex="8pt"/>
    </style:style>
    <style:style style:name="ce496" style:family="table-cell" style:parent-style-name="Default" style:data-style-name="N111">
      <style:table-cell-properties fo:border-bottom="none" style:cell-protect="protected formula-hidden" style:print-content="true" style:text-align-source="fix" style:repeat-content="false" fo:background-color="transparent" fo:border-left="2.01pt solid #000000" fo:border-right="2.01pt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97" style:family="table-cell" style:parent-style-name="Default" style:data-style-name="N111">
      <style:table-cell-properties fo:border-bottom="2.01pt solid #000000" style:cell-protect="protected formula-hidden" style:print-content="true" style:text-align-source="fix" style:repeat-content="false" fo:background-color="transparent" fo:border-left="2.01pt solid #000000" fo:border-right="2.01pt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98" style:family="table-cell" style:parent-style-name="Default" style:data-style-name="N111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9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9pt" style:font-size-asian="9pt" style:font-size-complex="9pt"/>
    </style:style>
    <style:style style:name="ce500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2" style:family="table-cell" style:parent-style-name="Default" style:data-style-name="N0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503" style:family="table-cell" style:parent-style-name="Default" style:data-style-name="N0">
      <style:table-cell-properties style:cell-protect="protected formula-hidden" style:print-content="true" fo:background-color="transparent"/>
      <style:text-properties fo:font-size="9pt" style:font-size-asian="9pt" style:font-size-complex="9pt"/>
    </style:style>
    <style:style style:name="ce50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05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06" style:family="table-cell" style:parent-style-name="Default" style:data-style-name="N11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07" style:family="table-cell" style:parent-style-name="Default" style:data-style-name="N36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50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09" style:family="table-cell" style:parent-style-name="Default" style:data-style-name="N111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0" style:family="table-cell" style:parent-style-name="Default" style:data-style-name="N1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11" style:family="table-cell" style:parent-style-name="Default" style:data-style-name="N10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12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13" style:family="table-cell" style:parent-style-name="Default" style:data-style-name="N0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14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7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8" style:family="table-cell" style:parent-style-name="Default" style:data-style-name="N51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20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21" style:family="table-cell" style:parent-style-name="Default" style:data-style-name="N117">
      <style:table-cell-properties style:cell-protect="protected formula-hidden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22" style:family="table-cell" style:parent-style-name="Default" style:data-style-name="N5110">
      <style:table-cell-properties fo:border-bottom="none" fo:background-color="#ffffcc" style:cell-protect="protected formula-hidden" style:print-content="true" style:text-align-source="fix" style:repeat-content="false" fo:border-left="none" fo:border-right="0.06pt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2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524" style:family="table-cell" style:parent-style-name="Default" style:data-style-name="N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25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526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527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28" style:family="table-cell" style:parent-style-name="Default" style:data-style-name="N111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529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530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2">
        <table:table-column table:style-name="co1" table:default-cell-style-name="ce32"/>
        <table:table-column table:style-name="co7" table:default-cell-style-name="ce32"/>
        <table:table-column table:style-name="co8" table:default-cell-style-name="ce32"/>
        <table:table-column table:style-name="co1" table:default-cell-style-name="ce32"/>
        <table:table-column table:style-name="co9" table:default-cell-style-name="ce32"/>
        <table:table-column table:style-name="co1" table:default-cell-style-name="ce32"/>
        <table:table-column table:style-name="co9" table:number-columns-repeated="5" table:default-cell-style-name="ce32"/>
        <table:table-column table:style-name="co1" table:default-cell-style-name="ce32"/>
        <table:table-column table:style-name="co9" table:number-columns-repeated="3" table:default-cell-style-name="ce32"/>
        <table:table-column table:style-name="co11" table:default-cell-style-name="ce32"/>
        <table:table-column table:style-name="co9" table:default-cell-style-name="ce32"/>
        <table:table-column table:style-name="co1" table:default-cell-style-name="ce32"/>
        <table:table-column table:style-name="co6" table:number-columns-repeated="1006" table:default-cell-style-name="ce32"/>
        <table:table-row table:style-name="ro7">
          <table:table-cell table:style-name="ce30" table:number-columns-repeated="18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Company Name (including Limited)</text:p>
          </table:table-cell>
          <table:table-cell table:style-name="ce30"/>
          <table:table-cell table:style-name="ce45" table:number-columns-spanned="4" table:number-rows-spanned="1"/>
          <table:covered-table-cell table:number-columns-repeated="3"/>
          <table:table-cell table:style-name="ce30"/>
          <table:table-cell table:style-name="ce30" office:value-type="string">
            <text:p>Registered Office Address</text:p>
          </table:table-cell>
          <table:table-cell table:style-name="ce30" table:number-columns-repeated="4"/>
          <table:table-cell table:style-name="ce61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30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Company registration number</text:p>
          </table:table-cell>
          <table:table-cell table:style-name="ce30"/>
          <table:table-cell table:style-name="ce46" table:number-columns-spanned="4" table:number-rows-spanned="1"/>
          <table:covered-table-cell table:number-columns-repeated="3"/>
          <table:table-cell table:style-name="ce30"/>
          <table:table-cell table:style-name="ce45" table:number-columns-spanned="5" table:number-rows-spanned="1"/>
          <table:covered-table-cell table:number-columns-repeated="4"/>
          <table:table-cell table:number-columns-repeated="3" table:style-name="ce62"/>
          <table:table-cell table:style-name="ce30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Telephone number (including STD Code)</text:p>
          </table:table-cell>
          <table:table-cell table:style-name="ce30"/>
          <table:table-cell table:style-name="ce47" table:number-columns-spanned="4" table:number-rows-spanned="1"/>
          <table:covered-table-cell table:number-columns-repeated="3"/>
          <table:table-cell table:style-name="ce30"/>
          <table:table-cell table:style-name="ce45" table:number-columns-spanned="5" table:number-rows-spanned="1"/>
          <table:covered-table-cell table:number-columns-repeated="4"/>
          <table:table-cell table:style-name="ce30" table:number-columns-repeated="4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First Director's Name</text:p>
          </table:table-cell>
          <table:table-cell table:style-name="ce30"/>
          <table:table-cell table:style-name="ce47" table:number-columns-spanned="4" table:number-rows-spanned="1"/>
          <table:covered-table-cell table:number-columns-repeated="3"/>
          <table:table-cell table:style-name="ce30"/>
          <table:table-cell table:style-name="ce45" table:number-columns-spanned="5" table:number-rows-spanned="1"/>
          <table:covered-table-cell table:number-columns-repeated="4"/>
          <table:table-cell table:style-name="ce63" office:value-type="string" table:number-columns-spanned="2" table:number-rows-spanned="1">
            <text:p>Loss brought forward</text:p>
          </table:table-cell>
          <table:covered-table-cell/>
          <table:table-cell table:style-name="ce49"/>
          <table:table-cell table:style-name="ce30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Second Director's Name</text:p>
          </table:table-cell>
          <table:table-cell table:style-name="ce30"/>
          <table:table-cell table:style-name="ce47" table:number-columns-spanned="4" table:number-rows-spanned="1"/>
          <table:covered-table-cell table:number-columns-repeated="3"/>
          <table:table-cell table:style-name="ce30"/>
          <table:table-cell table:style-name="ce55" table:number-columns-spanned="2" table:number-rows-spanned="1"/>
          <table:covered-table-cell/>
          <table:table-cell table:style-name="ce59" office:value-type="string" table:number-columns-spanned="2" table:number-rows-spanned="1">
            <text:p>Postcode</text:p>
          </table:table-cell>
          <table:covered-table-cell/>
          <table:table-cell table:style-name="ce60"/>
          <table:table-cell table:style-name="ce64"/>
          <table:table-cell table:style-name="ce30" table:number-columns-repeated="3"/>
          <table:table-cell table:number-columns-repeated="1006"/>
        </table:table-row>
        <table:table-row table:style-name="ro7">
          <table:table-cell table:style-name="ce30" table:number-columns-repeated="4"/>
          <table:table-cell table:style-name="ce31" table:number-columns-repeated="4"/>
          <table:table-cell table:style-name="ce30"/>
          <table:table-cell table:style-name="ce31" table:number-columns-repeated="5"/>
          <table:table-cell table:style-name="ce30" table:number-columns-repeated="4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The principal activity of the company is</text:p>
          </table:table-cell>
          <table:table-cell table:style-name="ce30"/>
          <table:table-cell table:style-name="ce47" table:number-columns-spanned="5" table:number-rows-spanned="1"/>
          <table:covered-table-cell table:number-columns-repeated="4"/>
          <table:table-cell table:style-name="ce56"/>
          <table:table-cell table:style-name="ce57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65" table:content-validation-name="val1"/>
          <table:table-cell table:style-name="ce30" table:number-columns-repeated="2"/>
          <table:table-cell table:number-columns-repeated="1006"/>
        </table:table-row>
        <table:table-row table:style-name="ro7">
          <table:table-cell table:style-name="ce30" table:number-columns-repeated="4"/>
          <table:table-cell table:style-name="ce31" table:number-columns-repeated="4"/>
          <table:table-cell table:style-name="ce30"/>
          <table:table-cell table:style-name="ce31" table:number-columns-repeated="5"/>
          <table:table-cell table:style-name="ce30" table:number-columns-repeated="4"/>
          <table:table-cell table:number-columns-repeated="1006"/>
        </table:table-row>
        <table:table-row table:style-name="ro8">
          <table:table-cell table:style-name="ce30" table:number-columns-repeated="2"/>
          <table:table-cell table:style-name="ce35" office:value-type="string">
            <text:p>PREVIOUS YEAR BALANCE SHEET</text:p>
          </table:table-cell>
          <table:table-cell table:style-name="ce30"/>
          <table:table-cell table:style-name="ce31" office:value-type="string" table:number-columns-spanned="1" table:number-rows-spanned="2">
            <text:p>OPENING BALANCE SHEET</text:p>
          </table:table-cell>
          <table:table-cell table:style-name="ce31"/>
          <table:table-cell table:style-name="ce51" office:value-type="string" table:number-columns-spanned="5" table:number-rows-spanned="1">
            <text:p>Fixed Asset Original Cost</text:p>
          </table:table-cell>
          <table:covered-table-cell table:number-columns-repeated="4"/>
          <table:table-cell table:style-name="ce51"/>
          <table:table-cell table:style-name="ce51" office:value-type="string" table:number-columns-spanned="5" table:number-rows-spanned="1">
            <text:p>Fixed Asset Accumulated Depreciation</text:p>
          </table:table-cell>
          <table:covered-table-cell table:number-columns-repeated="4"/>
          <table:table-cell table:style-name="ce30"/>
          <table:table-cell table:number-columns-repeated="1006"/>
        </table:table-row>
        <table:table-row table:style-name="ro9">
          <table:table-cell table:style-name="ce31"/>
          <table:table-cell table:style-name="ce31" office:value-type="string">
            <text:p>AUDIT CHECK</text:p>
          </table:table-cell>
          <table:table-cell table:style-name="ce31" table:number-columns-repeated="2"/>
          <table:covered-table-cell/>
          <table:table-cell table:style-name="ce50"/>
          <table:table-cell table:style-name="ce52" office:value-type="string">
            <text:p>Land &amp; Buildings</text:p>
          </table:table-cell>
          <table:table-cell table:style-name="ce31" office:value-type="string">
            <text:p>Plant &amp; Machinery</text:p>
          </table:table-cell>
          <table:table-cell table:style-name="ce31" office:value-type="string">
            <text:p>Fixtures &amp; Fittings</text:p>
          </table:table-cell>
          <table:table-cell table:style-name="ce31" office:value-type="string">
            <text:p>Computer Technology</text:p>
          </table:table-cell>
          <table:table-cell table:style-name="ce31" office:value-type="string">
            <text:p>Motor Vehicles</text:p>
          </table:table-cell>
          <table:table-cell table:style-name="ce31"/>
          <table:table-cell table:style-name="ce31" office:value-type="string">
            <text:p>Land &amp; Buildings</text:p>
          </table:table-cell>
          <table:table-cell table:style-name="ce31" office:value-type="string">
            <text:p>Plant &amp; Machinery</text:p>
          </table:table-cell>
          <table:table-cell table:style-name="ce31" office:value-type="string">
            <text:p>Fixtures &amp; Fittings</text:p>
          </table:table-cell>
          <table:table-cell table:style-name="ce31" office:value-type="string">
            <text:p>Computer Technology</text:p>
          </table:table-cell>
          <table:table-cell table:style-name="ce31" office:value-type="string">
            <text:p>Motor Vehicles</text:p>
          </table:table-cell>
          <table:table-cell table:style-name="ce31"/>
          <table:table-cell table:style-name="ce90" table:number-columns-repeated="1006"/>
        </table:table-row>
        <table:table-row table:style-name="ro12">
          <table:table-cell table:style-name="ce30" table:number-columns-repeated="2"/>
          <table:table-cell table:style-name="ce36" office:value-type="string">
            <text:p>Fixed Assets</text:p>
          </table:table-cell>
          <table:table-cell table:style-name="ce36"/>
          <table:table-cell table:style-name="ce30" table:number-columns-repeated="2"/>
          <table:table-cell table:style-name="ce53"/>
          <table:table-cell table:style-name="ce30" table:number-columns-repeated="11"/>
          <table:table-cell table:number-columns-repeated="1006"/>
        </table:table-row>
        <table:table-row table:style-name="ro7">
          <table:table-cell table:style-name="ce30"/>
          <table:table-cell table:style-name="ce33" table:formula="of:=[.E13]-[.G13]-[.H13]-[.I13]-[.J13]-[.K13]+[.M13]+[.N13]+[.O13]+[.P13]+[.Q13]" office:value-type="float" office:value="0">
            <text:p>0.00 </text:p>
          </table:table-cell>
          <table:table-cell table:style-name="ce30" office:value-type="string">
            <text:p>Tangible assets (note 1)</text:p>
          </table:table-cell>
          <table:table-cell table:style-name="ce30"/>
          <table:table-cell table:style-name="ce48"/>
          <table:table-cell table:style-name="ce30"/>
          <table:table-cell table:number-columns-repeated="5" table:style-name="ce48"/>
          <table:table-cell table:style-name="ce30"/>
          <table:table-cell table:number-columns-repeated="5" table:style-name="ce48"/>
          <table:table-cell table:style-name="ce30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6" office:value-type="string">
            <text:p>Current Assets</text:p>
          </table:table-cell>
          <table:table-cell table:style-name="ce36"/>
          <table:table-cell table:style-name="ce30" table:number-columns-repeated="14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Stock at cost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15">
          <table:table-cell table:style-name="ce30" table:number-columns-repeated="2"/>
          <table:table-cell table:style-name="ce30" office:value-type="string">
            <text:p>Trade Debtors</text:p>
          </table:table-cell>
          <table:table-cell table:style-name="ce30"/>
          <table:table-cell table:style-name="ce48"/>
          <table:table-cell table:style-name="ce30"/>
          <table:table-cell table:style-name="ce51" table:number-columns-repeated="4"/>
          <table:table-cell table:style-name="ce30" table:number-columns-repeated="8"/>
          <table:table-cell table:number-columns-repeated="1006"/>
        </table:table-row>
        <table:table-row table:style-name="ro9">
          <table:table-cell table:style-name="ce30" table:number-columns-repeated="6"/>
          <table:table-cell table:style-name="ce51" office:value-type="string">
            <text:p>Current Account</text:p>
          </table:table-cell>
          <table:table-cell table:style-name="ce51" office:value-type="string">
            <text:p>Savings Account</text:p>
          </table:table-cell>
          <table:table-cell table:style-name="ce51" office:value-type="string">
            <text:p>Credit Card Account</text:p>
          </table:table-cell>
          <table:table-cell table:style-name="ce51" office:value-type="string">
            <text:p>Cash Account</text:p>
          </table:table-cell>
          <table:table-cell table:style-name="ce30" table:number-columns-repeated="8"/>
          <table:table-cell table:number-columns-repeated="1006"/>
        </table:table-row>
        <table:table-row table:style-name="ro7">
          <table:table-cell table:style-name="ce30"/>
          <table:table-cell table:style-name="ce33" table:formula="of:=[.E18]-[.G18]-[.H18]-[.I18]-[.J18]" office:value-type="float" office:value="0">
            <text:p>0.00 </text:p>
          </table:table-cell>
          <table:table-cell table:style-name="ce30" office:value-type="string">
            <text:p>Cash and Bank Balances</text:p>
          </table:table-cell>
          <table:table-cell table:style-name="ce30"/>
          <table:table-cell table:style-name="ce48"/>
          <table:table-cell table:style-name="ce30"/>
          <table:table-cell table:number-columns-repeated="4" table:style-name="ce48"/>
          <table:table-cell table:style-name="ce58" office:value-type="string" table:number-columns-spanned="5" table:number-rows-spanned="2">
            <text:p>Enter all bank balances on this row. Enter accounts overdrawn as negative amounts.</text:p>
          </table:table-cell>
          <table:covered-table-cell table:number-columns-repeated="4"/>
          <table:table-cell table:style-name="ce30" table:number-columns-repeated="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6" office:value-type="string">
            <text:p>Current Liabilities</text:p>
          </table:table-cell>
          <table:table-cell table:style-name="ce36"/>
          <table:table-cell table:style-name="ce30" table:number-columns-repeated="6"/>
          <table:covered-table-cell table:number-columns-repeated="5"/>
          <table:table-cell table:style-name="ce30" table:number-columns-repeated="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Trade Creditors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Net wages due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Wage deductions due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Dividends due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Corporation Tax</text:p>
          </table:table-cell>
          <table:table-cell table:style-name="ce30"/>
          <table:table-cell table:style-name="ce48"/>
          <table:table-cell table:style-name="ce30"/>
          <table:table-cell table:style-name="ce51" table:number-columns-repeated="3"/>
          <table:table-cell table:style-name="ce30" table:number-columns-repeated="9"/>
          <table:table-cell table:number-columns-repeated="1006"/>
        </table:table-row>
        <table:table-row table:style-name="ro7">
          <table:table-cell table:style-name="ce30" table:number-columns-repeated="6"/>
          <table:table-cell table:style-name="ce30" office:value-type="string">
            <text:p>HMRC Paye</text:p>
          </table:table-cell>
          <table:table-cell table:style-name="ce30" office:value-type="string">
            <text:p>HMRC Vat</text:p>
          </table:table-cell>
          <table:table-cell table:style-name="ce30" office:value-type="string">
            <text:p>HMRC CIS</text:p>
          </table:table-cell>
          <table:table-cell table:style-name="ce30" table:number-columns-repeated="9"/>
          <table:table-cell table:number-columns-repeated="1006"/>
        </table:table-row>
        <table:table-row table:style-name="ro7">
          <table:table-cell table:style-name="ce30"/>
          <table:table-cell table:style-name="ce33" table:formula="of:=[.E26]-[.G26]-[.H26]-[.I26]" office:value-type="float" office:value="0">
            <text:p>0.00 </text:p>
          </table:table-cell>
          <table:table-cell table:style-name="ce30" office:value-type="string">
            <text:p>Taxation and Social Security</text:p>
          </table:table-cell>
          <table:table-cell table:style-name="ce30"/>
          <table:table-cell table:style-name="ce48"/>
          <table:table-cell table:style-name="ce30"/>
          <table:table-cell table:number-columns-repeated="3" table:style-name="ce48"/>
          <table:table-cell table:style-name="ce30" table:number-columns-repeated="9"/>
          <table:table-cell table:number-columns-repeated="1006"/>
        </table:table-row>
        <table:table-row table:style-name="ro7">
          <table:table-cell table:style-name="ce30" table:number-columns-repeated="18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6" office:value-type="string">
            <text:p>Long Term Debtors (3-5 years)</text:p>
          </table:table-cell>
          <table:table-cell table:style-name="ce36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6" office:value-type="string">
            <text:p>Other Creditors</text:p>
          </table:table-cell>
          <table:table-cell table:style-name="ce36"/>
          <table:table-cell table:style-name="ce30" table:number-columns-repeated="14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Directors Loan Account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6" office:value-type="string">
            <text:p>Long Term Creditors (over 1 year)</text:p>
          </table:table-cell>
          <table:table-cell table:style-name="ce36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6" office:value-type="string">
            <text:p>Capital and Reserves</text:p>
          </table:table-cell>
          <table:table-cell table:style-name="ce36"/>
          <table:table-cell table:style-name="ce30" table:number-columns-repeated="14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Called up share capital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Retained Profit and Loss account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0" office:value-type="string">
            <text:p>Capital Reserves</text:p>
          </table:table-cell>
          <table:table-cell table:style-name="ce30"/>
          <table:table-cell table:style-name="ce48"/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18"/>
          <table:table-cell table:number-columns-repeated="1006"/>
        </table:table-row>
        <table:table-row table:style-name="ro7">
          <table:table-cell table:style-name="ce30" table:number-columns-repeated="2"/>
          <table:table-cell table:style-name="ce37" office:value-type="string">
            <text:p>ACCURACY CHECK</text:p>
          </table:table-cell>
          <table:table-cell table:style-name="ce37"/>
          <table:table-cell table:style-name="ce33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30" table:number-columns-repeated="13"/>
          <table:table-cell table:number-columns-repeated="1006"/>
        </table:table-row>
        <table:table-row table:style-name="ro7">
          <table:table-cell table:style-name="ce30" table:number-columns-repeated="18"/>
          <table:table-cell table:number-columns-repeated="1006"/>
        </table:table-row>
        <table:table-row table:style-name="ro6">
          <table:table-cell/>
          <table:table-cell table:style-name="ce34" table:number-columns-repeated="17"/>
          <table:table-cell table:number-columns-repeated="1006"/>
        </table:table-row>
        <table:table-row table:style-name="ro16">
          <table:table-cell table:style-name="ce30" table:number-columns-repeated="8"/>
          <table:table-cell table:style-name="ce54" table:number-columns-repeated="1016"/>
        </table:table-row>
        <table:table-row table:style-name="ro8">
          <table:table-cell table:style-name="ce30" table:number-columns-repeated="2"/>
          <table:table-cell table:style-name="ce38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30" table:number-columns-repeated="3"/>
          <table:table-cell table:number-columns-repeated="1016"/>
        </table:table-row>
        <table:table-row table:style-name="ro6">
          <table:table-cell table:style-name="ce30" table:number-columns-repeated="2"/>
          <table:table-cell table:style-name="ce39" table:number-columns-repeated="3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Sales Turnover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Investment Grants received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1" office:value-type="string">
            <text:p>Sales Turnover</text:p>
          </table:table-cell>
          <table:table-cell table:style-name="ce30" table:number-columns-repeated="3"/>
          <table:table-cell table:style-name="ce33" table:formula="of:=SUM([.E43:.E44])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Opening Stock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Purchas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Less Closing Stock</text:p>
          </table:table-cell>
          <table:table-cell table:style-name="ce30"/>
          <table:table-cell table:style-name="ce49" table:formula="of:=[.E15]" office:value-type="float" office:value="0">
            <text:p>0.00 </text:p>
          </table:table-cell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Sub contractor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1" office:value-type="string">
            <text:p>Cost of Sales</text:p>
          </table:table-cell>
          <table:table-cell table:style-name="ce30" table:number-columns-repeated="3"/>
          <table:table-cell table:style-name="ce33" table:formula="of:=[.E46]+[.E47]-[.E48]+[.E49]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1"/>
          <table:table-cell table:style-name="ce30" table:number-columns-repeated="5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1" office:value-type="string">
            <text:p>Gross Profit</text:p>
          </table:table-cell>
          <table:table-cell table:style-name="ce30" table:number-columns-repeated="3"/>
          <table:table-cell table:style-name="ce33" table:formula="of:=[.G45]-[.G50]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3" office:value-type="string">
            <text:p>Administrative Expenses</text:p>
          </table:table-cell>
          <table:table-cell table:style-name="ce30" table:number-columns-repeated="5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Wages and Salari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Directors Wag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National Insurance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Premises Rent &amp; Rat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Premises Light &amp; Heating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Distribution Transport Cost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Equipment Tools &amp; Plant Hire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Repairs &amp; Maintenance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Consumable Material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Advertising &amp; Promotion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Telephone Postage &amp; Stationery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Travel &amp; Hotel Expens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Motor Vehicle Expens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Insurance Cost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Leasing Charg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Legal &amp; Professional Fe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Bad Debts written off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Bank Interest Paid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Bank Charge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Charitable Donation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4" office:value-type="string">
            <text:p>Goodwill written off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Loss on disposal of asset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0" office:value-type="string">
            <text:p>Depreciation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1" office:value-type="string">
            <text:p>Administrative Expenses</text:p>
          </table:table-cell>
          <table:table-cell table:style-name="ce30" table:number-columns-repeated="3"/>
          <table:table-cell table:style-name="ce33" table:formula="of:=SUM([.E54:.E76])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 table:style-name="ce30" table:number-columns-repeated="2"/>
          <table:table-cell table:style-name="ce41"/>
          <table:table-cell table:style-name="ce30" table:number-columns-repeated="5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1" office:value-type="string">
            <text:p>Operating Profit</text:p>
          </table:table-cell>
          <table:table-cell table:style-name="ce30" table:number-columns-repeated="3"/>
          <table:table-cell table:style-name="ce33" table:formula="of:=[.G52]-[.G77]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0" office:value-type="string">
            <text:p>Other Income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3" office:value-type="string">
            <text:p>Profit (Loss) before Tax</text:p>
          </table:table-cell>
          <table:table-cell table:style-name="ce30" table:number-columns-repeated="3"/>
          <table:table-cell table:style-name="ce33" table:formula="of:=[.G79]+[.E80]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0" office:value-type="string">
            <text:p>Corporation tax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3" office:value-type="string">
            <text:p>Profit (Loss) after Tax</text:p>
          </table:table-cell>
          <table:table-cell table:style-name="ce30" table:number-columns-repeated="3"/>
          <table:table-cell table:style-name="ce33" table:formula="of:=[.G81]-[.E82]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0" office:value-type="string">
            <text:p>Dividends</text:p>
          </table:table-cell>
          <table:table-cell table:style-name="ce30"/>
          <table:table-cell table:style-name="ce49"/>
          <table:table-cell table:style-name="ce30" table:number-columns-repeated="3"/>
          <table:table-cell table:number-columns-repeated="1016"/>
        </table:table-row>
        <table:table-row table:style-name="ro7">
          <table:table-cell/>
          <table:table-cell table:style-name="ce30"/>
          <table:table-cell table:style-name="ce43" office:value-type="string">
            <text:p>Retained Profit (Loss) for the year</text:p>
          </table:table-cell>
          <table:table-cell table:style-name="ce30" table:number-columns-repeated="3"/>
          <table:table-cell table:style-name="ce33" table:formula="of:=[.G83]-[.E84]" office:value-type="float" office:value="0">
            <text:p>0.00 </text:p>
          </table:table-cell>
          <table:table-cell table:style-name="ce30"/>
          <table:table-cell table:number-columns-repeated="1016"/>
        </table:table-row>
        <table:table-row table:style-name="ro7">
          <table:table-cell/>
          <table:table-cell table:style-name="ce30" table:number-columns-repeated="7"/>
          <table:table-cell table:number-columns-repeated="1016"/>
        </table:table-row>
        <table:table-row table:style-name="ro7" table:number-rows-repeated="104848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TrialBalance" table:style-name="ta4" table:protected="true">
        <table:table-protection table:select-protected-cells="true" table:select-unprotected-cells="true"/>
        <table:table-column table:style-name="co12" table:default-cell-style-name="ce95"/>
        <table:table-column table:style-name="co15" table:default-cell-style-name="ce95"/>
        <table:table-column table:style-name="co16" table:default-cell-style-name="ce103"/>
        <table:table-column table:style-name="co10" table:default-cell-style-name="ce95"/>
        <table:table-column table:style-name="co1" table:default-cell-style-name="ce95"/>
        <table:table-column table:style-name="co17" table:number-columns-repeated="7" table:default-cell-style-name="ce95"/>
        <table:table-column table:style-name="co17" table:default-cell-style-name="ce110"/>
        <table:table-column table:style-name="co1" table:default-cell-style-name="ce95"/>
        <table:table-column table:style-name="co10" table:default-cell-style-name="ce95"/>
        <table:table-column table:style-name="co1" table:default-cell-style-name="ce95"/>
        <table:table-column table:style-name="co18" table:default-cell-style-name="ce95"/>
        <table:table-column table:style-name="co17" table:number-columns-repeated="7" table:default-cell-style-name="ce95"/>
        <table:table-column table:style-name="co1" table:default-cell-style-name="ce95"/>
        <table:table-column table:style-name="co10" table:default-cell-style-name="ce95"/>
        <table:table-column table:style-name="co1" table:default-cell-style-name="ce95"/>
        <table:table-column table:style-name="co18" table:default-cell-style-name="ce95"/>
        <table:table-column table:style-name="co17" table:number-columns-repeated="7" table:default-cell-style-name="ce95"/>
        <table:table-column table:style-name="co1" table:default-cell-style-name="ce95"/>
        <table:table-column table:style-name="co10" table:default-cell-style-name="ce95"/>
        <table:table-column table:style-name="co1" table:default-cell-style-name="ce95"/>
        <table:table-column table:style-name="co18" table:default-cell-style-name="ce95"/>
        <table:table-column table:style-name="co17" table:number-columns-repeated="7" table:default-cell-style-name="ce95"/>
        <table:table-column table:style-name="co1" table:default-cell-style-name="ce95"/>
        <table:table-column table:style-name="co10" table:default-cell-style-name="ce95"/>
        <table:table-column table:style-name="co1" table:default-cell-style-name="ce95"/>
        <table:table-column table:style-name="co18" table:default-cell-style-name="ce95"/>
        <table:table-column table:style-name="co17" table:number-columns-repeated="7" table:default-cell-style-name="ce95"/>
        <table:table-column table:style-name="co1" table:default-cell-style-name="ce95"/>
        <table:table-column table:style-name="co10" table:default-cell-style-name="ce95"/>
        <table:table-column table:style-name="co1" table:default-cell-style-name="ce95"/>
        <table:table-column table:style-name="co18" table:default-cell-style-name="ce95"/>
        <table:table-column table:style-name="co17" table:number-columns-repeated="7" table:default-cell-style-name="ce95"/>
        <table:table-column table:style-name="co1" table:default-cell-style-name="ce95"/>
        <table:table-column table:style-name="co10" table:default-cell-style-name="ce95"/>
        <table:table-column table:style-name="co1" table:default-cell-style-name="ce95"/>
        <table:table-column table:style-name="co18" table:default-cell-style-name="ce95"/>
        <table:table-column table:style-name="co17" table:number-columns-repeated="7" table:default-cell-style-name="ce95"/>
        <table:table-column table:style-name="co1" table:default-cell-style-name="ce95"/>
        <table:table-column table:style-name="co10" table:default-cell-style-name="ce95"/>
        <table:table-column table:style-name="co1" table:default-cell-style-name="ce95"/>
        <table:table-column table:style-name="co18" table:default-cell-style-name="ce95"/>
        <table:table-column table:style-name="co17" table:number-columns-repeated="7" table:default-cell-style-name="ce95"/>
        <table:table-column table:style-name="co1" table:default-cell-style-name="ce95"/>
        <table:table-column table:style-name="co10" table:default-cell-style-name="ce95"/>
        <table:table-column table:style-name="co1" table:default-cell-style-name="ce95"/>
        <table:table-column table:style-name="co18" table:default-cell-style-name="ce95"/>
        <table:table-column table:style-name="co17" table:number-columns-repeated="7" table:default-cell-style-name="ce95"/>
        <table:table-column table:style-name="co1" table:default-cell-style-name="ce95"/>
        <table:table-column table:style-name="co10" table:default-cell-style-name="ce95"/>
        <table:table-column table:style-name="co1" table:default-cell-style-name="ce95"/>
        <table:table-column table:style-name="co18" table:default-cell-style-name="ce95"/>
        <table:table-column table:style-name="co17" table:number-columns-repeated="7" table:default-cell-style-name="ce95"/>
        <table:table-column table:style-name="co1" table:default-cell-style-name="ce95"/>
        <table:table-column table:style-name="co10" table:default-cell-style-name="ce95"/>
        <table:table-column table:style-name="co1" table:default-cell-style-name="ce95"/>
        <table:table-column table:style-name="co18" table:default-cell-style-name="ce95"/>
        <table:table-column table:style-name="co17" table:number-columns-repeated="7" table:default-cell-style-name="ce95"/>
        <table:table-column table:style-name="co1" table:default-cell-style-name="ce95"/>
        <table:table-column table:style-name="co10" table:default-cell-style-name="ce95"/>
        <table:table-column table:style-name="co1" table:default-cell-style-name="ce95"/>
        <table:table-column table:style-name="co18" table:default-cell-style-name="ce95"/>
        <table:table-column table:style-name="co17" table:number-columns-repeated="7" table:default-cell-style-name="ce95"/>
        <table:table-column table:style-name="co1" table:default-cell-style-name="ce95"/>
        <table:table-column table:style-name="co10" table:default-cell-style-name="ce95"/>
        <table:table-column table:style-name="co1" table:default-cell-style-name="ce95"/>
        <table:table-column table:style-name="co10" table:default-cell-style-name="ce110"/>
        <table:table-column table:style-name="co1" table:default-cell-style-name="ce95"/>
        <table:table-column table:style-name="co10" table:default-cell-style-name="ce95"/>
        <table:table-column table:style-name="co1" table:default-cell-style-name="ce95"/>
        <table:table-column table:style-name="co6" table:number-columns-repeated="883" table:default-cell-style-name="ce95"/>
        <table:table-row table:style-name="ro17">
          <table:table-cell table:style-name="ce91"/>
          <table:table-cell table:style-name="ce96" office:value-type="string">
            <text:p><text:a xlink:href="http://www.diyaccounting.co.uk/">www.DIYaccounting.co.uk</text:a></text:p>
          </table:table-cell>
          <table:table-cell table:style-name="ce102" office:value-type="string" table:number-columns-spanned="1" table:number-rows-spanned="2">
            <text:p>Acct Code Letter</text:p>
          </table:table-cell>
          <table:table-cell table:style-name="ce107" table:formula="of:=[$Admin.B11]" office:value-type="date" office:date-value="2011-05-01">
            <text:p>01-May-11</text:p>
          </table:table-cell>
          <table:table-cell table:style-name="ce102" table:number-columns-spanned="1" table:number-rows-spanned="2"/>
          <table:table-cell table:style-name="ce112" table:formula="of:=[$Admin.B12]" office:value-type="date" office:date-value="2011-05-31" table:number-columns-spanned="8" table:number-rows-spanned="1">
            <text:p>Tuesday, May 31, 2011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F1]" office:value-type="date" office:date-value="2011-05-31">
            <text:p>31-May-11</text:p>
          </table:table-cell>
          <table:table-cell table:style-name="ce102" table:number-columns-spanned="1" table:number-rows-spanned="2"/>
          <table:table-cell table:style-name="ce102" table:formula="of:=[$Admin.B14]" office:value-type="date" office:date-value="2011-06-30" table:number-columns-spanned="8" table:number-rows-spanned="1">
            <text:p>Thursday, June 30, 2011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Q1]" office:value-type="date" office:date-value="2011-06-30">
            <text:p>30-Jun-11</text:p>
          </table:table-cell>
          <table:table-cell table:style-name="ce102" table:number-columns-spanned="1" table:number-rows-spanned="2"/>
          <table:table-cell table:style-name="ce102" table:formula="of:=[$Admin.B16]" office:value-type="date" office:date-value="2011-07-31" table:number-columns-spanned="8" table:number-rows-spanned="1">
            <text:p>Sunday, July 31, 2011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AB1]" office:value-type="date" office:date-value="2011-07-31">
            <text:p>31-Jul-11</text:p>
          </table:table-cell>
          <table:table-cell table:style-name="ce102" table:number-columns-spanned="1" table:number-rows-spanned="2"/>
          <table:table-cell table:style-name="ce102" table:formula="of:=[$Admin.B18]" office:value-type="date" office:date-value="2011-08-31" table:number-columns-spanned="8" table:number-rows-spanned="1">
            <text:p>Wednesday, August 31, 2011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AM1]" office:value-type="date" office:date-value="2011-08-31">
            <text:p>31-Aug-11</text:p>
          </table:table-cell>
          <table:table-cell table:style-name="ce102" table:number-columns-spanned="1" table:number-rows-spanned="2"/>
          <table:table-cell table:style-name="ce102" table:formula="of:=[$Admin.B20]" office:value-type="date" office:date-value="2011-09-30" table:number-columns-spanned="8" table:number-rows-spanned="1">
            <text:p>Friday, September 30, 2011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AX1]" office:value-type="date" office:date-value="2011-09-30">
            <text:p>30-Sep-11</text:p>
          </table:table-cell>
          <table:table-cell table:style-name="ce102" table:number-columns-spanned="1" table:number-rows-spanned="2"/>
          <table:table-cell table:style-name="ce102" table:formula="of:=[$Admin.B22]" office:value-type="date" office:date-value="2011-10-31" table:number-columns-spanned="8" table:number-rows-spanned="1">
            <text:p>Monday, October 31, 2011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BI1]" office:value-type="date" office:date-value="2011-10-31">
            <text:p>31-Oct-11</text:p>
          </table:table-cell>
          <table:table-cell table:style-name="ce102" table:number-columns-spanned="1" table:number-rows-spanned="2"/>
          <table:table-cell table:style-name="ce102" table:formula="of:=[$Admin.B24]" office:value-type="date" office:date-value="2011-11-30" table:number-columns-spanned="8" table:number-rows-spanned="1">
            <text:p>Wednesday, November 30, 2011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BT1]" office:value-type="date" office:date-value="2011-11-30">
            <text:p>30-Nov-11</text:p>
          </table:table-cell>
          <table:table-cell table:style-name="ce102" table:number-columns-spanned="1" table:number-rows-spanned="2"/>
          <table:table-cell table:style-name="ce102" table:formula="of:=[$Admin.B26]" office:value-type="date" office:date-value="2011-12-31" table:number-columns-spanned="8" table:number-rows-spanned="1">
            <text:p>Saturday, December 31, 2011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CE1]" office:value-type="date" office:date-value="2011-12-31">
            <text:p>31-Dec-11</text:p>
          </table:table-cell>
          <table:table-cell table:style-name="ce102" table:number-columns-spanned="1" table:number-rows-spanned="2"/>
          <table:table-cell table:style-name="ce102" table:formula="of:=[$Admin.B28]" office:value-type="date" office:date-value="2012-01-31" table:number-columns-spanned="8" table:number-rows-spanned="1">
            <text:p>Tuesday, January 31, 2012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CP1]" office:value-type="date" office:date-value="2012-01-31">
            <text:p>31-Jan-12</text:p>
          </table:table-cell>
          <table:table-cell table:style-name="ce102" table:number-columns-spanned="1" table:number-rows-spanned="2"/>
          <table:table-cell table:style-name="ce102" table:formula="of:=[$Admin.B30]" office:value-type="date" office:date-value="2012-02-29" table:number-columns-spanned="8" table:number-rows-spanned="1">
            <text:p>Wednesday, February 29, 2012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DA1]" office:value-type="date" office:date-value="2012-02-29">
            <text:p>29-Feb-12</text:p>
          </table:table-cell>
          <table:table-cell table:style-name="ce102" table:number-columns-spanned="1" table:number-rows-spanned="2"/>
          <table:table-cell table:style-name="ce102" table:formula="of:=[$Admin.B32]" office:value-type="date" office:date-value="2012-03-31" table:number-columns-spanned="8" table:number-rows-spanned="1">
            <text:p>Saturday, March 31, 2012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DL1]" office:value-type="date" office:date-value="2012-03-31">
            <text:p>31-Mar-12</text:p>
          </table:table-cell>
          <table:table-cell table:style-name="ce102" table:number-columns-spanned="1" table:number-rows-spanned="2"/>
          <table:table-cell table:style-name="ce102" table:formula="of:=[$Admin.B34]" office:value-type="date" office:date-value="2012-04-30" table:number-columns-spanned="8" table:number-rows-spanned="1">
            <text:p>Monday, April 30, 2012</text:p>
          </table:table-cell>
          <table:covered-table-cell table:number-columns-repeated="7"/>
          <table:table-cell table:style-name="ce102" table:number-columns-spanned="1" table:number-rows-spanned="2"/>
          <table:table-cell table:style-name="ce107" table:formula="of:=[.DW1]" office:value-type="date" office:date-value="2012-04-30">
            <text:p>30-Apr-12</text:p>
          </table:table-cell>
          <table:table-cell table:style-name="ce102" table:number-columns-spanned="1" table:number-rows-spanned="2"/>
          <table:table-cell table:style-name="ce102" office:value-type="string" table:number-columns-spanned="1" table:number-rows-spanned="2">
            <text:p>Year End Accounting</text:p>
          </table:table-cell>
          <table:table-cell table:style-name="ce102" table:number-columns-spanned="1" table:number-rows-spanned="2"/>
          <table:table-cell table:style-name="ce107" table:formula="of:=[.EF1]" office:value-type="date" office:date-value="2012-04-30">
            <text:p>30-Apr-12</text:p>
          </table:table-cell>
          <table:table-cell table:style-name="ce102" table:number-columns-spanned="1" table:number-rows-spanned="2"/>
          <table:table-cell table:style-name="ce116" table:number-columns-repeated="883"/>
        </table:table-row>
        <table:table-row table:style-name="ro18">
          <table:table-cell table:style-name="ce92"/>
          <table:table-cell table:style-name="ce97" office:value-type="string">
            <text:p>AUTOMATED TRIAL BALANCE</text:p>
          </table:table-cell>
          <table:covered-table-cell/>
          <table:table-cell table:style-name="ce108" office:value-type="string">
            <text:p>Open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/>
          <table:table-cell table:style-name="ce102" office:value-type="string">
            <text:p>Sales</text:p>
          </table:table-cell>
          <table:table-cell table:style-name="ce102" office:value-type="string">
            <text:p>Purchases</text:p>
          </table:table-cell>
          <table:table-cell table:style-name="ce102" office:value-type="string">
            <text:p>Bank Current</text:p>
          </table:table-cell>
          <table:table-cell table:style-name="ce102" office:value-type="string">
            <text:p>Bank Savings</text:p>
          </table:table-cell>
          <table:table-cell table:style-name="ce102" office:value-type="string">
            <text:p>Credit Card</text:p>
          </table:table-cell>
          <table:table-cell table:style-name="ce102" office:value-type="string">
            <text:p>Cash Account</text:p>
          </table:table-cell>
          <table:table-cell table:style-name="ce102" office:value-type="string">
            <text:p>Wages</text:p>
          </table:table-cell>
          <table:table-cell table:style-name="ce102" office:value-type="string">
            <text:p>Monthly Accrual</text:p>
          </table:table-cell>
          <table:covered-table-cell/>
          <table:table-cell table:style-name="ce108" office:value-type="string">
            <text:p>Closing Balances</text:p>
          </table:table-cell>
          <table:covered-table-cell table:number-columns-repeated="3"/>
          <table:table-cell table:style-name="ce108" office:value-type="string">
            <text:p>FINAL Balances</text:p>
          </table:table-cell>
          <table:covered-table-cell/>
          <table:table-cell table:style-name="ce117" table:number-columns-repeated="883"/>
        </table:table-row>
        <table:table-row table:style-name="ro10">
          <table:table-cell table:style-name="ce93"/>
          <table:table-cell table:style-name="ce98"/>
          <table:table-cell table:style-name="ce104"/>
          <table:table-cell table:style-name="ce98" table:number-columns-repeated="2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/>
          <table:table-cell table:style-name="ce113"/>
          <table:table-cell table:style-name="ce98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3" table:number-columns-repeated="7"/>
          <table:table-cell table:style-name="ce114"/>
          <table:table-cell table:style-name="ce98" table:number-columns-repeated="3"/>
          <table:table-cell table:style-name="ce115"/>
          <table:table-cell table:style-name="ce98" table:number-columns-repeated="3"/>
          <table:table-cell table:style-name="ce118" table:number-columns-repeated="883"/>
        </table:table-row>
        <table:table-row table:style-name="ro10">
          <table:table-cell table:style-name="ce94"/>
          <table:table-cell table:style-name="ce99" office:value-type="string">
            <text:p>BALANCE SHEET ITEMS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FIXED ASSETS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Land &amp; Property</text:p>
          </table:table-cell>
          <table:table-cell table:style-name="ce105" office:value-type="string">
            <text:p>FL</text:p>
          </table:table-cell>
          <table:table-cell table:style-name="ce110" table:formula="of:=[$OpenAccounts.G13]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/>
          <table:table-cell table:style-name="ce109"/>
          <table:table-cell table:style-name="ce110" table:formula="of:=SUM([.D6:.N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O6:.Y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Z6:.AJ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AK6:.AU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AV6:.BF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BG6:.BQ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BR6:.CB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C6:.CM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N6:.CX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Y6:.DI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DJ6:.DT6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DU6:.EE6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04-30%20(Apr12)%20OpenOffice/Fixedassets.ods'#$Schedule.$E$64]-(['file:///C:/Users/Antony/diy/GB%20Accounts/GB%20Accounts%202011-12/GB%20Accounts%20Company%202012-04-30%20(Apr12)%20OpenOffice/Fixedassets.ods'#$Schedule.$W$11]+['file:///C:/Users/Antony/diy/GB%20Accounts/GB%20Accounts%202011-12/GB%20Accounts%20Company%202012-04-30%20(Apr12)%20OpenOffice/Fixedassets.ods'#$Schedule.$W$64])" office:value-type="float" office:value="0">
            <text:p>0.00 </text:p>
          </table:table-cell>
          <table:table-cell table:style-name="ce94"/>
          <table:table-cell table:style-name="ce110" table:formula="of:=SUM([.EF6:.EH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Plant &amp; Machinery</text:p>
          </table:table-cell>
          <table:table-cell table:style-name="ce105" office:value-type="string">
            <text:p>FP</text:p>
          </table:table-cell>
          <table:table-cell table:style-name="ce110" table:formula="of:=[$OpenAccounts.H13]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/>
          <table:table-cell table:style-name="ce109"/>
          <table:table-cell table:style-name="ce110" table:formula="of:=SUM([.D7:.N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O7:.Y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Z7:.AJ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AK7:.AU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AV7:.BF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BG7:.BQ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BR7:.CB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C7:.CM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N7:.CX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Y7:.DI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DJ7:.DT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DU7:.EE7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04-30%20(Apr12)%20OpenOffice/Fixedassets.ods'#$Schedule.$E$75]-(['file:///C:/Users/Antony/diy/GB%20Accounts/GB%20Accounts%202011-12/GB%20Accounts%20Company%202012-04-30%20(Apr12)%20OpenOffice/Fixedassets.ods'#$Schedule.$W$22]+['file:///C:/Users/Antony/diy/GB%20Accounts/GB%20Accounts%202011-12/GB%20Accounts%20Company%202012-04-30%20(Apr12)%20OpenOffice/Fixedassets.ods'#$Schedule.$W$75])" office:value-type="float" office:value="0">
            <text:p>0.00 </text:p>
          </table:table-cell>
          <table:table-cell table:style-name="ce94"/>
          <table:table-cell table:style-name="ce110" table:formula="of:=SUM([.EF7:.EH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Fixtures &amp; Fittings</text:p>
          </table:table-cell>
          <table:table-cell table:style-name="ce105" office:value-type="string">
            <text:p>FF</text:p>
          </table:table-cell>
          <table:table-cell table:style-name="ce110" table:formula="of:=[$OpenAccounts.I13]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/>
          <table:table-cell table:style-name="ce109"/>
          <table:table-cell table:style-name="ce110" table:formula="of:=SUM([.D8:.N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O8:.Y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Z8:.AJ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AK8:.AU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AV8:.BF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BG8:.BQ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BR8:.CB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C8:.CM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N8:.CX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Y8:.DI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DJ8:.DT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DU8:.EE8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04-30%20(Apr12)%20OpenOffice/Fixedassets.ods'#$Schedule.$E$83]-(['file:///C:/Users/Antony/diy/GB%20Accounts/GB%20Accounts%202011-12/GB%20Accounts%20Company%202012-04-30%20(Apr12)%20OpenOffice/Fixedassets.ods'#$Schedule.$W$30]+['file:///C:/Users/Antony/diy/GB%20Accounts/GB%20Accounts%202011-12/GB%20Accounts%20Company%202012-04-30%20(Apr12)%20OpenOffice/Fixedassets.ods'#$Schedule.$W$83])" office:value-type="float" office:value="0">
            <text:p>0.00 </text:p>
          </table:table-cell>
          <table:table-cell table:style-name="ce94"/>
          <table:table-cell table:style-name="ce110" table:formula="of:=SUM([.EF8:.EH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Computers</text:p>
          </table:table-cell>
          <table:table-cell table:style-name="ce105" office:value-type="string">
            <text:p>FC</text:p>
          </table:table-cell>
          <table:table-cell table:style-name="ce110" table:formula="of:=[$OpenAccounts.J13]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/>
          <table:table-cell table:style-name="ce109"/>
          <table:table-cell table:style-name="ce110" table:formula="of:=SUM([.D9:.N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O9:.Y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Z9:.AJ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AK9:.AU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AV9:.BF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BG9:.BQ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BR9:.CB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C9:.CM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N9:.CX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Y9:.DI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DJ9:.DT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DU9:.EE9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04-30%20(Apr12)%20OpenOffice/Fixedassets.ods'#$Schedule.$E$94]-(['file:///C:/Users/Antony/diy/GB%20Accounts/GB%20Accounts%202011-12/GB%20Accounts%20Company%202012-04-30%20(Apr12)%20OpenOffice/Fixedassets.ods'#$Schedule.$W$41]+['file:///C:/Users/Antony/diy/GB%20Accounts/GB%20Accounts%202011-12/GB%20Accounts%20Company%202012-04-30%20(Apr12)%20OpenOffice/Fixedassets.ods'#$Schedule.$W$94])" office:value-type="float" office:value="0">
            <text:p>0.00 </text:p>
          </table:table-cell>
          <table:table-cell table:style-name="ce94"/>
          <table:table-cell table:style-name="ce110" table:formula="of:=SUM([.EF9:.EH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Motor Vehicles</text:p>
          </table:table-cell>
          <table:table-cell table:style-name="ce105" office:value-type="string">
            <text:p>FM</text:p>
          </table:table-cell>
          <table:table-cell table:style-name="ce110" table:formula="of:=[$OpenAccounts.K13]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/>
          <table:table-cell table:style-name="ce109"/>
          <table:table-cell table:style-name="ce110" table:formula="of:=SUM([.D10:.N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O10:.Y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Z10:.AJ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AK10:.AU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AV10:.BF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BG10:.BQ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BR10:.CB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C10:.CM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N10:.CX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CY10:.DI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DJ10:.DT1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/>
          <table:table-cell table:style-name="ce94"/>
          <table:table-cell table:style-name="ce110" table:formula="of:=SUM([.DU10:.EE10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04-30%20(Apr12)%20OpenOffice/Fixedassets.ods'#$Schedule.$E$108]-(['file:///C:/Users/Antony/diy/GB%20Accounts/GB%20Accounts%202011-12/GB%20Accounts%20Company%202012-04-30%20(Apr12)%20OpenOffice/Fixedassets.ods'#$Schedule.$W$55]+['file:///C:/Users/Antony/diy/GB%20Accounts/GB%20Accounts%202011-12/GB%20Accounts%20Company%202012-04-30%20(Apr12)%20OpenOffice/Fixedassets.ods'#$Schedule.$W$108])" office:value-type="float" office:value="0">
            <text:p>0.00 </text:p>
          </table:table-cell>
          <table:table-cell table:style-name="ce94"/>
          <table:table-cell table:style-name="ce110" table:formula="of:=SUM([.EF10:.EH1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Accumulated Depreciation Land &amp; Property</text:p>
          </table:table-cell>
          <table:table-cell table:style-name="ce105"/>
          <table:table-cell table:style-name="ce110" table:formula="of:=-[$OpenAccounts.M13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formula="of:=-(['file:///C:/Users/Antony/diy/GB%20Accounts/GB%20Accounts%202011-12/GB%20Accounts%20Company%202012-04-30%20(Apr12)%20OpenOffice/Fixedassets.ods'#$Schedule.$I$11]+['file:///C:/Users/Antony/diy/GB%20Accounts/GB%20Accounts%202011-12/GB%20Accounts%20Company%202012-04-30%20(Apr12)%20OpenOffice/Fixedassets.ods'#$Schedule.$I$64])/12" office:value-type="float" office:value="-0">
            <text:p>0.00 </text:p>
          </table:table-cell>
          <table:table-cell table:style-name="ce109"/>
          <table:table-cell table:style-name="ce110" table:formula="of:=SUM([.D11:.N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11]+['file:///C:/Users/Antony/diy/GB%20Accounts/GB%20Accounts%202011-12/GB%20Accounts%20Company%202012-04-30%20(Apr12)%20OpenOffice/Fixedassets.ods'#$Schedule.$I$64])/12" office:value-type="float" office:value="-0">
            <text:p>0.00 </text:p>
          </table:table-cell>
          <table:table-cell table:style-name="ce94"/>
          <table:table-cell table:style-name="ce110" table:formula="of:=SUM([.O11:.Y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11]+['file:///C:/Users/Antony/diy/GB%20Accounts/GB%20Accounts%202011-12/GB%20Accounts%20Company%202012-04-30%20(Apr12)%20OpenOffice/Fixedassets.ods'#$Schedule.$I$64])/12" office:value-type="float" office:value="-0">
            <text:p>0.00 </text:p>
          </table:table-cell>
          <table:table-cell table:style-name="ce94"/>
          <table:table-cell table:style-name="ce110" table:formula="of:=SUM([.Z11:.AJ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11]+['file:///C:/Users/Antony/diy/GB%20Accounts/GB%20Accounts%202011-12/GB%20Accounts%20Company%202012-04-30%20(Apr12)%20OpenOffice/Fixedassets.ods'#$Schedule.$I$64])/12" office:value-type="float" office:value="-0">
            <text:p>0.00 </text:p>
          </table:table-cell>
          <table:table-cell table:style-name="ce94"/>
          <table:table-cell table:style-name="ce110" table:formula="of:=SUM([.AK11:.AU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11]+['file:///C:/Users/Antony/diy/GB%20Accounts/GB%20Accounts%202011-12/GB%20Accounts%20Company%202012-04-30%20(Apr12)%20OpenOffice/Fixedassets.ods'#$Schedule.$I$64])/12" office:value-type="float" office:value="-0">
            <text:p>0.00 </text:p>
          </table:table-cell>
          <table:table-cell table:style-name="ce94"/>
          <table:table-cell table:style-name="ce110" table:formula="of:=SUM([.AV11:.BF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11]+['file:///C:/Users/Antony/diy/GB%20Accounts/GB%20Accounts%202011-12/GB%20Accounts%20Company%202012-04-30%20(Apr12)%20OpenOffice/Fixedassets.ods'#$Schedule.$I$64])/12" office:value-type="float" office:value="-0">
            <text:p>0.00 </text:p>
          </table:table-cell>
          <table:table-cell table:style-name="ce94"/>
          <table:table-cell table:style-name="ce110" table:formula="of:=SUM([.BG11:.BQ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11]+['file:///C:/Users/Antony/diy/GB%20Accounts/GB%20Accounts%202011-12/GB%20Accounts%20Company%202012-04-30%20(Apr12)%20OpenOffice/Fixedassets.ods'#$Schedule.$I$64])/12" office:value-type="float" office:value="-0">
            <text:p>0.00 </text:p>
          </table:table-cell>
          <table:table-cell table:style-name="ce94"/>
          <table:table-cell table:style-name="ce110" table:formula="of:=SUM([.BR11:.CB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11]+['file:///C:/Users/Antony/diy/GB%20Accounts/GB%20Accounts%202011-12/GB%20Accounts%20Company%202012-04-30%20(Apr12)%20OpenOffice/Fixedassets.ods'#$Schedule.$I$64])/12" office:value-type="float" office:value="-0">
            <text:p>0.00 </text:p>
          </table:table-cell>
          <table:table-cell table:style-name="ce94"/>
          <table:table-cell table:style-name="ce110" table:formula="of:=SUM([.CC11:.CM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11]+['file:///C:/Users/Antony/diy/GB%20Accounts/GB%20Accounts%202011-12/GB%20Accounts%20Company%202012-04-30%20(Apr12)%20OpenOffice/Fixedassets.ods'#$Schedule.$I$64])/12" office:value-type="float" office:value="-0">
            <text:p>0.00 </text:p>
          </table:table-cell>
          <table:table-cell table:style-name="ce94"/>
          <table:table-cell table:style-name="ce110" table:formula="of:=SUM([.CN11:.CX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11]+['file:///C:/Users/Antony/diy/GB%20Accounts/GB%20Accounts%202011-12/GB%20Accounts%20Company%202012-04-30%20(Apr12)%20OpenOffice/Fixedassets.ods'#$Schedule.$I$64])/12" office:value-type="float" office:value="-0">
            <text:p>0.00 </text:p>
          </table:table-cell>
          <table:table-cell table:style-name="ce94"/>
          <table:table-cell table:style-name="ce110" table:formula="of:=SUM([.CY11:.DI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11]+['file:///C:/Users/Antony/diy/GB%20Accounts/GB%20Accounts%202011-12/GB%20Accounts%20Company%202012-04-30%20(Apr12)%20OpenOffice/Fixedassets.ods'#$Schedule.$I$64])/12" office:value-type="float" office:value="-0">
            <text:p>0.00 </text:p>
          </table:table-cell>
          <table:table-cell table:style-name="ce94"/>
          <table:table-cell table:style-name="ce110" table:formula="of:=SUM([.DJ11:.DT1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11]+['file:///C:/Users/Antony/diy/GB%20Accounts/GB%20Accounts%202011-12/GB%20Accounts%20Company%202012-04-30%20(Apr12)%20OpenOffice/Fixedassets.ods'#$Schedule.$I$64])/12" office:value-type="float" office:value="-0">
            <text:p>0.00 </text:p>
          </table:table-cell>
          <table:table-cell table:style-name="ce94"/>
          <table:table-cell table:style-name="ce110" table:formula="of:=SUM([.DU11:.EE11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04-30%20(Apr12)%20OpenOffice/Fixedassets.ods'#$Schedule.$X$11]+['file:///C:/Users/Antony/diy/GB%20Accounts/GB%20Accounts%202011-12/GB%20Accounts%20Company%202012-04-30%20(Apr12)%20OpenOffice/Fixedassets.ods'#$Schedule.$X$64]" office:value-type="float" office:value="0">
            <text:p>0.00 </text:p>
          </table:table-cell>
          <table:table-cell table:style-name="ce94"/>
          <table:table-cell table:style-name="ce110" table:formula="of:=SUM([.EF11:.EH11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Accumulated Depreciation Plant &amp; Machinery</text:p>
          </table:table-cell>
          <table:table-cell table:style-name="ce105"/>
          <table:table-cell table:style-name="ce110" table:formula="of:=-[$OpenAccounts.N13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formula="of:=-(['file:///C:/Users/Antony/diy/GB%20Accounts/GB%20Accounts%202011-12/GB%20Accounts%20Company%202012-04-30%20(Apr12)%20OpenOffice/Fixedassets.ods'#$Schedule.$I$22]+['file:///C:/Users/Antony/diy/GB%20Accounts/GB%20Accounts%202011-12/GB%20Accounts%20Company%202012-04-30%20(Apr12)%20OpenOffice/Fixedassets.ods'#$Schedule.$I$75])/12" office:value-type="float" office:value="-0">
            <text:p>0.00 </text:p>
          </table:table-cell>
          <table:table-cell table:style-name="ce109"/>
          <table:table-cell table:style-name="ce110" table:formula="of:=SUM([.D12:.N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22]+['file:///C:/Users/Antony/diy/GB%20Accounts/GB%20Accounts%202011-12/GB%20Accounts%20Company%202012-04-30%20(Apr12)%20OpenOffice/Fixedassets.ods'#$Schedule.$I$75])/12" office:value-type="float" office:value="-0">
            <text:p>0.00 </text:p>
          </table:table-cell>
          <table:table-cell table:style-name="ce94"/>
          <table:table-cell table:style-name="ce110" table:formula="of:=SUM([.O12:.Y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22]+['file:///C:/Users/Antony/diy/GB%20Accounts/GB%20Accounts%202011-12/GB%20Accounts%20Company%202012-04-30%20(Apr12)%20OpenOffice/Fixedassets.ods'#$Schedule.$I$75])/12" office:value-type="float" office:value="-0">
            <text:p>0.00 </text:p>
          </table:table-cell>
          <table:table-cell table:style-name="ce94"/>
          <table:table-cell table:style-name="ce110" table:formula="of:=SUM([.Z12:.AJ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22]+['file:///C:/Users/Antony/diy/GB%20Accounts/GB%20Accounts%202011-12/GB%20Accounts%20Company%202012-04-30%20(Apr12)%20OpenOffice/Fixedassets.ods'#$Schedule.$I$75])/12" office:value-type="float" office:value="-0">
            <text:p>0.00 </text:p>
          </table:table-cell>
          <table:table-cell table:style-name="ce94"/>
          <table:table-cell table:style-name="ce110" table:formula="of:=SUM([.AK12:.AU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22]+['file:///C:/Users/Antony/diy/GB%20Accounts/GB%20Accounts%202011-12/GB%20Accounts%20Company%202012-04-30%20(Apr12)%20OpenOffice/Fixedassets.ods'#$Schedule.$I$75])/12" office:value-type="float" office:value="-0">
            <text:p>0.00 </text:p>
          </table:table-cell>
          <table:table-cell table:style-name="ce94"/>
          <table:table-cell table:style-name="ce110" table:formula="of:=SUM([.AV12:.BF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22]+['file:///C:/Users/Antony/diy/GB%20Accounts/GB%20Accounts%202011-12/GB%20Accounts%20Company%202012-04-30%20(Apr12)%20OpenOffice/Fixedassets.ods'#$Schedule.$I$75])/12" office:value-type="float" office:value="-0">
            <text:p>0.00 </text:p>
          </table:table-cell>
          <table:table-cell table:style-name="ce94"/>
          <table:table-cell table:style-name="ce110" table:formula="of:=SUM([.BG12:.BQ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22]+['file:///C:/Users/Antony/diy/GB%20Accounts/GB%20Accounts%202011-12/GB%20Accounts%20Company%202012-04-30%20(Apr12)%20OpenOffice/Fixedassets.ods'#$Schedule.$I$75])/12" office:value-type="float" office:value="-0">
            <text:p>0.00 </text:p>
          </table:table-cell>
          <table:table-cell table:style-name="ce94"/>
          <table:table-cell table:style-name="ce110" table:formula="of:=SUM([.BR12:.CB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22]+['file:///C:/Users/Antony/diy/GB%20Accounts/GB%20Accounts%202011-12/GB%20Accounts%20Company%202012-04-30%20(Apr12)%20OpenOffice/Fixedassets.ods'#$Schedule.$I$75])/12" office:value-type="float" office:value="-0">
            <text:p>0.00 </text:p>
          </table:table-cell>
          <table:table-cell table:style-name="ce94"/>
          <table:table-cell table:style-name="ce110" table:formula="of:=SUM([.CC12:.CM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22]+['file:///C:/Users/Antony/diy/GB%20Accounts/GB%20Accounts%202011-12/GB%20Accounts%20Company%202012-04-30%20(Apr12)%20OpenOffice/Fixedassets.ods'#$Schedule.$I$75])/12" office:value-type="float" office:value="-0">
            <text:p>0.00 </text:p>
          </table:table-cell>
          <table:table-cell table:style-name="ce94"/>
          <table:table-cell table:style-name="ce110" table:formula="of:=SUM([.CN12:.CX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22]+['file:///C:/Users/Antony/diy/GB%20Accounts/GB%20Accounts%202011-12/GB%20Accounts%20Company%202012-04-30%20(Apr12)%20OpenOffice/Fixedassets.ods'#$Schedule.$I$75])/12" office:value-type="float" office:value="-0">
            <text:p>0.00 </text:p>
          </table:table-cell>
          <table:table-cell table:style-name="ce94"/>
          <table:table-cell table:style-name="ce110" table:formula="of:=SUM([.CY12:.DI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22]+['file:///C:/Users/Antony/diy/GB%20Accounts/GB%20Accounts%202011-12/GB%20Accounts%20Company%202012-04-30%20(Apr12)%20OpenOffice/Fixedassets.ods'#$Schedule.$I$75])/12" office:value-type="float" office:value="-0">
            <text:p>0.00 </text:p>
          </table:table-cell>
          <table:table-cell table:style-name="ce94"/>
          <table:table-cell table:style-name="ce110" table:formula="of:=SUM([.DJ12:.DT1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22]+['file:///C:/Users/Antony/diy/GB%20Accounts/GB%20Accounts%202011-12/GB%20Accounts%20Company%202012-04-30%20(Apr12)%20OpenOffice/Fixedassets.ods'#$Schedule.$I$75])/12" office:value-type="float" office:value="-0">
            <text:p>0.00 </text:p>
          </table:table-cell>
          <table:table-cell table:style-name="ce94"/>
          <table:table-cell table:style-name="ce110" table:formula="of:=SUM([.DU12:.EE12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04-30%20(Apr12)%20OpenOffice/Fixedassets.ods'#$Schedule.$X$22]+['file:///C:/Users/Antony/diy/GB%20Accounts/GB%20Accounts%202011-12/GB%20Accounts%20Company%202012-04-30%20(Apr12)%20OpenOffice/Fixedassets.ods'#$Schedule.$X$75]" office:value-type="float" office:value="0">
            <text:p>0.00 </text:p>
          </table:table-cell>
          <table:table-cell table:style-name="ce94"/>
          <table:table-cell table:style-name="ce110" table:formula="of:=SUM([.EF12:.EH1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Accumulated Depreciation Fixtures &amp; Fittings</text:p>
          </table:table-cell>
          <table:table-cell table:style-name="ce105"/>
          <table:table-cell table:style-name="ce110" table:formula="of:=-[$OpenAccounts.O13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formula="of:=-(['file:///C:/Users/Antony/diy/GB%20Accounts/GB%20Accounts%202011-12/GB%20Accounts%20Company%202012-04-30%20(Apr12)%20OpenOffice/Fixedassets.ods'#$Schedule.$I$30]+['file:///C:/Users/Antony/diy/GB%20Accounts/GB%20Accounts%202011-12/GB%20Accounts%20Company%202012-04-30%20(Apr12)%20OpenOffice/Fixedassets.ods'#$Schedule.$I$83])/12" office:value-type="float" office:value="-0">
            <text:p>0.00 </text:p>
          </table:table-cell>
          <table:table-cell table:style-name="ce109"/>
          <table:table-cell table:style-name="ce110" table:formula="of:=SUM([.D13:.N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30]+['file:///C:/Users/Antony/diy/GB%20Accounts/GB%20Accounts%202011-12/GB%20Accounts%20Company%202012-04-30%20(Apr12)%20OpenOffice/Fixedassets.ods'#$Schedule.$I$83])/12" office:value-type="float" office:value="-0">
            <text:p>0.00 </text:p>
          </table:table-cell>
          <table:table-cell table:style-name="ce94"/>
          <table:table-cell table:style-name="ce110" table:formula="of:=SUM([.O13:.Y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30]+['file:///C:/Users/Antony/diy/GB%20Accounts/GB%20Accounts%202011-12/GB%20Accounts%20Company%202012-04-30%20(Apr12)%20OpenOffice/Fixedassets.ods'#$Schedule.$I$83])/12" office:value-type="float" office:value="-0">
            <text:p>0.00 </text:p>
          </table:table-cell>
          <table:table-cell table:style-name="ce94"/>
          <table:table-cell table:style-name="ce110" table:formula="of:=SUM([.Z13:.AJ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30]+['file:///C:/Users/Antony/diy/GB%20Accounts/GB%20Accounts%202011-12/GB%20Accounts%20Company%202012-04-30%20(Apr12)%20OpenOffice/Fixedassets.ods'#$Schedule.$I$83])/12" office:value-type="float" office:value="-0">
            <text:p>0.00 </text:p>
          </table:table-cell>
          <table:table-cell table:style-name="ce94"/>
          <table:table-cell table:style-name="ce110" table:formula="of:=SUM([.AK13:.AU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30]+['file:///C:/Users/Antony/diy/GB%20Accounts/GB%20Accounts%202011-12/GB%20Accounts%20Company%202012-04-30%20(Apr12)%20OpenOffice/Fixedassets.ods'#$Schedule.$I$83])/12" office:value-type="float" office:value="-0">
            <text:p>0.00 </text:p>
          </table:table-cell>
          <table:table-cell table:style-name="ce94"/>
          <table:table-cell table:style-name="ce110" table:formula="of:=SUM([.AV13:.BF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30]+['file:///C:/Users/Antony/diy/GB%20Accounts/GB%20Accounts%202011-12/GB%20Accounts%20Company%202012-04-30%20(Apr12)%20OpenOffice/Fixedassets.ods'#$Schedule.$I$83])/12" office:value-type="float" office:value="-0">
            <text:p>0.00 </text:p>
          </table:table-cell>
          <table:table-cell table:style-name="ce94"/>
          <table:table-cell table:style-name="ce110" table:formula="of:=SUM([.BG13:.BQ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30]+['file:///C:/Users/Antony/diy/GB%20Accounts/GB%20Accounts%202011-12/GB%20Accounts%20Company%202012-04-30%20(Apr12)%20OpenOffice/Fixedassets.ods'#$Schedule.$I$83])/12" office:value-type="float" office:value="-0">
            <text:p>0.00 </text:p>
          </table:table-cell>
          <table:table-cell table:style-name="ce94"/>
          <table:table-cell table:style-name="ce110" table:formula="of:=SUM([.BR13:.CB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30]+['file:///C:/Users/Antony/diy/GB%20Accounts/GB%20Accounts%202011-12/GB%20Accounts%20Company%202012-04-30%20(Apr12)%20OpenOffice/Fixedassets.ods'#$Schedule.$I$83])/12" office:value-type="float" office:value="-0">
            <text:p>0.00 </text:p>
          </table:table-cell>
          <table:table-cell table:style-name="ce94"/>
          <table:table-cell table:style-name="ce110" table:formula="of:=SUM([.CC13:.CM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30]+['file:///C:/Users/Antony/diy/GB%20Accounts/GB%20Accounts%202011-12/GB%20Accounts%20Company%202012-04-30%20(Apr12)%20OpenOffice/Fixedassets.ods'#$Schedule.$I$83])/12" office:value-type="float" office:value="-0">
            <text:p>0.00 </text:p>
          </table:table-cell>
          <table:table-cell table:style-name="ce94"/>
          <table:table-cell table:style-name="ce110" table:formula="of:=SUM([.CN13:.CX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30]+['file:///C:/Users/Antony/diy/GB%20Accounts/GB%20Accounts%202011-12/GB%20Accounts%20Company%202012-04-30%20(Apr12)%20OpenOffice/Fixedassets.ods'#$Schedule.$I$83])/12" office:value-type="float" office:value="-0">
            <text:p>0.00 </text:p>
          </table:table-cell>
          <table:table-cell table:style-name="ce94"/>
          <table:table-cell table:style-name="ce110" table:formula="of:=SUM([.CY13:.DI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30]+['file:///C:/Users/Antony/diy/GB%20Accounts/GB%20Accounts%202011-12/GB%20Accounts%20Company%202012-04-30%20(Apr12)%20OpenOffice/Fixedassets.ods'#$Schedule.$I$83])/12" office:value-type="float" office:value="-0">
            <text:p>0.00 </text:p>
          </table:table-cell>
          <table:table-cell table:style-name="ce94"/>
          <table:table-cell table:style-name="ce110" table:formula="of:=SUM([.DJ13:.DT1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30]+['file:///C:/Users/Antony/diy/GB%20Accounts/GB%20Accounts%202011-12/GB%20Accounts%20Company%202012-04-30%20(Apr12)%20OpenOffice/Fixedassets.ods'#$Schedule.$I$83])/12" office:value-type="float" office:value="-0">
            <text:p>0.00 </text:p>
          </table:table-cell>
          <table:table-cell table:style-name="ce94"/>
          <table:table-cell table:style-name="ce110" table:formula="of:=SUM([.DU13:.EE13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04-30%20(Apr12)%20OpenOffice/Fixedassets.ods'#$Schedule.$X$30]+['file:///C:/Users/Antony/diy/GB%20Accounts/GB%20Accounts%202011-12/GB%20Accounts%20Company%202012-04-30%20(Apr12)%20OpenOffice/Fixedassets.ods'#$Schedule.$X$83]" office:value-type="float" office:value="0">
            <text:p>0.00 </text:p>
          </table:table-cell>
          <table:table-cell table:style-name="ce94"/>
          <table:table-cell table:style-name="ce110" table:formula="of:=SUM([.EF13:.EH1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Accumulated Depreciation Computers</text:p>
          </table:table-cell>
          <table:table-cell table:style-name="ce105"/>
          <table:table-cell table:style-name="ce110" table:formula="of:=-[$OpenAccounts.P13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formula="of:=-(['file:///C:/Users/Antony/diy/GB%20Accounts/GB%20Accounts%202011-12/GB%20Accounts%20Company%202012-04-30%20(Apr12)%20OpenOffice/Fixedassets.ods'#$Schedule.$I$41]+['file:///C:/Users/Antony/diy/GB%20Accounts/GB%20Accounts%202011-12/GB%20Accounts%20Company%202012-04-30%20(Apr12)%20OpenOffice/Fixedassets.ods'#$Schedule.$I$94])/12" office:value-type="float" office:value="-0">
            <text:p>0.00 </text:p>
          </table:table-cell>
          <table:table-cell table:style-name="ce109"/>
          <table:table-cell table:style-name="ce110" table:formula="of:=SUM([.D14:.N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41]+['file:///C:/Users/Antony/diy/GB%20Accounts/GB%20Accounts%202011-12/GB%20Accounts%20Company%202012-04-30%20(Apr12)%20OpenOffice/Fixedassets.ods'#$Schedule.$I$94])/12" office:value-type="float" office:value="-0">
            <text:p>0.00 </text:p>
          </table:table-cell>
          <table:table-cell table:style-name="ce94"/>
          <table:table-cell table:style-name="ce110" table:formula="of:=SUM([.O14:.Y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41]+['file:///C:/Users/Antony/diy/GB%20Accounts/GB%20Accounts%202011-12/GB%20Accounts%20Company%202012-04-30%20(Apr12)%20OpenOffice/Fixedassets.ods'#$Schedule.$I$94])/12" office:value-type="float" office:value="-0">
            <text:p>0.00 </text:p>
          </table:table-cell>
          <table:table-cell table:style-name="ce94"/>
          <table:table-cell table:style-name="ce110" table:formula="of:=SUM([.Z14:.AJ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41]+['file:///C:/Users/Antony/diy/GB%20Accounts/GB%20Accounts%202011-12/GB%20Accounts%20Company%202012-04-30%20(Apr12)%20OpenOffice/Fixedassets.ods'#$Schedule.$I$94])/12" office:value-type="float" office:value="-0">
            <text:p>0.00 </text:p>
          </table:table-cell>
          <table:table-cell table:style-name="ce94"/>
          <table:table-cell table:style-name="ce110" table:formula="of:=SUM([.AK14:.AU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41]+['file:///C:/Users/Antony/diy/GB%20Accounts/GB%20Accounts%202011-12/GB%20Accounts%20Company%202012-04-30%20(Apr12)%20OpenOffice/Fixedassets.ods'#$Schedule.$I$94])/12" office:value-type="float" office:value="-0">
            <text:p>0.00 </text:p>
          </table:table-cell>
          <table:table-cell table:style-name="ce94"/>
          <table:table-cell table:style-name="ce110" table:formula="of:=SUM([.AV14:.BF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41]+['file:///C:/Users/Antony/diy/GB%20Accounts/GB%20Accounts%202011-12/GB%20Accounts%20Company%202012-04-30%20(Apr12)%20OpenOffice/Fixedassets.ods'#$Schedule.$I$94])/12" office:value-type="float" office:value="-0">
            <text:p>0.00 </text:p>
          </table:table-cell>
          <table:table-cell table:style-name="ce94"/>
          <table:table-cell table:style-name="ce110" table:formula="of:=SUM([.BG14:.BQ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41]+['file:///C:/Users/Antony/diy/GB%20Accounts/GB%20Accounts%202011-12/GB%20Accounts%20Company%202012-04-30%20(Apr12)%20OpenOffice/Fixedassets.ods'#$Schedule.$I$94])/12" office:value-type="float" office:value="-0">
            <text:p>0.00 </text:p>
          </table:table-cell>
          <table:table-cell table:style-name="ce94"/>
          <table:table-cell table:style-name="ce110" table:formula="of:=SUM([.BR14:.CB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41]+['file:///C:/Users/Antony/diy/GB%20Accounts/GB%20Accounts%202011-12/GB%20Accounts%20Company%202012-04-30%20(Apr12)%20OpenOffice/Fixedassets.ods'#$Schedule.$I$94])/12" office:value-type="float" office:value="-0">
            <text:p>0.00 </text:p>
          </table:table-cell>
          <table:table-cell table:style-name="ce94"/>
          <table:table-cell table:style-name="ce110" table:formula="of:=SUM([.CC14:.CM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41]+['file:///C:/Users/Antony/diy/GB%20Accounts/GB%20Accounts%202011-12/GB%20Accounts%20Company%202012-04-30%20(Apr12)%20OpenOffice/Fixedassets.ods'#$Schedule.$I$94])/12" office:value-type="float" office:value="-0">
            <text:p>0.00 </text:p>
          </table:table-cell>
          <table:table-cell table:style-name="ce94"/>
          <table:table-cell table:style-name="ce110" table:formula="of:=SUM([.CN14:.CX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41]+['file:///C:/Users/Antony/diy/GB%20Accounts/GB%20Accounts%202011-12/GB%20Accounts%20Company%202012-04-30%20(Apr12)%20OpenOffice/Fixedassets.ods'#$Schedule.$I$94])/12" office:value-type="float" office:value="-0">
            <text:p>0.00 </text:p>
          </table:table-cell>
          <table:table-cell table:style-name="ce94"/>
          <table:table-cell table:style-name="ce110" table:formula="of:=SUM([.CY14:.DI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41]+['file:///C:/Users/Antony/diy/GB%20Accounts/GB%20Accounts%202011-12/GB%20Accounts%20Company%202012-04-30%20(Apr12)%20OpenOffice/Fixedassets.ods'#$Schedule.$I$94])/12" office:value-type="float" office:value="-0">
            <text:p>0.00 </text:p>
          </table:table-cell>
          <table:table-cell table:style-name="ce94"/>
          <table:table-cell table:style-name="ce110" table:formula="of:=SUM([.DJ14:.DT1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41]+['file:///C:/Users/Antony/diy/GB%20Accounts/GB%20Accounts%202011-12/GB%20Accounts%20Company%202012-04-30%20(Apr12)%20OpenOffice/Fixedassets.ods'#$Schedule.$I$94])/12" office:value-type="float" office:value="-0">
            <text:p>0.00 </text:p>
          </table:table-cell>
          <table:table-cell table:style-name="ce94"/>
          <table:table-cell table:style-name="ce110" table:formula="of:=SUM([.DU14:.EE14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04-30%20(Apr12)%20OpenOffice/Fixedassets.ods'#$Schedule.$X$41]+['file:///C:/Users/Antony/diy/GB%20Accounts/GB%20Accounts%202011-12/GB%20Accounts%20Company%202012-04-30%20(Apr12)%20OpenOffice/Fixedassets.ods'#$Schedule.$X$94]" office:value-type="float" office:value="0">
            <text:p>0.00 </text:p>
          </table:table-cell>
          <table:table-cell table:style-name="ce94"/>
          <table:table-cell table:style-name="ce110" table:formula="of:=SUM([.EF14:.EH1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Accumulated Depreciation Motor Vehicles</text:p>
          </table:table-cell>
          <table:table-cell table:style-name="ce105"/>
          <table:table-cell table:style-name="ce110" table:formula="of:=-[$OpenAccounts.Q13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formula="of:=-(['file:///C:/Users/Antony/diy/GB%20Accounts/GB%20Accounts%202011-12/GB%20Accounts%20Company%202012-04-30%20(Apr12)%20OpenOffice/Fixedassets.ods'#$Schedule.$I$55]+['file:///C:/Users/Antony/diy/GB%20Accounts/GB%20Accounts%202011-12/GB%20Accounts%20Company%202012-04-30%20(Apr12)%20OpenOffice/Fixedassets.ods'#$Schedule.$I$108])/12" office:value-type="float" office:value="-0">
            <text:p>0.00 </text:p>
          </table:table-cell>
          <table:table-cell table:style-name="ce109"/>
          <table:table-cell table:style-name="ce110" table:formula="of:=SUM([.D15:.N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55]+['file:///C:/Users/Antony/diy/GB%20Accounts/GB%20Accounts%202011-12/GB%20Accounts%20Company%202012-04-30%20(Apr12)%20OpenOffice/Fixedassets.ods'#$Schedule.$I$108])/12" office:value-type="float" office:value="-0">
            <text:p>0.00 </text:p>
          </table:table-cell>
          <table:table-cell table:style-name="ce94"/>
          <table:table-cell table:style-name="ce110" table:formula="of:=SUM([.O15:.Y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55]+['file:///C:/Users/Antony/diy/GB%20Accounts/GB%20Accounts%202011-12/GB%20Accounts%20Company%202012-04-30%20(Apr12)%20OpenOffice/Fixedassets.ods'#$Schedule.$I$108])/12" office:value-type="float" office:value="-0">
            <text:p>0.00 </text:p>
          </table:table-cell>
          <table:table-cell table:style-name="ce94"/>
          <table:table-cell table:style-name="ce110" table:formula="of:=SUM([.Z15:.AJ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55]+['file:///C:/Users/Antony/diy/GB%20Accounts/GB%20Accounts%202011-12/GB%20Accounts%20Company%202012-04-30%20(Apr12)%20OpenOffice/Fixedassets.ods'#$Schedule.$I$108])/12" office:value-type="float" office:value="-0">
            <text:p>0.00 </text:p>
          </table:table-cell>
          <table:table-cell table:style-name="ce94"/>
          <table:table-cell table:style-name="ce110" table:formula="of:=SUM([.AK15:.AU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55]+['file:///C:/Users/Antony/diy/GB%20Accounts/GB%20Accounts%202011-12/GB%20Accounts%20Company%202012-04-30%20(Apr12)%20OpenOffice/Fixedassets.ods'#$Schedule.$I$108])/12" office:value-type="float" office:value="-0">
            <text:p>0.00 </text:p>
          </table:table-cell>
          <table:table-cell table:style-name="ce94"/>
          <table:table-cell table:style-name="ce110" table:formula="of:=SUM([.AV15:.BF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55]+['file:///C:/Users/Antony/diy/GB%20Accounts/GB%20Accounts%202011-12/GB%20Accounts%20Company%202012-04-30%20(Apr12)%20OpenOffice/Fixedassets.ods'#$Schedule.$I$108])/12" office:value-type="float" office:value="-0">
            <text:p>0.00 </text:p>
          </table:table-cell>
          <table:table-cell table:style-name="ce94"/>
          <table:table-cell table:style-name="ce110" table:formula="of:=SUM([.BG15:.BQ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55]+['file:///C:/Users/Antony/diy/GB%20Accounts/GB%20Accounts%202011-12/GB%20Accounts%20Company%202012-04-30%20(Apr12)%20OpenOffice/Fixedassets.ods'#$Schedule.$I$108])/12" office:value-type="float" office:value="-0">
            <text:p>0.00 </text:p>
          </table:table-cell>
          <table:table-cell table:style-name="ce94"/>
          <table:table-cell table:style-name="ce110" table:formula="of:=SUM([.BR15:.CB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55]+['file:///C:/Users/Antony/diy/GB%20Accounts/GB%20Accounts%202011-12/GB%20Accounts%20Company%202012-04-30%20(Apr12)%20OpenOffice/Fixedassets.ods'#$Schedule.$I$108])/12" office:value-type="float" office:value="-0">
            <text:p>0.00 </text:p>
          </table:table-cell>
          <table:table-cell table:style-name="ce94"/>
          <table:table-cell table:style-name="ce110" table:formula="of:=SUM([.CC15:.CM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55]+['file:///C:/Users/Antony/diy/GB%20Accounts/GB%20Accounts%202011-12/GB%20Accounts%20Company%202012-04-30%20(Apr12)%20OpenOffice/Fixedassets.ods'#$Schedule.$I$108])/12" office:value-type="float" office:value="-0">
            <text:p>0.00 </text:p>
          </table:table-cell>
          <table:table-cell table:style-name="ce94"/>
          <table:table-cell table:style-name="ce110" table:formula="of:=SUM([.CN15:.CX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55]+['file:///C:/Users/Antony/diy/GB%20Accounts/GB%20Accounts%202011-12/GB%20Accounts%20Company%202012-04-30%20(Apr12)%20OpenOffice/Fixedassets.ods'#$Schedule.$I$108])/12" office:value-type="float" office:value="-0">
            <text:p>0.00 </text:p>
          </table:table-cell>
          <table:table-cell table:style-name="ce94"/>
          <table:table-cell table:style-name="ce110" table:formula="of:=SUM([.CY15:.DI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55]+['file:///C:/Users/Antony/diy/GB%20Accounts/GB%20Accounts%202011-12/GB%20Accounts%20Company%202012-04-30%20(Apr12)%20OpenOffice/Fixedassets.ods'#$Schedule.$I$108])/12" office:value-type="float" office:value="-0">
            <text:p>0.00 </text:p>
          </table:table-cell>
          <table:table-cell table:style-name="ce94"/>
          <table:table-cell table:style-name="ce110" table:formula="of:=SUM([.DJ15:.DT1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1" table:number-columns-repeated="5"/>
          <table:table-cell table:style-name="ce110" table:formula="of:=-(['file:///C:/Users/Antony/diy/GB%20Accounts/GB%20Accounts%202011-12/GB%20Accounts%20Company%202012-04-30%20(Apr12)%20OpenOffice/Fixedassets.ods'#$Schedule.$I$55]+['file:///C:/Users/Antony/diy/GB%20Accounts/GB%20Accounts%202011-12/GB%20Accounts%20Company%202012-04-30%20(Apr12)%20OpenOffice/Fixedassets.ods'#$Schedule.$I$108])/12" office:value-type="float" office:value="-0">
            <text:p>0.00 </text:p>
          </table:table-cell>
          <table:table-cell table:style-name="ce94"/>
          <table:table-cell table:style-name="ce110" table:formula="of:=SUM([.DU15:.EE15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04-30%20(Apr12)%20OpenOffice/Fixedassets.ods'#$Schedule.$X$55]+['file:///C:/Users/Antony/diy/GB%20Accounts/GB%20Accounts%202011-12/GB%20Accounts%20Company%202012-04-30%20(Apr12)%20OpenOffice/Fixedassets.ods'#$Schedule.$X$108]" office:value-type="float" office:value="0">
            <text:p>0.00 </text:p>
          </table:table-cell>
          <table:table-cell table:style-name="ce94"/>
          <table:table-cell table:style-name="ce110" table:formula="of:=SUM([.EF15:.EH1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Additions accrued</text:p>
          </table:table-cell>
          <table:table-cell table:style-name="ce105"/>
          <table:table-cell table:style-name="ce110"/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May11.$AI$1]" office:value-type="float" office:value="0">
            <text:p>0.00 </text:p>
          </table:table-cell>
          <table:table-cell table:style-name="ce111" table:number-columns-repeated="5"/>
          <table:table-cell/>
          <table:table-cell table:style-name="ce109"/>
          <table:table-cell table:style-name="ce110" table:formula="of:=SUM([.D16:.N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n11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4"/>
          <table:table-cell table:style-name="ce110" table:formula="of:=SUM([.O16:.Y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l11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4"/>
          <table:table-cell table:style-name="ce110" table:formula="of:=SUM([.Z16:.AJ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ug11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4"/>
          <table:table-cell table:style-name="ce110" table:formula="of:=SUM([.AK16:.AU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Sep11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4"/>
          <table:table-cell table:style-name="ce110" table:formula="of:=SUM([.AV16:.BF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Oct11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4"/>
          <table:table-cell table:style-name="ce110" table:formula="of:=SUM([.BG16:.BQ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Nov11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4"/>
          <table:table-cell table:style-name="ce110" table:formula="of:=SUM([.BR16:.CB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Dec11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4"/>
          <table:table-cell table:style-name="ce110" table:formula="of:=SUM([.CC16:.CM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an12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4"/>
          <table:table-cell table:style-name="ce110" table:formula="of:=SUM([.CN16:.CX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Feb12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4"/>
          <table:table-cell table:style-name="ce110" table:formula="of:=SUM([.CY16:.DI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Mar12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4"/>
          <table:table-cell table:style-name="ce110" table:formula="of:=SUM([.DJ16:.DT1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pr12.$AI$1]" office:value-type="float" office:value="0">
            <text:p>0.00 </text:p>
          </table:table-cell>
          <table:table-cell table:style-name="ce111" table:number-columns-repeated="5"/>
          <table:table-cell table:style-name="ce110"/>
          <table:table-cell table:style-name="ce94"/>
          <table:table-cell table:style-name="ce110" table:formula="of:=SUM([.DU16:.EE16])" office:value-type="float" office:value="0">
            <text:p>0.00 </text:p>
          </table:table-cell>
          <table:table-cell table:style-name="ce94"/>
          <table:table-cell table:formula="of:=-['file:///C:/Users/Antony/diy/GB%20Accounts/GB%20Accounts%202011-12/GB%20Accounts%20Company%202012-04-30%20(Apr12)%20OpenOffice/Fixedassets.ods'#$Schedule.$E$110]" office:value-type="float" office:value="-0">
            <text:p>0.00 </text:p>
          </table:table-cell>
          <table:table-cell table:style-name="ce94"/>
          <table:table-cell table:style-name="ce110" table:formula="of:=SUM([.EF16:.EH1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Fixed Asset Disposal Value accrued</text:p>
          </table:table-cell>
          <table:table-cell table:style-name="ce105" office:value-type="string">
            <text:p>FS</text:p>
          </table:table-cell>
          <table:table-cell table:style-name="ce110"/>
          <table:table-cell table:style-name="ce109"/>
          <table:table-cell table:style-name="ce110" table:formula="of:=-['file:///C:/Users/Antony/diy/GB%20Accounts/GB%20Accounts%202011-12/GB%20Accounts%20Company%202012-04-30%20(Apr12)%20OpenOffice/Sales.ods'#$May11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formula="of:=-((['file:///C:/Users/Antony/diy/GB%20Accounts/GB%20Accounts%202011-12/GB%20Accounts%20Company%202012-04-30%20(Apr12)%20OpenOffice/Fixedassets.ods'#$Schedule.$W$1]-['file:///C:/Users/Antony/diy/GB%20Accounts/GB%20Accounts%202011-12/GB%20Accounts%20Company%202012-04-30%20(Apr12)%20OpenOffice/Fixedassets.ods'#$Schedule.$X$1]-['file:///C:/Users/Antony/diy/GB%20Accounts/GB%20Accounts%202011-12/GB%20Accounts%20Company%202012-04-30%20(Apr12)%20OpenOffice/Fixedassets.ods'#$Schedule.$V$1])/12)" office:value-type="float" office:value="-0">
            <text:p>0.00 </text:p>
          </table:table-cell>
          <table:table-cell table:style-name="ce109"/>
          <table:table-cell table:style-name="ce110" table:formula="of:=SUM([.D17:.N1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Jun11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ntony/diy/GB%20Accounts/GB%20Accounts%202011-12/GB%20Accounts%20Company%202012-04-30%20(Apr12)%20OpenOffice/Fixedassets.ods'#$Schedule.$W$1]-['file:///C:/Users/Antony/diy/GB%20Accounts/GB%20Accounts%202011-12/GB%20Accounts%20Company%202012-04-30%20(Apr12)%20OpenOffice/Fixedassets.ods'#$Schedule.$X$1]-['file:///C:/Users/Antony/diy/GB%20Accounts/GB%20Accounts%202011-12/GB%20Accounts%20Company%202012-04-30%20(Apr12)%20OpenOffice/Fixedassets.ods'#$Schedule.$V$1])/12)" office:value-type="float" office:value="-0">
            <text:p>0.00 </text:p>
          </table:table-cell>
          <table:table-cell table:style-name="ce94"/>
          <table:table-cell table:style-name="ce110" table:formula="of:=SUM([.O17:.Y1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Jul11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ntony/diy/GB%20Accounts/GB%20Accounts%202011-12/GB%20Accounts%20Company%202012-04-30%20(Apr12)%20OpenOffice/Fixedassets.ods'#$Schedule.$W$1]-['file:///C:/Users/Antony/diy/GB%20Accounts/GB%20Accounts%202011-12/GB%20Accounts%20Company%202012-04-30%20(Apr12)%20OpenOffice/Fixedassets.ods'#$Schedule.$X$1]-['file:///C:/Users/Antony/diy/GB%20Accounts/GB%20Accounts%202011-12/GB%20Accounts%20Company%202012-04-30%20(Apr12)%20OpenOffice/Fixedassets.ods'#$Schedule.$V$1])/12)" office:value-type="float" office:value="-0">
            <text:p>0.00 </text:p>
          </table:table-cell>
          <table:table-cell table:style-name="ce94"/>
          <table:table-cell table:style-name="ce110" table:formula="of:=SUM([.Z17:.AJ1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Aug11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ntony/diy/GB%20Accounts/GB%20Accounts%202011-12/GB%20Accounts%20Company%202012-04-30%20(Apr12)%20OpenOffice/Fixedassets.ods'#$Schedule.$W$1]-['file:///C:/Users/Antony/diy/GB%20Accounts/GB%20Accounts%202011-12/GB%20Accounts%20Company%202012-04-30%20(Apr12)%20OpenOffice/Fixedassets.ods'#$Schedule.$X$1]-['file:///C:/Users/Antony/diy/GB%20Accounts/GB%20Accounts%202011-12/GB%20Accounts%20Company%202012-04-30%20(Apr12)%20OpenOffice/Fixedassets.ods'#$Schedule.$V$1])/12)" office:value-type="float" office:value="-0">
            <text:p>0.00 </text:p>
          </table:table-cell>
          <table:table-cell table:style-name="ce94"/>
          <table:table-cell table:style-name="ce110" table:formula="of:=SUM([.AK17:.AU1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Sep11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ntony/diy/GB%20Accounts/GB%20Accounts%202011-12/GB%20Accounts%20Company%202012-04-30%20(Apr12)%20OpenOffice/Fixedassets.ods'#$Schedule.$W$1]-['file:///C:/Users/Antony/diy/GB%20Accounts/GB%20Accounts%202011-12/GB%20Accounts%20Company%202012-04-30%20(Apr12)%20OpenOffice/Fixedassets.ods'#$Schedule.$X$1]-['file:///C:/Users/Antony/diy/GB%20Accounts/GB%20Accounts%202011-12/GB%20Accounts%20Company%202012-04-30%20(Apr12)%20OpenOffice/Fixedassets.ods'#$Schedule.$V$1])/12)" office:value-type="float" office:value="-0">
            <text:p>0.00 </text:p>
          </table:table-cell>
          <table:table-cell table:style-name="ce94"/>
          <table:table-cell table:style-name="ce110" table:formula="of:=SUM([.AV17:.BF1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Oct11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ntony/diy/GB%20Accounts/GB%20Accounts%202011-12/GB%20Accounts%20Company%202012-04-30%20(Apr12)%20OpenOffice/Fixedassets.ods'#$Schedule.$W$1]-['file:///C:/Users/Antony/diy/GB%20Accounts/GB%20Accounts%202011-12/GB%20Accounts%20Company%202012-04-30%20(Apr12)%20OpenOffice/Fixedassets.ods'#$Schedule.$X$1]-['file:///C:/Users/Antony/diy/GB%20Accounts/GB%20Accounts%202011-12/GB%20Accounts%20Company%202012-04-30%20(Apr12)%20OpenOffice/Fixedassets.ods'#$Schedule.$V$1])/12)" office:value-type="float" office:value="-0">
            <text:p>0.00 </text:p>
          </table:table-cell>
          <table:table-cell table:style-name="ce94"/>
          <table:table-cell table:style-name="ce110" table:formula="of:=SUM([.BG17:.BQ1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Nov11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ntony/diy/GB%20Accounts/GB%20Accounts%202011-12/GB%20Accounts%20Company%202012-04-30%20(Apr12)%20OpenOffice/Fixedassets.ods'#$Schedule.$W$1]-['file:///C:/Users/Antony/diy/GB%20Accounts/GB%20Accounts%202011-12/GB%20Accounts%20Company%202012-04-30%20(Apr12)%20OpenOffice/Fixedassets.ods'#$Schedule.$X$1]-['file:///C:/Users/Antony/diy/GB%20Accounts/GB%20Accounts%202011-12/GB%20Accounts%20Company%202012-04-30%20(Apr12)%20OpenOffice/Fixedassets.ods'#$Schedule.$V$1])/12)" office:value-type="float" office:value="-0">
            <text:p>0.00 </text:p>
          </table:table-cell>
          <table:table-cell table:style-name="ce94"/>
          <table:table-cell table:style-name="ce110" table:formula="of:=SUM([.BR17:.CB1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Dec11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ntony/diy/GB%20Accounts/GB%20Accounts%202011-12/GB%20Accounts%20Company%202012-04-30%20(Apr12)%20OpenOffice/Fixedassets.ods'#$Schedule.$W$1]-['file:///C:/Users/Antony/diy/GB%20Accounts/GB%20Accounts%202011-12/GB%20Accounts%20Company%202012-04-30%20(Apr12)%20OpenOffice/Fixedassets.ods'#$Schedule.$X$1]-['file:///C:/Users/Antony/diy/GB%20Accounts/GB%20Accounts%202011-12/GB%20Accounts%20Company%202012-04-30%20(Apr12)%20OpenOffice/Fixedassets.ods'#$Schedule.$V$1])/12)" office:value-type="float" office:value="-0">
            <text:p>0.00 </text:p>
          </table:table-cell>
          <table:table-cell table:style-name="ce94"/>
          <table:table-cell table:style-name="ce110" table:formula="of:=SUM([.CC17:.CM1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Jan12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ntony/diy/GB%20Accounts/GB%20Accounts%202011-12/GB%20Accounts%20Company%202012-04-30%20(Apr12)%20OpenOffice/Fixedassets.ods'#$Schedule.$W$1]-['file:///C:/Users/Antony/diy/GB%20Accounts/GB%20Accounts%202011-12/GB%20Accounts%20Company%202012-04-30%20(Apr12)%20OpenOffice/Fixedassets.ods'#$Schedule.$X$1]-['file:///C:/Users/Antony/diy/GB%20Accounts/GB%20Accounts%202011-12/GB%20Accounts%20Company%202012-04-30%20(Apr12)%20OpenOffice/Fixedassets.ods'#$Schedule.$V$1])/12)" office:value-type="float" office:value="-0">
            <text:p>0.00 </text:p>
          </table:table-cell>
          <table:table-cell table:style-name="ce94"/>
          <table:table-cell table:style-name="ce110" table:formula="of:=SUM([.CN17:.CX1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Feb12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ntony/diy/GB%20Accounts/GB%20Accounts%202011-12/GB%20Accounts%20Company%202012-04-30%20(Apr12)%20OpenOffice/Fixedassets.ods'#$Schedule.$W$1]-['file:///C:/Users/Antony/diy/GB%20Accounts/GB%20Accounts%202011-12/GB%20Accounts%20Company%202012-04-30%20(Apr12)%20OpenOffice/Fixedassets.ods'#$Schedule.$X$1]-['file:///C:/Users/Antony/diy/GB%20Accounts/GB%20Accounts%202011-12/GB%20Accounts%20Company%202012-04-30%20(Apr12)%20OpenOffice/Fixedassets.ods'#$Schedule.$V$1])/12)" office:value-type="float" office:value="-0">
            <text:p>0.00 </text:p>
          </table:table-cell>
          <table:table-cell table:style-name="ce94"/>
          <table:table-cell table:style-name="ce110" table:formula="of:=SUM([.CY17:.DI1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Mar12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ntony/diy/GB%20Accounts/GB%20Accounts%202011-12/GB%20Accounts%20Company%202012-04-30%20(Apr12)%20OpenOffice/Fixedassets.ods'#$Schedule.$W$1]-['file:///C:/Users/Antony/diy/GB%20Accounts/GB%20Accounts%202011-12/GB%20Accounts%20Company%202012-04-30%20(Apr12)%20OpenOffice/Fixedassets.ods'#$Schedule.$X$1]-['file:///C:/Users/Antony/diy/GB%20Accounts/GB%20Accounts%202011-12/GB%20Accounts%20Company%202012-04-30%20(Apr12)%20OpenOffice/Fixedassets.ods'#$Schedule.$V$1])/12)" office:value-type="float" office:value="-0">
            <text:p>0.00 </text:p>
          </table:table-cell>
          <table:table-cell table:style-name="ce94"/>
          <table:table-cell table:style-name="ce110" table:formula="of:=SUM([.DJ17:.DT1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Apr12.$U$1]" office:value-type="float" office:value="-0">
            <text:p>0.00 </text:p>
          </table:table-cell>
          <table:table-cell table:style-name="ce110"/>
          <table:table-cell table:style-name="ce111" table:number-columns-repeated="5"/>
          <table:table-cell table:style-name="ce110" table:formula="of:=-((['file:///C:/Users/Antony/diy/GB%20Accounts/GB%20Accounts%202011-12/GB%20Accounts%20Company%202012-04-30%20(Apr12)%20OpenOffice/Fixedassets.ods'#$Schedule.$W$1]-['file:///C:/Users/Antony/diy/GB%20Accounts/GB%20Accounts%202011-12/GB%20Accounts%20Company%202012-04-30%20(Apr12)%20OpenOffice/Fixedassets.ods'#$Schedule.$X$1]-['file:///C:/Users/Antony/diy/GB%20Accounts/GB%20Accounts%202011-12/GB%20Accounts%20Company%202012-04-30%20(Apr12)%20OpenOffice/Fixedassets.ods'#$Schedule.$V$1])/12)" office:value-type="float" office:value="-0">
            <text:p>0.00 </text:p>
          </table:table-cell>
          <table:table-cell table:style-name="ce94"/>
          <table:table-cell table:style-name="ce110" table:formula="of:=SUM([.DU17:.EE17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04-30%20(Apr12)%20OpenOffice/Fixedassets.ods'#$Schedule.$W$1]-['file:///C:/Users/Antony/diy/GB%20Accounts/GB%20Accounts%202011-12/GB%20Accounts%20Company%202012-04-30%20(Apr12)%20OpenOffice/Fixedassets.ods'#$Schedule.$X$1]" office:value-type="float" office:value="0">
            <text:p>0.00 </text:p>
          </table:table-cell>
          <table:table-cell table:style-name="ce94"/>
          <table:table-cell table:style-name="ce110" table:formula="of:=SUM([.EF17:.EH1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CURRENT ASSETS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Stock</text:p>
          </table:table-cell>
          <table:table-cell table:style-name="ce105"/>
          <table:table-cell table:style-name="ce110" table:formula="of:=[$OpenAccounts.E15]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formula="of:=[$Stock.$F$8]-[$Stock.$L$8]-[$Stock.$R$8]-[$Stock.$X$8]+[$Stock.$Z$8]" office:value-type="float" office:value="0">
            <text:p>0.00 </text:p>
          </table:table-cell>
          <table:table-cell table:style-name="ce109"/>
          <table:table-cell table:style-name="ce110" table:formula="of:=SUM([.D19:.N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10]-[$Stock.$L$10]-[$Stock.$R$10]-[$Stock.$X$10]+[$Stock.$Z$10]" office:value-type="float" office:value="0">
            <text:p>0.00 </text:p>
          </table:table-cell>
          <table:table-cell table:style-name="ce94"/>
          <table:table-cell table:style-name="ce110" table:formula="of:=SUM([.O19:.Y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12]-[$Stock.$L$12]-[$Stock.$R$12]-[$Stock.$X$12]+[$Stock.$Z$12]" office:value-type="float" office:value="0">
            <text:p>0.00 </text:p>
          </table:table-cell>
          <table:table-cell table:style-name="ce94"/>
          <table:table-cell table:style-name="ce110" table:formula="of:=SUM([.Z19:.AJ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14]-[$Stock.$L$14]-[$Stock.$R$14]-[$Stock.$X$14]+[$Stock.$Z$14]" office:value-type="float" office:value="0">
            <text:p>0.00 </text:p>
          </table:table-cell>
          <table:table-cell table:style-name="ce94"/>
          <table:table-cell table:style-name="ce110" table:formula="of:=SUM([.AK19:.AU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16]-[$Stock.$L$16]-[$Stock.$R$16]-[$Stock.$X$16]+[$Stock.$Z$16]" office:value-type="float" office:value="0">
            <text:p>0.00 </text:p>
          </table:table-cell>
          <table:table-cell table:style-name="ce94"/>
          <table:table-cell table:style-name="ce110" table:formula="of:=SUM([.AV19:.BF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18]-[$Stock.$L$18]-[$Stock.$R$18]-[$Stock.$X$18]+[$Stock.$Z$18]" office:value-type="float" office:value="0">
            <text:p>0.00 </text:p>
          </table:table-cell>
          <table:table-cell table:style-name="ce94"/>
          <table:table-cell table:style-name="ce110" table:formula="of:=SUM([.BG19:.BQ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20]-[$Stock.$L$20]-[$Stock.$R$20]-[$Stock.$X$20]+[$Stock.$Z$20]" office:value-type="float" office:value="0">
            <text:p>0.00 </text:p>
          </table:table-cell>
          <table:table-cell table:style-name="ce94"/>
          <table:table-cell table:style-name="ce110" table:formula="of:=SUM([.BR19:.CB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22]-[$Stock.$L$22]-[$Stock.$R$22]-[$Stock.$X$22]+[$Stock.$Z$22]" office:value-type="float" office:value="0">
            <text:p>0.00 </text:p>
          </table:table-cell>
          <table:table-cell table:style-name="ce94"/>
          <table:table-cell table:style-name="ce110" table:formula="of:=SUM([.CC19:.CM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24]-[$Stock.$L$24]-[$Stock.$R$24]-[$Stock.$X$24]+[$Stock.$Z$24]" office:value-type="float" office:value="0">
            <text:p>0.00 </text:p>
          </table:table-cell>
          <table:table-cell table:style-name="ce94"/>
          <table:table-cell table:style-name="ce110" table:formula="of:=SUM([.CN19:.CX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26]-[$Stock.$L$26]-[$Stock.$R$26]-[$Stock.$X$26]+[$Stock.$Z$26]" office:value-type="float" office:value="0">
            <text:p>0.00 </text:p>
          </table:table-cell>
          <table:table-cell table:style-name="ce94"/>
          <table:table-cell table:style-name="ce110" table:formula="of:=SUM([.CY19:.DI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28]-[$Stock.$L$28]-[$Stock.$R$28]-[$Stock.$X$28]+[$Stock.$Z$28]" office:value-type="float" office:value="0">
            <text:p>0.00 </text:p>
          </table:table-cell>
          <table:table-cell table:style-name="ce94"/>
          <table:table-cell table:style-name="ce110" table:formula="of:=SUM([.DJ19:.DT19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Stock.$F$30]-[$Stock.$L$30]-[$Stock.$R$30]-[$Stock.$X$30]+[$Stock.$Z$30]" office:value-type="float" office:value="0">
            <text:p>0.00 </text:p>
          </table:table-cell>
          <table:table-cell table:style-name="ce94"/>
          <table:table-cell table:style-name="ce110" table:formula="of:=SUM([.DU19:.EE19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19:.EH1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Trade Debtors</text:p>
          </table:table-cell>
          <table:table-cell table:style-name="ce105" office:value-type="string">
            <text:p>DR</text:p>
          </table:table-cell>
          <table:table-cell table:style-name="ce110" table:formula="of:=[$OpenAccounts.E16]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04-30%20(Apr12)%20OpenOffice/Sales.ods'#$May11.$F$1]-['file:///C:/Users/Antony/diy/GB%20Accounts/GB%20Accounts%202011-12/GB%20Accounts%20Company%202012-04-30%20(Apr12)%20OpenOffice/Sales.ods'#$May11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2-04-30%20(Apr12)%20OpenOffice/Currentaccount.ods'#$May11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May11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May11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May11.$J$1]" office:value-type="float" office:value="-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20:.N20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04-30%20(Apr12)%20OpenOffice/Sales.ods'#$Jun11.$F$1]-['file:///C:/Users/Antony/diy/GB%20Accounts/GB%20Accounts%202011-12/GB%20Accounts%20Company%202012-04-30%20(Apr12)%20OpenOffice/Sales.ods'#$Jun11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2-04-30%20(Apr12)%20OpenOffice/Currentaccount.ods'#$Jun11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Jun11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Jun11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Jun11.$J$1]" office:value-type="float" office:value="-0">
            <text:p>0.00 </text:p>
          </table:table-cell>
          <table:table-cell table:style-name="ce110"/>
          <table:table-cell table:style-name="ce110" office:value-type="string">
            <text:p><text:s/></text:p>
          </table:table-cell>
          <table:table-cell table:style-name="ce94"/>
          <table:table-cell table:style-name="ce110" table:formula="of:=SUM([.O20:.Y20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04-30%20(Apr12)%20OpenOffice/Sales.ods'#$Jul11.$F$1]-['file:///C:/Users/Antony/diy/GB%20Accounts/GB%20Accounts%202011-12/GB%20Accounts%20Company%202012-04-30%20(Apr12)%20OpenOffice/Sales.ods'#$Jul11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2-04-30%20(Apr12)%20OpenOffice/Currentaccount.ods'#$Jul11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Jul11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Jul11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Jul11.$J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20:.AJ20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04-30%20(Apr12)%20OpenOffice/Sales.ods'#$Aug11.$F$1]-['file:///C:/Users/Antony/diy/GB%20Accounts/GB%20Accounts%202011-12/GB%20Accounts%20Company%202012-04-30%20(Apr12)%20OpenOffice/Sales.ods'#$Aug11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2-04-30%20(Apr12)%20OpenOffice/Currentaccount.ods'#$Aug11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Aug11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Aug11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Aug11.$J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20:.AU20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04-30%20(Apr12)%20OpenOffice/Sales.ods'#$Sep11.$F$1]-['file:///C:/Users/Antony/diy/GB%20Accounts/GB%20Accounts%202011-12/GB%20Accounts%20Company%202012-04-30%20(Apr12)%20OpenOffice/Sales.ods'#$Sep11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2-04-30%20(Apr12)%20OpenOffice/Currentaccount.ods'#$Sep11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Sep11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Sep11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Sep11.$J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20:.BF20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04-30%20(Apr12)%20OpenOffice/Sales.ods'#$Oct11.$F$1]-['file:///C:/Users/Antony/diy/GB%20Accounts/GB%20Accounts%202011-12/GB%20Accounts%20Company%202012-04-30%20(Apr12)%20OpenOffice/Sales.ods'#$Oct11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2-04-30%20(Apr12)%20OpenOffice/Currentaccount.ods'#$Oct11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Oct11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Oct11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Oct11.$J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20:.BQ20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04-30%20(Apr12)%20OpenOffice/Sales.ods'#$Nov11.$F$1]-['file:///C:/Users/Antony/diy/GB%20Accounts/GB%20Accounts%202011-12/GB%20Accounts%20Company%202012-04-30%20(Apr12)%20OpenOffice/Sales.ods'#$Nov11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2-04-30%20(Apr12)%20OpenOffice/Currentaccount.ods'#$Nov11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Nov11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Nov11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Nov11.$J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20:.CB20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04-30%20(Apr12)%20OpenOffice/Sales.ods'#$Dec11.$F$1]-['file:///C:/Users/Antony/diy/GB%20Accounts/GB%20Accounts%202011-12/GB%20Accounts%20Company%202012-04-30%20(Apr12)%20OpenOffice/Sales.ods'#$Dec11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2-04-30%20(Apr12)%20OpenOffice/Currentaccount.ods'#$Dec11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Dec11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Dec11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Dec11.$J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20:.CM20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04-30%20(Apr12)%20OpenOffice/Sales.ods'#$Jan12.$F$1]-['file:///C:/Users/Antony/diy/GB%20Accounts/GB%20Accounts%202011-12/GB%20Accounts%20Company%202012-04-30%20(Apr12)%20OpenOffice/Sales.ods'#$Jan12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2-04-30%20(Apr12)%20OpenOffice/Currentaccount.ods'#$Jan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Jan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Jan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Jan12.$J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20:.CX20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04-30%20(Apr12)%20OpenOffice/Sales.ods'#$Feb12.$F$1]-['file:///C:/Users/Antony/diy/GB%20Accounts/GB%20Accounts%202011-12/GB%20Accounts%20Company%202012-04-30%20(Apr12)%20OpenOffice/Sales.ods'#$Feb12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2-04-30%20(Apr12)%20OpenOffice/Currentaccount.ods'#$Feb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Feb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Feb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Feb12.$J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20:.DI20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04-30%20(Apr12)%20OpenOffice/Sales.ods'#$Mar12.$F$1]-['file:///C:/Users/Antony/diy/GB%20Accounts/GB%20Accounts%202011-12/GB%20Accounts%20Company%202012-04-30%20(Apr12)%20OpenOffice/Sales.ods'#$Mar12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2-04-30%20(Apr12)%20OpenOffice/Currentaccount.ods'#$Mar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Mar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Mar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Mar12.$J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20:.DT20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04-30%20(Apr12)%20OpenOffice/Sales.ods'#$Apr12.$F$1]-['file:///C:/Users/Antony/diy/GB%20Accounts/GB%20Accounts%202011-12/GB%20Accounts%20Company%202012-04-30%20(Apr12)%20OpenOffice/Sales.ods'#$Apr12.$V$1]" office:value-type="float" office:value="0">
            <text:p>0.00 </text:p>
          </table:table-cell>
          <table:table-cell table:style-name="ce110"/>
          <table:table-cell table:style-name="ce110" table:formula="of:=-['file:///C:/Users/Antony/diy/GB%20Accounts/GB%20Accounts%202011-12/GB%20Accounts%20Company%202012-04-30%20(Apr12)%20OpenOffice/Currentaccount.ods'#$Apr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Apr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Apr12.$J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Apr12.$J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U20:.EE20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20:.EH2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100" office:value-type="string">
            <text:p>Cash &amp; Bank Receipts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nk Current Account</text:p>
          </table:table-cell>
          <table:table-cell table:style-name="ce105" office:value-type="string">
            <text:p>BB</text:p>
          </table:table-cell>
          <table:table-cell table:style-name="ce110" table:formula="of:=[$OpenAccounts.G18]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2-04-30%20(Apr12)%20OpenOffice/Currentaccount.ods'#$May11.$F$1]-['file:///C:/Users/Antony/diy/GB%20Accounts/GB%20Accounts%202011-12/GB%20Accounts%20Company%202012-04-30%20(Apr12)%20OpenOffice/Currentaccount.ods'#$May11.$X$1]" office:value-type="float" office:value="0">
            <text:p>0.00 </text:p>
          </table:table-cell>
          <table:table-cell table:style-name="ce111" table:number-columns-repeated="4"/>
          <table:table-cell/>
          <table:table-cell table:style-name="ce109"/>
          <table:table-cell table:style-name="ce110" table:formula="of:=SUM([.D22:.N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2-04-30%20(Apr12)%20OpenOffice/Currentaccount.ods'#$Jun11.$F$1]-['file:///C:/Users/Antony/diy/GB%20Accounts/GB%20Accounts%202011-12/GB%20Accounts%20Company%202012-04-30%20(Apr12)%20OpenOffice/Currentaccount.ods'#$Jun11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4"/>
          <table:table-cell table:style-name="ce110" table:formula="of:=SUM([.O22:.Y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2-04-30%20(Apr12)%20OpenOffice/Currentaccount.ods'#$Jul11.$F$1]-['file:///C:/Users/Antony/diy/GB%20Accounts/GB%20Accounts%202011-12/GB%20Accounts%20Company%202012-04-30%20(Apr12)%20OpenOffice/Currentaccount.ods'#$Jul11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4"/>
          <table:table-cell table:style-name="ce110" table:formula="of:=SUM([.Z22:.AJ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2-04-30%20(Apr12)%20OpenOffice/Currentaccount.ods'#$Aug11.$F$1]-['file:///C:/Users/Antony/diy/GB%20Accounts/GB%20Accounts%202011-12/GB%20Accounts%20Company%202012-04-30%20(Apr12)%20OpenOffice/Currentaccount.ods'#$Aug11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4"/>
          <table:table-cell table:style-name="ce110" table:formula="of:=SUM([.AK22:.AU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2-04-30%20(Apr12)%20OpenOffice/Currentaccount.ods'#$Sep11.$F$1]-['file:///C:/Users/Antony/diy/GB%20Accounts/GB%20Accounts%202011-12/GB%20Accounts%20Company%202012-04-30%20(Apr12)%20OpenOffice/Currentaccount.ods'#$Sep11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4"/>
          <table:table-cell table:style-name="ce110" table:formula="of:=SUM([.AV22:.BF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2-04-30%20(Apr12)%20OpenOffice/Currentaccount.ods'#$Oct11.$F$1]-['file:///C:/Users/Antony/diy/GB%20Accounts/GB%20Accounts%202011-12/GB%20Accounts%20Company%202012-04-30%20(Apr12)%20OpenOffice/Currentaccount.ods'#$Oct11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4"/>
          <table:table-cell table:style-name="ce110" table:formula="of:=SUM([.BG22:.BQ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2-04-30%20(Apr12)%20OpenOffice/Currentaccount.ods'#$Nov11.$F$1]-['file:///C:/Users/Antony/diy/GB%20Accounts/GB%20Accounts%202011-12/GB%20Accounts%20Company%202012-04-30%20(Apr12)%20OpenOffice/Currentaccount.ods'#$Nov11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4"/>
          <table:table-cell table:style-name="ce110" table:formula="of:=SUM([.BR22:.CB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2-04-30%20(Apr12)%20OpenOffice/Currentaccount.ods'#$Dec11.$F$1]-['file:///C:/Users/Antony/diy/GB%20Accounts/GB%20Accounts%202011-12/GB%20Accounts%20Company%202012-04-30%20(Apr12)%20OpenOffice/Currentaccount.ods'#$Dec11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4"/>
          <table:table-cell table:style-name="ce110" table:formula="of:=SUM([.CC22:.CM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2-04-30%20(Apr12)%20OpenOffice/Currentaccount.ods'#$Jan12.$F$1]-['file:///C:/Users/Antony/diy/GB%20Accounts/GB%20Accounts%202011-12/GB%20Accounts%20Company%202012-04-30%20(Apr12)%20OpenOffice/Currentaccount.ods'#$Jan12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4"/>
          <table:table-cell table:style-name="ce110" table:formula="of:=SUM([.CN22:.CX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2-04-30%20(Apr12)%20OpenOffice/Currentaccount.ods'#$Feb12.$F$1]-['file:///C:/Users/Antony/diy/GB%20Accounts/GB%20Accounts%202011-12/GB%20Accounts%20Company%202012-04-30%20(Apr12)%20OpenOffice/Currentaccount.ods'#$Feb12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4"/>
          <table:table-cell table:style-name="ce110" table:formula="of:=SUM([.CY22:.DI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2-04-30%20(Apr12)%20OpenOffice/Currentaccount.ods'#$Mar12.$F$1]-['file:///C:/Users/Antony/diy/GB%20Accounts/GB%20Accounts%202011-12/GB%20Accounts%20Company%202012-04-30%20(Apr12)%20OpenOffice/Currentaccount.ods'#$Mar12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4"/>
          <table:table-cell table:style-name="ce110" table:formula="of:=SUM([.DJ22:.DT22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['file:///C:/Users/Antony/diy/GB%20Accounts/GB%20Accounts%202011-12/GB%20Accounts%20Company%202012-04-30%20(Apr12)%20OpenOffice/Currentaccount.ods'#$Apr12.$F$1]-['file:///C:/Users/Antony/diy/GB%20Accounts/GB%20Accounts%202011-12/GB%20Accounts%20Company%202012-04-30%20(Apr12)%20OpenOffice/Currentaccount.ods'#$Apr12.$X$1]" office:value-type="float" office:value="0">
            <text:p>0.00 </text:p>
          </table:table-cell>
          <table:table-cell table:style-name="ce111" table:number-columns-repeated="4"/>
          <table:table-cell table:style-name="ce110"/>
          <table:table-cell table:style-name="ce94"/>
          <table:table-cell table:style-name="ce110" table:formula="of:=SUM([.DU22:.EE22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22:.EH2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nk Savings Account</text:p>
          </table:table-cell>
          <table:table-cell table:style-name="ce105" office:value-type="string">
            <text:p>BS</text:p>
          </table:table-cell>
          <table:table-cell table:style-name="ce110" table:formula="of:=[$OpenAccounts.H18]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2-04-30%20(Apr12)%20OpenOffice/Savingaccount.ods'#$May11.$F$1]-['file:///C:/Users/Antony/diy/GB%20Accounts/GB%20Accounts%202011-12/GB%20Accounts%20Company%202012-04-30%20(Apr12)%20OpenOffice/Savingaccount.ods'#$May11.$X$1]" office:value-type="float" office:value="0">
            <text:p>0.00 </text:p>
          </table:table-cell>
          <table:table-cell table:style-name="ce111" table:number-columns-repeated="3"/>
          <table:table-cell/>
          <table:table-cell table:style-name="ce109"/>
          <table:table-cell table:style-name="ce110" table:formula="of:=SUM([.D23:.N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2-04-30%20(Apr12)%20OpenOffice/Savingaccount.ods'#$Jun11.$F$1]-['file:///C:/Users/Antony/diy/GB%20Accounts/GB%20Accounts%202011-12/GB%20Accounts%20Company%202012-04-30%20(Apr12)%20OpenOffice/Savingaccount.ods'#$Jun11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4"/>
          <table:table-cell table:style-name="ce110" table:formula="of:=SUM([.O23:.Y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2-04-30%20(Apr12)%20OpenOffice/Savingaccount.ods'#$Jul11.$F$1]-['file:///C:/Users/Antony/diy/GB%20Accounts/GB%20Accounts%202011-12/GB%20Accounts%20Company%202012-04-30%20(Apr12)%20OpenOffice/Savingaccount.ods'#$Jul11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4"/>
          <table:table-cell table:style-name="ce110" table:formula="of:=SUM([.Z23:.AJ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2-04-30%20(Apr12)%20OpenOffice/Savingaccount.ods'#$Aug11.$F$1]-['file:///C:/Users/Antony/diy/GB%20Accounts/GB%20Accounts%202011-12/GB%20Accounts%20Company%202012-04-30%20(Apr12)%20OpenOffice/Savingaccount.ods'#$Aug11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4"/>
          <table:table-cell table:style-name="ce110" table:formula="of:=SUM([.AK23:.AU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2-04-30%20(Apr12)%20OpenOffice/Savingaccount.ods'#$Sep11.$F$1]-['file:///C:/Users/Antony/diy/GB%20Accounts/GB%20Accounts%202011-12/GB%20Accounts%20Company%202012-04-30%20(Apr12)%20OpenOffice/Savingaccount.ods'#$Sep11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4"/>
          <table:table-cell table:style-name="ce110" table:formula="of:=SUM([.AV23:.BF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2-04-30%20(Apr12)%20OpenOffice/Savingaccount.ods'#$Oct11.$F$1]-['file:///C:/Users/Antony/diy/GB%20Accounts/GB%20Accounts%202011-12/GB%20Accounts%20Company%202012-04-30%20(Apr12)%20OpenOffice/Savingaccount.ods'#$Oct11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4"/>
          <table:table-cell table:style-name="ce110" table:formula="of:=SUM([.BG23:.BQ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2-04-30%20(Apr12)%20OpenOffice/Savingaccount.ods'#$Nov11.$F$1]-['file:///C:/Users/Antony/diy/GB%20Accounts/GB%20Accounts%202011-12/GB%20Accounts%20Company%202012-04-30%20(Apr12)%20OpenOffice/Savingaccount.ods'#$Nov11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4"/>
          <table:table-cell table:style-name="ce110" table:formula="of:=SUM([.BR23:.CB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2-04-30%20(Apr12)%20OpenOffice/Savingaccount.ods'#$Dec11.$F$1]-['file:///C:/Users/Antony/diy/GB%20Accounts/GB%20Accounts%202011-12/GB%20Accounts%20Company%202012-04-30%20(Apr12)%20OpenOffice/Savingaccount.ods'#$Dec11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4"/>
          <table:table-cell table:style-name="ce110" table:formula="of:=SUM([.CC23:.CM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2-04-30%20(Apr12)%20OpenOffice/Savingaccount.ods'#$Jan12.$F$1]-['file:///C:/Users/Antony/diy/GB%20Accounts/GB%20Accounts%202011-12/GB%20Accounts%20Company%202012-04-30%20(Apr12)%20OpenOffice/Savingaccount.ods'#$Jan12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4"/>
          <table:table-cell table:style-name="ce110" table:formula="of:=SUM([.CN23:.CX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2-04-30%20(Apr12)%20OpenOffice/Savingaccount.ods'#$Feb12.$F$1]-['file:///C:/Users/Antony/diy/GB%20Accounts/GB%20Accounts%202011-12/GB%20Accounts%20Company%202012-04-30%20(Apr12)%20OpenOffice/Savingaccount.ods'#$Feb12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4"/>
          <table:table-cell table:style-name="ce110" table:formula="of:=SUM([.CY23:.DI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2-04-30%20(Apr12)%20OpenOffice/Savingaccount.ods'#$Mar12.$F$1]-['file:///C:/Users/Antony/diy/GB%20Accounts/GB%20Accounts%202011-12/GB%20Accounts%20Company%202012-04-30%20(Apr12)%20OpenOffice/Savingaccount.ods'#$Mar12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4"/>
          <table:table-cell table:style-name="ce110" table:formula="of:=SUM([.DJ23:.DT23])" office:value-type="float" office:value="0">
            <text:p>0.00 </text:p>
          </table:table-cell>
          <table:table-cell table:style-name="ce109"/>
          <table:table-cell table:style-name="ce111" table:number-columns-repeated="3"/>
          <table:table-cell table:style-name="ce111" table:formula="of:=['file:///C:/Users/Antony/diy/GB%20Accounts/GB%20Accounts%202011-12/GB%20Accounts%20Company%202012-04-30%20(Apr12)%20OpenOffice/Savingaccount.ods'#$Apr12.$F$1]-['file:///C:/Users/Antony/diy/GB%20Accounts/GB%20Accounts%202011-12/GB%20Accounts%20Company%202012-04-30%20(Apr12)%20OpenOffice/Savingaccount.ods'#$Apr12.$X$1]" office:value-type="float" office:value="0">
            <text:p>0.00 </text:p>
          </table:table-cell>
          <table:table-cell table:style-name="ce111" table:number-columns-repeated="3"/>
          <table:table-cell table:style-name="ce110"/>
          <table:table-cell table:style-name="ce94"/>
          <table:table-cell table:style-name="ce110" table:formula="of:=SUM([.DU23:.EE23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23:.EH2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redit Card Account</text:p>
          </table:table-cell>
          <table:table-cell table:style-name="ce105" office:value-type="string">
            <text:p>BD</text:p>
          </table:table-cell>
          <table:table-cell table:style-name="ce110" table:formula="of:=[$OpenAccounts.I18]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2-04-30%20(Apr12)%20OpenOffice/Creditcardaccount.ods'#$May11.$F$1]-['file:///C:/Users/Antony/diy/GB%20Accounts/GB%20Accounts%202011-12/GB%20Accounts%20Company%202012-04-30%20(Apr12)%20OpenOffice/Creditcardaccount.ods'#$May11.$X$1]" office:value-type="float" office:value="0">
            <text:p>0.00 </text:p>
          </table:table-cell>
          <table:table-cell table:style-name="ce111" table:number-columns-repeated="2"/>
          <table:table-cell/>
          <table:table-cell table:style-name="ce109"/>
          <table:table-cell table:style-name="ce110" table:formula="of:=SUM([.D24:.N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2-04-30%20(Apr12)%20OpenOffice/Creditcardaccount.ods'#$Jun11.$F$1]-['file:///C:/Users/Antony/diy/GB%20Accounts/GB%20Accounts%202011-12/GB%20Accounts%20Company%202012-04-30%20(Apr12)%20OpenOffice/Creditcardaccount.ods'#$Jun11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4"/>
          <table:table-cell table:style-name="ce110" table:formula="of:=SUM([.O24:.Y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2-04-30%20(Apr12)%20OpenOffice/Creditcardaccount.ods'#$Jul11.$F$1]-['file:///C:/Users/Antony/diy/GB%20Accounts/GB%20Accounts%202011-12/GB%20Accounts%20Company%202012-04-30%20(Apr12)%20OpenOffice/Creditcardaccount.ods'#$Jul11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4"/>
          <table:table-cell table:style-name="ce110" table:formula="of:=SUM([.Z24:.AJ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2-04-30%20(Apr12)%20OpenOffice/Creditcardaccount.ods'#$Aug11.$F$1]-['file:///C:/Users/Antony/diy/GB%20Accounts/GB%20Accounts%202011-12/GB%20Accounts%20Company%202012-04-30%20(Apr12)%20OpenOffice/Creditcardaccount.ods'#$Aug11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4"/>
          <table:table-cell table:style-name="ce110" table:formula="of:=SUM([.AK24:.AU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2-04-30%20(Apr12)%20OpenOffice/Creditcardaccount.ods'#$Sep11.$F$1]-['file:///C:/Users/Antony/diy/GB%20Accounts/GB%20Accounts%202011-12/GB%20Accounts%20Company%202012-04-30%20(Apr12)%20OpenOffice/Creditcardaccount.ods'#$Sep11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4"/>
          <table:table-cell table:style-name="ce110" table:formula="of:=SUM([.AV24:.BF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2-04-30%20(Apr12)%20OpenOffice/Creditcardaccount.ods'#$Oct11.$F$1]-['file:///C:/Users/Antony/diy/GB%20Accounts/GB%20Accounts%202011-12/GB%20Accounts%20Company%202012-04-30%20(Apr12)%20OpenOffice/Creditcardaccount.ods'#$Oct11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4"/>
          <table:table-cell table:style-name="ce110" table:formula="of:=SUM([.BG24:.BQ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2-04-30%20(Apr12)%20OpenOffice/Creditcardaccount.ods'#$Nov11.$F$1]-['file:///C:/Users/Antony/diy/GB%20Accounts/GB%20Accounts%202011-12/GB%20Accounts%20Company%202012-04-30%20(Apr12)%20OpenOffice/Creditcardaccount.ods'#$Nov11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4"/>
          <table:table-cell table:style-name="ce110" table:formula="of:=SUM([.BR24:.CB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2-04-30%20(Apr12)%20OpenOffice/Creditcardaccount.ods'#$Dec11.$F$1]-['file:///C:/Users/Antony/diy/GB%20Accounts/GB%20Accounts%202011-12/GB%20Accounts%20Company%202012-04-30%20(Apr12)%20OpenOffice/Creditcardaccount.ods'#$Dec11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4"/>
          <table:table-cell table:style-name="ce110" table:formula="of:=SUM([.CC24:.CM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2-04-30%20(Apr12)%20OpenOffice/Creditcardaccount.ods'#$Jan12.$F$1]-['file:///C:/Users/Antony/diy/GB%20Accounts/GB%20Accounts%202011-12/GB%20Accounts%20Company%202012-04-30%20(Apr12)%20OpenOffice/Creditcardaccount.ods'#$Jan12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4"/>
          <table:table-cell table:style-name="ce110" table:formula="of:=SUM([.CN24:.CX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2-04-30%20(Apr12)%20OpenOffice/Creditcardaccount.ods'#$Feb12.$F$1]-['file:///C:/Users/Antony/diy/GB%20Accounts/GB%20Accounts%202011-12/GB%20Accounts%20Company%202012-04-30%20(Apr12)%20OpenOffice/Creditcardaccount.ods'#$Feb12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4"/>
          <table:table-cell table:style-name="ce110" table:formula="of:=SUM([.CY24:.DI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2-04-30%20(Apr12)%20OpenOffice/Creditcardaccount.ods'#$Mar12.$F$1]-['file:///C:/Users/Antony/diy/GB%20Accounts/GB%20Accounts%202011-12/GB%20Accounts%20Company%202012-04-30%20(Apr12)%20OpenOffice/Creditcardaccount.ods'#$Mar12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4"/>
          <table:table-cell table:style-name="ce110" table:formula="of:=SUM([.DJ24:.DT24])" office:value-type="float" office:value="0">
            <text:p>0.00 </text:p>
          </table:table-cell>
          <table:table-cell table:style-name="ce109"/>
          <table:table-cell table:style-name="ce111" table:number-columns-repeated="4"/>
          <table:table-cell table:style-name="ce111" table:formula="of:=['file:///C:/Users/Antony/diy/GB%20Accounts/GB%20Accounts%202011-12/GB%20Accounts%20Company%202012-04-30%20(Apr12)%20OpenOffice/Creditcardaccount.ods'#$Apr12.$F$1]-['file:///C:/Users/Antony/diy/GB%20Accounts/GB%20Accounts%202011-12/GB%20Accounts%20Company%202012-04-30%20(Apr12)%20OpenOffice/Creditcardaccount.ods'#$Apr12.$X$1]" office:value-type="float" office:value="0">
            <text:p>0.00 </text:p>
          </table:table-cell>
          <table:table-cell table:style-name="ce111" table:number-columns-repeated="2"/>
          <table:table-cell table:style-name="ce110"/>
          <table:table-cell table:style-name="ce94"/>
          <table:table-cell table:style-name="ce110" table:formula="of:=SUM([.DU24:.EE2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24:.EH2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ash Account</text:p>
          </table:table-cell>
          <table:table-cell table:style-name="ce105" office:value-type="string">
            <text:p>BC</text:p>
          </table:table-cell>
          <table:table-cell table:style-name="ce110" table:formula="of:=[$OpenAccounts.J18]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2-04-30%20(Apr12)%20OpenOffice/Cashaccount.ods'#$May11.$F$1]-['file:///C:/Users/Antony/diy/GB%20Accounts/GB%20Accounts%202011-12/GB%20Accounts%20Company%202012-04-30%20(Apr12)%20OpenOffice/Cashaccount.ods'#$May11.$U$1]" office:value-type="float" office:value="0">
            <text:p>0.00 </text:p>
          </table:table-cell>
          <table:table-cell table:style-name="ce111"/>
          <table:table-cell/>
          <table:table-cell table:style-name="ce109"/>
          <table:table-cell table:style-name="ce110" table:formula="of:=SUM([.D25:.N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2-04-30%20(Apr12)%20OpenOffice/Cashaccount.ods'#$Jun11.$F$1]-['file:///C:/Users/Antony/diy/GB%20Accounts/GB%20Accounts%202011-12/GB%20Accounts%20Company%202012-04-30%20(Apr12)%20OpenOffice/Cashaccount.ods'#$Jun11.$U$1]" office:value-type="float" office:value="0">
            <text:p>0.00 </text:p>
          </table:table-cell>
          <table:table-cell table:style-name="ce111"/>
          <table:table-cell table:style-name="ce110"/>
          <table:table-cell table:style-name="ce94"/>
          <table:table-cell table:style-name="ce110" table:formula="of:=SUM([.O25:.Y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2-04-30%20(Apr12)%20OpenOffice/Cashaccount.ods'#$Jul11.$F$1]-['file:///C:/Users/Antony/diy/GB%20Accounts/GB%20Accounts%202011-12/GB%20Accounts%20Company%202012-04-30%20(Apr12)%20OpenOffice/Cashaccount.ods'#$Jul11.$U$1]" office:value-type="float" office:value="0">
            <text:p>0.00 </text:p>
          </table:table-cell>
          <table:table-cell table:style-name="ce111"/>
          <table:table-cell table:style-name="ce110"/>
          <table:table-cell table:style-name="ce94"/>
          <table:table-cell table:style-name="ce110" table:formula="of:=SUM([.Z25:.AJ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2-04-30%20(Apr12)%20OpenOffice/Cashaccount.ods'#$Aug11.$F$1]-['file:///C:/Users/Antony/diy/GB%20Accounts/GB%20Accounts%202011-12/GB%20Accounts%20Company%202012-04-30%20(Apr12)%20OpenOffice/Cashaccount.ods'#$Aug11.$U$1]" office:value-type="float" office:value="0">
            <text:p>0.00 </text:p>
          </table:table-cell>
          <table:table-cell table:style-name="ce111"/>
          <table:table-cell table:style-name="ce110"/>
          <table:table-cell table:style-name="ce94"/>
          <table:table-cell table:style-name="ce110" table:formula="of:=SUM([.AK25:.AU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2-04-30%20(Apr12)%20OpenOffice/Cashaccount.ods'#$Sep11.$F$1]-['file:///C:/Users/Antony/diy/GB%20Accounts/GB%20Accounts%202011-12/GB%20Accounts%20Company%202012-04-30%20(Apr12)%20OpenOffice/Cashaccount.ods'#$Sep11.$U$1]" office:value-type="float" office:value="0">
            <text:p>0.00 </text:p>
          </table:table-cell>
          <table:table-cell table:style-name="ce111"/>
          <table:table-cell table:style-name="ce110"/>
          <table:table-cell table:style-name="ce94"/>
          <table:table-cell table:style-name="ce110" table:formula="of:=SUM([.AV25:.BF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2-04-30%20(Apr12)%20OpenOffice/Cashaccount.ods'#$Oct11.$F$1]-['file:///C:/Users/Antony/diy/GB%20Accounts/GB%20Accounts%202011-12/GB%20Accounts%20Company%202012-04-30%20(Apr12)%20OpenOffice/Cashaccount.ods'#$Oct11.$U$1]" office:value-type="float" office:value="0">
            <text:p>0.00 </text:p>
          </table:table-cell>
          <table:table-cell table:style-name="ce111"/>
          <table:table-cell table:style-name="ce110"/>
          <table:table-cell table:style-name="ce94"/>
          <table:table-cell table:style-name="ce110" table:formula="of:=SUM([.BG25:.BQ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2-04-30%20(Apr12)%20OpenOffice/Cashaccount.ods'#$Nov11.$F$1]-['file:///C:/Users/Antony/diy/GB%20Accounts/GB%20Accounts%202011-12/GB%20Accounts%20Company%202012-04-30%20(Apr12)%20OpenOffice/Cashaccount.ods'#$Nov11.$U$1]" office:value-type="float" office:value="0">
            <text:p>0.00 </text:p>
          </table:table-cell>
          <table:table-cell table:style-name="ce111"/>
          <table:table-cell table:style-name="ce110"/>
          <table:table-cell table:style-name="ce94"/>
          <table:table-cell table:style-name="ce110" table:formula="of:=SUM([.BR25:.CB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2-04-30%20(Apr12)%20OpenOffice/Cashaccount.ods'#$Dec11.$F$1]-['file:///C:/Users/Antony/diy/GB%20Accounts/GB%20Accounts%202011-12/GB%20Accounts%20Company%202012-04-30%20(Apr12)%20OpenOffice/Cashaccount.ods'#$Dec11.$U$1]" office:value-type="float" office:value="0">
            <text:p>0.00 </text:p>
          </table:table-cell>
          <table:table-cell table:style-name="ce111"/>
          <table:table-cell table:style-name="ce110"/>
          <table:table-cell table:style-name="ce94"/>
          <table:table-cell table:style-name="ce110" table:formula="of:=SUM([.CC25:.CM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2-04-30%20(Apr12)%20OpenOffice/Cashaccount.ods'#$Jan12.$F$1]-['file:///C:/Users/Antony/diy/GB%20Accounts/GB%20Accounts%202011-12/GB%20Accounts%20Company%202012-04-30%20(Apr12)%20OpenOffice/Cashaccount.ods'#$Jan12.$U$1]" office:value-type="float" office:value="0">
            <text:p>0.00 </text:p>
          </table:table-cell>
          <table:table-cell table:style-name="ce111"/>
          <table:table-cell table:style-name="ce110"/>
          <table:table-cell table:style-name="ce94"/>
          <table:table-cell table:style-name="ce110" table:formula="of:=SUM([.CN25:.CX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2-04-30%20(Apr12)%20OpenOffice/Cashaccount.ods'#$Feb12.$F$1]-['file:///C:/Users/Antony/diy/GB%20Accounts/GB%20Accounts%202011-12/GB%20Accounts%20Company%202012-04-30%20(Apr12)%20OpenOffice/Cashaccount.ods'#$Feb12.$U$1]" office:value-type="float" office:value="0">
            <text:p>0.00 </text:p>
          </table:table-cell>
          <table:table-cell table:style-name="ce111"/>
          <table:table-cell table:style-name="ce110"/>
          <table:table-cell table:style-name="ce94"/>
          <table:table-cell table:style-name="ce110" table:formula="of:=SUM([.CY25:.DI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2-04-30%20(Apr12)%20OpenOffice/Cashaccount.ods'#$Mar12.$F$1]-['file:///C:/Users/Antony/diy/GB%20Accounts/GB%20Accounts%202011-12/GB%20Accounts%20Company%202012-04-30%20(Apr12)%20OpenOffice/Cashaccount.ods'#$Mar12.$U$1]" office:value-type="float" office:value="0">
            <text:p>0.00 </text:p>
          </table:table-cell>
          <table:table-cell table:style-name="ce111"/>
          <table:table-cell table:style-name="ce110"/>
          <table:table-cell table:style-name="ce94"/>
          <table:table-cell table:style-name="ce110" table:formula="of:=SUM([.DJ25:.DT25])" office:value-type="float" office:value="0">
            <text:p>0.00 </text:p>
          </table:table-cell>
          <table:table-cell table:style-name="ce109"/>
          <table:table-cell table:style-name="ce111" table:number-columns-repeated="5"/>
          <table:table-cell table:style-name="ce111" table:formula="of:=['file:///C:/Users/Antony/diy/GB%20Accounts/GB%20Accounts%202011-12/GB%20Accounts%20Company%202012-04-30%20(Apr12)%20OpenOffice/Cashaccount.ods'#$Apr12.$F$1]-['file:///C:/Users/Antony/diy/GB%20Accounts/GB%20Accounts%202011-12/GB%20Accounts%20Company%202012-04-30%20(Apr12)%20OpenOffice/Cashaccount.ods'#$Apr12.$U$1]" office:value-type="float" office:value="0">
            <text:p>0.00 </text:p>
          </table:table-cell>
          <table:table-cell table:style-name="ce111"/>
          <table:table-cell table:style-name="ce110"/>
          <table:table-cell table:style-name="ce94"/>
          <table:table-cell table:style-name="ce110" table:formula="of:=SUM([.DU25:.EE25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04-30%20(Apr12)%20OpenOffice/Companysecretary.ods'#$Boardmeeting.$E$6]" office:value-type="float" office:value="0">
            <text:p>0.00 </text:p>
          </table:table-cell>
          <table:table-cell table:style-name="ce94"/>
          <table:table-cell table:style-name="ce110" table:formula="of:=SUM([.EF25:.EH2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Intra Cash &amp; Bank Transfers</text:p>
          </table:table-cell>
          <table:table-cell table:style-name="ce105"/>
          <table:table-cell table:style-name="ce111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2-04-30%20(Apr12)%20OpenOffice/Currentaccount.ods'#$May11.$G$1]-['file:///C:/Users/Antony/diy/GB%20Accounts/GB%20Accounts%202011-12/GB%20Accounts%20Company%202012-04-30%20(Apr12)%20OpenOffice/Currentaccount.ods'#$May11.$H$1]-['file:///C:/Users/Antony/diy/GB%20Accounts/GB%20Accounts%202011-12/GB%20Accounts%20Company%202012-04-30%20(Apr12)%20OpenOffice/Currentaccount.ods'#$May11.$I$1]+['file:///C:/Users/Antony/diy/GB%20Accounts/GB%20Accounts%202011-12/GB%20Accounts%20Company%202012-04-30%20(Apr12)%20OpenOffice/Currentaccount.ods'#$May11.$Y$1]+['file:///C:/Users/Antony/diy/GB%20Accounts/GB%20Accounts%202011-12/GB%20Accounts%20Company%202012-04-30%20(Apr12)%20OpenOffice/Currentaccount.ods'#$May11.$Z$1]+['file:///C:/Users/Antony/diy/GB%20Accounts/GB%20Accounts%202011-12/GB%20Accounts%20Company%202012-04-30%20(Apr12)%20OpenOffice/Currentaccount.ods'#$May11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Savingaccount.ods'#$May11.$G$1]-['file:///C:/Users/Antony/diy/GB%20Accounts/GB%20Accounts%202011-12/GB%20Accounts%20Company%202012-04-30%20(Apr12)%20OpenOffice/Savingaccount.ods'#$May11.$H$1]-['file:///C:/Users/Antony/diy/GB%20Accounts/GB%20Accounts%202011-12/GB%20Accounts%20Company%202012-04-30%20(Apr12)%20OpenOffice/Savingaccount.ods'#$May11.$I$1]+['file:///C:/Users/Antony/diy/GB%20Accounts/GB%20Accounts%202011-12/GB%20Accounts%20Company%202012-04-30%20(Apr12)%20OpenOffice/Savingaccount.ods'#$May11.$Y$1]+['file:///C:/Users/Antony/diy/GB%20Accounts/GB%20Accounts%202011-12/GB%20Accounts%20Company%202012-04-30%20(Apr12)%20OpenOffice/Savingaccount.ods'#$May11.$Z$1]+['file:///C:/Users/Antony/diy/GB%20Accounts/GB%20Accounts%202011-12/GB%20Accounts%20Company%202012-04-30%20(Apr12)%20OpenOffice/Savingaccount.ods'#$May11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Creditcardaccount.ods'#$May11.$G$1]-['file:///C:/Users/Antony/diy/GB%20Accounts/GB%20Accounts%202011-12/GB%20Accounts%20Company%202012-04-30%20(Apr12)%20OpenOffice/Creditcardaccount.ods'#$May11.$H$1]-['file:///C:/Users/Antony/diy/GB%20Accounts/GB%20Accounts%202011-12/GB%20Accounts%20Company%202012-04-30%20(Apr12)%20OpenOffice/Creditcardaccount.ods'#$May11.$I$1]+['file:///C:/Users/Antony/diy/GB%20Accounts/GB%20Accounts%202011-12/GB%20Accounts%20Company%202012-04-30%20(Apr12)%20OpenOffice/Creditcardaccount.ods'#$May11.$Y$1]+['file:///C:/Users/Antony/diy/GB%20Accounts/GB%20Accounts%202011-12/GB%20Accounts%20Company%202012-04-30%20(Apr12)%20OpenOffice/Creditcardaccount.ods'#$May11.$Z$1]+['file:///C:/Users/Antony/diy/GB%20Accounts/GB%20Accounts%202011-12/GB%20Accounts%20Company%202012-04-30%20(Apr12)%20OpenOffice/Creditcardaccount.ods'#$May11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Cashaccount.ods'#$May11.$G$1]-['file:///C:/Users/Antony/diy/GB%20Accounts/GB%20Accounts%202011-12/GB%20Accounts%20Company%202012-04-30%20(Apr12)%20OpenOffice/Cashaccount.ods'#$May11.$H$1]-['file:///C:/Users/Antony/diy/GB%20Accounts/GB%20Accounts%202011-12/GB%20Accounts%20Company%202012-04-30%20(Apr12)%20OpenOffice/Cashaccount.ods'#$May11.$I$1]+['file:///C:/Users/Antony/diy/GB%20Accounts/GB%20Accounts%202011-12/GB%20Accounts%20Company%202012-04-30%20(Apr12)%20OpenOffice/Cashaccount.ods'#$May11.$V$1]+['file:///C:/Users/Antony/diy/GB%20Accounts/GB%20Accounts%202011-12/GB%20Accounts%20Company%202012-04-30%20(Apr12)%20OpenOffice/Cashaccount.ods'#$May11.$W$1]+['file:///C:/Users/Antony/diy/GB%20Accounts/GB%20Accounts%202011-12/GB%20Accounts%20Company%202012-04-30%20(Apr12)%20OpenOffice/Cashaccount.ods'#$May11.$X$1]" office:value-type="float" office:value="0">
            <text:p>0.00 </text:p>
          </table:table-cell>
          <table:table-cell table:style-name="ce111" table:number-columns-repeated="2"/>
          <table:table-cell table:style-name="ce109"/>
          <table:table-cell table:style-name="ce110" table:formula="of:=SUM([.D26:.N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2-04-30%20(Apr12)%20OpenOffice/Currentaccount.ods'#$Jun11.$G$1]-['file:///C:/Users/Antony/diy/GB%20Accounts/GB%20Accounts%202011-12/GB%20Accounts%20Company%202012-04-30%20(Apr12)%20OpenOffice/Currentaccount.ods'#$Jun11.$H$1]-['file:///C:/Users/Antony/diy/GB%20Accounts/GB%20Accounts%202011-12/GB%20Accounts%20Company%202012-04-30%20(Apr12)%20OpenOffice/Currentaccount.ods'#$Jun11.$I$1]+['file:///C:/Users/Antony/diy/GB%20Accounts/GB%20Accounts%202011-12/GB%20Accounts%20Company%202012-04-30%20(Apr12)%20OpenOffice/Currentaccount.ods'#$Jun11.$Y$1]+['file:///C:/Users/Antony/diy/GB%20Accounts/GB%20Accounts%202011-12/GB%20Accounts%20Company%202012-04-30%20(Apr12)%20OpenOffice/Currentaccount.ods'#$Jun11.$Z$1]+['file:///C:/Users/Antony/diy/GB%20Accounts/GB%20Accounts%202011-12/GB%20Accounts%20Company%202012-04-30%20(Apr12)%20OpenOffice/Currentaccount.ods'#$Jun11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Savingaccount.ods'#$Jun11.$G$1]-['file:///C:/Users/Antony/diy/GB%20Accounts/GB%20Accounts%202011-12/GB%20Accounts%20Company%202012-04-30%20(Apr12)%20OpenOffice/Savingaccount.ods'#$Jun11.$H$1]-['file:///C:/Users/Antony/diy/GB%20Accounts/GB%20Accounts%202011-12/GB%20Accounts%20Company%202012-04-30%20(Apr12)%20OpenOffice/Savingaccount.ods'#$Jun11.$I$1]+['file:///C:/Users/Antony/diy/GB%20Accounts/GB%20Accounts%202011-12/GB%20Accounts%20Company%202012-04-30%20(Apr12)%20OpenOffice/Savingaccount.ods'#$Jun11.$Y$1]+['file:///C:/Users/Antony/diy/GB%20Accounts/GB%20Accounts%202011-12/GB%20Accounts%20Company%202012-04-30%20(Apr12)%20OpenOffice/Savingaccount.ods'#$Jun11.$Z$1]+['file:///C:/Users/Antony/diy/GB%20Accounts/GB%20Accounts%202011-12/GB%20Accounts%20Company%202012-04-30%20(Apr12)%20OpenOffice/Savingaccount.ods'#$Jun11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Creditcardaccount.ods'#$Jun11.$G$1]-['file:///C:/Users/Antony/diy/GB%20Accounts/GB%20Accounts%202011-12/GB%20Accounts%20Company%202012-04-30%20(Apr12)%20OpenOffice/Creditcardaccount.ods'#$Jun11.$H$1]-['file:///C:/Users/Antony/diy/GB%20Accounts/GB%20Accounts%202011-12/GB%20Accounts%20Company%202012-04-30%20(Apr12)%20OpenOffice/Creditcardaccount.ods'#$Jun11.$I$1]+['file:///C:/Users/Antony/diy/GB%20Accounts/GB%20Accounts%202011-12/GB%20Accounts%20Company%202012-04-30%20(Apr12)%20OpenOffice/Creditcardaccount.ods'#$Jun11.$Y$1]+['file:///C:/Users/Antony/diy/GB%20Accounts/GB%20Accounts%202011-12/GB%20Accounts%20Company%202012-04-30%20(Apr12)%20OpenOffice/Creditcardaccount.ods'#$Jun11.$Z$1]+['file:///C:/Users/Antony/diy/GB%20Accounts/GB%20Accounts%202011-12/GB%20Accounts%20Company%202012-04-30%20(Apr12)%20OpenOffice/Creditcardaccount.ods'#$Jun11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Cashaccount.ods'#$Jun11.$G$1]-['file:///C:/Users/Antony/diy/GB%20Accounts/GB%20Accounts%202011-12/GB%20Accounts%20Company%202012-04-30%20(Apr12)%20OpenOffice/Cashaccount.ods'#$Jun11.$H$1]-['file:///C:/Users/Antony/diy/GB%20Accounts/GB%20Accounts%202011-12/GB%20Accounts%20Company%202012-04-30%20(Apr12)%20OpenOffice/Cashaccount.ods'#$Jun11.$I$1]+['file:///C:/Users/Antony/diy/GB%20Accounts/GB%20Accounts%202011-12/GB%20Accounts%20Company%202012-04-30%20(Apr12)%20OpenOffice/Cashaccount.ods'#$Jun11.$V$1]+['file:///C:/Users/Antony/diy/GB%20Accounts/GB%20Accounts%202011-12/GB%20Accounts%20Company%202012-04-30%20(Apr12)%20OpenOffice/Cashaccount.ods'#$Jun11.$W$1]+['file:///C:/Users/Antony/diy/GB%20Accounts/GB%20Accounts%202011-12/GB%20Accounts%20Company%202012-04-30%20(Apr12)%20OpenOffice/Cashaccount.ods'#$Jun11.$X$1]" office:value-type="float" office:value="0">
            <text:p>0.00 </text:p>
          </table:table-cell>
          <table:table-cell table:style-name="ce111" table:number-columns-repeated="2"/>
          <table:table-cell table:style-name="ce94"/>
          <table:table-cell table:style-name="ce110" table:formula="of:=SUM([.O26:.Y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2-04-30%20(Apr12)%20OpenOffice/Currentaccount.ods'#$Jul11.$G$1]-['file:///C:/Users/Antony/diy/GB%20Accounts/GB%20Accounts%202011-12/GB%20Accounts%20Company%202012-04-30%20(Apr12)%20OpenOffice/Currentaccount.ods'#$Jul11.$H$1]-['file:///C:/Users/Antony/diy/GB%20Accounts/GB%20Accounts%202011-12/GB%20Accounts%20Company%202012-04-30%20(Apr12)%20OpenOffice/Currentaccount.ods'#$Jul11.$I$1]+['file:///C:/Users/Antony/diy/GB%20Accounts/GB%20Accounts%202011-12/GB%20Accounts%20Company%202012-04-30%20(Apr12)%20OpenOffice/Currentaccount.ods'#$Jul11.$Y$1]+['file:///C:/Users/Antony/diy/GB%20Accounts/GB%20Accounts%202011-12/GB%20Accounts%20Company%202012-04-30%20(Apr12)%20OpenOffice/Currentaccount.ods'#$Jul11.$Z$1]+['file:///C:/Users/Antony/diy/GB%20Accounts/GB%20Accounts%202011-12/GB%20Accounts%20Company%202012-04-30%20(Apr12)%20OpenOffice/Currentaccount.ods'#$Jul11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Savingaccount.ods'#$Jul11.$G$1]-['file:///C:/Users/Antony/diy/GB%20Accounts/GB%20Accounts%202011-12/GB%20Accounts%20Company%202012-04-30%20(Apr12)%20OpenOffice/Savingaccount.ods'#$Jul11.$H$1]-['file:///C:/Users/Antony/diy/GB%20Accounts/GB%20Accounts%202011-12/GB%20Accounts%20Company%202012-04-30%20(Apr12)%20OpenOffice/Savingaccount.ods'#$Jul11.$I$1]+['file:///C:/Users/Antony/diy/GB%20Accounts/GB%20Accounts%202011-12/GB%20Accounts%20Company%202012-04-30%20(Apr12)%20OpenOffice/Savingaccount.ods'#$Jul11.$Y$1]+['file:///C:/Users/Antony/diy/GB%20Accounts/GB%20Accounts%202011-12/GB%20Accounts%20Company%202012-04-30%20(Apr12)%20OpenOffice/Savingaccount.ods'#$Jul11.$Z$1]+['file:///C:/Users/Antony/diy/GB%20Accounts/GB%20Accounts%202011-12/GB%20Accounts%20Company%202012-04-30%20(Apr12)%20OpenOffice/Savingaccount.ods'#$Jul11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Creditcardaccount.ods'#$Jul11.$G$1]-['file:///C:/Users/Antony/diy/GB%20Accounts/GB%20Accounts%202011-12/GB%20Accounts%20Company%202012-04-30%20(Apr12)%20OpenOffice/Creditcardaccount.ods'#$Jul11.$H$1]-['file:///C:/Users/Antony/diy/GB%20Accounts/GB%20Accounts%202011-12/GB%20Accounts%20Company%202012-04-30%20(Apr12)%20OpenOffice/Creditcardaccount.ods'#$Jul11.$I$1]+['file:///C:/Users/Antony/diy/GB%20Accounts/GB%20Accounts%202011-12/GB%20Accounts%20Company%202012-04-30%20(Apr12)%20OpenOffice/Creditcardaccount.ods'#$Jul11.$Y$1]+['file:///C:/Users/Antony/diy/GB%20Accounts/GB%20Accounts%202011-12/GB%20Accounts%20Company%202012-04-30%20(Apr12)%20OpenOffice/Creditcardaccount.ods'#$Jul11.$Z$1]+['file:///C:/Users/Antony/diy/GB%20Accounts/GB%20Accounts%202011-12/GB%20Accounts%20Company%202012-04-30%20(Apr12)%20OpenOffice/Creditcardaccount.ods'#$Jul11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Cashaccount.ods'#$Jul11.$G$1]-['file:///C:/Users/Antony/diy/GB%20Accounts/GB%20Accounts%202011-12/GB%20Accounts%20Company%202012-04-30%20(Apr12)%20OpenOffice/Cashaccount.ods'#$Jul11.$H$1]-['file:///C:/Users/Antony/diy/GB%20Accounts/GB%20Accounts%202011-12/GB%20Accounts%20Company%202012-04-30%20(Apr12)%20OpenOffice/Cashaccount.ods'#$Jul11.$I$1]+['file:///C:/Users/Antony/diy/GB%20Accounts/GB%20Accounts%202011-12/GB%20Accounts%20Company%202012-04-30%20(Apr12)%20OpenOffice/Cashaccount.ods'#$Jul11.$V$1]+['file:///C:/Users/Antony/diy/GB%20Accounts/GB%20Accounts%202011-12/GB%20Accounts%20Company%202012-04-30%20(Apr12)%20OpenOffice/Cashaccount.ods'#$Jul11.$W$1]+['file:///C:/Users/Antony/diy/GB%20Accounts/GB%20Accounts%202011-12/GB%20Accounts%20Company%202012-04-30%20(Apr12)%20OpenOffice/Cashaccount.ods'#$Jul11.$X$1]" office:value-type="float" office:value="0">
            <text:p>0.00 </text:p>
          </table:table-cell>
          <table:table-cell table:style-name="ce111" table:number-columns-repeated="2"/>
          <table:table-cell table:style-name="ce94"/>
          <table:table-cell table:style-name="ce110" table:formula="of:=SUM([.Z26:.AJ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2-04-30%20(Apr12)%20OpenOffice/Currentaccount.ods'#$Aug11.$G$1]-['file:///C:/Users/Antony/diy/GB%20Accounts/GB%20Accounts%202011-12/GB%20Accounts%20Company%202012-04-30%20(Apr12)%20OpenOffice/Currentaccount.ods'#$Aug11.$H$1]-['file:///C:/Users/Antony/diy/GB%20Accounts/GB%20Accounts%202011-12/GB%20Accounts%20Company%202012-04-30%20(Apr12)%20OpenOffice/Currentaccount.ods'#$Aug11.$I$1]+['file:///C:/Users/Antony/diy/GB%20Accounts/GB%20Accounts%202011-12/GB%20Accounts%20Company%202012-04-30%20(Apr12)%20OpenOffice/Currentaccount.ods'#$Aug11.$Y$1]+['file:///C:/Users/Antony/diy/GB%20Accounts/GB%20Accounts%202011-12/GB%20Accounts%20Company%202012-04-30%20(Apr12)%20OpenOffice/Currentaccount.ods'#$Aug11.$Z$1]+['file:///C:/Users/Antony/diy/GB%20Accounts/GB%20Accounts%202011-12/GB%20Accounts%20Company%202012-04-30%20(Apr12)%20OpenOffice/Currentaccount.ods'#$Aug11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Savingaccount.ods'#$Aug11.$G$1]-['file:///C:/Users/Antony/diy/GB%20Accounts/GB%20Accounts%202011-12/GB%20Accounts%20Company%202012-04-30%20(Apr12)%20OpenOffice/Savingaccount.ods'#$Aug11.$H$1]-['file:///C:/Users/Antony/diy/GB%20Accounts/GB%20Accounts%202011-12/GB%20Accounts%20Company%202012-04-30%20(Apr12)%20OpenOffice/Savingaccount.ods'#$Aug11.$I$1]+['file:///C:/Users/Antony/diy/GB%20Accounts/GB%20Accounts%202011-12/GB%20Accounts%20Company%202012-04-30%20(Apr12)%20OpenOffice/Savingaccount.ods'#$Aug11.$Y$1]+['file:///C:/Users/Antony/diy/GB%20Accounts/GB%20Accounts%202011-12/GB%20Accounts%20Company%202012-04-30%20(Apr12)%20OpenOffice/Savingaccount.ods'#$Aug11.$Z$1]+['file:///C:/Users/Antony/diy/GB%20Accounts/GB%20Accounts%202011-12/GB%20Accounts%20Company%202012-04-30%20(Apr12)%20OpenOffice/Savingaccount.ods'#$Aug11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Creditcardaccount.ods'#$Aug11.$G$1]-['file:///C:/Users/Antony/diy/GB%20Accounts/GB%20Accounts%202011-12/GB%20Accounts%20Company%202012-04-30%20(Apr12)%20OpenOffice/Creditcardaccount.ods'#$Aug11.$H$1]-['file:///C:/Users/Antony/diy/GB%20Accounts/GB%20Accounts%202011-12/GB%20Accounts%20Company%202012-04-30%20(Apr12)%20OpenOffice/Creditcardaccount.ods'#$Aug11.$I$1]+['file:///C:/Users/Antony/diy/GB%20Accounts/GB%20Accounts%202011-12/GB%20Accounts%20Company%202012-04-30%20(Apr12)%20OpenOffice/Creditcardaccount.ods'#$Aug11.$Y$1]+['file:///C:/Users/Antony/diy/GB%20Accounts/GB%20Accounts%202011-12/GB%20Accounts%20Company%202012-04-30%20(Apr12)%20OpenOffice/Creditcardaccount.ods'#$Aug11.$Z$1]+['file:///C:/Users/Antony/diy/GB%20Accounts/GB%20Accounts%202011-12/GB%20Accounts%20Company%202012-04-30%20(Apr12)%20OpenOffice/Creditcardaccount.ods'#$Aug11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Cashaccount.ods'#$Aug11.$G$1]-['file:///C:/Users/Antony/diy/GB%20Accounts/GB%20Accounts%202011-12/GB%20Accounts%20Company%202012-04-30%20(Apr12)%20OpenOffice/Cashaccount.ods'#$Aug11.$H$1]-['file:///C:/Users/Antony/diy/GB%20Accounts/GB%20Accounts%202011-12/GB%20Accounts%20Company%202012-04-30%20(Apr12)%20OpenOffice/Cashaccount.ods'#$Aug11.$I$1]+['file:///C:/Users/Antony/diy/GB%20Accounts/GB%20Accounts%202011-12/GB%20Accounts%20Company%202012-04-30%20(Apr12)%20OpenOffice/Cashaccount.ods'#$Aug11.$V$1]+['file:///C:/Users/Antony/diy/GB%20Accounts/GB%20Accounts%202011-12/GB%20Accounts%20Company%202012-04-30%20(Apr12)%20OpenOffice/Cashaccount.ods'#$Aug11.$W$1]+['file:///C:/Users/Antony/diy/GB%20Accounts/GB%20Accounts%202011-12/GB%20Accounts%20Company%202012-04-30%20(Apr12)%20OpenOffice/Cashaccount.ods'#$Aug11.$X$1]" office:value-type="float" office:value="0">
            <text:p>0.00 </text:p>
          </table:table-cell>
          <table:table-cell table:style-name="ce111" table:number-columns-repeated="2"/>
          <table:table-cell table:style-name="ce94"/>
          <table:table-cell table:style-name="ce110" table:formula="of:=SUM([.AK26:.AU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2-04-30%20(Apr12)%20OpenOffice/Currentaccount.ods'#$Sep11.$G$1]-['file:///C:/Users/Antony/diy/GB%20Accounts/GB%20Accounts%202011-12/GB%20Accounts%20Company%202012-04-30%20(Apr12)%20OpenOffice/Currentaccount.ods'#$Sep11.$H$1]-['file:///C:/Users/Antony/diy/GB%20Accounts/GB%20Accounts%202011-12/GB%20Accounts%20Company%202012-04-30%20(Apr12)%20OpenOffice/Currentaccount.ods'#$Sep11.$I$1]+['file:///C:/Users/Antony/diy/GB%20Accounts/GB%20Accounts%202011-12/GB%20Accounts%20Company%202012-04-30%20(Apr12)%20OpenOffice/Currentaccount.ods'#$Sep11.$Y$1]+['file:///C:/Users/Antony/diy/GB%20Accounts/GB%20Accounts%202011-12/GB%20Accounts%20Company%202012-04-30%20(Apr12)%20OpenOffice/Currentaccount.ods'#$Sep11.$Z$1]+['file:///C:/Users/Antony/diy/GB%20Accounts/GB%20Accounts%202011-12/GB%20Accounts%20Company%202012-04-30%20(Apr12)%20OpenOffice/Currentaccount.ods'#$Sep11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Savingaccount.ods'#$Sep11.$G$1]-['file:///C:/Users/Antony/diy/GB%20Accounts/GB%20Accounts%202011-12/GB%20Accounts%20Company%202012-04-30%20(Apr12)%20OpenOffice/Savingaccount.ods'#$Sep11.$H$1]-['file:///C:/Users/Antony/diy/GB%20Accounts/GB%20Accounts%202011-12/GB%20Accounts%20Company%202012-04-30%20(Apr12)%20OpenOffice/Savingaccount.ods'#$Sep11.$I$1]+['file:///C:/Users/Antony/diy/GB%20Accounts/GB%20Accounts%202011-12/GB%20Accounts%20Company%202012-04-30%20(Apr12)%20OpenOffice/Savingaccount.ods'#$Sep11.$Y$1]+['file:///C:/Users/Antony/diy/GB%20Accounts/GB%20Accounts%202011-12/GB%20Accounts%20Company%202012-04-30%20(Apr12)%20OpenOffice/Savingaccount.ods'#$Sep11.$Z$1]+['file:///C:/Users/Antony/diy/GB%20Accounts/GB%20Accounts%202011-12/GB%20Accounts%20Company%202012-04-30%20(Apr12)%20OpenOffice/Savingaccount.ods'#$Sep11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Creditcardaccount.ods'#$Sep11.$G$1]-['file:///C:/Users/Antony/diy/GB%20Accounts/GB%20Accounts%202011-12/GB%20Accounts%20Company%202012-04-30%20(Apr12)%20OpenOffice/Creditcardaccount.ods'#$Sep11.$H$1]-['file:///C:/Users/Antony/diy/GB%20Accounts/GB%20Accounts%202011-12/GB%20Accounts%20Company%202012-04-30%20(Apr12)%20OpenOffice/Creditcardaccount.ods'#$Sep11.$I$1]+['file:///C:/Users/Antony/diy/GB%20Accounts/GB%20Accounts%202011-12/GB%20Accounts%20Company%202012-04-30%20(Apr12)%20OpenOffice/Creditcardaccount.ods'#$Sep11.$Y$1]+['file:///C:/Users/Antony/diy/GB%20Accounts/GB%20Accounts%202011-12/GB%20Accounts%20Company%202012-04-30%20(Apr12)%20OpenOffice/Creditcardaccount.ods'#$Sep11.$Z$1]+['file:///C:/Users/Antony/diy/GB%20Accounts/GB%20Accounts%202011-12/GB%20Accounts%20Company%202012-04-30%20(Apr12)%20OpenOffice/Creditcardaccount.ods'#$Sep11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Cashaccount.ods'#$Sep11.$G$1]-['file:///C:/Users/Antony/diy/GB%20Accounts/GB%20Accounts%202011-12/GB%20Accounts%20Company%202012-04-30%20(Apr12)%20OpenOffice/Cashaccount.ods'#$Sep11.$H$1]-['file:///C:/Users/Antony/diy/GB%20Accounts/GB%20Accounts%202011-12/GB%20Accounts%20Company%202012-04-30%20(Apr12)%20OpenOffice/Cashaccount.ods'#$Sep11.$I$1]+['file:///C:/Users/Antony/diy/GB%20Accounts/GB%20Accounts%202011-12/GB%20Accounts%20Company%202012-04-30%20(Apr12)%20OpenOffice/Cashaccount.ods'#$Sep11.$V$1]+['file:///C:/Users/Antony/diy/GB%20Accounts/GB%20Accounts%202011-12/GB%20Accounts%20Company%202012-04-30%20(Apr12)%20OpenOffice/Cashaccount.ods'#$Sep11.$W$1]+['file:///C:/Users/Antony/diy/GB%20Accounts/GB%20Accounts%202011-12/GB%20Accounts%20Company%202012-04-30%20(Apr12)%20OpenOffice/Cashaccount.ods'#$Sep11.$X$1]" office:value-type="float" office:value="0">
            <text:p>0.00 </text:p>
          </table:table-cell>
          <table:table-cell table:style-name="ce111" table:number-columns-repeated="2"/>
          <table:table-cell table:style-name="ce94"/>
          <table:table-cell table:style-name="ce110" table:formula="of:=SUM([.AV26:.BF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2-04-30%20(Apr12)%20OpenOffice/Currentaccount.ods'#$Oct11.$G$1]-['file:///C:/Users/Antony/diy/GB%20Accounts/GB%20Accounts%202011-12/GB%20Accounts%20Company%202012-04-30%20(Apr12)%20OpenOffice/Currentaccount.ods'#$Oct11.$H$1]-['file:///C:/Users/Antony/diy/GB%20Accounts/GB%20Accounts%202011-12/GB%20Accounts%20Company%202012-04-30%20(Apr12)%20OpenOffice/Currentaccount.ods'#$Oct11.$I$1]+['file:///C:/Users/Antony/diy/GB%20Accounts/GB%20Accounts%202011-12/GB%20Accounts%20Company%202012-04-30%20(Apr12)%20OpenOffice/Currentaccount.ods'#$Oct11.$Y$1]+['file:///C:/Users/Antony/diy/GB%20Accounts/GB%20Accounts%202011-12/GB%20Accounts%20Company%202012-04-30%20(Apr12)%20OpenOffice/Currentaccount.ods'#$Oct11.$Z$1]+['file:///C:/Users/Antony/diy/GB%20Accounts/GB%20Accounts%202011-12/GB%20Accounts%20Company%202012-04-30%20(Apr12)%20OpenOffice/Currentaccount.ods'#$Oct11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Savingaccount.ods'#$Oct11.$G$1]-['file:///C:/Users/Antony/diy/GB%20Accounts/GB%20Accounts%202011-12/GB%20Accounts%20Company%202012-04-30%20(Apr12)%20OpenOffice/Savingaccount.ods'#$Oct11.$H$1]-['file:///C:/Users/Antony/diy/GB%20Accounts/GB%20Accounts%202011-12/GB%20Accounts%20Company%202012-04-30%20(Apr12)%20OpenOffice/Savingaccount.ods'#$Oct11.$I$1]+['file:///C:/Users/Antony/diy/GB%20Accounts/GB%20Accounts%202011-12/GB%20Accounts%20Company%202012-04-30%20(Apr12)%20OpenOffice/Savingaccount.ods'#$Oct11.$Y$1]+['file:///C:/Users/Antony/diy/GB%20Accounts/GB%20Accounts%202011-12/GB%20Accounts%20Company%202012-04-30%20(Apr12)%20OpenOffice/Savingaccount.ods'#$Oct11.$Z$1]+['file:///C:/Users/Antony/diy/GB%20Accounts/GB%20Accounts%202011-12/GB%20Accounts%20Company%202012-04-30%20(Apr12)%20OpenOffice/Savingaccount.ods'#$Oct11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Creditcardaccount.ods'#$Oct11.$G$1]-['file:///C:/Users/Antony/diy/GB%20Accounts/GB%20Accounts%202011-12/GB%20Accounts%20Company%202012-04-30%20(Apr12)%20OpenOffice/Creditcardaccount.ods'#$Oct11.$H$1]-['file:///C:/Users/Antony/diy/GB%20Accounts/GB%20Accounts%202011-12/GB%20Accounts%20Company%202012-04-30%20(Apr12)%20OpenOffice/Creditcardaccount.ods'#$Oct11.$I$1]+['file:///C:/Users/Antony/diy/GB%20Accounts/GB%20Accounts%202011-12/GB%20Accounts%20Company%202012-04-30%20(Apr12)%20OpenOffice/Creditcardaccount.ods'#$Oct11.$Y$1]+['file:///C:/Users/Antony/diy/GB%20Accounts/GB%20Accounts%202011-12/GB%20Accounts%20Company%202012-04-30%20(Apr12)%20OpenOffice/Creditcardaccount.ods'#$Oct11.$Z$1]+['file:///C:/Users/Antony/diy/GB%20Accounts/GB%20Accounts%202011-12/GB%20Accounts%20Company%202012-04-30%20(Apr12)%20OpenOffice/Creditcardaccount.ods'#$Oct11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Cashaccount.ods'#$Oct11.$G$1]-['file:///C:/Users/Antony/diy/GB%20Accounts/GB%20Accounts%202011-12/GB%20Accounts%20Company%202012-04-30%20(Apr12)%20OpenOffice/Cashaccount.ods'#$Oct11.$H$1]-['file:///C:/Users/Antony/diy/GB%20Accounts/GB%20Accounts%202011-12/GB%20Accounts%20Company%202012-04-30%20(Apr12)%20OpenOffice/Cashaccount.ods'#$Oct11.$I$1]+['file:///C:/Users/Antony/diy/GB%20Accounts/GB%20Accounts%202011-12/GB%20Accounts%20Company%202012-04-30%20(Apr12)%20OpenOffice/Cashaccount.ods'#$Oct11.$V$1]+['file:///C:/Users/Antony/diy/GB%20Accounts/GB%20Accounts%202011-12/GB%20Accounts%20Company%202012-04-30%20(Apr12)%20OpenOffice/Cashaccount.ods'#$Oct11.$W$1]+['file:///C:/Users/Antony/diy/GB%20Accounts/GB%20Accounts%202011-12/GB%20Accounts%20Company%202012-04-30%20(Apr12)%20OpenOffice/Cashaccount.ods'#$Oct11.$X$1]" office:value-type="float" office:value="0">
            <text:p>0.00 </text:p>
          </table:table-cell>
          <table:table-cell table:style-name="ce111" table:number-columns-repeated="2"/>
          <table:table-cell table:style-name="ce94"/>
          <table:table-cell table:style-name="ce110" table:formula="of:=SUM([.BG26:.BQ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2-04-30%20(Apr12)%20OpenOffice/Currentaccount.ods'#$Nov11.$G$1]-['file:///C:/Users/Antony/diy/GB%20Accounts/GB%20Accounts%202011-12/GB%20Accounts%20Company%202012-04-30%20(Apr12)%20OpenOffice/Currentaccount.ods'#$Nov11.$H$1]-['file:///C:/Users/Antony/diy/GB%20Accounts/GB%20Accounts%202011-12/GB%20Accounts%20Company%202012-04-30%20(Apr12)%20OpenOffice/Currentaccount.ods'#$Nov11.$I$1]+['file:///C:/Users/Antony/diy/GB%20Accounts/GB%20Accounts%202011-12/GB%20Accounts%20Company%202012-04-30%20(Apr12)%20OpenOffice/Currentaccount.ods'#$Nov11.$Y$1]+['file:///C:/Users/Antony/diy/GB%20Accounts/GB%20Accounts%202011-12/GB%20Accounts%20Company%202012-04-30%20(Apr12)%20OpenOffice/Currentaccount.ods'#$Nov11.$Z$1]+['file:///C:/Users/Antony/diy/GB%20Accounts/GB%20Accounts%202011-12/GB%20Accounts%20Company%202012-04-30%20(Apr12)%20OpenOffice/Currentaccount.ods'#$Nov11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Savingaccount.ods'#$Nov11.$G$1]-['file:///C:/Users/Antony/diy/GB%20Accounts/GB%20Accounts%202011-12/GB%20Accounts%20Company%202012-04-30%20(Apr12)%20OpenOffice/Savingaccount.ods'#$Nov11.$H$1]-['file:///C:/Users/Antony/diy/GB%20Accounts/GB%20Accounts%202011-12/GB%20Accounts%20Company%202012-04-30%20(Apr12)%20OpenOffice/Savingaccount.ods'#$Nov11.$I$1]+['file:///C:/Users/Antony/diy/GB%20Accounts/GB%20Accounts%202011-12/GB%20Accounts%20Company%202012-04-30%20(Apr12)%20OpenOffice/Savingaccount.ods'#$Nov11.$Y$1]+['file:///C:/Users/Antony/diy/GB%20Accounts/GB%20Accounts%202011-12/GB%20Accounts%20Company%202012-04-30%20(Apr12)%20OpenOffice/Savingaccount.ods'#$Nov11.$Z$1]+['file:///C:/Users/Antony/diy/GB%20Accounts/GB%20Accounts%202011-12/GB%20Accounts%20Company%202012-04-30%20(Apr12)%20OpenOffice/Savingaccount.ods'#$Nov11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Creditcardaccount.ods'#$Nov11.$G$1]-['file:///C:/Users/Antony/diy/GB%20Accounts/GB%20Accounts%202011-12/GB%20Accounts%20Company%202012-04-30%20(Apr12)%20OpenOffice/Creditcardaccount.ods'#$Nov11.$H$1]-['file:///C:/Users/Antony/diy/GB%20Accounts/GB%20Accounts%202011-12/GB%20Accounts%20Company%202012-04-30%20(Apr12)%20OpenOffice/Creditcardaccount.ods'#$Nov11.$I$1]+['file:///C:/Users/Antony/diy/GB%20Accounts/GB%20Accounts%202011-12/GB%20Accounts%20Company%202012-04-30%20(Apr12)%20OpenOffice/Creditcardaccount.ods'#$Nov11.$Y$1]+['file:///C:/Users/Antony/diy/GB%20Accounts/GB%20Accounts%202011-12/GB%20Accounts%20Company%202012-04-30%20(Apr12)%20OpenOffice/Creditcardaccount.ods'#$Nov11.$Z$1]+['file:///C:/Users/Antony/diy/GB%20Accounts/GB%20Accounts%202011-12/GB%20Accounts%20Company%202012-04-30%20(Apr12)%20OpenOffice/Creditcardaccount.ods'#$Nov11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Cashaccount.ods'#$Nov11.$G$1]-['file:///C:/Users/Antony/diy/GB%20Accounts/GB%20Accounts%202011-12/GB%20Accounts%20Company%202012-04-30%20(Apr12)%20OpenOffice/Cashaccount.ods'#$Nov11.$H$1]-['file:///C:/Users/Antony/diy/GB%20Accounts/GB%20Accounts%202011-12/GB%20Accounts%20Company%202012-04-30%20(Apr12)%20OpenOffice/Cashaccount.ods'#$Nov11.$I$1]+['file:///C:/Users/Antony/diy/GB%20Accounts/GB%20Accounts%202011-12/GB%20Accounts%20Company%202012-04-30%20(Apr12)%20OpenOffice/Cashaccount.ods'#$Nov11.$V$1]+['file:///C:/Users/Antony/diy/GB%20Accounts/GB%20Accounts%202011-12/GB%20Accounts%20Company%202012-04-30%20(Apr12)%20OpenOffice/Cashaccount.ods'#$Nov11.$W$1]+['file:///C:/Users/Antony/diy/GB%20Accounts/GB%20Accounts%202011-12/GB%20Accounts%20Company%202012-04-30%20(Apr12)%20OpenOffice/Cashaccount.ods'#$Nov11.$X$1]" office:value-type="float" office:value="0">
            <text:p>0.00 </text:p>
          </table:table-cell>
          <table:table-cell table:style-name="ce111" table:number-columns-repeated="2"/>
          <table:table-cell table:style-name="ce94"/>
          <table:table-cell table:style-name="ce110" table:formula="of:=SUM([.BR26:.CB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2-04-30%20(Apr12)%20OpenOffice/Currentaccount.ods'#$Dec11.$G$1]-['file:///C:/Users/Antony/diy/GB%20Accounts/GB%20Accounts%202011-12/GB%20Accounts%20Company%202012-04-30%20(Apr12)%20OpenOffice/Currentaccount.ods'#$Dec11.$H$1]-['file:///C:/Users/Antony/diy/GB%20Accounts/GB%20Accounts%202011-12/GB%20Accounts%20Company%202012-04-30%20(Apr12)%20OpenOffice/Currentaccount.ods'#$Dec11.$I$1]+['file:///C:/Users/Antony/diy/GB%20Accounts/GB%20Accounts%202011-12/GB%20Accounts%20Company%202012-04-30%20(Apr12)%20OpenOffice/Currentaccount.ods'#$Dec11.$Y$1]+['file:///C:/Users/Antony/diy/GB%20Accounts/GB%20Accounts%202011-12/GB%20Accounts%20Company%202012-04-30%20(Apr12)%20OpenOffice/Currentaccount.ods'#$Dec11.$Z$1]+['file:///C:/Users/Antony/diy/GB%20Accounts/GB%20Accounts%202011-12/GB%20Accounts%20Company%202012-04-30%20(Apr12)%20OpenOffice/Currentaccount.ods'#$Dec11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Savingaccount.ods'#$Dec11.$G$1]-['file:///C:/Users/Antony/diy/GB%20Accounts/GB%20Accounts%202011-12/GB%20Accounts%20Company%202012-04-30%20(Apr12)%20OpenOffice/Savingaccount.ods'#$Dec11.$H$1]-['file:///C:/Users/Antony/diy/GB%20Accounts/GB%20Accounts%202011-12/GB%20Accounts%20Company%202012-04-30%20(Apr12)%20OpenOffice/Savingaccount.ods'#$Dec11.$I$1]+['file:///C:/Users/Antony/diy/GB%20Accounts/GB%20Accounts%202011-12/GB%20Accounts%20Company%202012-04-30%20(Apr12)%20OpenOffice/Savingaccount.ods'#$Dec11.$Y$1]+['file:///C:/Users/Antony/diy/GB%20Accounts/GB%20Accounts%202011-12/GB%20Accounts%20Company%202012-04-30%20(Apr12)%20OpenOffice/Savingaccount.ods'#$Dec11.$Z$1]+['file:///C:/Users/Antony/diy/GB%20Accounts/GB%20Accounts%202011-12/GB%20Accounts%20Company%202012-04-30%20(Apr12)%20OpenOffice/Savingaccount.ods'#$Dec11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Creditcardaccount.ods'#$Dec11.$G$1]-['file:///C:/Users/Antony/diy/GB%20Accounts/GB%20Accounts%202011-12/GB%20Accounts%20Company%202012-04-30%20(Apr12)%20OpenOffice/Creditcardaccount.ods'#$Dec11.$H$1]-['file:///C:/Users/Antony/diy/GB%20Accounts/GB%20Accounts%202011-12/GB%20Accounts%20Company%202012-04-30%20(Apr12)%20OpenOffice/Creditcardaccount.ods'#$Dec11.$I$1]+['file:///C:/Users/Antony/diy/GB%20Accounts/GB%20Accounts%202011-12/GB%20Accounts%20Company%202012-04-30%20(Apr12)%20OpenOffice/Creditcardaccount.ods'#$Dec11.$Y$1]+['file:///C:/Users/Antony/diy/GB%20Accounts/GB%20Accounts%202011-12/GB%20Accounts%20Company%202012-04-30%20(Apr12)%20OpenOffice/Creditcardaccount.ods'#$Dec11.$Z$1]+['file:///C:/Users/Antony/diy/GB%20Accounts/GB%20Accounts%202011-12/GB%20Accounts%20Company%202012-04-30%20(Apr12)%20OpenOffice/Creditcardaccount.ods'#$Dec11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Cashaccount.ods'#$Dec11.$G$1]-['file:///C:/Users/Antony/diy/GB%20Accounts/GB%20Accounts%202011-12/GB%20Accounts%20Company%202012-04-30%20(Apr12)%20OpenOffice/Cashaccount.ods'#$Dec11.$H$1]-['file:///C:/Users/Antony/diy/GB%20Accounts/GB%20Accounts%202011-12/GB%20Accounts%20Company%202012-04-30%20(Apr12)%20OpenOffice/Cashaccount.ods'#$Dec11.$I$1]+['file:///C:/Users/Antony/diy/GB%20Accounts/GB%20Accounts%202011-12/GB%20Accounts%20Company%202012-04-30%20(Apr12)%20OpenOffice/Cashaccount.ods'#$Dec11.$V$1]+['file:///C:/Users/Antony/diy/GB%20Accounts/GB%20Accounts%202011-12/GB%20Accounts%20Company%202012-04-30%20(Apr12)%20OpenOffice/Cashaccount.ods'#$Dec11.$W$1]+['file:///C:/Users/Antony/diy/GB%20Accounts/GB%20Accounts%202011-12/GB%20Accounts%20Company%202012-04-30%20(Apr12)%20OpenOffice/Cashaccount.ods'#$Dec11.$X$1]" office:value-type="float" office:value="0">
            <text:p>0.00 </text:p>
          </table:table-cell>
          <table:table-cell table:style-name="ce111" table:number-columns-repeated="2"/>
          <table:table-cell table:style-name="ce94"/>
          <table:table-cell table:style-name="ce110" table:formula="of:=SUM([.CC26:.CM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2-04-30%20(Apr12)%20OpenOffice/Currentaccount.ods'#$Jan12.$G$1]-['file:///C:/Users/Antony/diy/GB%20Accounts/GB%20Accounts%202011-12/GB%20Accounts%20Company%202012-04-30%20(Apr12)%20OpenOffice/Currentaccount.ods'#$Jan12.$H$1]-['file:///C:/Users/Antony/diy/GB%20Accounts/GB%20Accounts%202011-12/GB%20Accounts%20Company%202012-04-30%20(Apr12)%20OpenOffice/Currentaccount.ods'#$Jan12.$I$1]+['file:///C:/Users/Antony/diy/GB%20Accounts/GB%20Accounts%202011-12/GB%20Accounts%20Company%202012-04-30%20(Apr12)%20OpenOffice/Currentaccount.ods'#$Jan12.$Y$1]+['file:///C:/Users/Antony/diy/GB%20Accounts/GB%20Accounts%202011-12/GB%20Accounts%20Company%202012-04-30%20(Apr12)%20OpenOffice/Currentaccount.ods'#$Jan12.$Z$1]+['file:///C:/Users/Antony/diy/GB%20Accounts/GB%20Accounts%202011-12/GB%20Accounts%20Company%202012-04-30%20(Apr12)%20OpenOffice/Currentaccount.ods'#$Jan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Savingaccount.ods'#$Jan12.$G$1]-['file:///C:/Users/Antony/diy/GB%20Accounts/GB%20Accounts%202011-12/GB%20Accounts%20Company%202012-04-30%20(Apr12)%20OpenOffice/Savingaccount.ods'#$Jan12.$H$1]-['file:///C:/Users/Antony/diy/GB%20Accounts/GB%20Accounts%202011-12/GB%20Accounts%20Company%202012-04-30%20(Apr12)%20OpenOffice/Savingaccount.ods'#$Jan12.$I$1]+['file:///C:/Users/Antony/diy/GB%20Accounts/GB%20Accounts%202011-12/GB%20Accounts%20Company%202012-04-30%20(Apr12)%20OpenOffice/Savingaccount.ods'#$Jan12.$Y$1]+['file:///C:/Users/Antony/diy/GB%20Accounts/GB%20Accounts%202011-12/GB%20Accounts%20Company%202012-04-30%20(Apr12)%20OpenOffice/Savingaccount.ods'#$Jan12.$Z$1]+['file:///C:/Users/Antony/diy/GB%20Accounts/GB%20Accounts%202011-12/GB%20Accounts%20Company%202012-04-30%20(Apr12)%20OpenOffice/Savingaccount.ods'#$Jan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Creditcardaccount.ods'#$Jan12.$G$1]-['file:///C:/Users/Antony/diy/GB%20Accounts/GB%20Accounts%202011-12/GB%20Accounts%20Company%202012-04-30%20(Apr12)%20OpenOffice/Creditcardaccount.ods'#$Jan12.$H$1]-['file:///C:/Users/Antony/diy/GB%20Accounts/GB%20Accounts%202011-12/GB%20Accounts%20Company%202012-04-30%20(Apr12)%20OpenOffice/Creditcardaccount.ods'#$Jan12.$I$1]+['file:///C:/Users/Antony/diy/GB%20Accounts/GB%20Accounts%202011-12/GB%20Accounts%20Company%202012-04-30%20(Apr12)%20OpenOffice/Creditcardaccount.ods'#$Jan12.$Y$1]+['file:///C:/Users/Antony/diy/GB%20Accounts/GB%20Accounts%202011-12/GB%20Accounts%20Company%202012-04-30%20(Apr12)%20OpenOffice/Creditcardaccount.ods'#$Jan12.$Z$1]+['file:///C:/Users/Antony/diy/GB%20Accounts/GB%20Accounts%202011-12/GB%20Accounts%20Company%202012-04-30%20(Apr12)%20OpenOffice/Creditcardaccount.ods'#$Jan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Cashaccount.ods'#$Jan12.$G$1]-['file:///C:/Users/Antony/diy/GB%20Accounts/GB%20Accounts%202011-12/GB%20Accounts%20Company%202012-04-30%20(Apr12)%20OpenOffice/Cashaccount.ods'#$Jan12.$H$1]-['file:///C:/Users/Antony/diy/GB%20Accounts/GB%20Accounts%202011-12/GB%20Accounts%20Company%202012-04-30%20(Apr12)%20OpenOffice/Cashaccount.ods'#$Jan12.$I$1]+['file:///C:/Users/Antony/diy/GB%20Accounts/GB%20Accounts%202011-12/GB%20Accounts%20Company%202012-04-30%20(Apr12)%20OpenOffice/Cashaccount.ods'#$Jan12.$V$1]+['file:///C:/Users/Antony/diy/GB%20Accounts/GB%20Accounts%202011-12/GB%20Accounts%20Company%202012-04-30%20(Apr12)%20OpenOffice/Cashaccount.ods'#$Jan12.$W$1]+['file:///C:/Users/Antony/diy/GB%20Accounts/GB%20Accounts%202011-12/GB%20Accounts%20Company%202012-04-30%20(Apr12)%20OpenOffice/Cashaccount.ods'#$Jan12.$X$1]" office:value-type="float" office:value="0">
            <text:p>0.00 </text:p>
          </table:table-cell>
          <table:table-cell table:style-name="ce111" table:number-columns-repeated="2"/>
          <table:table-cell table:style-name="ce94"/>
          <table:table-cell table:style-name="ce110" table:formula="of:=SUM([.CN26:.CX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2-04-30%20(Apr12)%20OpenOffice/Currentaccount.ods'#$Feb12.$G$1]-['file:///C:/Users/Antony/diy/GB%20Accounts/GB%20Accounts%202011-12/GB%20Accounts%20Company%202012-04-30%20(Apr12)%20OpenOffice/Currentaccount.ods'#$Feb12.$H$1]-['file:///C:/Users/Antony/diy/GB%20Accounts/GB%20Accounts%202011-12/GB%20Accounts%20Company%202012-04-30%20(Apr12)%20OpenOffice/Currentaccount.ods'#$Feb12.$I$1]+['file:///C:/Users/Antony/diy/GB%20Accounts/GB%20Accounts%202011-12/GB%20Accounts%20Company%202012-04-30%20(Apr12)%20OpenOffice/Currentaccount.ods'#$Feb12.$Y$1]+['file:///C:/Users/Antony/diy/GB%20Accounts/GB%20Accounts%202011-12/GB%20Accounts%20Company%202012-04-30%20(Apr12)%20OpenOffice/Currentaccount.ods'#$Feb12.$Z$1]+['file:///C:/Users/Antony/diy/GB%20Accounts/GB%20Accounts%202011-12/GB%20Accounts%20Company%202012-04-30%20(Apr12)%20OpenOffice/Currentaccount.ods'#$Feb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Savingaccount.ods'#$Feb12.$G$1]-['file:///C:/Users/Antony/diy/GB%20Accounts/GB%20Accounts%202011-12/GB%20Accounts%20Company%202012-04-30%20(Apr12)%20OpenOffice/Savingaccount.ods'#$Feb12.$H$1]-['file:///C:/Users/Antony/diy/GB%20Accounts/GB%20Accounts%202011-12/GB%20Accounts%20Company%202012-04-30%20(Apr12)%20OpenOffice/Savingaccount.ods'#$Feb12.$I$1]+['file:///C:/Users/Antony/diy/GB%20Accounts/GB%20Accounts%202011-12/GB%20Accounts%20Company%202012-04-30%20(Apr12)%20OpenOffice/Savingaccount.ods'#$Feb12.$Y$1]+['file:///C:/Users/Antony/diy/GB%20Accounts/GB%20Accounts%202011-12/GB%20Accounts%20Company%202012-04-30%20(Apr12)%20OpenOffice/Savingaccount.ods'#$Feb12.$Z$1]+['file:///C:/Users/Antony/diy/GB%20Accounts/GB%20Accounts%202011-12/GB%20Accounts%20Company%202012-04-30%20(Apr12)%20OpenOffice/Savingaccount.ods'#$Feb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Creditcardaccount.ods'#$Feb12.$G$1]-['file:///C:/Users/Antony/diy/GB%20Accounts/GB%20Accounts%202011-12/GB%20Accounts%20Company%202012-04-30%20(Apr12)%20OpenOffice/Creditcardaccount.ods'#$Feb12.$H$1]-['file:///C:/Users/Antony/diy/GB%20Accounts/GB%20Accounts%202011-12/GB%20Accounts%20Company%202012-04-30%20(Apr12)%20OpenOffice/Creditcardaccount.ods'#$Feb12.$I$1]+['file:///C:/Users/Antony/diy/GB%20Accounts/GB%20Accounts%202011-12/GB%20Accounts%20Company%202012-04-30%20(Apr12)%20OpenOffice/Creditcardaccount.ods'#$Feb12.$Y$1]+['file:///C:/Users/Antony/diy/GB%20Accounts/GB%20Accounts%202011-12/GB%20Accounts%20Company%202012-04-30%20(Apr12)%20OpenOffice/Creditcardaccount.ods'#$Feb12.$Z$1]+['file:///C:/Users/Antony/diy/GB%20Accounts/GB%20Accounts%202011-12/GB%20Accounts%20Company%202012-04-30%20(Apr12)%20OpenOffice/Creditcardaccount.ods'#$Feb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Cashaccount.ods'#$Feb12.$G$1]-['file:///C:/Users/Antony/diy/GB%20Accounts/GB%20Accounts%202011-12/GB%20Accounts%20Company%202012-04-30%20(Apr12)%20OpenOffice/Cashaccount.ods'#$Feb12.$H$1]-['file:///C:/Users/Antony/diy/GB%20Accounts/GB%20Accounts%202011-12/GB%20Accounts%20Company%202012-04-30%20(Apr12)%20OpenOffice/Cashaccount.ods'#$Feb12.$I$1]+['file:///C:/Users/Antony/diy/GB%20Accounts/GB%20Accounts%202011-12/GB%20Accounts%20Company%202012-04-30%20(Apr12)%20OpenOffice/Cashaccount.ods'#$Feb12.$V$1]+['file:///C:/Users/Antony/diy/GB%20Accounts/GB%20Accounts%202011-12/GB%20Accounts%20Company%202012-04-30%20(Apr12)%20OpenOffice/Cashaccount.ods'#$Feb12.$W$1]+['file:///C:/Users/Antony/diy/GB%20Accounts/GB%20Accounts%202011-12/GB%20Accounts%20Company%202012-04-30%20(Apr12)%20OpenOffice/Cashaccount.ods'#$Feb12.$X$1]" office:value-type="float" office:value="0">
            <text:p>0.00 </text:p>
          </table:table-cell>
          <table:table-cell table:style-name="ce111" table:number-columns-repeated="2"/>
          <table:table-cell table:style-name="ce94"/>
          <table:table-cell table:style-name="ce110" table:formula="of:=SUM([.CY26:.DI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2-04-30%20(Apr12)%20OpenOffice/Currentaccount.ods'#$Mar12.$G$1]-['file:///C:/Users/Antony/diy/GB%20Accounts/GB%20Accounts%202011-12/GB%20Accounts%20Company%202012-04-30%20(Apr12)%20OpenOffice/Currentaccount.ods'#$Mar12.$H$1]-['file:///C:/Users/Antony/diy/GB%20Accounts/GB%20Accounts%202011-12/GB%20Accounts%20Company%202012-04-30%20(Apr12)%20OpenOffice/Currentaccount.ods'#$Mar12.$I$1]+['file:///C:/Users/Antony/diy/GB%20Accounts/GB%20Accounts%202011-12/GB%20Accounts%20Company%202012-04-30%20(Apr12)%20OpenOffice/Currentaccount.ods'#$Mar12.$Y$1]+['file:///C:/Users/Antony/diy/GB%20Accounts/GB%20Accounts%202011-12/GB%20Accounts%20Company%202012-04-30%20(Apr12)%20OpenOffice/Currentaccount.ods'#$Mar12.$Z$1]+['file:///C:/Users/Antony/diy/GB%20Accounts/GB%20Accounts%202011-12/GB%20Accounts%20Company%202012-04-30%20(Apr12)%20OpenOffice/Currentaccount.ods'#$Mar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Savingaccount.ods'#$Mar12.$G$1]-['file:///C:/Users/Antony/diy/GB%20Accounts/GB%20Accounts%202011-12/GB%20Accounts%20Company%202012-04-30%20(Apr12)%20OpenOffice/Savingaccount.ods'#$Mar12.$H$1]-['file:///C:/Users/Antony/diy/GB%20Accounts/GB%20Accounts%202011-12/GB%20Accounts%20Company%202012-04-30%20(Apr12)%20OpenOffice/Savingaccount.ods'#$Mar12.$I$1]+['file:///C:/Users/Antony/diy/GB%20Accounts/GB%20Accounts%202011-12/GB%20Accounts%20Company%202012-04-30%20(Apr12)%20OpenOffice/Savingaccount.ods'#$Mar12.$Y$1]+['file:///C:/Users/Antony/diy/GB%20Accounts/GB%20Accounts%202011-12/GB%20Accounts%20Company%202012-04-30%20(Apr12)%20OpenOffice/Savingaccount.ods'#$Mar12.$Z$1]+['file:///C:/Users/Antony/diy/GB%20Accounts/GB%20Accounts%202011-12/GB%20Accounts%20Company%202012-04-30%20(Apr12)%20OpenOffice/Savingaccount.ods'#$Mar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Creditcardaccount.ods'#$Mar12.$G$1]-['file:///C:/Users/Antony/diy/GB%20Accounts/GB%20Accounts%202011-12/GB%20Accounts%20Company%202012-04-30%20(Apr12)%20OpenOffice/Creditcardaccount.ods'#$Mar12.$H$1]-['file:///C:/Users/Antony/diy/GB%20Accounts/GB%20Accounts%202011-12/GB%20Accounts%20Company%202012-04-30%20(Apr12)%20OpenOffice/Creditcardaccount.ods'#$Mar12.$I$1]+['file:///C:/Users/Antony/diy/GB%20Accounts/GB%20Accounts%202011-12/GB%20Accounts%20Company%202012-04-30%20(Apr12)%20OpenOffice/Creditcardaccount.ods'#$Mar12.$Y$1]+['file:///C:/Users/Antony/diy/GB%20Accounts/GB%20Accounts%202011-12/GB%20Accounts%20Company%202012-04-30%20(Apr12)%20OpenOffice/Creditcardaccount.ods'#$Mar12.$Z$1]+['file:///C:/Users/Antony/diy/GB%20Accounts/GB%20Accounts%202011-12/GB%20Accounts%20Company%202012-04-30%20(Apr12)%20OpenOffice/Creditcardaccount.ods'#$Mar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Cashaccount.ods'#$Mar12.$G$1]-['file:///C:/Users/Antony/diy/GB%20Accounts/GB%20Accounts%202011-12/GB%20Accounts%20Company%202012-04-30%20(Apr12)%20OpenOffice/Cashaccount.ods'#$Mar12.$H$1]-['file:///C:/Users/Antony/diy/GB%20Accounts/GB%20Accounts%202011-12/GB%20Accounts%20Company%202012-04-30%20(Apr12)%20OpenOffice/Cashaccount.ods'#$Mar12.$I$1]+['file:///C:/Users/Antony/diy/GB%20Accounts/GB%20Accounts%202011-12/GB%20Accounts%20Company%202012-04-30%20(Apr12)%20OpenOffice/Cashaccount.ods'#$Mar12.$V$1]+['file:///C:/Users/Antony/diy/GB%20Accounts/GB%20Accounts%202011-12/GB%20Accounts%20Company%202012-04-30%20(Apr12)%20OpenOffice/Cashaccount.ods'#$Mar12.$W$1]+['file:///C:/Users/Antony/diy/GB%20Accounts/GB%20Accounts%202011-12/GB%20Accounts%20Company%202012-04-30%20(Apr12)%20OpenOffice/Cashaccount.ods'#$Mar12.$X$1]" office:value-type="float" office:value="0">
            <text:p>0.00 </text:p>
          </table:table-cell>
          <table:table-cell table:style-name="ce111" table:number-columns-repeated="2"/>
          <table:table-cell table:style-name="ce94"/>
          <table:table-cell table:style-name="ce110" table:formula="of:=SUM([.DJ26:.DT26])" office:value-type="float" office:value="0">
            <text:p>0.00 </text:p>
          </table:table-cell>
          <table:table-cell table:style-name="ce109"/>
          <table:table-cell table:style-name="ce111" table:number-columns-repeated="2"/>
          <table:table-cell table:style-name="ce111" table:formula="of:=-['file:///C:/Users/Antony/diy/GB%20Accounts/GB%20Accounts%202011-12/GB%20Accounts%20Company%202012-04-30%20(Apr12)%20OpenOffice/Currentaccount.ods'#$Apr12.$G$1]-['file:///C:/Users/Antony/diy/GB%20Accounts/GB%20Accounts%202011-12/GB%20Accounts%20Company%202012-04-30%20(Apr12)%20OpenOffice/Currentaccount.ods'#$Apr12.$H$1]-['file:///C:/Users/Antony/diy/GB%20Accounts/GB%20Accounts%202011-12/GB%20Accounts%20Company%202012-04-30%20(Apr12)%20OpenOffice/Currentaccount.ods'#$Apr12.$I$1]+['file:///C:/Users/Antony/diy/GB%20Accounts/GB%20Accounts%202011-12/GB%20Accounts%20Company%202012-04-30%20(Apr12)%20OpenOffice/Currentaccount.ods'#$Apr12.$Y$1]+['file:///C:/Users/Antony/diy/GB%20Accounts/GB%20Accounts%202011-12/GB%20Accounts%20Company%202012-04-30%20(Apr12)%20OpenOffice/Currentaccount.ods'#$Apr12.$Z$1]+['file:///C:/Users/Antony/diy/GB%20Accounts/GB%20Accounts%202011-12/GB%20Accounts%20Company%202012-04-30%20(Apr12)%20OpenOffice/Currentaccount.ods'#$Apr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Savingaccount.ods'#$Apr12.$G$1]-['file:///C:/Users/Antony/diy/GB%20Accounts/GB%20Accounts%202011-12/GB%20Accounts%20Company%202012-04-30%20(Apr12)%20OpenOffice/Savingaccount.ods'#$Apr12.$H$1]-['file:///C:/Users/Antony/diy/GB%20Accounts/GB%20Accounts%202011-12/GB%20Accounts%20Company%202012-04-30%20(Apr12)%20OpenOffice/Savingaccount.ods'#$Apr12.$I$1]+['file:///C:/Users/Antony/diy/GB%20Accounts/GB%20Accounts%202011-12/GB%20Accounts%20Company%202012-04-30%20(Apr12)%20OpenOffice/Savingaccount.ods'#$Apr12.$Y$1]+['file:///C:/Users/Antony/diy/GB%20Accounts/GB%20Accounts%202011-12/GB%20Accounts%20Company%202012-04-30%20(Apr12)%20OpenOffice/Savingaccount.ods'#$Apr12.$Z$1]+['file:///C:/Users/Antony/diy/GB%20Accounts/GB%20Accounts%202011-12/GB%20Accounts%20Company%202012-04-30%20(Apr12)%20OpenOffice/Savingaccount.ods'#$Apr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Creditcardaccount.ods'#$Apr12.$G$1]-['file:///C:/Users/Antony/diy/GB%20Accounts/GB%20Accounts%202011-12/GB%20Accounts%20Company%202012-04-30%20(Apr12)%20OpenOffice/Creditcardaccount.ods'#$Apr12.$H$1]-['file:///C:/Users/Antony/diy/GB%20Accounts/GB%20Accounts%202011-12/GB%20Accounts%20Company%202012-04-30%20(Apr12)%20OpenOffice/Creditcardaccount.ods'#$Apr12.$I$1]+['file:///C:/Users/Antony/diy/GB%20Accounts/GB%20Accounts%202011-12/GB%20Accounts%20Company%202012-04-30%20(Apr12)%20OpenOffice/Creditcardaccount.ods'#$Apr12.$Y$1]+['file:///C:/Users/Antony/diy/GB%20Accounts/GB%20Accounts%202011-12/GB%20Accounts%20Company%202012-04-30%20(Apr12)%20OpenOffice/Creditcardaccount.ods'#$Apr12.$Z$1]+['file:///C:/Users/Antony/diy/GB%20Accounts/GB%20Accounts%202011-12/GB%20Accounts%20Company%202012-04-30%20(Apr12)%20OpenOffice/Creditcardaccount.ods'#$Apr12.$AA$1]" office:value-type="float" office:value="0">
            <text:p>0.00 </text:p>
          </table:table-cell>
          <table:table-cell table:style-name="ce111" table:formula="of:=-['file:///C:/Users/Antony/diy/GB%20Accounts/GB%20Accounts%202011-12/GB%20Accounts%20Company%202012-04-30%20(Apr12)%20OpenOffice/Cashaccount.ods'#$Apr12.$G$1]-['file:///C:/Users/Antony/diy/GB%20Accounts/GB%20Accounts%202011-12/GB%20Accounts%20Company%202012-04-30%20(Apr12)%20OpenOffice/Cashaccount.ods'#$Apr12.$H$1]-['file:///C:/Users/Antony/diy/GB%20Accounts/GB%20Accounts%202011-12/GB%20Accounts%20Company%202012-04-30%20(Apr12)%20OpenOffice/Cashaccount.ods'#$Apr12.$I$1]+['file:///C:/Users/Antony/diy/GB%20Accounts/GB%20Accounts%202011-12/GB%20Accounts%20Company%202012-04-30%20(Apr12)%20OpenOffice/Cashaccount.ods'#$Apr12.$V$1]+['file:///C:/Users/Antony/diy/GB%20Accounts/GB%20Accounts%202011-12/GB%20Accounts%20Company%202012-04-30%20(Apr12)%20OpenOffice/Cashaccount.ods'#$Apr12.$W$1]+['file:///C:/Users/Antony/diy/GB%20Accounts/GB%20Accounts%202011-12/GB%20Accounts%20Company%202012-04-30%20(Apr12)%20OpenOffice/Cashaccount.ods'#$Apr12.$X$1]" office:value-type="float" office:value="0">
            <text:p>0.00 </text:p>
          </table:table-cell>
          <table:table-cell table:style-name="ce111" table:number-columns-repeated="2"/>
          <table:table-cell table:style-name="ce94"/>
          <table:table-cell table:style-name="ce110" table:formula="of:=SUM([.DU26:.EE26])" office:value-type="float" office:value="0">
            <text:p>0.00 </text:p>
          </table:table-cell>
          <table:table-cell table:style-name="ce94"/>
          <table:table-cell table:style-name="ce111"/>
          <table:table-cell table:style-name="ce94"/>
          <table:table-cell table:style-name="ce110" table:formula="of:=SUM([.EF26:.EH2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CURRENT LIABILITIES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Trade Creditors</text:p>
          </table:table-cell>
          <table:table-cell table:style-name="ce105" office:value-type="string">
            <text:p>CR</text:p>
          </table:table-cell>
          <table:table-cell table:style-name="ce110" table:formula="of:=-[$OpenAccounts.E20]" office:value-type="float" office:value="-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2-04-30%20(Apr12)%20OpenOffice/Purchases.ods'#$May11.$F$1]+['file:///C:/Users/Antony/diy/GB%20Accounts/GB%20Accounts%202011-12/GB%20Accounts%20Company%202012-04-30%20(Apr12)%20OpenOffice/Purchases.ods'#$May11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urrentaccount.ods'#$May11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May11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May11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May11.$Y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28:.N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2-04-30%20(Apr12)%20OpenOffice/Purchases.ods'#$Jun11.$F$1]+['file:///C:/Users/Antony/diy/GB%20Accounts/GB%20Accounts%202011-12/GB%20Accounts%20Company%202012-04-30%20(Apr12)%20OpenOffice/Purchases.ods'#$Jun11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urrentaccount.ods'#$Jun11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Jun11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Jun11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Jun11.$Y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O28:.Y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2-04-30%20(Apr12)%20OpenOffice/Purchases.ods'#$Jul11.$F$1]+['file:///C:/Users/Antony/diy/GB%20Accounts/GB%20Accounts%202011-12/GB%20Accounts%20Company%202012-04-30%20(Apr12)%20OpenOffice/Purchases.ods'#$Jul11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urrentaccount.ods'#$Jul11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Jul11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Jul11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Jul11.$Y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28:.AJ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2-04-30%20(Apr12)%20OpenOffice/Purchases.ods'#$Aug11.$F$1]+['file:///C:/Users/Antony/diy/GB%20Accounts/GB%20Accounts%202011-12/GB%20Accounts%20Company%202012-04-30%20(Apr12)%20OpenOffice/Purchases.ods'#$Aug11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urrentaccount.ods'#$Aug11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Aug11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Aug11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Aug11.$Y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28:.AU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2-04-30%20(Apr12)%20OpenOffice/Purchases.ods'#$Sep11.$F$1]+['file:///C:/Users/Antony/diy/GB%20Accounts/GB%20Accounts%202011-12/GB%20Accounts%20Company%202012-04-30%20(Apr12)%20OpenOffice/Purchases.ods'#$Sep11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urrentaccount.ods'#$Sep11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Sep11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Sep11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Sep11.$Y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28:.BF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2-04-30%20(Apr12)%20OpenOffice/Purchases.ods'#$Oct11.$F$1]+['file:///C:/Users/Antony/diy/GB%20Accounts/GB%20Accounts%202011-12/GB%20Accounts%20Company%202012-04-30%20(Apr12)%20OpenOffice/Purchases.ods'#$Oct11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urrentaccount.ods'#$Oct11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Oct11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Oct11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Oct11.$Y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28:.BQ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2-04-30%20(Apr12)%20OpenOffice/Purchases.ods'#$Nov11.$F$1]+['file:///C:/Users/Antony/diy/GB%20Accounts/GB%20Accounts%202011-12/GB%20Accounts%20Company%202012-04-30%20(Apr12)%20OpenOffice/Purchases.ods'#$Nov11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urrentaccount.ods'#$Nov11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Nov11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Nov11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Nov11.$Y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28:.CB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2-04-30%20(Apr12)%20OpenOffice/Purchases.ods'#$Dec11.$F$1]+['file:///C:/Users/Antony/diy/GB%20Accounts/GB%20Accounts%202011-12/GB%20Accounts%20Company%202012-04-30%20(Apr12)%20OpenOffice/Purchases.ods'#$Dec11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urrentaccount.ods'#$Dec11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Dec11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Dec11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Dec11.$Y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28:.CM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2-04-30%20(Apr12)%20OpenOffice/Purchases.ods'#$Jan12.$F$1]+['file:///C:/Users/Antony/diy/GB%20Accounts/GB%20Accounts%202011-12/GB%20Accounts%20Company%202012-04-30%20(Apr12)%20OpenOffice/Purchases.ods'#$Jan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urrentaccount.ods'#$Jan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Jan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Jan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Jan12.$Y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28:.CX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2-04-30%20(Apr12)%20OpenOffice/Purchases.ods'#$Feb12.$F$1]+['file:///C:/Users/Antony/diy/GB%20Accounts/GB%20Accounts%202011-12/GB%20Accounts%20Company%202012-04-30%20(Apr12)%20OpenOffice/Purchases.ods'#$Feb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urrentaccount.ods'#$Feb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Feb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Feb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Feb12.$Y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28:.DI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2-04-30%20(Apr12)%20OpenOffice/Purchases.ods'#$Mar12.$F$1]+['file:///C:/Users/Antony/diy/GB%20Accounts/GB%20Accounts%202011-12/GB%20Accounts%20Company%202012-04-30%20(Apr12)%20OpenOffice/Purchases.ods'#$Mar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urrentaccount.ods'#$Mar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Mar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Mar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Mar12.$Y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28:.DT2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-['file:///C:/Users/Antony/diy/GB%20Accounts/GB%20Accounts%202011-12/GB%20Accounts%20Company%202012-04-30%20(Apr12)%20OpenOffice/Purchases.ods'#$Apr12.$F$1]+['file:///C:/Users/Antony/diy/GB%20Accounts/GB%20Accounts%202011-12/GB%20Accounts%20Company%202012-04-30%20(Apr12)%20OpenOffice/Purchases.ods'#$Apr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urrentaccount.ods'#$Apr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Apr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Apr12.$AB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Apr12.$Y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U28:.EE28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04-30%20(Apr12)%20OpenOffice/Fixedassets.ods'#$HPfinance.$E$2]" office:value-type="float" office:value="0">
            <text:p>0.00 </text:p>
          </table:table-cell>
          <table:table-cell table:style-name="ce94"/>
          <table:table-cell table:style-name="ce110" table:formula="of:=SUM([.EF28:.EH2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Net Wages Creditor</text:p>
          </table:table-cell>
          <table:table-cell table:style-name="ce105"/>
          <table:table-cell table:style-name="ce110" table:formula="of:=-[$OpenAccounts.E21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May11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May11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May11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May11.$Z$1]" office:value-type="float" office:value="0">
            <text:p>0.00 </text:p>
          </table:table-cell>
          <table:table-cell table:style-name="ce110" table:formula="of:=-[$WagesInterface.G4]-[$WagesInterface.G17]" office:value-type="float" office:value="-0">
            <text:p>0.00 </text:p>
          </table:table-cell>
          <table:table-cell/>
          <table:table-cell table:style-name="ce109"/>
          <table:table-cell table:style-name="ce110" table:formula="of:=SUM([.D29:.N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Jun11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Jun11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Jun11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Jun11.$Z$1]" office:value-type="float" office:value="0">
            <text:p>0.00 </text:p>
          </table:table-cell>
          <table:table-cell table:style-name="ce110" table:formula="of:=-[$WagesInterface.G5]-[$WagesInterface.G18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O29:.Y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Jul11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Jul11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Jul11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Jul11.$Z$1]" office:value-type="float" office:value="0">
            <text:p>0.00 </text:p>
          </table:table-cell>
          <table:table-cell table:style-name="ce110" table:formula="of:=-[$WagesInterface.G6]-[$WagesInterface.G19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Z29:.AJ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Aug11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Aug11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Aug11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Aug11.$Z$1]" office:value-type="float" office:value="0">
            <text:p>0.00 </text:p>
          </table:table-cell>
          <table:table-cell table:style-name="ce110" table:formula="of:=-[$WagesInterface.G7]-[$WagesInterface.G20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AK29:.AU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Sep11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Sep11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Sep11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Sep11.$Z$1]" office:value-type="float" office:value="0">
            <text:p>0.00 </text:p>
          </table:table-cell>
          <table:table-cell table:style-name="ce110" table:formula="of:=-[$WagesInterface.G8]-[$WagesInterface.G21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AV29:.BF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Oct11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Oct11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Oct11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Oct11.$Z$1]" office:value-type="float" office:value="0">
            <text:p>0.00 </text:p>
          </table:table-cell>
          <table:table-cell table:style-name="ce110" table:formula="of:=-[$WagesInterface.G9]-[$WagesInterface.G22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BG29:.BQ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Nov11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Nov11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Nov11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Nov11.$Z$1]" office:value-type="float" office:value="0">
            <text:p>0.00 </text:p>
          </table:table-cell>
          <table:table-cell table:style-name="ce110" table:formula="of:=-[$WagesInterface.G10]-[$WagesInterface.G23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BR29:.CB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Dec11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Dec11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Dec11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Dec11.$Z$1]" office:value-type="float" office:value="0">
            <text:p>0.00 </text:p>
          </table:table-cell>
          <table:table-cell table:style-name="ce110" table:formula="of:=-[$WagesInterface.G11]-[$WagesInterface.G24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CC29:.CM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Jan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Jan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Jan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Jan12.$Z$1]" office:value-type="float" office:value="0">
            <text:p>0.00 </text:p>
          </table:table-cell>
          <table:table-cell table:style-name="ce110" table:formula="of:=-[$WagesInterface.G12]-[$WagesInterface.G25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CN29:.CX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Feb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Feb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Feb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Feb12.$Z$1]" office:value-type="float" office:value="0">
            <text:p>0.00 </text:p>
          </table:table-cell>
          <table:table-cell table:style-name="ce110" table:formula="of:=-[$WagesInterface.G13]-[$WagesInterface.G26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CY29:.DI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Mar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Mar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Mar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Mar12.$Z$1]" office:value-type="float" office:value="0">
            <text:p>0.00 </text:p>
          </table:table-cell>
          <table:table-cell table:style-name="ce110" table:formula="of:=-[$WagesInterface.G14]-[$WagesInterface.G27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DJ29:.DT2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Apr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Apr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Apr12.$AC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Apr12.$Z$1]" office:value-type="float" office:value="0">
            <text:p>0.00 </text:p>
          </table:table-cell>
          <table:table-cell table:style-name="ce110" table:formula="of:=-[$WagesInterface.G15]-[$WagesInterface.G28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DU29:.EE29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29:.EH2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Other Deductions from wages</text:p>
          </table:table-cell>
          <table:table-cell table:style-name="ce105"/>
          <table:table-cell table:style-name="ce110" table:formula="of:=-[$OpenAccounts.E22]" office:value-type="float" office:value="-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4]-[$WagesInterface.F17]" office:value-type="float" office:value="-0">
            <text:p>0.00 </text:p>
          </table:table-cell>
          <table:table-cell/>
          <table:table-cell table:style-name="ce109"/>
          <table:table-cell table:style-name="ce110" table:formula="of:=SUM([.D30:.N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5]-[$WagesInterface.F18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O30:.Y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6]-[$WagesInterface.F19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Z30:.AJ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7]-[$WagesInterface.F20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AK30:.AU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8]-[$WagesInterface.F21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AV30:.BF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9]-[$WagesInterface.F22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BG30:.BQ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10]-[$WagesInterface.F23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BR30:.CB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11]-[$WagesInterface.F24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CC30:.CM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12]-[$WagesInterface.F25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CN30:.CX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13]-[$WagesInterface.F26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CY30:.DI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14]-[$WagesInterface.F27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DJ30:.DT30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-[$WagesInterface.F15]-[$WagesInterface.F28]" office:value-type="float" office:value="-0">
            <text:p>0.00 </text:p>
          </table:table-cell>
          <table:table-cell table:style-name="ce110"/>
          <table:table-cell table:style-name="ce94"/>
          <table:table-cell table:style-name="ce110" table:formula="of:=SUM([.DU30:.EE30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30:.EH3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ividends Creditor</text:p>
          </table:table-cell>
          <table:table-cell table:style-name="ce105" office:value-type="string">
            <text:p>DV</text:p>
          </table:table-cell>
          <table:table-cell table:style-name="ce110" table:formula="of:=-[$OpenAccounts.E23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May11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May11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May11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May11.$AI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31:.N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Jun11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Jun11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Jun11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Jun11.$AI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O31:.Y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Jul11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Jul11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Jul11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Jul11.$AI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31:.AJ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Aug11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Aug11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Aug11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Aug11.$AI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31:.AU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Sep11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Sep11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Sep11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Sep11.$AI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31:.BF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Oct11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Oct11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Oct11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Oct11.$AI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31:.BQ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Nov11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Nov11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Nov11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Nov11.$AI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31:.CB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Dec11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Dec11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Dec11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Dec11.$AI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31:.CM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Jan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Jan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Jan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Jan12.$AI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31:.CX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Feb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Feb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Feb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Feb12.$AI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31:.DI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Mar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Mar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Mar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Mar12.$AI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31:.DT31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Apr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Apr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Apr12.$AL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Apr12.$AI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U31:.EE31])" office:value-type="float" office:value="0">
            <text:p>0.00 </text:p>
          </table:table-cell>
          <table:table-cell table:style-name="ce94"/>
          <table:table-cell table:formula="of:=-['file:///C:/Users/Antony/diy/GB%20Accounts/GB%20Accounts%202011-12/GB%20Accounts%20Company%202012-04-30%20(Apr12)%20OpenOffice/Companysecretary.ods'#$Boardmeeting.$E$4]" office:value-type="float" office:value="-0">
            <text:p>0.00 </text:p>
          </table:table-cell>
          <table:table-cell table:style-name="ce94"/>
          <table:table-cell table:style-name="ce110" table:formula="of:=SUM([.EF31:.EH31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reditor HMRC CIS</text:p>
          </table:table-cell>
          <table:table-cell table:style-name="ce105" office:value-type="string">
            <text:p>RC</text:p>
          </table:table-cell>
          <table:table-cell table:style-name="ce110" table:formula="of:=-[$OpenAccounts.I26]" office:value-type="float" office:value="-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04-30%20(Apr12)%20OpenOffice/Sales.ods'#$May11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Purchases.ods'#$May11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urrentaccount.ods'#$May11.$O$1]+['file:///C:/Users/Antony/diy/GB%20Accounts/GB%20Accounts%202011-12/GB%20Accounts%20Company%202012-04-30%20(Apr12)%20OpenOffice/Currentaccount.ods'#$May11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May11.$O$1]+['file:///C:/Users/Antony/diy/GB%20Accounts/GB%20Accounts%202011-12/GB%20Accounts%20Company%202012-04-30%20(Apr12)%20OpenOffice/Savingaccount.ods'#$May11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May11.$O$1]+['file:///C:/Users/Antony/diy/GB%20Accounts/GB%20Accounts%202011-12/GB%20Accounts%20Company%202012-04-30%20(Apr12)%20OpenOffice/Creditcardaccount.ods'#$May11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May11.$AG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32:.N32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04-30%20(Apr12)%20OpenOffice/Sales.ods'#$Jun11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Purchases.ods'#$Jun11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urrentaccount.ods'#$Jun11.$O$1]+['file:///C:/Users/Antony/diy/GB%20Accounts/GB%20Accounts%202011-12/GB%20Accounts%20Company%202012-04-30%20(Apr12)%20OpenOffice/Currentaccount.ods'#$Jun11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Jun11.$O$1]+['file:///C:/Users/Antony/diy/GB%20Accounts/GB%20Accounts%202011-12/GB%20Accounts%20Company%202012-04-30%20(Apr12)%20OpenOffice/Savingaccount.ods'#$Jun11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Jun11.$O$1]+['file:///C:/Users/Antony/diy/GB%20Accounts/GB%20Accounts%202011-12/GB%20Accounts%20Company%202012-04-30%20(Apr12)%20OpenOffice/Creditcardaccount.ods'#$Jun11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Jun11.$AG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O32:.Y32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04-30%20(Apr12)%20OpenOffice/Sales.ods'#$Jul11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Purchases.ods'#$Jul11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urrentaccount.ods'#$Jul11.$O$1]+['file:///C:/Users/Antony/diy/GB%20Accounts/GB%20Accounts%202011-12/GB%20Accounts%20Company%202012-04-30%20(Apr12)%20OpenOffice/Currentaccount.ods'#$Jul11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Jul11.$O$1]+['file:///C:/Users/Antony/diy/GB%20Accounts/GB%20Accounts%202011-12/GB%20Accounts%20Company%202012-04-30%20(Apr12)%20OpenOffice/Savingaccount.ods'#$Jul11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Jul11.$O$1]+['file:///C:/Users/Antony/diy/GB%20Accounts/GB%20Accounts%202011-12/GB%20Accounts%20Company%202012-04-30%20(Apr12)%20OpenOffice/Creditcardaccount.ods'#$Jul11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Jul11.$AG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32:.AJ32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04-30%20(Apr12)%20OpenOffice/Sales.ods'#$Aug11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Purchases.ods'#$Aug11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urrentaccount.ods'#$Aug11.$O$1]+['file:///C:/Users/Antony/diy/GB%20Accounts/GB%20Accounts%202011-12/GB%20Accounts%20Company%202012-04-30%20(Apr12)%20OpenOffice/Currentaccount.ods'#$Aug11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Aug11.$O$1]+['file:///C:/Users/Antony/diy/GB%20Accounts/GB%20Accounts%202011-12/GB%20Accounts%20Company%202012-04-30%20(Apr12)%20OpenOffice/Savingaccount.ods'#$Aug11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Aug11.$O$1]+['file:///C:/Users/Antony/diy/GB%20Accounts/GB%20Accounts%202011-12/GB%20Accounts%20Company%202012-04-30%20(Apr12)%20OpenOffice/Creditcardaccount.ods'#$Aug11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Aug11.$AG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32:.AU32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04-30%20(Apr12)%20OpenOffice/Sales.ods'#$Sep11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Purchases.ods'#$Sep11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urrentaccount.ods'#$Sep11.$O$1]+['file:///C:/Users/Antony/diy/GB%20Accounts/GB%20Accounts%202011-12/GB%20Accounts%20Company%202012-04-30%20(Apr12)%20OpenOffice/Currentaccount.ods'#$Sep11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Sep11.$O$1]+['file:///C:/Users/Antony/diy/GB%20Accounts/GB%20Accounts%202011-12/GB%20Accounts%20Company%202012-04-30%20(Apr12)%20OpenOffice/Savingaccount.ods'#$Sep11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Sep11.$O$1]+['file:///C:/Users/Antony/diy/GB%20Accounts/GB%20Accounts%202011-12/GB%20Accounts%20Company%202012-04-30%20(Apr12)%20OpenOffice/Creditcardaccount.ods'#$Sep11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Sep11.$AG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32:.BF32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04-30%20(Apr12)%20OpenOffice/Sales.ods'#$Oct11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Purchases.ods'#$Oct11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urrentaccount.ods'#$Oct11.$O$1]+['file:///C:/Users/Antony/diy/GB%20Accounts/GB%20Accounts%202011-12/GB%20Accounts%20Company%202012-04-30%20(Apr12)%20OpenOffice/Currentaccount.ods'#$Oct11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Oct11.$O$1]+['file:///C:/Users/Antony/diy/GB%20Accounts/GB%20Accounts%202011-12/GB%20Accounts%20Company%202012-04-30%20(Apr12)%20OpenOffice/Savingaccount.ods'#$Oct11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Oct11.$O$1]+['file:///C:/Users/Antony/diy/GB%20Accounts/GB%20Accounts%202011-12/GB%20Accounts%20Company%202012-04-30%20(Apr12)%20OpenOffice/Creditcardaccount.ods'#$Oct11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Oct11.$AG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32:.BQ32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04-30%20(Apr12)%20OpenOffice/Sales.ods'#$Nov11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Purchases.ods'#$Nov11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urrentaccount.ods'#$Nov11.$O$1]+['file:///C:/Users/Antony/diy/GB%20Accounts/GB%20Accounts%202011-12/GB%20Accounts%20Company%202012-04-30%20(Apr12)%20OpenOffice/Currentaccount.ods'#$Nov11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Nov11.$O$1]+['file:///C:/Users/Antony/diy/GB%20Accounts/GB%20Accounts%202011-12/GB%20Accounts%20Company%202012-04-30%20(Apr12)%20OpenOffice/Savingaccount.ods'#$Nov11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Nov11.$O$1]+['file:///C:/Users/Antony/diy/GB%20Accounts/GB%20Accounts%202011-12/GB%20Accounts%20Company%202012-04-30%20(Apr12)%20OpenOffice/Creditcardaccount.ods'#$Nov11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Nov11.$AG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32:.CB32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04-30%20(Apr12)%20OpenOffice/Sales.ods'#$Dec11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Purchases.ods'#$Dec11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urrentaccount.ods'#$Dec11.$O$1]+['file:///C:/Users/Antony/diy/GB%20Accounts/GB%20Accounts%202011-12/GB%20Accounts%20Company%202012-04-30%20(Apr12)%20OpenOffice/Currentaccount.ods'#$Dec11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Dec11.$O$1]+['file:///C:/Users/Antony/diy/GB%20Accounts/GB%20Accounts%202011-12/GB%20Accounts%20Company%202012-04-30%20(Apr12)%20OpenOffice/Savingaccount.ods'#$Dec11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Dec11.$O$1]+['file:///C:/Users/Antony/diy/GB%20Accounts/GB%20Accounts%202011-12/GB%20Accounts%20Company%202012-04-30%20(Apr12)%20OpenOffice/Creditcardaccount.ods'#$Dec11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Dec11.$AG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32:.CM32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04-30%20(Apr12)%20OpenOffice/Sales.ods'#$Jan12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Purchases.ods'#$Jan12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urrentaccount.ods'#$Jan12.$O$1]+['file:///C:/Users/Antony/diy/GB%20Accounts/GB%20Accounts%202011-12/GB%20Accounts%20Company%202012-04-30%20(Apr12)%20OpenOffice/Currentaccount.ods'#$Jan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Jan12.$O$1]+['file:///C:/Users/Antony/diy/GB%20Accounts/GB%20Accounts%202011-12/GB%20Accounts%20Company%202012-04-30%20(Apr12)%20OpenOffice/Savingaccount.ods'#$Jan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Jan12.$O$1]+['file:///C:/Users/Antony/diy/GB%20Accounts/GB%20Accounts%202011-12/GB%20Accounts%20Company%202012-04-30%20(Apr12)%20OpenOffice/Creditcardaccount.ods'#$Jan12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Jan12.$AG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32:.CX32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04-30%20(Apr12)%20OpenOffice/Sales.ods'#$Feb12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Purchases.ods'#$Feb12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urrentaccount.ods'#$Feb12.$O$1]+['file:///C:/Users/Antony/diy/GB%20Accounts/GB%20Accounts%202011-12/GB%20Accounts%20Company%202012-04-30%20(Apr12)%20OpenOffice/Currentaccount.ods'#$Feb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Feb12.$O$1]+['file:///C:/Users/Antony/diy/GB%20Accounts/GB%20Accounts%202011-12/GB%20Accounts%20Company%202012-04-30%20(Apr12)%20OpenOffice/Savingaccount.ods'#$Feb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Feb12.$O$1]+['file:///C:/Users/Antony/diy/GB%20Accounts/GB%20Accounts%202011-12/GB%20Accounts%20Company%202012-04-30%20(Apr12)%20OpenOffice/Creditcardaccount.ods'#$Feb12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Feb12.$AG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32:.DI32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04-30%20(Apr12)%20OpenOffice/Sales.ods'#$Mar12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Purchases.ods'#$Mar12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urrentaccount.ods'#$Mar12.$O$1]+['file:///C:/Users/Antony/diy/GB%20Accounts/GB%20Accounts%202011-12/GB%20Accounts%20Company%202012-04-30%20(Apr12)%20OpenOffice/Currentaccount.ods'#$Mar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Mar12.$O$1]+['file:///C:/Users/Antony/diy/GB%20Accounts/GB%20Accounts%202011-12/GB%20Accounts%20Company%202012-04-30%20(Apr12)%20OpenOffice/Savingaccount.ods'#$Mar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Mar12.$O$1]+['file:///C:/Users/Antony/diy/GB%20Accounts/GB%20Accounts%202011-12/GB%20Accounts%20Company%202012-04-30%20(Apr12)%20OpenOffice/Creditcardaccount.ods'#$Mar12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Mar12.$AG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32:.DT32])" office:value-type="float" office:value="0">
            <text:p>0.00 </text:p>
          </table:table-cell>
          <table:table-cell table:style-name="ce109"/>
          <table:table-cell table:style-name="ce110" table:formula="of:=['file:///C:/Users/Antony/diy/GB%20Accounts/GB%20Accounts%202011-12/GB%20Accounts%20Company%202012-04-30%20(Apr12)%20OpenOffice/Sales.ods'#$Apr12.$V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Purchases.ods'#$Apr12.$A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urrentaccount.ods'#$Apr12.$O$1]+['file:///C:/Users/Antony/diy/GB%20Accounts/GB%20Accounts%202011-12/GB%20Accounts%20Company%202012-04-30%20(Apr12)%20OpenOffice/Currentaccount.ods'#$Apr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Apr12.$O$1]+['file:///C:/Users/Antony/diy/GB%20Accounts/GB%20Accounts%202011-12/GB%20Accounts%20Company%202012-04-30%20(Apr12)%20OpenOffice/Savingaccount.ods'#$Apr12.$AJ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Apr12.$O$1]+['file:///C:/Users/Antony/diy/GB%20Accounts/GB%20Accounts%202011-12/GB%20Accounts%20Company%202012-04-30%20(Apr12)%20OpenOffice/Creditcardaccount.ods'#$Apr12.$AJ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Apr12.$AG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U32:.EE32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32:.EH3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reditor HMRC Vat</text:p>
          </table:table-cell>
          <table:table-cell table:style-name="ce105" office:value-type="string">
            <text:p>RV</text:p>
          </table:table-cell>
          <table:table-cell table:style-name="ce110" table:formula="of:=-[$OpenAccounts.H26]" office:value-type="float" office:value="-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May11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2-04-30%20(Apr12)%20OpenOffice/Purchases.ods'#$May11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urrentaccount.ods'#$May11.$N$1]+['file:///C:/Users/Antony/diy/GB%20Accounts/GB%20Accounts%202011-12/GB%20Accounts%20Company%202012-04-30%20(Apr12)%20OpenOffice/Currentaccount.ods'#$May11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May11.$N$1]+['file:///C:/Users/Antony/diy/GB%20Accounts/GB%20Accounts%202011-12/GB%20Accounts%20Company%202012-04-30%20(Apr12)%20OpenOffice/Savingaccount.ods'#$May11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May11.$N$1]+['file:///C:/Users/Antony/diy/GB%20Accounts/GB%20Accounts%202011-12/GB%20Accounts%20Company%202012-04-30%20(Apr12)%20OpenOffice/Creditcardaccount.ods'#$May11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May11.$AF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33:.N3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Jun11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2-04-30%20(Apr12)%20OpenOffice/Purchases.ods'#$Jun11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urrentaccount.ods'#$Jun11.$N$1]+['file:///C:/Users/Antony/diy/GB%20Accounts/GB%20Accounts%202011-12/GB%20Accounts%20Company%202012-04-30%20(Apr12)%20OpenOffice/Currentaccount.ods'#$Jun11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Jun11.$N$1]+['file:///C:/Users/Antony/diy/GB%20Accounts/GB%20Accounts%202011-12/GB%20Accounts%20Company%202012-04-30%20(Apr12)%20OpenOffice/Savingaccount.ods'#$Jun11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Jun11.$N$1]+['file:///C:/Users/Antony/diy/GB%20Accounts/GB%20Accounts%202011-12/GB%20Accounts%20Company%202012-04-30%20(Apr12)%20OpenOffice/Creditcardaccount.ods'#$Jun11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Jun11.$AF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O33:.Y3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Jul11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2-04-30%20(Apr12)%20OpenOffice/Purchases.ods'#$Jul11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urrentaccount.ods'#$Jul11.$N$1]+['file:///C:/Users/Antony/diy/GB%20Accounts/GB%20Accounts%202011-12/GB%20Accounts%20Company%202012-04-30%20(Apr12)%20OpenOffice/Currentaccount.ods'#$Jul11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Jul11.$N$1]+['file:///C:/Users/Antony/diy/GB%20Accounts/GB%20Accounts%202011-12/GB%20Accounts%20Company%202012-04-30%20(Apr12)%20OpenOffice/Savingaccount.ods'#$Jul11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Jul11.$N$1]+['file:///C:/Users/Antony/diy/GB%20Accounts/GB%20Accounts%202011-12/GB%20Accounts%20Company%202012-04-30%20(Apr12)%20OpenOffice/Creditcardaccount.ods'#$Jul11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Jul11.$AF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33:.AJ3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Aug11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2-04-30%20(Apr12)%20OpenOffice/Purchases.ods'#$Aug11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urrentaccount.ods'#$Aug11.$N$1]+['file:///C:/Users/Antony/diy/GB%20Accounts/GB%20Accounts%202011-12/GB%20Accounts%20Company%202012-04-30%20(Apr12)%20OpenOffice/Currentaccount.ods'#$Aug11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Aug11.$N$1]+['file:///C:/Users/Antony/diy/GB%20Accounts/GB%20Accounts%202011-12/GB%20Accounts%20Company%202012-04-30%20(Apr12)%20OpenOffice/Savingaccount.ods'#$Aug11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Aug11.$N$1]+['file:///C:/Users/Antony/diy/GB%20Accounts/GB%20Accounts%202011-12/GB%20Accounts%20Company%202012-04-30%20(Apr12)%20OpenOffice/Creditcardaccount.ods'#$Aug11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Aug11.$AF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33:.AU3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Sep11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2-04-30%20(Apr12)%20OpenOffice/Purchases.ods'#$Sep11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urrentaccount.ods'#$Sep11.$N$1]+['file:///C:/Users/Antony/diy/GB%20Accounts/GB%20Accounts%202011-12/GB%20Accounts%20Company%202012-04-30%20(Apr12)%20OpenOffice/Currentaccount.ods'#$Sep11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Sep11.$N$1]+['file:///C:/Users/Antony/diy/GB%20Accounts/GB%20Accounts%202011-12/GB%20Accounts%20Company%202012-04-30%20(Apr12)%20OpenOffice/Savingaccount.ods'#$Sep11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Sep11.$N$1]+['file:///C:/Users/Antony/diy/GB%20Accounts/GB%20Accounts%202011-12/GB%20Accounts%20Company%202012-04-30%20(Apr12)%20OpenOffice/Creditcardaccount.ods'#$Sep11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Sep11.$AF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33:.BF3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Oct11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2-04-30%20(Apr12)%20OpenOffice/Purchases.ods'#$Oct11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urrentaccount.ods'#$Oct11.$N$1]+['file:///C:/Users/Antony/diy/GB%20Accounts/GB%20Accounts%202011-12/GB%20Accounts%20Company%202012-04-30%20(Apr12)%20OpenOffice/Currentaccount.ods'#$Oct11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Oct11.$N$1]+['file:///C:/Users/Antony/diy/GB%20Accounts/GB%20Accounts%202011-12/GB%20Accounts%20Company%202012-04-30%20(Apr12)%20OpenOffice/Savingaccount.ods'#$Oct11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Oct11.$N$1]+['file:///C:/Users/Antony/diy/GB%20Accounts/GB%20Accounts%202011-12/GB%20Accounts%20Company%202012-04-30%20(Apr12)%20OpenOffice/Creditcardaccount.ods'#$Oct11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Oct11.$AF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33:.BQ3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Nov11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2-04-30%20(Apr12)%20OpenOffice/Purchases.ods'#$Nov11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urrentaccount.ods'#$Nov11.$N$1]+['file:///C:/Users/Antony/diy/GB%20Accounts/GB%20Accounts%202011-12/GB%20Accounts%20Company%202012-04-30%20(Apr12)%20OpenOffice/Currentaccount.ods'#$Nov11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Nov11.$N$1]+['file:///C:/Users/Antony/diy/GB%20Accounts/GB%20Accounts%202011-12/GB%20Accounts%20Company%202012-04-30%20(Apr12)%20OpenOffice/Savingaccount.ods'#$Nov11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Nov11.$N$1]+['file:///C:/Users/Antony/diy/GB%20Accounts/GB%20Accounts%202011-12/GB%20Accounts%20Company%202012-04-30%20(Apr12)%20OpenOffice/Creditcardaccount.ods'#$Nov11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Nov11.$AF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33:.CB3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Dec11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2-04-30%20(Apr12)%20OpenOffice/Purchases.ods'#$Dec11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urrentaccount.ods'#$Dec11.$N$1]+['file:///C:/Users/Antony/diy/GB%20Accounts/GB%20Accounts%202011-12/GB%20Accounts%20Company%202012-04-30%20(Apr12)%20OpenOffice/Currentaccount.ods'#$Dec11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Dec11.$N$1]+['file:///C:/Users/Antony/diy/GB%20Accounts/GB%20Accounts%202011-12/GB%20Accounts%20Company%202012-04-30%20(Apr12)%20OpenOffice/Savingaccount.ods'#$Dec11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Dec11.$N$1]+['file:///C:/Users/Antony/diy/GB%20Accounts/GB%20Accounts%202011-12/GB%20Accounts%20Company%202012-04-30%20(Apr12)%20OpenOffice/Creditcardaccount.ods'#$Dec11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Dec11.$AF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33:.CM3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Jan12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2-04-30%20(Apr12)%20OpenOffice/Purchases.ods'#$Jan12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urrentaccount.ods'#$Jan12.$N$1]+['file:///C:/Users/Antony/diy/GB%20Accounts/GB%20Accounts%202011-12/GB%20Accounts%20Company%202012-04-30%20(Apr12)%20OpenOffice/Currentaccount.ods'#$Jan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Jan12.$N$1]+['file:///C:/Users/Antony/diy/GB%20Accounts/GB%20Accounts%202011-12/GB%20Accounts%20Company%202012-04-30%20(Apr12)%20OpenOffice/Savingaccount.ods'#$Jan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Jan12.$N$1]+['file:///C:/Users/Antony/diy/GB%20Accounts/GB%20Accounts%202011-12/GB%20Accounts%20Company%202012-04-30%20(Apr12)%20OpenOffice/Creditcardaccount.ods'#$Jan12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Jan12.$AF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33:.CX3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Feb12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2-04-30%20(Apr12)%20OpenOffice/Purchases.ods'#$Feb12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urrentaccount.ods'#$Feb12.$N$1]+['file:///C:/Users/Antony/diy/GB%20Accounts/GB%20Accounts%202011-12/GB%20Accounts%20Company%202012-04-30%20(Apr12)%20OpenOffice/Currentaccount.ods'#$Feb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Feb12.$N$1]+['file:///C:/Users/Antony/diy/GB%20Accounts/GB%20Accounts%202011-12/GB%20Accounts%20Company%202012-04-30%20(Apr12)%20OpenOffice/Savingaccount.ods'#$Feb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Feb12.$N$1]+['file:///C:/Users/Antony/diy/GB%20Accounts/GB%20Accounts%202011-12/GB%20Accounts%20Company%202012-04-30%20(Apr12)%20OpenOffice/Creditcardaccount.ods'#$Feb12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Feb12.$AF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33:.DI3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Mar12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2-04-30%20(Apr12)%20OpenOffice/Purchases.ods'#$Mar12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urrentaccount.ods'#$Mar12.$N$1]+['file:///C:/Users/Antony/diy/GB%20Accounts/GB%20Accounts%202011-12/GB%20Accounts%20Company%202012-04-30%20(Apr12)%20OpenOffice/Currentaccount.ods'#$Mar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Mar12.$N$1]+['file:///C:/Users/Antony/diy/GB%20Accounts/GB%20Accounts%202011-12/GB%20Accounts%20Company%202012-04-30%20(Apr12)%20OpenOffice/Savingaccount.ods'#$Mar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Mar12.$N$1]+['file:///C:/Users/Antony/diy/GB%20Accounts/GB%20Accounts%202011-12/GB%20Accounts%20Company%202012-04-30%20(Apr12)%20OpenOffice/Creditcardaccount.ods'#$Mar12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Mar12.$AF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33:.DT3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Apr12.$G$1]" office:value-type="float" office:value="-0">
            <text:p>0.00 </text:p>
          </table:table-cell>
          <table:table-cell table:style-name="ce110" table:formula="of:=['file:///C:/Users/Antony/diy/GB%20Accounts/GB%20Accounts%202011-12/GB%20Accounts%20Company%202012-04-30%20(Apr12)%20OpenOffice/Purchases.ods'#$Apr12.$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urrentaccount.ods'#$Apr12.$N$1]+['file:///C:/Users/Antony/diy/GB%20Accounts/GB%20Accounts%202011-12/GB%20Accounts%20Company%202012-04-30%20(Apr12)%20OpenOffice/Currentaccount.ods'#$Apr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Apr12.$N$1]+['file:///C:/Users/Antony/diy/GB%20Accounts/GB%20Accounts%202011-12/GB%20Accounts%20Company%202012-04-30%20(Apr12)%20OpenOffice/Savingaccount.ods'#$Apr12.$AI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Apr12.$N$1]+['file:///C:/Users/Antony/diy/GB%20Accounts/GB%20Accounts%202011-12/GB%20Accounts%20Company%202012-04-30%20(Apr12)%20OpenOffice/Creditcardaccount.ods'#$Apr12.$AI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Apr12.$AF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U33:.EE33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33:.EH3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1">
          <table:table-cell table:style-name="ce94"/>
          <table:table-cell table:style-name="ce94" office:value-type="string">
            <text:p>Creditor HMRC Paye</text:p>
          </table:table-cell>
          <table:table-cell table:style-name="ce105" office:value-type="string">
            <text:p>RP</text:p>
          </table:table-cell>
          <table:table-cell table:style-name="ce110" table:formula="of:=-[$OpenAccounts.G26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May11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May11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May11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May11.$AE$1]" office:value-type="float" office:value="0">
            <text:p>0.00 </text:p>
          </table:table-cell>
          <table:table-cell table:style-name="ce110" table:formula="of:=-([$WagesInterface.D4]+[$WagesInterface.E4]+[$WagesInterface.H4])-([$WagesInterface.D17]+[$WagesInterface.E17]+[$WagesInterface.H17])+([$WagesInterface.I4]+[$WagesInterface.I17])" office:value-type="float" office:value="0">
            <text:p>0.00 </text:p>
          </table:table-cell>
          <table:table-cell/>
          <table:table-cell table:style-name="ce109"/>
          <table:table-cell table:style-name="ce110" table:formula="of:=SUM([.D34:.N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Jun11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Jun11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Jun11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Jun11.$AE$1]" office:value-type="float" office:value="0">
            <text:p>0.00 </text:p>
          </table:table-cell>
          <table:table-cell table:style-name="ce110" table:formula="of:=-([$WagesInterface.D5]+[$WagesInterface.E5]+[$WagesInterface.H5])-([$WagesInterface.D18]+[$WagesInterface.E18]+[$WagesInterface.H18])+([$WagesInterface.I5]+[$WagesInterface.I18])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O34:.Y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Jul11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Jul11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Jul11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Jul11.$AE$1]" office:value-type="float" office:value="0">
            <text:p>0.00 </text:p>
          </table:table-cell>
          <table:table-cell table:style-name="ce110" table:formula="of:=-([$WagesInterface.D6]+[$WagesInterface.E6]+[$WagesInterface.H6])-([$WagesInterface.D19]+[$WagesInterface.E19]+[$WagesInterface.H19])+([$WagesInterface.I6]+[$WagesInterface.I19])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Z34:.AJ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Aug11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Aug11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Aug11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Aug11.$AE$1]" office:value-type="float" office:value="0">
            <text:p>0.00 </text:p>
          </table:table-cell>
          <table:table-cell table:style-name="ce110" table:formula="of:=-([$WagesInterface.D7]+[$WagesInterface.E7]+[$WagesInterface.H7])-([$WagesInterface.D20]+[$WagesInterface.E20]+[$WagesInterface.H20])+([$WagesInterface.I7]+[$WagesInterface.I20])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AK34:.AU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Sep11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Sep11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Sep11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Sep11.$AE$1]" office:value-type="float" office:value="0">
            <text:p>0.00 </text:p>
          </table:table-cell>
          <table:table-cell table:style-name="ce110" table:formula="of:=-([$WagesInterface.D8]+[$WagesInterface.E8]+[$WagesInterface.H8])-([$WagesInterface.D21]+[$WagesInterface.E21]+[$WagesInterface.H21])+([$WagesInterface.I8]+[$WagesInterface.I21])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AV34:.BF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Oct11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Oct11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Oct11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Oct11.$AE$1]" office:value-type="float" office:value="0">
            <text:p>0.00 </text:p>
          </table:table-cell>
          <table:table-cell table:style-name="ce110" table:formula="of:=-([$WagesInterface.D9]+[$WagesInterface.E9]+[$WagesInterface.H9])-([$WagesInterface.D22]+[$WagesInterface.E22]+[$WagesInterface.H22])+([$WagesInterface.I9]+[$WagesInterface.I22])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BG34:.BQ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Nov11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Nov11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Nov11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Nov11.$AE$1]" office:value-type="float" office:value="0">
            <text:p>0.00 </text:p>
          </table:table-cell>
          <table:table-cell table:style-name="ce110" table:formula="of:=-([$WagesInterface.D10]+[$WagesInterface.E10]+[$WagesInterface.H10])-([$WagesInterface.D23]+[$WagesInterface.E23]+[$WagesInterface.H23])+([$WagesInterface.I10]+[$WagesInterface.I23])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BR34:.CB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Dec11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Dec11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Dec11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Dec11.$AE$1]" office:value-type="float" office:value="0">
            <text:p>0.00 </text:p>
          </table:table-cell>
          <table:table-cell table:style-name="ce110" table:formula="of:=-([$WagesInterface.D11]+[$WagesInterface.E11]+[$WagesInterface.H11])-([$WagesInterface.D24]+[$WagesInterface.E24]+[$WagesInterface.H24])+([$WagesInterface.I11]+[$WagesInterface.I24])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C34:.CM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Jan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Jan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Jan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Jan12.$AE$1]" office:value-type="float" office:value="0">
            <text:p>0.00 </text:p>
          </table:table-cell>
          <table:table-cell table:style-name="ce110" table:formula="of:=-([$WagesInterface.D12]+[$WagesInterface.E12]+[$WagesInterface.H12])-([$WagesInterface.D25]+[$WagesInterface.E25]+[$WagesInterface.H25])+([$WagesInterface.I12]+[$WagesInterface.I25])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N34:.CX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Feb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Feb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Feb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Feb12.$AE$1]" office:value-type="float" office:value="0">
            <text:p>0.00 </text:p>
          </table:table-cell>
          <table:table-cell table:style-name="ce110" table:formula="of:=-([$WagesInterface.D13]+[$WagesInterface.E13]+[$WagesInterface.H13])-([$WagesInterface.D26]+[$WagesInterface.E26]+[$WagesInterface.H26])+([$WagesInterface.I13]+[$WagesInterface.I26])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Y34:.DI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Mar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Mar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Mar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Mar12.$AE$1]" office:value-type="float" office:value="0">
            <text:p>0.00 </text:p>
          </table:table-cell>
          <table:table-cell table:style-name="ce110" table:formula="of:=-([$WagesInterface.D14]+[$WagesInterface.E14]+[$WagesInterface.H14])-([$WagesInterface.D27]+[$WagesInterface.E27]+[$WagesInterface.H27])+([$WagesInterface.I14]+[$WagesInterface.I27])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DJ34:.DT34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Apr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Apr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Apr12.$AH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Apr12.$AE$1]" office:value-type="float" office:value="0">
            <text:p>0.00 </text:p>
          </table:table-cell>
          <table:table-cell table:style-name="ce110" table:formula="of:=-([$WagesInterface.D15]+[$WagesInterface.E15]+[$WagesInterface.H15])-([$WagesInterface.D28]+[$WagesInterface.E28]+[$WagesInterface.H28])+([$WagesInterface.I15]+[$WagesInterface.I28])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DU34:.EE3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34:.EH3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reditor HMRC Corporation Tax</text:p>
          </table:table-cell>
          <table:table-cell table:style-name="ce105" office:value-type="string">
            <text:p>RT</text:p>
          </table:table-cell>
          <table:table-cell table:style-name="ce110" table:formula="of:=-[$OpenAccounts.E24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May11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May11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May11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May11.$AH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35:.N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Jun11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Jun11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Jun11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Jun11.$AH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O35:.Y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Jul11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Jul11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Jul11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Jul11.$AH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35:.AJ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Aug11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Aug11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Aug11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Aug11.$AH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35:.AU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Sep11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Sep11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Sep11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Sep11.$AH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35:.BF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Oct11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Oct11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Oct11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Oct11.$AH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35:.BQ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Nov11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Nov11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Nov11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Nov11.$AH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35:.CB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Dec11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Dec11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Dec11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Dec11.$AH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35:.CM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Jan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Jan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Jan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Jan12.$AH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35:.CX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Feb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Feb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Feb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Feb12.$AH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35:.DI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Mar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Mar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Mar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Mar12.$AH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35:.DT35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Apr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Apr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Apr12.$AK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Apr12.$AH$1]" office:value-type="float" office:value="0">
            <text:p>0.00 </text:p>
          </table:table-cell>
          <table:table-cell table:style-name="ce110"/>
          <table:table-cell table:style-name="ce110" table:formula="of:=-[$CorporationTax.K35]" office:value-type="float" office:value="-0">
            <text:p>0.00 </text:p>
          </table:table-cell>
          <table:table-cell table:style-name="ce94"/>
          <table:table-cell table:style-name="ce110" table:formula="of:=SUM([.DU35:.EE35])" office:value-type="float" office:value="0">
            <text:p>0.00 </text:p>
          </table:table-cell>
          <table:table-cell table:style-name="ce94"/>
          <table:table-cell table:formula="of:=-[.EH58]" office:value-type="float" office:value="-0">
            <text:p>0.00 </text:p>
          </table:table-cell>
          <table:table-cell table:style-name="ce94"/>
          <table:table-cell table:style-name="ce110" table:formula="of:=SUM([.EF35:.EH3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OTHER ASSETS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ebtor Long Term (repayable 3 - 5 years)</text:p>
          </table:table-cell>
          <table:table-cell table:style-name="ce105" office:value-type="string">
            <text:p>LDR</text:p>
          </table:table-cell>
          <table:table-cell table:style-name="ce110" table:formula="of:=[$OpenAccounts.E28]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May11.$L$1]+['file:///C:/Users/Antony/diy/GB%20Accounts/GB%20Accounts%202011-12/GB%20Accounts%20Company%202012-04-30%20(Apr12)%20OpenOffice/Currentaccount.ods'#$May11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May11.$L$1]+['file:///C:/Users/Antony/diy/GB%20Accounts/GB%20Accounts%202011-12/GB%20Accounts%20Company%202012-04-30%20(Apr12)%20OpenOffice/Savingaccount.ods'#$May11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May11.$L$1]+['file:///C:/Users/Antony/diy/GB%20Accounts/GB%20Accounts%202011-12/GB%20Accounts%20Company%202012-04-30%20(Apr12)%20OpenOffice/Creditcardaccount.ods'#$May11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May11.$L$1]+['file:///C:/Users/Antony/diy/GB%20Accounts/GB%20Accounts%202011-12/GB%20Accounts%20Company%202012-04-30%20(Apr12)%20OpenOffice/Cashaccount.ods'#$May11.$AC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37:.N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Jun11.$L$1]+['file:///C:/Users/Antony/diy/GB%20Accounts/GB%20Accounts%202011-12/GB%20Accounts%20Company%202012-04-30%20(Apr12)%20OpenOffice/Currentaccount.ods'#$Jun11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Jun11.$L$1]+['file:///C:/Users/Antony/diy/GB%20Accounts/GB%20Accounts%202011-12/GB%20Accounts%20Company%202012-04-30%20(Apr12)%20OpenOffice/Savingaccount.ods'#$Jun11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Jun11.$L$1]+['file:///C:/Users/Antony/diy/GB%20Accounts/GB%20Accounts%202011-12/GB%20Accounts%20Company%202012-04-30%20(Apr12)%20OpenOffice/Creditcardaccount.ods'#$Jun11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Jun11.$L$1]+['file:///C:/Users/Antony/diy/GB%20Accounts/GB%20Accounts%202011-12/GB%20Accounts%20Company%202012-04-30%20(Apr12)%20OpenOffice/Cashaccount.ods'#$Jun11.$AC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O37:.Y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Jul11.$L$1]+['file:///C:/Users/Antony/diy/GB%20Accounts/GB%20Accounts%202011-12/GB%20Accounts%20Company%202012-04-30%20(Apr12)%20OpenOffice/Currentaccount.ods'#$Jul11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Jul11.$L$1]+['file:///C:/Users/Antony/diy/GB%20Accounts/GB%20Accounts%202011-12/GB%20Accounts%20Company%202012-04-30%20(Apr12)%20OpenOffice/Savingaccount.ods'#$Jul11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Jul11.$L$1]+['file:///C:/Users/Antony/diy/GB%20Accounts/GB%20Accounts%202011-12/GB%20Accounts%20Company%202012-04-30%20(Apr12)%20OpenOffice/Creditcardaccount.ods'#$Jul11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Jul11.$L$1]+['file:///C:/Users/Antony/diy/GB%20Accounts/GB%20Accounts%202011-12/GB%20Accounts%20Company%202012-04-30%20(Apr12)%20OpenOffice/Cashaccount.ods'#$Jul11.$AC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37:.AJ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Aug11.$L$1]+['file:///C:/Users/Antony/diy/GB%20Accounts/GB%20Accounts%202011-12/GB%20Accounts%20Company%202012-04-30%20(Apr12)%20OpenOffice/Currentaccount.ods'#$Aug11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Aug11.$L$1]+['file:///C:/Users/Antony/diy/GB%20Accounts/GB%20Accounts%202011-12/GB%20Accounts%20Company%202012-04-30%20(Apr12)%20OpenOffice/Savingaccount.ods'#$Aug11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Aug11.$L$1]+['file:///C:/Users/Antony/diy/GB%20Accounts/GB%20Accounts%202011-12/GB%20Accounts%20Company%202012-04-30%20(Apr12)%20OpenOffice/Creditcardaccount.ods'#$Aug11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Aug11.$L$1]+['file:///C:/Users/Antony/diy/GB%20Accounts/GB%20Accounts%202011-12/GB%20Accounts%20Company%202012-04-30%20(Apr12)%20OpenOffice/Cashaccount.ods'#$Aug11.$AC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37:.AU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Sep11.$L$1]+['file:///C:/Users/Antony/diy/GB%20Accounts/GB%20Accounts%202011-12/GB%20Accounts%20Company%202012-04-30%20(Apr12)%20OpenOffice/Currentaccount.ods'#$Sep11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Sep11.$L$1]+['file:///C:/Users/Antony/diy/GB%20Accounts/GB%20Accounts%202011-12/GB%20Accounts%20Company%202012-04-30%20(Apr12)%20OpenOffice/Savingaccount.ods'#$Sep11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Sep11.$L$1]+['file:///C:/Users/Antony/diy/GB%20Accounts/GB%20Accounts%202011-12/GB%20Accounts%20Company%202012-04-30%20(Apr12)%20OpenOffice/Creditcardaccount.ods'#$Sep11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Sep11.$L$1]+['file:///C:/Users/Antony/diy/GB%20Accounts/GB%20Accounts%202011-12/GB%20Accounts%20Company%202012-04-30%20(Apr12)%20OpenOffice/Cashaccount.ods'#$Sep11.$AC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37:.BF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Oct11.$L$1]+['file:///C:/Users/Antony/diy/GB%20Accounts/GB%20Accounts%202011-12/GB%20Accounts%20Company%202012-04-30%20(Apr12)%20OpenOffice/Currentaccount.ods'#$Oct11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Oct11.$L$1]+['file:///C:/Users/Antony/diy/GB%20Accounts/GB%20Accounts%202011-12/GB%20Accounts%20Company%202012-04-30%20(Apr12)%20OpenOffice/Savingaccount.ods'#$Oct11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Oct11.$L$1]+['file:///C:/Users/Antony/diy/GB%20Accounts/GB%20Accounts%202011-12/GB%20Accounts%20Company%202012-04-30%20(Apr12)%20OpenOffice/Creditcardaccount.ods'#$Oct11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Oct11.$L$1]+['file:///C:/Users/Antony/diy/GB%20Accounts/GB%20Accounts%202011-12/GB%20Accounts%20Company%202012-04-30%20(Apr12)%20OpenOffice/Cashaccount.ods'#$Oct11.$AC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37:.BQ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Nov11.$L$1]+['file:///C:/Users/Antony/diy/GB%20Accounts/GB%20Accounts%202011-12/GB%20Accounts%20Company%202012-04-30%20(Apr12)%20OpenOffice/Currentaccount.ods'#$Nov11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Nov11.$L$1]+['file:///C:/Users/Antony/diy/GB%20Accounts/GB%20Accounts%202011-12/GB%20Accounts%20Company%202012-04-30%20(Apr12)%20OpenOffice/Savingaccount.ods'#$Nov11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Nov11.$L$1]+['file:///C:/Users/Antony/diy/GB%20Accounts/GB%20Accounts%202011-12/GB%20Accounts%20Company%202012-04-30%20(Apr12)%20OpenOffice/Creditcardaccount.ods'#$Nov11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Nov11.$L$1]+['file:///C:/Users/Antony/diy/GB%20Accounts/GB%20Accounts%202011-12/GB%20Accounts%20Company%202012-04-30%20(Apr12)%20OpenOffice/Cashaccount.ods'#$Nov11.$AC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37:.CB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Dec11.$L$1]+['file:///C:/Users/Antony/diy/GB%20Accounts/GB%20Accounts%202011-12/GB%20Accounts%20Company%202012-04-30%20(Apr12)%20OpenOffice/Currentaccount.ods'#$Dec11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Dec11.$L$1]+['file:///C:/Users/Antony/diy/GB%20Accounts/GB%20Accounts%202011-12/GB%20Accounts%20Company%202012-04-30%20(Apr12)%20OpenOffice/Savingaccount.ods'#$Dec11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Dec11.$L$1]+['file:///C:/Users/Antony/diy/GB%20Accounts/GB%20Accounts%202011-12/GB%20Accounts%20Company%202012-04-30%20(Apr12)%20OpenOffice/Creditcardaccount.ods'#$Dec11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Dec11.$L$1]+['file:///C:/Users/Antony/diy/GB%20Accounts/GB%20Accounts%202011-12/GB%20Accounts%20Company%202012-04-30%20(Apr12)%20OpenOffice/Cashaccount.ods'#$Dec11.$AC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37:.CM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Jan12.$L$1]+['file:///C:/Users/Antony/diy/GB%20Accounts/GB%20Accounts%202011-12/GB%20Accounts%20Company%202012-04-30%20(Apr12)%20OpenOffice/Currentaccount.ods'#$Jan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Jan12.$L$1]+['file:///C:/Users/Antony/diy/GB%20Accounts/GB%20Accounts%202011-12/GB%20Accounts%20Company%202012-04-30%20(Apr12)%20OpenOffice/Savingaccount.ods'#$Jan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Jan12.$L$1]+['file:///C:/Users/Antony/diy/GB%20Accounts/GB%20Accounts%202011-12/GB%20Accounts%20Company%202012-04-30%20(Apr12)%20OpenOffice/Creditcardaccount.ods'#$Jan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Jan12.$L$1]+['file:///C:/Users/Antony/diy/GB%20Accounts/GB%20Accounts%202011-12/GB%20Accounts%20Company%202012-04-30%20(Apr12)%20OpenOffice/Cashaccount.ods'#$Jan12.$AC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37:.CX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Feb12.$L$1]+['file:///C:/Users/Antony/diy/GB%20Accounts/GB%20Accounts%202011-12/GB%20Accounts%20Company%202012-04-30%20(Apr12)%20OpenOffice/Currentaccount.ods'#$Feb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Feb12.$L$1]+['file:///C:/Users/Antony/diy/GB%20Accounts/GB%20Accounts%202011-12/GB%20Accounts%20Company%202012-04-30%20(Apr12)%20OpenOffice/Savingaccount.ods'#$Feb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Feb12.$L$1]+['file:///C:/Users/Antony/diy/GB%20Accounts/GB%20Accounts%202011-12/GB%20Accounts%20Company%202012-04-30%20(Apr12)%20OpenOffice/Creditcardaccount.ods'#$Feb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Feb12.$L$1]+['file:///C:/Users/Antony/diy/GB%20Accounts/GB%20Accounts%202011-12/GB%20Accounts%20Company%202012-04-30%20(Apr12)%20OpenOffice/Cashaccount.ods'#$Feb12.$AC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37:.DI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Mar12.$L$1]+['file:///C:/Users/Antony/diy/GB%20Accounts/GB%20Accounts%202011-12/GB%20Accounts%20Company%202012-04-30%20(Apr12)%20OpenOffice/Currentaccount.ods'#$Mar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Mar12.$L$1]+['file:///C:/Users/Antony/diy/GB%20Accounts/GB%20Accounts%202011-12/GB%20Accounts%20Company%202012-04-30%20(Apr12)%20OpenOffice/Savingaccount.ods'#$Mar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Mar12.$L$1]+['file:///C:/Users/Antony/diy/GB%20Accounts/GB%20Accounts%202011-12/GB%20Accounts%20Company%202012-04-30%20(Apr12)%20OpenOffice/Creditcardaccount.ods'#$Mar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Mar12.$L$1]+['file:///C:/Users/Antony/diy/GB%20Accounts/GB%20Accounts%202011-12/GB%20Accounts%20Company%202012-04-30%20(Apr12)%20OpenOffice/Cashaccount.ods'#$Mar12.$AC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37:.DT37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Apr12.$L$1]+['file:///C:/Users/Antony/diy/GB%20Accounts/GB%20Accounts%202011-12/GB%20Accounts%20Company%202012-04-30%20(Apr12)%20OpenOffice/Currentaccount.ods'#$Apr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Apr12.$L$1]+['file:///C:/Users/Antony/diy/GB%20Accounts/GB%20Accounts%202011-12/GB%20Accounts%20Company%202012-04-30%20(Apr12)%20OpenOffice/Savingaccount.ods'#$Apr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Apr12.$L$1]+['file:///C:/Users/Antony/diy/GB%20Accounts/GB%20Accounts%202011-12/GB%20Accounts%20Company%202012-04-30%20(Apr12)%20OpenOffice/Creditcardaccount.ods'#$Apr12.$AF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Apr12.$L$1]+['file:///C:/Users/Antony/diy/GB%20Accounts/GB%20Accounts%202011-12/GB%20Accounts%20Company%202012-04-30%20(Apr12)%20OpenOffice/Cashaccount.ods'#$Apr12.$AC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U37:.EE37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37:.EH3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OTHER CREDITORS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irectors Loan Account</text:p>
          </table:table-cell>
          <table:table-cell table:style-name="ce105" office:value-type="string">
            <text:p>DL</text:p>
          </table:table-cell>
          <table:table-cell table:style-name="ce110" table:formula="of:=-[$OpenAccounts.E30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May11.$P$1]+['file:///C:/Users/Antony/diy/GB%20Accounts/GB%20Accounts%202011-12/GB%20Accounts%20Company%202012-04-30%20(Apr12)%20OpenOffice/Currentaccount.ods'#$May11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May11.$P$1]+['file:///C:/Users/Antony/diy/GB%20Accounts/GB%20Accounts%202011-12/GB%20Accounts%20Company%202012-04-30%20(Apr12)%20OpenOffice/Savingaccount.ods'#$May11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May11.$P$1]+['file:///C:/Users/Antony/diy/GB%20Accounts/GB%20Accounts%202011-12/GB%20Accounts%20Company%202012-04-30%20(Apr12)%20OpenOffice/Creditcardaccount.ods'#$May11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May11.$N$1]+['file:///C:/Users/Antony/diy/GB%20Accounts/GB%20Accounts%202011-12/GB%20Accounts%20Company%202012-04-30%20(Apr12)%20OpenOffice/Cashaccount.ods'#$May11.$AJ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39:.N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Jun11.$P$1]+['file:///C:/Users/Antony/diy/GB%20Accounts/GB%20Accounts%202011-12/GB%20Accounts%20Company%202012-04-30%20(Apr12)%20OpenOffice/Currentaccount.ods'#$Jun11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Jun11.$P$1]+['file:///C:/Users/Antony/diy/GB%20Accounts/GB%20Accounts%202011-12/GB%20Accounts%20Company%202012-04-30%20(Apr12)%20OpenOffice/Savingaccount.ods'#$Jun11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Jun11.$P$1]+['file:///C:/Users/Antony/diy/GB%20Accounts/GB%20Accounts%202011-12/GB%20Accounts%20Company%202012-04-30%20(Apr12)%20OpenOffice/Creditcardaccount.ods'#$Jun11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Jun11.$N$1]+['file:///C:/Users/Antony/diy/GB%20Accounts/GB%20Accounts%202011-12/GB%20Accounts%20Company%202012-04-30%20(Apr12)%20OpenOffice/Cashaccount.ods'#$Jun11.$AJ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O39:.Y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Jul11.$P$1]+['file:///C:/Users/Antony/diy/GB%20Accounts/GB%20Accounts%202011-12/GB%20Accounts%20Company%202012-04-30%20(Apr12)%20OpenOffice/Currentaccount.ods'#$Jul11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Jul11.$P$1]+['file:///C:/Users/Antony/diy/GB%20Accounts/GB%20Accounts%202011-12/GB%20Accounts%20Company%202012-04-30%20(Apr12)%20OpenOffice/Savingaccount.ods'#$Jul11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Jul11.$P$1]+['file:///C:/Users/Antony/diy/GB%20Accounts/GB%20Accounts%202011-12/GB%20Accounts%20Company%202012-04-30%20(Apr12)%20OpenOffice/Creditcardaccount.ods'#$Jul11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Jul11.$N$1]+['file:///C:/Users/Antony/diy/GB%20Accounts/GB%20Accounts%202011-12/GB%20Accounts%20Company%202012-04-30%20(Apr12)%20OpenOffice/Cashaccount.ods'#$Jul11.$AJ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39:.AJ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Aug11.$P$1]+['file:///C:/Users/Antony/diy/GB%20Accounts/GB%20Accounts%202011-12/GB%20Accounts%20Company%202012-04-30%20(Apr12)%20OpenOffice/Currentaccount.ods'#$Aug11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Aug11.$P$1]+['file:///C:/Users/Antony/diy/GB%20Accounts/GB%20Accounts%202011-12/GB%20Accounts%20Company%202012-04-30%20(Apr12)%20OpenOffice/Savingaccount.ods'#$Aug11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Aug11.$P$1]+['file:///C:/Users/Antony/diy/GB%20Accounts/GB%20Accounts%202011-12/GB%20Accounts%20Company%202012-04-30%20(Apr12)%20OpenOffice/Creditcardaccount.ods'#$Aug11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Aug11.$N$1]+['file:///C:/Users/Antony/diy/GB%20Accounts/GB%20Accounts%202011-12/GB%20Accounts%20Company%202012-04-30%20(Apr12)%20OpenOffice/Cashaccount.ods'#$Aug11.$AJ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39:.AU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Sep11.$P$1]+['file:///C:/Users/Antony/diy/GB%20Accounts/GB%20Accounts%202011-12/GB%20Accounts%20Company%202012-04-30%20(Apr12)%20OpenOffice/Currentaccount.ods'#$Sep11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Sep11.$P$1]+['file:///C:/Users/Antony/diy/GB%20Accounts/GB%20Accounts%202011-12/GB%20Accounts%20Company%202012-04-30%20(Apr12)%20OpenOffice/Savingaccount.ods'#$Sep11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Sep11.$P$1]+['file:///C:/Users/Antony/diy/GB%20Accounts/GB%20Accounts%202011-12/GB%20Accounts%20Company%202012-04-30%20(Apr12)%20OpenOffice/Creditcardaccount.ods'#$Sep11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Sep11.$N$1]+['file:///C:/Users/Antony/diy/GB%20Accounts/GB%20Accounts%202011-12/GB%20Accounts%20Company%202012-04-30%20(Apr12)%20OpenOffice/Cashaccount.ods'#$Sep11.$AJ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39:.BF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Oct11.$P$1]+['file:///C:/Users/Antony/diy/GB%20Accounts/GB%20Accounts%202011-12/GB%20Accounts%20Company%202012-04-30%20(Apr12)%20OpenOffice/Currentaccount.ods'#$Oct11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Oct11.$P$1]+['file:///C:/Users/Antony/diy/GB%20Accounts/GB%20Accounts%202011-12/GB%20Accounts%20Company%202012-04-30%20(Apr12)%20OpenOffice/Savingaccount.ods'#$Oct11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Oct11.$P$1]+['file:///C:/Users/Antony/diy/GB%20Accounts/GB%20Accounts%202011-12/GB%20Accounts%20Company%202012-04-30%20(Apr12)%20OpenOffice/Creditcardaccount.ods'#$Oct11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Oct11.$N$1]+['file:///C:/Users/Antony/diy/GB%20Accounts/GB%20Accounts%202011-12/GB%20Accounts%20Company%202012-04-30%20(Apr12)%20OpenOffice/Cashaccount.ods'#$Oct11.$AJ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39:.BQ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Nov11.$P$1]+['file:///C:/Users/Antony/diy/GB%20Accounts/GB%20Accounts%202011-12/GB%20Accounts%20Company%202012-04-30%20(Apr12)%20OpenOffice/Currentaccount.ods'#$Nov11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Nov11.$P$1]+['file:///C:/Users/Antony/diy/GB%20Accounts/GB%20Accounts%202011-12/GB%20Accounts%20Company%202012-04-30%20(Apr12)%20OpenOffice/Savingaccount.ods'#$Nov11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Nov11.$P$1]+['file:///C:/Users/Antony/diy/GB%20Accounts/GB%20Accounts%202011-12/GB%20Accounts%20Company%202012-04-30%20(Apr12)%20OpenOffice/Creditcardaccount.ods'#$Nov11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Nov11.$N$1]+['file:///C:/Users/Antony/diy/GB%20Accounts/GB%20Accounts%202011-12/GB%20Accounts%20Company%202012-04-30%20(Apr12)%20OpenOffice/Cashaccount.ods'#$Nov11.$AJ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39:.CB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Dec11.$P$1]+['file:///C:/Users/Antony/diy/GB%20Accounts/GB%20Accounts%202011-12/GB%20Accounts%20Company%202012-04-30%20(Apr12)%20OpenOffice/Currentaccount.ods'#$Dec11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Dec11.$P$1]+['file:///C:/Users/Antony/diy/GB%20Accounts/GB%20Accounts%202011-12/GB%20Accounts%20Company%202012-04-30%20(Apr12)%20OpenOffice/Savingaccount.ods'#$Dec11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Dec11.$P$1]+['file:///C:/Users/Antony/diy/GB%20Accounts/GB%20Accounts%202011-12/GB%20Accounts%20Company%202012-04-30%20(Apr12)%20OpenOffice/Creditcardaccount.ods'#$Dec11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Dec11.$N$1]+['file:///C:/Users/Antony/diy/GB%20Accounts/GB%20Accounts%202011-12/GB%20Accounts%20Company%202012-04-30%20(Apr12)%20OpenOffice/Cashaccount.ods'#$Dec11.$AJ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39:.CM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Jan12.$P$1]+['file:///C:/Users/Antony/diy/GB%20Accounts/GB%20Accounts%202011-12/GB%20Accounts%20Company%202012-04-30%20(Apr12)%20OpenOffice/Currentaccount.ods'#$Jan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Jan12.$P$1]+['file:///C:/Users/Antony/diy/GB%20Accounts/GB%20Accounts%202011-12/GB%20Accounts%20Company%202012-04-30%20(Apr12)%20OpenOffice/Savingaccount.ods'#$Jan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Jan12.$P$1]+['file:///C:/Users/Antony/diy/GB%20Accounts/GB%20Accounts%202011-12/GB%20Accounts%20Company%202012-04-30%20(Apr12)%20OpenOffice/Creditcardaccount.ods'#$Jan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Jan12.$N$1]+['file:///C:/Users/Antony/diy/GB%20Accounts/GB%20Accounts%202011-12/GB%20Accounts%20Company%202012-04-30%20(Apr12)%20OpenOffice/Cashaccount.ods'#$Jan12.$AJ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39:.CX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Feb12.$P$1]+['file:///C:/Users/Antony/diy/GB%20Accounts/GB%20Accounts%202011-12/GB%20Accounts%20Company%202012-04-30%20(Apr12)%20OpenOffice/Currentaccount.ods'#$Feb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Feb12.$P$1]+['file:///C:/Users/Antony/diy/GB%20Accounts/GB%20Accounts%202011-12/GB%20Accounts%20Company%202012-04-30%20(Apr12)%20OpenOffice/Savingaccount.ods'#$Feb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Feb12.$P$1]+['file:///C:/Users/Antony/diy/GB%20Accounts/GB%20Accounts%202011-12/GB%20Accounts%20Company%202012-04-30%20(Apr12)%20OpenOffice/Creditcardaccount.ods'#$Feb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Feb12.$N$1]+['file:///C:/Users/Antony/diy/GB%20Accounts/GB%20Accounts%202011-12/GB%20Accounts%20Company%202012-04-30%20(Apr12)%20OpenOffice/Cashaccount.ods'#$Feb12.$AJ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39:.DI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Mar12.$P$1]+['file:///C:/Users/Antony/diy/GB%20Accounts/GB%20Accounts%202011-12/GB%20Accounts%20Company%202012-04-30%20(Apr12)%20OpenOffice/Currentaccount.ods'#$Mar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Mar12.$P$1]+['file:///C:/Users/Antony/diy/GB%20Accounts/GB%20Accounts%202011-12/GB%20Accounts%20Company%202012-04-30%20(Apr12)%20OpenOffice/Savingaccount.ods'#$Mar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Mar12.$P$1]+['file:///C:/Users/Antony/diy/GB%20Accounts/GB%20Accounts%202011-12/GB%20Accounts%20Company%202012-04-30%20(Apr12)%20OpenOffice/Creditcardaccount.ods'#$Mar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Mar12.$N$1]+['file:///C:/Users/Antony/diy/GB%20Accounts/GB%20Accounts%202011-12/GB%20Accounts%20Company%202012-04-30%20(Apr12)%20OpenOffice/Cashaccount.ods'#$Mar12.$AJ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39:.DT3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Apr12.$P$1]+['file:///C:/Users/Antony/diy/GB%20Accounts/GB%20Accounts%202011-12/GB%20Accounts%20Company%202012-04-30%20(Apr12)%20OpenOffice/Currentaccount.ods'#$Apr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Apr12.$P$1]+['file:///C:/Users/Antony/diy/GB%20Accounts/GB%20Accounts%202011-12/GB%20Accounts%20Company%202012-04-30%20(Apr12)%20OpenOffice/Savingaccount.ods'#$Apr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Apr12.$P$1]+['file:///C:/Users/Antony/diy/GB%20Accounts/GB%20Accounts%202011-12/GB%20Accounts%20Company%202012-04-30%20(Apr12)%20OpenOffice/Creditcardaccount.ods'#$Apr12.$AM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Apr12.$N$1]+['file:///C:/Users/Antony/diy/GB%20Accounts/GB%20Accounts%202011-12/GB%20Accounts%20Company%202012-04-30%20(Apr12)%20OpenOffice/Cashaccount.ods'#$Apr12.$AJ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U39:.EE39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39:.EH3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reditor Long Term (falling due after 1 year)</text:p>
          </table:table-cell>
          <table:table-cell table:style-name="ce105" office:value-type="string">
            <text:p>LCR</text:p>
          </table:table-cell>
          <table:table-cell table:style-name="ce110" table:formula="of:=-[$OpenAccounts.E31]" office:value-type="float" office:value="-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May11.$M$1]+['file:///C:/Users/Antony/diy/GB%20Accounts/GB%20Accounts%202011-12/GB%20Accounts%20Company%202012-04-30%20(Apr12)%20OpenOffice/Currentaccount.ods'#$May11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May11.$M$1]+['file:///C:/Users/Antony/diy/GB%20Accounts/GB%20Accounts%202011-12/GB%20Accounts%20Company%202012-04-30%20(Apr12)%20OpenOffice/Savingaccount.ods'#$May11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May11.$M$1]+['file:///C:/Users/Antony/diy/GB%20Accounts/GB%20Accounts%202011-12/GB%20Accounts%20Company%202012-04-30%20(Apr12)%20OpenOffice/Creditcardaccount.ods'#$May11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May11.$M$1]+['file:///C:/Users/Antony/diy/GB%20Accounts/GB%20Accounts%202011-12/GB%20Accounts%20Company%202012-04-30%20(Apr12)%20OpenOffice/Cashaccount.ods'#$May11.$AD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40:.N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Jun11.$M$1]+['file:///C:/Users/Antony/diy/GB%20Accounts/GB%20Accounts%202011-12/GB%20Accounts%20Company%202012-04-30%20(Apr12)%20OpenOffice/Currentaccount.ods'#$Jun11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Jun11.$M$1]+['file:///C:/Users/Antony/diy/GB%20Accounts/GB%20Accounts%202011-12/GB%20Accounts%20Company%202012-04-30%20(Apr12)%20OpenOffice/Savingaccount.ods'#$Jun11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Jun11.$M$1]+['file:///C:/Users/Antony/diy/GB%20Accounts/GB%20Accounts%202011-12/GB%20Accounts%20Company%202012-04-30%20(Apr12)%20OpenOffice/Creditcardaccount.ods'#$Jun11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Jun11.$M$1]+['file:///C:/Users/Antony/diy/GB%20Accounts/GB%20Accounts%202011-12/GB%20Accounts%20Company%202012-04-30%20(Apr12)%20OpenOffice/Cashaccount.ods'#$Jun11.$AD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O40:.Y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Jul11.$M$1]+['file:///C:/Users/Antony/diy/GB%20Accounts/GB%20Accounts%202011-12/GB%20Accounts%20Company%202012-04-30%20(Apr12)%20OpenOffice/Currentaccount.ods'#$Jul11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Jul11.$M$1]+['file:///C:/Users/Antony/diy/GB%20Accounts/GB%20Accounts%202011-12/GB%20Accounts%20Company%202012-04-30%20(Apr12)%20OpenOffice/Savingaccount.ods'#$Jul11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Jul11.$M$1]+['file:///C:/Users/Antony/diy/GB%20Accounts/GB%20Accounts%202011-12/GB%20Accounts%20Company%202012-04-30%20(Apr12)%20OpenOffice/Creditcardaccount.ods'#$Jul11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Jul11.$M$1]+['file:///C:/Users/Antony/diy/GB%20Accounts/GB%20Accounts%202011-12/GB%20Accounts%20Company%202012-04-30%20(Apr12)%20OpenOffice/Cashaccount.ods'#$Jul11.$AD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40:.AJ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Aug11.$M$1]+['file:///C:/Users/Antony/diy/GB%20Accounts/GB%20Accounts%202011-12/GB%20Accounts%20Company%202012-04-30%20(Apr12)%20OpenOffice/Currentaccount.ods'#$Aug11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Aug11.$M$1]+['file:///C:/Users/Antony/diy/GB%20Accounts/GB%20Accounts%202011-12/GB%20Accounts%20Company%202012-04-30%20(Apr12)%20OpenOffice/Savingaccount.ods'#$Aug11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Aug11.$M$1]+['file:///C:/Users/Antony/diy/GB%20Accounts/GB%20Accounts%202011-12/GB%20Accounts%20Company%202012-04-30%20(Apr12)%20OpenOffice/Creditcardaccount.ods'#$Aug11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Aug11.$M$1]+['file:///C:/Users/Antony/diy/GB%20Accounts/GB%20Accounts%202011-12/GB%20Accounts%20Company%202012-04-30%20(Apr12)%20OpenOffice/Cashaccount.ods'#$Aug11.$AD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40:.AU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Sep11.$M$1]+['file:///C:/Users/Antony/diy/GB%20Accounts/GB%20Accounts%202011-12/GB%20Accounts%20Company%202012-04-30%20(Apr12)%20OpenOffice/Currentaccount.ods'#$Sep11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Sep11.$M$1]+['file:///C:/Users/Antony/diy/GB%20Accounts/GB%20Accounts%202011-12/GB%20Accounts%20Company%202012-04-30%20(Apr12)%20OpenOffice/Savingaccount.ods'#$Sep11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Sep11.$M$1]+['file:///C:/Users/Antony/diy/GB%20Accounts/GB%20Accounts%202011-12/GB%20Accounts%20Company%202012-04-30%20(Apr12)%20OpenOffice/Creditcardaccount.ods'#$Sep11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Sep11.$M$1]+['file:///C:/Users/Antony/diy/GB%20Accounts/GB%20Accounts%202011-12/GB%20Accounts%20Company%202012-04-30%20(Apr12)%20OpenOffice/Cashaccount.ods'#$Sep11.$AD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40:.BF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Oct11.$M$1]+['file:///C:/Users/Antony/diy/GB%20Accounts/GB%20Accounts%202011-12/GB%20Accounts%20Company%202012-04-30%20(Apr12)%20OpenOffice/Currentaccount.ods'#$Oct11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Oct11.$M$1]+['file:///C:/Users/Antony/diy/GB%20Accounts/GB%20Accounts%202011-12/GB%20Accounts%20Company%202012-04-30%20(Apr12)%20OpenOffice/Savingaccount.ods'#$Oct11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Oct11.$M$1]+['file:///C:/Users/Antony/diy/GB%20Accounts/GB%20Accounts%202011-12/GB%20Accounts%20Company%202012-04-30%20(Apr12)%20OpenOffice/Creditcardaccount.ods'#$Oct11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Oct11.$M$1]+['file:///C:/Users/Antony/diy/GB%20Accounts/GB%20Accounts%202011-12/GB%20Accounts%20Company%202012-04-30%20(Apr12)%20OpenOffice/Cashaccount.ods'#$Oct11.$AD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40:.BQ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Nov11.$M$1]+['file:///C:/Users/Antony/diy/GB%20Accounts/GB%20Accounts%202011-12/GB%20Accounts%20Company%202012-04-30%20(Apr12)%20OpenOffice/Currentaccount.ods'#$Nov11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Nov11.$M$1]+['file:///C:/Users/Antony/diy/GB%20Accounts/GB%20Accounts%202011-12/GB%20Accounts%20Company%202012-04-30%20(Apr12)%20OpenOffice/Savingaccount.ods'#$Nov11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Nov11.$M$1]+['file:///C:/Users/Antony/diy/GB%20Accounts/GB%20Accounts%202011-12/GB%20Accounts%20Company%202012-04-30%20(Apr12)%20OpenOffice/Creditcardaccount.ods'#$Nov11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Nov11.$M$1]+['file:///C:/Users/Antony/diy/GB%20Accounts/GB%20Accounts%202011-12/GB%20Accounts%20Company%202012-04-30%20(Apr12)%20OpenOffice/Cashaccount.ods'#$Nov11.$AD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40:.CB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Dec11.$M$1]+['file:///C:/Users/Antony/diy/GB%20Accounts/GB%20Accounts%202011-12/GB%20Accounts%20Company%202012-04-30%20(Apr12)%20OpenOffice/Currentaccount.ods'#$Dec11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Dec11.$M$1]+['file:///C:/Users/Antony/diy/GB%20Accounts/GB%20Accounts%202011-12/GB%20Accounts%20Company%202012-04-30%20(Apr12)%20OpenOffice/Savingaccount.ods'#$Dec11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Dec11.$M$1]+['file:///C:/Users/Antony/diy/GB%20Accounts/GB%20Accounts%202011-12/GB%20Accounts%20Company%202012-04-30%20(Apr12)%20OpenOffice/Creditcardaccount.ods'#$Dec11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Dec11.$M$1]+['file:///C:/Users/Antony/diy/GB%20Accounts/GB%20Accounts%202011-12/GB%20Accounts%20Company%202012-04-30%20(Apr12)%20OpenOffice/Cashaccount.ods'#$Dec11.$AD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40:.CM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Jan12.$M$1]+['file:///C:/Users/Antony/diy/GB%20Accounts/GB%20Accounts%202011-12/GB%20Accounts%20Company%202012-04-30%20(Apr12)%20OpenOffice/Currentaccount.ods'#$Jan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Jan12.$M$1]+['file:///C:/Users/Antony/diy/GB%20Accounts/GB%20Accounts%202011-12/GB%20Accounts%20Company%202012-04-30%20(Apr12)%20OpenOffice/Savingaccount.ods'#$Jan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Jan12.$M$1]+['file:///C:/Users/Antony/diy/GB%20Accounts/GB%20Accounts%202011-12/GB%20Accounts%20Company%202012-04-30%20(Apr12)%20OpenOffice/Creditcardaccount.ods'#$Jan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Jan12.$M$1]+['file:///C:/Users/Antony/diy/GB%20Accounts/GB%20Accounts%202011-12/GB%20Accounts%20Company%202012-04-30%20(Apr12)%20OpenOffice/Cashaccount.ods'#$Jan12.$AD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40:.CX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Feb12.$M$1]+['file:///C:/Users/Antony/diy/GB%20Accounts/GB%20Accounts%202011-12/GB%20Accounts%20Company%202012-04-30%20(Apr12)%20OpenOffice/Currentaccount.ods'#$Feb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Feb12.$M$1]+['file:///C:/Users/Antony/diy/GB%20Accounts/GB%20Accounts%202011-12/GB%20Accounts%20Company%202012-04-30%20(Apr12)%20OpenOffice/Savingaccount.ods'#$Feb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Feb12.$M$1]+['file:///C:/Users/Antony/diy/GB%20Accounts/GB%20Accounts%202011-12/GB%20Accounts%20Company%202012-04-30%20(Apr12)%20OpenOffice/Creditcardaccount.ods'#$Feb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Feb12.$M$1]+['file:///C:/Users/Antony/diy/GB%20Accounts/GB%20Accounts%202011-12/GB%20Accounts%20Company%202012-04-30%20(Apr12)%20OpenOffice/Cashaccount.ods'#$Feb12.$AD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40:.DI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Mar12.$M$1]+['file:///C:/Users/Antony/diy/GB%20Accounts/GB%20Accounts%202011-12/GB%20Accounts%20Company%202012-04-30%20(Apr12)%20OpenOffice/Currentaccount.ods'#$Mar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Mar12.$M$1]+['file:///C:/Users/Antony/diy/GB%20Accounts/GB%20Accounts%202011-12/GB%20Accounts%20Company%202012-04-30%20(Apr12)%20OpenOffice/Savingaccount.ods'#$Mar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Mar12.$M$1]+['file:///C:/Users/Antony/diy/GB%20Accounts/GB%20Accounts%202011-12/GB%20Accounts%20Company%202012-04-30%20(Apr12)%20OpenOffice/Creditcardaccount.ods'#$Mar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Mar12.$M$1]+['file:///C:/Users/Antony/diy/GB%20Accounts/GB%20Accounts%202011-12/GB%20Accounts%20Company%202012-04-30%20(Apr12)%20OpenOffice/Cashaccount.ods'#$Mar12.$AD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40:.DT40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Apr12.$M$1]+['file:///C:/Users/Antony/diy/GB%20Accounts/GB%20Accounts%202011-12/GB%20Accounts%20Company%202012-04-30%20(Apr12)%20OpenOffice/Currentaccount.ods'#$Apr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Apr12.$M$1]+['file:///C:/Users/Antony/diy/GB%20Accounts/GB%20Accounts%202011-12/GB%20Accounts%20Company%202012-04-30%20(Apr12)%20OpenOffice/Savingaccount.ods'#$Apr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Apr12.$M$1]+['file:///C:/Users/Antony/diy/GB%20Accounts/GB%20Accounts%202011-12/GB%20Accounts%20Company%202012-04-30%20(Apr12)%20OpenOffice/Creditcardaccount.ods'#$Apr12.$AG$1]" office:value-type="float" office:value="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Apr12.$M$1]+['file:///C:/Users/Antony/diy/GB%20Accounts/GB%20Accounts%202011-12/GB%20Accounts%20Company%202012-04-30%20(Apr12)%20OpenOffice/Cashaccount.ods'#$Apr12.$AD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U40:.EE40])" office:value-type="float" office:value="0">
            <text:p>0.00 </text:p>
          </table:table-cell>
          <table:table-cell table:style-name="ce94"/>
          <table:table-cell table:formula="of:=-['file:///C:/Users/Antony/diy/GB%20Accounts/GB%20Accounts%202011-12/GB%20Accounts%20Company%202012-04-30%20(Apr12)%20OpenOffice/Fixedassets.ods'#$HPfinance.$E$2]" office:value-type="float" office:value="-0">
            <text:p>0.00 </text:p>
          </table:table-cell>
          <table:table-cell table:style-name="ce94"/>
          <table:table-cell table:style-name="ce110" table:formula="of:=SUM([.EF40:.EH4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CAPITAL &amp; RESERVES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Share Capital</text:p>
          </table:table-cell>
          <table:table-cell table:style-name="ce105"/>
          <table:table-cell table:style-name="ce110" table:formula="of:=-[$OpenAccounts.E33]" office:value-type="float" office:value="-0">
            <text:p>0.00 </text:p>
          </table:table-cell>
          <table:table-cell table:style-name="ce109"/>
          <table:table-cell table:style-name="ce110" table:number-columns-repeated="7"/>
          <table:table-cell/>
          <table:table-cell table:style-name="ce109"/>
          <table:table-cell table:style-name="ce110" table:formula="of:=SUM([.D42:.N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O42:.Y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Z42:.AJ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K42:.AU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V42:.BF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G42:.BQ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R42:.CB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C42:.CM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N42:.CX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Y42:.DI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DJ42:.DT42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DU42:.EE42])" office:value-type="float" office:value="0">
            <text:p>0.00 </text:p>
          </table:table-cell>
          <table:table-cell table:style-name="ce94"/>
          <table:table-cell table:formula="of:=-['file:///C:/Users/Antony/diy/GB%20Accounts/GB%20Accounts%202011-12/GB%20Accounts%20Company%202012-04-30%20(Apr12)%20OpenOffice/Companysecretary.ods'#$Boardmeeting.$E$6]" office:value-type="float" office:value="-0">
            <text:p>0.00 </text:p>
          </table:table-cell>
          <table:table-cell table:style-name="ce94"/>
          <table:table-cell table:style-name="ce110" table:formula="of:=SUM([.EF42:.EH4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Revenue Reserve Profit &amp; Loss Account</text:p>
          </table:table-cell>
          <table:table-cell table:style-name="ce105"/>
          <table:table-cell table:style-name="ce110" table:formula="of:=-[$OpenAccounts.E34]" office:value-type="float" office:value="-0">
            <text:p>0.00 </text:p>
          </table:table-cell>
          <table:table-cell table:style-name="ce109"/>
          <table:table-cell table:style-name="ce110" table:number-columns-repeated="7"/>
          <table:table-cell/>
          <table:table-cell table:style-name="ce109"/>
          <table:table-cell table:style-name="ce110" table:formula="of:=SUM([.D43:.N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O43:.Y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Z43:.AJ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K43:.AU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V43:.BF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G43:.BQ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R43:.CB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C43:.CM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N43:.CX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Y43:.DI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DJ43:.DT43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DU43:.EE43])" office:value-type="float" office:value="0">
            <text:p>0.00 </text:p>
          </table:table-cell>
          <table:table-cell table:style-name="ce94"/>
          <table:table-cell table:formula="of:=-[$'PubP&amp;L'.F54]" office:value-type="float" office:value="-0">
            <text:p>0.00 </text:p>
          </table:table-cell>
          <table:table-cell table:style-name="ce94"/>
          <table:table-cell table:style-name="ce110" table:formula="of:=SUM([.EF43:.EH4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apital Reserve</text:p>
          </table:table-cell>
          <table:table-cell table:style-name="ce105"/>
          <table:table-cell table:style-name="ce110" table:formula="of:=-[$OpenAccounts.E35]" office:value-type="float" office:value="-0">
            <text:p>0.00 </text:p>
          </table:table-cell>
          <table:table-cell table:style-name="ce109"/>
          <table:table-cell table:style-name="ce110" table:number-columns-repeated="7"/>
          <table:table-cell/>
          <table:table-cell table:style-name="ce109"/>
          <table:table-cell table:style-name="ce110" table:formula="of:=SUM([.D44:.N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O44:.Y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Z44:.AJ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K44:.AU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V44:.BF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G44:.BQ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R44:.CB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C44:.CM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N44:.CX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Y44:.DI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DJ44:.DT44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DU44:.EE4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44:.EH4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 table:number-columns-repeated="2"/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PROFIT DISTRIBUTION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orporation Tax Payable</text:p>
          </table:table-cell>
          <table:table-cell table:style-name="ce105"/>
          <table:table-cell table:style-name="ce109" table:number-columns-repeated="2"/>
          <table:table-cell table:style-name="ce110" table:number-columns-repeated="7"/>
          <table:table-cell/>
          <table:table-cell table:style-name="ce109"/>
          <table:table-cell table:style-name="ce110" table:formula="of:=SUM([.D47:.N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O47:.Y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Z47:.AJ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K47:.AU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V47:.BF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G47:.BQ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R47:.CB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C47:.CM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N47:.CX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Y47:.DI47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DJ47:.DT4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$CorporationTax.K35]" office:value-type="float" office:value="0">
            <text:p>0.00 </text:p>
          </table:table-cell>
          <table:table-cell table:style-name="ce94"/>
          <table:table-cell table:style-name="ce110" table:formula="of:=SUM([.DU47:.EE47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47:.EH4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ividends</text:p>
          </table:table-cell>
          <table:table-cell table:style-name="ce105" office:value-type="string">
            <text:p>DV</text:p>
          </table:table-cell>
          <table:table-cell table:style-name="ce109" table:number-columns-repeated="2"/>
          <table:table-cell table:style-name="ce110" table:number-columns-repeated="7"/>
          <table:table-cell/>
          <table:table-cell table:style-name="ce109"/>
          <table:table-cell table:style-name="ce110" table:formula="of:=SUM([.D48:.N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O48:.Y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Z48:.AJ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K48:.AU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V48:.BF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G48:.BQ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R48:.CB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C48:.CM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N48:.CX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Y48:.DI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DJ48:.DT48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DU48:.EE48])" office:value-type="float" office:value="0">
            <text:p>0.00 </text:p>
          </table:table-cell>
          <table:table-cell table:style-name="ce94"/>
          <table:table-cell table:formula="of:=['file:///C:/Users/Antony/diy/GB%20Accounts/GB%20Accounts%202011-12/GB%20Accounts%20Company%202012-04-30%20(Apr12)%20OpenOffice/Companysecretary.ods'#$Boardmeeting.$E$4]" office:value-type="float" office:value="0">
            <text:p>0.00 </text:p>
          </table:table-cell>
          <table:table-cell table:style-name="ce94"/>
          <table:table-cell table:style-name="ce110" table:formula="of:=SUM([.EF48:.EH4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Profit &amp; Loss Retained</text:p>
          </table:table-cell>
          <table:table-cell table:style-name="ce105"/>
          <table:table-cell table:style-name="ce109" table:number-columns-repeated="2"/>
          <table:table-cell table:style-name="ce110" table:number-columns-repeated="7"/>
          <table:table-cell/>
          <table:table-cell table:style-name="ce109"/>
          <table:table-cell table:style-name="ce110" table:formula="of:=SUM([.D49:.N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O49:.Y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Z49:.AJ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K49:.AU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AV49:.BF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G49:.BQ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BR49:.CB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C49:.CM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N49:.CX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CY49:.DI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DJ49:.DT49])" office:value-type="float" office:value="0">
            <text:p>0.00 </text:p>
          </table:table-cell>
          <table:table-cell table:style-name="ce109"/>
          <table:table-cell table:style-name="ce110" table:number-columns-repeated="8"/>
          <table:table-cell table:style-name="ce94"/>
          <table:table-cell table:style-name="ce110" table:formula="of:=SUM([.DU49:.EE49])" office:value-type="float" office:value="0">
            <text:p>0.00 </text:p>
          </table:table-cell>
          <table:table-cell table:style-name="ce94"/>
          <table:table-cell table:formula="of:=[$'PubP&amp;L'.F54]" office:value-type="float" office:value="0">
            <text:p>0.00 </text:p>
          </table:table-cell>
          <table:table-cell table:style-name="ce94"/>
          <table:table-cell table:style-name="ce110" table:formula="of:=SUM([.EF49:.EH4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 table:number-columns-repeated="2"/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PROFIT &amp; LOSS ACCOUNT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INCOME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Sales Product A</text:p>
          </table:table-cell>
          <table:table-cell table:style-name="ce105" office:value-type="string">
            <text:p>A</text:p>
          </table:table-cell>
          <table:table-cell table:style-name="ce109" table:number-columns-repeated="2"/>
          <table:table-cell table:style-name="ce110" table:formula="of:=-['file:///C:/Users/Antony/diy/GB%20Accounts/GB%20Accounts%202011-12/GB%20Accounts%20Company%202012-04-30%20(Apr12)%20OpenOffice/Sales.ods'#$May11.$O$1]" office:value-type="float" office:value="-0">
            <text:p>0.00 </text:p>
          </table:table-cell>
          <table:table-cell table:style-name="ce110" table:number-columns-repeated="6"/>
          <table:table-cell/>
          <table:table-cell table:style-name="ce109"/>
          <table:table-cell table:style-name="ce110" table:formula="of:=SUM([.D53:.N5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Jun11.$O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O53:.Y5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Jul11.$O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Z53:.AJ5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Aug11.$O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K53:.AU5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Sep11.$O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V53:.BF5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Oct11.$O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G53:.BQ5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Nov11.$O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R53:.CB5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Dec11.$O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C53:.CM5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Jan12.$O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N53:.CX5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Feb12.$O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Y53:.DI5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Mar12.$O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J53:.DT53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Apr12.$O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U53:.EE53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53:.EH5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Sales Product B</text:p>
          </table:table-cell>
          <table:table-cell table:style-name="ce105" office:value-type="string">
            <text:p>B</text:p>
          </table:table-cell>
          <table:table-cell table:style-name="ce109" table:number-columns-repeated="2"/>
          <table:table-cell table:style-name="ce110" table:formula="of:=-['file:///C:/Users/Antony/diy/GB%20Accounts/GB%20Accounts%202011-12/GB%20Accounts%20Company%202012-04-30%20(Apr12)%20OpenOffice/Sales.ods'#$May11.$P$1]" office:value-type="float" office:value="-0">
            <text:p>0.00 </text:p>
          </table:table-cell>
          <table:table-cell table:style-name="ce110" table:number-columns-repeated="6"/>
          <table:table-cell/>
          <table:table-cell table:style-name="ce109"/>
          <table:table-cell table:style-name="ce110" table:formula="of:=SUM([.D54:.N54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Jun11.$P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O54:.Y54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Jul11.$P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Z54:.AJ54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Aug11.$P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K54:.AU54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Sep11.$P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V54:.BF54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Oct11.$P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G54:.BQ54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Nov11.$P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R54:.CB54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Dec11.$P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C54:.CM54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Jan12.$P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N54:.CX54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Feb12.$P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Y54:.DI54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Mar12.$P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J54:.DT54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Apr12.$P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U54:.EE5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54:.EH5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Sales Product C</text:p>
          </table:table-cell>
          <table:table-cell table:style-name="ce105" office:value-type="string">
            <text:p>C</text:p>
          </table:table-cell>
          <table:table-cell table:style-name="ce109" table:number-columns-repeated="2"/>
          <table:table-cell table:style-name="ce110" table:formula="of:=-['file:///C:/Users/Antony/diy/GB%20Accounts/GB%20Accounts%202011-12/GB%20Accounts%20Company%202012-04-30%20(Apr12)%20OpenOffice/Sales.ods'#$May11.$Q$1]" office:value-type="float" office:value="-0">
            <text:p>0.00 </text:p>
          </table:table-cell>
          <table:table-cell table:style-name="ce110" table:number-columns-repeated="6"/>
          <table:table-cell/>
          <table:table-cell table:style-name="ce109"/>
          <table:table-cell table:style-name="ce110" table:formula="of:=SUM([.D55:.N55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Jun11.$Q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O55:.Y55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Jul11.$Q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Z55:.AJ55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Aug11.$Q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K55:.AU55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Sep11.$Q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V55:.BF55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Oct11.$Q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G55:.BQ55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Nov11.$Q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R55:.CB55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Dec11.$Q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C55:.CM55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Jan12.$Q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N55:.CX55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Feb12.$Q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Y55:.DI55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Mar12.$Q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J55:.DT55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Apr12.$Q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U55:.EE55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55:.EH5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Other Income</text:p>
          </table:table-cell>
          <table:table-cell table:style-name="ce105" office:value-type="string">
            <text:p>D</text:p>
          </table:table-cell>
          <table:table-cell table:style-name="ce109" table:number-columns-repeated="2"/>
          <table:table-cell table:style-name="ce110" table:formula="of:=-['file:///C:/Users/Antony/diy/GB%20Accounts/GB%20Accounts%202011-12/GB%20Accounts%20Company%202012-04-30%20(Apr12)%20OpenOffice/Sales.ods'#$May11.$R$1]" office:value-type="float" office:value="-0">
            <text:p>0.00 </text:p>
          </table:table-cell>
          <table:table-cell table:style-name="ce110" table:number-columns-repeated="6"/>
          <table:table-cell/>
          <table:table-cell table:style-name="ce109"/>
          <table:table-cell table:style-name="ce110" table:formula="of:=SUM([.D56:.N56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Jun11.$R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O56:.Y56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Jul11.$R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Z56:.AJ56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Aug11.$R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K56:.AU56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Sep11.$R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V56:.BF56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Oct11.$R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G56:.BQ56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Nov11.$R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R56:.CB56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Dec11.$R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C56:.CM56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Jan12.$R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N56:.CX56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Feb12.$R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Y56:.DI56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Mar12.$R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J56:.DT56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Apr12.$R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U56:.EE56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56:.EH5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Investment Grants Received</text:p>
          </table:table-cell>
          <table:table-cell table:style-name="ce105" office:value-type="string">
            <text:p>G</text:p>
          </table:table-cell>
          <table:table-cell table:style-name="ce109" table:number-columns-repeated="2"/>
          <table:table-cell table:style-name="ce110" table:formula="of:=-['file:///C:/Users/Antony/diy/GB%20Accounts/GB%20Accounts%202011-12/GB%20Accounts%20Company%202012-04-30%20(Apr12)%20OpenOffice/Sales.ods'#$May11.$S$1]" office:value-type="float" office:value="-0">
            <text:p>0.00 </text:p>
          </table:table-cell>
          <table:table-cell table:style-name="ce110" table:number-columns-repeated="6"/>
          <table:table-cell/>
          <table:table-cell table:style-name="ce109"/>
          <table:table-cell table:style-name="ce110" table:formula="of:=SUM([.D57:.N5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Jun11.$S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O57:.Y5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Jul11.$S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Z57:.AJ5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Aug11.$S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K57:.AU5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Sep11.$S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V57:.BF5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Oct11.$S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G57:.BQ5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Nov11.$S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R57:.CB5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Dec11.$S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C57:.CM5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Jan12.$S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N57:.CX5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Feb12.$S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Y57:.DI5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Mar12.$S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J57:.DT57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Apr12.$S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U57:.EE57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57:.EH5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Interest Received</text:p>
          </table:table-cell>
          <table:table-cell table:style-name="ce105" office:value-type="string">
            <text:p>K</text:p>
          </table:table-cell>
          <table:table-cell table:style-name="ce109" table:number-columns-repeated="2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May11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May11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May11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May11.$K$1]" office:value-type="float" office:value="-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58:.N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Jun11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Jun11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Jun11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Jun11.$K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O58:.Y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Jul11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Jul11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Jul11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Jul11.$K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58:.AJ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Aug11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Aug11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Aug11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Aug11.$K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58:.AU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Sep11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Sep11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Sep11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Sep11.$K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58:.BF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Oct11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Oct11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Oct11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Oct11.$K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58:.BQ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Nov11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Nov11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Nov11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Nov11.$K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58:.CB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Dec11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Dec11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Dec11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Dec11.$K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58:.CM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Jan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Jan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Jan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Jan12.$K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58:.CX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Feb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Feb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Feb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Feb12.$K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58:.DI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Mar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Mar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Mar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Mar12.$K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58:.DT5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Apr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Apr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Apr12.$K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ashaccount.ods'#$Apr12.$K$1]" office:value-type="float" office:value="-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U58:.EE58])" office:value-type="float" office:value="0">
            <text:p>0.00 </text:p>
          </table:table-cell>
          <table:table-cell table:style-name="ce94"/>
          <table:table-cell table:formula="of:=IF([$OpenAccounts.P8]=&quot;X&quot;;0;[.EF58]/((100-[$Admin.P7])/100)-[.EF58])" office:value-type="float" office:value="0">
            <text:p>0.00 </text:p>
          </table:table-cell>
          <table:table-cell table:style-name="ce94"/>
          <table:table-cell table:style-name="ce110" table:formula="of:=SUM([.EF58:.EH5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COST OF SALES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Purchases Stock Materials</text:p>
          </table:table-cell>
          <table:table-cell table:style-name="ce105" office:value-type="string">
            <text:p>S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04-30%20(Apr12)%20OpenOffice/Purchases.ods'#$May11.$O$1]" office:value-type="float" office:value="0">
            <text:p>0.00 </text:p>
          </table:table-cell>
          <table:table-cell table:style-name="ce110" table:number-columns-repeated="5"/>
          <table:table-cell table:formula="of:=-([$Stock.$F$8]-[$Stock.$L$8]-[$Stock.$R$8]-[$Stock.$X$8]+[$Stock.$Z$8])" office:value-type="float" office:value="-0">
            <text:p>0.00 </text:p>
          </table:table-cell>
          <table:table-cell table:style-name="ce109"/>
          <table:table-cell table:style-name="ce110" table:formula="of:=SUM([.D60:.N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n11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10]-[$Stock.$L$10]-[$Stock.$R$10]-[$Stock.$X$10]+[$Stock.$Z$10])" office:value-type="float" office:value="-0">
            <text:p>0.00 </text:p>
          </table:table-cell>
          <table:table-cell table:style-name="ce94"/>
          <table:table-cell table:style-name="ce110" table:formula="of:=SUM([.O60:.Y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l11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12]-[$Stock.$L$12]-[$Stock.$R$12]-[$Stock.$X$12]+[$Stock.$Z$12])" office:value-type="float" office:value="-0">
            <text:p>0.00 </text:p>
          </table:table-cell>
          <table:table-cell table:style-name="ce94"/>
          <table:table-cell table:style-name="ce110" table:formula="of:=SUM([.Z60:.AJ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ug11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14]-[$Stock.$L$14]-[$Stock.$R$14]-[$Stock.$X$14]+[$Stock.$Z$14])" office:value-type="float" office:value="-0">
            <text:p>0.00 </text:p>
          </table:table-cell>
          <table:table-cell table:style-name="ce94"/>
          <table:table-cell table:style-name="ce110" table:formula="of:=SUM([.AK60:.AU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Sep11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16]-[$Stock.$L$16]-[$Stock.$R$16]-[$Stock.$X$16]+[$Stock.$Z$16])" office:value-type="float" office:value="-0">
            <text:p>0.00 </text:p>
          </table:table-cell>
          <table:table-cell table:style-name="ce94"/>
          <table:table-cell table:style-name="ce110" table:formula="of:=SUM([.AV60:.BF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Oct11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18]-[$Stock.$L$18]-[$Stock.$R$18]-[$Stock.$X$18]+[$Stock.$Z$18])" office:value-type="float" office:value="-0">
            <text:p>0.00 </text:p>
          </table:table-cell>
          <table:table-cell table:style-name="ce94"/>
          <table:table-cell table:style-name="ce110" table:formula="of:=SUM([.BG60:.BQ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Nov11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20]-[$Stock.$L$20]-[$Stock.$R$20]-[$Stock.$X$20]+[$Stock.$Z$20])" office:value-type="float" office:value="-0">
            <text:p>0.00 </text:p>
          </table:table-cell>
          <table:table-cell table:style-name="ce94"/>
          <table:table-cell table:style-name="ce110" table:formula="of:=SUM([.BR60:.CB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Dec11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22]-[$Stock.$L$22]-[$Stock.$R$22]-[$Stock.$X$22]+[$Stock.$Z$22])" office:value-type="float" office:value="-0">
            <text:p>0.00 </text:p>
          </table:table-cell>
          <table:table-cell table:style-name="ce94"/>
          <table:table-cell table:style-name="ce110" table:formula="of:=SUM([.CC60:.CM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an12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24]-[$Stock.$L$24]-[$Stock.$R$24]-[$Stock.$X$24]+[$Stock.$Z$24])" office:value-type="float" office:value="-0">
            <text:p>0.00 </text:p>
          </table:table-cell>
          <table:table-cell table:style-name="ce94"/>
          <table:table-cell table:style-name="ce110" table:formula="of:=SUM([.CN60:.CX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Feb12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26]-[$Stock.$L$26]-[$Stock.$R$26]-[$Stock.$X$26]+[$Stock.$Z$26])" office:value-type="float" office:value="-0">
            <text:p>0.00 </text:p>
          </table:table-cell>
          <table:table-cell table:style-name="ce94"/>
          <table:table-cell table:style-name="ce110" table:formula="of:=SUM([.CY60:.DI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Mar12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28]-[$Stock.$L$28]-[$Stock.$R$28]-[$Stock.$X$28]+[$Stock.$Z$28])" office:value-type="float" office:value="-0">
            <text:p>0.00 </text:p>
          </table:table-cell>
          <table:table-cell table:style-name="ce94"/>
          <table:table-cell table:style-name="ce110" table:formula="of:=SUM([.DJ60:.DT6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pr12.$O$1]" office:value-type="float" office:value="0">
            <text:p>0.00 </text:p>
          </table:table-cell>
          <table:table-cell table:style-name="ce110" table:number-columns-repeated="5"/>
          <table:table-cell table:style-name="ce110" table:formula="of:=-([$Stock.$F$30]-[$Stock.$L$30]-[$Stock.$R$30]-[$Stock.$X$30]+[$Stock.$Z$30])" office:value-type="float" office:value="-0">
            <text:p>0.00 </text:p>
          </table:table-cell>
          <table:table-cell table:style-name="ce94"/>
          <table:table-cell table:style-name="ce110" table:formula="of:=SUM([.DU60:.EE60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60:.EH6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Purchases Sub Contractors</text:p>
          </table:table-cell>
          <table:table-cell table:style-name="ce105" office:value-type="string">
            <text:p>C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04-30%20(Apr12)%20OpenOffice/Purchases.ods'#$May11.$P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61:.N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n11.$P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61:.Y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l11.$P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61:.AJ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ug11.$P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61:.AU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Sep11.$P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61:.BF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Oct11.$P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61:.BQ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Nov11.$P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61:.CB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Dec11.$P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61:.CM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an12.$P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61:.CX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Feb12.$P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61:.DI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Mar12.$P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61:.DT6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pr12.$P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61:.EE61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61:.EH61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Purchases Other Direct Costs</text:p>
          </table:table-cell>
          <table:table-cell table:style-name="ce105" office:value-type="string">
            <text:p>O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04-30%20(Apr12)%20OpenOffice/Purchases.ods'#$May11.$Q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62:.N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n11.$Q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62:.Y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l11.$Q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62:.AJ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ug11.$Q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62:.AU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Sep11.$Q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62:.BF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Oct11.$Q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62:.BQ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Nov11.$Q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62:.CB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Dec11.$Q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62:.CM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an12.$Q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62:.CX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Feb12.$Q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62:.DI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Mar12.$Q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62:.DT6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pr12.$Q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62:.EE62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62:.EH6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9" office:value-type="string">
            <text:p>EXPENSES</text:p>
          </table:table-cell>
          <table:table-cell table:style-name="ce105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1">
          <table:table-cell table:style-name="ce94"/>
          <table:table-cell table:style-name="ce94" office:value-type="string">
            <text:p>Paye Net Wages</text:p>
          </table:table-cell>
          <table:table-cell table:style-name="ce105" office:value-type="string">
            <text:p>W</text:p>
          </table:table-cell>
          <table:table-cell table:style-name="ce109" table:number-columns-repeated="2"/>
          <table:table-cell table:style-name="ce110" table:number-columns-repeated="6"/>
          <table:table-cell table:style-name="ce110" table:formula="of:=[$WagesInterface.C4]-[$WagesInterface.I4]" office:value-type="float" office:value="0">
            <text:p>0.00 </text:p>
          </table:table-cell>
          <table:table-cell/>
          <table:table-cell table:style-name="ce109"/>
          <table:table-cell table:style-name="ce110" table:formula="of:=SUM([.D64:.N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5]-[$WagesInterface.I5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O64:.Y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6]-[$WagesInterface.I6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Z64:.AJ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7]-[$WagesInterface.I7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AK64:.AU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8]-[$WagesInterface.I8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AV64:.BF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9]-[$WagesInterface.I9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BG64:.BQ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10]-[$WagesInterface.I10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BR64:.CB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11]-[$WagesInterface.I11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C64:.CM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12]-[$WagesInterface.I12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N64:.CX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13]-[$WagesInterface.I13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Y64:.DI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14]-[$WagesInterface.I14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DJ64:.DT64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C15]-[$WagesInterface.I15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DU64:.EE6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64:.EH6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1">
          <table:table-cell table:style-name="ce94"/>
          <table:table-cell table:style-name="ce94" office:value-type="string">
            <text:p>Non Paye Casual Employee Wages</text:p>
          </table:table-cell>
          <table:table-cell table:style-name="ce105" office:value-type="string">
            <text:p>E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04-30%20(Apr12)%20OpenOffice/Purchases.ods'#$May11.$S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65:.N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n11.$S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65:.Y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l11.$S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65:.AJ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ug11.$S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65:.AU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Sep11.$S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65:.BF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Oct11.$S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65:.BQ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Nov11.$S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65:.CB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Dec11.$S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65:.CM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an12.$S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65:.CX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Feb12.$S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65:.DI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Mar12.$S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65:.DT6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pr12.$S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65:.EE65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65:.EH6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irectors Wages</text:p>
          </table:table-cell>
          <table:table-cell table:style-name="ce105" office:value-type="string">
            <text:p>D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04-30%20(Apr12)%20OpenOffice/Purchases.ods'#$May11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17]-[$WagesInterface.I17]" office:value-type="float" office:value="0">
            <text:p>0.00 </text:p>
          </table:table-cell>
          <table:table-cell/>
          <table:table-cell table:style-name="ce109"/>
          <table:table-cell table:style-name="ce110" table:formula="of:=SUM([.D66:.N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n11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18]-[$WagesInterface.I18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O66:.Y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l11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19]-[$WagesInterface.I19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Z66:.AJ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ug11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0]-[$WagesInterface.I20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AK66:.AU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Sep11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1]-[$WagesInterface.I21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AV66:.BF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Oct11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2]-[$WagesInterface.I22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BG66:.BQ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Nov11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3]-[$WagesInterface.I23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BR66:.CB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Dec11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4]-[$WagesInterface.I24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C66:.CM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an12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5]-[$WagesInterface.I25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N66:.CX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Feb12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6]-[$WagesInterface.I26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Y66:.DI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Mar12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7]-[$WagesInterface.I27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DJ66:.DT6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pr12.$R$1]" office:value-type="float" office:value="0">
            <text:p>0.00 </text:p>
          </table:table-cell>
          <table:table-cell table:style-name="ce110" table:number-columns-repeated="4"/>
          <table:table-cell table:style-name="ce110" table:formula="of:=[$WagesInterface.C28]-[$WagesInterface.I28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DU66:.EE66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66:.EH6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Employers National Insurance</text:p>
          </table:table-cell>
          <table:table-cell table:style-name="ce105"/>
          <table:table-cell table:style-name="ce109" table:number-columns-repeated="2"/>
          <table:table-cell table:style-name="ce110" table:number-columns-repeated="6"/>
          <table:table-cell table:style-name="ce110" table:formula="of:=[$WagesInterface.H4]+[$WagesInterface.H17]" office:value-type="float" office:value="0">
            <text:p>0.00 </text:p>
          </table:table-cell>
          <table:table-cell/>
          <table:table-cell table:style-name="ce109"/>
          <table:table-cell table:style-name="ce110" table:formula="of:=SUM([.D67:.N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5]+[$WagesInterface.H18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O67:.Y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6]+[$WagesInterface.H19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Z67:.AJ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7]+[$WagesInterface.H20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AK67:.AU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8]+[$WagesInterface.H21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AV67:.BF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9]+[$WagesInterface.H22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BG67:.BQ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10]+[$WagesInterface.H23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BR67:.CB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11]+[$WagesInterface.H24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C67:.CM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12]+[$WagesInterface.H25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N67:.CX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13]+[$WagesInterface.H26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CY67:.DI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14]+[$WagesInterface.H27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DJ67:.DT67])" office:value-type="float" office:value="0">
            <text:p>0.00 </text:p>
          </table:table-cell>
          <table:table-cell table:style-name="ce109"/>
          <table:table-cell table:style-name="ce110" table:number-columns-repeated="6"/>
          <table:table-cell table:style-name="ce110" table:formula="of:=[$WagesInterface.H15]+[$WagesInterface.H28]" office:value-type="float" office:value="0">
            <text:p>0.00 </text:p>
          </table:table-cell>
          <table:table-cell table:style-name="ce110"/>
          <table:table-cell table:style-name="ce94"/>
          <table:table-cell table:style-name="ce110" table:formula="of:=SUM([.DU67:.EE67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67:.EH6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Premises Rent &amp; Rates</text:p>
          </table:table-cell>
          <table:table-cell table:style-name="ce105" office:value-type="string">
            <text:p>R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04-30%20(Apr12)%20OpenOffice/Purchases.ods'#$May11.$T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68:.N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n11.$T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68:.Y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l11.$T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68:.AJ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ug11.$T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68:.AU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Sep11.$T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68:.BF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Oct11.$T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68:.BQ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Nov11.$T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68:.CB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Dec11.$T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68:.CM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an12.$T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68:.CX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Feb12.$T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68:.DI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Mar12.$T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68:.DT6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pr12.$T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68:.EE68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68:.EH6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Premises Light &amp; Heating</text:p>
          </table:table-cell>
          <table:table-cell table:style-name="ce105" office:value-type="string">
            <text:p>P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04-30%20(Apr12)%20OpenOffice/Purchases.ods'#$May11.$U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69:.N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n11.$U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69:.Y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l11.$U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69:.AJ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ug11.$U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69:.AU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Sep11.$U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69:.BF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Oct11.$U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69:.BQ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Nov11.$U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69:.CB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Dec11.$U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69:.CM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an12.$U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69:.CX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Feb12.$U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69:.DI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Mar12.$U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69:.DT6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pr12.$U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69:.EE69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69:.EH6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istribution Transport Costs</text:p>
          </table:table-cell>
          <table:table-cell table:style-name="ce105" office:value-type="string">
            <text:p>T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04-30%20(Apr12)%20OpenOffice/Purchases.ods'#$May11.$V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0:.N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n11.$V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70:.Y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l11.$V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70:.AJ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ug11.$V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70:.AU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Sep11.$V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70:.BF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Oct11.$V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70:.BQ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Nov11.$V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70:.CB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Dec11.$V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70:.CM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an12.$V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70:.CX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Feb12.$V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70:.DI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Mar12.$V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70:.DT7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pr12.$V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70:.EE70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70:.EH7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Equipment Tools &amp; Plant Hire</text:p>
          </table:table-cell>
          <table:table-cell table:style-name="ce105" office:value-type="string">
            <text:p>Q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04-30%20(Apr12)%20OpenOffice/Purchases.ods'#$May11.$W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1:.N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n11.$W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71:.Y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l11.$W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71:.AJ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ug11.$W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71:.AU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Sep11.$W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71:.BF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Oct11.$W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71:.BQ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Nov11.$W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71:.CB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Dec11.$W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71:.CM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an12.$W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71:.CX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Feb12.$W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71:.DI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Mar12.$W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71:.DT71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pr12.$W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71:.EE71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71:.EH71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Repairs &amp; Maintenance</text:p>
          </table:table-cell>
          <table:table-cell table:style-name="ce105" office:value-type="string">
            <text:p>M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04-30%20(Apr12)%20OpenOffice/Purchases.ods'#$May11.$X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2:.N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n11.$X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72:.Y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l11.$X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72:.AJ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ug11.$X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72:.AU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Sep11.$X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72:.BF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Oct11.$X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72:.BQ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Nov11.$X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72:.CB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Dec11.$X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72:.CM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an12.$X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72:.CX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Feb12.$X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72:.DI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Mar12.$X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72:.DT72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pr12.$X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72:.EE72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72:.EH7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onsumable Materials</text:p>
          </table:table-cell>
          <table:table-cell table:style-name="ce105" office:value-type="string">
            <text:p>U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04-30%20(Apr12)%20OpenOffice/Purchases.ods'#$May11.$Y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3:.N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n11.$Y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73:.Y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l11.$Y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73:.AJ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ug11.$Y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73:.AU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Sep11.$Y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73:.BF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Oct11.$Y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73:.BQ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Nov11.$Y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73:.CB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Dec11.$Y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73:.CM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an12.$Y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73:.CX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Feb12.$Y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73:.DI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Mar12.$Y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73:.DT73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pr12.$Y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73:.EE73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73:.EH7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Advertising &amp; Promotion</text:p>
          </table:table-cell>
          <table:table-cell table:style-name="ce105" office:value-type="string">
            <text:p>A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04-30%20(Apr12)%20OpenOffice/Purchases.ods'#$May11.$Z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4:.N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n11.$Z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74:.Y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l11.$Z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74:.AJ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ug11.$Z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74:.AU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Sep11.$Z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74:.BF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Oct11.$Z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74:.BQ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Nov11.$Z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74:.CB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Dec11.$Z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74:.CM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an12.$Z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74:.CX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Feb12.$Z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74:.DI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Mar12.$Z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74:.DT7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pr12.$Z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74:.EE7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74:.EH7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Telephone Postage &amp; Stationery</text:p>
          </table:table-cell>
          <table:table-cell table:style-name="ce105" office:value-type="string">
            <text:p>G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04-30%20(Apr12)%20OpenOffice/Purchases.ods'#$May11.$AA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5:.N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n11.$AA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75:.Y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l11.$AA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75:.AJ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ug11.$AA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75:.AU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Sep11.$AA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75:.BF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Oct11.$AA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75:.BQ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Nov11.$AA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75:.CB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Dec11.$AA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75:.CM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an12.$AA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75:.CX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Feb12.$AA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75:.DI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Mar12.$AA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75:.DT7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pr12.$AA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75:.EE75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75:.EH7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Travel &amp; Hotel Expenses</text:p>
          </table:table-cell>
          <table:table-cell table:style-name="ce105" office:value-type="string">
            <text:p>H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04-30%20(Apr12)%20OpenOffice/Purchases.ods'#$May11.$AB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6:.N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n11.$AB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76:.Y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l11.$AB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76:.AJ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ug11.$AB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76:.AU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Sep11.$AB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76:.BF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Oct11.$AB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76:.BQ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Nov11.$AB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76:.CB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Dec11.$AB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76:.CM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an12.$AB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76:.CX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Feb12.$AB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76:.DI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Mar12.$AB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76:.DT76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pr12.$AB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76:.EE76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76:.EH7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Motor Vehicle Expenses</text:p>
          </table:table-cell>
          <table:table-cell table:style-name="ce105" office:value-type="string">
            <text:p>V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04-30%20(Apr12)%20OpenOffice/Purchases.ods'#$May11.$AC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7:.N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n11.$AC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77:.Y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l11.$AC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77:.AJ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ug11.$AC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77:.AU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Sep11.$AC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77:.BF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Oct11.$AC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77:.BQ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Nov11.$AC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77:.CB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Dec11.$AC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77:.CM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an12.$AC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77:.CX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Feb12.$AC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77:.DI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Mar12.$AC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77:.DT77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pr12.$AC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77:.EE77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77:.EH7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Insurance Costs</text:p>
          </table:table-cell>
          <table:table-cell table:style-name="ce105" office:value-type="string">
            <text:p>N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04-30%20(Apr12)%20OpenOffice/Purchases.ods'#$May11.$AD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8:.N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n11.$AD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78:.Y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l11.$AD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78:.AJ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ug11.$AD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78:.AU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Sep11.$AD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78:.BF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Oct11.$AD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78:.BQ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Nov11.$AD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78:.CB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Dec11.$AD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78:.CM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an12.$AD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78:.CX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Feb12.$AD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78:.DI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Mar12.$AD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78:.DT78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pr12.$AD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78:.EE78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78:.EH7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Leasing Charges</text:p>
          </table:table-cell>
          <table:table-cell table:style-name="ce105" office:value-type="string">
            <text:p>F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04-30%20(Apr12)%20OpenOffice/Purchases.ods'#$May11.$AE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79:.N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n11.$AE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79:.Y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l11.$AE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79:.AJ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ug11.$AE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79:.AU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Sep11.$AE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79:.BF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Oct11.$AE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79:.BQ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Nov11.$AE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79:.CB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Dec11.$AE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79:.CM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an12.$AE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79:.CX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Feb12.$AE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79:.DI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Mar12.$AE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79:.DT79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pr12.$AE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79:.EE79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79:.EH7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Legal &amp; Professional Fees</text:p>
          </table:table-cell>
          <table:table-cell table:style-name="ce105" office:value-type="string">
            <text:p>L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04-30%20(Apr12)%20OpenOffice/Purchases.ods'#$May11.$AF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80:.N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n11.$AF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80:.Y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l11.$AF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80:.AJ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ug11.$AF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80:.AU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Sep11.$AF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80:.BF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Oct11.$AF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80:.BQ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Nov11.$AF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80:.CB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Dec11.$AF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80:.CM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an12.$AF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80:.CX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Feb12.$AF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80:.DI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Mar12.$AF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80:.DT80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pr12.$AF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80:.EE80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80:.EH8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d Debts written off</text:p>
          </table:table-cell>
          <table:table-cell table:style-name="ce105" office:value-type="string">
            <text:p>O</text:p>
          </table:table-cell>
          <table:table-cell table:style-name="ce109" table:number-columns-repeated="2"/>
          <table:table-cell table:style-name="ce110" table:formula="of:=-['file:///C:/Users/Antony/diy/GB%20Accounts/GB%20Accounts%202011-12/GB%20Accounts%20Company%202012-04-30%20(Apr12)%20OpenOffice/Sales.ods'#$May11.$T$1]" office:value-type="float" office:value="-0">
            <text:p>0.00 </text:p>
          </table:table-cell>
          <table:table-cell table:style-name="ce110" table:number-columns-repeated="6"/>
          <table:table-cell/>
          <table:table-cell table:style-name="ce109"/>
          <table:table-cell table:style-name="ce110" table:formula="of:=SUM([.D81:.N81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Jun11.$T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O81:.Y81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Jul11.$T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Z81:.AJ81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Aug11.$T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K81:.AU81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Sep11.$T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AV81:.BF81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Oct11.$T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G81:.BQ81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Nov11.$T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BR81:.CB81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Dec11.$T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C81:.CM81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Jan12.$T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N81:.CX81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Feb12.$T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CY81:.DI81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Mar12.$T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J81:.DT81])" office:value-type="float" office:value="0">
            <text:p>0.00 </text:p>
          </table:table-cell>
          <table:table-cell table:style-name="ce109"/>
          <table:table-cell table:style-name="ce110" table:formula="of:=-['file:///C:/Users/Antony/diy/GB%20Accounts/GB%20Accounts%202011-12/GB%20Accounts%20Company%202012-04-30%20(Apr12)%20OpenOffice/Sales.ods'#$Apr12.$T$1]" office:value-type="float" office:value="-0">
            <text:p>0.00 </text:p>
          </table:table-cell>
          <table:table-cell table:style-name="ce110" table:number-columns-repeated="7"/>
          <table:table-cell table:style-name="ce94"/>
          <table:table-cell table:style-name="ce110" table:formula="of:=SUM([.DU81:.EE81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81:.EH81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nk Interest Paid</text:p>
          </table:table-cell>
          <table:table-cell table:style-name="ce105" office:value-type="string">
            <text:p>J</text:p>
          </table:table-cell>
          <table:table-cell table:style-name="ce109" table:number-columns-repeated="2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May11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May11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May11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May11.$AB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82:.N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Jun11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Jun11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Jun11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Jun11.$AB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O82:.Y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Jul11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Jul11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Jul11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Jul11.$AB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82:.AJ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Aug11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Aug11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Aug11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Aug11.$AB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82:.AU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Sep11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Sep11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Sep11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Sep11.$AB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82:.BF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Oct11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Oct11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Oct11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Oct11.$AB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82:.BQ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Nov11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Nov11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Nov11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Nov11.$AB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82:.CB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Dec11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Dec11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Dec11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Dec11.$AB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82:.CM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Jan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Jan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Jan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Jan12.$AB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82:.CX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Feb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Feb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Feb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Feb12.$AB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82:.DI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Mar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Mar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Mar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Mar12.$AB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82:.DT82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Apr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Apr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Apr12.$AE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Apr12.$AB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U82:.EE82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82:.EH82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nk Charges</text:p>
          </table:table-cell>
          <table:table-cell table:style-name="ce105" office:value-type="string">
            <text:p>B</text:p>
          </table:table-cell>
          <table:table-cell table:style-name="ce109" table:number-columns-repeated="2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May11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May11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May11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May11.$AA$1]" office:value-type="float" office:value="0">
            <text:p>0.00 </text:p>
          </table:table-cell>
          <table:table-cell table:style-name="ce110"/>
          <table:table-cell/>
          <table:table-cell table:style-name="ce109"/>
          <table:table-cell table:style-name="ce110" table:formula="of:=SUM([.D83:.N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Jun11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Jun11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Jun11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Jun11.$AA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O83:.Y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Jul11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Jul11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Jul11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Jul11.$AA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Z83:.AJ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Aug11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Aug11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Aug11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Aug11.$AA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K83:.AU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Sep11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Sep11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Sep11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Sep11.$AA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AV83:.BF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Oct11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Oct11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Oct11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Oct11.$AA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G83:.BQ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Nov11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Nov11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Nov11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Nov11.$AA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BR83:.CB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Dec11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Dec11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Dec11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Dec11.$AA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C83:.CM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Jan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Jan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Jan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Jan12.$AA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N83:.CX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Feb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Feb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Feb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Feb12.$AA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CY83:.DI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Mar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Mar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Mar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Mar12.$AA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J83:.DT83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Apr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Apr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Apr12.$AD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ashaccount.ods'#$Apr12.$AA$1]" office:value-type="float" office:value="0">
            <text:p>0.00 </text:p>
          </table:table-cell>
          <table:table-cell table:style-name="ce110" table:number-columns-repeated="2"/>
          <table:table-cell table:style-name="ce94"/>
          <table:table-cell table:style-name="ce110" table:formula="of:=SUM([.DU83:.EE83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83:.EH83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Charitable Donations</text:p>
          </table:table-cell>
          <table:table-cell table:style-name="ce105" office:value-type="string">
            <text:p>Y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04-30%20(Apr12)%20OpenOffice/Purchases.ods'#$May11.$AG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84:.N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n11.$AG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84:.Y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l11.$AG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84:.AJ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ug11.$AG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84:.AU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Sep11.$AG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84:.BF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Oct11.$AG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84:.BQ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Nov11.$AG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84:.CB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Dec11.$AG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84:.CM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an12.$AG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84:.CX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Feb12.$AG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84:.DI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Mar12.$AG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84:.DT84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pr12.$AG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84:.EE84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84:.EH84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Goodwill written off</text:p>
          </table:table-cell>
          <table:table-cell table:style-name="ce105" office:value-type="string">
            <text:p>Z</text:p>
          </table:table-cell>
          <table:table-cell table:style-name="ce109" table:number-columns-repeated="2"/>
          <table:table-cell table:style-name="ce110"/>
          <table:table-cell table:style-name="ce110" table:formula="of:=['file:///C:/Users/Antony/diy/GB%20Accounts/GB%20Accounts%202011-12/GB%20Accounts%20Company%202012-04-30%20(Apr12)%20OpenOffice/Purchases.ods'#$May11.$AH$1]" office:value-type="float" office:value="0">
            <text:p>0.00 </text:p>
          </table:table-cell>
          <table:table-cell table:style-name="ce110" table:number-columns-repeated="5"/>
          <table:table-cell/>
          <table:table-cell table:style-name="ce109"/>
          <table:table-cell table:style-name="ce110" table:formula="of:=SUM([.D85:.N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n11.$AH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O85:.Y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ul11.$AH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Z85:.AJ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ug11.$AH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K85:.AU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Sep11.$AH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AV85:.BF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Oct11.$AH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G85:.BQ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Nov11.$AH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BR85:.CB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Dec11.$AH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C85:.CM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Jan12.$AH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N85:.CX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Feb12.$AH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CY85:.DI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Mar12.$AH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J85:.DT85])" office:value-type="float" office:value="0">
            <text:p>0.00 </text:p>
          </table:table-cell>
          <table:table-cell table:style-name="ce109"/>
          <table:table-cell table:style-name="ce110"/>
          <table:table-cell table:style-name="ce110" table:formula="of:=['file:///C:/Users/Antony/diy/GB%20Accounts/GB%20Accounts%202011-12/GB%20Accounts%20Company%202012-04-30%20(Apr12)%20OpenOffice/Purchases.ods'#$Apr12.$AH$1]" office:value-type="float" office:value="0">
            <text:p>0.00 </text:p>
          </table:table-cell>
          <table:table-cell table:style-name="ce110" table:number-columns-repeated="6"/>
          <table:table-cell table:style-name="ce94"/>
          <table:table-cell table:style-name="ce110" table:formula="of:=SUM([.DU85:.EE85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85:.EH85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Loss on disposal of assets</text:p>
          </table:table-cell>
          <table:table-cell table:style-name="ce105"/>
          <table:table-cell table:style-name="ce109" table:number-columns-repeated="2"/>
          <table:table-cell table:style-name="ce110" table:number-columns-repeated="7"/>
          <table:table-cell table:formula="of:=(['file:///C:/Users/Antony/diy/GB%20Accounts/GB%20Accounts%202011-12/GB%20Accounts%20Company%202012-04-30%20(Apr12)%20OpenOffice/Fixedassets.ods'#$Schedule.$W$1]-['file:///C:/Users/Antony/diy/GB%20Accounts/GB%20Accounts%202011-12/GB%20Accounts%20Company%202012-04-30%20(Apr12)%20OpenOffice/Fixedassets.ods'#$Schedule.$X$1]-['file:///C:/Users/Antony/diy/GB%20Accounts/GB%20Accounts%202011-12/GB%20Accounts%20Company%202012-04-30%20(Apr12)%20OpenOffice/Fixedassets.ods'#$Schedule.$V$1])/12" office:value-type="float" office:value="0">
            <text:p>0.00 </text:p>
          </table:table-cell>
          <table:table-cell table:style-name="ce109"/>
          <table:table-cell table:style-name="ce110" table:formula="of:=SUM([.D86:.N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ntony/diy/GB%20Accounts/GB%20Accounts%202011-12/GB%20Accounts%20Company%202012-04-30%20(Apr12)%20OpenOffice/Fixedassets.ods'#$Schedule.$W$1]-['file:///C:/Users/Antony/diy/GB%20Accounts/GB%20Accounts%202011-12/GB%20Accounts%20Company%202012-04-30%20(Apr12)%20OpenOffice/Fixedassets.ods'#$Schedule.$X$1]-['file:///C:/Users/Antony/diy/GB%20Accounts/GB%20Accounts%202011-12/GB%20Accounts%20Company%202012-04-30%20(Apr12)%20OpenOffice/Fixedassets.ods'#$Schedule.$V$1])/12" office:value-type="float" office:value="0">
            <text:p>0.00 </text:p>
          </table:table-cell>
          <table:table-cell table:style-name="ce94"/>
          <table:table-cell table:style-name="ce110" table:formula="of:=SUM([.O86:.Y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ntony/diy/GB%20Accounts/GB%20Accounts%202011-12/GB%20Accounts%20Company%202012-04-30%20(Apr12)%20OpenOffice/Fixedassets.ods'#$Schedule.$W$1]-['file:///C:/Users/Antony/diy/GB%20Accounts/GB%20Accounts%202011-12/GB%20Accounts%20Company%202012-04-30%20(Apr12)%20OpenOffice/Fixedassets.ods'#$Schedule.$X$1]-['file:///C:/Users/Antony/diy/GB%20Accounts/GB%20Accounts%202011-12/GB%20Accounts%20Company%202012-04-30%20(Apr12)%20OpenOffice/Fixedassets.ods'#$Schedule.$V$1])/12" office:value-type="float" office:value="0">
            <text:p>0.00 </text:p>
          </table:table-cell>
          <table:table-cell table:style-name="ce94"/>
          <table:table-cell table:style-name="ce110" table:formula="of:=SUM([.Z86:.AJ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ntony/diy/GB%20Accounts/GB%20Accounts%202011-12/GB%20Accounts%20Company%202012-04-30%20(Apr12)%20OpenOffice/Fixedassets.ods'#$Schedule.$W$1]-['file:///C:/Users/Antony/diy/GB%20Accounts/GB%20Accounts%202011-12/GB%20Accounts%20Company%202012-04-30%20(Apr12)%20OpenOffice/Fixedassets.ods'#$Schedule.$X$1]-['file:///C:/Users/Antony/diy/GB%20Accounts/GB%20Accounts%202011-12/GB%20Accounts%20Company%202012-04-30%20(Apr12)%20OpenOffice/Fixedassets.ods'#$Schedule.$V$1])/12" office:value-type="float" office:value="0">
            <text:p>0.00 </text:p>
          </table:table-cell>
          <table:table-cell table:style-name="ce94"/>
          <table:table-cell table:style-name="ce110" table:formula="of:=SUM([.AK86:.AU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ntony/diy/GB%20Accounts/GB%20Accounts%202011-12/GB%20Accounts%20Company%202012-04-30%20(Apr12)%20OpenOffice/Fixedassets.ods'#$Schedule.$W$1]-['file:///C:/Users/Antony/diy/GB%20Accounts/GB%20Accounts%202011-12/GB%20Accounts%20Company%202012-04-30%20(Apr12)%20OpenOffice/Fixedassets.ods'#$Schedule.$X$1]-['file:///C:/Users/Antony/diy/GB%20Accounts/GB%20Accounts%202011-12/GB%20Accounts%20Company%202012-04-30%20(Apr12)%20OpenOffice/Fixedassets.ods'#$Schedule.$V$1])/12" office:value-type="float" office:value="0">
            <text:p>0.00 </text:p>
          </table:table-cell>
          <table:table-cell table:style-name="ce94"/>
          <table:table-cell table:style-name="ce110" table:formula="of:=SUM([.AV86:.BF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ntony/diy/GB%20Accounts/GB%20Accounts%202011-12/GB%20Accounts%20Company%202012-04-30%20(Apr12)%20OpenOffice/Fixedassets.ods'#$Schedule.$W$1]-['file:///C:/Users/Antony/diy/GB%20Accounts/GB%20Accounts%202011-12/GB%20Accounts%20Company%202012-04-30%20(Apr12)%20OpenOffice/Fixedassets.ods'#$Schedule.$X$1]-['file:///C:/Users/Antony/diy/GB%20Accounts/GB%20Accounts%202011-12/GB%20Accounts%20Company%202012-04-30%20(Apr12)%20OpenOffice/Fixedassets.ods'#$Schedule.$V$1])/12" office:value-type="float" office:value="0">
            <text:p>0.00 </text:p>
          </table:table-cell>
          <table:table-cell table:style-name="ce94"/>
          <table:table-cell table:style-name="ce110" table:formula="of:=SUM([.BG86:.BQ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ntony/diy/GB%20Accounts/GB%20Accounts%202011-12/GB%20Accounts%20Company%202012-04-30%20(Apr12)%20OpenOffice/Fixedassets.ods'#$Schedule.$W$1]-['file:///C:/Users/Antony/diy/GB%20Accounts/GB%20Accounts%202011-12/GB%20Accounts%20Company%202012-04-30%20(Apr12)%20OpenOffice/Fixedassets.ods'#$Schedule.$X$1]-['file:///C:/Users/Antony/diy/GB%20Accounts/GB%20Accounts%202011-12/GB%20Accounts%20Company%202012-04-30%20(Apr12)%20OpenOffice/Fixedassets.ods'#$Schedule.$V$1])/12" office:value-type="float" office:value="0">
            <text:p>0.00 </text:p>
          </table:table-cell>
          <table:table-cell table:style-name="ce94"/>
          <table:table-cell table:style-name="ce110" table:formula="of:=SUM([.BR86:.CB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ntony/diy/GB%20Accounts/GB%20Accounts%202011-12/GB%20Accounts%20Company%202012-04-30%20(Apr12)%20OpenOffice/Fixedassets.ods'#$Schedule.$W$1]-['file:///C:/Users/Antony/diy/GB%20Accounts/GB%20Accounts%202011-12/GB%20Accounts%20Company%202012-04-30%20(Apr12)%20OpenOffice/Fixedassets.ods'#$Schedule.$X$1]-['file:///C:/Users/Antony/diy/GB%20Accounts/GB%20Accounts%202011-12/GB%20Accounts%20Company%202012-04-30%20(Apr12)%20OpenOffice/Fixedassets.ods'#$Schedule.$V$1])/12" office:value-type="float" office:value="0">
            <text:p>0.00 </text:p>
          </table:table-cell>
          <table:table-cell table:style-name="ce94"/>
          <table:table-cell table:style-name="ce110" table:formula="of:=SUM([.CC86:.CM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ntony/diy/GB%20Accounts/GB%20Accounts%202011-12/GB%20Accounts%20Company%202012-04-30%20(Apr12)%20OpenOffice/Fixedassets.ods'#$Schedule.$W$1]-['file:///C:/Users/Antony/diy/GB%20Accounts/GB%20Accounts%202011-12/GB%20Accounts%20Company%202012-04-30%20(Apr12)%20OpenOffice/Fixedassets.ods'#$Schedule.$X$1]-['file:///C:/Users/Antony/diy/GB%20Accounts/GB%20Accounts%202011-12/GB%20Accounts%20Company%202012-04-30%20(Apr12)%20OpenOffice/Fixedassets.ods'#$Schedule.$V$1])/12" office:value-type="float" office:value="0">
            <text:p>0.00 </text:p>
          </table:table-cell>
          <table:table-cell table:style-name="ce94"/>
          <table:table-cell table:style-name="ce110" table:formula="of:=SUM([.CN86:.CX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ntony/diy/GB%20Accounts/GB%20Accounts%202011-12/GB%20Accounts%20Company%202012-04-30%20(Apr12)%20OpenOffice/Fixedassets.ods'#$Schedule.$W$1]-['file:///C:/Users/Antony/diy/GB%20Accounts/GB%20Accounts%202011-12/GB%20Accounts%20Company%202012-04-30%20(Apr12)%20OpenOffice/Fixedassets.ods'#$Schedule.$X$1]-['file:///C:/Users/Antony/diy/GB%20Accounts/GB%20Accounts%202011-12/GB%20Accounts%20Company%202012-04-30%20(Apr12)%20OpenOffice/Fixedassets.ods'#$Schedule.$V$1])/12" office:value-type="float" office:value="0">
            <text:p>0.00 </text:p>
          </table:table-cell>
          <table:table-cell table:style-name="ce94"/>
          <table:table-cell table:style-name="ce110" table:formula="of:=SUM([.CY86:.DI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ntony/diy/GB%20Accounts/GB%20Accounts%202011-12/GB%20Accounts%20Company%202012-04-30%20(Apr12)%20OpenOffice/Fixedassets.ods'#$Schedule.$W$1]-['file:///C:/Users/Antony/diy/GB%20Accounts/GB%20Accounts%202011-12/GB%20Accounts%20Company%202012-04-30%20(Apr12)%20OpenOffice/Fixedassets.ods'#$Schedule.$X$1]-['file:///C:/Users/Antony/diy/GB%20Accounts/GB%20Accounts%202011-12/GB%20Accounts%20Company%202012-04-30%20(Apr12)%20OpenOffice/Fixedassets.ods'#$Schedule.$V$1])/12" office:value-type="float" office:value="0">
            <text:p>0.00 </text:p>
          </table:table-cell>
          <table:table-cell table:style-name="ce94"/>
          <table:table-cell table:style-name="ce110" table:formula="of:=SUM([.DJ86:.DT86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(['file:///C:/Users/Antony/diy/GB%20Accounts/GB%20Accounts%202011-12/GB%20Accounts%20Company%202012-04-30%20(Apr12)%20OpenOffice/Fixedassets.ods'#$Schedule.$W$1]-['file:///C:/Users/Antony/diy/GB%20Accounts/GB%20Accounts%202011-12/GB%20Accounts%20Company%202012-04-30%20(Apr12)%20OpenOffice/Fixedassets.ods'#$Schedule.$X$1]-['file:///C:/Users/Antony/diy/GB%20Accounts/GB%20Accounts%202011-12/GB%20Accounts%20Company%202012-04-30%20(Apr12)%20OpenOffice/Fixedassets.ods'#$Schedule.$V$1])/12" office:value-type="float" office:value="0">
            <text:p>0.00 </text:p>
          </table:table-cell>
          <table:table-cell table:style-name="ce94"/>
          <table:table-cell table:style-name="ce110" table:formula="of:=SUM([.DU86:.EE86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86:.EH86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Depreciation</text:p>
          </table:table-cell>
          <table:table-cell table:style-name="ce105"/>
          <table:table-cell table:style-name="ce109" table:number-columns-repeated="2"/>
          <table:table-cell table:style-name="ce110" table:number-columns-repeated="7"/>
          <table:table-cell table:formula="of:=['file:///C:/Users/Antony/diy/GB%20Accounts/GB%20Accounts%202011-12/GB%20Accounts%20Company%202012-04-30%20(Apr12)%20OpenOffice/Fixedassets.ods'#$Schedule.$I$1]/12" office:value-type="float" office:value="0">
            <text:p>0.00 </text:p>
          </table:table-cell>
          <table:table-cell table:style-name="ce109"/>
          <table:table-cell table:style-name="ce110" table:formula="of:=SUM([.D87:.N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ntony/diy/GB%20Accounts/GB%20Accounts%202011-12/GB%20Accounts%20Company%202012-04-30%20(Apr12)%20OpenOffice/Fixedassets.ods'#$Schedule.$I$1]/12" office:value-type="float" office:value="0">
            <text:p>0.00 </text:p>
          </table:table-cell>
          <table:table-cell table:style-name="ce94"/>
          <table:table-cell table:style-name="ce110" table:formula="of:=SUM([.O87:.Y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ntony/diy/GB%20Accounts/GB%20Accounts%202011-12/GB%20Accounts%20Company%202012-04-30%20(Apr12)%20OpenOffice/Fixedassets.ods'#$Schedule.$I$1]/12" office:value-type="float" office:value="0">
            <text:p>0.00 </text:p>
          </table:table-cell>
          <table:table-cell table:style-name="ce94"/>
          <table:table-cell table:style-name="ce110" table:formula="of:=SUM([.Z87:.AJ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ntony/diy/GB%20Accounts/GB%20Accounts%202011-12/GB%20Accounts%20Company%202012-04-30%20(Apr12)%20OpenOffice/Fixedassets.ods'#$Schedule.$I$1]/12" office:value-type="float" office:value="0">
            <text:p>0.00 </text:p>
          </table:table-cell>
          <table:table-cell table:style-name="ce94"/>
          <table:table-cell table:style-name="ce110" table:formula="of:=SUM([.AK87:.AU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ntony/diy/GB%20Accounts/GB%20Accounts%202011-12/GB%20Accounts%20Company%202012-04-30%20(Apr12)%20OpenOffice/Fixedassets.ods'#$Schedule.$I$1]/12" office:value-type="float" office:value="0">
            <text:p>0.00 </text:p>
          </table:table-cell>
          <table:table-cell table:style-name="ce94"/>
          <table:table-cell table:style-name="ce110" table:formula="of:=SUM([.AV87:.BF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ntony/diy/GB%20Accounts/GB%20Accounts%202011-12/GB%20Accounts%20Company%202012-04-30%20(Apr12)%20OpenOffice/Fixedassets.ods'#$Schedule.$I$1]/12" office:value-type="float" office:value="0">
            <text:p>0.00 </text:p>
          </table:table-cell>
          <table:table-cell table:style-name="ce94"/>
          <table:table-cell table:style-name="ce110" table:formula="of:=SUM([.BG87:.BQ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ntony/diy/GB%20Accounts/GB%20Accounts%202011-12/GB%20Accounts%20Company%202012-04-30%20(Apr12)%20OpenOffice/Fixedassets.ods'#$Schedule.$I$1]/12" office:value-type="float" office:value="0">
            <text:p>0.00 </text:p>
          </table:table-cell>
          <table:table-cell table:style-name="ce94"/>
          <table:table-cell table:style-name="ce110" table:formula="of:=SUM([.BR87:.CB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ntony/diy/GB%20Accounts/GB%20Accounts%202011-12/GB%20Accounts%20Company%202012-04-30%20(Apr12)%20OpenOffice/Fixedassets.ods'#$Schedule.$I$1]/12" office:value-type="float" office:value="0">
            <text:p>0.00 </text:p>
          </table:table-cell>
          <table:table-cell table:style-name="ce94"/>
          <table:table-cell table:style-name="ce110" table:formula="of:=SUM([.CC87:.CM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ntony/diy/GB%20Accounts/GB%20Accounts%202011-12/GB%20Accounts%20Company%202012-04-30%20(Apr12)%20OpenOffice/Fixedassets.ods'#$Schedule.$I$1]/12" office:value-type="float" office:value="0">
            <text:p>0.00 </text:p>
          </table:table-cell>
          <table:table-cell table:style-name="ce94"/>
          <table:table-cell table:style-name="ce110" table:formula="of:=SUM([.CN87:.CX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ntony/diy/GB%20Accounts/GB%20Accounts%202011-12/GB%20Accounts%20Company%202012-04-30%20(Apr12)%20OpenOffice/Fixedassets.ods'#$Schedule.$I$1]/12" office:value-type="float" office:value="0">
            <text:p>0.00 </text:p>
          </table:table-cell>
          <table:table-cell table:style-name="ce94"/>
          <table:table-cell table:style-name="ce110" table:formula="of:=SUM([.CY87:.DI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ntony/diy/GB%20Accounts/GB%20Accounts%202011-12/GB%20Accounts%20Company%202012-04-30%20(Apr12)%20OpenOffice/Fixedassets.ods'#$Schedule.$I$1]/12" office:value-type="float" office:value="0">
            <text:p>0.00 </text:p>
          </table:table-cell>
          <table:table-cell table:style-name="ce94"/>
          <table:table-cell table:style-name="ce110" table:formula="of:=SUM([.DJ87:.DT87])" office:value-type="float" office:value="0">
            <text:p>0.00 </text:p>
          </table:table-cell>
          <table:table-cell table:style-name="ce109"/>
          <table:table-cell table:style-name="ce110" table:number-columns-repeated="7"/>
          <table:table-cell table:style-name="ce110" table:formula="of:=['file:///C:/Users/Antony/diy/GB%20Accounts/GB%20Accounts%202011-12/GB%20Accounts%20Company%202012-04-30%20(Apr12)%20OpenOffice/Fixedassets.ods'#$Schedule.$I$1]/12" office:value-type="float" office:value="0">
            <text:p>0.00 </text:p>
          </table:table-cell>
          <table:table-cell table:style-name="ce94"/>
          <table:table-cell table:style-name="ce110" table:formula="of:=SUM([.DU87:.EE87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87:.EH87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nk Contra Items Received</text:p>
          </table:table-cell>
          <table:table-cell table:style-name="ce105" office:value-type="string">
            <text:p>X</text:p>
          </table:table-cell>
          <table:table-cell table:style-name="ce109" table:number-columns-repeated="2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May11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May11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May11.$Q$1]" office:value-type="float" office:value="-0">
            <text:p>0.00 </text:p>
          </table:table-cell>
          <table:table-cell table:style-name="ce110" table:number-columns-repeated="2"/>
          <table:table-cell/>
          <table:table-cell table:style-name="ce109"/>
          <table:table-cell table:style-name="ce110" table:formula="of:=SUM([.D88:.N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Jun11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Jun11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Jun11.$Q$1]" office:value-type="float" office:value="-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O88:.Y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Jul11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Jul11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Jul11.$Q$1]" office:value-type="float" office:value="-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Z88:.AJ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Aug11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Aug11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Aug11.$Q$1]" office:value-type="float" office:value="-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AK88:.AU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Sep11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Sep11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Sep11.$Q$1]" office:value-type="float" office:value="-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AV88:.BF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Oct11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Oct11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Oct11.$Q$1]" office:value-type="float" office:value="-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BG88:.BQ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Nov11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Nov11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Nov11.$Q$1]" office:value-type="float" office:value="-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BR88:.CB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Dec11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Dec11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Dec11.$Q$1]" office:value-type="float" office:value="-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CC88:.CM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Jan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Jan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Jan12.$Q$1]" office:value-type="float" office:value="-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CN88:.CX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Feb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Feb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Feb12.$Q$1]" office:value-type="float" office:value="-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CY88:.DI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Mar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Mar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Mar12.$Q$1]" office:value-type="float" office:value="-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DJ88:.DT88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-['file:///C:/Users/Antony/diy/GB%20Accounts/GB%20Accounts%202011-12/GB%20Accounts%20Company%202012-04-30%20(Apr12)%20OpenOffice/Currentaccount.ods'#$Apr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Savingaccount.ods'#$Apr12.$Q$1]" office:value-type="float" office:value="-0">
            <text:p>0.00 </text:p>
          </table:table-cell>
          <table:table-cell table:style-name="ce110" table:formula="of:=-['file:///C:/Users/Antony/diy/GB%20Accounts/GB%20Accounts%202011-12/GB%20Accounts%20Company%202012-04-30%20(Apr12)%20OpenOffice/Creditcardaccount.ods'#$Apr12.$Q$1]" office:value-type="float" office:value="-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DU88:.EE88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88:.EH88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94" office:value-type="string">
            <text:p>Bank Contra Items Paid</text:p>
          </table:table-cell>
          <table:table-cell table:style-name="ce105" office:value-type="string">
            <text:p>X</text:p>
          </table:table-cell>
          <table:table-cell table:style-name="ce109" table:number-columns-repeated="2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May11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May11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May11.$AN$1]" office:value-type="float" office:value="0">
            <text:p>0.00 </text:p>
          </table:table-cell>
          <table:table-cell table:style-name="ce110" table:number-columns-repeated="2"/>
          <table:table-cell/>
          <table:table-cell table:style-name="ce109"/>
          <table:table-cell table:style-name="ce110" table:formula="of:=SUM([.D89:.N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Jun11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Jun11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Jun11.$AN$1]" office:value-type="float" office:value="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O89:.Y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Jul11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Jul11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Jul11.$AN$1]" office:value-type="float" office:value="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Z89:.AJ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Aug11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Aug11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Aug11.$AN$1]" office:value-type="float" office:value="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AK89:.AU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Sep11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Sep11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Sep11.$AN$1]" office:value-type="float" office:value="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AV89:.BF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Oct11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Oct11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Oct11.$AN$1]" office:value-type="float" office:value="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BG89:.BQ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Nov11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Nov11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Nov11.$AN$1]" office:value-type="float" office:value="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BR89:.CB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Dec11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Dec11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Dec11.$AN$1]" office:value-type="float" office:value="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CC89:.CM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Jan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Jan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Jan12.$AN$1]" office:value-type="float" office:value="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CN89:.CX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Feb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Feb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Feb12.$AN$1]" office:value-type="float" office:value="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CY89:.DI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Mar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Mar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Mar12.$AN$1]" office:value-type="float" office:value="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DJ89:.DT89])" office:value-type="float" office:value="0">
            <text:p>0.00 </text:p>
          </table:table-cell>
          <table:table-cell table:style-name="ce109"/>
          <table:table-cell table:style-name="ce110" table:number-columns-repeated="2"/>
          <table:table-cell table:style-name="ce110" table:formula="of:=['file:///C:/Users/Antony/diy/GB%20Accounts/GB%20Accounts%202011-12/GB%20Accounts%20Company%202012-04-30%20(Apr12)%20OpenOffice/Currentaccount.ods'#$Apr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Savingaccount.ods'#$Apr12.$AN$1]" office:value-type="float" office:value="0">
            <text:p>0.00 </text:p>
          </table:table-cell>
          <table:table-cell table:style-name="ce110" table:formula="of:=['file:///C:/Users/Antony/diy/GB%20Accounts/GB%20Accounts%202011-12/GB%20Accounts%20Company%202012-04-30%20(Apr12)%20OpenOffice/Creditcardaccount.ods'#$Apr12.$AN$1]" office:value-type="float" office:value="0">
            <text:p>0.00 </text:p>
          </table:table-cell>
          <table:table-cell table:style-name="ce110" table:number-columns-repeated="3"/>
          <table:table-cell table:style-name="ce94"/>
          <table:table-cell table:style-name="ce110" table:formula="of:=SUM([.DU89:.EE89])" office:value-type="float" office:value="0">
            <text:p>0.00 </text:p>
          </table:table-cell>
          <table:table-cell table:style-name="ce94"/>
          <table:table-cell/>
          <table:table-cell table:style-name="ce94"/>
          <table:table-cell table:style-name="ce110" table:formula="of:=SUM([.EF89:.EH89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19">
          <table:table-cell table:style-name="ce94" table:number-columns-repeated="2"/>
          <table:table-cell table:style-name="ce106"/>
          <table:table-cell table:style-name="ce109" table:number-columns-repeated="21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 table:number-columns-repeated="10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style-name="ce109"/>
          <table:table-cell table:style-name="ce94"/>
          <table:table-cell table:number-columns-repeated="883"/>
        </table:table-row>
        <table:table-row table:style-name="ro10">
          <table:table-cell table:style-name="ce94"/>
          <table:table-cell table:style-name="ce101" office:value-type="string">
            <text:p>AUDIT ACCURACY CHECK</text:p>
          </table:table-cell>
          <table:table-cell table:style-name="ce101"/>
          <table:table-cell table:style-name="ce110" table:content-validation-name="val2" table:formula="of:=SUM([.D4:.D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F4:.F90])" office:value-type="float" office:value="0">
            <text:p>0.00 </text:p>
          </table:table-cell>
          <table:table-cell table:style-name="ce110" table:content-validation-name="val4" table:formula="of:=SUM([.G4:.G90])" office:value-type="float" office:value="0">
            <text:p>0.00 </text:p>
          </table:table-cell>
          <table:table-cell table:style-name="ce110" table:content-validation-name="val5" table:formula="of:=SUM([.H4:.H90])" office:value-type="float" office:value="0">
            <text:p>0.00 </text:p>
          </table:table-cell>
          <table:table-cell table:style-name="ce110" table:content-validation-name="val6" table:formula="of:=SUM([.I4:.I90])" office:value-type="float" office:value="0">
            <text:p>0.00 </text:p>
          </table:table-cell>
          <table:table-cell table:style-name="ce110" table:content-validation-name="val7" table:formula="of:=SUM([.J4:.J90])" office:value-type="float" office:value="0">
            <text:p>0.00 </text:p>
          </table:table-cell>
          <table:table-cell table:style-name="ce110" table:content-validation-name="val8" table:formula="of:=SUM([.K4:.K90])" office:value-type="float" office:value="0">
            <text:p>0.00 </text:p>
          </table:table-cell>
          <table:table-cell table:style-name="ce110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O4:.O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Q4:.Q90])" office:value-type="float" office:value="0">
            <text:p>0.00 </text:p>
          </table:table-cell>
          <table:table-cell table:style-name="ce110" table:content-validation-name="val4" table:formula="of:=SUM([.R4:.R90])" office:value-type="float" office:value="0">
            <text:p>0.00 </text:p>
          </table:table-cell>
          <table:table-cell table:style-name="ce110" table:content-validation-name="val5" table:formula="of:=SUM([.S4:.S90])" office:value-type="float" office:value="0">
            <text:p>0.00 </text:p>
          </table:table-cell>
          <table:table-cell table:style-name="ce110" table:content-validation-name="val6" table:formula="of:=SUM([.T4:.T90])" office:value-type="float" office:value="0">
            <text:p>0.00 </text:p>
          </table:table-cell>
          <table:table-cell table:style-name="ce110" table:content-validation-name="val7" table:formula="of:=SUM([.U4:.U90])" office:value-type="float" office:value="0">
            <text:p>0.00 </text:p>
          </table:table-cell>
          <table:table-cell table:style-name="ce110" table:content-validation-name="val8" table:formula="of:=SUM([.V4:.V90])" office:value-type="float" office:value="0">
            <text:p>0.00 </text:p>
          </table:table-cell>
          <table:table-cell table:style-name="ce110" table:content-validation-name="val9" table:formula="of:=SUM([.W4:.W90])" office:value-type="float" office:value="0">
            <text:p>0.00 </text:p>
          </table:table-cell>
          <table:table-cell table:style-name="ce110" table:content-validation-name="val10" table:formula="of:=SUM([.X4:.X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Z4:.Z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AB4:.AB90])" office:value-type="float" office:value="0">
            <text:p>0.00 </text:p>
          </table:table-cell>
          <table:table-cell table:style-name="ce110" table:content-validation-name="val4" table:formula="of:=SUM([.AC4:.AC90])" office:value-type="float" office:value="0">
            <text:p>0.00 </text:p>
          </table:table-cell>
          <table:table-cell table:style-name="ce110" table:content-validation-name="val5" table:formula="of:=SUM([.AD4:.AD90])" office:value-type="float" office:value="0">
            <text:p>0.00 </text:p>
          </table:table-cell>
          <table:table-cell table:style-name="ce110" table:content-validation-name="val6" table:formula="of:=SUM([.AE4:.AE90])" office:value-type="float" office:value="0">
            <text:p>0.00 </text:p>
          </table:table-cell>
          <table:table-cell table:style-name="ce110" table:content-validation-name="val7" table:formula="of:=SUM([.AF4:.AF90])" office:value-type="float" office:value="0">
            <text:p>0.00 </text:p>
          </table:table-cell>
          <table:table-cell table:style-name="ce110" table:content-validation-name="val8" table:formula="of:=SUM([.AG4:.AG90])" office:value-type="float" office:value="0">
            <text:p>0.00 </text:p>
          </table:table-cell>
          <table:table-cell table:style-name="ce110" table:content-validation-name="val9" table:formula="of:=SUM([.AH4:.AH90])" office:value-type="float" office:value="0">
            <text:p>0.00 </text:p>
          </table:table-cell>
          <table:table-cell table:style-name="ce110" table:content-validation-name="val10" table:formula="of:=SUM([.AI4:.AI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AK4:.AK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AM4:.AM90])" office:value-type="float" office:value="0">
            <text:p>0.00 </text:p>
          </table:table-cell>
          <table:table-cell table:style-name="ce110" table:content-validation-name="val4" table:formula="of:=SUM([.AN4:.AN90])" office:value-type="float" office:value="0">
            <text:p>0.00 </text:p>
          </table:table-cell>
          <table:table-cell table:style-name="ce110" table:content-validation-name="val5" table:formula="of:=SUM([.AO4:.AO90])" office:value-type="float" office:value="0">
            <text:p>0.00 </text:p>
          </table:table-cell>
          <table:table-cell table:style-name="ce110" table:content-validation-name="val6" table:formula="of:=SUM([.AP4:.AP90])" office:value-type="float" office:value="0">
            <text:p>0.00 </text:p>
          </table:table-cell>
          <table:table-cell table:style-name="ce110" table:content-validation-name="val7" table:formula="of:=SUM([.AQ4:.AQ90])" office:value-type="float" office:value="0">
            <text:p>0.00 </text:p>
          </table:table-cell>
          <table:table-cell table:style-name="ce110" table:content-validation-name="val8" table:formula="of:=SUM([.AR4:.AR90])" office:value-type="float" office:value="0">
            <text:p>0.00 </text:p>
          </table:table-cell>
          <table:table-cell table:style-name="ce110" table:content-validation-name="val9" table:formula="of:=SUM([.AS4:.AS90])" office:value-type="float" office:value="0">
            <text:p>0.00 </text:p>
          </table:table-cell>
          <table:table-cell table:style-name="ce110" table:content-validation-name="val10" table:formula="of:=SUM([.AT4:.AT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AV4:.AV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AX4:.AX90])" office:value-type="float" office:value="0">
            <text:p>0.00 </text:p>
          </table:table-cell>
          <table:table-cell table:style-name="ce110" table:content-validation-name="val4" table:formula="of:=SUM([.AY4:.AY90])" office:value-type="float" office:value="0">
            <text:p>0.00 </text:p>
          </table:table-cell>
          <table:table-cell table:style-name="ce110" table:content-validation-name="val5" table:formula="of:=SUM([.AZ4:.AZ90])" office:value-type="float" office:value="0">
            <text:p>0.00 </text:p>
          </table:table-cell>
          <table:table-cell table:style-name="ce110" table:content-validation-name="val6" table:formula="of:=SUM([.BA4:.BA90])" office:value-type="float" office:value="0">
            <text:p>0.00 </text:p>
          </table:table-cell>
          <table:table-cell table:style-name="ce110" table:content-validation-name="val7" table:formula="of:=SUM([.BB4:.BB90])" office:value-type="float" office:value="0">
            <text:p>0.00 </text:p>
          </table:table-cell>
          <table:table-cell table:style-name="ce110" table:content-validation-name="val8" table:formula="of:=SUM([.BC4:.BC90])" office:value-type="float" office:value="0">
            <text:p>0.00 </text:p>
          </table:table-cell>
          <table:table-cell table:style-name="ce110" table:content-validation-name="val9" table:formula="of:=SUM([.BD4:.BD90])" office:value-type="float" office:value="0">
            <text:p>0.00 </text:p>
          </table:table-cell>
          <table:table-cell table:style-name="ce110" table:content-validation-name="val10" table:formula="of:=SUM([.BE4:.BE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BG4:.BG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BI4:.BI90])" office:value-type="float" office:value="0">
            <text:p>0.00 </text:p>
          </table:table-cell>
          <table:table-cell table:style-name="ce110" table:content-validation-name="val4" table:formula="of:=SUM([.BJ4:.BJ90])" office:value-type="float" office:value="0">
            <text:p>0.00 </text:p>
          </table:table-cell>
          <table:table-cell table:style-name="ce110" table:content-validation-name="val5" table:formula="of:=SUM([.BK4:.BK90])" office:value-type="float" office:value="0">
            <text:p>0.00 </text:p>
          </table:table-cell>
          <table:table-cell table:style-name="ce110" table:content-validation-name="val6" table:formula="of:=SUM([.BL4:.BL90])" office:value-type="float" office:value="0">
            <text:p>0.00 </text:p>
          </table:table-cell>
          <table:table-cell table:style-name="ce110" table:content-validation-name="val7" table:formula="of:=SUM([.BM4:.BM90])" office:value-type="float" office:value="0">
            <text:p>0.00 </text:p>
          </table:table-cell>
          <table:table-cell table:style-name="ce110" table:content-validation-name="val8" table:formula="of:=SUM([.BN4:.BN90])" office:value-type="float" office:value="0">
            <text:p>0.00 </text:p>
          </table:table-cell>
          <table:table-cell table:style-name="ce110" table:content-validation-name="val9" table:formula="of:=SUM([.BO4:.BO90])" office:value-type="float" office:value="0">
            <text:p>0.00 </text:p>
          </table:table-cell>
          <table:table-cell table:style-name="ce110" table:content-validation-name="val10" table:formula="of:=SUM([.BP4:.BP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BR4:.BR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BT4:.BT90])" office:value-type="float" office:value="0">
            <text:p>0.00 </text:p>
          </table:table-cell>
          <table:table-cell table:style-name="ce110" table:content-validation-name="val4" table:formula="of:=SUM([.BU4:.BU90])" office:value-type="float" office:value="0">
            <text:p>0.00 </text:p>
          </table:table-cell>
          <table:table-cell table:style-name="ce110" table:content-validation-name="val5" table:formula="of:=SUM([.BV4:.BV90])" office:value-type="float" office:value="0">
            <text:p>0.00 </text:p>
          </table:table-cell>
          <table:table-cell table:style-name="ce110" table:content-validation-name="val6" table:formula="of:=SUM([.BW4:.BW90])" office:value-type="float" office:value="0">
            <text:p>0.00 </text:p>
          </table:table-cell>
          <table:table-cell table:style-name="ce110" table:content-validation-name="val7" table:formula="of:=SUM([.BX4:.BX90])" office:value-type="float" office:value="0">
            <text:p>0.00 </text:p>
          </table:table-cell>
          <table:table-cell table:style-name="ce110" table:content-validation-name="val8" table:formula="of:=SUM([.BY4:.BY90])" office:value-type="float" office:value="0">
            <text:p>0.00 </text:p>
          </table:table-cell>
          <table:table-cell table:style-name="ce110" table:content-validation-name="val9" table:formula="of:=SUM([.BZ4:.BZ90])" office:value-type="float" office:value="0">
            <text:p>0.00 </text:p>
          </table:table-cell>
          <table:table-cell table:style-name="ce110" table:content-validation-name="val10" table:formula="of:=SUM([.CA4:.CA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CC4:.CC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CE4:.CE90])" office:value-type="float" office:value="0">
            <text:p>0.00 </text:p>
          </table:table-cell>
          <table:table-cell table:style-name="ce110" table:content-validation-name="val4" table:formula="of:=SUM([.CF4:.CF90])" office:value-type="float" office:value="0">
            <text:p>0.00 </text:p>
          </table:table-cell>
          <table:table-cell table:style-name="ce110" table:content-validation-name="val5" table:formula="of:=SUM([.CG4:.CG90])" office:value-type="float" office:value="0">
            <text:p>0.00 </text:p>
          </table:table-cell>
          <table:table-cell table:style-name="ce110" table:content-validation-name="val6" table:formula="of:=SUM([.CH4:.CH90])" office:value-type="float" office:value="0">
            <text:p>0.00 </text:p>
          </table:table-cell>
          <table:table-cell table:style-name="ce110" table:content-validation-name="val7" table:formula="of:=SUM([.CI4:.CI90])" office:value-type="float" office:value="0">
            <text:p>0.00 </text:p>
          </table:table-cell>
          <table:table-cell table:style-name="ce110" table:content-validation-name="val8" table:formula="of:=SUM([.CJ4:.CJ90])" office:value-type="float" office:value="0">
            <text:p>0.00 </text:p>
          </table:table-cell>
          <table:table-cell table:style-name="ce110" table:content-validation-name="val9" table:formula="of:=SUM([.CK4:.CK90])" office:value-type="float" office:value="0">
            <text:p>0.00 </text:p>
          </table:table-cell>
          <table:table-cell table:style-name="ce110" table:content-validation-name="val10" table:formula="of:=SUM([.CL4:.CL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CN4:.CN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CP4:.CP90])" office:value-type="float" office:value="0">
            <text:p>0.00 </text:p>
          </table:table-cell>
          <table:table-cell table:style-name="ce110" table:content-validation-name="val4" table:formula="of:=SUM([.CQ4:.CQ90])" office:value-type="float" office:value="0">
            <text:p>0.00 </text:p>
          </table:table-cell>
          <table:table-cell table:style-name="ce110" table:content-validation-name="val5" table:formula="of:=SUM([.CR4:.CR90])" office:value-type="float" office:value="0">
            <text:p>0.00 </text:p>
          </table:table-cell>
          <table:table-cell table:style-name="ce110" table:content-validation-name="val6" table:formula="of:=SUM([.CS4:.CS90])" office:value-type="float" office:value="0">
            <text:p>0.00 </text:p>
          </table:table-cell>
          <table:table-cell table:style-name="ce110" table:content-validation-name="val7" table:formula="of:=SUM([.CT4:.CT90])" office:value-type="float" office:value="0">
            <text:p>0.00 </text:p>
          </table:table-cell>
          <table:table-cell table:style-name="ce110" table:content-validation-name="val8" table:formula="of:=SUM([.CU4:.CU90])" office:value-type="float" office:value="0">
            <text:p>0.00 </text:p>
          </table:table-cell>
          <table:table-cell table:style-name="ce110" table:content-validation-name="val9" table:formula="of:=SUM([.CV4:.CV90])" office:value-type="float" office:value="0">
            <text:p>0.00 </text:p>
          </table:table-cell>
          <table:table-cell table:style-name="ce110" table:content-validation-name="val10" table:formula="of:=SUM([.CW4:.CW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CY4:.CY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DA4:.DA90])" office:value-type="float" office:value="0">
            <text:p>0.00 </text:p>
          </table:table-cell>
          <table:table-cell table:style-name="ce110" table:content-validation-name="val4" table:formula="of:=SUM([.DB4:.DB90])" office:value-type="float" office:value="0">
            <text:p>0.00 </text:p>
          </table:table-cell>
          <table:table-cell table:style-name="ce110" table:content-validation-name="val5" table:formula="of:=SUM([.DC4:.DC90])" office:value-type="float" office:value="0">
            <text:p>0.00 </text:p>
          </table:table-cell>
          <table:table-cell table:style-name="ce110" table:content-validation-name="val6" table:formula="of:=SUM([.DD4:.DD90])" office:value-type="float" office:value="0">
            <text:p>0.00 </text:p>
          </table:table-cell>
          <table:table-cell table:style-name="ce110" table:content-validation-name="val7" table:formula="of:=SUM([.DE4:.DE90])" office:value-type="float" office:value="0">
            <text:p>0.00 </text:p>
          </table:table-cell>
          <table:table-cell table:style-name="ce110" table:content-validation-name="val8" table:formula="of:=SUM([.DF4:.DF90])" office:value-type="float" office:value="0">
            <text:p>0.00 </text:p>
          </table:table-cell>
          <table:table-cell table:style-name="ce110" table:content-validation-name="val9" table:formula="of:=SUM([.DG4:.DG90])" office:value-type="float" office:value="0">
            <text:p>0.00 </text:p>
          </table:table-cell>
          <table:table-cell table:style-name="ce110" table:content-validation-name="val10" table:formula="of:=SUM([.DH4:.DH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DJ4:.DJ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DL4:.DL90])" office:value-type="float" office:value="0">
            <text:p>0.00 </text:p>
          </table:table-cell>
          <table:table-cell table:style-name="ce110" table:content-validation-name="val4" table:formula="of:=SUM([.DM4:.DM90])" office:value-type="float" office:value="0">
            <text:p>0.00 </text:p>
          </table:table-cell>
          <table:table-cell table:style-name="ce110" table:content-validation-name="val5" table:formula="of:=SUM([.DN4:.DN90])" office:value-type="float" office:value="0">
            <text:p>0.00 </text:p>
          </table:table-cell>
          <table:table-cell table:style-name="ce110" table:content-validation-name="val6" table:formula="of:=SUM([.DO4:.DO90])" office:value-type="float" office:value="0">
            <text:p>0.00 </text:p>
          </table:table-cell>
          <table:table-cell table:style-name="ce110" table:content-validation-name="val7" table:formula="of:=SUM([.DP4:.DP90])" office:value-type="float" office:value="0">
            <text:p>0.00 </text:p>
          </table:table-cell>
          <table:table-cell table:style-name="ce110" table:content-validation-name="val8" table:formula="of:=SUM([.DQ4:.DQ90])" office:value-type="float" office:value="0">
            <text:p>0.00 </text:p>
          </table:table-cell>
          <table:table-cell table:style-name="ce110" table:content-validation-name="val9" table:formula="of:=SUM([.DR4:.DR90])" office:value-type="float" office:value="0">
            <text:p>0.00 </text:p>
          </table:table-cell>
          <table:table-cell table:style-name="ce110" table:content-validation-name="val10" table:formula="of:=SUM([.DS4:.DS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DU4:.DU90])" office:value-type="float" office:value="0">
            <text:p>0.00 </text:p>
          </table:table-cell>
          <table:table-cell table:style-name="ce94"/>
          <table:table-cell table:style-name="ce110" table:content-validation-name="val3" table:formula="of:=SUM([.DW4:.DW90])" office:value-type="float" office:value="0">
            <text:p>0.00 </text:p>
          </table:table-cell>
          <table:table-cell table:style-name="ce110" table:content-validation-name="val4" table:formula="of:=SUM([.DX4:.DX90])" office:value-type="float" office:value="0">
            <text:p>0.00 </text:p>
          </table:table-cell>
          <table:table-cell table:style-name="ce110" table:content-validation-name="val5" table:formula="of:=SUM([.DY4:.DY90])" office:value-type="float" office:value="0">
            <text:p>0.00 </text:p>
          </table:table-cell>
          <table:table-cell table:style-name="ce110" table:content-validation-name="val6" table:formula="of:=SUM([.DZ4:.DZ90])" office:value-type="float" office:value="0">
            <text:p>0.00 </text:p>
          </table:table-cell>
          <table:table-cell table:style-name="ce110" table:content-validation-name="val7" table:formula="of:=SUM([.EA4:.EA90])" office:value-type="float" office:value="0">
            <text:p>0.00 </text:p>
          </table:table-cell>
          <table:table-cell table:style-name="ce110" table:content-validation-name="val8" table:formula="of:=SUM([.EB4:.EB90])" office:value-type="float" office:value="0">
            <text:p>0.00 </text:p>
          </table:table-cell>
          <table:table-cell table:style-name="ce110" table:content-validation-name="val9" table:formula="of:=SUM([.EC4:.EC90])" office:value-type="float" office:value="0">
            <text:p>0.00 </text:p>
          </table:table-cell>
          <table:table-cell table:style-name="ce110" table:content-validation-name="val10" table:formula="of:=SUM([.ED4:.ED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EF4:.EF90])" office:value-type="float" office:value="0">
            <text:p>0.00 </text:p>
          </table:table-cell>
          <table:table-cell table:style-name="ce94"/>
          <table:table-cell table:content-validation-name="val12" table:formula="of:=SUM([.EH4:.EH90])" office:value-type="float" office:value="0">
            <text:p>0.00 </text:p>
          </table:table-cell>
          <table:table-cell table:style-name="ce94"/>
          <table:table-cell table:style-name="ce110" table:content-validation-name="val11" table:formula="of:=SUM([.EJ4:.EJ90])" office:value-type="float" office:value="0">
            <text:p>0.00 </text:p>
          </table:table-cell>
          <table:table-cell table:style-name="ce94"/>
          <table:table-cell table:number-columns-repeated="883"/>
        </table:table-row>
        <table:table-row table:style-name="ro6">
          <table:table-cell table:style-name="ce94" table:number-columns-repeated="2"/>
          <table:table-cell table:style-name="ce101"/>
          <table:table-cell table:style-name="ce94" table:number-columns-repeated="9"/>
          <table:table-cell table:style-name="ce109"/>
          <table:table-cell table:style-name="ce94" table:number-columns-repeated="124"/>
          <table:table-cell table:style-name="ce109"/>
          <table:table-cell table:style-name="ce94" table:number-columns-repeated="3"/>
          <table:table-cell table:number-columns-repeated="883"/>
        </table:table-row>
        <table:table-row table:style-name="ro10" table:number-rows-repeated="104848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nthP&amp;L" table:style-name="ta3">
        <table:table-column table:style-name="co13" table:default-cell-style-name="ce67"/>
        <table:table-column table:style-name="co10" table:default-cell-style-name="ce67"/>
        <table:table-column table:style-name="co14" table:number-columns-repeated="12" table:default-cell-style-name="ce42"/>
        <table:table-column table:style-name="co1" table:default-cell-style-name="ce42"/>
        <table:table-column table:style-name="co6" table:number-columns-repeated="1009" table:default-cell-style-name="ce42"/>
        <table:table-row table:style-name="ro11">
          <table:table-cell table:style-name="ce66" office:value-type="string" table:number-columns-spanned="1" table:number-rows-spanned="3">
            <text:p>Monthly Management Accounts Profit and Loss Account</text:p>
          </table:table-cell>
          <table:table-cell table:style-name="ce74" office:value-type="string">
            <text:p>Total Year to</text:p>
          </table:table-cell>
          <table:table-cell table:style-name="ce80" table:formula="of:=[$Admin.B12]" office:value-type="date" office:date-value="2011-05-31" table:number-columns-spanned="1" table:number-rows-spanned="2">
            <text:p>May-11</text:p>
          </table:table-cell>
          <table:table-cell table:style-name="ce80" table:formula="of:=[$Admin.B14]" office:value-type="date" office:date-value="2011-06-30" table:number-columns-spanned="1" table:number-rows-spanned="2">
            <text:p>Jun-11</text:p>
          </table:table-cell>
          <table:table-cell table:style-name="ce80" table:formula="of:=[$Admin.B16]" office:value-type="date" office:date-value="2011-07-31" table:number-columns-spanned="1" table:number-rows-spanned="2">
            <text:p>Jul-11</text:p>
          </table:table-cell>
          <table:table-cell table:style-name="ce80" table:formula="of:=[$Admin.B18]" office:value-type="date" office:date-value="2011-08-31" table:number-columns-spanned="1" table:number-rows-spanned="2">
            <text:p>Aug-11</text:p>
          </table:table-cell>
          <table:table-cell table:style-name="ce80" table:formula="of:=[$Admin.B20]" office:value-type="date" office:date-value="2011-09-30" table:number-columns-spanned="1" table:number-rows-spanned="2">
            <text:p>Sep-11</text:p>
          </table:table-cell>
          <table:table-cell table:style-name="ce80" table:formula="of:=[$Admin.B22]" office:value-type="date" office:date-value="2011-10-31" table:number-columns-spanned="1" table:number-rows-spanned="2">
            <text:p>Oct-11</text:p>
          </table:table-cell>
          <table:table-cell table:style-name="ce80" table:formula="of:=[$Admin.B24]" office:value-type="date" office:date-value="2011-11-30" table:number-columns-spanned="1" table:number-rows-spanned="2">
            <text:p>Nov-11</text:p>
          </table:table-cell>
          <table:table-cell table:style-name="ce80" table:formula="of:=[$Admin.B26]" office:value-type="date" office:date-value="2011-12-31" table:number-columns-spanned="1" table:number-rows-spanned="2">
            <text:p>Dec-11</text:p>
          </table:table-cell>
          <table:table-cell table:style-name="ce80" table:formula="of:=[$Admin.B28]" office:value-type="date" office:date-value="2012-01-31" table:number-columns-spanned="1" table:number-rows-spanned="2">
            <text:p>Jan-12</text:p>
          </table:table-cell>
          <table:table-cell table:style-name="ce80" table:formula="of:=[$Admin.B30]" office:value-type="date" office:date-value="2012-02-29" table:number-columns-spanned="1" table:number-rows-spanned="2">
            <text:p>Feb-12</text:p>
          </table:table-cell>
          <table:table-cell table:style-name="ce80" table:formula="of:=[$Admin.B32]" office:value-type="date" office:date-value="2012-03-31" table:number-columns-spanned="1" table:number-rows-spanned="2">
            <text:p>Mar-12</text:p>
          </table:table-cell>
          <table:table-cell table:style-name="ce80" table:formula="of:=[$Admin.B34]" office:value-type="date" office:date-value="2012-04-30" table:number-columns-spanned="1" table:number-rows-spanned="2">
            <text:p>Apr-12</text:p>
          </table:table-cell>
          <table:table-cell table:style-name="ce85"/>
          <table:table-cell table:number-columns-repeated="1009"/>
        </table:table-row>
        <table:table-row table:style-name="ro11">
          <table:covered-table-cell/>
          <table:table-cell table:style-name="ce75" table:formula="of:=[$Admin.B34]" office:value-type="date" office:date-value="2012-04-30">
            <text:p>30-Apr-12</text:p>
          </table:table-cell>
          <table:covered-table-cell table:number-columns-repeated="12"/>
          <table:table-cell table:style-name="ce86"/>
          <table:table-cell table:number-columns-repeated="1009"/>
        </table:table-row>
        <table:table-row table:style-name="ro10">
          <table:covered-table-cell/>
          <table:table-cell table:number-columns-repeated="13" table:style-name="ce76" office:value-type="string">
            <text:p>£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ales Product A</text:p>
          </table:table-cell>
          <table:table-cell table:style-name="ce77" table:formula="of:=SUM([.C4:.N4])" office:value-type="float" office:value="0">
            <text:p>0 </text:p>
          </table:table-cell>
          <table:table-cell table:style-name="ce81" table:formula="of:=-[$TrialBalance.O53]-0" office:value-type="float" office:value="-0">
            <text:p>0 </text:p>
          </table:table-cell>
          <table:table-cell table:style-name="ce81" table:formula="of:=-[$TrialBalance.Z53]-[.C4]" office:value-type="float" office:value="0">
            <text:p>0 </text:p>
          </table:table-cell>
          <table:table-cell table:style-name="ce81" table:formula="of:=-[$TrialBalance.AK53]-SUM([.C4:.D4])" office:value-type="float" office:value="-0">
            <text:p>0 </text:p>
          </table:table-cell>
          <table:table-cell table:style-name="ce81" table:formula="of:=-[$TrialBalance.AV53]-SUM([.C4:.E4])" office:value-type="float" office:value="-0">
            <text:p>0 </text:p>
          </table:table-cell>
          <table:table-cell table:style-name="ce81" table:formula="of:=-[$TrialBalance.BG53]-SUM([.C4:.F4])" office:value-type="float" office:value="-0">
            <text:p>0 </text:p>
          </table:table-cell>
          <table:table-cell table:style-name="ce81" table:formula="of:=-[$TrialBalance.BR53]-SUM([.C4:.G4])" office:value-type="float" office:value="-0">
            <text:p>0 </text:p>
          </table:table-cell>
          <table:table-cell table:style-name="ce81" table:formula="of:=-[$TrialBalance.CC53]-SUM([.C4:.H4])" office:value-type="float" office:value="-0">
            <text:p>0 </text:p>
          </table:table-cell>
          <table:table-cell table:style-name="ce81" table:formula="of:=-[$TrialBalance.CN53]-SUM([.C4:.I4])" office:value-type="float" office:value="-0">
            <text:p>0 </text:p>
          </table:table-cell>
          <table:table-cell table:style-name="ce81" table:formula="of:=-[$TrialBalance.CY53]-SUM([.C4:.J4])" office:value-type="float" office:value="-0">
            <text:p>0 </text:p>
          </table:table-cell>
          <table:table-cell table:style-name="ce81" table:formula="of:=-[$TrialBalance.DJ53]-SUM([.C4:.K4])" office:value-type="float" office:value="-0">
            <text:p>0 </text:p>
          </table:table-cell>
          <table:table-cell table:style-name="ce81" table:formula="of:=-[$TrialBalance.DU53]-SUM([.C4:.L4])" office:value-type="float" office:value="-0">
            <text:p>0 </text:p>
          </table:table-cell>
          <table:table-cell table:style-name="ce81" table:formula="of:=-[$TrialBalance.EF53]-SUM([.C4:.M4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ales Product B</text:p>
          </table:table-cell>
          <table:table-cell table:style-name="ce77" table:formula="of:=SUM([.C5:.N5])" office:value-type="float" office:value="0">
            <text:p>0 </text:p>
          </table:table-cell>
          <table:table-cell table:style-name="ce81" table:formula="of:=-[$TrialBalance.O54]-0" office:value-type="float" office:value="-0">
            <text:p>0 </text:p>
          </table:table-cell>
          <table:table-cell table:style-name="ce81" table:formula="of:=-[$TrialBalance.Z54]-[.C5]" office:value-type="float" office:value="0">
            <text:p>0 </text:p>
          </table:table-cell>
          <table:table-cell table:style-name="ce81" table:formula="of:=-[$TrialBalance.AK54]-SUM([.C5:.D5])" office:value-type="float" office:value="-0">
            <text:p>0 </text:p>
          </table:table-cell>
          <table:table-cell table:style-name="ce81" table:formula="of:=-[$TrialBalance.AV54]-SUM([.C5:.E5])" office:value-type="float" office:value="-0">
            <text:p>0 </text:p>
          </table:table-cell>
          <table:table-cell table:style-name="ce81" table:formula="of:=-[$TrialBalance.BG54]-SUM([.C5:.F5])" office:value-type="float" office:value="-0">
            <text:p>0 </text:p>
          </table:table-cell>
          <table:table-cell table:style-name="ce81" table:formula="of:=-[$TrialBalance.BR54]-SUM([.C5:.G5])" office:value-type="float" office:value="-0">
            <text:p>0 </text:p>
          </table:table-cell>
          <table:table-cell table:style-name="ce81" table:formula="of:=-[$TrialBalance.CC54]-SUM([.C5:.H5])" office:value-type="float" office:value="-0">
            <text:p>0 </text:p>
          </table:table-cell>
          <table:table-cell table:style-name="ce81" table:formula="of:=-[$TrialBalance.CN54]-SUM([.C5:.I5])" office:value-type="float" office:value="-0">
            <text:p>0 </text:p>
          </table:table-cell>
          <table:table-cell table:style-name="ce81" table:formula="of:=-[$TrialBalance.CY54]-SUM([.C5:.J5])" office:value-type="float" office:value="-0">
            <text:p>0 </text:p>
          </table:table-cell>
          <table:table-cell table:style-name="ce81" table:formula="of:=-[$TrialBalance.DJ54]-SUM([.C5:.K5])" office:value-type="float" office:value="-0">
            <text:p>0 </text:p>
          </table:table-cell>
          <table:table-cell table:style-name="ce81" table:formula="of:=-[$TrialBalance.DU54]-SUM([.C5:.L5])" office:value-type="float" office:value="-0">
            <text:p>0 </text:p>
          </table:table-cell>
          <table:table-cell table:style-name="ce81" table:formula="of:=-[$TrialBalance.EF54]-SUM([.C5:.M5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ales Product C</text:p>
          </table:table-cell>
          <table:table-cell table:style-name="ce77" table:formula="of:=SUM([.C6:.N6])" office:value-type="float" office:value="0">
            <text:p>0 </text:p>
          </table:table-cell>
          <table:table-cell table:style-name="ce81" table:formula="of:=-[$TrialBalance.O55]-0" office:value-type="float" office:value="-0">
            <text:p>0 </text:p>
          </table:table-cell>
          <table:table-cell table:style-name="ce81" table:formula="of:=-[$TrialBalance.Z55]-[.C6]" office:value-type="float" office:value="0">
            <text:p>0 </text:p>
          </table:table-cell>
          <table:table-cell table:style-name="ce81" table:formula="of:=-[$TrialBalance.AK55]-SUM([.C6:.D6])" office:value-type="float" office:value="-0">
            <text:p>0 </text:p>
          </table:table-cell>
          <table:table-cell table:style-name="ce81" table:formula="of:=-[$TrialBalance.AV55]-SUM([.C6:.E6])" office:value-type="float" office:value="-0">
            <text:p>0 </text:p>
          </table:table-cell>
          <table:table-cell table:style-name="ce81" table:formula="of:=-[$TrialBalance.BG55]-SUM([.C6:.F6])" office:value-type="float" office:value="-0">
            <text:p>0 </text:p>
          </table:table-cell>
          <table:table-cell table:style-name="ce81" table:formula="of:=-[$TrialBalance.BR55]-SUM([.C6:.G6])" office:value-type="float" office:value="-0">
            <text:p>0 </text:p>
          </table:table-cell>
          <table:table-cell table:style-name="ce81" table:formula="of:=-[$TrialBalance.CC55]-SUM([.C6:.H6])" office:value-type="float" office:value="-0">
            <text:p>0 </text:p>
          </table:table-cell>
          <table:table-cell table:style-name="ce81" table:formula="of:=-[$TrialBalance.CN55]-SUM([.C6:.I6])" office:value-type="float" office:value="-0">
            <text:p>0 </text:p>
          </table:table-cell>
          <table:table-cell table:style-name="ce81" table:formula="of:=-[$TrialBalance.CY55]-SUM([.C6:.J6])" office:value-type="float" office:value="-0">
            <text:p>0 </text:p>
          </table:table-cell>
          <table:table-cell table:style-name="ce81" table:formula="of:=-[$TrialBalance.DJ55]-SUM([.C6:.K6])" office:value-type="float" office:value="-0">
            <text:p>0 </text:p>
          </table:table-cell>
          <table:table-cell table:style-name="ce81" table:formula="of:=-[$TrialBalance.DU55]-SUM([.C6:.L6])" office:value-type="float" office:value="-0">
            <text:p>0 </text:p>
          </table:table-cell>
          <table:table-cell table:style-name="ce81" table:formula="of:=-[$TrialBalance.EF55]-SUM([.C6:.M6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Other Income</text:p>
          </table:table-cell>
          <table:table-cell table:style-name="ce77" table:formula="of:=SUM([.C7:.N7])" office:value-type="float" office:value="0">
            <text:p>0 </text:p>
          </table:table-cell>
          <table:table-cell table:style-name="ce81" table:formula="of:=-[$TrialBalance.O56]" office:value-type="float" office:value="-0">
            <text:p>0 </text:p>
          </table:table-cell>
          <table:table-cell table:style-name="ce81" table:formula="of:=-[$TrialBalance.Z56]-[.C7]" office:value-type="float" office:value="0">
            <text:p>0 </text:p>
          </table:table-cell>
          <table:table-cell table:style-name="ce81" table:formula="of:=-[$TrialBalance.AK56]-SUM([.C7:.D7])" office:value-type="float" office:value="-0">
            <text:p>0 </text:p>
          </table:table-cell>
          <table:table-cell table:style-name="ce81" table:formula="of:=-[$TrialBalance.AV56]-SUM([.C7:.E7])" office:value-type="float" office:value="-0">
            <text:p>0 </text:p>
          </table:table-cell>
          <table:table-cell table:style-name="ce81" table:formula="of:=-[$TrialBalance.BG56]-SUM([.C7:.F7])" office:value-type="float" office:value="-0">
            <text:p>0 </text:p>
          </table:table-cell>
          <table:table-cell table:style-name="ce81" table:formula="of:=-[$TrialBalance.BR56]-SUM([.C7:.G7])" office:value-type="float" office:value="-0">
            <text:p>0 </text:p>
          </table:table-cell>
          <table:table-cell table:style-name="ce81" table:formula="of:=-[$TrialBalance.CC56]-SUM([.C7:.H7])" office:value-type="float" office:value="-0">
            <text:p>0 </text:p>
          </table:table-cell>
          <table:table-cell table:style-name="ce81" table:formula="of:=-[$TrialBalance.CN56]-SUM([.C7:.I7])" office:value-type="float" office:value="-0">
            <text:p>0 </text:p>
          </table:table-cell>
          <table:table-cell table:style-name="ce81" table:formula="of:=-[$TrialBalance.CY56]-SUM([.C7:.J7])" office:value-type="float" office:value="-0">
            <text:p>0 </text:p>
          </table:table-cell>
          <table:table-cell table:style-name="ce81" table:formula="of:=-[$TrialBalance.DJ56]-SUM([.C7:.K7])" office:value-type="float" office:value="-0">
            <text:p>0 </text:p>
          </table:table-cell>
          <table:table-cell table:style-name="ce81" table:formula="of:=-[$TrialBalance.DU56]-SUM([.C7:.L7])" office:value-type="float" office:value="-0">
            <text:p>0 </text:p>
          </table:table-cell>
          <table:table-cell table:style-name="ce81" table:formula="of:=-[$TrialBalance.EF56]-SUM([.C7:.M7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Investment Grants received</text:p>
          </table:table-cell>
          <table:table-cell table:style-name="ce77" table:formula="of:=SUM([.C8:.N8])" office:value-type="float" office:value="0">
            <text:p>0 </text:p>
          </table:table-cell>
          <table:table-cell table:style-name="ce81" table:formula="of:=-[$TrialBalance.O57]" office:value-type="float" office:value="-0">
            <text:p>0 </text:p>
          </table:table-cell>
          <table:table-cell table:style-name="ce81" table:formula="of:=-[$TrialBalance.Z57]-[.C8]" office:value-type="float" office:value="0">
            <text:p>0 </text:p>
          </table:table-cell>
          <table:table-cell table:style-name="ce81" table:formula="of:=-[$TrialBalance.AK57]-SUM([.C8:.D8])" office:value-type="float" office:value="-0">
            <text:p>0 </text:p>
          </table:table-cell>
          <table:table-cell table:style-name="ce81" table:formula="of:=-[$TrialBalance.AV57]-SUM([.C8:.E8])" office:value-type="float" office:value="-0">
            <text:p>0 </text:p>
          </table:table-cell>
          <table:table-cell table:style-name="ce81" table:formula="of:=-[$TrialBalance.BG57]-SUM([.C8:.F8])" office:value-type="float" office:value="-0">
            <text:p>0 </text:p>
          </table:table-cell>
          <table:table-cell table:style-name="ce81" table:formula="of:=-[$TrialBalance.BR57]-SUM([.C8:.G8])" office:value-type="float" office:value="-0">
            <text:p>0 </text:p>
          </table:table-cell>
          <table:table-cell table:style-name="ce81" table:formula="of:=-[$TrialBalance.CC57]-SUM([.C8:.H8])" office:value-type="float" office:value="-0">
            <text:p>0 </text:p>
          </table:table-cell>
          <table:table-cell table:style-name="ce81" table:formula="of:=-[$TrialBalance.CN57]-SUM([.C8:.I8])" office:value-type="float" office:value="-0">
            <text:p>0 </text:p>
          </table:table-cell>
          <table:table-cell table:style-name="ce81" table:formula="of:=-[$TrialBalance.CY57]-SUM([.C8:.J8])" office:value-type="float" office:value="-0">
            <text:p>0 </text:p>
          </table:table-cell>
          <table:table-cell table:style-name="ce81" table:formula="of:=-[$TrialBalance.DJ57]-SUM([.C8:.K8])" office:value-type="float" office:value="-0">
            <text:p>0 </text:p>
          </table:table-cell>
          <table:table-cell table:style-name="ce81" table:formula="of:=-[$TrialBalance.DU57]-SUM([.C8:.L8])" office:value-type="float" office:value="-0">
            <text:p>0 </text:p>
          </table:table-cell>
          <table:table-cell table:style-name="ce81" table:formula="of:=-[$TrialBalance.EF57]-SUM([.C8:.M8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Sales Turnover</text:p>
          </table:table-cell>
          <table:table-cell table:style-name="ce77" table:formula="of:=SUM([.B4:.B8])" office:value-type="float" office:value="0">
            <text:p>0 </text:p>
          </table:table-cell>
          <table:table-cell table:style-name="ce82" table:formula="of:=SUM([.C4:.C8])" office:value-type="float" office:value="0">
            <text:p>0 </text:p>
          </table:table-cell>
          <table:table-cell table:style-name="ce77" table:formula="of:=SUM([.D4:.D8])" office:value-type="float" office:value="0">
            <text:p>0 </text:p>
          </table:table-cell>
          <table:table-cell table:style-name="ce77" table:formula="of:=SUM([.E4:.E8])" office:value-type="float" office:value="0">
            <text:p>0 </text:p>
          </table:table-cell>
          <table:table-cell table:style-name="ce77" table:formula="of:=SUM([.F4:.F8])" office:value-type="float" office:value="0">
            <text:p>0 </text:p>
          </table:table-cell>
          <table:table-cell table:style-name="ce77" table:formula="of:=SUM([.G4:.G8])" office:value-type="float" office:value="0">
            <text:p>0 </text:p>
          </table:table-cell>
          <table:table-cell table:style-name="ce77" table:formula="of:=SUM([.H4:.H8])" office:value-type="float" office:value="0">
            <text:p>0 </text:p>
          </table:table-cell>
          <table:table-cell table:style-name="ce77" table:formula="of:=SUM([.I4:.I8])" office:value-type="float" office:value="0">
            <text:p>0 </text:p>
          </table:table-cell>
          <table:table-cell table:style-name="ce77" table:formula="of:=SUM([.J4:.J8])" office:value-type="float" office:value="0">
            <text:p>0 </text:p>
          </table:table-cell>
          <table:table-cell table:style-name="ce77" table:formula="of:=SUM([.K4:.K8])" office:value-type="float" office:value="0">
            <text:p>0 </text:p>
          </table:table-cell>
          <table:table-cell table:style-name="ce77" table:formula="of:=SUM([.L4:.L8])" office:value-type="float" office:value="0">
            <text:p>0 </text:p>
          </table:table-cell>
          <table:table-cell table:style-name="ce77" table:formula="of:=SUM([.M4:.M8])" office:value-type="float" office:value="0">
            <text:p>0 </text:p>
          </table:table-cell>
          <table:table-cell table:style-name="ce77" table:formula="of:=SUM([.N4:.N8])" office:value-type="float" office:value="0">
            <text:p>0 </text:p>
          </table:table-cell>
          <table:table-cell table:style-name="ce87"/>
          <table:table-cell table:style-name="ce89" table:number-columns-repeated="1009"/>
        </table:table-row>
        <table:table-row table:style-name="ro13">
          <table:table-cell table:style-name="ce70" office:value-type="string">
            <text:p>Cost of Sales</text:p>
          </table:table-cell>
          <table:table-cell table:style-name="ce78" table:number-columns-repeated="13"/>
          <table:table-cell table:style-name="ce87"/>
          <table:table-cell table:style-name="ce89" table:number-columns-repeated="1009"/>
        </table:table-row>
        <table:table-row table:style-name="ro10">
          <table:table-cell table:style-name="ce68" office:value-type="string">
            <text:p>Purchases</text:p>
          </table:table-cell>
          <table:table-cell table:style-name="ce77" table:formula="of:=SUM([.C11:.N11])" office:value-type="float" office:value="0">
            <text:p>0 </text:p>
          </table:table-cell>
          <table:table-cell table:style-name="ce81" table:formula="of:=[$TrialBalance.O60]-0" office:value-type="float" office:value="0">
            <text:p>0 </text:p>
          </table:table-cell>
          <table:table-cell table:style-name="ce81" table:formula="of:=[$TrialBalance.Z60]-[.C11]" office:value-type="float" office:value="0">
            <text:p>0 </text:p>
          </table:table-cell>
          <table:table-cell table:style-name="ce81" table:formula="of:=[$TrialBalance.AK60]-SUM([.C11:.D11])" office:value-type="float" office:value="0">
            <text:p>0 </text:p>
          </table:table-cell>
          <table:table-cell table:style-name="ce81" table:formula="of:=[$TrialBalance.AV60]-SUM([.C11:.E11])" office:value-type="float" office:value="0">
            <text:p>0 </text:p>
          </table:table-cell>
          <table:table-cell table:style-name="ce81" table:formula="of:=[$TrialBalance.BG60]-SUM([.C11:.F11])" office:value-type="float" office:value="0">
            <text:p>0 </text:p>
          </table:table-cell>
          <table:table-cell table:style-name="ce81" table:formula="of:=[$TrialBalance.BR60]-SUM([.C11:.G11])" office:value-type="float" office:value="0">
            <text:p>0 </text:p>
          </table:table-cell>
          <table:table-cell table:style-name="ce81" table:formula="of:=[$TrialBalance.CC60]-SUM([.C11:.H11])" office:value-type="float" office:value="0">
            <text:p>0 </text:p>
          </table:table-cell>
          <table:table-cell table:style-name="ce81" table:formula="of:=[$TrialBalance.CN60]-SUM([.C11:.I11])" office:value-type="float" office:value="0">
            <text:p>0 </text:p>
          </table:table-cell>
          <table:table-cell table:style-name="ce81" table:formula="of:=[$TrialBalance.CY60]-SUM([.C11:.J11])" office:value-type="float" office:value="0">
            <text:p>0 </text:p>
          </table:table-cell>
          <table:table-cell table:style-name="ce81" table:formula="of:=[$TrialBalance.DJ60]-SUM([.C11:.K11])" office:value-type="float" office:value="0">
            <text:p>0 </text:p>
          </table:table-cell>
          <table:table-cell table:style-name="ce81" table:formula="of:=[$TrialBalance.DU60]-SUM([.C11:.L11])" office:value-type="float" office:value="0">
            <text:p>0 </text:p>
          </table:table-cell>
          <table:table-cell table:style-name="ce81" table:formula="of:=[$TrialBalance.EF60]-SUM([.C11:.M11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ub contractors</text:p>
          </table:table-cell>
          <table:table-cell table:style-name="ce77" table:formula="of:=SUM([.C12:.N12])" office:value-type="float" office:value="0">
            <text:p>0 </text:p>
          </table:table-cell>
          <table:table-cell table:style-name="ce81" table:formula="of:=[$TrialBalance.O61]-0" office:value-type="float" office:value="0">
            <text:p>0 </text:p>
          </table:table-cell>
          <table:table-cell table:style-name="ce81" table:formula="of:=[$TrialBalance.Z61]-[.C12]" office:value-type="float" office:value="0">
            <text:p>0 </text:p>
          </table:table-cell>
          <table:table-cell table:style-name="ce81" table:formula="of:=[$TrialBalance.AK61]-SUM([.C12:.D12])" office:value-type="float" office:value="0">
            <text:p>0 </text:p>
          </table:table-cell>
          <table:table-cell table:style-name="ce81" table:formula="of:=[$TrialBalance.AV61]-SUM([.C12:.E12])" office:value-type="float" office:value="0">
            <text:p>0 </text:p>
          </table:table-cell>
          <table:table-cell table:style-name="ce81" table:formula="of:=[$TrialBalance.BG61]-SUM([.C12:.F12])" office:value-type="float" office:value="0">
            <text:p>0 </text:p>
          </table:table-cell>
          <table:table-cell table:style-name="ce81" table:formula="of:=[$TrialBalance.BR61]-SUM([.C12:.G12])" office:value-type="float" office:value="0">
            <text:p>0 </text:p>
          </table:table-cell>
          <table:table-cell table:style-name="ce81" table:formula="of:=[$TrialBalance.CC61]-SUM([.C12:.H12])" office:value-type="float" office:value="0">
            <text:p>0 </text:p>
          </table:table-cell>
          <table:table-cell table:style-name="ce81" table:formula="of:=[$TrialBalance.CN61]-SUM([.C12:.I12])" office:value-type="float" office:value="0">
            <text:p>0 </text:p>
          </table:table-cell>
          <table:table-cell table:style-name="ce81" table:formula="of:=[$TrialBalance.CY61]-SUM([.C12:.J12])" office:value-type="float" office:value="0">
            <text:p>0 </text:p>
          </table:table-cell>
          <table:table-cell table:style-name="ce81" table:formula="of:=[$TrialBalance.DJ61]-SUM([.C12:.K12])" office:value-type="float" office:value="0">
            <text:p>0 </text:p>
          </table:table-cell>
          <table:table-cell table:style-name="ce81" table:formula="of:=[$TrialBalance.DU61]-SUM([.C12:.L12])" office:value-type="float" office:value="0">
            <text:p>0 </text:p>
          </table:table-cell>
          <table:table-cell table:style-name="ce81" table:formula="of:=[$TrialBalance.EF61]-SUM([.C12:.M12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Other Direct Cost of Sales</text:p>
          </table:table-cell>
          <table:table-cell table:style-name="ce77" table:formula="of:=SUM([.C13:.N13])" office:value-type="float" office:value="0">
            <text:p>0 </text:p>
          </table:table-cell>
          <table:table-cell table:style-name="ce83" table:formula="of:=[$TrialBalance.O62]-0" office:value-type="float" office:value="0">
            <text:p>0 </text:p>
          </table:table-cell>
          <table:table-cell table:style-name="ce81" table:formula="of:=[$TrialBalance.Z62]-[.C13]" office:value-type="float" office:value="0">
            <text:p>0 </text:p>
          </table:table-cell>
          <table:table-cell table:style-name="ce81" table:formula="of:=[$TrialBalance.AK62]-SUM([.C13:.D13])" office:value-type="float" office:value="0">
            <text:p>0 </text:p>
          </table:table-cell>
          <table:table-cell table:style-name="ce83" table:formula="of:=[$TrialBalance.AV62]-SUM([.C13:.E13])" office:value-type="float" office:value="0">
            <text:p>0 </text:p>
          </table:table-cell>
          <table:table-cell table:style-name="ce81" table:formula="of:=[$TrialBalance.BG62]-SUM([.C13:.F13])" office:value-type="float" office:value="0">
            <text:p>0 </text:p>
          </table:table-cell>
          <table:table-cell table:style-name="ce81" table:formula="of:=[$TrialBalance.BR62]-SUM([.C13:.G13])" office:value-type="float" office:value="0">
            <text:p>0 </text:p>
          </table:table-cell>
          <table:table-cell table:style-name="ce81" table:formula="of:=[$TrialBalance.CC62]-SUM([.C13:.H13])" office:value-type="float" office:value="0">
            <text:p>0 </text:p>
          </table:table-cell>
          <table:table-cell table:style-name="ce81" table:formula="of:=[$TrialBalance.CN62]-SUM([.C13:.I13])" office:value-type="float" office:value="0">
            <text:p>0 </text:p>
          </table:table-cell>
          <table:table-cell table:style-name="ce81" table:formula="of:=[$TrialBalance.CY62]-SUM([.C13:.J13])" office:value-type="float" office:value="0">
            <text:p>0 </text:p>
          </table:table-cell>
          <table:table-cell table:style-name="ce81" table:formula="of:=[$TrialBalance.DJ62]-SUM([.C13:.K13])" office:value-type="float" office:value="0">
            <text:p>0 </text:p>
          </table:table-cell>
          <table:table-cell table:style-name="ce81" table:formula="of:=[$TrialBalance.DU62]-SUM([.C13:.L13])" office:value-type="float" office:value="0">
            <text:p>0 </text:p>
          </table:table-cell>
          <table:table-cell table:style-name="ce81" table:formula="of:=[$TrialBalance.EF62]-SUM([.C13:.M13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Cost of Sales</text:p>
          </table:table-cell>
          <table:table-cell table:style-name="ce77" table:formula="of:=SUM([.B11:.B13])" office:value-type="float" office:value="0">
            <text:p>0 </text:p>
          </table:table-cell>
          <table:table-cell table:style-name="ce82" table:formula="of:=SUM([.C11:.C13])" office:value-type="float" office:value="0">
            <text:p>0 </text:p>
          </table:table-cell>
          <table:table-cell table:style-name="ce77" table:formula="of:=SUM([.D11:.D13])" office:value-type="float" office:value="0">
            <text:p>0 </text:p>
          </table:table-cell>
          <table:table-cell table:style-name="ce77" table:formula="of:=SUM([.E11:.E13])" office:value-type="float" office:value="0">
            <text:p>0 </text:p>
          </table:table-cell>
          <table:table-cell table:style-name="ce77" table:formula="of:=SUM([.F11:.F13])" office:value-type="float" office:value="0">
            <text:p>0 </text:p>
          </table:table-cell>
          <table:table-cell table:style-name="ce77" table:formula="of:=SUM([.G11:.G13])" office:value-type="float" office:value="0">
            <text:p>0 </text:p>
          </table:table-cell>
          <table:table-cell table:style-name="ce77" table:formula="of:=SUM([.H11:.H13])" office:value-type="float" office:value="0">
            <text:p>0 </text:p>
          </table:table-cell>
          <table:table-cell table:style-name="ce77" table:formula="of:=SUM([.I11:.I13])" office:value-type="float" office:value="0">
            <text:p>0 </text:p>
          </table:table-cell>
          <table:table-cell table:style-name="ce77" table:formula="of:=SUM([.J11:.J13])" office:value-type="float" office:value="0">
            <text:p>0 </text:p>
          </table:table-cell>
          <table:table-cell table:style-name="ce77" table:formula="of:=SUM([.K11:.K13])" office:value-type="float" office:value="0">
            <text:p>0 </text:p>
          </table:table-cell>
          <table:table-cell table:style-name="ce77" table:formula="of:=SUM([.L11:.L13])" office:value-type="float" office:value="0">
            <text:p>0 </text:p>
          </table:table-cell>
          <table:table-cell table:style-name="ce77" table:formula="of:=SUM([.M11:.M13])" office:value-type="float" office:value="0">
            <text:p>0 </text:p>
          </table:table-cell>
          <table:table-cell table:style-name="ce77" table:formula="of:=SUM([.N11:.N13])" office:value-type="float" office:value="0">
            <text:p>0 </text:p>
          </table:table-cell>
          <table:table-cell table:style-name="ce87"/>
          <table:table-cell table:style-name="ce89" table:number-columns-repeated="1009"/>
        </table:table-row>
        <table:table-row table:style-name="ro14">
          <table:table-cell table:style-name="ce69"/>
          <table:table-cell table:style-name="ce78" table:number-columns-repeated="13"/>
          <table:table-cell table:style-name="ce87"/>
          <table:table-cell table:style-name="ce89" table:number-columns-repeated="1009"/>
        </table:table-row>
        <table:table-row table:style-name="ro10">
          <table:table-cell table:style-name="ce69" office:value-type="string">
            <text:p>Gross Profit</text:p>
          </table:table-cell>
          <table:table-cell table:style-name="ce77" table:formula="of:=[.B9]-[.B14]" office:value-type="float" office:value="0">
            <text:p>0 </text:p>
          </table:table-cell>
          <table:table-cell table:style-name="ce77" table:formula="of:=[.C9]-[.C14]" office:value-type="float" office:value="0">
            <text:p>0 </text:p>
          </table:table-cell>
          <table:table-cell table:style-name="ce77" table:formula="of:=[.D9]-[.D14]" office:value-type="float" office:value="0">
            <text:p>0 </text:p>
          </table:table-cell>
          <table:table-cell table:style-name="ce77" table:formula="of:=[.E9]-[.E14]" office:value-type="float" office:value="0">
            <text:p>0 </text:p>
          </table:table-cell>
          <table:table-cell table:style-name="ce77" table:formula="of:=[.F9]-[.F14]" office:value-type="float" office:value="0">
            <text:p>0 </text:p>
          </table:table-cell>
          <table:table-cell table:style-name="ce77" table:formula="of:=[.G9]-[.G14]" office:value-type="float" office:value="0">
            <text:p>0 </text:p>
          </table:table-cell>
          <table:table-cell table:style-name="ce77" table:formula="of:=[.H9]-[.H14]" office:value-type="float" office:value="0">
            <text:p>0 </text:p>
          </table:table-cell>
          <table:table-cell table:style-name="ce77" table:formula="of:=[.I9]-[.I14]" office:value-type="float" office:value="0">
            <text:p>0 </text:p>
          </table:table-cell>
          <table:table-cell table:style-name="ce77" table:formula="of:=[.J9]-[.J14]" office:value-type="float" office:value="0">
            <text:p>0 </text:p>
          </table:table-cell>
          <table:table-cell table:style-name="ce77" table:formula="of:=[.K9]-[.K14]" office:value-type="float" office:value="0">
            <text:p>0 </text:p>
          </table:table-cell>
          <table:table-cell table:style-name="ce77" table:formula="of:=[.L9]-[.L14]" office:value-type="float" office:value="0">
            <text:p>0 </text:p>
          </table:table-cell>
          <table:table-cell table:style-name="ce77" table:formula="of:=[.M9]-[.M14]" office:value-type="float" office:value="0">
            <text:p>0 </text:p>
          </table:table-cell>
          <table:table-cell table:style-name="ce77" table:formula="of:=[.N9]-[.N14]" office:value-type="float" office:value="0">
            <text:p>0 </text:p>
          </table:table-cell>
          <table:table-cell table:style-name="ce87"/>
          <table:table-cell table:style-name="ce89" table:number-columns-repeated="1009"/>
        </table:table-row>
        <table:table-row table:style-name="ro13">
          <table:table-cell table:style-name="ce70" office:value-type="string">
            <text:p>Administrative Expenses</text:p>
          </table:table-cell>
          <table:table-cell table:style-name="ce78"/>
          <table:table-cell table:style-name="ce84" table:number-columns-repeated="12"/>
          <table:table-cell table:style-name="ce87"/>
          <table:table-cell table:style-name="ce89" table:number-columns-repeated="1009"/>
        </table:table-row>
        <table:table-row table:style-name="ro10">
          <table:table-cell table:style-name="ce68" office:value-type="string">
            <text:p>Wages and Salaries</text:p>
          </table:table-cell>
          <table:table-cell table:style-name="ce77" table:formula="of:=SUM([.C18:.N18])" office:value-type="float" office:value="0">
            <text:p>0 </text:p>
          </table:table-cell>
          <table:table-cell table:style-name="ce81" table:formula="of:=[$TrialBalance.O64]+[$TrialBalance.O65]-0" office:value-type="float" office:value="0">
            <text:p>0 </text:p>
          </table:table-cell>
          <table:table-cell table:style-name="ce81" table:formula="of:=[$TrialBalance.Z64]+[$TrialBalance.Z65]-[.C18]" office:value-type="float" office:value="0">
            <text:p>0 </text:p>
          </table:table-cell>
          <table:table-cell table:style-name="ce81" table:formula="of:=[$TrialBalance.AK64]+[$TrialBalance.AK65]-SUM([.C18:.D18])" office:value-type="float" office:value="0">
            <text:p>0 </text:p>
          </table:table-cell>
          <table:table-cell table:style-name="ce81" table:formula="of:=[$TrialBalance.AV64]+[$TrialBalance.AV65]-SUM([.C18:.E18])" office:value-type="float" office:value="0">
            <text:p>0 </text:p>
          </table:table-cell>
          <table:table-cell table:style-name="ce81" table:formula="of:=[$TrialBalance.BG64]+[$TrialBalance.BG65]-SUM([.C18:.F18])" office:value-type="float" office:value="0">
            <text:p>0 </text:p>
          </table:table-cell>
          <table:table-cell table:style-name="ce81" table:formula="of:=[$TrialBalance.BR64]+[$TrialBalance.BR65]-SUM([.C18:.G18])" office:value-type="float" office:value="0">
            <text:p>0 </text:p>
          </table:table-cell>
          <table:table-cell table:style-name="ce81" table:formula="of:=[$TrialBalance.CC64]+[$TrialBalance.CC65]-SUM([.C18:.H18])" office:value-type="float" office:value="0">
            <text:p>0 </text:p>
          </table:table-cell>
          <table:table-cell table:style-name="ce81" table:formula="of:=[$TrialBalance.CN64]+[$TrialBalance.CN65]-SUM([.C18:.I18])" office:value-type="float" office:value="0">
            <text:p>0 </text:p>
          </table:table-cell>
          <table:table-cell table:style-name="ce81" table:formula="of:=[$TrialBalance.CY64]+[$TrialBalance.CY65]-SUM([.C18:.J18])" office:value-type="float" office:value="0">
            <text:p>0 </text:p>
          </table:table-cell>
          <table:table-cell table:style-name="ce81" table:formula="of:=[$TrialBalance.DJ64]+[$TrialBalance.DJ65]-SUM([.C18:.K18])" office:value-type="float" office:value="0">
            <text:p>0 </text:p>
          </table:table-cell>
          <table:table-cell table:style-name="ce81" table:formula="of:=[$TrialBalance.DU64]+[$TrialBalance.DU65]-SUM([.C18:.L18])" office:value-type="float" office:value="0">
            <text:p>0 </text:p>
          </table:table-cell>
          <table:table-cell table:style-name="ce81" table:formula="of:=[$TrialBalance.EF64]+[$TrialBalance.EF65]-SUM([.C18:.M18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Directors Wages</text:p>
          </table:table-cell>
          <table:table-cell table:style-name="ce77" table:formula="of:=SUM([.C19:.N19])" office:value-type="float" office:value="0">
            <text:p>0 </text:p>
          </table:table-cell>
          <table:table-cell table:style-name="ce81" table:formula="of:=[$TrialBalance.O66]-0" office:value-type="float" office:value="0">
            <text:p>0 </text:p>
          </table:table-cell>
          <table:table-cell table:style-name="ce81" table:formula="of:=[$TrialBalance.Z66]-[.C19]" office:value-type="float" office:value="0">
            <text:p>0 </text:p>
          </table:table-cell>
          <table:table-cell table:style-name="ce81" table:formula="of:=[$TrialBalance.AK66]-SUM([.C19:.D19])" office:value-type="float" office:value="0">
            <text:p>0 </text:p>
          </table:table-cell>
          <table:table-cell table:style-name="ce81" table:formula="of:=[$TrialBalance.AV66]-SUM([.C19:.E19])" office:value-type="float" office:value="0">
            <text:p>0 </text:p>
          </table:table-cell>
          <table:table-cell table:style-name="ce81" table:formula="of:=[$TrialBalance.BG66]-SUM([.C19:.F19])" office:value-type="float" office:value="0">
            <text:p>0 </text:p>
          </table:table-cell>
          <table:table-cell table:style-name="ce81" table:formula="of:=[$TrialBalance.BR66]-SUM([.C19:.G19])" office:value-type="float" office:value="0">
            <text:p>0 </text:p>
          </table:table-cell>
          <table:table-cell table:style-name="ce81" table:formula="of:=[$TrialBalance.CC66]-SUM([.C19:.H19])" office:value-type="float" office:value="0">
            <text:p>0 </text:p>
          </table:table-cell>
          <table:table-cell table:style-name="ce81" table:formula="of:=[$TrialBalance.CN66]-SUM([.C19:.I19])" office:value-type="float" office:value="0">
            <text:p>0 </text:p>
          </table:table-cell>
          <table:table-cell table:style-name="ce81" table:formula="of:=[$TrialBalance.CY66]-SUM([.C19:.J19])" office:value-type="float" office:value="0">
            <text:p>0 </text:p>
          </table:table-cell>
          <table:table-cell table:style-name="ce81" table:formula="of:=[$TrialBalance.DJ66]-SUM([.C19:.K19])" office:value-type="float" office:value="0">
            <text:p>0 </text:p>
          </table:table-cell>
          <table:table-cell table:style-name="ce81" table:formula="of:=[$TrialBalance.DU66]-SUM([.C19:.L19])" office:value-type="float" office:value="0">
            <text:p>0 </text:p>
          </table:table-cell>
          <table:table-cell table:style-name="ce81" table:formula="of:=[$TrialBalance.EF66]-SUM([.C19:.M19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Employers National Insurance</text:p>
          </table:table-cell>
          <table:table-cell table:style-name="ce77" table:formula="of:=SUM([.C20:.N20])" office:value-type="float" office:value="0">
            <text:p>0 </text:p>
          </table:table-cell>
          <table:table-cell table:style-name="ce81" table:formula="of:=[$TrialBalance.O67]-0" office:value-type="float" office:value="0">
            <text:p>0 </text:p>
          </table:table-cell>
          <table:table-cell table:style-name="ce81" table:formula="of:=[$TrialBalance.Z67]-[.C20]" office:value-type="float" office:value="0">
            <text:p>0 </text:p>
          </table:table-cell>
          <table:table-cell table:style-name="ce81" table:formula="of:=[$TrialBalance.AK67]-SUM([.C20:.D20])" office:value-type="float" office:value="0">
            <text:p>0 </text:p>
          </table:table-cell>
          <table:table-cell table:style-name="ce81" table:formula="of:=[$TrialBalance.AV67]-SUM([.C20:.E20])" office:value-type="float" office:value="0">
            <text:p>0 </text:p>
          </table:table-cell>
          <table:table-cell table:style-name="ce81" table:formula="of:=[$TrialBalance.BG67]-SUM([.C20:.F20])" office:value-type="float" office:value="0">
            <text:p>0 </text:p>
          </table:table-cell>
          <table:table-cell table:style-name="ce81" table:formula="of:=[$TrialBalance.BR67]-SUM([.C20:.G20])" office:value-type="float" office:value="0">
            <text:p>0 </text:p>
          </table:table-cell>
          <table:table-cell table:style-name="ce81" table:formula="of:=[$TrialBalance.CC67]-SUM([.C20:.H20])" office:value-type="float" office:value="0">
            <text:p>0 </text:p>
          </table:table-cell>
          <table:table-cell table:style-name="ce81" table:formula="of:=[$TrialBalance.CN67]-SUM([.C20:.I20])" office:value-type="float" office:value="0">
            <text:p>0 </text:p>
          </table:table-cell>
          <table:table-cell table:style-name="ce81" table:formula="of:=[$TrialBalance.CY67]-SUM([.C20:.J20])" office:value-type="float" office:value="0">
            <text:p>0 </text:p>
          </table:table-cell>
          <table:table-cell table:style-name="ce81" table:formula="of:=[$TrialBalance.DJ67]-SUM([.C20:.K20])" office:value-type="float" office:value="0">
            <text:p>0 </text:p>
          </table:table-cell>
          <table:table-cell table:style-name="ce81" table:formula="of:=[$TrialBalance.DU67]-SUM([.C20:.L20])" office:value-type="float" office:value="0">
            <text:p>0 </text:p>
          </table:table-cell>
          <table:table-cell table:style-name="ce81" table:formula="of:=[$TrialBalance.EF67]-SUM([.C20:.M2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Premises Rent &amp; Rates</text:p>
          </table:table-cell>
          <table:table-cell table:style-name="ce77" table:formula="of:=SUM([.C21:.N21])" office:value-type="float" office:value="0">
            <text:p>0 </text:p>
          </table:table-cell>
          <table:table-cell table:style-name="ce81" table:formula="of:=[$TrialBalance.O68]-0" office:value-type="float" office:value="0">
            <text:p>0 </text:p>
          </table:table-cell>
          <table:table-cell table:style-name="ce81" table:formula="of:=[$TrialBalance.Z68]-[.C21]" office:value-type="float" office:value="0">
            <text:p>0 </text:p>
          </table:table-cell>
          <table:table-cell table:style-name="ce81" table:formula="of:=[$TrialBalance.AK68]-SUM([.C21:.D21])" office:value-type="float" office:value="0">
            <text:p>0 </text:p>
          </table:table-cell>
          <table:table-cell table:style-name="ce81" table:formula="of:=[$TrialBalance.AV68]-SUM([.C21:.E21])" office:value-type="float" office:value="0">
            <text:p>0 </text:p>
          </table:table-cell>
          <table:table-cell table:style-name="ce81" table:formula="of:=[$TrialBalance.BG68]-SUM([.C21:.F21])" office:value-type="float" office:value="0">
            <text:p>0 </text:p>
          </table:table-cell>
          <table:table-cell table:style-name="ce81" table:formula="of:=[$TrialBalance.BR68]-SUM([.C21:.G21])" office:value-type="float" office:value="0">
            <text:p>0 </text:p>
          </table:table-cell>
          <table:table-cell table:style-name="ce81" table:formula="of:=[$TrialBalance.CC68]-SUM([.C21:.H21])" office:value-type="float" office:value="0">
            <text:p>0 </text:p>
          </table:table-cell>
          <table:table-cell table:style-name="ce81" table:formula="of:=[$TrialBalance.CN68]-SUM([.C21:.I21])" office:value-type="float" office:value="0">
            <text:p>0 </text:p>
          </table:table-cell>
          <table:table-cell table:style-name="ce81" table:formula="of:=[$TrialBalance.CY68]-SUM([.C21:.J21])" office:value-type="float" office:value="0">
            <text:p>0 </text:p>
          </table:table-cell>
          <table:table-cell table:style-name="ce81" table:formula="of:=[$TrialBalance.DJ68]-SUM([.C21:.K21])" office:value-type="float" office:value="0">
            <text:p>0 </text:p>
          </table:table-cell>
          <table:table-cell table:style-name="ce81" table:formula="of:=[$TrialBalance.DU68]-SUM([.C21:.L21])" office:value-type="float" office:value="0">
            <text:p>0 </text:p>
          </table:table-cell>
          <table:table-cell table:style-name="ce81" table:formula="of:=[$TrialBalance.EF68]-SUM([.C21:.M21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Premises Light &amp; Heating</text:p>
          </table:table-cell>
          <table:table-cell table:style-name="ce77" table:formula="of:=SUM([.C22:.N22])" office:value-type="float" office:value="0">
            <text:p>0 </text:p>
          </table:table-cell>
          <table:table-cell table:style-name="ce81" table:formula="of:=[$TrialBalance.O69]-0" office:value-type="float" office:value="0">
            <text:p>0 </text:p>
          </table:table-cell>
          <table:table-cell table:style-name="ce81" table:formula="of:=[$TrialBalance.Z69]-[.C22]" office:value-type="float" office:value="0">
            <text:p>0 </text:p>
          </table:table-cell>
          <table:table-cell table:style-name="ce81" table:formula="of:=[$TrialBalance.AK69]-SUM([.C22:.D22])" office:value-type="float" office:value="0">
            <text:p>0 </text:p>
          </table:table-cell>
          <table:table-cell table:style-name="ce81" table:formula="of:=[$TrialBalance.AV69]-SUM([.C22:.E22])" office:value-type="float" office:value="0">
            <text:p>0 </text:p>
          </table:table-cell>
          <table:table-cell table:style-name="ce81" table:formula="of:=[$TrialBalance.BG69]-SUM([.C22:.F22])" office:value-type="float" office:value="0">
            <text:p>0 </text:p>
          </table:table-cell>
          <table:table-cell table:style-name="ce81" table:formula="of:=[$TrialBalance.BR69]-SUM([.C22:.G22])" office:value-type="float" office:value="0">
            <text:p>0 </text:p>
          </table:table-cell>
          <table:table-cell table:style-name="ce81" table:formula="of:=[$TrialBalance.CC69]-SUM([.C22:.H22])" office:value-type="float" office:value="0">
            <text:p>0 </text:p>
          </table:table-cell>
          <table:table-cell table:style-name="ce81" table:formula="of:=[$TrialBalance.CN69]-SUM([.C22:.I22])" office:value-type="float" office:value="0">
            <text:p>0 </text:p>
          </table:table-cell>
          <table:table-cell table:style-name="ce81" table:formula="of:=[$TrialBalance.CY69]-SUM([.C22:.J22])" office:value-type="float" office:value="0">
            <text:p>0 </text:p>
          </table:table-cell>
          <table:table-cell table:style-name="ce81" table:formula="of:=[$TrialBalance.DJ69]-SUM([.C22:.K22])" office:value-type="float" office:value="0">
            <text:p>0 </text:p>
          </table:table-cell>
          <table:table-cell table:style-name="ce81" table:formula="of:=[$TrialBalance.DU69]-SUM([.C22:.L22])" office:value-type="float" office:value="0">
            <text:p>0 </text:p>
          </table:table-cell>
          <table:table-cell table:style-name="ce81" table:formula="of:=[$TrialBalance.EF69]-SUM([.C22:.M22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Distribution Transport Costs</text:p>
          </table:table-cell>
          <table:table-cell table:style-name="ce77" table:formula="of:=SUM([.C23:.N23])" office:value-type="float" office:value="0">
            <text:p>0 </text:p>
          </table:table-cell>
          <table:table-cell table:style-name="ce81" table:formula="of:=[$TrialBalance.O70]-0" office:value-type="float" office:value="0">
            <text:p>0 </text:p>
          </table:table-cell>
          <table:table-cell table:style-name="ce81" table:formula="of:=[$TrialBalance.Z70]-[.C23]" office:value-type="float" office:value="0">
            <text:p>0 </text:p>
          </table:table-cell>
          <table:table-cell table:style-name="ce81" table:formula="of:=[$TrialBalance.AK70]-SUM([.C23:.D23])" office:value-type="float" office:value="0">
            <text:p>0 </text:p>
          </table:table-cell>
          <table:table-cell table:style-name="ce81" table:formula="of:=[$TrialBalance.AV70]-SUM([.C23:.E23])" office:value-type="float" office:value="0">
            <text:p>0 </text:p>
          </table:table-cell>
          <table:table-cell table:style-name="ce81" table:formula="of:=[$TrialBalance.BG70]-SUM([.C23:.F23])" office:value-type="float" office:value="0">
            <text:p>0 </text:p>
          </table:table-cell>
          <table:table-cell table:style-name="ce81" table:formula="of:=[$TrialBalance.BR70]-SUM([.C23:.G23])" office:value-type="float" office:value="0">
            <text:p>0 </text:p>
          </table:table-cell>
          <table:table-cell table:style-name="ce81" table:formula="of:=[$TrialBalance.CC70]-SUM([.C23:.H23])" office:value-type="float" office:value="0">
            <text:p>0 </text:p>
          </table:table-cell>
          <table:table-cell table:style-name="ce81" table:formula="of:=[$TrialBalance.CN70]-SUM([.C23:.I23])" office:value-type="float" office:value="0">
            <text:p>0 </text:p>
          </table:table-cell>
          <table:table-cell table:style-name="ce81" table:formula="of:=[$TrialBalance.CY70]-SUM([.C23:.J23])" office:value-type="float" office:value="0">
            <text:p>0 </text:p>
          </table:table-cell>
          <table:table-cell table:style-name="ce81" table:formula="of:=[$TrialBalance.DJ70]-SUM([.C23:.K23])" office:value-type="float" office:value="0">
            <text:p>0 </text:p>
          </table:table-cell>
          <table:table-cell table:style-name="ce81" table:formula="of:=[$TrialBalance.DU70]-SUM([.C23:.L23])" office:value-type="float" office:value="0">
            <text:p>0 </text:p>
          </table:table-cell>
          <table:table-cell table:style-name="ce81" table:formula="of:=[$TrialBalance.EF70]-SUM([.C23:.M23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Equipment Tools &amp; Plant Hire</text:p>
          </table:table-cell>
          <table:table-cell table:style-name="ce77" table:formula="of:=SUM([.C24:.N24])" office:value-type="float" office:value="0">
            <text:p>0 </text:p>
          </table:table-cell>
          <table:table-cell table:style-name="ce81" table:formula="of:=[$TrialBalance.O71]-0" office:value-type="float" office:value="0">
            <text:p>0 </text:p>
          </table:table-cell>
          <table:table-cell table:style-name="ce81" table:formula="of:=[$TrialBalance.Z71]-[.C24]" office:value-type="float" office:value="0">
            <text:p>0 </text:p>
          </table:table-cell>
          <table:table-cell table:style-name="ce81" table:formula="of:=[$TrialBalance.AK71]-SUM([.C24:.D24])" office:value-type="float" office:value="0">
            <text:p>0 </text:p>
          </table:table-cell>
          <table:table-cell table:style-name="ce81" table:formula="of:=[$TrialBalance.AV71]-SUM([.C24:.E24])" office:value-type="float" office:value="0">
            <text:p>0 </text:p>
          </table:table-cell>
          <table:table-cell table:style-name="ce81" table:formula="of:=[$TrialBalance.BG71]-SUM([.C24:.F24])" office:value-type="float" office:value="0">
            <text:p>0 </text:p>
          </table:table-cell>
          <table:table-cell table:style-name="ce81" table:formula="of:=[$TrialBalance.BR71]-SUM([.C24:.G24])" office:value-type="float" office:value="0">
            <text:p>0 </text:p>
          </table:table-cell>
          <table:table-cell table:style-name="ce81" table:formula="of:=[$TrialBalance.CC71]-SUM([.C24:.H24])" office:value-type="float" office:value="0">
            <text:p>0 </text:p>
          </table:table-cell>
          <table:table-cell table:style-name="ce81" table:formula="of:=[$TrialBalance.CN71]-SUM([.C24:.I24])" office:value-type="float" office:value="0">
            <text:p>0 </text:p>
          </table:table-cell>
          <table:table-cell table:style-name="ce81" table:formula="of:=[$TrialBalance.CY71]-SUM([.C24:.J24])" office:value-type="float" office:value="0">
            <text:p>0 </text:p>
          </table:table-cell>
          <table:table-cell table:style-name="ce81" table:formula="of:=[$TrialBalance.DJ71]-SUM([.C24:.K24])" office:value-type="float" office:value="0">
            <text:p>0 </text:p>
          </table:table-cell>
          <table:table-cell table:style-name="ce81" table:formula="of:=[$TrialBalance.DU71]-SUM([.C24:.L24])" office:value-type="float" office:value="0">
            <text:p>0 </text:p>
          </table:table-cell>
          <table:table-cell table:style-name="ce81" table:formula="of:=[$TrialBalance.EF71]-SUM([.C24:.M24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Repairs &amp; Maintenance</text:p>
          </table:table-cell>
          <table:table-cell table:style-name="ce77" table:formula="of:=SUM([.C25:.N25])" office:value-type="float" office:value="0">
            <text:p>0 </text:p>
          </table:table-cell>
          <table:table-cell table:style-name="ce81" table:formula="of:=[$TrialBalance.O72]-0" office:value-type="float" office:value="0">
            <text:p>0 </text:p>
          </table:table-cell>
          <table:table-cell table:style-name="ce81" table:formula="of:=[$TrialBalance.Z72]-[.C25]" office:value-type="float" office:value="0">
            <text:p>0 </text:p>
          </table:table-cell>
          <table:table-cell table:style-name="ce81" table:formula="of:=[$TrialBalance.AK72]-SUM([.C25:.D25])" office:value-type="float" office:value="0">
            <text:p>0 </text:p>
          </table:table-cell>
          <table:table-cell table:style-name="ce81" table:formula="of:=[$TrialBalance.AV72]-SUM([.C25:.E25])" office:value-type="float" office:value="0">
            <text:p>0 </text:p>
          </table:table-cell>
          <table:table-cell table:style-name="ce81" table:formula="of:=[$TrialBalance.BG72]-SUM([.C25:.F25])" office:value-type="float" office:value="0">
            <text:p>0 </text:p>
          </table:table-cell>
          <table:table-cell table:style-name="ce81" table:formula="of:=[$TrialBalance.BR72]-SUM([.C25:.G25])" office:value-type="float" office:value="0">
            <text:p>0 </text:p>
          </table:table-cell>
          <table:table-cell table:style-name="ce81" table:formula="of:=[$TrialBalance.CC72]-SUM([.C25:.H25])" office:value-type="float" office:value="0">
            <text:p>0 </text:p>
          </table:table-cell>
          <table:table-cell table:style-name="ce81" table:formula="of:=[$TrialBalance.CN72]-SUM([.C25:.I25])" office:value-type="float" office:value="0">
            <text:p>0 </text:p>
          </table:table-cell>
          <table:table-cell table:style-name="ce81" table:formula="of:=[$TrialBalance.CY72]-SUM([.C25:.J25])" office:value-type="float" office:value="0">
            <text:p>0 </text:p>
          </table:table-cell>
          <table:table-cell table:style-name="ce81" table:formula="of:=[$TrialBalance.DJ72]-SUM([.C25:.K25])" office:value-type="float" office:value="0">
            <text:p>0 </text:p>
          </table:table-cell>
          <table:table-cell table:style-name="ce81" table:formula="of:=[$TrialBalance.DU72]-SUM([.C25:.L25])" office:value-type="float" office:value="0">
            <text:p>0 </text:p>
          </table:table-cell>
          <table:table-cell table:style-name="ce81" table:formula="of:=[$TrialBalance.EF72]-SUM([.C25:.M25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Consumable Materials</text:p>
          </table:table-cell>
          <table:table-cell table:style-name="ce77" table:formula="of:=SUM([.C26:.N26])" office:value-type="float" office:value="0">
            <text:p>0 </text:p>
          </table:table-cell>
          <table:table-cell table:style-name="ce81" table:formula="of:=[$TrialBalance.O73]-0" office:value-type="float" office:value="0">
            <text:p>0 </text:p>
          </table:table-cell>
          <table:table-cell table:style-name="ce81" table:formula="of:=[$TrialBalance.Z73]-[.C26]" office:value-type="float" office:value="0">
            <text:p>0 </text:p>
          </table:table-cell>
          <table:table-cell table:style-name="ce81" table:formula="of:=[$TrialBalance.AK73]-SUM([.C26:.D26])" office:value-type="float" office:value="0">
            <text:p>0 </text:p>
          </table:table-cell>
          <table:table-cell table:style-name="ce81" table:formula="of:=[$TrialBalance.AV73]-SUM([.C26:.E26])" office:value-type="float" office:value="0">
            <text:p>0 </text:p>
          </table:table-cell>
          <table:table-cell table:style-name="ce81" table:formula="of:=[$TrialBalance.BG73]-SUM([.C26:.F26])" office:value-type="float" office:value="0">
            <text:p>0 </text:p>
          </table:table-cell>
          <table:table-cell table:style-name="ce81" table:formula="of:=[$TrialBalance.BR73]-SUM([.C26:.G26])" office:value-type="float" office:value="0">
            <text:p>0 </text:p>
          </table:table-cell>
          <table:table-cell table:style-name="ce81" table:formula="of:=[$TrialBalance.CC73]-SUM([.C26:.H26])" office:value-type="float" office:value="0">
            <text:p>0 </text:p>
          </table:table-cell>
          <table:table-cell table:style-name="ce81" table:formula="of:=[$TrialBalance.CN73]-SUM([.C26:.I26])" office:value-type="float" office:value="0">
            <text:p>0 </text:p>
          </table:table-cell>
          <table:table-cell table:style-name="ce81" table:formula="of:=[$TrialBalance.CY73]-SUM([.C26:.J26])" office:value-type="float" office:value="0">
            <text:p>0 </text:p>
          </table:table-cell>
          <table:table-cell table:style-name="ce81" table:formula="of:=[$TrialBalance.DJ73]-SUM([.C26:.K26])" office:value-type="float" office:value="0">
            <text:p>0 </text:p>
          </table:table-cell>
          <table:table-cell table:style-name="ce81" table:formula="of:=[$TrialBalance.DU73]-SUM([.C26:.L26])" office:value-type="float" office:value="0">
            <text:p>0 </text:p>
          </table:table-cell>
          <table:table-cell table:style-name="ce81" table:formula="of:=[$TrialBalance.EF73]-SUM([.C26:.M26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Advertising &amp; Promotion</text:p>
          </table:table-cell>
          <table:table-cell table:style-name="ce77" table:formula="of:=SUM([.C27:.N27])" office:value-type="float" office:value="0">
            <text:p>0 </text:p>
          </table:table-cell>
          <table:table-cell table:style-name="ce81" table:formula="of:=[$TrialBalance.O74]-0" office:value-type="float" office:value="0">
            <text:p>0 </text:p>
          </table:table-cell>
          <table:table-cell table:style-name="ce81" table:formula="of:=[$TrialBalance.Z74]-[.C27]" office:value-type="float" office:value="0">
            <text:p>0 </text:p>
          </table:table-cell>
          <table:table-cell table:style-name="ce81" table:formula="of:=[$TrialBalance.AK74]-SUM([.C27:.D27])" office:value-type="float" office:value="0">
            <text:p>0 </text:p>
          </table:table-cell>
          <table:table-cell table:style-name="ce81" table:formula="of:=[$TrialBalance.AV74]-SUM([.C27:.E27])" office:value-type="float" office:value="0">
            <text:p>0 </text:p>
          </table:table-cell>
          <table:table-cell table:style-name="ce81" table:formula="of:=[$TrialBalance.BG74]-SUM([.C27:.F27])" office:value-type="float" office:value="0">
            <text:p>0 </text:p>
          </table:table-cell>
          <table:table-cell table:style-name="ce81" table:formula="of:=[$TrialBalance.BR74]-SUM([.C27:.G27])" office:value-type="float" office:value="0">
            <text:p>0 </text:p>
          </table:table-cell>
          <table:table-cell table:style-name="ce81" table:formula="of:=[$TrialBalance.CC74]-SUM([.C27:.H27])" office:value-type="float" office:value="0">
            <text:p>0 </text:p>
          </table:table-cell>
          <table:table-cell table:style-name="ce81" table:formula="of:=[$TrialBalance.CN74]-SUM([.C27:.I27])" office:value-type="float" office:value="0">
            <text:p>0 </text:p>
          </table:table-cell>
          <table:table-cell table:style-name="ce81" table:formula="of:=[$TrialBalance.CY74]-SUM([.C27:.J27])" office:value-type="float" office:value="0">
            <text:p>0 </text:p>
          </table:table-cell>
          <table:table-cell table:style-name="ce81" table:formula="of:=[$TrialBalance.DJ74]-SUM([.C27:.K27])" office:value-type="float" office:value="0">
            <text:p>0 </text:p>
          </table:table-cell>
          <table:table-cell table:style-name="ce81" table:formula="of:=[$TrialBalance.DU74]-SUM([.C27:.L27])" office:value-type="float" office:value="0">
            <text:p>0 </text:p>
          </table:table-cell>
          <table:table-cell table:style-name="ce81" table:formula="of:=[$TrialBalance.EF74]-SUM([.C27:.M27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Telephone Postage &amp; Stationery</text:p>
          </table:table-cell>
          <table:table-cell table:style-name="ce77" table:formula="of:=SUM([.C28:.N28])" office:value-type="float" office:value="0">
            <text:p>0 </text:p>
          </table:table-cell>
          <table:table-cell table:style-name="ce81" table:formula="of:=[$TrialBalance.O75]-0" office:value-type="float" office:value="0">
            <text:p>0 </text:p>
          </table:table-cell>
          <table:table-cell table:style-name="ce81" table:formula="of:=[$TrialBalance.Z75]-[.C28]" office:value-type="float" office:value="0">
            <text:p>0 </text:p>
          </table:table-cell>
          <table:table-cell table:style-name="ce81" table:formula="of:=[$TrialBalance.AK75]-SUM([.C28:.D28])" office:value-type="float" office:value="0">
            <text:p>0 </text:p>
          </table:table-cell>
          <table:table-cell table:style-name="ce81" table:formula="of:=[$TrialBalance.AV75]-SUM([.C28:.E28])" office:value-type="float" office:value="0">
            <text:p>0 </text:p>
          </table:table-cell>
          <table:table-cell table:style-name="ce81" table:formula="of:=[$TrialBalance.BG75]-SUM([.C28:.F28])" office:value-type="float" office:value="0">
            <text:p>0 </text:p>
          </table:table-cell>
          <table:table-cell table:style-name="ce81" table:formula="of:=[$TrialBalance.BR75]-SUM([.C28:.G28])" office:value-type="float" office:value="0">
            <text:p>0 </text:p>
          </table:table-cell>
          <table:table-cell table:style-name="ce81" table:formula="of:=[$TrialBalance.CC75]-SUM([.C28:.H28])" office:value-type="float" office:value="0">
            <text:p>0 </text:p>
          </table:table-cell>
          <table:table-cell table:style-name="ce81" table:formula="of:=[$TrialBalance.CN75]-SUM([.C28:.I28])" office:value-type="float" office:value="0">
            <text:p>0 </text:p>
          </table:table-cell>
          <table:table-cell table:style-name="ce81" table:formula="of:=[$TrialBalance.CY75]-SUM([.C28:.J28])" office:value-type="float" office:value="0">
            <text:p>0 </text:p>
          </table:table-cell>
          <table:table-cell table:style-name="ce81" table:formula="of:=[$TrialBalance.DJ75]-SUM([.C28:.K28])" office:value-type="float" office:value="0">
            <text:p>0 </text:p>
          </table:table-cell>
          <table:table-cell table:style-name="ce81" table:formula="of:=[$TrialBalance.DU75]-SUM([.C28:.L28])" office:value-type="float" office:value="0">
            <text:p>0 </text:p>
          </table:table-cell>
          <table:table-cell table:style-name="ce81" table:formula="of:=[$TrialBalance.EF75]-SUM([.C28:.M28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Travel &amp; Hotel Expenses</text:p>
          </table:table-cell>
          <table:table-cell table:style-name="ce77" table:formula="of:=SUM([.C29:.N29])" office:value-type="float" office:value="0">
            <text:p>0 </text:p>
          </table:table-cell>
          <table:table-cell table:style-name="ce81" table:formula="of:=[$TrialBalance.O76]-0" office:value-type="float" office:value="0">
            <text:p>0 </text:p>
          </table:table-cell>
          <table:table-cell table:style-name="ce81" table:formula="of:=[$TrialBalance.Z76]-[.C29]" office:value-type="float" office:value="0">
            <text:p>0 </text:p>
          </table:table-cell>
          <table:table-cell table:style-name="ce81" table:formula="of:=[$TrialBalance.AK76]-SUM([.C29:.D29])" office:value-type="float" office:value="0">
            <text:p>0 </text:p>
          </table:table-cell>
          <table:table-cell table:style-name="ce81" table:formula="of:=[$TrialBalance.AV76]-SUM([.C29:.E29])" office:value-type="float" office:value="0">
            <text:p>0 </text:p>
          </table:table-cell>
          <table:table-cell table:style-name="ce81" table:formula="of:=[$TrialBalance.BG76]-SUM([.C29:.F29])" office:value-type="float" office:value="0">
            <text:p>0 </text:p>
          </table:table-cell>
          <table:table-cell table:style-name="ce81" table:formula="of:=[$TrialBalance.BR76]-SUM([.C29:.G29])" office:value-type="float" office:value="0">
            <text:p>0 </text:p>
          </table:table-cell>
          <table:table-cell table:style-name="ce81" table:formula="of:=[$TrialBalance.CC76]-SUM([.C29:.H29])" office:value-type="float" office:value="0">
            <text:p>0 </text:p>
          </table:table-cell>
          <table:table-cell table:style-name="ce81" table:formula="of:=[$TrialBalance.CN76]-SUM([.C29:.I29])" office:value-type="float" office:value="0">
            <text:p>0 </text:p>
          </table:table-cell>
          <table:table-cell table:style-name="ce81" table:formula="of:=[$TrialBalance.CY76]-SUM([.C29:.J29])" office:value-type="float" office:value="0">
            <text:p>0 </text:p>
          </table:table-cell>
          <table:table-cell table:style-name="ce81" table:formula="of:=[$TrialBalance.DJ76]-SUM([.C29:.K29])" office:value-type="float" office:value="0">
            <text:p>0 </text:p>
          </table:table-cell>
          <table:table-cell table:style-name="ce81" table:formula="of:=[$TrialBalance.DU76]-SUM([.C29:.L29])" office:value-type="float" office:value="0">
            <text:p>0 </text:p>
          </table:table-cell>
          <table:table-cell table:style-name="ce81" table:formula="of:=[$TrialBalance.EF76]-SUM([.C29:.M29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Motor Vehicle Expenses</text:p>
          </table:table-cell>
          <table:table-cell table:style-name="ce77" table:formula="of:=SUM([.C30:.N30])" office:value-type="float" office:value="0">
            <text:p>0 </text:p>
          </table:table-cell>
          <table:table-cell table:style-name="ce81" table:formula="of:=[$TrialBalance.O77]-0" office:value-type="float" office:value="0">
            <text:p>0 </text:p>
          </table:table-cell>
          <table:table-cell table:style-name="ce81" table:formula="of:=[$TrialBalance.Z77]-[.C30]" office:value-type="float" office:value="0">
            <text:p>0 </text:p>
          </table:table-cell>
          <table:table-cell table:style-name="ce81" table:formula="of:=[$TrialBalance.AK77]-SUM([.C30:.D30])" office:value-type="float" office:value="0">
            <text:p>0 </text:p>
          </table:table-cell>
          <table:table-cell table:style-name="ce81" table:formula="of:=[$TrialBalance.AV77]-SUM([.C30:.E30])" office:value-type="float" office:value="0">
            <text:p>0 </text:p>
          </table:table-cell>
          <table:table-cell table:style-name="ce81" table:formula="of:=[$TrialBalance.BG77]-SUM([.C30:.F30])" office:value-type="float" office:value="0">
            <text:p>0 </text:p>
          </table:table-cell>
          <table:table-cell table:style-name="ce81" table:formula="of:=[$TrialBalance.BR77]-SUM([.C30:.G30])" office:value-type="float" office:value="0">
            <text:p>0 </text:p>
          </table:table-cell>
          <table:table-cell table:style-name="ce81" table:formula="of:=[$TrialBalance.CC77]-SUM([.C30:.H30])" office:value-type="float" office:value="0">
            <text:p>0 </text:p>
          </table:table-cell>
          <table:table-cell table:style-name="ce81" table:formula="of:=[$TrialBalance.CN77]-SUM([.C30:.I30])" office:value-type="float" office:value="0">
            <text:p>0 </text:p>
          </table:table-cell>
          <table:table-cell table:style-name="ce81" table:formula="of:=[$TrialBalance.CY77]-SUM([.C30:.J30])" office:value-type="float" office:value="0">
            <text:p>0 </text:p>
          </table:table-cell>
          <table:table-cell table:style-name="ce81" table:formula="of:=[$TrialBalance.DJ77]-SUM([.C30:.K30])" office:value-type="float" office:value="0">
            <text:p>0 </text:p>
          </table:table-cell>
          <table:table-cell table:style-name="ce81" table:formula="of:=[$TrialBalance.DU77]-SUM([.C30:.L30])" office:value-type="float" office:value="0">
            <text:p>0 </text:p>
          </table:table-cell>
          <table:table-cell table:style-name="ce81" table:formula="of:=[$TrialBalance.EF77]-SUM([.C30:.M3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Insurance Costs</text:p>
          </table:table-cell>
          <table:table-cell table:style-name="ce77" table:formula="of:=SUM([.C31:.N31])" office:value-type="float" office:value="0">
            <text:p>0 </text:p>
          </table:table-cell>
          <table:table-cell table:style-name="ce81" table:formula="of:=[$TrialBalance.O78]-0" office:value-type="float" office:value="0">
            <text:p>0 </text:p>
          </table:table-cell>
          <table:table-cell table:style-name="ce81" table:formula="of:=[$TrialBalance.Z78]-[.C31]" office:value-type="float" office:value="0">
            <text:p>0 </text:p>
          </table:table-cell>
          <table:table-cell table:style-name="ce81" table:formula="of:=[$TrialBalance.AK78]-SUM([.C31:.D31])" office:value-type="float" office:value="0">
            <text:p>0 </text:p>
          </table:table-cell>
          <table:table-cell table:style-name="ce81" table:formula="of:=[$TrialBalance.AV78]-SUM([.C31:.E31])" office:value-type="float" office:value="0">
            <text:p>0 </text:p>
          </table:table-cell>
          <table:table-cell table:style-name="ce81" table:formula="of:=[$TrialBalance.BG78]-SUM([.C31:.F31])" office:value-type="float" office:value="0">
            <text:p>0 </text:p>
          </table:table-cell>
          <table:table-cell table:style-name="ce81" table:formula="of:=[$TrialBalance.BR78]-SUM([.C31:.G31])" office:value-type="float" office:value="0">
            <text:p>0 </text:p>
          </table:table-cell>
          <table:table-cell table:style-name="ce81" table:formula="of:=[$TrialBalance.CC78]-SUM([.C31:.H31])" office:value-type="float" office:value="0">
            <text:p>0 </text:p>
          </table:table-cell>
          <table:table-cell table:style-name="ce81" table:formula="of:=[$TrialBalance.CN78]-SUM([.C31:.I31])" office:value-type="float" office:value="0">
            <text:p>0 </text:p>
          </table:table-cell>
          <table:table-cell table:style-name="ce81" table:formula="of:=[$TrialBalance.CY78]-SUM([.C31:.J31])" office:value-type="float" office:value="0">
            <text:p>0 </text:p>
          </table:table-cell>
          <table:table-cell table:style-name="ce81" table:formula="of:=[$TrialBalance.DJ78]-SUM([.C31:.K31])" office:value-type="float" office:value="0">
            <text:p>0 </text:p>
          </table:table-cell>
          <table:table-cell table:style-name="ce81" table:formula="of:=[$TrialBalance.DU78]-SUM([.C31:.L31])" office:value-type="float" office:value="0">
            <text:p>0 </text:p>
          </table:table-cell>
          <table:table-cell table:style-name="ce81" table:formula="of:=[$TrialBalance.EF78]-SUM([.C31:.M31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Leasing Charges</text:p>
          </table:table-cell>
          <table:table-cell table:style-name="ce77" table:formula="of:=SUM([.C32:.N32])" office:value-type="float" office:value="0">
            <text:p>0 </text:p>
          </table:table-cell>
          <table:table-cell table:style-name="ce81" table:formula="of:=[$TrialBalance.O79]-0" office:value-type="float" office:value="0">
            <text:p>0 </text:p>
          </table:table-cell>
          <table:table-cell table:style-name="ce81" table:formula="of:=[$TrialBalance.Z79]-[.C32]" office:value-type="float" office:value="0">
            <text:p>0 </text:p>
          </table:table-cell>
          <table:table-cell table:style-name="ce81" table:formula="of:=[$TrialBalance.AK79]-SUM([.C32:.D32])" office:value-type="float" office:value="0">
            <text:p>0 </text:p>
          </table:table-cell>
          <table:table-cell table:style-name="ce81" table:formula="of:=[$TrialBalance.AV79]-SUM([.C32:.E32])" office:value-type="float" office:value="0">
            <text:p>0 </text:p>
          </table:table-cell>
          <table:table-cell table:style-name="ce81" table:formula="of:=[$TrialBalance.BG79]-SUM([.C32:.F32])" office:value-type="float" office:value="0">
            <text:p>0 </text:p>
          </table:table-cell>
          <table:table-cell table:style-name="ce81" table:formula="of:=[$TrialBalance.BR79]-SUM([.C32:.G32])" office:value-type="float" office:value="0">
            <text:p>0 </text:p>
          </table:table-cell>
          <table:table-cell table:style-name="ce81" table:formula="of:=[$TrialBalance.CC79]-SUM([.C32:.H32])" office:value-type="float" office:value="0">
            <text:p>0 </text:p>
          </table:table-cell>
          <table:table-cell table:style-name="ce81" table:formula="of:=[$TrialBalance.CN79]-SUM([.C32:.I32])" office:value-type="float" office:value="0">
            <text:p>0 </text:p>
          </table:table-cell>
          <table:table-cell table:style-name="ce81" table:formula="of:=[$TrialBalance.CY79]-SUM([.C32:.J32])" office:value-type="float" office:value="0">
            <text:p>0 </text:p>
          </table:table-cell>
          <table:table-cell table:style-name="ce81" table:formula="of:=[$TrialBalance.DJ79]-SUM([.C32:.K32])" office:value-type="float" office:value="0">
            <text:p>0 </text:p>
          </table:table-cell>
          <table:table-cell table:style-name="ce81" table:formula="of:=[$TrialBalance.DU79]-SUM([.C32:.L32])" office:value-type="float" office:value="0">
            <text:p>0 </text:p>
          </table:table-cell>
          <table:table-cell table:style-name="ce81" table:formula="of:=[$TrialBalance.EF79]-SUM([.C32:.M32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Legal &amp; Professional Fees</text:p>
          </table:table-cell>
          <table:table-cell table:style-name="ce77" table:formula="of:=SUM([.C33:.N33])" office:value-type="float" office:value="0">
            <text:p>0 </text:p>
          </table:table-cell>
          <table:table-cell table:style-name="ce81" table:formula="of:=[$TrialBalance.O80]-0" office:value-type="float" office:value="0">
            <text:p>0 </text:p>
          </table:table-cell>
          <table:table-cell table:style-name="ce81" table:formula="of:=[$TrialBalance.Z80]-[.C33]" office:value-type="float" office:value="0">
            <text:p>0 </text:p>
          </table:table-cell>
          <table:table-cell table:style-name="ce81" table:formula="of:=[$TrialBalance.AK80]-SUM([.C33:.D33])" office:value-type="float" office:value="0">
            <text:p>0 </text:p>
          </table:table-cell>
          <table:table-cell table:style-name="ce81" table:formula="of:=[$TrialBalance.AV80]-SUM([.C33:.E33])" office:value-type="float" office:value="0">
            <text:p>0 </text:p>
          </table:table-cell>
          <table:table-cell table:style-name="ce81" table:formula="of:=[$TrialBalance.BG80]-SUM([.C33:.F33])" office:value-type="float" office:value="0">
            <text:p>0 </text:p>
          </table:table-cell>
          <table:table-cell table:style-name="ce81" table:formula="of:=[$TrialBalance.BR80]-SUM([.C33:.G33])" office:value-type="float" office:value="0">
            <text:p>0 </text:p>
          </table:table-cell>
          <table:table-cell table:style-name="ce81" table:formula="of:=[$TrialBalance.CC80]-SUM([.C33:.H33])" office:value-type="float" office:value="0">
            <text:p>0 </text:p>
          </table:table-cell>
          <table:table-cell table:style-name="ce81" table:formula="of:=[$TrialBalance.CN80]-SUM([.C33:.I33])" office:value-type="float" office:value="0">
            <text:p>0 </text:p>
          </table:table-cell>
          <table:table-cell table:style-name="ce81" table:formula="of:=[$TrialBalance.CY80]-SUM([.C33:.J33])" office:value-type="float" office:value="0">
            <text:p>0 </text:p>
          </table:table-cell>
          <table:table-cell table:style-name="ce81" table:formula="of:=[$TrialBalance.DJ80]-SUM([.C33:.K33])" office:value-type="float" office:value="0">
            <text:p>0 </text:p>
          </table:table-cell>
          <table:table-cell table:style-name="ce81" table:formula="of:=[$TrialBalance.DU80]-SUM([.C33:.L33])" office:value-type="float" office:value="0">
            <text:p>0 </text:p>
          </table:table-cell>
          <table:table-cell table:style-name="ce81" table:formula="of:=[$TrialBalance.EF80]-SUM([.C33:.M33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Bad Debts written off</text:p>
          </table:table-cell>
          <table:table-cell table:style-name="ce77" table:formula="of:=SUM([.C34:.N34])" office:value-type="float" office:value="0">
            <text:p>0 </text:p>
          </table:table-cell>
          <table:table-cell table:style-name="ce81" table:formula="of:=[$TrialBalance.O81]-0" office:value-type="float" office:value="0">
            <text:p>0 </text:p>
          </table:table-cell>
          <table:table-cell table:style-name="ce81" table:formula="of:=[$TrialBalance.Z81]-[.C34]" office:value-type="float" office:value="0">
            <text:p>0 </text:p>
          </table:table-cell>
          <table:table-cell table:style-name="ce81" table:formula="of:=[$TrialBalance.AK81]-SUM([.C34:.D34])" office:value-type="float" office:value="0">
            <text:p>0 </text:p>
          </table:table-cell>
          <table:table-cell table:style-name="ce81" table:formula="of:=[$TrialBalance.AV81]-SUM([.C34:.E34])" office:value-type="float" office:value="0">
            <text:p>0 </text:p>
          </table:table-cell>
          <table:table-cell table:style-name="ce81" table:formula="of:=[$TrialBalance.BG81]-SUM([.C34:.F34])" office:value-type="float" office:value="0">
            <text:p>0 </text:p>
          </table:table-cell>
          <table:table-cell table:style-name="ce81" table:formula="of:=[$TrialBalance.BR81]-SUM([.C34:.G34])" office:value-type="float" office:value="0">
            <text:p>0 </text:p>
          </table:table-cell>
          <table:table-cell table:style-name="ce81" table:formula="of:=[$TrialBalance.CC81]-SUM([.C34:.H34])" office:value-type="float" office:value="0">
            <text:p>0 </text:p>
          </table:table-cell>
          <table:table-cell table:style-name="ce81" table:formula="of:=[$TrialBalance.CN81]-SUM([.C34:.I34])" office:value-type="float" office:value="0">
            <text:p>0 </text:p>
          </table:table-cell>
          <table:table-cell table:style-name="ce81" table:formula="of:=[$TrialBalance.CY81]-SUM([.C34:.J34])" office:value-type="float" office:value="0">
            <text:p>0 </text:p>
          </table:table-cell>
          <table:table-cell table:style-name="ce81" table:formula="of:=[$TrialBalance.DJ81]-SUM([.C34:.K34])" office:value-type="float" office:value="0">
            <text:p>0 </text:p>
          </table:table-cell>
          <table:table-cell table:style-name="ce81" table:formula="of:=[$TrialBalance.DU81]-SUM([.C34:.L34])" office:value-type="float" office:value="0">
            <text:p>0 </text:p>
          </table:table-cell>
          <table:table-cell table:style-name="ce81" table:formula="of:=[$TrialBalance.EF81]-SUM([.C34:.M34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Bank Interest Paid</text:p>
          </table:table-cell>
          <table:table-cell table:style-name="ce77" table:formula="of:=SUM([.C35:.N35])" office:value-type="float" office:value="0">
            <text:p>0 </text:p>
          </table:table-cell>
          <table:table-cell table:style-name="ce81" table:formula="of:=[$TrialBalance.O82]-0" office:value-type="float" office:value="0">
            <text:p>0 </text:p>
          </table:table-cell>
          <table:table-cell table:style-name="ce81" table:formula="of:=[$TrialBalance.Z82]-[.C35]" office:value-type="float" office:value="0">
            <text:p>0 </text:p>
          </table:table-cell>
          <table:table-cell table:style-name="ce81" table:formula="of:=[$TrialBalance.AK82]-SUM([.C35:.D35])" office:value-type="float" office:value="0">
            <text:p>0 </text:p>
          </table:table-cell>
          <table:table-cell table:style-name="ce81" table:formula="of:=[$TrialBalance.AV82]-SUM([.C35:.E35])" office:value-type="float" office:value="0">
            <text:p>0 </text:p>
          </table:table-cell>
          <table:table-cell table:style-name="ce81" table:formula="of:=[$TrialBalance.BG82]-SUM([.C35:.F35])" office:value-type="float" office:value="0">
            <text:p>0 </text:p>
          </table:table-cell>
          <table:table-cell table:style-name="ce81" table:formula="of:=[$TrialBalance.BR82]-SUM([.C35:.G35])" office:value-type="float" office:value="0">
            <text:p>0 </text:p>
          </table:table-cell>
          <table:table-cell table:style-name="ce81" table:formula="of:=[$TrialBalance.CC82]-SUM([.C35:.H35])" office:value-type="float" office:value="0">
            <text:p>0 </text:p>
          </table:table-cell>
          <table:table-cell table:style-name="ce81" table:formula="of:=[$TrialBalance.CN82]-SUM([.C35:.I35])" office:value-type="float" office:value="0">
            <text:p>0 </text:p>
          </table:table-cell>
          <table:table-cell table:style-name="ce81" table:formula="of:=[$TrialBalance.CY82]-SUM([.C35:.J35])" office:value-type="float" office:value="0">
            <text:p>0 </text:p>
          </table:table-cell>
          <table:table-cell table:style-name="ce81" table:formula="of:=[$TrialBalance.DJ82]-SUM([.C35:.K35])" office:value-type="float" office:value="0">
            <text:p>0 </text:p>
          </table:table-cell>
          <table:table-cell table:style-name="ce81" table:formula="of:=[$TrialBalance.DU82]-SUM([.C35:.L35])" office:value-type="float" office:value="0">
            <text:p>0 </text:p>
          </table:table-cell>
          <table:table-cell table:style-name="ce81" table:formula="of:=[$TrialBalance.EF82]-SUM([.C35:.M35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Bank Charges</text:p>
          </table:table-cell>
          <table:table-cell table:style-name="ce77" table:formula="of:=SUM([.C36:.N36])" office:value-type="float" office:value="0">
            <text:p>0 </text:p>
          </table:table-cell>
          <table:table-cell table:style-name="ce81" table:formula="of:=[$TrialBalance.O83]+[$TrialBalance.O88]+[$TrialBalance.O89]-0" office:value-type="float" office:value="0">
            <text:p>0 </text:p>
          </table:table-cell>
          <table:table-cell table:style-name="ce81" table:formula="of:=[$TrialBalance.Z83]+[$TrialBalance.Z88]+[$TrialBalance.Z89]-[.C36]" office:value-type="float" office:value="0">
            <text:p>0 </text:p>
          </table:table-cell>
          <table:table-cell table:style-name="ce81" table:formula="of:=[$TrialBalance.AK83]+[$TrialBalance.AK88]+[$TrialBalance.AK89]-SUM([.C36:.D36])" office:value-type="float" office:value="0">
            <text:p>0 </text:p>
          </table:table-cell>
          <table:table-cell table:style-name="ce81" table:formula="of:=[$TrialBalance.AV83]+[$TrialBalance.AV88]+[$TrialBalance.AV89]-SUM([.C36:.E36])" office:value-type="float" office:value="0">
            <text:p>0 </text:p>
          </table:table-cell>
          <table:table-cell table:style-name="ce81" table:formula="of:=[$TrialBalance.BG83]+[$TrialBalance.BG88]+[$TrialBalance.BG89]-SUM([.C36:.F36])" office:value-type="float" office:value="0">
            <text:p>0 </text:p>
          </table:table-cell>
          <table:table-cell table:style-name="ce81" table:formula="of:=[$TrialBalance.BR83]+[$TrialBalance.BR88]+[$TrialBalance.BR89]-SUM([.C36:.G36])" office:value-type="float" office:value="0">
            <text:p>0 </text:p>
          </table:table-cell>
          <table:table-cell table:style-name="ce81" table:formula="of:=[$TrialBalance.CC83]+[$TrialBalance.CC88]+[$TrialBalance.CC89]-SUM([.C36:.H36])" office:value-type="float" office:value="0">
            <text:p>0 </text:p>
          </table:table-cell>
          <table:table-cell table:style-name="ce81" table:formula="of:=[$TrialBalance.CN83]+[$TrialBalance.CN88]+[$TrialBalance.CN89]-SUM([.C36:.I36])" office:value-type="float" office:value="0">
            <text:p>0 </text:p>
          </table:table-cell>
          <table:table-cell table:style-name="ce81" table:formula="of:=[$TrialBalance.CY83]+[$TrialBalance.CY88]+[$TrialBalance.CY89]-SUM([.C36:.J36])" office:value-type="float" office:value="0">
            <text:p>0 </text:p>
          </table:table-cell>
          <table:table-cell table:style-name="ce81" table:formula="of:=[$TrialBalance.DJ83]+[$TrialBalance.DJ88]+[$TrialBalance.DJ89]-SUM([.C36:.K36])" office:value-type="float" office:value="0">
            <text:p>0 </text:p>
          </table:table-cell>
          <table:table-cell table:style-name="ce81" table:formula="of:=[$TrialBalance.DU83]+[$TrialBalance.DU88]+[$TrialBalance.DU89]-SUM([.C36:.L36])" office:value-type="float" office:value="0">
            <text:p>0 </text:p>
          </table:table-cell>
          <table:table-cell table:style-name="ce81" table:formula="of:=[$TrialBalance.EF83]+[$TrialBalance.EF88]+[$TrialBalance.EF89]-SUM([.C36:.M36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Charitable Donations</text:p>
          </table:table-cell>
          <table:table-cell table:style-name="ce77" table:formula="of:=SUM([.C37:.N37])" office:value-type="float" office:value="0">
            <text:p>0 </text:p>
          </table:table-cell>
          <table:table-cell table:style-name="ce81" table:formula="of:=[$TrialBalance.O84]-0" office:value-type="float" office:value="0">
            <text:p>0 </text:p>
          </table:table-cell>
          <table:table-cell table:style-name="ce81" table:formula="of:=[$TrialBalance.Z84]-[.C37]" office:value-type="float" office:value="0">
            <text:p>0 </text:p>
          </table:table-cell>
          <table:table-cell table:style-name="ce81" table:formula="of:=[$TrialBalance.AK84]-SUM([.C37:.D37])" office:value-type="float" office:value="0">
            <text:p>0 </text:p>
          </table:table-cell>
          <table:table-cell table:style-name="ce81" table:formula="of:=[$TrialBalance.AV84]-SUM([.C37:.E37])" office:value-type="float" office:value="0">
            <text:p>0 </text:p>
          </table:table-cell>
          <table:table-cell table:style-name="ce81" table:formula="of:=[$TrialBalance.BG84]-SUM([.C37:.F37])" office:value-type="float" office:value="0">
            <text:p>0 </text:p>
          </table:table-cell>
          <table:table-cell table:style-name="ce81" table:formula="of:=[$TrialBalance.BR84]-SUM([.C37:.G37])" office:value-type="float" office:value="0">
            <text:p>0 </text:p>
          </table:table-cell>
          <table:table-cell table:style-name="ce81" table:formula="of:=[$TrialBalance.CC84]-SUM([.C37:.H37])" office:value-type="float" office:value="0">
            <text:p>0 </text:p>
          </table:table-cell>
          <table:table-cell table:style-name="ce81" table:formula="of:=[$TrialBalance.CN84]-SUM([.C37:.I37])" office:value-type="float" office:value="0">
            <text:p>0 </text:p>
          </table:table-cell>
          <table:table-cell table:style-name="ce81" table:formula="of:=[$TrialBalance.CY84]-SUM([.C37:.J37])" office:value-type="float" office:value="0">
            <text:p>0 </text:p>
          </table:table-cell>
          <table:table-cell table:style-name="ce81" table:formula="of:=[$TrialBalance.DJ84]-SUM([.C37:.K37])" office:value-type="float" office:value="0">
            <text:p>0 </text:p>
          </table:table-cell>
          <table:table-cell table:style-name="ce81" table:formula="of:=[$TrialBalance.DU84]-SUM([.C37:.L37])" office:value-type="float" office:value="0">
            <text:p>0 </text:p>
          </table:table-cell>
          <table:table-cell table:style-name="ce81" table:formula="of:=[$TrialBalance.EF84]-SUM([.C37:.M37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Goodwill written off</text:p>
          </table:table-cell>
          <table:table-cell table:style-name="ce77" table:formula="of:=SUM([.C38:.N38])" office:value-type="float" office:value="0">
            <text:p>0 </text:p>
          </table:table-cell>
          <table:table-cell table:style-name="ce81" table:formula="of:=[$TrialBalance.O85]-0" office:value-type="float" office:value="0">
            <text:p>0 </text:p>
          </table:table-cell>
          <table:table-cell table:style-name="ce81" table:formula="of:=[$TrialBalance.Z85]-[.C38]" office:value-type="float" office:value="0">
            <text:p>0 </text:p>
          </table:table-cell>
          <table:table-cell table:style-name="ce81" table:formula="of:=[$TrialBalance.AK85]-SUM([.C38:.D38])" office:value-type="float" office:value="0">
            <text:p>0 </text:p>
          </table:table-cell>
          <table:table-cell table:style-name="ce81" table:formula="of:=[$TrialBalance.AV85]-SUM([.C38:.E38])" office:value-type="float" office:value="0">
            <text:p>0 </text:p>
          </table:table-cell>
          <table:table-cell table:style-name="ce81" table:formula="of:=[$TrialBalance.BG85]-SUM([.C38:.F38])" office:value-type="float" office:value="0">
            <text:p>0 </text:p>
          </table:table-cell>
          <table:table-cell table:style-name="ce81" table:formula="of:=[$TrialBalance.BR85]-SUM([.C38:.G38])" office:value-type="float" office:value="0">
            <text:p>0 </text:p>
          </table:table-cell>
          <table:table-cell table:style-name="ce81" table:formula="of:=[$TrialBalance.CC85]-SUM([.C38:.H38])" office:value-type="float" office:value="0">
            <text:p>0 </text:p>
          </table:table-cell>
          <table:table-cell table:style-name="ce81" table:formula="of:=[$TrialBalance.CN85]-SUM([.C38:.I38])" office:value-type="float" office:value="0">
            <text:p>0 </text:p>
          </table:table-cell>
          <table:table-cell table:style-name="ce81" table:formula="of:=[$TrialBalance.CY85]-SUM([.C38:.J38])" office:value-type="float" office:value="0">
            <text:p>0 </text:p>
          </table:table-cell>
          <table:table-cell table:style-name="ce81" table:formula="of:=[$TrialBalance.DJ85]-SUM([.C38:.K38])" office:value-type="float" office:value="0">
            <text:p>0 </text:p>
          </table:table-cell>
          <table:table-cell table:style-name="ce81" table:formula="of:=[$TrialBalance.DU85]-SUM([.C38:.L38])" office:value-type="float" office:value="0">
            <text:p>0 </text:p>
          </table:table-cell>
          <table:table-cell table:style-name="ce81" table:formula="of:=[$TrialBalance.EF85]-SUM([.C38:.M38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Loss on disposal of assets</text:p>
          </table:table-cell>
          <table:table-cell table:style-name="ce77" table:formula="of:=SUM([.C39:.N39])" office:value-type="float" office:value="0">
            <text:p>0 </text:p>
          </table:table-cell>
          <table:table-cell table:style-name="ce81" table:formula="of:=[$TrialBalance.O86]-0" office:value-type="float" office:value="0">
            <text:p>0 </text:p>
          </table:table-cell>
          <table:table-cell table:style-name="ce81" table:formula="of:=[$TrialBalance.Z86]-[.C39]" office:value-type="float" office:value="0">
            <text:p>0 </text:p>
          </table:table-cell>
          <table:table-cell table:style-name="ce81" table:formula="of:=[$TrialBalance.AK86]-SUM([.C39:.D39])" office:value-type="float" office:value="0">
            <text:p>0 </text:p>
          </table:table-cell>
          <table:table-cell table:style-name="ce81" table:formula="of:=[$TrialBalance.AV86]-SUM([.C39:.E39])" office:value-type="float" office:value="0">
            <text:p>0 </text:p>
          </table:table-cell>
          <table:table-cell table:style-name="ce81" table:formula="of:=[$TrialBalance.BG86]-SUM([.C39:.F39])" office:value-type="float" office:value="0">
            <text:p>0 </text:p>
          </table:table-cell>
          <table:table-cell table:style-name="ce81" table:formula="of:=[$TrialBalance.BR86]-SUM([.C39:.G39])" office:value-type="float" office:value="0">
            <text:p>0 </text:p>
          </table:table-cell>
          <table:table-cell table:style-name="ce81" table:formula="of:=[$TrialBalance.CC86]-SUM([.C39:.H39])" office:value-type="float" office:value="0">
            <text:p>0 </text:p>
          </table:table-cell>
          <table:table-cell table:style-name="ce81" table:formula="of:=[$TrialBalance.CN86]-SUM([.C39:.I39])" office:value-type="float" office:value="0">
            <text:p>0 </text:p>
          </table:table-cell>
          <table:table-cell table:style-name="ce81" table:formula="of:=[$TrialBalance.CY86]-SUM([.C39:.J39])" office:value-type="float" office:value="0">
            <text:p>0 </text:p>
          </table:table-cell>
          <table:table-cell table:style-name="ce81" table:formula="of:=[$TrialBalance.DJ86]-SUM([.C39:.K39])" office:value-type="float" office:value="0">
            <text:p>0 </text:p>
          </table:table-cell>
          <table:table-cell table:style-name="ce81" table:formula="of:=[$TrialBalance.DU86]-SUM([.C39:.L39])" office:value-type="float" office:value="0">
            <text:p>0 </text:p>
          </table:table-cell>
          <table:table-cell table:style-name="ce81" table:formula="of:=[$TrialBalance.EF86]-SUM([.C39:.M39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Depreciation</text:p>
          </table:table-cell>
          <table:table-cell table:style-name="ce77" table:formula="of:=SUM([.C40:.N40])" office:value-type="float" office:value="0">
            <text:p>0 </text:p>
          </table:table-cell>
          <table:table-cell table:style-name="ce83" table:formula="of:=[$TrialBalance.O87]-0" office:value-type="float" office:value="0">
            <text:p>0 </text:p>
          </table:table-cell>
          <table:table-cell table:style-name="ce81" table:formula="of:=[$TrialBalance.Z87]-[.C40]" office:value-type="float" office:value="0">
            <text:p>0 </text:p>
          </table:table-cell>
          <table:table-cell table:style-name="ce81" table:formula="of:=[$TrialBalance.AK87]-SUM([.C40:.D40])" office:value-type="float" office:value="0">
            <text:p>0 </text:p>
          </table:table-cell>
          <table:table-cell table:style-name="ce81" table:formula="of:=[$TrialBalance.AV87]-SUM([.C40:.E40])" office:value-type="float" office:value="0">
            <text:p>0 </text:p>
          </table:table-cell>
          <table:table-cell table:style-name="ce81" table:formula="of:=[$TrialBalance.BG87]-SUM([.C40:.F40])" office:value-type="float" office:value="0">
            <text:p>0 </text:p>
          </table:table-cell>
          <table:table-cell table:style-name="ce81" table:formula="of:=[$TrialBalance.BR87]-SUM([.C40:.G40])" office:value-type="float" office:value="0">
            <text:p>0 </text:p>
          </table:table-cell>
          <table:table-cell table:style-name="ce81" table:formula="of:=[$TrialBalance.CC87]-SUM([.C40:.H40])" office:value-type="float" office:value="0">
            <text:p>0 </text:p>
          </table:table-cell>
          <table:table-cell table:style-name="ce81" table:formula="of:=[$TrialBalance.CN87]-SUM([.C40:.I40])" office:value-type="float" office:value="0">
            <text:p>0 </text:p>
          </table:table-cell>
          <table:table-cell table:style-name="ce81" table:formula="of:=[$TrialBalance.CY87]-SUM([.C40:.J40])" office:value-type="float" office:value="0">
            <text:p>0 </text:p>
          </table:table-cell>
          <table:table-cell table:style-name="ce81" table:formula="of:=[$TrialBalance.DJ87]-SUM([.C40:.K40])" office:value-type="float" office:value="0">
            <text:p>0 </text:p>
          </table:table-cell>
          <table:table-cell table:style-name="ce81" table:formula="of:=[$TrialBalance.DU87]-SUM([.C40:.L40])" office:value-type="float" office:value="0">
            <text:p>0 </text:p>
          </table:table-cell>
          <table:table-cell table:style-name="ce81" table:formula="of:=[$TrialBalance.EF87]-SUM([.C40:.M4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Administrative Expenses</text:p>
          </table:table-cell>
          <table:table-cell table:style-name="ce77" table:formula="of:=SUM([.B18:.B40])" office:value-type="float" office:value="0">
            <text:p>0 </text:p>
          </table:table-cell>
          <table:table-cell table:style-name="ce82" table:formula="of:=SUM([.C18:.C40])" office:value-type="float" office:value="0">
            <text:p>0 </text:p>
          </table:table-cell>
          <table:table-cell table:style-name="ce77" table:formula="of:=SUM([.D18:.D40])" office:value-type="float" office:value="0">
            <text:p>0 </text:p>
          </table:table-cell>
          <table:table-cell table:style-name="ce77" table:formula="of:=SUM([.E18:.E40])" office:value-type="float" office:value="0">
            <text:p>0 </text:p>
          </table:table-cell>
          <table:table-cell table:style-name="ce77" table:formula="of:=SUM([.F18:.F40])" office:value-type="float" office:value="0">
            <text:p>0 </text:p>
          </table:table-cell>
          <table:table-cell table:style-name="ce77" table:formula="of:=SUM([.G18:.G40])" office:value-type="float" office:value="0">
            <text:p>0 </text:p>
          </table:table-cell>
          <table:table-cell table:style-name="ce77" table:formula="of:=SUM([.H18:.H40])" office:value-type="float" office:value="0">
            <text:p>0 </text:p>
          </table:table-cell>
          <table:table-cell table:style-name="ce77" table:formula="of:=SUM([.I18:.I40])" office:value-type="float" office:value="0">
            <text:p>0 </text:p>
          </table:table-cell>
          <table:table-cell table:style-name="ce77" table:formula="of:=SUM([.J18:.J40])" office:value-type="float" office:value="0">
            <text:p>0 </text:p>
          </table:table-cell>
          <table:table-cell table:style-name="ce77" table:formula="of:=SUM([.K18:.K40])" office:value-type="float" office:value="0">
            <text:p>0 </text:p>
          </table:table-cell>
          <table:table-cell table:style-name="ce77" table:formula="of:=SUM([.L18:.L40])" office:value-type="float" office:value="0">
            <text:p>0 </text:p>
          </table:table-cell>
          <table:table-cell table:style-name="ce77" table:formula="of:=SUM([.M18:.M40])" office:value-type="float" office:value="0">
            <text:p>0 </text:p>
          </table:table-cell>
          <table:table-cell table:style-name="ce77" table:formula="of:=SUM([.N18:.N4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4">
          <table:table-cell table:style-name="ce72"/>
          <table:table-cell table:style-name="ce78" table:number-columns-repeated="13"/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Operating Profit</text:p>
          </table:table-cell>
          <table:table-cell table:style-name="ce77" table:formula="of:=[.B16]-[.B41]" office:value-type="float" office:value="0">
            <text:p>0 </text:p>
          </table:table-cell>
          <table:table-cell table:style-name="ce77" table:formula="of:=[.C16]-[.C41]" office:value-type="float" office:value="0">
            <text:p>0 </text:p>
          </table:table-cell>
          <table:table-cell table:style-name="ce77" table:formula="of:=[.D16]-[.D41]" office:value-type="float" office:value="0">
            <text:p>0 </text:p>
          </table:table-cell>
          <table:table-cell table:style-name="ce77" table:formula="of:=[.E16]-[.E41]" office:value-type="float" office:value="0">
            <text:p>0 </text:p>
          </table:table-cell>
          <table:table-cell table:style-name="ce77" table:formula="of:=[.F16]-[.F41]" office:value-type="float" office:value="0">
            <text:p>0 </text:p>
          </table:table-cell>
          <table:table-cell table:style-name="ce77" table:formula="of:=[.G16]-[.G41]" office:value-type="float" office:value="0">
            <text:p>0 </text:p>
          </table:table-cell>
          <table:table-cell table:style-name="ce77" table:formula="of:=[.H16]-[.H41]" office:value-type="float" office:value="0">
            <text:p>0 </text:p>
          </table:table-cell>
          <table:table-cell table:style-name="ce77" table:formula="of:=[.I16]-[.I41]" office:value-type="float" office:value="0">
            <text:p>0 </text:p>
          </table:table-cell>
          <table:table-cell table:style-name="ce77" table:formula="of:=[.J16]-[.J41]" office:value-type="float" office:value="0">
            <text:p>0 </text:p>
          </table:table-cell>
          <table:table-cell table:style-name="ce77" table:formula="of:=[.K16]-[.K41]" office:value-type="float" office:value="0">
            <text:p>0 </text:p>
          </table:table-cell>
          <table:table-cell table:style-name="ce77" table:formula="of:=[.L16]-[.L41]" office:value-type="float" office:value="0">
            <text:p>0 </text:p>
          </table:table-cell>
          <table:table-cell table:style-name="ce77" table:formula="of:=[.M16]-[.M41]" office:value-type="float" office:value="0">
            <text:p>0 </text:p>
          </table:table-cell>
          <table:table-cell table:style-name="ce77" table:formula="of:=[.N16]-[.N41]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Interest received</text:p>
          </table:table-cell>
          <table:table-cell table:style-name="ce77" table:formula="of:=SUM([.C44:.N44])" office:value-type="float" office:value="0">
            <text:p>0 </text:p>
          </table:table-cell>
          <table:table-cell table:style-name="ce81" table:formula="of:=-([$TrialBalance.O58]-0)" office:value-type="float" office:value="-0">
            <text:p>0 </text:p>
          </table:table-cell>
          <table:table-cell table:style-name="ce81" table:formula="of:=-[$TrialBalance.Z58]-[.C44]" office:value-type="float" office:value="0">
            <text:p>0 </text:p>
          </table:table-cell>
          <table:table-cell table:style-name="ce81" table:formula="of:=-[$TrialBalance.AK58]-SUM([.C44:.D44])" office:value-type="float" office:value="-0">
            <text:p>0 </text:p>
          </table:table-cell>
          <table:table-cell table:style-name="ce81" table:formula="of:=-[$TrialBalance.AV58]-SUM([.C44:.E44])" office:value-type="float" office:value="-0">
            <text:p>0 </text:p>
          </table:table-cell>
          <table:table-cell table:style-name="ce81" table:formula="of:=-[$TrialBalance.BG58]-SUM([.C44:.F44])" office:value-type="float" office:value="-0">
            <text:p>0 </text:p>
          </table:table-cell>
          <table:table-cell table:style-name="ce81" table:formula="of:=-[$TrialBalance.BR58]-SUM([.C44:.G44])" office:value-type="float" office:value="-0">
            <text:p>0 </text:p>
          </table:table-cell>
          <table:table-cell table:style-name="ce81" table:formula="of:=-[$TrialBalance.CC58]-SUM([.C44:.H44])" office:value-type="float" office:value="-0">
            <text:p>0 </text:p>
          </table:table-cell>
          <table:table-cell table:style-name="ce81" table:formula="of:=-[$TrialBalance.CN58]-SUM([.C44:.I44])" office:value-type="float" office:value="-0">
            <text:p>0 </text:p>
          </table:table-cell>
          <table:table-cell table:style-name="ce81" table:formula="of:=-[$TrialBalance.CY58]-SUM([.C44:.J44])" office:value-type="float" office:value="-0">
            <text:p>0 </text:p>
          </table:table-cell>
          <table:table-cell table:style-name="ce81" table:formula="of:=-[$TrialBalance.DJ58]-SUM([.C44:.K44])" office:value-type="float" office:value="-0">
            <text:p>0 </text:p>
          </table:table-cell>
          <table:table-cell table:style-name="ce81" table:formula="of:=-[$TrialBalance.DU58]-SUM([.C44:.L44])" office:value-type="float" office:value="-0">
            <text:p>0 </text:p>
          </table:table-cell>
          <table:table-cell table:style-name="ce81" table:formula="of:=-[$TrialBalance.EF58]-SUM([.C44:.M44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Profit (Loss) before Tax</text:p>
          </table:table-cell>
          <table:table-cell table:style-name="ce77" table:formula="of:=[.B43]+[.B44]" office:value-type="float" office:value="0">
            <text:p>0 </text:p>
          </table:table-cell>
          <table:table-cell table:style-name="ce77" table:formula="of:=[.C43]+[.C44]" office:value-type="float" office:value="0">
            <text:p>0 </text:p>
          </table:table-cell>
          <table:table-cell table:style-name="ce77" table:formula="of:=[.D43]+[.D44]" office:value-type="float" office:value="0">
            <text:p>0 </text:p>
          </table:table-cell>
          <table:table-cell table:style-name="ce77" table:formula="of:=[.E43]+[.E44]" office:value-type="float" office:value="0">
            <text:p>0 </text:p>
          </table:table-cell>
          <table:table-cell table:style-name="ce77" table:formula="of:=[.F43]+[.F44]" office:value-type="float" office:value="0">
            <text:p>0 </text:p>
          </table:table-cell>
          <table:table-cell table:style-name="ce77" table:formula="of:=[.G43]+[.G44]" office:value-type="float" office:value="0">
            <text:p>0 </text:p>
          </table:table-cell>
          <table:table-cell table:style-name="ce77" table:formula="of:=[.H43]+[.H44]" office:value-type="float" office:value="0">
            <text:p>0 </text:p>
          </table:table-cell>
          <table:table-cell table:style-name="ce77" table:formula="of:=[.I43]+[.I44]" office:value-type="float" office:value="0">
            <text:p>0 </text:p>
          </table:table-cell>
          <table:table-cell table:style-name="ce77" table:formula="of:=[.J43]+[.J44]" office:value-type="float" office:value="0">
            <text:p>0 </text:p>
          </table:table-cell>
          <table:table-cell table:style-name="ce77" table:formula="of:=[.K43]+[.K44]" office:value-type="float" office:value="0">
            <text:p>0 </text:p>
          </table:table-cell>
          <table:table-cell table:style-name="ce77" table:formula="of:=[.L43]+[.L44]" office:value-type="float" office:value="0">
            <text:p>0 </text:p>
          </table:table-cell>
          <table:table-cell table:style-name="ce77" table:formula="of:=[.M43]+[.M44]" office:value-type="float" office:value="0">
            <text:p>0 </text:p>
          </table:table-cell>
          <table:table-cell table:style-name="ce77" table:formula="of:=[.N43]+[.N44]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6">
          <table:table-cell table:style-name="ce73"/>
          <table:table-cell table:style-name="ce79" table:number-columns-repeated="13"/>
          <table:table-cell table:style-name="ce88"/>
          <table:table-cell table:number-columns-repeated="1009"/>
        </table:table-row>
        <table:table-row table:style-name="ro10" table:number-rows-repeated="104852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P&amp;L" table:style-name="ta5">
        <table:table-column table:style-name="co19" table:number-columns-repeated="2" table:default-cell-style-name="ce119"/>
        <table:table-column table:style-name="co20" table:default-cell-style-name="ce144"/>
        <table:table-column table:style-name="co21" table:default-cell-style-name="ce144"/>
        <table:table-column table:style-name="co22" table:default-cell-style-name="ce119"/>
        <table:table-column table:style-name="co19" table:default-cell-style-name="ce119"/>
        <table:table-column table:style-name="co6" table:number-columns-repeated="1018" table:default-cell-style-name="ce144"/>
        <table:table-row table:style-name="ro10">
          <table:table-cell table:number-columns-repeated="2"/>
          <table:table-cell table:style-name="ce130" table:number-columns-repeated="2"/>
          <table:table-cell table:number-columns-repeated="3"/>
          <table:table-cell table:style-name="ce143" table:number-columns-repeated="7"/>
          <table:table-cell table:number-columns-repeated="1010"/>
        </table:table-row>
        <table:table-row table:style-name="ro10">
          <table:table-cell/>
          <table:table-cell table:style-name="ce125"/>
          <table:table-cell table:style-name="ce131" office:value-type="string" table:number-columns-spanned="2" table:number-rows-spanned="1">
            <text:p>Profit and Loss Account</text:p>
          </table:table-cell>
          <table:covered-table-cell/>
          <table:table-cell table:style-name="ce125"/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1">
          <table:table-cell table:number-columns-repeated="2"/>
          <table:table-cell table:style-name="ce132" office:value-type="string">
            <text:p>for the year ended</text:p>
          </table:table-cell>
          <table:table-cell table:style-name="ce145" table:formula="of:=[$Admin.B34]" office:value-type="date" office:date-value="2012-04-30">
            <text:p>Monday, April 30, 2012</text:p>
          </table:table-cell>
          <table:table-cell table:style-name="ce133"/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/>
          <table:table-cell table:style-name="ce126"/>
          <table:table-cell table:style-name="ce133" table:number-columns-repeated="2"/>
          <table:table-cell table:style-name="ce147"/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1">
          <table:table-cell table:style-name="ce120" table:formula="of:=[$Admin.B10]" office:value-type="date" office:date-value="2011-04-30" table:number-columns-spanned="2" table:number-rows-spanned="1">
            <text:p>Saturday, April 30, 2011</text:p>
          </table:table-cell>
          <table:covered-table-cell/>
          <table:table-cell table:style-name="ce134" table:number-columns-repeated="2"/>
          <table:table-cell table:style-name="ce120" table:formula="of:=[.D3]" office:value-type="date" office:date-value="2012-04-30" table:number-columns-spanned="2" table:number-rows-spanned="1">
            <text:p>Monday, April 30, 2012</text:p>
          </table:table-cell>
          <table:covered-table-cell/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number-columns-repeated="2" table:style-name="ce121" office:value-type="string">
            <text:p>£</text:p>
          </table:table-cell>
          <table:table-cell table:style-name="ce135" table:number-columns-repeated="2"/>
          <table:table-cell table:number-columns-repeated="2" table:style-name="ce121" office:value-type="string">
            <text:p>£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/>
          <table:table-cell table:formula="of:=[$OpenAccounts.E43]" office:value-type="float" office:value="0">
            <text:p>0 </text:p>
          </table:table-cell>
          <table:table-cell table:style-name="ce136" office:value-type="string">
            <text:p>Sales Turnover</text:p>
          </table:table-cell>
          <table:table-cell table:style-name="ce136"/>
          <table:table-cell/>
          <table:table-cell table:formula="of:=-([$TrialBalance.EJ53]+[$TrialBalance.EJ54]+[$TrialBalance.EJ55]+[$TrialBalance.EJ56])" office:value-type="float" office:value="-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2"/>
          <table:table-cell table:style-name="ce127" table:formula="of:=[$OpenAccounts.E44]" office:value-type="float" office:value="0">
            <text:p>0 </text:p>
          </table:table-cell>
          <table:table-cell table:style-name="ce136" office:value-type="string">
            <text:p>Investment Grants received</text:p>
          </table:table-cell>
          <table:table-cell table:style-name="ce136"/>
          <table:table-cell/>
          <table:table-cell table:style-name="ce129" table:formula="of:=-([$TrialBalance.EJ57])" office:value-type="float" office:value="-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3"/>
          <table:table-cell table:style-name="ce128" table:formula="of:=SUM([.B7:.B8])" office:value-type="float" office:value="0">
            <text:p>0 </text:p>
          </table:table-cell>
          <table:table-cell table:style-name="ce137" office:value-type="string">
            <text:p>Sales Turnover</text:p>
          </table:table-cell>
          <table:table-cell table:style-name="ce137"/>
          <table:table-cell table:style-name="ce123"/>
          <table:table-cell table:style-name="ce128" table:formula="of:=SUM([.F7:.F8])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36" table:number-columns-repeated="2"/>
          <table:table-cell table:number-columns-repeated="3"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3" table:number-columns-repeated="2"/>
          <table:table-cell table:style-name="ce138" office:value-type="string">
            <text:p>Cost of Sales</text:p>
          </table:table-cell>
          <table:table-cell table:style-name="ce138"/>
          <table:table-cell table:style-name="ce123" table:number-columns-repeated="2"/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46]" office:value-type="float" office:value="0">
            <text:p>0 </text:p>
          </table:table-cell>
          <table:table-cell/>
          <table:table-cell table:style-name="ce136" office:value-type="string">
            <text:p>Opening Stock at</text:p>
          </table:table-cell>
          <table:table-cell table:style-name="ce146" table:formula="of:=[$Admin.B11]" office:value-type="date" office:date-value="2011-05-01">
            <text:p>Sunday, May 01, 2011</text:p>
          </table:table-cell>
          <table:table-cell table:formula="of:=[$TrialBalance.D19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47]" office:value-type="float" office:value="0">
            <text:p>0 </text:p>
          </table:table-cell>
          <table:table-cell/>
          <table:table-cell table:style-name="ce136" office:value-type="string">
            <text:p>Purchases</text:p>
          </table:table-cell>
          <table:table-cell table:style-name="ce146"/>
          <table:table-cell table:formula="of:=[.F14]-[.E12]+[.E14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136" office:value-type="string">
            <text:p>Less Closing Stock at</text:p>
          </table:table-cell>
          <table:table-cell table:style-name="ce146" table:formula="of:=[.D3]" office:value-type="date" office:date-value="2012-04-30">
            <text:p>Monday, April 30, 2012</text:p>
          </table:table-cell>
          <table:table-cell table:formula="of:=[$TrialBalance.EJ19]" office:value-type="float" office:value="0">
            <text:p>0 </text:p>
          </table:table-cell>
          <table:table-cell table:formula="of:=[$TrialBalance.EJ60]+[$TrialBalance.EJ62]" office:value-type="float" office:value="0">
            <text:p>0 </text:p>
          </table:table-cell>
          <table:table-cell/>
          <table:table-cell table:style-name="ce143"/>
          <table:table-cell table:style-name="ce119"/>
          <table:table-cell table:style-name="ce143" table:number-columns-repeated="5"/>
          <table:table-cell table:number-columns-repeated="1010"/>
        </table:table-row>
        <table:table-row table:style-name="ro10">
          <table:table-cell/>
          <table:table-cell table:style-name="ce129" table:formula="of:=[$OpenAccounts.E49]" office:value-type="float" office:value="0">
            <text:p>0 </text:p>
          </table:table-cell>
          <table:table-cell table:style-name="ce136" office:value-type="string">
            <text:p>Sub contractors</text:p>
          </table:table-cell>
          <table:table-cell table:style-name="ce136"/>
          <table:table-cell/>
          <table:table-cell table:style-name="ce129" table:formula="of:=[$TrialBalance.EJ61]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3"/>
          <table:table-cell table:style-name="ce128" table:formula="of:=SUM([.B14:.B15])" office:value-type="float" office:value="0">
            <text:p>0 </text:p>
          </table:table-cell>
          <table:table-cell table:style-name="ce137" office:value-type="string">
            <text:p>Cost of Sales</text:p>
          </table:table-cell>
          <table:table-cell table:style-name="ce137"/>
          <table:table-cell table:style-name="ce123"/>
          <table:table-cell table:style-name="ce128" table:formula="of:=SUM([.F14:.F15])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39" table:number-columns-repeated="2"/>
          <table:table-cell table:number-columns-repeated="3"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3"/>
          <table:table-cell table:style-name="ce128" table:formula="of:=[.B9]-[.B16]" office:value-type="float" office:value="0">
            <text:p>0 </text:p>
          </table:table-cell>
          <table:table-cell table:style-name="ce137" office:value-type="string">
            <text:p>Gross Profit</text:p>
          </table:table-cell>
          <table:table-cell table:style-name="ce137"/>
          <table:table-cell table:style-name="ce123"/>
          <table:table-cell table:style-name="ce128" table:formula="of:=[.F9]-[.F16]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36" table:number-columns-repeated="2"/>
          <table:table-cell table:number-columns-repeated="3"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3" table:number-columns-repeated="2"/>
          <table:table-cell table:style-name="ce138" office:value-type="string">
            <text:p>Administrative Expenses</text:p>
          </table:table-cell>
          <table:table-cell table:style-name="ce138"/>
          <table:table-cell table:style-name="ce123" table:number-columns-repeated="2"/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54]" office:value-type="float" office:value="0">
            <text:p>0 </text:p>
          </table:table-cell>
          <table:table-cell/>
          <table:table-cell table:style-name="ce140" office:value-type="string">
            <text:p>Wages and Salaries</text:p>
          </table:table-cell>
          <table:table-cell table:style-name="ce140"/>
          <table:table-cell table:formula="of:=[$TrialBalance.EJ64]+[$TrialBalance.EJ65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55]" office:value-type="float" office:value="0">
            <text:p>0 </text:p>
          </table:table-cell>
          <table:table-cell/>
          <table:table-cell table:style-name="ce140" office:value-type="string">
            <text:p>Directors Wages</text:p>
          </table:table-cell>
          <table:table-cell table:style-name="ce140"/>
          <table:table-cell table:formula="of:=[$TrialBalance.EJ66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56]" office:value-type="float" office:value="0">
            <text:p>0 </text:p>
          </table:table-cell>
          <table:table-cell/>
          <table:table-cell table:style-name="ce140" office:value-type="string">
            <text:p>National Insurance</text:p>
          </table:table-cell>
          <table:table-cell table:style-name="ce140"/>
          <table:table-cell table:formula="of:=[$TrialBalance.EJ67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57]" office:value-type="float" office:value="0">
            <text:p>0 </text:p>
          </table:table-cell>
          <table:table-cell/>
          <table:table-cell table:style-name="ce141" office:value-type="string">
            <text:p>Premises Rent &amp; Rates</text:p>
          </table:table-cell>
          <table:table-cell table:style-name="ce141"/>
          <table:table-cell table:formula="of:=[$TrialBalance.EJ68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58]" office:value-type="float" office:value="0">
            <text:p>0 </text:p>
          </table:table-cell>
          <table:table-cell/>
          <table:table-cell table:style-name="ce141" office:value-type="string">
            <text:p>Premises Light &amp; Heating</text:p>
          </table:table-cell>
          <table:table-cell table:style-name="ce141"/>
          <table:table-cell table:formula="of:=[$TrialBalance.EJ69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59]" office:value-type="float" office:value="0">
            <text:p>0 </text:p>
          </table:table-cell>
          <table:table-cell/>
          <table:table-cell table:style-name="ce141" office:value-type="string">
            <text:p>Distribution Transport Costs</text:p>
          </table:table-cell>
          <table:table-cell table:style-name="ce141"/>
          <table:table-cell table:formula="of:=[$TrialBalance.EJ70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0]" office:value-type="float" office:value="0">
            <text:p>0 </text:p>
          </table:table-cell>
          <table:table-cell/>
          <table:table-cell table:style-name="ce141" office:value-type="string">
            <text:p>Equipment Tools &amp; Plant Hire</text:p>
          </table:table-cell>
          <table:table-cell table:style-name="ce141"/>
          <table:table-cell table:formula="of:=[$TrialBalance.EJ71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1]" office:value-type="float" office:value="0">
            <text:p>0 </text:p>
          </table:table-cell>
          <table:table-cell/>
          <table:table-cell table:style-name="ce141" office:value-type="string">
            <text:p>Repairs &amp; Maintenance</text:p>
          </table:table-cell>
          <table:table-cell table:style-name="ce141"/>
          <table:table-cell table:style-name="ce122" table:formula="of:=[$TrialBalance.EJ72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2]" office:value-type="float" office:value="0">
            <text:p>0 </text:p>
          </table:table-cell>
          <table:table-cell/>
          <table:table-cell table:style-name="ce141" office:value-type="string">
            <text:p>Consumable Materials</text:p>
          </table:table-cell>
          <table:table-cell table:style-name="ce141"/>
          <table:table-cell table:style-name="ce122" table:formula="of:=[$TrialBalance.EJ73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3]" office:value-type="float" office:value="0">
            <text:p>0 </text:p>
          </table:table-cell>
          <table:table-cell/>
          <table:table-cell table:style-name="ce141" office:value-type="string">
            <text:p>Advertising &amp; Promotion</text:p>
          </table:table-cell>
          <table:table-cell table:style-name="ce141"/>
          <table:table-cell table:style-name="ce122" table:formula="of:=[$TrialBalance.EJ74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4]" office:value-type="float" office:value="0">
            <text:p>0 </text:p>
          </table:table-cell>
          <table:table-cell/>
          <table:table-cell table:style-name="ce141" office:value-type="string">
            <text:p>Telephone Postage &amp; Stationery</text:p>
          </table:table-cell>
          <table:table-cell table:style-name="ce141"/>
          <table:table-cell table:style-name="ce122" table:formula="of:=[$TrialBalance.EJ75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5]" office:value-type="float" office:value="0">
            <text:p>0 </text:p>
          </table:table-cell>
          <table:table-cell/>
          <table:table-cell table:style-name="ce141" office:value-type="string">
            <text:p>Travel &amp; Hotel Expenses</text:p>
          </table:table-cell>
          <table:table-cell table:style-name="ce141"/>
          <table:table-cell table:style-name="ce122" table:formula="of:=[$TrialBalance.EJ76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6]" office:value-type="float" office:value="0">
            <text:p>0 </text:p>
          </table:table-cell>
          <table:table-cell/>
          <table:table-cell table:style-name="ce141" office:value-type="string">
            <text:p>Motor Vehicle Expenses</text:p>
          </table:table-cell>
          <table:table-cell table:style-name="ce141"/>
          <table:table-cell table:style-name="ce122" table:formula="of:=[$TrialBalance.EJ77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7]" office:value-type="float" office:value="0">
            <text:p>0 </text:p>
          </table:table-cell>
          <table:table-cell/>
          <table:table-cell table:style-name="ce141" office:value-type="string">
            <text:p>Insurance Costs</text:p>
          </table:table-cell>
          <table:table-cell table:style-name="ce141"/>
          <table:table-cell table:style-name="ce122" table:formula="of:=[$TrialBalance.EJ78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8]" office:value-type="float" office:value="0">
            <text:p>0 </text:p>
          </table:table-cell>
          <table:table-cell/>
          <table:table-cell table:style-name="ce141" office:value-type="string">
            <text:p>Leasing Charges</text:p>
          </table:table-cell>
          <table:table-cell table:style-name="ce141"/>
          <table:table-cell table:style-name="ce122" table:formula="of:=[$TrialBalance.EJ79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69]" office:value-type="float" office:value="0">
            <text:p>0 </text:p>
          </table:table-cell>
          <table:table-cell/>
          <table:table-cell table:style-name="ce141" office:value-type="string">
            <text:p>Legal &amp; Professional Fees</text:p>
          </table:table-cell>
          <table:table-cell table:style-name="ce141"/>
          <table:table-cell table:style-name="ce122" table:formula="of:=[$TrialBalance.EJ80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70]" office:value-type="float" office:value="0">
            <text:p>0 </text:p>
          </table:table-cell>
          <table:table-cell/>
          <table:table-cell table:style-name="ce141" office:value-type="string">
            <text:p>Bad Debts written off</text:p>
          </table:table-cell>
          <table:table-cell table:style-name="ce141"/>
          <table:table-cell table:style-name="ce122" table:formula="of:=[$TrialBalance.EJ81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71]" office:value-type="float" office:value="0">
            <text:p>0 </text:p>
          </table:table-cell>
          <table:table-cell/>
          <table:table-cell table:style-name="ce141" office:value-type="string">
            <text:p>Bank Interest Paid</text:p>
          </table:table-cell>
          <table:table-cell table:style-name="ce141"/>
          <table:table-cell table:style-name="ce122" table:formula="of:=[$TrialBalance.EJ82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72]" office:value-type="float" office:value="0">
            <text:p>0 </text:p>
          </table:table-cell>
          <table:table-cell/>
          <table:table-cell table:style-name="ce141" office:value-type="string">
            <text:p>Bank Charges</text:p>
          </table:table-cell>
          <table:table-cell table:style-name="ce141"/>
          <table:table-cell table:style-name="ce122" table:formula="of:=[$TrialBalance.EJ83]+[$TrialBalance.EJ88]+[$TrialBalance.EJ89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73]" office:value-type="float" office:value="0">
            <text:p>0 </text:p>
          </table:table-cell>
          <table:table-cell/>
          <table:table-cell table:style-name="ce141" office:value-type="string">
            <text:p>Charitable Donations</text:p>
          </table:table-cell>
          <table:table-cell table:style-name="ce141"/>
          <table:table-cell table:style-name="ce122" table:formula="of:=[$TrialBalance.EJ84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74]" office:value-type="float" office:value="0">
            <text:p>0 </text:p>
          </table:table-cell>
          <table:table-cell/>
          <table:table-cell table:style-name="ce141" office:value-type="string">
            <text:p>Goodwill written off</text:p>
          </table:table-cell>
          <table:table-cell table:style-name="ce141"/>
          <table:table-cell table:style-name="ce122" table:formula="of:=[$TrialBalance.EJ85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75]" office:value-type="float" office:value="0">
            <text:p>0 </text:p>
          </table:table-cell>
          <table:table-cell/>
          <table:table-cell table:style-name="ce140" office:value-type="string">
            <text:p>Loss on disposal of assets</text:p>
          </table:table-cell>
          <table:table-cell table:style-name="ce140"/>
          <table:table-cell table:style-name="ce122" table:formula="of:=[$TrialBalance.EJ86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formula="of:=[$OpenAccounts.E76]" office:value-type="float" office:value="0">
            <text:p>0 </text:p>
          </table:table-cell>
          <table:table-cell/>
          <table:table-cell table:style-name="ce140" office:value-type="string">
            <text:p>Depreciation</text:p>
          </table:table-cell>
          <table:table-cell table:style-name="ce140"/>
          <table:table-cell table:style-name="ce122" table:formula="of:=[$TrialBalance.EJ87]" office:value-type="float" office:value="0">
            <text:p>0 </text:p>
          </table:table-cell>
          <table:table-cell table:number-columns-repeated="2"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3"/>
          <table:table-cell table:style-name="ce128" table:formula="of:=SUM([.A21:.A43])" office:value-type="float" office:value="0">
            <text:p>0 </text:p>
          </table:table-cell>
          <table:table-cell table:style-name="ce142" office:value-type="string" table:number-columns-spanned="2" table:number-rows-spanned="1">
            <text:p>Administrative Expenses</text:p>
          </table:table-cell>
          <table:covered-table-cell/>
          <table:table-cell table:style-name="ce123"/>
          <table:table-cell table:style-name="ce128" table:formula="of:=SUM([.E21:.E43])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/>
          <table:table-cell table:style-name="ce129"/>
          <table:table-cell table:style-name="ce139" table:number-columns-repeated="2"/>
          <table:table-cell/>
          <table:table-cell table:style-name="ce129"/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3"/>
          <table:table-cell table:style-name="ce128" table:formula="of:=[.B18]-[.B44]" office:value-type="float" office:value="0">
            <text:p>0 </text:p>
          </table:table-cell>
          <table:table-cell table:style-name="ce142" office:value-type="string" table:number-columns-spanned="2" table:number-rows-spanned="1">
            <text:p>Operating Profit</text:p>
          </table:table-cell>
          <table:covered-table-cell/>
          <table:table-cell table:style-name="ce123"/>
          <table:table-cell table:style-name="ce128" table:formula="of:=[.F18]-[.F44]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36" table:number-columns-repeated="2"/>
          <table:table-cell table:number-columns-repeated="3"/>
          <table:table-cell table:style-name="ce143" table:number-columns-repeated="7"/>
          <table:table-cell table:number-columns-repeated="1010"/>
        </table:table-row>
        <table:table-row table:style-name="ro10">
          <table:table-cell/>
          <table:table-cell table:formula="of:=[$OpenAccounts.E80]" office:value-type="float" office:value="0">
            <text:p>0 </text:p>
          </table:table-cell>
          <table:table-cell table:style-name="ce136" office:value-type="string">
            <text:p>Other Income</text:p>
          </table:table-cell>
          <table:table-cell table:style-name="ce136"/>
          <table:table-cell/>
          <table:table-cell table:formula="of:=-[$TrialBalance.EJ58]" office:value-type="float" office:value="-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3"/>
          <table:table-cell table:style-name="ce128" table:formula="of:=[.B46]+[.B48]" office:value-type="float" office:value="0">
            <text:p>0 </text:p>
          </table:table-cell>
          <table:table-cell table:style-name="ce138" office:value-type="string">
            <text:p>Profit (Loss) before Tax</text:p>
          </table:table-cell>
          <table:table-cell table:style-name="ce138"/>
          <table:table-cell table:style-name="ce123"/>
          <table:table-cell table:style-name="ce128" table:formula="of:=[.F46]+[.F48]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/>
          <table:table-cell table:formula="of:=[$OpenAccounts.E82]" office:value-type="float" office:value="0">
            <text:p>0 </text:p>
          </table:table-cell>
          <table:table-cell table:style-name="ce136" office:value-type="string">
            <text:p>Corporation tax</text:p>
          </table:table-cell>
          <table:table-cell table:style-name="ce136"/>
          <table:table-cell/>
          <table:table-cell table:formula="of:=[$TrialBalance.EJ47]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3"/>
          <table:table-cell table:style-name="ce128" table:formula="of:=[.B49]-[.B50]" office:value-type="float" office:value="0">
            <text:p>0 </text:p>
          </table:table-cell>
          <table:table-cell table:style-name="ce138" office:value-type="string">
            <text:p>Profit (Loss) after Tax</text:p>
          </table:table-cell>
          <table:table-cell table:style-name="ce138"/>
          <table:table-cell table:style-name="ce123"/>
          <table:table-cell table:style-name="ce128" table:formula="of:=[.F49]-[.F50]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/>
          <table:table-cell table:formula="of:=[$OpenAccounts.E84]" office:value-type="float" office:value="0">
            <text:p>0 </text:p>
          </table:table-cell>
          <table:table-cell table:style-name="ce136" office:value-type="string">
            <text:p>Dividends</text:p>
          </table:table-cell>
          <table:table-cell table:style-name="ce136"/>
          <table:table-cell/>
          <table:table-cell table:formula="of:=[$TrialBalance.EJ48]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/>
          <table:table-cell table:style-name="ce129"/>
          <table:table-cell table:style-name="ce136" table:number-columns-repeated="2"/>
          <table:table-cell/>
          <table:table-cell table:style-name="ce129"/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style-name="ce124" office:value-type="string">
            <text:p>£</text:p>
          </table:table-cell>
          <table:table-cell table:style-name="ce128" table:formula="of:=[.B51]-[.B52]" office:value-type="float" office:value="0">
            <text:p>0 </text:p>
          </table:table-cell>
          <table:table-cell table:style-name="ce138" office:value-type="string">
            <text:p>Retained Profit (Loss) for the year</text:p>
          </table:table-cell>
          <table:table-cell table:style-name="ce138"/>
          <table:table-cell table:style-name="ce124" office:value-type="string">
            <text:p>£</text:p>
          </table:table-cell>
          <table:table-cell table:style-name="ce128" table:formula="of:=[.F51]-[.F52]" office:value-type="float" office:value="0">
            <text:p>0 </text:p>
          </table:table-cell>
          <table:table-cell/>
          <table:table-cell table:style-name="ce14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43" table:number-columns-repeated="2"/>
          <table:table-cell table:number-columns-repeated="3"/>
          <table:table-cell table:style-name="ce14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30" table:number-columns-repeated="2"/>
          <table:table-cell table:number-columns-repeated="3"/>
          <table:table-cell table:style-name="ce143" table:number-columns-repeated="7"/>
          <table:table-cell table:number-columns-repeated="1010"/>
        </table:table-row>
        <table:table-row table:style-name="ro10" table:number-rows-repeated="104851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BalSht" table:style-name="ta6">
        <table:table-column table:style-name="co23" table:default-cell-style-name="ce119"/>
        <table:table-column table:style-name="co24" table:default-cell-style-name="ce119"/>
        <table:table-column table:style-name="co25" table:default-cell-style-name="ce130"/>
        <table:table-column table:style-name="co26" table:default-cell-style-name="ce130"/>
        <table:table-column table:style-name="co19" table:default-cell-style-name="ce119"/>
        <table:table-column table:style-name="co27" table:default-cell-style-name="ce119"/>
        <table:table-column table:style-name="co6" table:number-columns-repeated="1018" table:default-cell-style-name="ce144"/>
        <table:table-row table:style-name="ro20">
          <table:table-cell/>
          <table:table-cell table:style-name="ce125"/>
          <table:table-cell table:style-name="ce159" office:value-type="string" table:number-columns-spanned="2" table:number-rows-spanned="1">
            <text:p>Balance Sheet</text:p>
          </table:table-cell>
          <table:covered-table-cell/>
          <table:table-cell table:style-name="ce125"/>
          <table:table-cell table:number-columns-repeated="1019"/>
        </table:table-row>
        <table:table-row table:style-name="ro20">
          <table:table-cell table:number-columns-repeated="2"/>
          <table:table-cell table:style-name="ce160" office:value-type="string">
            <text:p>as at</text:p>
          </table:table-cell>
          <table:table-cell table:style-name="ce165" table:formula="of:=[$'PubP&amp;L'.D3]" office:value-type="date" office:date-value="2012-04-30">
            <text:p>Monday, April 30, 2012</text:p>
          </table:table-cell>
          <table:table-cell table:number-columns-repeated="1020"/>
        </table:table-row>
        <table:table-row table:style-name="ro11">
          <table:table-cell table:style-name="ce120" table:formula="of:=[$'PubP&amp;L'.A5]" office:value-type="date" office:date-value="2011-04-30" table:number-columns-spanned="2" table:number-rows-spanned="1">
            <text:p>Saturday, April 30, 2011</text:p>
          </table:table-cell>
          <table:covered-table-cell/>
          <table:table-cell table:number-columns-repeated="2"/>
          <table:table-cell table:style-name="ce120" table:formula="of:=[$'PubP&amp;L'.E5]" office:value-type="date" office:date-value="2012-04-30" table:number-columns-spanned="2" table:number-rows-spanned="1">
            <text:p>Monday, April 30, 2012</text:p>
          </table:table-cell>
          <table:covered-table-cell/>
          <table:table-cell table:number-columns-repeated="1018"/>
        </table:table-row>
        <table:table-row table:style-name="ro20">
          <table:table-cell table:number-columns-repeated="2" table:style-name="ce121" office:value-type="string">
            <text:p>£</text:p>
          </table:table-cell>
          <table:table-cell table:number-columns-repeated="2"/>
          <table:table-cell table:number-columns-repeated="2" table:style-name="ce121" office:value-type="string">
            <text:p>£</text:p>
          </table:table-cell>
          <table:table-cell table:style-name="ce167" table:number-columns-repeated="1018"/>
        </table:table-row>
        <table:table-row table:style-name="ro20">
          <table:table-cell table:number-columns-repeated="1024"/>
        </table:table-row>
        <table:table-row table:style-name="ro20">
          <table:table-cell table:style-name="ce148"/>
          <table:table-cell table:style-name="ce150" table:formula="of:=SUM([$TrialBalance.D6:.D17])" office:value-type="float" office:value="0">
            <text:p>0 </text:p>
          </table:table-cell>
          <table:table-cell table:style-name="ce161" office:value-type="string">
            <text:p>Fixed Assets</text:p>
          </table:table-cell>
          <table:table-cell table:style-name="ce161"/>
          <table:table-cell table:style-name="ce148"/>
          <table:table-cell table:style-name="ce150" table:formula="of:=SUM([$TrialBalance.EJ6:.EJ17])" office:value-type="float" office:value="0">
            <text:p>0 </text:p>
          </table:table-cell>
          <table:table-cell table:number-columns-repeated="1018"/>
        </table:table-row>
        <table:table-row table:style-name="ro20">
          <table:table-cell table:style-name="ce148"/>
          <table:table-cell table:style-name="ce152"/>
          <table:table-cell office:value-type="string">
            <text:p>Tangible assets (note 1)</text:p>
          </table:table-cell>
          <table:table-cell/>
          <table:table-cell table:style-name="ce148"/>
          <table:table-cell table:style-name="ce152"/>
          <table:table-cell table:number-columns-repeated="1018"/>
        </table:table-row>
        <table:table-row table:style-name="ro20">
          <table:table-cell table:style-name="ce148" table:number-columns-repeated="2"/>
          <table:table-cell table:number-columns-repeated="2"/>
          <table:table-cell table:style-name="ce148" table:number-columns-repeated="2"/>
          <table:table-cell table:number-columns-repeated="1018"/>
        </table:table-row>
        <table:table-row table:style-name="ro20">
          <table:table-cell table:style-name="ce148" table:number-columns-repeated="2"/>
          <table:table-cell table:style-name="ce161" office:value-type="string">
            <text:p>Current Assets</text:p>
          </table:table-cell>
          <table:table-cell table:style-name="ce161"/>
          <table:table-cell table:style-name="ce148" table:number-columns-repeated="2"/>
          <table:table-cell table:number-columns-repeated="1018"/>
        </table:table-row>
        <table:table-row table:style-name="ro20">
          <table:table-cell table:style-name="ce148" table:formula="of:=[$TrialBalance.D19]" office:value-type="float" office:value="0">
            <text:p>0 </text:p>
          </table:table-cell>
          <table:table-cell table:style-name="ce148"/>
          <table:table-cell office:value-type="string">
            <text:p>Stock at cost</text:p>
          </table:table-cell>
          <table:table-cell/>
          <table:table-cell table:style-name="ce148" table:formula="of:=[$TrialBalance.EJ19]" office:value-type="float" office:value="0">
            <text:p>0 </text:p>
          </table:table-cell>
          <table:table-cell table:style-name="ce148"/>
          <table:table-cell table:number-columns-repeated="1018"/>
        </table:table-row>
        <table:table-row table:style-name="ro20">
          <table:table-cell table:style-name="ce148" table:formula="of:=[$TrialBalance.D20]" office:value-type="float" office:value="0">
            <text:p>0 </text:p>
          </table:table-cell>
          <table:table-cell table:style-name="ce148"/>
          <table:table-cell office:value-type="string">
            <text:p>Trade Debtors</text:p>
          </table:table-cell>
          <table:table-cell/>
          <table:table-cell table:style-name="ce148" table:formula="of:=[$TrialBalance.EJ20]" office:value-type="float" office:value="0">
            <text:p>0 </text:p>
          </table:table-cell>
          <table:table-cell table:style-name="ce148"/>
          <table:table-cell table:number-columns-repeated="1018"/>
        </table:table-row>
        <table:table-row table:style-name="ro20">
          <table:table-cell table:style-name="ce149" table:formula="of:=IF(SUM([$TrialBalance.D22:.D24])&gt;0;SUM([$TrialBalance.D22:.D24])+[$TrialBalance.D25];[$TrialBalance.D25])" office:value-type="float" office:value="0">
            <text:p>0 </text:p>
          </table:table-cell>
          <table:table-cell table:style-name="ce148"/>
          <table:table-cell office:value-type="string">
            <text:p>Cash at bank and in hand</text:p>
          </table:table-cell>
          <table:table-cell/>
          <table:table-cell table:style-name="ce149" table:formula="of:=IF(SUM([$TrialBalance.EJ22:.EJ24])&gt;0;SUM([$TrialBalance.EJ22:.EJ24])+[$TrialBalance.EJ25]+[$TrialBalance.EJ26];[$TrialBalance.EJ25])" office:value-type="float" office:value="0">
            <text:p>0 </text:p>
          </table:table-cell>
          <table:table-cell table:style-name="ce148"/>
          <table:table-cell table:number-columns-repeated="1018"/>
        </table:table-row>
        <table:table-row table:style-name="ro20">
          <table:table-cell table:style-name="ce150" table:formula="of:=SUM([.A10:.A12])" office:value-type="float" office:value="0">
            <text:p>0 </text:p>
          </table:table-cell>
          <table:table-cell table:style-name="ce152"/>
          <table:table-cell table:style-name="ce161" office:value-type="string">
            <text:p>Current Assets</text:p>
          </table:table-cell>
          <table:table-cell table:style-name="ce161"/>
          <table:table-cell table:style-name="ce150" table:formula="of:=SUM([.E10:.E12])" office:value-type="float" office:value="0">
            <text:p>0 </text:p>
          </table:table-cell>
          <table:table-cell table:style-name="ce152"/>
          <table:table-cell table:style-name="ce168" table:number-columns-repeated="1018"/>
        </table:table-row>
        <table:table-row table:style-name="ro20">
          <table:table-cell table:style-name="ce148" table:number-columns-repeated="2"/>
          <table:table-cell table:number-columns-repeated="2"/>
          <table:table-cell table:style-name="ce148" table:number-columns-repeated="2"/>
          <table:table-cell table:number-columns-repeated="1018"/>
        </table:table-row>
        <table:table-row table:style-name="ro20">
          <table:table-cell table:style-name="ce148" table:number-columns-repeated="2"/>
          <table:table-cell table:style-name="ce161" office:value-type="string">
            <text:p>Current Liabilities (due within one year)</text:p>
          </table:table-cell>
          <table:table-cell table:style-name="ce161"/>
          <table:table-cell table:style-name="ce148" table:number-columns-repeated="2"/>
          <table:table-cell table:number-columns-repeated="1018"/>
        </table:table-row>
        <table:table-row table:style-name="ro20">
          <table:table-cell table:style-name="ce148" table:formula="of:=-SUM([$TrialBalance.D28:.D31])" office:value-type="float" office:value="-0">
            <text:p>0 </text:p>
          </table:table-cell>
          <table:table-cell table:style-name="ce148"/>
          <table:table-cell office:value-type="string">
            <text:p>Trade Creditors</text:p>
          </table:table-cell>
          <table:table-cell/>
          <table:table-cell table:style-name="ce148" table:formula="of:=-SUM([$TrialBalance.EJ28:.EJ31])" office:value-type="float" office:value="-0">
            <text:p>0 </text:p>
          </table:table-cell>
          <table:table-cell table:style-name="ce148"/>
          <table:table-cell table:number-columns-repeated="1018"/>
        </table:table-row>
        <table:table-row table:style-name="ro20">
          <table:table-cell table:style-name="ce151" table:formula="of:=-[$TrialBalance.D35]" office:value-type="float" office:value="0">
            <text:p>0 </text:p>
          </table:table-cell>
          <table:table-cell table:style-name="ce148"/>
          <table:table-cell office:value-type="string">
            <text:p>Corporation Tax</text:p>
          </table:table-cell>
          <table:table-cell/>
          <table:table-cell table:style-name="ce151" table:formula="of:=-[$TrialBalance.EJ35]" office:value-type="float" office:value="-0">
            <text:p>0 </text:p>
          </table:table-cell>
          <table:table-cell table:style-name="ce148"/>
          <table:table-cell table:number-columns-repeated="1018"/>
        </table:table-row>
        <table:table-row table:style-name="ro20">
          <table:table-cell table:style-name="ce148" table:formula="of:=-SUM([$TrialBalance.D32:.D34])" office:value-type="float" office:value="-0">
            <text:p>0 </text:p>
          </table:table-cell>
          <table:table-cell table:style-name="ce148"/>
          <table:table-cell office:value-type="string">
            <text:p>Taxation and Social Security</text:p>
          </table:table-cell>
          <table:table-cell/>
          <table:table-cell table:style-name="ce148" table:formula="of:=-SUM([$TrialBalance.EJ32:.EJ34])" office:value-type="float" office:value="-0">
            <text:p>0 </text:p>
          </table:table-cell>
          <table:table-cell table:style-name="ce148"/>
          <table:table-cell table:number-columns-repeated="1018"/>
        </table:table-row>
        <table:table-row table:style-name="ro20">
          <table:table-cell table:style-name="ce149" table:formula="of:=IF(SUM([$TrialBalance.D22:.D24])&lt;0;-SUM([$TrialBalance.D22:.D24]);0)" office:value-type="float" office:value="0">
            <text:p>0 </text:p>
          </table:table-cell>
          <table:table-cell table:style-name="ce148"/>
          <table:table-cell office:value-type="string">
            <text:p>Bank Overdraft</text:p>
          </table:table-cell>
          <table:table-cell/>
          <table:table-cell table:style-name="ce149" table:formula="of:=IF(SUM([$TrialBalance.EJ22:.EJ24])&lt;0;-SUM([$TrialBalance.EJ22:.EJ24]);0)" office:value-type="float" office:value="0">
            <text:p>0 </text:p>
          </table:table-cell>
          <table:table-cell table:style-name="ce148"/>
          <table:table-cell/>
          <table:table-cell table:style-name="ce168" table:number-columns-repeated="1017"/>
        </table:table-row>
        <table:table-row table:style-name="ro20">
          <table:table-cell table:style-name="ce150" table:formula="of:=SUM([.A16:.A19])" office:value-type="float" office:value="0">
            <text:p>0 </text:p>
          </table:table-cell>
          <table:table-cell table:style-name="ce152"/>
          <table:table-cell table:style-name="ce161" office:value-type="string">
            <text:p>Current Liabilities</text:p>
          </table:table-cell>
          <table:table-cell table:style-name="ce161"/>
          <table:table-cell table:style-name="ce150" table:formula="of:=SUM([.E16:.E19])" office:value-type="float" office:value="0">
            <text:p>0 </text:p>
          </table:table-cell>
          <table:table-cell table:style-name="ce152"/>
          <table:table-cell table:style-name="ce168"/>
          <table:table-cell table:number-columns-repeated="1017"/>
        </table:table-row>
        <table:table-row table:style-name="ro20">
          <table:table-cell table:style-name="ce148" table:number-columns-repeated="2"/>
          <table:table-cell table:number-columns-repeated="2"/>
          <table:table-cell table:style-name="ce148" table:number-columns-repeated="2"/>
          <table:table-cell/>
          <table:table-cell table:style-name="ce168" table:number-columns-repeated="1017"/>
        </table:table-row>
        <table:table-row table:style-name="ro20">
          <table:table-cell table:style-name="ce152"/>
          <table:table-cell table:style-name="ce150" table:formula="of:=[.A13]-[.A20]" office:value-type="float" office:value="0">
            <text:p>0 </text:p>
          </table:table-cell>
          <table:table-cell table:style-name="ce161" office:value-type="string">
            <text:p>Net Current Assets</text:p>
          </table:table-cell>
          <table:table-cell table:style-name="ce161"/>
          <table:table-cell table:style-name="ce152"/>
          <table:table-cell table:style-name="ce150" table:formula="of:=[.E13]-[.E20]" office:value-type="float" office:value="0">
            <text:p>0 </text:p>
          </table:table-cell>
          <table:table-cell table:style-name="ce168"/>
          <table:table-cell table:number-columns-repeated="1017"/>
        </table:table-row>
        <table:table-row table:style-name="ro20">
          <table:table-cell table:style-name="ce148" table:number-columns-repeated="2"/>
          <table:table-cell table:number-columns-repeated="2"/>
          <table:table-cell table:style-name="ce148" table:number-columns-repeated="2"/>
          <table:table-cell/>
          <table:table-cell table:style-name="ce168" table:number-columns-repeated="1017"/>
        </table:table-row>
        <table:table-row table:style-name="ro20">
          <table:table-cell table:style-name="ce152"/>
          <table:table-cell table:style-name="ce152" table:formula="of:=[$TrialBalance.D37]" office:value-type="float" office:value="0">
            <text:p>0 </text:p>
          </table:table-cell>
          <table:table-cell table:style-name="ce161" office:value-type="string">
            <text:p>Long Term Debtor (repayable within 3 - 5 years)</text:p>
          </table:table-cell>
          <table:table-cell table:style-name="ce161"/>
          <table:table-cell table:style-name="ce152"/>
          <table:table-cell table:style-name="ce150" table:formula="of:=[$TrialBalance.EJ37]" office:value-type="float" office:value="0">
            <text:p>0 </text:p>
          </table:table-cell>
          <table:table-cell table:style-name="ce168"/>
          <table:table-cell table:number-columns-repeated="1017"/>
        </table:table-row>
        <table:table-row table:style-name="ro20">
          <table:table-cell table:style-name="ce148"/>
          <table:table-cell table:style-name="ce149"/>
          <table:table-cell table:number-columns-repeated="2"/>
          <table:table-cell table:style-name="ce148"/>
          <table:table-cell table:style-name="ce149"/>
          <table:table-cell/>
          <table:table-cell table:style-name="ce168" table:number-columns-repeated="7"/>
          <table:table-cell/>
          <table:table-cell table:style-name="ce168" table:number-columns-repeated="1009"/>
        </table:table-row>
        <table:table-row table:style-name="ro20">
          <table:table-cell table:style-name="ce152"/>
          <table:table-cell table:style-name="ce150" table:formula="of:=SUM([.B6:.B25])" office:value-type="float" office:value="0">
            <text:p>0 </text:p>
          </table:table-cell>
          <table:table-cell table:style-name="ce161" office:value-type="string">
            <text:p>Total assets less current liabilities</text:p>
          </table:table-cell>
          <table:table-cell table:style-name="ce161"/>
          <table:table-cell table:style-name="ce152"/>
          <table:table-cell table:style-name="ce150" table:formula="of:=SUM([.F6:.F25])" office:value-type="float" office:value="0">
            <text:p>0 </text:p>
          </table:table-cell>
          <table:table-cell table:style-name="ce168"/>
          <table:table-cell table:number-columns-repeated="1017"/>
        </table:table-row>
        <table:table-row table:style-name="ro20">
          <table:table-cell table:style-name="ce148" table:number-columns-repeated="2"/>
          <table:table-cell table:number-columns-repeated="2"/>
          <table:table-cell table:style-name="ce148" table:number-columns-repeated="2"/>
          <table:table-cell table:number-columns-repeated="8"/>
          <table:table-cell table:style-name="ce168"/>
          <table:table-cell table:number-columns-repeated="1009"/>
        </table:table-row>
        <table:table-row table:style-name="ro20">
          <table:table-cell table:style-name="ce148" table:number-columns-repeated="2"/>
          <table:table-cell table:style-name="ce161" office:value-type="string">
            <text:p>Other Creditors</text:p>
          </table:table-cell>
          <table:table-cell table:style-name="ce161"/>
          <table:table-cell table:style-name="ce148" table:number-columns-repeated="2"/>
          <table:table-cell table:number-columns-repeated="1018"/>
        </table:table-row>
        <table:table-row table:style-name="ro20">
          <table:table-cell table:style-name="ce148" table:formula="of:=-[$TrialBalance.D39]" office:value-type="float" office:value="0">
            <text:p>0 </text:p>
          </table:table-cell>
          <table:table-cell table:style-name="ce148"/>
          <table:table-cell office:value-type="string">
            <text:p>Directors Loan Account</text:p>
          </table:table-cell>
          <table:table-cell/>
          <table:table-cell table:style-name="ce148" table:formula="of:=-[$TrialBalance.EJ39]" office:value-type="float" office:value="-0">
            <text:p>0 </text:p>
          </table:table-cell>
          <table:table-cell table:style-name="ce148"/>
          <table:table-cell/>
          <table:table-cell table:style-name="ce168" table:number-columns-repeated="7"/>
          <table:table-cell/>
          <table:table-cell table:style-name="ce168" table:number-columns-repeated="1009"/>
        </table:table-row>
        <table:table-row table:style-name="ro20">
          <table:table-cell table:style-name="ce148" table:formula="of:=-[$TrialBalance.D40]" office:value-type="float" office:value="0">
            <text:p>0 </text:p>
          </table:table-cell>
          <table:table-cell table:style-name="ce152"/>
          <table:table-cell table:style-name="ce161" office:value-type="string">
            <text:p>Creditors (falling due after more than one year)</text:p>
          </table:table-cell>
          <table:table-cell table:style-name="ce161"/>
          <table:table-cell table:style-name="ce148" table:formula="of:=-[$TrialBalance.EJ40]" office:value-type="float" office:value="-0">
            <text:p>0 </text:p>
          </table:table-cell>
          <table:table-cell table:style-name="ce152"/>
          <table:table-cell table:style-name="ce168"/>
          <table:table-cell table:number-columns-repeated="7"/>
          <table:table-cell table:style-name="ce168"/>
          <table:table-cell table:number-columns-repeated="1009"/>
        </table:table-row>
        <table:table-row table:style-name="ro20">
          <table:table-cell table:style-name="ce148"/>
          <table:table-cell table:style-name="ce150" table:formula="of:=SUM([.A29:.A30])" office:value-type="float" office:value="0">
            <text:p>0 </text:p>
          </table:table-cell>
          <table:table-cell table:number-columns-repeated="2"/>
          <table:table-cell table:style-name="ce148"/>
          <table:table-cell table:style-name="ce150" table:formula="of:=SUM([.E29:.E30])" office:value-type="float" office:value="0">
            <text:p>0 </text:p>
          </table:table-cell>
          <table:table-cell table:number-columns-repeated="1018"/>
        </table:table-row>
        <table:table-row table:style-name="ro20">
          <table:table-cell table:style-name="ce148"/>
          <table:table-cell table:style-name="ce149"/>
          <table:table-cell table:number-columns-repeated="2"/>
          <table:table-cell table:style-name="ce148"/>
          <table:table-cell table:style-name="ce149"/>
          <table:table-cell/>
          <table:table-cell table:style-name="ce168" table:number-columns-repeated="7"/>
          <table:table-cell/>
          <table:table-cell table:style-name="ce168" table:number-columns-repeated="1009"/>
        </table:table-row>
        <table:table-row table:style-name="ro20">
          <table:table-cell table:style-name="ce152" office:value-type="string">
            <text:p>£</text:p>
          </table:table-cell>
          <table:table-cell table:style-name="ce150" table:formula="of:=[.B26]-[.B31]" office:value-type="float" office:value="0">
            <text:p>0 </text:p>
          </table:table-cell>
          <table:table-cell table:style-name="ce161" office:value-type="string">
            <text:p>Net Assets</text:p>
          </table:table-cell>
          <table:table-cell table:style-name="ce161"/>
          <table:table-cell table:style-name="ce152" office:value-type="string">
            <text:p>£</text:p>
          </table:table-cell>
          <table:table-cell table:style-name="ce150" table:formula="of:=[.F26]-[.F31]" office:value-type="float" office:value="0">
            <text:p>0 </text:p>
          </table:table-cell>
          <table:table-cell table:style-name="ce168"/>
          <table:table-cell table:number-columns-repeated="1017"/>
        </table:table-row>
        <table:table-row table:style-name="ro20">
          <table:table-cell table:style-name="ce148" table:number-columns-repeated="2"/>
          <table:table-cell table:number-columns-repeated="2"/>
          <table:table-cell table:style-name="ce148" table:number-columns-repeated="2"/>
          <table:table-cell table:number-columns-repeated="1018"/>
        </table:table-row>
        <table:table-row table:style-name="ro20">
          <table:table-cell table:style-name="ce148" table:number-columns-repeated="2"/>
          <table:table-cell table:style-name="ce161" office:value-type="string">
            <text:p>Capital and Reserves</text:p>
          </table:table-cell>
          <table:table-cell table:style-name="ce161"/>
          <table:table-cell table:style-name="ce148" table:number-columns-repeated="2"/>
          <table:table-cell table:number-columns-repeated="8"/>
          <table:table-cell table:style-name="ce143"/>
          <table:table-cell table:number-columns-repeated="1009"/>
        </table:table-row>
        <table:table-row table:style-name="ro20">
          <table:table-cell table:style-name="ce148"/>
          <table:table-cell table:style-name="ce148" table:formula="of:=-[$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/>
          <table:table-cell table:style-name="ce148"/>
          <table:table-cell table:style-name="ce148" table:formula="of:=-[$TrialBalance.EJ42]" office:value-type="float" office:value="-0">
            <text:p>0 </text:p>
          </table:table-cell>
          <table:table-cell table:number-columns-repeated="8"/>
          <table:table-cell table:style-name="ce168"/>
          <table:table-cell table:number-columns-repeated="1009"/>
        </table:table-row>
        <table:table-row table:style-name="ro20">
          <table:table-cell table:style-name="ce148"/>
          <table:table-cell table:style-name="ce148" table:formula="of:=-[$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/>
          <table:table-cell table:style-name="ce148"/>
          <table:table-cell table:style-name="ce148" table:formula="of:=-[$TrialBalance.EJ43]" office:value-type="float" office:value="-0">
            <text:p>0 </text:p>
          </table:table-cell>
          <table:table-cell/>
          <table:table-cell table:style-name="ce143" table:number-columns-repeated="7"/>
          <table:table-cell/>
          <table:table-cell table:style-name="ce143" table:number-columns-repeated="1009"/>
        </table:table-row>
        <table:table-row table:style-name="ro20">
          <table:table-cell table:style-name="ce148"/>
          <table:table-cell table:style-name="ce148" table:formula="of:=-[$TrialBalance.D44]" office:value-type="float" office:value="0">
            <text:p>0 </text:p>
          </table:table-cell>
          <table:table-cell table:style-name="ce136" office:value-type="string">
            <text:p>Capital Reserves</text:p>
          </table:table-cell>
          <table:table-cell table:style-name="ce136"/>
          <table:table-cell table:style-name="ce148"/>
          <table:table-cell table:style-name="ce148" table:formula="of:=-[$TrialBalance.EJ44]" office:value-type="float" office:value="-0">
            <text:p>0 </text:p>
          </table:table-cell>
          <table:table-cell table:style-name="ce143"/>
          <table:table-cell table:style-name="ce168" table:number-columns-repeated="7"/>
          <table:table-cell/>
          <table:table-cell table:style-name="ce168" table:number-columns-repeated="1009"/>
        </table:table-row>
        <table:table-row table:style-name="ro20">
          <table:table-cell table:style-name="ce152" office:value-type="string">
            <text:p>£</text:p>
          </table:table-cell>
          <table:table-cell table:style-name="ce150" table:formula="of:=SUM([.B36:.B38])" office:value-type="float" office:value="0">
            <text:p>0 </text:p>
          </table:table-cell>
          <table:table-cell table:style-name="ce161" office:value-type="string">
            <text:p>Shareholders' Funds</text:p>
          </table:table-cell>
          <table:table-cell table:style-name="ce161"/>
          <table:table-cell table:style-name="ce152" office:value-type="string">
            <text:p>£</text:p>
          </table:table-cell>
          <table:table-cell table:style-name="ce150" table:formula="of:=SUM([.F36:.F38])" office:value-type="float" office:value="0">
            <text:p>0 </text:p>
          </table:table-cell>
          <table:table-cell table:style-name="ce168"/>
          <table:table-cell table:number-columns-repeated="1017"/>
        </table:table-row>
        <table:table-row table:style-name="ro20">
          <table:table-cell table:number-columns-repeated="1024"/>
        </table:table-row>
        <table:table-row table:style-name="ro20">
          <table:table-cell office:value-type="string">
            <text:p>For year end</text:p>
          </table:table-cell>
          <table:table-cell table:number-columns-repeated="1023"/>
        </table:table-row>
        <table:table-row table:style-name="ro11">
          <table:table-cell table:style-name="ce153" office:value-type="string">
            <text:p>For the year ending</text:p>
          </table:table-cell>
          <table:table-cell table:style-name="ce158" table:formula="of:=[$PubBalSht.E3]" office:value-type="date" office:date-value="2012-04-30">
            <text:p>30/04/2012</text:p>
          </table:table-cell>
          <table:table-cell table:style-name="ce162" office:value-type="string" table:number-columns-spanned="4" table:number-rows-spanned="1">
            <text:p>the company was entitled to exemption from audit under section 477 of the</text:p>
          </table:table-cell>
          <table:covered-table-cell table:number-columns-repeated="3"/>
          <table:table-cell table:number-columns-repeated="1018"/>
        </table:table-row>
        <table:table-row table:style-name="ro11">
          <table:table-cell table:style-name="ce154" office:value-type="string" table:number-columns-spanned="6" table:number-rows-spanned="1">
            <text:p>Companies Act 2006 relating to small companies. 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55" office:value-type="string" table:number-columns-spanned="6" table:number-rows-spanned="1">
            <text:p>Directors' responsibilities: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54" office:value-type="string" table:number-columns-spanned="6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54" office:value-type="string" table:number-columns-spanned="6" table:number-rows-spanned="1">
            <text:p>with section 476, of the Companies Act 2006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54" office:value-type="string" table:number-columns-spanned="6" table:number-rows-spanned="1">
            <text:p>b) The directors acknowledge their responsibilities for complying with the requirements of the Act with respect to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54" office:value-type="string" table:number-columns-spanned="6" table:number-rows-spanned="1">
            <text:p>accounting records and the preparation of accounts under the Companies Act 2006.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54" office:value-type="string" table:number-columns-spanned="6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54" office:value-type="string" table:number-columns-spanned="6" table:number-rows-spanned="1">
            <text:p>the state of affairs of the company and of its profit or loss for the year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54" office:value-type="string" table:number-columns-spanned="6" table:number-rows-spanned="1">
            <text:p>d) The accounts have been delivered in accordance with the provisions applicable to companies subject to the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54" office:value-type="string" table:number-columns-spanned="6" table:number-rows-spanned="1">
            <text:p>small companies regime.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56" office:value-type="string" table:number-columns-spanned="6" table:number-rows-spanned="1">
            <text:p>e) <text:s/>T<text:span text:style-name="T1">he accounts have been prepared in accordance with the special provisions of the Companies Act relating to small </text:span>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54" office:value-type="string" table:number-columns-spanned="6" table:number-rows-spanned="1">
            <text:p>companies </text:p>
          </table:table-cell>
          <table:covered-table-cell table:number-columns-repeated="5"/>
          <table:table-cell table:number-columns-repeated="1018"/>
        </table:table-row>
        <table:table-row table:style-name="ro20">
          <table:table-cell table:number-columns-repeated="1024"/>
        </table:table-row>
        <table:table-row table:style-name="ro11">
          <table:table-cell table:style-name="ce157" office:value-type="string" table:number-columns-spanned="2" table:number-rows-spanned="1">
            <text:p>Director's Signature</text:p>
          </table:table-cell>
          <table:covered-table-cell/>
          <table:table-cell table:style-name="ce163" table:number-columns-repeated="2"/>
          <table:table-cell table:style-name="ce166"/>
          <table:table-cell table:number-columns-repeated="1019"/>
        </table:table-row>
        <table:table-row table:style-name="ro11">
          <table:table-cell table:style-name="ce157" office:value-type="string" table:number-columns-spanned="2" table:number-rows-spanned="1">
            <text:p>Name of Director</text:p>
          </table:table-cell>
          <table:covered-table-cell/>
          <table:table-cell table:formula="of:=[$OpenAccounts.E5]" office:value-type="float" office:value="0">
            <text:p>0</text:p>
          </table:table-cell>
          <table:table-cell table:number-columns-repeated="1021"/>
        </table:table-row>
        <table:table-row table:style-name="ro11">
          <table:table-cell table:style-name="ce157" office:value-type="string" table:number-columns-spanned="2" table:number-rows-spanned="1">
            <text:p>Date Signed</text:p>
          </table:table-cell>
          <table:covered-table-cell/>
          <table:table-cell table:style-name="ce164" table:formula="of:=TODAY()" office:value-type="date" office:date-value="2012-05-07">
            <text:p>Monday, May 07, 2012</text:p>
          </table:table-cell>
          <table:table-cell table:style-name="ce164"/>
          <table:table-cell table:number-columns-repeated="1020"/>
        </table:table-row>
        <table:table-row table:style-name="ro20">
          <table:table-cell table:style-name="ce148" table:number-columns-repeated="2"/>
          <table:table-cell table:number-columns-repeated="1022"/>
        </table:table-row>
        <table:table-row table:style-name="ro11">
          <table:table-cell table:style-name="ce157" office:value-type="string" table:number-columns-spanned="2" table:number-rows-spanned="1">
            <text:p>Company Number</text:p>
          </table:table-cell>
          <table:covered-table-cell/>
          <table:table-cell table:formula="of:=[$OpenAccounts.E3]" office:value-type="float" office:value="0">
            <text:p>0</text:p>
          </table:table-cell>
          <table:table-cell/>
          <table:table-cell table:style-name="ce166"/>
          <table:table-cell table:number-columns-repeated="1019"/>
        </table:table-row>
        <table:table-row table:style-name="ro11">
          <table:table-cell table:style-name="ce157" office:value-type="string" table:number-columns-spanned="2" table:number-rows-spanned="1">
            <text:p>Registered Office</text:p>
          </table:table-cell>
          <table:covered-table-cell/>
          <table:table-cell table:formula="of:=[$OpenAccounts.J3]" office:value-type="float" office:value="0">
            <text:p>0</text:p>
          </table:table-cell>
          <table:table-cell table:number-columns-repeated="1021"/>
        </table:table-row>
        <table:table-row table:style-name="ro20">
          <table:table-cell table:style-name="ce148" table:number-columns-repeated="2"/>
          <table:table-cell table:formula="of:=[$OpenAccounts.J4]" office:value-type="float" office:value="0">
            <text:p>0</text:p>
          </table:table-cell>
          <table:table-cell table:number-columns-repeated="1021"/>
        </table:table-row>
        <table:table-row table:style-name="ro20">
          <table:table-cell table:style-name="ce148" table:number-columns-repeated="2"/>
          <table:table-cell table:formula="of:=[$OpenAccounts.J5]" office:value-type="float" office:value="0">
            <text:p>0</text:p>
          </table:table-cell>
          <table:table-cell table:number-columns-repeated="1021"/>
        </table:table-row>
        <table:table-row table:style-name="ro20">
          <table:table-cell table:style-name="ce148" table:number-columns-repeated="2"/>
          <table:table-cell table:formula="of:=[$OpenAccounts.J6]" office:value-type="float" office:value="0">
            <text:p>0</text:p>
          </table:table-cell>
          <table:table-cell table:number-columns-repeated="1021"/>
        </table:table-row>
        <table:table-row table:style-name="ro20" table:number-rows-repeated="1048511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PubNotes" table:style-name="ta7">
        <table:table-column table:style-name="co28" table:default-cell-style-name="ce136"/>
        <table:table-column table:style-name="co19" table:number-columns-repeated="6" table:default-cell-style-name="ce143"/>
        <table:table-column table:style-name="co6" table:number-columns-repeated="1017" table:default-cell-style-name="ce144"/>
        <table:table-row table:style-name="ro10">
          <table:table-cell table:style-name="ce138" office:value-type="string">
            <text:p>Notes to the accounts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138" office:value-type="string">
            <text:p>1. Tangible Assets</text:p>
          </table:table-cell>
          <table:table-cell table:number-columns-repeated="1023"/>
        </table:table-row>
        <table:table-row table:style-name="ro21">
          <table:table-cell table:style-name="ce169"/>
          <table:table-cell table:style-name="ce172" office:value-type="string" table:number-columns-spanned="1" table:number-rows-spanned="2">
            <text:p>Land and Buildings</text:p>
          </table:table-cell>
          <table:table-cell table:style-name="ce172" office:value-type="string" table:number-columns-spanned="1" table:number-rows-spanned="2">
            <text:p>Plant and Machinery</text:p>
          </table:table-cell>
          <table:table-cell table:style-name="ce172" office:value-type="string" table:number-columns-spanned="1" table:number-rows-spanned="2">
            <text:p>Fixtures &amp; Fittings</text:p>
          </table:table-cell>
          <table:table-cell table:style-name="ce172" office:value-type="string" table:number-columns-spanned="1" table:number-rows-spanned="2">
            <text:p>Computer Equipment</text:p>
          </table:table-cell>
          <table:table-cell table:style-name="ce172" office:value-type="string" table:number-columns-spanned="1" table:number-rows-spanned="2">
            <text:p>Motor <text:s text:c="3"/>Vehicles</text:p>
          </table:table-cell>
          <table:table-cell table:style-name="ce172" office:value-type="string" table:number-columns-spanned="1" table:number-rows-spanned="2">
            <text:p>Total Tangible Assets</text:p>
          </table:table-cell>
          <table:table-cell table:style-name="ce167" table:number-columns-repeated="1017"/>
        </table:table-row>
        <table:table-row table:style-name="ro22">
          <table:table-cell table:style-name="ce169"/>
          <table:covered-table-cell table:number-columns-repeated="6"/>
          <table:table-cell table:style-name="ce167" table:number-columns-repeated="1017"/>
        </table:table-row>
        <table:table-row table:style-name="ro10">
          <table:table-cell/>
          <table:table-cell table:number-columns-repeated="6" table:style-name="ce169" office:value-type="string">
            <text:p>£</text:p>
          </table:table-cell>
          <table:table-cell table:number-columns-repeated="1017"/>
        </table:table-row>
        <table:table-row table:style-name="ro10">
          <table:table-cell table:style-name="ce138" office:value-type="string">
            <text:p>Original Cost</text:p>
          </table:table-cell>
          <table:table-cell table:style-name="ce169" table:number-columns-repeated="6"/>
          <table:table-cell table:number-columns-repeated="1017"/>
        </table:table-row>
        <table:table-row table:style-name="ro10">
          <table:table-cell table:style-name="ce170" table:formula="of:=[$Admin.B11]" office:value-type="date" office:date-value="2011-05-01">
            <text:p>Sunday, May 01, 2011</text:p>
          </table:table-cell>
          <table:table-cell table:style-name="ce139" table:formula="of:=IF(['file:///C:/Users/Antony/diy/GB%20Accounts/GB%20Accounts%202011-12/GB%20Accounts%20Company%202012-04-30%20(Apr12)%20OpenOffice/Fixedassets.ods'#$Schedule.$E$11]&gt;0;['file:///C:/Users/Antony/diy/GB%20Accounts/GB%20Accounts%202011-12/GB%20Accounts%20Company%202012-04-30%20(Apr12)%20OpenOffice/Fixedassets.ods'#$Schedule.$E$11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2-04-30%20(Apr12)%20OpenOffice/Fixedassets.ods'#$Schedule.$E$22]&gt;0;['file:///C:/Users/Antony/diy/GB%20Accounts/GB%20Accounts%202011-12/GB%20Accounts%20Company%202012-04-30%20(Apr12)%20OpenOffice/Fixedassets.ods'#$Schedule.$E$22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2-04-30%20(Apr12)%20OpenOffice/Fixedassets.ods'#$Schedule.$E$30]&gt;0;['file:///C:/Users/Antony/diy/GB%20Accounts/GB%20Accounts%202011-12/GB%20Accounts%20Company%202012-04-30%20(Apr12)%20OpenOffice/Fixedassets.ods'#$Schedule.$E$30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2-04-30%20(Apr12)%20OpenOffice/Fixedassets.ods'#$Schedule.$E$41]&gt;0;['file:///C:/Users/Antony/diy/GB%20Accounts/GB%20Accounts%202011-12/GB%20Accounts%20Company%202012-04-30%20(Apr12)%20OpenOffice/Fixedassets.ods'#$Schedule.$E$41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2-04-30%20(Apr12)%20OpenOffice/Fixedassets.ods'#$Schedule.$E$55]&gt;0;['file:///C:/Users/Antony/diy/GB%20Accounts/GB%20Accounts%202011-12/GB%20Accounts%20Company%202012-04-30%20(Apr12)%20OpenOffice/Fixedassets.ods'#$Schedule.$E$55];0)" office:value-type="float" office:value="0">
            <text:p>0</text:p>
          </table:table-cell>
          <table:table-cell table:style-name="ce139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71" office:value-type="string">
            <text:p>Additions</text:p>
          </table:table-cell>
          <table:table-cell table:style-name="ce139" table:formula="of:=IF(['file:///C:/Users/Antony/diy/GB%20Accounts/GB%20Accounts%202011-12/GB%20Accounts%20Company%202012-04-30%20(Apr12)%20OpenOffice/Fixedassets.ods'#$Schedule.$E$64]&gt;0;['file:///C:/Users/Antony/diy/GB%20Accounts/GB%20Accounts%202011-12/GB%20Accounts%20Company%202012-04-30%20(Apr12)%20OpenOffice/Fixedassets.ods'#$Schedule.$E$64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2-04-30%20(Apr12)%20OpenOffice/Fixedassets.ods'#$Schedule.$E$75]&gt;0;['file:///C:/Users/Antony/diy/GB%20Accounts/GB%20Accounts%202011-12/GB%20Accounts%20Company%202012-04-30%20(Apr12)%20OpenOffice/Fixedassets.ods'#$Schedule.$E$75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2-04-30%20(Apr12)%20OpenOffice/Fixedassets.ods'#$Schedule.$E$83]&gt;0;['file:///C:/Users/Antony/diy/GB%20Accounts/GB%20Accounts%202011-12/GB%20Accounts%20Company%202012-04-30%20(Apr12)%20OpenOffice/Fixedassets.ods'#$Schedule.$E$83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2-04-30%20(Apr12)%20OpenOffice/Fixedassets.ods'#$Schedule.$E$94]&gt;0;['file:///C:/Users/Antony/diy/GB%20Accounts/GB%20Accounts%202011-12/GB%20Accounts%20Company%202012-04-30%20(Apr12)%20OpenOffice/Fixedassets.ods'#$Schedule.$E$94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2-04-30%20(Apr12)%20OpenOffice/Fixedassets.ods'#$Schedule.$E$108]&gt;0;['file:///C:/Users/Antony/diy/GB%20Accounts/GB%20Accounts%202011-12/GB%20Accounts%20Company%202012-04-30%20(Apr12)%20OpenOffice/Fixedassets.ods'#$Schedule.$E$108];0)" office:value-type="float" office:value="0">
            <text:p>0</text:p>
          </table:table-cell>
          <table:table-cell table:style-name="ce139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71" office:value-type="string">
            <text:p>Disposals</text:p>
          </table:table-cell>
          <table:table-cell table:style-name="ce139" table:formula="of:=IF((['file:///C:/Users/Antony/diy/GB%20Accounts/GB%20Accounts%202011-12/GB%20Accounts%20Company%202012-04-30%20(Apr12)%20OpenOffice/Fixedassets.ods'#$Schedule.$W$11]+['file:///C:/Users/Antony/diy/GB%20Accounts/GB%20Accounts%202011-12/GB%20Accounts%20Company%202012-04-30%20(Apr12)%20OpenOffice/Fixedassets.ods'#$Schedule.$W$64])&gt;0;['file:///C:/Users/Antony/diy/GB%20Accounts/GB%20Accounts%202011-12/GB%20Accounts%20Company%202012-04-30%20(Apr12)%20OpenOffice/Fixedassets.ods'#$Schedule.$W$11]+['file:///C:/Users/Antony/diy/GB%20Accounts/GB%20Accounts%202011-12/GB%20Accounts%20Company%202012-04-30%20(Apr12)%20OpenOffice/Fixedassets.ods'#$Schedule.$W$64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2-04-30%20(Apr12)%20OpenOffice/Fixedassets.ods'#$Schedule.$W$22]+['file:///C:/Users/Antony/diy/GB%20Accounts/GB%20Accounts%202011-12/GB%20Accounts%20Company%202012-04-30%20(Apr12)%20OpenOffice/Fixedassets.ods'#$Schedule.$W$75])&gt;0;['file:///C:/Users/Antony/diy/GB%20Accounts/GB%20Accounts%202011-12/GB%20Accounts%20Company%202012-04-30%20(Apr12)%20OpenOffice/Fixedassets.ods'#$Schedule.$W$22]+['file:///C:/Users/Antony/diy/GB%20Accounts/GB%20Accounts%202011-12/GB%20Accounts%20Company%202012-04-30%20(Apr12)%20OpenOffice/Fixedassets.ods'#$Schedule.$W$75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2-04-30%20(Apr12)%20OpenOffice/Fixedassets.ods'#$Schedule.$W$30]+['file:///C:/Users/Antony/diy/GB%20Accounts/GB%20Accounts%202011-12/GB%20Accounts%20Company%202012-04-30%20(Apr12)%20OpenOffice/Fixedassets.ods'#$Schedule.$W$83])&gt;0;['file:///C:/Users/Antony/diy/GB%20Accounts/GB%20Accounts%202011-12/GB%20Accounts%20Company%202012-04-30%20(Apr12)%20OpenOffice/Fixedassets.ods'#$Schedule.$W$30]+['file:///C:/Users/Antony/diy/GB%20Accounts/GB%20Accounts%202011-12/GB%20Accounts%20Company%202012-04-30%20(Apr12)%20OpenOffice/Fixedassets.ods'#$Schedule.$W$83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2-04-30%20(Apr12)%20OpenOffice/Fixedassets.ods'#$Schedule.$W$41]+['file:///C:/Users/Antony/diy/GB%20Accounts/GB%20Accounts%202011-12/GB%20Accounts%20Company%202012-04-30%20(Apr12)%20OpenOffice/Fixedassets.ods'#$Schedule.$W$94])&gt;0;['file:///C:/Users/Antony/diy/GB%20Accounts/GB%20Accounts%202011-12/GB%20Accounts%20Company%202012-04-30%20(Apr12)%20OpenOffice/Fixedassets.ods'#$Schedule.$W$41]+['file:///C:/Users/Antony/diy/GB%20Accounts/GB%20Accounts%202011-12/GB%20Accounts%20Company%202012-04-30%20(Apr12)%20OpenOffice/Fixedassets.ods'#$Schedule.$W$94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2-04-30%20(Apr12)%20OpenOffice/Fixedassets.ods'#$Schedule.$W$55]+['file:///C:/Users/Antony/diy/GB%20Accounts/GB%20Accounts%202011-12/GB%20Accounts%20Company%202012-04-30%20(Apr12)%20OpenOffice/Fixedassets.ods'#$Schedule.$W$108])&gt;0;['file:///C:/Users/Antony/diy/GB%20Accounts/GB%20Accounts%202011-12/GB%20Accounts%20Company%202012-04-30%20(Apr12)%20OpenOffice/Fixedassets.ods'#$Schedule.$W$55]+['file:///C:/Users/Antony/diy/GB%20Accounts/GB%20Accounts%202011-12/GB%20Accounts%20Company%202012-04-30%20(Apr12)%20OpenOffice/Fixedassets.ods'#$Schedule.$W$108];0)" office:value-type="float" office:value="0">
            <text:p>0</text:p>
          </table:table-cell>
          <table:table-cell table:style-name="ce139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70" table:formula="of:=[$'PubP&amp;L'.D3]" office:value-type="date" office:date-value="2012-04-30">
            <text:p>Monday, April 30, 2012</text:p>
          </table:table-cell>
          <table:table-cell table:style-name="ce139" table:formula="of:=[.B8]+[.B9]-[.B10]" office:value-type="float" office:value="0">
            <text:p>0</text:p>
          </table:table-cell>
          <table:table-cell table:style-name="ce139" table:formula="of:=[.C8]+[.C9]-[.C10]" office:value-type="float" office:value="0">
            <text:p>0</text:p>
          </table:table-cell>
          <table:table-cell table:style-name="ce139" table:formula="of:=[.D8]+[.D9]-[.D10]" office:value-type="float" office:value="0">
            <text:p>0</text:p>
          </table:table-cell>
          <table:table-cell table:style-name="ce139" table:formula="of:=[.E8]+[.E9]-[.E10]" office:value-type="float" office:value="0">
            <text:p>0</text:p>
          </table:table-cell>
          <table:table-cell table:style-name="ce139" table:formula="of:=[.F8]+[.F9]-[.F10]" office:value-type="float" office:value="0">
            <text:p>0</text:p>
          </table:table-cell>
          <table:table-cell table:style-name="ce139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71"/>
          <table:table-cell table:style-name="ce139" table:number-columns-repeated="6"/>
          <table:table-cell table:number-columns-repeated="1017"/>
        </table:table-row>
        <table:table-row table:style-name="ro10">
          <table:table-cell table:style-name="ce170" office:value-type="string">
            <text:p>Depreciation</text:p>
          </table:table-cell>
          <table:table-cell table:style-name="ce139" table:number-columns-repeated="6"/>
          <table:table-cell table:number-columns-repeated="1017"/>
        </table:table-row>
        <table:table-row table:style-name="ro10">
          <table:table-cell table:style-name="ce170" table:formula="of:=[.A8]" office:value-type="date" office:date-value="2011-05-01">
            <text:p>Sunday, May 01, 2011</text:p>
          </table:table-cell>
          <table:table-cell table:style-name="ce139" table:formula="of:=IF(['file:///C:/Users/Antony/diy/GB%20Accounts/GB%20Accounts%202011-12/GB%20Accounts%20Company%202012-04-30%20(Apr12)%20OpenOffice/Fixedassets.ods'#$Schedule.$F$11]&gt;0;['file:///C:/Users/Antony/diy/GB%20Accounts/GB%20Accounts%202011-12/GB%20Accounts%20Company%202012-04-30%20(Apr12)%20OpenOffice/Fixedassets.ods'#$Schedule.$F$11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2-04-30%20(Apr12)%20OpenOffice/Fixedassets.ods'#$Schedule.$F$22]&gt;0;['file:///C:/Users/Antony/diy/GB%20Accounts/GB%20Accounts%202011-12/GB%20Accounts%20Company%202012-04-30%20(Apr12)%20OpenOffice/Fixedassets.ods'#$Schedule.$F$22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2-04-30%20(Apr12)%20OpenOffice/Fixedassets.ods'#$Schedule.$F$30]&gt;0;['file:///C:/Users/Antony/diy/GB%20Accounts/GB%20Accounts%202011-12/GB%20Accounts%20Company%202012-04-30%20(Apr12)%20OpenOffice/Fixedassets.ods'#$Schedule.$F$30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2-04-30%20(Apr12)%20OpenOffice/Fixedassets.ods'#$Schedule.$F$41]&gt;0;['file:///C:/Users/Antony/diy/GB%20Accounts/GB%20Accounts%202011-12/GB%20Accounts%20Company%202012-04-30%20(Apr12)%20OpenOffice/Fixedassets.ods'#$Schedule.$F$41];0)" office:value-type="float" office:value="0">
            <text:p>0</text:p>
          </table:table-cell>
          <table:table-cell table:style-name="ce139" table:formula="of:=IF(['file:///C:/Users/Antony/diy/GB%20Accounts/GB%20Accounts%202011-12/GB%20Accounts%20Company%202012-04-30%20(Apr12)%20OpenOffice/Fixedassets.ods'#$Schedule.$F$55]&gt;0;['file:///C:/Users/Antony/diy/GB%20Accounts/GB%20Accounts%202011-12/GB%20Accounts%20Company%202012-04-30%20(Apr12)%20OpenOffice/Fixedassets.ods'#$Schedule.$F$55];0)" office:value-type="float" office:value="0">
            <text:p>0</text:p>
          </table:table-cell>
          <table:table-cell table:style-name="ce139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71" office:value-type="string">
            <text:p>Charge for the year</text:p>
          </table:table-cell>
          <table:table-cell table:style-name="ce139" table:formula="of:=IF((['file:///C:/Users/Antony/diy/GB%20Accounts/GB%20Accounts%202011-12/GB%20Accounts%20Company%202012-04-30%20(Apr12)%20OpenOffice/Fixedassets.ods'#$Schedule.$I$11]+['file:///C:/Users/Antony/diy/GB%20Accounts/GB%20Accounts%202011-12/GB%20Accounts%20Company%202012-04-30%20(Apr12)%20OpenOffice/Fixedassets.ods'#$Schedule.$I$64])&gt;0;['file:///C:/Users/Antony/diy/GB%20Accounts/GB%20Accounts%202011-12/GB%20Accounts%20Company%202012-04-30%20(Apr12)%20OpenOffice/Fixedassets.ods'#$Schedule.$I$11]+['file:///C:/Users/Antony/diy/GB%20Accounts/GB%20Accounts%202011-12/GB%20Accounts%20Company%202012-04-30%20(Apr12)%20OpenOffice/Fixedassets.ods'#$Schedule.$I$64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2-04-30%20(Apr12)%20OpenOffice/Fixedassets.ods'#$Schedule.$I$22]+['file:///C:/Users/Antony/diy/GB%20Accounts/GB%20Accounts%202011-12/GB%20Accounts%20Company%202012-04-30%20(Apr12)%20OpenOffice/Fixedassets.ods'#$Schedule.$I$75])&gt;0;['file:///C:/Users/Antony/diy/GB%20Accounts/GB%20Accounts%202011-12/GB%20Accounts%20Company%202012-04-30%20(Apr12)%20OpenOffice/Fixedassets.ods'#$Schedule.$I$22]+['file:///C:/Users/Antony/diy/GB%20Accounts/GB%20Accounts%202011-12/GB%20Accounts%20Company%202012-04-30%20(Apr12)%20OpenOffice/Fixedassets.ods'#$Schedule.$I$75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2-04-30%20(Apr12)%20OpenOffice/Fixedassets.ods'#$Schedule.$I$30]+['file:///C:/Users/Antony/diy/GB%20Accounts/GB%20Accounts%202011-12/GB%20Accounts%20Company%202012-04-30%20(Apr12)%20OpenOffice/Fixedassets.ods'#$Schedule.$I$83])&gt;0;['file:///C:/Users/Antony/diy/GB%20Accounts/GB%20Accounts%202011-12/GB%20Accounts%20Company%202012-04-30%20(Apr12)%20OpenOffice/Fixedassets.ods'#$Schedule.$I$30]+['file:///C:/Users/Antony/diy/GB%20Accounts/GB%20Accounts%202011-12/GB%20Accounts%20Company%202012-04-30%20(Apr12)%20OpenOffice/Fixedassets.ods'#$Schedule.$I$83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2-04-30%20(Apr12)%20OpenOffice/Fixedassets.ods'#$Schedule.$I$41]+['file:///C:/Users/Antony/diy/GB%20Accounts/GB%20Accounts%202011-12/GB%20Accounts%20Company%202012-04-30%20(Apr12)%20OpenOffice/Fixedassets.ods'#$Schedule.$I$94])&gt;0;['file:///C:/Users/Antony/diy/GB%20Accounts/GB%20Accounts%202011-12/GB%20Accounts%20Company%202012-04-30%20(Apr12)%20OpenOffice/Fixedassets.ods'#$Schedule.$I$41]+['file:///C:/Users/Antony/diy/GB%20Accounts/GB%20Accounts%202011-12/GB%20Accounts%20Company%202012-04-30%20(Apr12)%20OpenOffice/Fixedassets.ods'#$Schedule.$I$94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2-04-30%20(Apr12)%20OpenOffice/Fixedassets.ods'#$Schedule.$I$55]+['file:///C:/Users/Antony/diy/GB%20Accounts/GB%20Accounts%202011-12/GB%20Accounts%20Company%202012-04-30%20(Apr12)%20OpenOffice/Fixedassets.ods'#$Schedule.$I$108])&gt;0;['file:///C:/Users/Antony/diy/GB%20Accounts/GB%20Accounts%202011-12/GB%20Accounts%20Company%202012-04-30%20(Apr12)%20OpenOffice/Fixedassets.ods'#$Schedule.$I$55]+['file:///C:/Users/Antony/diy/GB%20Accounts/GB%20Accounts%202011-12/GB%20Accounts%20Company%202012-04-30%20(Apr12)%20OpenOffice/Fixedassets.ods'#$Schedule.$I$108];0)" office:value-type="float" office:value="0">
            <text:p>0</text:p>
          </table:table-cell>
          <table:table-cell table:style-name="ce139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71" office:value-type="string">
            <text:p>On Disposals</text:p>
          </table:table-cell>
          <table:table-cell table:style-name="ce139" table:formula="of:=IF((['file:///C:/Users/Antony/diy/GB%20Accounts/GB%20Accounts%202011-12/GB%20Accounts%20Company%202012-04-30%20(Apr12)%20OpenOffice/Fixedassets.ods'#$Schedule.$X$11]+['file:///C:/Users/Antony/diy/GB%20Accounts/GB%20Accounts%202011-12/GB%20Accounts%20Company%202012-04-30%20(Apr12)%20OpenOffice/Fixedassets.ods'#$Schedule.$X$64])&gt;0;['file:///C:/Users/Antony/diy/GB%20Accounts/GB%20Accounts%202011-12/GB%20Accounts%20Company%202012-04-30%20(Apr12)%20OpenOffice/Fixedassets.ods'#$Schedule.$X$11]+['file:///C:/Users/Antony/diy/GB%20Accounts/GB%20Accounts%202011-12/GB%20Accounts%20Company%202012-04-30%20(Apr12)%20OpenOffice/Fixedassets.ods'#$Schedule.$X$64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2-04-30%20(Apr12)%20OpenOffice/Fixedassets.ods'#$Schedule.$X$22]+['file:///C:/Users/Antony/diy/GB%20Accounts/GB%20Accounts%202011-12/GB%20Accounts%20Company%202012-04-30%20(Apr12)%20OpenOffice/Fixedassets.ods'#$Schedule.$X$75])&gt;0;['file:///C:/Users/Antony/diy/GB%20Accounts/GB%20Accounts%202011-12/GB%20Accounts%20Company%202012-04-30%20(Apr12)%20OpenOffice/Fixedassets.ods'#$Schedule.$X$22]+['file:///C:/Users/Antony/diy/GB%20Accounts/GB%20Accounts%202011-12/GB%20Accounts%20Company%202012-04-30%20(Apr12)%20OpenOffice/Fixedassets.ods'#$Schedule.$X$75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2-04-30%20(Apr12)%20OpenOffice/Fixedassets.ods'#$Schedule.$X$30]+['file:///C:/Users/Antony/diy/GB%20Accounts/GB%20Accounts%202011-12/GB%20Accounts%20Company%202012-04-30%20(Apr12)%20OpenOffice/Fixedassets.ods'#$Schedule.$X$83])&gt;0;['file:///C:/Users/Antony/diy/GB%20Accounts/GB%20Accounts%202011-12/GB%20Accounts%20Company%202012-04-30%20(Apr12)%20OpenOffice/Fixedassets.ods'#$Schedule.$X$30]+['file:///C:/Users/Antony/diy/GB%20Accounts/GB%20Accounts%202011-12/GB%20Accounts%20Company%202012-04-30%20(Apr12)%20OpenOffice/Fixedassets.ods'#$Schedule.$X$83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2-04-30%20(Apr12)%20OpenOffice/Fixedassets.ods'#$Schedule.$X$41]+['file:///C:/Users/Antony/diy/GB%20Accounts/GB%20Accounts%202011-12/GB%20Accounts%20Company%202012-04-30%20(Apr12)%20OpenOffice/Fixedassets.ods'#$Schedule.$X$94])&gt;0;['file:///C:/Users/Antony/diy/GB%20Accounts/GB%20Accounts%202011-12/GB%20Accounts%20Company%202012-04-30%20(Apr12)%20OpenOffice/Fixedassets.ods'#$Schedule.$X$41]+['file:///C:/Users/Antony/diy/GB%20Accounts/GB%20Accounts%202011-12/GB%20Accounts%20Company%202012-04-30%20(Apr12)%20OpenOffice/Fixedassets.ods'#$Schedule.$X$94];0)" office:value-type="float" office:value="0">
            <text:p>0</text:p>
          </table:table-cell>
          <table:table-cell table:style-name="ce139" table:formula="of:=IF((['file:///C:/Users/Antony/diy/GB%20Accounts/GB%20Accounts%202011-12/GB%20Accounts%20Company%202012-04-30%20(Apr12)%20OpenOffice/Fixedassets.ods'#$Schedule.$X$55]+['file:///C:/Users/Antony/diy/GB%20Accounts/GB%20Accounts%202011-12/GB%20Accounts%20Company%202012-04-30%20(Apr12)%20OpenOffice/Fixedassets.ods'#$Schedule.$X$108])&gt;0;['file:///C:/Users/Antony/diy/GB%20Accounts/GB%20Accounts%202011-12/GB%20Accounts%20Company%202012-04-30%20(Apr12)%20OpenOffice/Fixedassets.ods'#$Schedule.$X$55]+['file:///C:/Users/Antony/diy/GB%20Accounts/GB%20Accounts%202011-12/GB%20Accounts%20Company%202012-04-30%20(Apr12)%20OpenOffice/Fixedassets.ods'#$Schedule.$X$108];0)" office:value-type="float" office:value="0">
            <text:p>0</text:p>
          </table:table-cell>
          <table:table-cell table:style-name="ce139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70" table:formula="of:=[.A11]" office:value-type="date" office:date-value="2012-04-30">
            <text:p>Monday, April 30, 2012</text:p>
          </table:table-cell>
          <table:table-cell table:style-name="ce139" table:formula="of:=[.B14]-[.B16]+[.B15]" office:value-type="float" office:value="0">
            <text:p>0</text:p>
          </table:table-cell>
          <table:table-cell table:style-name="ce139" table:formula="of:=[.C14]-[.C16]+[.C15]" office:value-type="float" office:value="0">
            <text:p>0</text:p>
          </table:table-cell>
          <table:table-cell table:style-name="ce139" table:formula="of:=[.D14]-[.D16]+[.D15]" office:value-type="float" office:value="0">
            <text:p>0</text:p>
          </table:table-cell>
          <table:table-cell table:style-name="ce139" table:formula="of:=[.E14]-[.E16]+[.E15]" office:value-type="float" office:value="0">
            <text:p>0</text:p>
          </table:table-cell>
          <table:table-cell table:style-name="ce139" table:formula="of:=[.F14]-[.F16]+[.F15]" office:value-type="float" office:value="0">
            <text:p>0</text:p>
          </table:table-cell>
          <table:table-cell table:style-name="ce139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71"/>
          <table:table-cell table:style-name="ce139" table:number-columns-repeated="6"/>
          <table:table-cell table:number-columns-repeated="1017"/>
        </table:table-row>
        <table:table-row table:style-name="ro10">
          <table:table-cell table:style-name="ce170" office:value-type="string">
            <text:p>Net Book Value</text:p>
          </table:table-cell>
          <table:table-cell table:style-name="ce139" table:number-columns-repeated="6"/>
          <table:table-cell table:number-columns-repeated="1017"/>
        </table:table-row>
        <table:table-row table:style-name="ro10">
          <table:table-cell table:style-name="ce170" table:formula="of:=[.A11]" office:value-type="date" office:date-value="2012-04-30">
            <text:p>Monday, April 30, 2012</text:p>
          </table:table-cell>
          <table:table-cell table:style-name="ce173" table:formula="of:=[.B11]-[.B17]" office:value-type="float" office:value="0">
            <text:p>0</text:p>
          </table:table-cell>
          <table:table-cell table:style-name="ce173" table:formula="of:=[.C11]-[.C17]" office:value-type="float" office:value="0">
            <text:p>0</text:p>
          </table:table-cell>
          <table:table-cell table:style-name="ce173" table:formula="of:=[.D11]-[.D17]" office:value-type="float" office:value="0">
            <text:p>0</text:p>
          </table:table-cell>
          <table:table-cell table:style-name="ce173" table:formula="of:=[.E11]-[.E17]" office:value-type="float" office:value="0">
            <text:p>0</text:p>
          </table:table-cell>
          <table:table-cell table:style-name="ce173" table:formula="of:=[.F11]-[.F17]" office:value-type="float" office:value="0">
            <text:p>0</text:p>
          </table:table-cell>
          <table:table-cell table:style-name="ce173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10">
          <table:table-cell office:value-type="string">
            <text:p>Depreciation is calculated to write off the cost of tangible assets by equal instalments </text:p>
          </table:table-cell>
          <table:table-cell table:number-columns-repeated="1023"/>
        </table:table-row>
        <table:table-row table:style-name="ro10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Land &amp; Buildings</text:p>
          </table:table-cell>
          <table:table-cell table:style-name="ce174" table:formula="of:=['file:///C:/Users/Antony/diy/GB%20Accounts/GB%20Accounts%202011-12/GB%20Accounts%20Company%202012-04-30%20(Apr12)%20OpenOffice/Fixedassets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Plant &amp; Equipment</text:p>
          </table:table-cell>
          <table:table-cell table:style-name="ce174" table:formula="of:=['file:///C:/Users/Antony/diy/GB%20Accounts/GB%20Accounts%202011-12/GB%20Accounts%20Company%202012-04-30%20(Apr12)%20OpenOffice/Fixedassets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Fixtures &amp; Fittings</text:p>
          </table:table-cell>
          <table:table-cell table:style-name="ce174" table:formula="of:=['file:///C:/Users/Antony/diy/GB%20Accounts/GB%20Accounts%202011-12/GB%20Accounts%20Company%202012-04-30%20(Apr12)%20OpenOffice/Fixedassets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Computer Software</text:p>
          </table:table-cell>
          <table:table-cell table:style-name="ce174" table:formula="of:=['file:///C:/Users/Antony/diy/GB%20Accounts/GB%20Accounts%202011-12/GB%20Accounts%20Company%202012-04-30%20(Apr12)%20OpenOffice/Fixedassets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168"/>
          <table:table-cell table:number-columns-repeated="1020"/>
        </table:table-row>
        <table:table-row table:style-name="ro10">
          <table:table-cell office:value-type="string">
            <text:p>Motor Vehicles</text:p>
          </table:table-cell>
          <table:table-cell table:style-name="ce174" table:formula="of:=['file:///C:/Users/Antony/diy/GB%20Accounts/GB%20Accounts%202011-12/GB%20Accounts%20Company%202012-04-30%20(Apr12)%20OpenOffice/Fixedassets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138" office:value-type="string">
            <text:p>2. Directors emoluments</text:p>
          </table:table-cell>
          <table:table-cell table:number-columns-repeated="1023"/>
        </table:table-row>
        <table:table-row table:style-name="ro10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176" table:formula="of:=[$TrialBalance.EJ66]" office:value-type="currency" office:currency="GBP" office:value="0">
            <text:p>£0</text:p>
          </table:table-cell>
          <table:table-cell table:style-name="ce144"/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style-name="ce138" office:value-type="string">
            <text:p>3. Dividends Declared</text:p>
          </table:table-cell>
          <table:table-cell table:number-columns-repeated="1023"/>
        </table:table-row>
        <table:table-row table:style-name="ro11">
          <table:table-cell office:value-type="string">
            <text:p>Gross dividend declared <text:s/>for the year ended </text:p>
          </table:table-cell>
          <table:table-cell table:style-name="ce144"/>
          <table:table-cell/>
          <table:table-cell table:style-name="ce175" table:formula="of:=[$'PubP&amp;L'.D3]" office:value-type="date" office:date-value="2012-04-30" table:number-columns-spanned="2" table:number-rows-spanned="1">
            <text:p>Monday, April 30, 2012</text:p>
          </table:table-cell>
          <table:covered-table-cell/>
          <table:table-cell table:style-name="ce176" table:formula="of:=['file:///C:/Users/Antony/diy/GB%20Accounts/GB%20Accounts%202011-12/GB%20Accounts%20Company%202012-04-30%20(Apr12)%20OpenOffice/Companysecretary.ods'#$Boardmeeting.$E$4]" office:value-type="currency" office:currency="GBP" office:value="0">
            <text:p>£0</text:p>
          </table:table-cell>
          <table:table-cell table:style-name="ce175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table:style-name="ce138" office:value-type="string">
            <text:p>4. Corporation Tax</text:p>
          </table:table-cell>
          <table:table-cell table:number-columns-repeated="1023"/>
        </table:table-row>
        <table:table-row table:style-name="ro11">
          <table:table-cell office:value-type="string">
            <text:p>Corporation tax for the year to </text:p>
          </table:table-cell>
          <table:table-cell table:style-name="ce175" table:formula="of:=[$'PubP&amp;L'.D3]" office:value-type="date" office:date-value="2012-04-30" table:number-columns-spanned="2" table:number-rows-spanned="1">
            <text:p>Monday, April 30, 2012</text:p>
          </table:table-cell>
          <table:covered-table-cell/>
          <table:table-cell table:style-name="ce176" table:formula="of:=[$CorporationTax.K35]" office:value-type="currency" office:currency="GBP" office:value="0">
            <text:p>£0</text:p>
          </table:table-cell>
          <table:table-cell table:style-name="ce144" table:number-columns-repeated="2"/>
          <table:table-cell table:number-columns-repeated="1018"/>
        </table:table-row>
        <table:table-row table:style-name="ro10" table:number-rows-repeated="104853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port" table:style-name="ta8">
        <table:table-column table:style-name="co29" table:default-cell-style-name="ce177"/>
        <table:table-column table:style-name="co30" table:default-cell-style-name="ce177"/>
        <table:table-column table:style-name="co31" table:default-cell-style-name="ce177"/>
        <table:table-column table:style-name="co32" table:default-cell-style-name="ce177"/>
        <table:table-column table:style-name="co33" table:default-cell-style-name="ce177"/>
        <table:table-column table:style-name="co6" table:default-cell-style-name="ce177"/>
        <table:table-column table:style-name="co34" table:default-cell-style-name="ce177"/>
        <table:table-column table:style-name="co35" table:default-cell-style-name="ce177"/>
        <table:table-column table:style-name="co36" table:default-cell-style-name="ce177"/>
        <table:table-column table:style-name="co6" table:number-columns-repeated="1015" table:default-cell-style-name="ce177"/>
        <table:table-row table:style-name="ro23" table:number-rows-repeated="11">
          <table:table-cell table:number-columns-repeated="1024"/>
        </table:table-row>
        <table:table-row table:style-name="ro24">
          <table:table-cell table:style-name="ce178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23" table:number-rows-repeated="7">
          <table:table-cell table:number-columns-repeated="1024"/>
        </table:table-row>
        <table:table-row table:style-name="ro25">
          <table:table-cell table:style-name="ce179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23">
          <table:table-cell table:number-columns-repeated="1024"/>
        </table:table-row>
        <table:table-row table:style-name="ro25">
          <table:table-cell table:style-name="ce180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202" table:formula="of:=[$PubBalSht.D2]" office:value-type="date" office:date-value="2012-04-30" table:number-columns-spanned="4" table:number-rows-spanned="1">
            <text:p>Monday, April 30, 2012</text:p>
          </table:table-cell>
          <table:covered-table-cell table:number-columns-repeated="3"/>
          <table:table-cell table:number-columns-repeated="1015"/>
        </table:table-row>
        <table:table-row table:style-name="ro23" table:number-rows-repeated="23">
          <table:table-cell table:number-columns-repeated="1024"/>
        </table:table-row>
        <table:table-row table:style-name="ro23">
          <table:table-cell/>
          <table:table-cell table:style-name="ce191" table:formula="of:=[$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5" table:number-columns-repeated="5"/>
          <table:table-cell table:number-columns-repeated="1015"/>
        </table:table-row>
        <table:table-row table:style-name="ro23">
          <table:table-cell/>
          <table:table-cell table:style-name="ce191" table:formula="of:=[$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5" table:number-columns-repeated="5"/>
          <table:table-cell table:number-columns-repeated="1015"/>
        </table:table-row>
        <table:table-row table:style-name="ro23">
          <table:table-cell/>
          <table:table-cell table:style-name="ce191" table:formula="of:=[$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5" table:number-columns-repeated="5"/>
          <table:table-cell table:number-columns-repeated="1015"/>
        </table:table-row>
        <table:table-row table:style-name="ro23">
          <table:table-cell/>
          <table:table-cell table:style-name="ce191" table:formula="of:=[$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5" table:number-columns-repeated="5"/>
          <table:table-cell table:number-columns-repeated="1015"/>
        </table:table-row>
        <table:table-row table:style-name="ro26">
          <table:table-cell/>
          <table:table-cell table:style-name="ce185" office:value-type="string">
            <text:p>Tel No.</text:p>
          </table:table-cell>
          <table:table-cell table:style-name="ce193" table:formula="of:=[$OpenAccounts.E4]" office:value-type="float" office:value="0" table:number-columns-spanned="2" table:number-rows-spanned="1">
            <text:p>0</text:p>
          </table:table-cell>
          <table:covered-table-cell/>
          <table:table-cell table:style-name="ce200"/>
          <table:table-cell table:style-name="ce200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193" table:formula="of:=[$OpenAccounts.E3]" office:value-type="float" office:value="0">
            <text:p>0</text:p>
          </table:table-cell>
          <table:table-cell table:number-columns-repeated="1015"/>
        </table:table-row>
        <table:table-row table:style-name="ro23" table:number-rows-repeated="5">
          <table:table-cell table:number-columns-repeated="1024"/>
        </table:table-row>
        <table:table-row table:style-name="ro24">
          <table:table-cell table:style-name="ce178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23" table:number-rows-repeated="3">
          <table:table-cell table:number-columns-repeated="1024"/>
        </table:table-row>
        <table:table-row table:style-name="ro23">
          <table:table-cell table:number-columns-repeated="3"/>
          <table:table-cell table:style-name="ce195" office:value-type="string">
            <text:p>CLIENT CERTIFICATE</text:p>
          </table:table-cell>
          <table:table-cell table:style-name="ce195"/>
          <table:table-cell table:number-columns-repeated="1019"/>
        </table:table-row>
        <table:table-row table:style-name="ro23">
          <table:table-cell table:number-columns-repeated="1024"/>
        </table:table-row>
        <table:table-row table:style-name="ro23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23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23">
          <table:table-cell/>
          <table:table-cell office:value-type="string">
            <text:p>accountant constitute a true and correct record of all the</text:p>
          </table:table-cell>
          <table:table-cell table:number-columns-repeated="1022"/>
        </table:table-row>
        <table:table-row table:style-name="ro23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203" table:formula="of:=[$'PubP&amp;L'.E5]" office:value-type="date" office:date-value="2012-04-30" table:number-columns-spanned="2" table:number-rows-spanned="1">
            <text:p>Monday, April 30, 2012</text:p>
          </table:table-cell>
          <table:covered-table-cell/>
          <table:table-cell table:number-columns-repeated="1017"/>
        </table:table-row>
        <table:table-row table:style-name="ro23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23" table:number-rows-repeated="2">
          <table:table-cell table:number-columns-repeated="1024"/>
        </table:table-row>
        <table:table-row table:style-name="ro23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23">
          <table:table-cell table:number-columns-repeated="1024"/>
        </table:table-row>
        <table:table-row table:style-name="ro23">
          <table:table-cell/>
          <table:table-cell office:value-type="string">
            <text:p>DIRECTOR</text:p>
          </table:table-cell>
          <table:table-cell/>
          <table:table-cell table:style-name="ce196" table:formula="of:=[$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23" table:number-rows-repeated="2">
          <table:table-cell table:number-columns-repeated="1024"/>
        </table:table-row>
        <table:table-row table:style-name="ro23">
          <table:table-cell/>
          <table:table-cell office:value-type="string">
            <text:p>Dated</text:p>
          </table:table-cell>
          <table:table-cell/>
          <table:table-cell table:style-name="ce197" table:formula="of:=TODAY()" office:value-type="date" office:date-value="2012-05-07" table:number-columns-spanned="3" table:number-rows-spanned="1">
            <text:p>Monday, May 07, 2012</text:p>
          </table:table-cell>
          <table:covered-table-cell table:number-columns-repeated="2"/>
          <table:table-cell table:number-columns-repeated="1018"/>
        </table:table-row>
        <table:table-row table:style-name="ro23" table:number-rows-repeated="2">
          <table:table-cell table:number-columns-repeated="1024"/>
        </table:table-row>
        <table:table-row table:style-name="ro27">
          <table:table-cell table:number-columns-repeated="1024"/>
        </table:table-row>
        <table:table-row table:style-name="ro28">
          <table:table-cell table:style-name="ce181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style-name="ce195" table:number-columns-repeated="1015"/>
        </table:table-row>
        <table:table-row table:style-name="ro29">
          <table:table-cell table:style-name="ce182"/>
          <table:table-cell table:style-name="ce192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206" table:formula="of:=[$'PubP&amp;L'.E5]" office:value-type="date" office:date-value="2012-04-30" table:number-columns-spanned="3" table:number-rows-spanned="1">
            <text:p>Monday, April 30, 2012</text:p>
          </table:table-cell>
          <table:covered-table-cell table:number-columns-repeated="2"/>
          <table:table-cell table:style-name="ce182" table:number-columns-repeated="1015"/>
        </table:table-row>
        <table:table-row table:style-name="ro23">
          <table:table-cell table:number-columns-repeated="1024"/>
        </table:table-row>
        <table:table-row table:style-name="ro26">
          <table:table-cell table:style-name="ce183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185" table:number-columns-repeated="1015"/>
        </table:table-row>
        <table:table-row table:style-name="ro23">
          <table:table-cell table:style-name="ce184" office:value-type="string" table:number-columns-spanned="2" table:number-rows-spanned="1">
            <text:p>12 months ended</text:p>
          </table:table-cell>
          <table:covered-table-cell/>
          <table:table-cell table:style-name="ce194" table:formula="of:=[$'PubP&amp;L'.E5]" office:value-type="date" office:date-value="2012-04-30" table:number-columns-spanned="2" table:number-rows-spanned="1">
            <text:p>Monday, April 30, 2012</text:p>
          </table:table-cell>
          <table:covered-table-cell/>
          <table:table-cell table:style-name="ce185" table:number-columns-repeated="1020"/>
        </table:table-row>
        <table:table-row table:style-name="ro23">
          <table:table-cell table:style-name="ce185" table:number-columns-repeated="1024"/>
        </table:table-row>
        <table:table-row table:style-name="ro30">
          <table:table-cell table:style-name="ce186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201" table:formula="of:=[$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185" table:number-columns-repeated="1015"/>
        </table:table-row>
        <table:table-row table:style-name="ro23">
          <table:table-cell table:style-name="ce187" table:number-columns-spanned="9" table:number-rows-spanned="1"/>
          <table:covered-table-cell table:number-columns-repeated="8"/>
          <table:table-cell table:style-name="ce185" table:number-columns-repeated="1015"/>
        </table:table-row>
        <table:table-row table:style-name="ro26">
          <table:table-cell table:style-name="ce188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208" table:number-columns-repeated="1015"/>
        </table:table-row>
        <table:table-row table:style-name="ro30">
          <table:table-cell table:style-name="ce186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199" table:formula="of:=[$'PubP&amp;L'.F9]" office:value-type="currency" office:currency="GBP" office:value="0">
            <text:p>£0</text:p>
          </table:table-cell>
          <table:table-cell table:style-name="ce204" office:value-type="string" table:number-columns-spanned="2" table:number-rows-spanned="1">
            <text:p>compared with</text:p>
          </table:table-cell>
          <table:covered-table-cell/>
          <table:table-cell table:style-name="ce199" table:formula="of:=[$'PubP&amp;L'.B9]" office:value-type="currency" office:currency="GBP" office:value="0">
            <text:p>£0</text:p>
          </table:table-cell>
          <table:table-cell table:style-name="ce185" office:value-type="string">
            <text:p>last year.</text:p>
          </table:table-cell>
          <table:table-cell table:style-name="ce185" table:number-columns-repeated="1015"/>
        </table:table-row>
        <table:table-row table:style-name="ro26">
          <table:table-cell table:style-name="ce186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185" table:number-columns-repeated="1015"/>
        </table:table-row>
        <table:table-row table:style-name="ro23">
          <table:table-cell table:style-name="ce189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198" table:formula="of:=IF([$'PubP&amp;L'.F9]&gt;0;[$'PubP&amp;L'.F18]/[$'PubP&amp;L'.F9];&quot; &quot;)" office:value-type="string" office:string-value=" ">
            <text:p><text:s/></text:p>
          </table:table-cell>
          <table:table-cell table:style-name="ce190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198" table:formula="of:=IF([$'PubP&amp;L'.B9]&gt;0;[$'PubP&amp;L'.B18]/[$'PubP&amp;L'.B9];&quot; &quot;)" office:value-type="string" office:string-value=" ">
            <text:p><text:s/></text:p>
          </table:table-cell>
          <table:table-cell table:style-name="ce185" table:number-columns-repeated="1015"/>
        </table:table-row>
        <table:table-row table:style-name="ro26">
          <table:table-cell table:style-name="ce186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185" table:number-columns-repeated="1015"/>
        </table:table-row>
        <table:table-row table:style-name="ro23">
          <table:table-cell table:style-name="ce186" table:number-columns-spanned="9" table:number-rows-spanned="1"/>
          <table:covered-table-cell table:number-columns-repeated="8"/>
          <table:table-cell table:style-name="ce185" table:number-columns-repeated="1015"/>
        </table:table-row>
        <table:table-row table:style-name="ro26">
          <table:table-cell table:style-name="ce188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208" table:number-columns-repeated="1015"/>
        </table:table-row>
        <table:table-row table:style-name="ro26">
          <table:table-cell table:style-name="ce186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185" table:number-columns-repeated="1015"/>
        </table:table-row>
        <table:table-row table:style-name="ro30">
          <table:table-cell table:style-name="ce186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199" table:formula="of:=['file:///C:/Users/Antony/diy/GB%20Accounts/GB%20Accounts%202011-12/GB%20Accounts%20Company%202012-04-30%20(Apr12)%20OpenOffice/Companysecretary.ods'#$Boardmeeting.$E$4]" office:value-type="currency" office:currency="GBP" office:value="0">
            <text:p>£0</text:p>
          </table:table-cell>
          <table:table-cell table:style-name="ce191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185" table:number-columns-repeated="1015"/>
        </table:table-row>
        <table:table-row table:style-name="ro23">
          <table:table-cell table:style-name="ce189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207" table:formula="of:=['file:///C:/Users/Antony/diy/GB%20Accounts/GB%20Accounts%202011-12/GB%20Accounts%20Company%202012-04-30%20(Apr12)%20OpenOffice/Companysecretary.ods'#$RegisterofMembers.$G$1]" office:value-type="float" office:value="2">
            <text:p>2</text:p>
          </table:table-cell>
          <table:table-cell table:style-name="ce185" table:number-columns-repeated="1015"/>
        </table:table-row>
        <table:table-row table:style-name="ro23">
          <table:table-cell table:style-name="ce189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185" table:number-columns-repeated="1015"/>
        </table:table-row>
        <table:table-row table:style-name="ro23">
          <table:table-cell table:style-name="ce190" table:formula="of:=IF(['file:///C:/Users/Antony/diy/GB%20Accounts/GB%20Accounts%202011-12/GB%20Accounts%20Company%202012-04-30%20(Apr12)%20OpenOffice/Companysecretary.ods'#$RegisterofMembers.$A$3]&gt;0;['file:///C:/Users/Antony/diy/GB%20Accounts/GB%20Accounts%202011-12/GB%20Accounts%20Company%202012-04-30%20(Apr12)%20OpenOffice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00" office:value-type="string" table:number-columns-spanned="2" table:number-rows-spanned="1">
            <text:p>Number of shares held</text:p>
          </table:table-cell>
          <table:covered-table-cell/>
          <table:table-cell table:style-name="ce205" table:formula="of:=['file:///C:/Users/Antony/diy/GB%20Accounts/GB%20Accounts%202011-12/GB%20Accounts%20Company%202012-04-30%20(Apr12)%20OpenOffice/Companysecretary.ods'#$RegisterofMembers.$G$3]" office:value-type="float" office:value="1">
            <text:p>1</text:p>
          </table:table-cell>
          <table:table-cell table:style-name="ce190" office:value-type="string">
            <text:p>as at</text:p>
          </table:table-cell>
          <table:table-cell table:style-name="ce194" table:formula="of:=[$'PubP&amp;L'.E5]" office:value-type="date" office:date-value="2012-04-30" table:number-columns-spanned="2" table:number-rows-spanned="1">
            <text:p>Monday, April 30, 2012</text:p>
          </table:table-cell>
          <table:covered-table-cell/>
          <table:table-cell table:style-name="ce185" table:number-columns-repeated="1015"/>
        </table:table-row>
        <table:table-row table:style-name="ro23">
          <table:table-cell table:style-name="ce190" table:formula="of:=IF(['file:///C:/Users/Antony/diy/GB%20Accounts/GB%20Accounts%202011-12/GB%20Accounts%20Company%202012-04-30%20(Apr12)%20OpenOffice/Companysecretary.ods'#$RegisterofMembers.$A$4]&gt;0;['file:///C:/Users/Antony/diy/GB%20Accounts/GB%20Accounts%202011-12/GB%20Accounts%20Company%202012-04-30%20(Apr12)%20OpenOffice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00" office:value-type="string" table:number-columns-spanned="2" table:number-rows-spanned="1">
            <text:p>Number of shares held</text:p>
          </table:table-cell>
          <table:covered-table-cell/>
          <table:table-cell table:style-name="ce205" table:formula="of:=['file:///C:/Users/Antony/diy/GB%20Accounts/GB%20Accounts%202011-12/GB%20Accounts%20Company%202012-04-30%20(Apr12)%20OpenOffice/Companysecretary.ods'#$RegisterofMembers.$G$4]" office:value-type="float" office:value="1">
            <text:p>1</text:p>
          </table:table-cell>
          <table:table-cell table:style-name="ce190" office:value-type="string">
            <text:p>as at</text:p>
          </table:table-cell>
          <table:table-cell table:style-name="ce194" table:formula="of:=[$'PubP&amp;L'.E5]" office:value-type="date" office:date-value="2012-04-30" table:number-columns-spanned="2" table:number-rows-spanned="1">
            <text:p>Monday, April 30, 2012</text:p>
          </table:table-cell>
          <table:covered-table-cell/>
          <table:table-cell table:style-name="ce185" table:number-columns-repeated="1015"/>
        </table:table-row>
        <table:table-row table:style-name="ro23">
          <table:table-cell table:style-name="ce185" table:number-columns-repeated="1024"/>
        </table:table-row>
        <table:table-row table:style-name="ro26">
          <table:table-cell table:style-name="ce188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208" table:number-columns-repeated="1015"/>
        </table:table-row>
        <table:table-row table:style-name="ro26">
          <table:table-cell table:style-name="ce186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185" table:number-columns-repeated="1015"/>
        </table:table-row>
        <table:table-row table:style-name="ro26">
          <table:table-cell table:style-name="ce186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185" table:number-columns-repeated="1015"/>
        </table:table-row>
        <table:table-row table:style-name="ro26">
          <table:table-cell table:style-name="ce186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185" table:number-columns-repeated="1015"/>
        </table:table-row>
        <table:table-row table:style-name="ro26">
          <table:table-cell table:style-name="ce186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185" table:number-columns-repeated="1015"/>
        </table:table-row>
        <table:table-row table:style-name="ro23">
          <table:table-cell table:style-name="ce186" table:number-columns-spanned="9" table:number-rows-spanned="1"/>
          <table:covered-table-cell table:number-columns-repeated="8"/>
          <table:table-cell table:style-name="ce185" table:number-columns-repeated="1015"/>
        </table:table-row>
        <table:table-row table:style-name="ro26">
          <table:table-cell table:style-name="ce186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185" table:number-columns-repeated="1015"/>
        </table:table-row>
        <table:table-row table:style-name="ro26">
          <table:table-cell table:style-name="ce186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185" table:number-columns-repeated="1015"/>
        </table:table-row>
        <table:table-row table:style-name="ro26">
          <table:table-cell table:style-name="ce186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185" table:number-columns-repeated="1015"/>
        </table:table-row>
        <table:table-row table:style-name="ro26">
          <table:table-cell table:style-name="ce186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185" table:number-columns-repeated="1015"/>
        </table:table-row>
        <table:table-row table:style-name="ro26">
          <table:table-cell table:style-name="ce186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185" table:number-columns-repeated="1015"/>
        </table:table-row>
        <table:table-row table:style-name="ro23">
          <table:table-cell table:style-name="ce186" table:number-columns-spanned="9" table:number-rows-spanned="1"/>
          <table:covered-table-cell table:number-columns-repeated="8"/>
          <table:table-cell table:style-name="ce185" table:number-columns-repeated="1015"/>
        </table:table-row>
        <table:table-row table:style-name="ro26">
          <table:table-cell table:style-name="ce186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185" table:number-columns-repeated="1015"/>
        </table:table-row>
        <table:table-row table:style-name="ro23">
          <table:table-cell table:style-name="ce189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194" table:formula="of:=[$'PubP&amp;L'.E5]" office:value-type="date" office:date-value="2012-04-30" table:number-columns-spanned="2" table:number-rows-spanned="1">
            <text:p>Monday, April 30, 2012</text:p>
          </table:table-cell>
          <table:covered-table-cell/>
          <table:table-cell table:style-name="ce185" table:number-columns-repeated="1015"/>
        </table:table-row>
        <table:table-row table:style-name="ro26">
          <table:table-cell table:style-name="ce186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185" table:number-columns-repeated="1015"/>
        </table:table-row>
        <table:table-row table:style-name="ro26">
          <table:table-cell table:style-name="ce186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185" table:number-columns-repeated="1015"/>
        </table:table-row>
        <table:table-row table:style-name="ro23">
          <table:table-cell table:style-name="ce186" table:number-columns-spanned="9" table:number-rows-spanned="1"/>
          <table:covered-table-cell table:number-columns-repeated="8"/>
          <table:table-cell table:style-name="ce185" table:number-columns-repeated="1015"/>
        </table:table-row>
        <table:table-row table:style-name="ro23">
          <table:table-cell table:style-name="ce185" table:number-columns-repeated="1024"/>
        </table:table-row>
        <table:table-row table:style-name="ro23">
          <table:table-cell table:style-name="ce185"/>
          <table:table-cell table:style-name="ce191" table:number-columns-spanned="2" table:number-rows-spanned="1"/>
          <table:covered-table-cell/>
          <table:table-cell table:style-name="ce185" office:value-type="string">
            <text:p>Signed by</text:p>
          </table:table-cell>
          <table:table-cell table:style-name="ce185" table:number-columns-repeated="1020"/>
        </table:table-row>
        <table:table-row table:style-name="ro23">
          <table:table-cell table:style-name="ce185"/>
          <table:table-cell table:style-name="ce191" table:formula="of:=[$OpenAccounts.E5]" office:value-type="float" office:value="0" table:number-columns-spanned="2" table:number-rows-spanned="1">
            <text:p>0</text:p>
          </table:table-cell>
          <table:covered-table-cell/>
          <table:table-cell table:style-name="ce185" office:value-type="string">
            <text:p>Director</text:p>
          </table:table-cell>
          <table:table-cell table:style-name="ce185"/>
          <table:table-cell table:style-name="ce185" office:value-type="string">
            <text:p>Date:</text:p>
          </table:table-cell>
          <table:table-cell table:style-name="ce194" table:formula="of:=TODAY()" office:value-type="date" office:date-value="2012-05-07" table:number-columns-spanned="2" table:number-rows-spanned="1">
            <text:p>Monday, May 07, 2012</text:p>
          </table:table-cell>
          <table:covered-table-cell/>
          <table:table-cell table:style-name="ce185" table:number-columns-repeated="1016"/>
        </table:table-row>
        <table:table-row table:style-name="ro23" table:number-rows-repeated="2">
          <table:table-cell table:style-name="ce185" table:number-columns-repeated="1024"/>
        </table:table-row>
        <table:table-row table:style-name="ro23" table:number-rows-repeated="1048454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CorporationTax" table:style-name="ta9" table:protected="true">
        <table:table-protection table:select-protected-cells="true" table:select-unprotected-cells="true"/>
        <table:table-column table:style-name="co37" table:default-cell-style-name="ce222"/>
        <table:table-column table:style-name="co38" table:default-cell-style-name="ce144"/>
        <table:table-column table:style-name="co39" table:default-cell-style-name="ce144"/>
        <table:table-column table:style-name="co40" table:default-cell-style-name="ce144"/>
        <table:table-column table:style-name="co41" table:default-cell-style-name="ce144"/>
        <table:table-column table:style-name="co10" table:default-cell-style-name="ce143"/>
        <table:table-column table:style-name="co42" table:default-cell-style-name="ce143"/>
        <table:table-column table:style-name="co42" table:default-cell-style-name="ce169"/>
        <table:table-column table:style-name="co43" table:default-cell-style-name="ce143"/>
        <table:table-column table:style-name="co1" table:default-cell-style-name="ce143"/>
        <table:table-column table:style-name="co44" table:default-cell-style-name="ce143"/>
        <table:table-column table:style-name="co45" table:default-cell-style-name="ce144"/>
        <table:table-column table:style-name="co6" table:number-columns-repeated="1012" table:default-cell-style-name="ce144"/>
        <table:table-row table:style-name="ro6">
          <table:table-cell table:style-name="ce209"/>
          <table:table-cell table:style-name="ce223" table:number-columns-repeated="4"/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23"/>
          <table:table-cell table:number-columns-repeated="1012"/>
        </table:table-row>
        <table:table-row table:style-name="ro31">
          <table:table-cell table:style-name="ce210"/>
          <table:table-cell table:style-name="ce224" table:formula="of:=IF([$OpenAccounts.E2]&gt;0;[$OpenAccounts.E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50" office:value-type="string" table:number-columns-spanned="5" table:number-rows-spanned="1">
            <text:p>Corporation Tax Computation</text:p>
          </table:table-cell>
          <table:covered-table-cell table:number-columns-repeated="4"/>
          <table:table-cell table:style-name="ce280"/>
          <table:table-cell table:style-name="ce282" office:value-type="string">
            <text:p>Tax Calculation</text:p>
          </table:table-cell>
          <table:table-cell table:style-name="ce218"/>
          <table:table-cell table:style-name="ce168" table:number-columns-repeated="1012"/>
        </table:table-row>
        <table:table-row table:style-name="ro20">
          <table:table-cell table:style-name="ce209"/>
          <table:table-cell table:style-name="ce223" table:number-columns-repeated="4"/>
          <table:table-cell table:style-name="ce258"/>
          <table:table-cell table:style-name="ce261" table:number-columns-repeated="2"/>
          <table:table-cell table:style-name="ce262" office:value-type="string">
            <text:p>£</text:p>
          </table:table-cell>
          <table:table-cell table:style-name="ce262"/>
          <table:table-cell table:style-name="ce262" office:value-type="string">
            <text:p>£</text:p>
          </table:table-cell>
          <table:table-cell table:style-name="ce223"/>
          <table:table-cell table:number-columns-repeated="1012"/>
        </table:table-row>
        <table:table-row table:style-name="ro20">
          <table:table-cell table:style-name="ce209"/>
          <table:table-cell table:style-name="ce223" table:number-columns-repeated="4"/>
          <table:table-cell table:style-name="ce258"/>
          <table:table-cell table:style-name="ce261" table:number-columns-repeated="2"/>
          <table:table-cell table:style-name="ce262" table:number-columns-repeated="3"/>
          <table:table-cell table:style-name="ce223"/>
          <table:table-cell table:number-columns-repeated="1012"/>
        </table:table-row>
        <table:table-row table:style-name="ro20">
          <table:table-cell table:style-name="ce211"/>
          <table:table-cell table:style-name="ce225" office:value-type="string" table:number-columns-spanned="3" table:number-rows-spanned="1">
            <text:p>Operating profit before tax for the 12 months </text:p>
          </table:table-cell>
          <table:covered-table-cell table:number-columns-repeated="2"/>
          <table:table-cell table:style-name="ce251" table:formula="of:=[$Admin.L6]" office:value-type="date" office:date-value="2011-05-01" table:number-columns-spanned="2" table:number-rows-spanned="1">
            <text:p>Sunday, May 01, 2011</text:p>
          </table:table-cell>
          <table:covered-table-cell/>
          <table:table-cell table:style-name="ce269" office:value-type="string">
            <text:p>to</text:p>
          </table:table-cell>
          <table:table-cell table:style-name="ce251" table:formula="of:=[$Admin.N7]" office:value-type="date" office:date-value="2012-04-30" table:number-columns-spanned="2" table:number-rows-spanned="1">
            <text:p>Monday, April 30, 2012</text:p>
          </table:table-cell>
          <table:covered-table-cell/>
          <table:table-cell table:style-name="ce258"/>
          <table:table-cell table:style-name="ce283" table:formula="of:=[$'PubP&amp;L'.F46]" office:value-type="float" office:value="0">
            <text:p>0 </text:p>
          </table:table-cell>
          <table:table-cell table:style-name="ce218"/>
          <table:table-cell table:style-name="ce168" table:number-columns-repeated="1012"/>
        </table:table-row>
        <table:table-row table:style-name="ro20">
          <table:table-cell table:style-name="ce211"/>
          <table:table-cell table:style-name="ce218" table:number-columns-repeated="5"/>
          <table:table-cell table:style-name="ce258"/>
          <table:table-cell table:style-name="ce261"/>
          <table:table-cell table:style-name="ce258" table:number-columns-repeated="2"/>
          <table:table-cell table:style-name="ce284"/>
          <table:table-cell table:style-name="ce218"/>
          <table:table-cell table:style-name="ce168" table:number-columns-repeated="1012"/>
        </table:table-row>
        <table:table-row table:style-name="ro20">
          <table:table-cell table:style-name="ce209"/>
          <table:table-cell table:style-name="ce226"/>
          <table:table-cell table:style-name="ce226" office:value-type="string" table:number-columns-spanned="4" table:number-rows-spanned="1">
            <text:p>Add back goodwill written off</text:p>
          </table:table-cell>
          <table:covered-table-cell table:number-columns-repeated="3"/>
          <table:table-cell table:style-name="ce258"/>
          <table:table-cell table:style-name="ce261"/>
          <table:table-cell table:style-name="ce265" table:formula="of:=IF([$TrialBalance.EJ85]&gt;0;[$TrialBalance.EJ85];&quot; &quot;)" office:value-type="string" office:string-value=" ">
            <text:p><text:s/></text:p>
          </table:table-cell>
          <table:table-cell table:style-name="ce258"/>
          <table:table-cell table:style-name="ce284"/>
          <table:table-cell table:style-name="ce223"/>
          <table:table-cell table:number-columns-repeated="1012"/>
        </table:table-row>
        <table:table-row table:style-name="ro20">
          <table:table-cell table:style-name="ce209"/>
          <table:table-cell table:style-name="ce226"/>
          <table:table-cell table:style-name="ce226" office:value-type="string" table:number-columns-spanned="4" table:number-rows-spanned="1">
            <text:p>Add back depreciation charged during the year</text:p>
          </table:table-cell>
          <table:covered-table-cell table:number-columns-repeated="3"/>
          <table:table-cell table:style-name="ce258"/>
          <table:table-cell table:style-name="ce261"/>
          <table:table-cell table:style-name="ce265" table:formula="of:=IF([$TrialBalance.EJ87]&gt;0;[$TrialBalance.EJ87];&quot; &quot;)" office:value-type="string" office:string-value=" ">
            <text:p><text:s/></text:p>
          </table:table-cell>
          <table:table-cell table:style-name="ce258"/>
          <table:table-cell table:style-name="ce284"/>
          <table:table-cell table:style-name="ce223"/>
          <table:table-cell table:number-columns-repeated="1012"/>
        </table:table-row>
        <table:table-row table:style-name="ro6">
          <table:table-cell table:style-name="ce209"/>
          <table:table-cell table:style-name="ce223" table:number-columns-repeated="4"/>
          <table:table-cell table:style-name="ce258" table:number-columns-repeated="2"/>
          <table:table-cell table:style-name="ce261"/>
          <table:table-cell table:style-name="ce258" table:number-columns-repeated="2"/>
          <table:table-cell table:style-name="ce284"/>
          <table:table-cell table:style-name="ce223"/>
          <table:table-cell table:number-columns-repeated="1012"/>
        </table:table-row>
        <table:table-row table:style-name="ro20">
          <table:table-cell table:style-name="ce209"/>
          <table:table-cell table:style-name="ce227"/>
          <table:table-cell table:style-name="ce232" office:value-type="string" table:number-columns-spanned="4" table:number-rows-spanned="1">
            <text:p>Add Depreciation and Goodwill</text:p>
          </table:table-cell>
          <table:covered-table-cell table:number-columns-repeated="3"/>
          <table:table-cell table:style-name="ce258"/>
          <table:table-cell table:style-name="ce261"/>
          <table:table-cell table:style-name="ce258" table:number-columns-repeated="2"/>
          <table:table-cell table:style-name="ce283" table:formula="of:=SUM([.I6:.I9])" office:value-type="float" office:value="0">
            <text:p>0 </text:p>
          </table:table-cell>
          <table:table-cell table:style-name="ce223"/>
          <table:table-cell table:number-columns-repeated="1012"/>
        </table:table-row>
        <table:table-row table:style-name="ro17">
          <table:table-cell table:style-name="ce209"/>
          <table:table-cell table:style-name="ce223" table:number-columns-repeated="4"/>
          <table:table-cell table:style-name="ce258" table:number-columns-repeated="2"/>
          <table:table-cell table:style-name="ce261"/>
          <table:table-cell table:style-name="ce258" table:number-columns-repeated="2"/>
          <table:table-cell table:style-name="ce284"/>
          <table:table-cell table:style-name="ce223"/>
          <table:table-cell table:number-columns-repeated="1012"/>
        </table:table-row>
        <table:table-row table:style-name="ro20">
          <table:table-cell table:style-name="ce211"/>
          <table:table-cell table:style-name="ce218" office:value-type="string">
            <text:p>Operational profit chargeable to corporation tax</text:p>
          </table:table-cell>
          <table:table-cell table:style-name="ce218" table:number-columns-repeated="3"/>
          <table:table-cell table:style-name="ce258" table:number-columns-repeated="2"/>
          <table:table-cell table:style-name="ce261"/>
          <table:table-cell table:style-name="ce258" table:number-columns-repeated="2"/>
          <table:table-cell table:style-name="ce283" table:formula="of:=[.K5]+[.K10]" office:value-type="float" office:value="0">
            <text:p>0 </text:p>
          </table:table-cell>
          <table:table-cell table:style-name="ce218"/>
          <table:table-cell table:style-name="ce168" table:number-columns-repeated="1012"/>
        </table:table-row>
        <table:table-row table:style-name="ro17">
          <table:table-cell table:style-name="ce211"/>
          <table:table-cell table:style-name="ce218" table:number-columns-repeated="4"/>
          <table:table-cell table:style-name="ce258" table:number-columns-repeated="2"/>
          <table:table-cell table:style-name="ce261"/>
          <table:table-cell table:style-name="ce258" table:number-columns-repeated="2"/>
          <table:table-cell table:style-name="ce284"/>
          <table:table-cell table:style-name="ce218"/>
          <table:table-cell table:style-name="ce168" table:number-columns-repeated="1012"/>
        </table:table-row>
        <table:table-row table:style-name="ro20">
          <table:table-cell table:style-name="ce211"/>
          <table:table-cell table:style-name="ce218" office:value-type="string">
            <text:p>Deduct Capital Allowances</text:p>
          </table:table-cell>
          <table:table-cell table:style-name="ce218" table:number-columns-repeated="3"/>
          <table:table-cell table:style-name="ce258" table:number-columns-repeated="2"/>
          <table:table-cell table:style-name="ce261"/>
          <table:table-cell table:style-name="ce258" table:number-columns-repeated="2"/>
          <table:table-cell table:style-name="ce284"/>
          <table:table-cell table:style-name="ce218"/>
          <table:table-cell table:style-name="ce168" table:number-columns-repeated="1012"/>
        </table:table-row>
        <table:table-row table:style-name="ro12">
          <table:table-cell table:style-name="ce211"/>
          <table:table-cell table:style-name="ce228" office:value-type="string" table:number-columns-spanned="3" table:number-rows-spanned="1">
            <text:p>Annual Investment Allowances plant &amp; equipment bought</text:p>
          </table:table-cell>
          <table:covered-table-cell table:number-columns-repeated="2"/>
          <table:table-cell table:style-name="ce252" table:formula="of:=[.E5]" office:value-type="date" office:date-value="2011-05-01">
            <text:p>01-May-11</text:p>
          </table:table-cell>
          <table:table-cell table:style-name="ce252" table:formula="of:=[.H5]" office:value-type="date" office:date-value="2012-04-30">
            <text:p>30-Apr-12</text:p>
          </table:table-cell>
          <table:table-cell table:style-name="ce212" table:formula="of:=[$Admin.G5]" office:value-type="float" office:value="100" table:number-columns-spanned="2" table:number-rows-spanned="1">
            <text:p>100</text:p>
          </table:table-cell>
          <table:covered-table-cell/>
          <table:table-cell table:style-name="ce273" table:formula="of:=IF([.K79]&gt;0;[.K79];0)" office:value-type="float" office:value="0">
            <text:p>0</text:p>
          </table:table-cell>
          <table:table-cell table:style-name="ce258"/>
          <table:table-cell table:style-name="ce285" office:value-type="string">
            <text:p>See Note 1</text:p>
          </table:table-cell>
          <table:table-cell table:style-name="ce267"/>
          <table:table-cell table:style-name="ce168" table:number-columns-repeated="1012"/>
        </table:table-row>
        <table:table-row table:style-name="ro12">
          <table:table-cell table:style-name="ce211"/>
          <table:table-cell table:style-name="ce226" office:value-type="string" table:number-columns-spanned="3" table:number-rows-spanned="1">
            <text:p>Writing Down Allowance cars bought between</text:p>
          </table:table-cell>
          <table:covered-table-cell table:number-columns-repeated="2"/>
          <table:table-cell table:style-name="ce252" table:formula="of:=[.E5]" office:value-type="date" office:date-value="2011-05-01">
            <text:p>01-May-11</text:p>
          </table:table-cell>
          <table:table-cell table:style-name="ce252" table:formula="of:=[.H5]" office:value-type="date" office:date-value="2012-04-30">
            <text:p>30-Apr-12</text:p>
          </table:table-cell>
          <table:table-cell table:style-name="ce212" table:formula="of:=[$Admin.G6]*[.A33]/[.A35]+[$Admin.G8]*[.A34]/[.A35]" office:value-type="float" office:value="19.8360655737705" table:number-columns-spanned="2" table:number-rows-spanned="1">
            <text:p>20</text:p>
          </table:table-cell>
          <table:covered-table-cell/>
          <table:table-cell table:style-name="ce273" table:formula="of:=IF([.K91]&gt;0;[.K91];0)" office:value-type="float" office:value="0">
            <text:p>0</text:p>
          </table:table-cell>
          <table:table-cell table:style-name="ce258"/>
          <table:table-cell table:style-name="ce285" office:value-type="string">
            <text:p>See Note 2</text:p>
          </table:table-cell>
          <table:table-cell table:style-name="ce267"/>
          <table:table-cell table:style-name="ce168" table:number-columns-repeated="1012"/>
        </table:table-row>
        <table:table-row table:style-name="ro12">
          <table:table-cell table:style-name="ce211"/>
          <table:table-cell table:style-name="ce226" office:value-type="string" table:number-columns-spanned="3" table:number-rows-spanned="1">
            <text:p>Writing Down Allowance assets purchased prior to</text:p>
          </table:table-cell>
          <table:covered-table-cell table:number-columns-repeated="2"/>
          <table:table-cell table:style-name="ce247" table:formula="of:=[.E5]" office:value-type="date" office:date-value="2011-05-01" table:number-columns-spanned="2" table:number-rows-spanned="1">
            <text:p>01-May-11</text:p>
          </table:table-cell>
          <table:covered-table-cell/>
          <table:table-cell table:style-name="ce212" table:formula="of:=[.G16]" office:value-type="float" office:value="19.8360655737705" table:number-columns-spanned="2" table:number-rows-spanned="1">
            <text:p>20</text:p>
          </table:table-cell>
          <table:covered-table-cell/>
          <table:table-cell table:style-name="ce273" table:formula="of:=IF([.K99]&gt;0;[.K99];0)" office:value-type="float" office:value="0">
            <text:p>0</text:p>
          </table:table-cell>
          <table:table-cell table:style-name="ce258"/>
          <table:table-cell table:style-name="ce285" office:value-type="string">
            <text:p>See Note 3</text:p>
          </table:table-cell>
          <table:table-cell table:style-name="ce267"/>
          <table:table-cell table:style-name="ce168" table:number-columns-repeated="1012"/>
        </table:table-row>
        <table:table-row table:style-name="ro12">
          <table:table-cell table:style-name="ce211"/>
          <table:table-cell table:style-name="ce226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52" table:formula="of:=[.E5]" office:value-type="date" office:date-value="2011-05-01">
            <text:p>01-May-11</text:p>
          </table:table-cell>
          <table:table-cell table:style-name="ce252" table:formula="of:=[.H5]" office:value-type="date" office:date-value="2012-04-30">
            <text:p>30-Apr-12</text:p>
          </table:table-cell>
          <table:table-cell table:style-name="ce234"/>
          <table:table-cell table:style-name="ce272"/>
          <table:table-cell table:style-name="ce274" table:formula="of:=IF([.K102]&lt;&gt;0;-[.K102];0)" office:value-type="float" office:value="0">
            <text:p>0 </text:p>
          </table:table-cell>
          <table:table-cell table:style-name="ce258"/>
          <table:table-cell table:style-name="ce285" office:value-type="string">
            <text:p>See Note 4</text:p>
          </table:table-cell>
          <table:table-cell table:style-name="ce267"/>
          <table:table-cell table:style-name="ce168" table:number-columns-repeated="1012"/>
        </table:table-row>
        <table:table-row table:style-name="ro6">
          <table:table-cell table:style-name="ce209"/>
          <table:table-cell table:style-name="ce223" table:number-columns-repeated="4"/>
          <table:table-cell table:style-name="ce258" table:number-columns-repeated="2"/>
          <table:table-cell table:style-name="ce261"/>
          <table:table-cell table:style-name="ce258" table:number-columns-repeated="2"/>
          <table:table-cell table:style-name="ce284"/>
          <table:table-cell table:style-name="ce223"/>
          <table:table-cell table:number-columns-repeated="1012"/>
        </table:table-row>
        <table:table-row table:style-name="ro20">
          <table:table-cell table:style-name="ce211"/>
          <table:table-cell table:style-name="ce227"/>
          <table:table-cell table:style-name="ce232" office:value-type="string" table:number-columns-spanned="3" table:number-rows-spanned="1">
            <text:p>Deduct Capital Allowances</text:p>
          </table:table-cell>
          <table:covered-table-cell table:number-columns-repeated="2"/>
          <table:table-cell table:style-name="ce258" table:number-columns-repeated="2"/>
          <table:table-cell table:style-name="ce261"/>
          <table:table-cell table:style-name="ce258" table:number-columns-repeated="2"/>
          <table:table-cell table:style-name="ce283" table:formula="of:=SUM([.I14:.I19])" office:value-type="float" office:value="0">
            <text:p>0 </text:p>
          </table:table-cell>
          <table:table-cell table:style-name="ce218"/>
          <table:table-cell table:style-name="ce168" table:number-columns-repeated="1012"/>
        </table:table-row>
        <table:table-row table:style-name="ro17">
          <table:table-cell table:style-name="ce209"/>
          <table:table-cell table:style-name="ce223" table:number-columns-repeated="4"/>
          <table:table-cell table:style-name="ce258" table:number-columns-repeated="2"/>
          <table:table-cell table:style-name="ce261"/>
          <table:table-cell table:style-name="ce258" table:number-columns-repeated="2"/>
          <table:table-cell table:style-name="ce284"/>
          <table:table-cell table:style-name="ce223"/>
          <table:table-cell table:number-columns-repeated="1012"/>
        </table:table-row>
        <table:table-row table:style-name="ro12">
          <table:table-cell table:style-name="ce211"/>
          <table:table-cell table:style-name="ce229" office:value-type="string" table:number-columns-spanned="4" table:number-rows-spanned="1">
            <text:p>Trading and professional profit after deducting capital allowances</text:p>
          </table:table-cell>
          <table:covered-table-cell table:number-columns-repeated="3"/>
          <table:table-cell table:style-name="ce221" table:number-columns-repeated="3"/>
          <table:table-cell table:style-name="ce258" table:number-columns-repeated="2"/>
          <table:table-cell table:style-name="ce286" table:formula="of:=[.K12]-[.K20]" office:value-type="float" office:value="0">
            <text:p>0 </text:p>
          </table:table-cell>
          <table:table-cell table:style-name="ce218"/>
          <table:table-cell table:style-name="ce168" table:number-columns-repeated="1012"/>
        </table:table-row>
        <table:table-row table:style-name="ro17">
          <table:table-cell table:style-name="ce211"/>
          <table:table-cell table:style-name="ce230"/>
          <table:table-cell table:style-name="ce218" table:number-columns-repeated="2"/>
          <table:table-cell table:style-name="ce230"/>
          <table:table-cell table:style-name="ce258" table:number-columns-repeated="2"/>
          <table:table-cell table:style-name="ce261"/>
          <table:table-cell table:style-name="ce258" table:number-columns-repeated="2"/>
          <table:table-cell table:style-name="ce284"/>
          <table:table-cell table:style-name="ce218"/>
          <table:table-cell table:style-name="ce168" table:number-columns-repeated="1012"/>
        </table:table-row>
        <table:table-row table:style-name="ro20">
          <table:table-cell table:style-name="ce209"/>
          <table:table-cell table:style-name="ce231" office:value-type="string">
            <text:p>Add gross bank interest received</text:p>
          </table:table-cell>
          <table:table-cell table:style-name="ce223" table:number-columns-repeated="4"/>
          <table:table-cell table:style-name="ce258"/>
          <table:table-cell table:style-name="ce261"/>
          <table:table-cell table:style-name="ce258" table:number-columns-repeated="2"/>
          <table:table-cell table:style-name="ce287" table:formula="of:=-[$TrialBalance.EJ58]" office:value-type="float" office:value="-0">
            <text:p>0 </text:p>
          </table:table-cell>
          <table:table-cell table:style-name="ce223"/>
          <table:table-cell table:number-columns-repeated="1012"/>
        </table:table-row>
        <table:table-row table:style-name="ro17">
          <table:table-cell table:style-name="ce209"/>
          <table:table-cell table:style-name="ce223" table:number-columns-repeated="5"/>
          <table:table-cell table:style-name="ce258"/>
          <table:table-cell table:style-name="ce261"/>
          <table:table-cell table:style-name="ce258" table:number-columns-repeated="2"/>
          <table:table-cell table:style-name="ce284"/>
          <table:table-cell table:style-name="ce223"/>
          <table:table-cell table:number-columns-repeated="1012"/>
        </table:table-row>
        <table:table-row table:style-name="ro20">
          <table:table-cell table:style-name="ce209"/>
          <table:table-cell table:style-name="ce231" office:value-type="string">
            <text:p>Deduct losses brought forward from previous years</text:p>
          </table:table-cell>
          <table:table-cell table:style-name="ce223" table:number-columns-repeated="4"/>
          <table:table-cell table:style-name="ce258"/>
          <table:table-cell table:style-name="ce261"/>
          <table:table-cell table:style-name="ce258" table:number-columns-repeated="2"/>
          <table:table-cell table:style-name="ce287" table:formula="of:=[$OpenAccounts.Q5]" office:value-type="float" office:value="0">
            <text:p>0 </text:p>
          </table:table-cell>
          <table:table-cell table:style-name="ce223"/>
          <table:table-cell table:number-columns-repeated="1012"/>
        </table:table-row>
        <table:table-row table:style-name="ro17">
          <table:table-cell table:style-name="ce209"/>
          <table:table-cell table:style-name="ce223" table:number-columns-repeated="4"/>
          <table:table-cell table:style-name="ce258" table:number-columns-repeated="2"/>
          <table:table-cell table:style-name="ce261"/>
          <table:table-cell table:style-name="ce258" table:number-columns-repeated="2"/>
          <table:table-cell table:style-name="ce284"/>
          <table:table-cell table:style-name="ce223"/>
          <table:table-cell table:number-columns-repeated="1012"/>
        </table:table-row>
        <table:table-row table:style-name="ro20">
          <table:table-cell table:style-name="ce211"/>
          <table:table-cell table:style-name="ce225" office:value-type="string" table:number-columns-spanned="3" table:number-rows-spanned="1">
            <text:p>Amount chargeable to Corporation Tax for the year to</text:p>
          </table:table-cell>
          <table:covered-table-cell table:number-columns-repeated="2"/>
          <table:table-cell table:style-name="ce253" table:formula="of:=[.H5]" office:value-type="date" office:date-value="2012-04-30" table:number-columns-spanned="2" table:number-rows-spanned="1">
            <text:p>Monday, April 30, 2012</text:p>
          </table:table-cell>
          <table:covered-table-cell/>
          <table:table-cell table:style-name="ce258"/>
          <table:table-cell table:style-name="ce261"/>
          <table:table-cell table:style-name="ce258" table:number-columns-repeated="2"/>
          <table:table-cell table:style-name="ce286" table:formula="of:=[.K22]+[.K24]-[.K26]" office:value-type="float" office:value="0">
            <text:p>0 </text:p>
          </table:table-cell>
          <table:table-cell table:style-name="ce218"/>
          <table:table-cell table:style-name="ce168" table:number-columns-repeated="1012"/>
        </table:table-row>
        <table:table-row table:style-name="ro20">
          <table:table-cell table:style-name="ce211"/>
          <table:table-cell table:style-name="ce232"/>
          <table:table-cell table:style-name="ce218" table:number-columns-repeated="2"/>
          <table:table-cell table:style-name="ce225"/>
          <table:table-cell table:style-name="ce259"/>
          <table:table-cell table:style-name="ce258"/>
          <table:table-cell table:style-name="ce261"/>
          <table:table-cell table:style-name="ce258" table:number-columns-repeated="2"/>
          <table:table-cell table:style-name="ce269"/>
          <table:table-cell table:style-name="ce218"/>
          <table:table-cell table:style-name="ce168" table:number-columns-repeated="1012"/>
        </table:table-row>
        <table:table-row table:style-name="ro20">
          <table:table-cell table:style-name="ce209"/>
          <table:table-cell table:style-name="ce218" table:number-columns-repeated="3"/>
          <table:table-cell table:style-name="ce254"/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18"/>
          <table:table-cell table:style-name="ce168" table:number-columns-repeated="1012"/>
        </table:table-row>
        <table:table-row table:style-name="ro8">
          <table:table-cell table:style-name="ce210" office:value-type="string">
            <text:p>Days</text:p>
          </table:table-cell>
          <table:table-cell table:style-name="ce233" office:value-type="string">
            <text:p>Tax Calculation</text:p>
          </table:table-cell>
          <table:table-cell table:style-name="ce243" office:value-type="string">
            <text:p>From</text:p>
          </table:table-cell>
          <table:table-cell table:style-name="ce243" office:value-type="string">
            <text:p>To</text:p>
          </table:table-cell>
          <table:table-cell table:style-name="ce243" office:value-type="string">
            <text:p>Tax Year</text:p>
          </table:table-cell>
          <table:table-cell table:style-name="ce260" office:value-type="string">
            <text:p>Taxable</text:p>
          </table:table-cell>
          <table:table-cell table:style-name="ce260" office:value-type="string" table:number-columns-spanned="2" table:number-rows-spanned="1">
            <text:p>%</text:p>
          </table:table-cell>
          <table:covered-table-cell/>
          <table:table-cell table:style-name="ce260" office:value-type="string">
            <text:p>Corp Tax</text:p>
          </table:table-cell>
          <table:table-cell table:style-name="ce261"/>
          <table:table-cell table:style-name="ce258"/>
          <table:table-cell table:style-name="ce223"/>
          <table:table-cell table:number-columns-repeated="1012"/>
        </table:table-row>
        <table:table-row table:style-name="ro8">
          <table:table-cell table:style-name="ce210"/>
          <table:table-cell table:style-name="ce229"/>
          <table:table-cell table:style-name="ce223" table:number-columns-repeated="2"/>
          <table:table-cell table:style-name="ce234"/>
          <table:table-cell table:style-name="ce261" table:number-columns-repeated="2"/>
          <table:table-cell table:style-name="ce221"/>
          <table:table-cell table:style-name="ce261" table:number-columns-repeated="2"/>
          <table:table-cell table:style-name="ce258"/>
          <table:table-cell table:style-name="ce223"/>
          <table:table-cell table:number-columns-repeated="1012"/>
        </table:table-row>
        <table:table-row table:style-name="ro32">
          <table:table-cell table:style-name="ce212" table:formula="of:=[.D33]-[.C33]+1" office:value-type="float" office:value="336">
            <text:p>336</text:p>
          </table:table-cell>
          <table:table-cell table:style-name="ce234" office:value-type="string">
            <text:p>Corporation Tax</text:p>
          </table:table-cell>
          <table:table-cell table:style-name="ce216" table:formula="of:=[.E5]" office:value-type="date" office:date-value="2011-05-01">
            <text:p>01-May-11</text:p>
          </table:table-cell>
          <table:table-cell table:style-name="ce216" table:formula="of:=[$Admin.N6]" office:value-type="date" office:date-value="2012-03-31">
            <text:p>31-Mar-12</text:p>
          </table:table-cell>
          <table:table-cell table:style-name="ce235" table:formula="of:=[$Admin.K6]" office:value-type="float" office:value="2011">
            <text:p>2011</text:p>
          </table:table-cell>
          <table:table-cell table:style-name="ce262" table:formula="of:=IF([.K28]&gt;0;[.K28]*[.A33]/[.A35];0)" office:value-type="float" office:value="0">
            <text:p>0</text:p>
          </table:table-cell>
          <table:table-cell table:style-name="ce270" table:formula="of:=[$Admin.P6]" office:value-type="float" office:value="20" table:number-columns-spanned="2" table:number-rows-spanned="1">
            <text:p>20</text:p>
          </table:table-cell>
          <table:covered-table-cell/>
          <table:table-cell table:style-name="ce275" table:formula="of:=[.F33]*[.G33]/100" office:value-type="float" office:value="0">
            <text:p>0.00</text:p>
          </table:table-cell>
          <table:table-cell table:style-name="ce281"/>
          <table:table-cell table:style-name="ce258"/>
          <table:table-cell table:style-name="ce223"/>
          <table:table-cell table:number-columns-repeated="1012"/>
        </table:table-row>
        <table:table-row table:style-name="ro32">
          <table:table-cell table:style-name="ce212" table:formula="of:=[.D34]-[.C34]+1" office:value-type="float" office:value="30">
            <text:p>30</text:p>
          </table:table-cell>
          <table:table-cell table:style-name="ce234" office:value-type="string">
            <text:p>Corporation Tax</text:p>
          </table:table-cell>
          <table:table-cell table:style-name="ce216" table:formula="of:=[$Admin.L7]" office:value-type="date" office:date-value="2012-04-01">
            <text:p>01-Apr-12</text:p>
          </table:table-cell>
          <table:table-cell table:style-name="ce216" table:formula="of:=[.H5]" office:value-type="date" office:date-value="2012-04-30">
            <text:p>30-Apr-12</text:p>
          </table:table-cell>
          <table:table-cell table:style-name="ce235" table:formula="of:=[$Admin.K7]" office:value-type="float" office:value="2012">
            <text:p>2012</text:p>
          </table:table-cell>
          <table:table-cell table:style-name="ce262" table:formula="of:=IF([.K28]&gt;0;[.K28]*[.A34]/[.A35];0)" office:value-type="float" office:value="0">
            <text:p>0</text:p>
          </table:table-cell>
          <table:table-cell table:style-name="ce270" table:formula="of:=[$Admin.P7]" office:value-type="float" office:value="20" table:number-columns-spanned="2" table:number-rows-spanned="1">
            <text:p>20</text:p>
          </table:table-cell>
          <table:covered-table-cell/>
          <table:table-cell table:style-name="ce275" table:formula="of:=[.F34]*[.G34]/100" office:value-type="float" office:value="0">
            <text:p>0.00</text:p>
          </table:table-cell>
          <table:table-cell table:style-name="ce281"/>
          <table:table-cell table:style-name="ce258"/>
          <table:table-cell table:style-name="ce223"/>
          <table:table-cell table:number-columns-repeated="1012"/>
        </table:table-row>
        <table:table-row table:style-name="ro32">
          <table:table-cell table:style-name="ce212" table:formula="of:=[.D34]-[.C33]+1" office:value-type="float" office:value="366">
            <text:p>366</text:p>
          </table:table-cell>
          <table:table-cell table:style-name="ce235"/>
          <table:table-cell table:style-name="ce244" office:value-type="string" table:number-columns-spanned="6" table:number-rows-spanned="1">
            <text:p>Corporation Tax chargeable</text:p>
          </table:table-cell>
          <table:covered-table-cell table:number-columns-repeated="5"/>
          <table:table-cell table:style-name="ce276" table:number-columns-repeated="2"/>
          <table:table-cell table:style-name="ce288" table:formula="of:=SUM([.I33:.I34])" office:value-type="float" office:value="0">
            <text:p>0.00</text:p>
          </table:table-cell>
          <table:table-cell table:style-name="ce218"/>
          <table:table-cell table:style-name="ce168" table:number-columns-repeated="1012"/>
        </table:table-row>
        <table:table-row table:style-name="ro17">
          <table:table-cell table:style-name="ce209"/>
          <table:table-cell table:style-name="ce223" table:number-columns-repeated="4"/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23"/>
          <table:table-cell table:number-columns-repeated="1012"/>
        </table:table-row>
        <table:table-row table:style-name="ro20">
          <table:table-cell table:style-name="ce211"/>
          <table:table-cell table:style-name="ce218"/>
          <table:table-cell table:style-name="ce232" office:value-type="string" table:number-columns-spanned="6" table:number-rows-spanned="1">
            <text:p>Deduct Income tax deducted from gross bank interest</text:p>
          </table:table-cell>
          <table:covered-table-cell table:number-columns-repeated="5"/>
          <table:table-cell table:style-name="ce258" table:number-columns-repeated="2"/>
          <table:table-cell table:style-name="ce289" table:formula="of:=[$TrialBalance.EH35]" office:value-type="float" office:value="-0">
            <text:p>0.00</text:p>
          </table:table-cell>
          <table:table-cell table:style-name="ce218"/>
          <table:table-cell table:style-name="ce168" table:number-columns-repeated="1012"/>
        </table:table-row>
        <table:table-row table:style-name="ro17">
          <table:table-cell table:style-name="ce211"/>
          <table:table-cell table:style-name="ce218" table:number-columns-repeated="4"/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18"/>
          <table:table-cell table:style-name="ce168" table:number-columns-repeated="1012"/>
        </table:table-row>
        <table:table-row table:style-name="ro32">
          <table:table-cell table:style-name="ce211"/>
          <table:table-cell table:style-name="ce236"/>
          <table:table-cell table:style-name="ce244" office:value-type="string" table:number-columns-spanned="6" table:number-rows-spanned="1">
            <text:p>TAX OUTSTANDING</text:p>
          </table:table-cell>
          <table:covered-table-cell table:number-columns-repeated="5"/>
          <table:table-cell table:style-name="ce277"/>
          <table:table-cell table:style-name="ce258"/>
          <table:table-cell table:style-name="ce290" table:formula="of:=[.K35]-[.K37]" office:value-type="float" office:value="0">
            <text:p>0.00 </text:p>
          </table:table-cell>
          <table:table-cell table:style-name="ce218"/>
          <table:table-cell table:style-name="ce168" table:number-columns-repeated="1012"/>
        </table:table-row>
        <table:table-row table:style-name="ro6">
          <table:table-cell table:style-name="ce211"/>
          <table:table-cell table:style-name="ce218" table:number-columns-repeated="4"/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18"/>
          <table:table-cell table:style-name="ce168" table:number-columns-repeated="1012"/>
        </table:table-row>
        <table:table-row table:style-name="ro33">
          <table:table-cell table:style-name="ce213" table:number-columns-repeated="2"/>
          <table:table-cell table:style-name="ce245" table:number-columns-repeated="2"/>
          <table:table-cell table:style-name="ce213" table:number-columns-repeated="8"/>
          <table:table-cell table:style-name="ce245" table:number-columns-repeated="1012"/>
        </table:table-row>
        <table:table-row table:style-name="ro34">
          <table:table-cell table:style-name="ce213" table:number-columns-repeated="2"/>
          <table:table-cell table:style-name="ce245" table:number-columns-repeated="2"/>
          <table:table-cell table:style-name="ce213" table:number-columns-repeated="8"/>
          <table:table-cell table:style-name="ce245" table:number-columns-repeated="1012"/>
        </table:table-row>
        <table:table-row table:style-name="ro33">
          <table:table-cell table:style-name="ce211"/>
          <table:table-cell table:style-name="ce218" table:number-columns-repeated="4"/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18"/>
          <table:table-cell table:style-name="ce168" table:number-columns-repeated="1012"/>
        </table:table-row>
        <table:table-row table:style-name="ro33">
          <table:table-cell table:style-name="ce211"/>
          <table:table-cell table:style-name="ce232" office:value-type="string" table:number-columns-spanned="2" table:number-rows-spanned="1">
            <text:p><text:s/>CAPITAL ALLOWANCES DEDUCTED </text:p>
          </table:table-cell>
          <table:covered-table-cell/>
          <table:table-cell table:style-name="ce218" table:number-columns-repeated="2"/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18"/>
          <table:table-cell table:style-name="ce168" table:number-columns-repeated="1012"/>
        </table:table-row>
        <table:table-row table:style-name="ro17">
          <table:table-cell table:style-name="ce209"/>
          <table:table-cell table:style-name="ce223" table:number-columns-repeated="4"/>
          <table:table-cell table:style-name="ce263" office:value-type="string" table:number-columns-spanned="1" table:number-rows-spanned="2">
            <text:p>Capital Expenditure</text:p>
          </table:table-cell>
          <table:table-cell table:style-name="ce258"/>
          <table:table-cell table:style-name="ce261"/>
          <table:table-cell table:style-name="ce263" office:value-type="string" table:number-columns-spanned="1" table:number-rows-spanned="2">
            <text:p>Annual Investment Allowances</text:p>
          </table:table-cell>
          <table:table-cell table:style-name="ce258" table:number-columns-repeated="2"/>
          <table:table-cell table:style-name="ce223"/>
          <table:table-cell table:number-columns-repeated="1012"/>
        </table:table-row>
        <table:table-row table:style-name="ro35">
          <table:table-cell table:style-name="ce214" office:value-type="string">
            <text:p>Note 1</text:p>
          </table:table-cell>
          <table:table-cell table:style-name="ce237" office:value-type="string" table:number-columns-spanned="2" table:number-rows-spanned="1">
            <text:p>Annual Investment Allowances</text:p>
          </table:table-cell>
          <table:covered-table-cell/>
          <table:table-cell table:style-name="ce223"/>
          <table:table-cell table:style-name="ce235"/>
          <table:covered-table-cell/>
          <table:table-cell table:style-name="ce258"/>
          <table:table-cell table:style-name="ce261"/>
          <table:covered-table-cell/>
          <table:table-cell table:style-name="ce258" table:number-columns-repeated="2"/>
          <table:table-cell table:style-name="ce223"/>
          <table:table-cell table:number-columns-repeated="1012"/>
        </table:table-row>
        <table:table-row table:style-name="ro17">
          <table:table-cell table:style-name="ce209"/>
          <table:table-cell table:style-name="ce238"/>
          <table:table-cell table:style-name="ce223" table:number-columns-repeated="2"/>
          <table:table-cell table:style-name="ce235"/>
          <table:table-cell table:style-name="ce264" office:value-type="string">
            <text:p>£</text:p>
          </table:table-cell>
          <table:table-cell table:style-name="ce258"/>
          <table:table-cell table:style-name="ce261"/>
          <table:table-cell table:style-name="ce278" office:value-type="string">
            <text:p>£</text:p>
          </table:table-cell>
          <table:table-cell table:style-name="ce258" table:number-columns-repeated="2"/>
          <table:table-cell table:style-name="ce223"/>
          <table:table-cell table:number-columns-repeated="1012"/>
        </table:table-row>
        <table:table-row table:style-name="ro20">
          <table:table-cell table:style-name="ce211"/>
          <table:table-cell table:style-name="ce234" office:value-type="string" table:number-columns-spanned="2" table:number-rows-spanned="1">
            <text:p>Expenditure on Plant &amp; Machinery between </text:p>
          </table:table-cell>
          <table:covered-table-cell/>
          <table:table-cell table:style-name="ce246" table:formula="of:=[.E5]" office:value-type="date" office:date-value="2011-05-01">
            <text:p>01-May-11</text:p>
          </table:table-cell>
          <table:table-cell table:style-name="ce246" table:formula="of:=[.H5]" office:value-type="date" office:date-value="2012-04-30">
            <text:p>30-Apr-12</text:p>
          </table:table-cell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18"/>
          <table:table-cell table:style-name="ce168" table:number-columns-repeated="1012"/>
        </table:table-row>
        <table:table-row table:style-name="ro20">
          <table:table-cell table:style-name="ce215" table:formula="of:=IF(['file:///C:/Users/Antony/diy/GB%20Accounts/GB%20Accounts%202011-12/GB%20Accounts%20Company%202012-04-30%20(Apr12)%20OpenOffice/Fixedassets.ods'#$Schedule.$E$67]&gt;0;['file:///C:/Users/Antony/diy/GB%20Accounts/GB%20Accounts%202011-12/GB%20Accounts%20Company%202012-04-30%20(Apr12)%20OpenOffice/Fixedassets.ods'#$Schedule.$B$67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4-30%20(Apr12)%20OpenOffice/Fixedassets.ods'#$Schedule.$E$67]&gt;0;['file:///C:/Users/Antony/diy/GB%20Accounts/GB%20Accounts%202011-12/GB%20Accounts%20Company%202012-04-30%20(Apr12)%20OpenOffice/Fixedassets.ods'#$Schedule.$C$67];&quot; &quot;)" office:value-type="string" office:string-value=" ">
            <text:p><text:s/></text:p>
          </table:table-cell>
          <table:table-cell table:style-name="ce168" table:number-columns-repeated="2"/>
          <table:table-cell table:style-name="ce255"/>
          <table:table-cell table:style-name="ce265" table:formula="of:=IF(['file:///C:/Users/Antony/diy/GB%20Accounts/GB%20Accounts%202011-12/GB%20Accounts%20Company%202012-04-30%20(Apr12)%20OpenOffice/Fixedassets.ods'#$Schedule.$E$67]&gt;0;['file:///C:/Users/Antony/diy/GB%20Accounts/GB%20Accounts%202011-12/GB%20Accounts%20Company%202012-04-30%20(Apr12)%20OpenOffice/Fixedassets.ods'#$Schedule.$E$67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79" table:formula="of:=IF(['file:///C:/Users/Antony/diy/GB%20Accounts/GB%20Accounts%202011-12/GB%20Accounts%20Company%202012-04-30%20(Apr12)%20OpenOffice/Fixedassets.ods'#$Schedule.$E$67]&gt;0;['file:///C:/Users/Antony/diy/GB%20Accounts/GB%20Accounts%202011-12/GB%20Accounts%20Company%202012-04-30%20(Apr12)%20OpenOffice/Fixedassets.ods'#$Schedule.$Q$67];&quot; &quot;)" office:value-type="string" office:string-value=" ">
            <text:p><text:s/></text:p>
          </table:table-cell>
          <table:table-cell table:style-name="ce258" table:number-columns-repeated="2"/>
          <table:table-cell table:style-name="ce218"/>
          <table:table-cell table:style-name="ce168" table:number-columns-repeated="1012"/>
        </table:table-row>
        <table:table-row table:style-name="ro20">
          <table:table-cell table:style-name="ce215" table:formula="of:=IF(['file:///C:/Users/Antony/diy/GB%20Accounts/GB%20Accounts%202011-12/GB%20Accounts%20Company%202012-04-30%20(Apr12)%20OpenOffice/Fixedassets.ods'#$Schedule.$E$68]&gt;0;['file:///C:/Users/Antony/diy/GB%20Accounts/GB%20Accounts%202011-12/GB%20Accounts%20Company%202012-04-30%20(Apr12)%20OpenOffice/Fixedassets.ods'#$Schedule.$B$68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4-30%20(Apr12)%20OpenOffice/Fixedassets.ods'#$Schedule.$E$68]&gt;0;['file:///C:/Users/Antony/diy/GB%20Accounts/GB%20Accounts%202011-12/GB%20Accounts%20Company%202012-04-30%20(Apr12)%20OpenOffice/Fixedassets.ods'#$Schedule.$C$68];&quot; &quot;)" office:value-type="string" office:string-value=" ">
            <text:p><text:s/></text:p>
          </table:table-cell>
          <table:table-cell table:style-name="ce168" table:number-columns-repeated="2"/>
          <table:table-cell table:style-name="ce255"/>
          <table:table-cell table:style-name="ce265" table:formula="of:=IF(['file:///C:/Users/Antony/diy/GB%20Accounts/GB%20Accounts%202011-12/GB%20Accounts%20Company%202012-04-30%20(Apr12)%20OpenOffice/Fixedassets.ods'#$Schedule.$E$68]&gt;0;['file:///C:/Users/Antony/diy/GB%20Accounts/GB%20Accounts%202011-12/GB%20Accounts%20Company%202012-04-30%20(Apr12)%20OpenOffice/Fixedassets.ods'#$Schedule.$E$68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79" table:formula="of:=IF(['file:///C:/Users/Antony/diy/GB%20Accounts/GB%20Accounts%202011-12/GB%20Accounts%20Company%202012-04-30%20(Apr12)%20OpenOffice/Fixedassets.ods'#$Schedule.$E$68]&gt;0;['file:///C:/Users/Antony/diy/GB%20Accounts/GB%20Accounts%202011-12/GB%20Accounts%20Company%202012-04-30%20(Apr12)%20OpenOffice/Fixedassets.ods'#$Schedule.$Q$68];&quot; &quot;)" office:value-type="string" office:string-value=" ">
            <text:p><text:s/></text:p>
          </table:table-cell>
          <table:table-cell table:style-name="ce258" table:number-columns-repeated="2"/>
          <table:table-cell table:style-name="ce218"/>
          <table:table-cell table:style-name="ce168" table:number-columns-repeated="1012"/>
        </table:table-row>
        <table:table-row table:style-name="ro20">
          <table:table-cell table:style-name="ce215" table:formula="of:=IF(['file:///C:/Users/Antony/diy/GB%20Accounts/GB%20Accounts%202011-12/GB%20Accounts%20Company%202012-04-30%20(Apr12)%20OpenOffice/Fixedassets.ods'#$Schedule.$E$69]&gt;0;['file:///C:/Users/Antony/diy/GB%20Accounts/GB%20Accounts%202011-12/GB%20Accounts%20Company%202012-04-30%20(Apr12)%20OpenOffice/Fixedassets.ods'#$Schedule.$B$69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4-30%20(Apr12)%20OpenOffice/Fixedassets.ods'#$Schedule.$E$69]&gt;0;['file:///C:/Users/Antony/diy/GB%20Accounts/GB%20Accounts%202011-12/GB%20Accounts%20Company%202012-04-30%20(Apr12)%20OpenOffice/Fixedassets.ods'#$Schedule.$C$69];&quot; &quot;)" office:value-type="string" office:string-value=" ">
            <text:p><text:s/></text:p>
          </table:table-cell>
          <table:table-cell table:style-name="ce168" table:number-columns-repeated="2"/>
          <table:table-cell table:style-name="ce255"/>
          <table:table-cell table:style-name="ce265" table:formula="of:=IF(['file:///C:/Users/Antony/diy/GB%20Accounts/GB%20Accounts%202011-12/GB%20Accounts%20Company%202012-04-30%20(Apr12)%20OpenOffice/Fixedassets.ods'#$Schedule.$E$69]&gt;0;['file:///C:/Users/Antony/diy/GB%20Accounts/GB%20Accounts%202011-12/GB%20Accounts%20Company%202012-04-30%20(Apr12)%20OpenOffice/Fixedassets.ods'#$Schedule.$E$69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79" table:formula="of:=IF(['file:///C:/Users/Antony/diy/GB%20Accounts/GB%20Accounts%202011-12/GB%20Accounts%20Company%202012-04-30%20(Apr12)%20OpenOffice/Fixedassets.ods'#$Schedule.$E$69]&gt;0;['file:///C:/Users/Antony/diy/GB%20Accounts/GB%20Accounts%202011-12/GB%20Accounts%20Company%202012-04-30%20(Apr12)%20OpenOffice/Fixedassets.ods'#$Schedule.$Q$69];&quot; &quot;)" office:value-type="string" office:string-value=" ">
            <text:p><text:s/></text:p>
          </table:table-cell>
          <table:table-cell table:style-name="ce258" table:number-columns-repeated="2"/>
          <table:table-cell table:style-name="ce218"/>
          <table:table-cell table:style-name="ce168" table:number-columns-repeated="1012"/>
        </table:table-row>
        <table:table-row table:style-name="ro20">
          <table:table-cell table:style-name="ce215" table:formula="of:=IF(['file:///C:/Users/Antony/diy/GB%20Accounts/GB%20Accounts%202011-12/GB%20Accounts%20Company%202012-04-30%20(Apr12)%20OpenOffice/Fixedassets.ods'#$Schedule.$E$70]&gt;0;['file:///C:/Users/Antony/diy/GB%20Accounts/GB%20Accounts%202011-12/GB%20Accounts%20Company%202012-04-30%20(Apr12)%20OpenOffice/Fixedassets.ods'#$Schedule.$B$70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4-30%20(Apr12)%20OpenOffice/Fixedassets.ods'#$Schedule.$E$70]&gt;0;['file:///C:/Users/Antony/diy/GB%20Accounts/GB%20Accounts%202011-12/GB%20Accounts%20Company%202012-04-30%20(Apr12)%20OpenOffice/Fixedassets.ods'#$Schedule.$C$70];&quot; &quot;)" office:value-type="string" office:string-value=" ">
            <text:p><text:s/></text:p>
          </table:table-cell>
          <table:table-cell table:style-name="ce168" table:number-columns-repeated="2"/>
          <table:table-cell table:style-name="ce255"/>
          <table:table-cell table:style-name="ce265" table:formula="of:=IF(['file:///C:/Users/Antony/diy/GB%20Accounts/GB%20Accounts%202011-12/GB%20Accounts%20Company%202012-04-30%20(Apr12)%20OpenOffice/Fixedassets.ods'#$Schedule.$E$70]&gt;0;['file:///C:/Users/Antony/diy/GB%20Accounts/GB%20Accounts%202011-12/GB%20Accounts%20Company%202012-04-30%20(Apr12)%20OpenOffice/Fixedassets.ods'#$Schedule.$E$70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79" table:formula="of:=IF(['file:///C:/Users/Antony/diy/GB%20Accounts/GB%20Accounts%202011-12/GB%20Accounts%20Company%202012-04-30%20(Apr12)%20OpenOffice/Fixedassets.ods'#$Schedule.$E$70]&gt;0;['file:///C:/Users/Antony/diy/GB%20Accounts/GB%20Accounts%202011-12/GB%20Accounts%20Company%202012-04-30%20(Apr12)%20OpenOffice/Fixedassets.ods'#$Schedule.$Q$70];&quot; &quot;)" office:value-type="string" office:string-value=" ">
            <text:p><text:s/></text:p>
          </table:table-cell>
          <table:table-cell table:style-name="ce258" table:number-columns-repeated="2"/>
          <table:table-cell table:style-name="ce218"/>
          <table:table-cell table:style-name="ce168" table:number-columns-repeated="1012"/>
        </table:table-row>
        <table:table-row table:style-name="ro20">
          <table:table-cell table:style-name="ce215" table:formula="of:=IF(['file:///C:/Users/Antony/diy/GB%20Accounts/GB%20Accounts%202011-12/GB%20Accounts%20Company%202012-04-30%20(Apr12)%20OpenOffice/Fixedassets.ods'#$Schedule.$E$71]&gt;0;['file:///C:/Users/Antony/diy/GB%20Accounts/GB%20Accounts%202011-12/GB%20Accounts%20Company%202012-04-30%20(Apr12)%20OpenOffice/Fixedassets.ods'#$Schedule.$B$71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4-30%20(Apr12)%20OpenOffice/Fixedassets.ods'#$Schedule.$E$71]&gt;0;['file:///C:/Users/Antony/diy/GB%20Accounts/GB%20Accounts%202011-12/GB%20Accounts%20Company%202012-04-30%20(Apr12)%20OpenOffice/Fixedassets.ods'#$Schedule.$C$71];&quot; &quot;)" office:value-type="string" office:string-value=" ">
            <text:p><text:s/></text:p>
          </table:table-cell>
          <table:table-cell table:style-name="ce168" table:number-columns-repeated="2"/>
          <table:table-cell table:style-name="ce255"/>
          <table:table-cell table:style-name="ce265" table:formula="of:=IF(['file:///C:/Users/Antony/diy/GB%20Accounts/GB%20Accounts%202011-12/GB%20Accounts%20Company%202012-04-30%20(Apr12)%20OpenOffice/Fixedassets.ods'#$Schedule.$E$71]&gt;0;['file:///C:/Users/Antony/diy/GB%20Accounts/GB%20Accounts%202011-12/GB%20Accounts%20Company%202012-04-30%20(Apr12)%20OpenOffice/Fixedassets.ods'#$Schedule.$E$71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79" table:formula="of:=IF(['file:///C:/Users/Antony/diy/GB%20Accounts/GB%20Accounts%202011-12/GB%20Accounts%20Company%202012-04-30%20(Apr12)%20OpenOffice/Fixedassets.ods'#$Schedule.$E$71]&gt;0;['file:///C:/Users/Antony/diy/GB%20Accounts/GB%20Accounts%202011-12/GB%20Accounts%20Company%202012-04-30%20(Apr12)%20OpenOffice/Fixedassets.ods'#$Schedule.$Q$71];&quot; &quot;)" office:value-type="string" office:string-value=" ">
            <text:p><text:s/></text:p>
          </table:table-cell>
          <table:table-cell table:style-name="ce258" table:number-columns-repeated="2"/>
          <table:table-cell table:style-name="ce218"/>
          <table:table-cell table:style-name="ce168" table:number-columns-repeated="1012"/>
        </table:table-row>
        <table:table-row table:style-name="ro20">
          <table:table-cell table:style-name="ce215" table:formula="of:=IF(['file:///C:/Users/Antony/diy/GB%20Accounts/GB%20Accounts%202011-12/GB%20Accounts%20Company%202012-04-30%20(Apr12)%20OpenOffice/Fixedassets.ods'#$Schedule.$E$72]&gt;0;['file:///C:/Users/Antony/diy/GB%20Accounts/GB%20Accounts%202011-12/GB%20Accounts%20Company%202012-04-30%20(Apr12)%20OpenOffice/Fixedassets.ods'#$Schedule.$B$72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4-30%20(Apr12)%20OpenOffice/Fixedassets.ods'#$Schedule.$E$72]&gt;0;['file:///C:/Users/Antony/diy/GB%20Accounts/GB%20Accounts%202011-12/GB%20Accounts%20Company%202012-04-30%20(Apr12)%20OpenOffice/Fixedassets.ods'#$Schedule.$C$72];&quot; &quot;)" office:value-type="string" office:string-value=" ">
            <text:p><text:s/></text:p>
          </table:table-cell>
          <table:table-cell table:style-name="ce168" table:number-columns-repeated="2"/>
          <table:table-cell table:style-name="ce255"/>
          <table:table-cell table:style-name="ce265" table:formula="of:=IF(['file:///C:/Users/Antony/diy/GB%20Accounts/GB%20Accounts%202011-12/GB%20Accounts%20Company%202012-04-30%20(Apr12)%20OpenOffice/Fixedassets.ods'#$Schedule.$E$72]&gt;0;['file:///C:/Users/Antony/diy/GB%20Accounts/GB%20Accounts%202011-12/GB%20Accounts%20Company%202012-04-30%20(Apr12)%20OpenOffice/Fixedassets.ods'#$Schedule.$E$72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79" table:formula="of:=IF(['file:///C:/Users/Antony/diy/GB%20Accounts/GB%20Accounts%202011-12/GB%20Accounts%20Company%202012-04-30%20(Apr12)%20OpenOffice/Fixedassets.ods'#$Schedule.$E$72]&gt;0;['file:///C:/Users/Antony/diy/GB%20Accounts/GB%20Accounts%202011-12/GB%20Accounts%20Company%202012-04-30%20(Apr12)%20OpenOffice/Fixedassets.ods'#$Schedule.$Q$72];&quot; &quot;)" office:value-type="string" office:string-value=" ">
            <text:p><text:s/></text:p>
          </table:table-cell>
          <table:table-cell table:style-name="ce258" table:number-columns-repeated="2"/>
          <table:table-cell table:style-name="ce218"/>
          <table:table-cell table:style-name="ce168" table:number-columns-repeated="1012"/>
        </table:table-row>
        <table:table-row table:style-name="ro20">
          <table:table-cell table:style-name="ce215" table:formula="of:=IF(['file:///C:/Users/Antony/diy/GB%20Accounts/GB%20Accounts%202011-12/GB%20Accounts%20Company%202012-04-30%20(Apr12)%20OpenOffice/Fixedassets.ods'#$Schedule.$E$73]&gt;0;['file:///C:/Users/Antony/diy/GB%20Accounts/GB%20Accounts%202011-12/GB%20Accounts%20Company%202012-04-30%20(Apr12)%20OpenOffice/Fixedassets.ods'#$Schedule.$B$73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4-30%20(Apr12)%20OpenOffice/Fixedassets.ods'#$Schedule.$E$73]&gt;0;['file:///C:/Users/Antony/diy/GB%20Accounts/GB%20Accounts%202011-12/GB%20Accounts%20Company%202012-04-30%20(Apr12)%20OpenOffice/Fixedassets.ods'#$Schedule.$C$73];&quot; &quot;)" office:value-type="string" office:string-value=" ">
            <text:p><text:s/></text:p>
          </table:table-cell>
          <table:table-cell table:style-name="ce168" table:number-columns-repeated="2"/>
          <table:table-cell table:style-name="ce255"/>
          <table:table-cell table:style-name="ce265" table:formula="of:=IF(['file:///C:/Users/Antony/diy/GB%20Accounts/GB%20Accounts%202011-12/GB%20Accounts%20Company%202012-04-30%20(Apr12)%20OpenOffice/Fixedassets.ods'#$Schedule.$E$73]&gt;0;['file:///C:/Users/Antony/diy/GB%20Accounts/GB%20Accounts%202011-12/GB%20Accounts%20Company%202012-04-30%20(Apr12)%20OpenOffice/Fixedassets.ods'#$Schedule.$E$73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79" table:formula="of:=IF(['file:///C:/Users/Antony/diy/GB%20Accounts/GB%20Accounts%202011-12/GB%20Accounts%20Company%202012-04-30%20(Apr12)%20OpenOffice/Fixedassets.ods'#$Schedule.$E$73]&gt;0;['file:///C:/Users/Antony/diy/GB%20Accounts/GB%20Accounts%202011-12/GB%20Accounts%20Company%202012-04-30%20(Apr12)%20OpenOffice/Fixedassets.ods'#$Schedule.$Q$73];&quot; &quot;)" office:value-type="string" office:string-value=" ">
            <text:p><text:s/></text:p>
          </table:table-cell>
          <table:table-cell table:style-name="ce258" table:number-columns-repeated="2"/>
          <table:table-cell table:style-name="ce218"/>
          <table:table-cell table:style-name="ce168" table:number-columns-repeated="1012"/>
        </table:table-row>
        <table:table-row table:style-name="ro20">
          <table:table-cell table:style-name="ce215" table:formula="of:=IF(['file:///C:/Users/Antony/diy/GB%20Accounts/GB%20Accounts%202011-12/GB%20Accounts%20Company%202012-04-30%20(Apr12)%20OpenOffice/Fixedassets.ods'#$Schedule.$E$74]&gt;0;['file:///C:/Users/Antony/diy/GB%20Accounts/GB%20Accounts%202011-12/GB%20Accounts%20Company%202012-04-30%20(Apr12)%20OpenOffice/Fixedassets.ods'#$Schedule.$B$74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4-30%20(Apr12)%20OpenOffice/Fixedassets.ods'#$Schedule.$E$74]&gt;0;['file:///C:/Users/Antony/diy/GB%20Accounts/GB%20Accounts%202011-12/GB%20Accounts%20Company%202012-04-30%20(Apr12)%20OpenOffice/Fixedassets.ods'#$Schedule.$C$74];&quot; &quot;)" office:value-type="string" office:string-value=" ">
            <text:p><text:s/></text:p>
          </table:table-cell>
          <table:table-cell table:style-name="ce168" table:number-columns-repeated="2"/>
          <table:table-cell table:style-name="ce255"/>
          <table:table-cell table:style-name="ce265" table:formula="of:=IF(['file:///C:/Users/Antony/diy/GB%20Accounts/GB%20Accounts%202011-12/GB%20Accounts%20Company%202012-04-30%20(Apr12)%20OpenOffice/Fixedassets.ods'#$Schedule.$E$74]&gt;0;['file:///C:/Users/Antony/diy/GB%20Accounts/GB%20Accounts%202011-12/GB%20Accounts%20Company%202012-04-30%20(Apr12)%20OpenOffice/Fixedassets.ods'#$Schedule.$E$74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79" table:formula="of:=IF(['file:///C:/Users/Antony/diy/GB%20Accounts/GB%20Accounts%202011-12/GB%20Accounts%20Company%202012-04-30%20(Apr12)%20OpenOffice/Fixedassets.ods'#$Schedule.$E$74]&gt;0;['file:///C:/Users/Antony/diy/GB%20Accounts/GB%20Accounts%202011-12/GB%20Accounts%20Company%202012-04-30%20(Apr12)%20OpenOffice/Fixedassets.ods'#$Schedule.$Q$74];&quot; &quot;)" office:value-type="string" office:string-value=" ">
            <text:p><text:s/></text:p>
          </table:table-cell>
          <table:table-cell table:style-name="ce258" table:number-columns-repeated="2"/>
          <table:table-cell table:style-name="ce218"/>
          <table:table-cell table:style-name="ce168" table:number-columns-repeated="1012"/>
        </table:table-row>
        <table:table-row table:style-name="ro20">
          <table:table-cell table:style-name="ce216"/>
          <table:table-cell table:style-name="ce234" office:value-type="string" table:number-columns-spanned="2" table:number-rows-spanned="1">
            <text:p>Expenditure on Fixtures &amp; Fittings between</text:p>
          </table:table-cell>
          <table:covered-table-cell/>
          <table:table-cell table:style-name="ce246" table:formula="of:=[.E5]" office:value-type="date" office:date-value="2011-05-01">
            <text:p>01-May-11</text:p>
          </table:table-cell>
          <table:table-cell table:style-name="ce246" table:formula="of:=[.H5]" office:value-type="date" office:date-value="2012-04-30">
            <text:p>30-Apr-12</text:p>
          </table:table-cell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18"/>
          <table:table-cell table:style-name="ce168" table:number-columns-repeated="1012"/>
        </table:table-row>
        <table:table-row table:style-name="ro20">
          <table:table-cell table:style-name="ce215" table:formula="of:=IF(['file:///C:/Users/Antony/diy/GB%20Accounts/GB%20Accounts%202011-12/GB%20Accounts%20Company%202012-04-30%20(Apr12)%20OpenOffice/Fixedassets.ods'#$Schedule.$E$78]&gt;0;['file:///C:/Users/Antony/diy/GB%20Accounts/GB%20Accounts%202011-12/GB%20Accounts%20Company%202012-04-30%20(Apr12)%20OpenOffice/Fixedassets.ods'#$Schedule.$B$78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4-30%20(Apr12)%20OpenOffice/Fixedassets.ods'#$Schedule.$E$78]&gt;0;['file:///C:/Users/Antony/diy/GB%20Accounts/GB%20Accounts%202011-12/GB%20Accounts%20Company%202012-04-30%20(Apr12)%20OpenOffice/Fixedassets.ods'#$Schedule.$C$78];&quot; &quot;)" office:value-type="string" office:string-value=" ">
            <text:p><text:s/></text:p>
          </table:table-cell>
          <table:table-cell table:style-name="ce168" table:number-columns-repeated="2"/>
          <table:table-cell table:style-name="ce255"/>
          <table:table-cell table:style-name="ce265" table:formula="of:=IF(['file:///C:/Users/Antony/diy/GB%20Accounts/GB%20Accounts%202011-12/GB%20Accounts%20Company%202012-04-30%20(Apr12)%20OpenOffice/Fixedassets.ods'#$Schedule.$E$78]&gt;0;['file:///C:/Users/Antony/diy/GB%20Accounts/GB%20Accounts%202011-12/GB%20Accounts%20Company%202012-04-30%20(Apr12)%20OpenOffice/Fixedassets.ods'#$Schedule.$E$78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79" table:formula="of:=IF(['file:///C:/Users/Antony/diy/GB%20Accounts/GB%20Accounts%202011-12/GB%20Accounts%20Company%202012-04-30%20(Apr12)%20OpenOffice/Fixedassets.ods'#$Schedule.$E$78]&gt;0;['file:///C:/Users/Antony/diy/GB%20Accounts/GB%20Accounts%202011-12/GB%20Accounts%20Company%202012-04-30%20(Apr12)%20OpenOffice/Fixedassets.ods'#$Schedule.$Q$78];&quot; &quot;)" office:value-type="string" office:string-value=" ">
            <text:p><text:s/></text:p>
          </table:table-cell>
          <table:table-cell table:style-name="ce258" table:number-columns-repeated="2"/>
          <table:table-cell table:style-name="ce218"/>
          <table:table-cell table:style-name="ce168" table:number-columns-repeated="1012"/>
        </table:table-row>
        <table:table-row table:style-name="ro20">
          <table:table-cell table:style-name="ce215" table:formula="of:=IF(['file:///C:/Users/Antony/diy/GB%20Accounts/GB%20Accounts%202011-12/GB%20Accounts%20Company%202012-04-30%20(Apr12)%20OpenOffice/Fixedassets.ods'#$Schedule.$E$79]&gt;0;['file:///C:/Users/Antony/diy/GB%20Accounts/GB%20Accounts%202011-12/GB%20Accounts%20Company%202012-04-30%20(Apr12)%20OpenOffice/Fixedassets.ods'#$Schedule.$B$79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4-30%20(Apr12)%20OpenOffice/Fixedassets.ods'#$Schedule.$E$79]&gt;0;['file:///C:/Users/Antony/diy/GB%20Accounts/GB%20Accounts%202011-12/GB%20Accounts%20Company%202012-04-30%20(Apr12)%20OpenOffice/Fixedassets.ods'#$Schedule.$C$79];&quot; &quot;)" office:value-type="string" office:string-value=" ">
            <text:p><text:s/></text:p>
          </table:table-cell>
          <table:table-cell table:style-name="ce168" table:number-columns-repeated="2"/>
          <table:table-cell table:style-name="ce255"/>
          <table:table-cell table:style-name="ce265" table:formula="of:=IF(['file:///C:/Users/Antony/diy/GB%20Accounts/GB%20Accounts%202011-12/GB%20Accounts%20Company%202012-04-30%20(Apr12)%20OpenOffice/Fixedassets.ods'#$Schedule.$E$79]&gt;0;['file:///C:/Users/Antony/diy/GB%20Accounts/GB%20Accounts%202011-12/GB%20Accounts%20Company%202012-04-30%20(Apr12)%20OpenOffice/Fixedassets.ods'#$Schedule.$E$79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79" table:formula="of:=IF(['file:///C:/Users/Antony/diy/GB%20Accounts/GB%20Accounts%202011-12/GB%20Accounts%20Company%202012-04-30%20(Apr12)%20OpenOffice/Fixedassets.ods'#$Schedule.$E$79]&gt;0;['file:///C:/Users/Antony/diy/GB%20Accounts/GB%20Accounts%202011-12/GB%20Accounts%20Company%202012-04-30%20(Apr12)%20OpenOffice/Fixedassets.ods'#$Schedule.$Q$79];&quot; &quot;)" office:value-type="string" office:string-value=" ">
            <text:p><text:s/></text:p>
          </table:table-cell>
          <table:table-cell table:style-name="ce258" table:number-columns-repeated="2"/>
          <table:table-cell table:style-name="ce218"/>
          <table:table-cell table:style-name="ce168" table:number-columns-repeated="1012"/>
        </table:table-row>
        <table:table-row table:style-name="ro20">
          <table:table-cell table:style-name="ce215" table:formula="of:=IF(['file:///C:/Users/Antony/diy/GB%20Accounts/GB%20Accounts%202011-12/GB%20Accounts%20Company%202012-04-30%20(Apr12)%20OpenOffice/Fixedassets.ods'#$Schedule.$E$80]&gt;0;['file:///C:/Users/Antony/diy/GB%20Accounts/GB%20Accounts%202011-12/GB%20Accounts%20Company%202012-04-30%20(Apr12)%20OpenOffice/Fixedassets.ods'#$Schedule.$B$80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4-30%20(Apr12)%20OpenOffice/Fixedassets.ods'#$Schedule.$E$80]&gt;0;['file:///C:/Users/Antony/diy/GB%20Accounts/GB%20Accounts%202011-12/GB%20Accounts%20Company%202012-04-30%20(Apr12)%20OpenOffice/Fixedassets.ods'#$Schedule.$C$80];&quot; &quot;)" office:value-type="string" office:string-value=" ">
            <text:p><text:s/></text:p>
          </table:table-cell>
          <table:table-cell table:style-name="ce168" table:number-columns-repeated="2"/>
          <table:table-cell table:style-name="ce255"/>
          <table:table-cell table:style-name="ce265" table:formula="of:=IF(['file:///C:/Users/Antony/diy/GB%20Accounts/GB%20Accounts%202011-12/GB%20Accounts%20Company%202012-04-30%20(Apr12)%20OpenOffice/Fixedassets.ods'#$Schedule.$E$80]&gt;0;['file:///C:/Users/Antony/diy/GB%20Accounts/GB%20Accounts%202011-12/GB%20Accounts%20Company%202012-04-30%20(Apr12)%20OpenOffice/Fixedassets.ods'#$Schedule.$E$80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79" table:formula="of:=IF(['file:///C:/Users/Antony/diy/GB%20Accounts/GB%20Accounts%202011-12/GB%20Accounts%20Company%202012-04-30%20(Apr12)%20OpenOffice/Fixedassets.ods'#$Schedule.$E$80]&gt;0;['file:///C:/Users/Antony/diy/GB%20Accounts/GB%20Accounts%202011-12/GB%20Accounts%20Company%202012-04-30%20(Apr12)%20OpenOffice/Fixedassets.ods'#$Schedule.$Q$80];&quot; &quot;)" office:value-type="string" office:string-value=" ">
            <text:p><text:s/></text:p>
          </table:table-cell>
          <table:table-cell table:style-name="ce258" table:number-columns-repeated="2"/>
          <table:table-cell table:style-name="ce218"/>
          <table:table-cell table:style-name="ce168" table:number-columns-repeated="1012"/>
        </table:table-row>
        <table:table-row table:style-name="ro20">
          <table:table-cell table:style-name="ce215" table:formula="of:=IF(['file:///C:/Users/Antony/diy/GB%20Accounts/GB%20Accounts%202011-12/GB%20Accounts%20Company%202012-04-30%20(Apr12)%20OpenOffice/Fixedassets.ods'#$Schedule.$E$81]&gt;0;['file:///C:/Users/Antony/diy/GB%20Accounts/GB%20Accounts%202011-12/GB%20Accounts%20Company%202012-04-30%20(Apr12)%20OpenOffice/Fixedassets.ods'#$Schedule.$B$81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4-30%20(Apr12)%20OpenOffice/Fixedassets.ods'#$Schedule.$E$81]&gt;0;['file:///C:/Users/Antony/diy/GB%20Accounts/GB%20Accounts%202011-12/GB%20Accounts%20Company%202012-04-30%20(Apr12)%20OpenOffice/Fixedassets.ods'#$Schedule.$C$81];&quot; &quot;)" office:value-type="string" office:string-value=" ">
            <text:p><text:s/></text:p>
          </table:table-cell>
          <table:table-cell table:style-name="ce168" table:number-columns-repeated="2"/>
          <table:table-cell table:style-name="ce255"/>
          <table:table-cell table:style-name="ce265" table:formula="of:=IF(['file:///C:/Users/Antony/diy/GB%20Accounts/GB%20Accounts%202011-12/GB%20Accounts%20Company%202012-04-30%20(Apr12)%20OpenOffice/Fixedassets.ods'#$Schedule.$E$81]&gt;0;['file:///C:/Users/Antony/diy/GB%20Accounts/GB%20Accounts%202011-12/GB%20Accounts%20Company%202012-04-30%20(Apr12)%20OpenOffice/Fixedassets.ods'#$Schedule.$E$81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79" table:formula="of:=IF(['file:///C:/Users/Antony/diy/GB%20Accounts/GB%20Accounts%202011-12/GB%20Accounts%20Company%202012-04-30%20(Apr12)%20OpenOffice/Fixedassets.ods'#$Schedule.$E$81]&gt;0;['file:///C:/Users/Antony/diy/GB%20Accounts/GB%20Accounts%202011-12/GB%20Accounts%20Company%202012-04-30%20(Apr12)%20OpenOffice/Fixedassets.ods'#$Schedule.$Q$81];&quot; &quot;)" office:value-type="string" office:string-value=" ">
            <text:p><text:s/></text:p>
          </table:table-cell>
          <table:table-cell table:style-name="ce258" table:number-columns-repeated="2"/>
          <table:table-cell table:style-name="ce218"/>
          <table:table-cell table:style-name="ce168" table:number-columns-repeated="1012"/>
        </table:table-row>
        <table:table-row table:style-name="ro20">
          <table:table-cell table:style-name="ce215" table:formula="of:=IF(['file:///C:/Users/Antony/diy/GB%20Accounts/GB%20Accounts%202011-12/GB%20Accounts%20Company%202012-04-30%20(Apr12)%20OpenOffice/Fixedassets.ods'#$Schedule.$E$82]&gt;0;['file:///C:/Users/Antony/diy/GB%20Accounts/GB%20Accounts%202011-12/GB%20Accounts%20Company%202012-04-30%20(Apr12)%20OpenOffice/Fixedassets.ods'#$Schedule.$B$82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4-30%20(Apr12)%20OpenOffice/Fixedassets.ods'#$Schedule.$E$82]&gt;0;['file:///C:/Users/Antony/diy/GB%20Accounts/GB%20Accounts%202011-12/GB%20Accounts%20Company%202012-04-30%20(Apr12)%20OpenOffice/Fixedassets.ods'#$Schedule.$C$82];&quot; &quot;)" office:value-type="string" office:string-value=" ">
            <text:p><text:s/></text:p>
          </table:table-cell>
          <table:table-cell table:style-name="ce168" table:number-columns-repeated="2"/>
          <table:table-cell table:style-name="ce255"/>
          <table:table-cell table:style-name="ce265" table:formula="of:=IF(['file:///C:/Users/Antony/diy/GB%20Accounts/GB%20Accounts%202011-12/GB%20Accounts%20Company%202012-04-30%20(Apr12)%20OpenOffice/Fixedassets.ods'#$Schedule.$E$82]&gt;0;['file:///C:/Users/Antony/diy/GB%20Accounts/GB%20Accounts%202011-12/GB%20Accounts%20Company%202012-04-30%20(Apr12)%20OpenOffice/Fixedassets.ods'#$Schedule.$E$82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79" table:formula="of:=IF(['file:///C:/Users/Antony/diy/GB%20Accounts/GB%20Accounts%202011-12/GB%20Accounts%20Company%202012-04-30%20(Apr12)%20OpenOffice/Fixedassets.ods'#$Schedule.$E$82]&gt;0;['file:///C:/Users/Antony/diy/GB%20Accounts/GB%20Accounts%202011-12/GB%20Accounts%20Company%202012-04-30%20(Apr12)%20OpenOffice/Fixedassets.ods'#$Schedule.$Q$82];&quot; &quot;)" office:value-type="string" office:string-value=" ">
            <text:p><text:s/></text:p>
          </table:table-cell>
          <table:table-cell table:style-name="ce258" table:number-columns-repeated="2"/>
          <table:table-cell table:style-name="ce218"/>
          <table:table-cell table:style-name="ce168" table:number-columns-repeated="1012"/>
        </table:table-row>
        <table:table-row table:style-name="ro20">
          <table:table-cell table:style-name="ce217" office:value-type="string" table:number-columns-spanned="3" table:number-rows-spanned="1">
            <text:p>Expenditure on Computer Equipment between </text:p>
          </table:table-cell>
          <table:covered-table-cell table:number-columns-repeated="2"/>
          <table:table-cell table:style-name="ce246" table:formula="of:=[.E5]" office:value-type="date" office:date-value="2011-05-01">
            <text:p>01-May-11</text:p>
          </table:table-cell>
          <table:table-cell table:style-name="ce246" table:formula="of:=[.H5]" office:value-type="date" office:date-value="2012-04-30">
            <text:p>30-Apr-12</text:p>
          </table:table-cell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18"/>
          <table:table-cell table:style-name="ce168" table:number-columns-repeated="1012"/>
        </table:table-row>
        <table:table-row table:style-name="ro20">
          <table:table-cell table:style-name="ce215" table:formula="of:=IF(['file:///C:/Users/Antony/diy/GB%20Accounts/GB%20Accounts%202011-12/GB%20Accounts%20Company%202012-04-30%20(Apr12)%20OpenOffice/Fixedassets.ods'#$Schedule.$E$86]&gt;0;['file:///C:/Users/Antony/diy/GB%20Accounts/GB%20Accounts%202011-12/GB%20Accounts%20Company%202012-04-30%20(Apr12)%20OpenOffice/Fixedassets.ods'#$Schedule.$B$86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4-30%20(Apr12)%20OpenOffice/Fixedassets.ods'#$Schedule.$E$86]&gt;0;['file:///C:/Users/Antony/diy/GB%20Accounts/GB%20Accounts%202011-12/GB%20Accounts%20Company%202012-04-30%20(Apr12)%20OpenOffice/Fixedassets.ods'#$Schedule.$C$86];&quot; &quot;)" office:value-type="string" office:string-value=" ">
            <text:p><text:s/></text:p>
          </table:table-cell>
          <table:table-cell table:style-name="ce168" table:number-columns-repeated="2"/>
          <table:table-cell table:style-name="ce255"/>
          <table:table-cell table:style-name="ce265" table:formula="of:=IF(['file:///C:/Users/Antony/diy/GB%20Accounts/GB%20Accounts%202011-12/GB%20Accounts%20Company%202012-04-30%20(Apr12)%20OpenOffice/Fixedassets.ods'#$Schedule.$E$86]&gt;0;['file:///C:/Users/Antony/diy/GB%20Accounts/GB%20Accounts%202011-12/GB%20Accounts%20Company%202012-04-30%20(Apr12)%20OpenOffice/Fixedassets.ods'#$Schedule.$E$86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79" table:formula="of:=IF(['file:///C:/Users/Antony/diy/GB%20Accounts/GB%20Accounts%202011-12/GB%20Accounts%20Company%202012-04-30%20(Apr12)%20OpenOffice/Fixedassets.ods'#$Schedule.$E$86]&gt;0;['file:///C:/Users/Antony/diy/GB%20Accounts/GB%20Accounts%202011-12/GB%20Accounts%20Company%202012-04-30%20(Apr12)%20OpenOffice/Fixedassets.ods'#$Schedule.$Q$86];&quot; &quot;)" office:value-type="string" office:string-value=" ">
            <text:p><text:s/></text:p>
          </table:table-cell>
          <table:table-cell table:style-name="ce258" table:number-columns-repeated="2"/>
          <table:table-cell table:style-name="ce218"/>
          <table:table-cell table:style-name="ce168" table:number-columns-repeated="1012"/>
        </table:table-row>
        <table:table-row table:style-name="ro20">
          <table:table-cell table:style-name="ce215" table:formula="of:=IF(['file:///C:/Users/Antony/diy/GB%20Accounts/GB%20Accounts%202011-12/GB%20Accounts%20Company%202012-04-30%20(Apr12)%20OpenOffice/Fixedassets.ods'#$Schedule.$E$87]&gt;0;['file:///C:/Users/Antony/diy/GB%20Accounts/GB%20Accounts%202011-12/GB%20Accounts%20Company%202012-04-30%20(Apr12)%20OpenOffice/Fixedassets.ods'#$Schedule.$B$87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4-30%20(Apr12)%20OpenOffice/Fixedassets.ods'#$Schedule.$E$87]&gt;0;['file:///C:/Users/Antony/diy/GB%20Accounts/GB%20Accounts%202011-12/GB%20Accounts%20Company%202012-04-30%20(Apr12)%20OpenOffice/Fixedassets.ods'#$Schedule.$C$87];&quot; &quot;)" office:value-type="string" office:string-value=" ">
            <text:p><text:s/></text:p>
          </table:table-cell>
          <table:table-cell table:style-name="ce168" table:number-columns-repeated="2"/>
          <table:table-cell table:style-name="ce255"/>
          <table:table-cell table:style-name="ce265" table:formula="of:=IF(['file:///C:/Users/Antony/diy/GB%20Accounts/GB%20Accounts%202011-12/GB%20Accounts%20Company%202012-04-30%20(Apr12)%20OpenOffice/Fixedassets.ods'#$Schedule.$E$87]&gt;0;['file:///C:/Users/Antony/diy/GB%20Accounts/GB%20Accounts%202011-12/GB%20Accounts%20Company%202012-04-30%20(Apr12)%20OpenOffice/Fixedassets.ods'#$Schedule.$E$87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79" table:formula="of:=IF(['file:///C:/Users/Antony/diy/GB%20Accounts/GB%20Accounts%202011-12/GB%20Accounts%20Company%202012-04-30%20(Apr12)%20OpenOffice/Fixedassets.ods'#$Schedule.$E$87]&gt;0;['file:///C:/Users/Antony/diy/GB%20Accounts/GB%20Accounts%202011-12/GB%20Accounts%20Company%202012-04-30%20(Apr12)%20OpenOffice/Fixedassets.ods'#$Schedule.$Q$87];&quot; &quot;)" office:value-type="string" office:string-value=" ">
            <text:p><text:s/></text:p>
          </table:table-cell>
          <table:table-cell table:style-name="ce258" table:number-columns-repeated="2"/>
          <table:table-cell table:style-name="ce218"/>
          <table:table-cell table:style-name="ce168" table:number-columns-repeated="1012"/>
        </table:table-row>
        <table:table-row table:style-name="ro15">
          <table:table-cell table:style-name="ce215" table:formula="of:=IF(['file:///C:/Users/Antony/diy/GB%20Accounts/GB%20Accounts%202011-12/GB%20Accounts%20Company%202012-04-30%20(Apr12)%20OpenOffice/Fixedassets.ods'#$Schedule.$E$88]&gt;0;['file:///C:/Users/Antony/diy/GB%20Accounts/GB%20Accounts%202011-12/GB%20Accounts%20Company%202012-04-30%20(Apr12)%20OpenOffice/Fixedassets.ods'#$Schedule.$B$88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4-30%20(Apr12)%20OpenOffice/Fixedassets.ods'#$Schedule.$E$88]&gt;0;['file:///C:/Users/Antony/diy/GB%20Accounts/GB%20Accounts%202011-12/GB%20Accounts%20Company%202012-04-30%20(Apr12)%20OpenOffice/Fixedassets.ods'#$Schedule.$C$88];&quot; &quot;)" office:value-type="string" office:string-value=" ">
            <text:p><text:s/></text:p>
          </table:table-cell>
          <table:table-cell table:style-name="ce168" table:number-columns-repeated="2"/>
          <table:table-cell table:style-name="ce255"/>
          <table:table-cell table:style-name="ce265" table:formula="of:=IF(['file:///C:/Users/Antony/diy/GB%20Accounts/GB%20Accounts%202011-12/GB%20Accounts%20Company%202012-04-30%20(Apr12)%20OpenOffice/Fixedassets.ods'#$Schedule.$E$88]&gt;0;['file:///C:/Users/Antony/diy/GB%20Accounts/GB%20Accounts%202011-12/GB%20Accounts%20Company%202012-04-30%20(Apr12)%20OpenOffice/Fixedassets.ods'#$Schedule.$E$88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79" table:formula="of:=IF(['file:///C:/Users/Antony/diy/GB%20Accounts/GB%20Accounts%202011-12/GB%20Accounts%20Company%202012-04-30%20(Apr12)%20OpenOffice/Fixedassets.ods'#$Schedule.$E$88]&gt;0;['file:///C:/Users/Antony/diy/GB%20Accounts/GB%20Accounts%202011-12/GB%20Accounts%20Company%202012-04-30%20(Apr12)%20OpenOffice/Fixedassets.ods'#$Schedule.$Q$88];&quot; &quot;)" office:value-type="string" office:string-value=" ">
            <text:p><text:s/></text:p>
          </table:table-cell>
          <table:table-cell table:style-name="ce258" table:number-columns-repeated="2"/>
          <table:table-cell table:style-name="ce218"/>
          <table:table-cell table:style-name="ce168" table:number-columns-repeated="1012"/>
        </table:table-row>
        <table:table-row table:style-name="ro20">
          <table:table-cell table:style-name="ce215" table:formula="of:=IF(['file:///C:/Users/Antony/diy/GB%20Accounts/GB%20Accounts%202011-12/GB%20Accounts%20Company%202012-04-30%20(Apr12)%20OpenOffice/Fixedassets.ods'#$Schedule.$E$89]&gt;0;['file:///C:/Users/Antony/diy/GB%20Accounts/GB%20Accounts%202011-12/GB%20Accounts%20Company%202012-04-30%20(Apr12)%20OpenOffice/Fixedassets.ods'#$Schedule.$B$89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4-30%20(Apr12)%20OpenOffice/Fixedassets.ods'#$Schedule.$E$89]&gt;0;['file:///C:/Users/Antony/diy/GB%20Accounts/GB%20Accounts%202011-12/GB%20Accounts%20Company%202012-04-30%20(Apr12)%20OpenOffice/Fixedassets.ods'#$Schedule.$C$89];&quot; &quot;)" office:value-type="string" office:string-value=" ">
            <text:p><text:s/></text:p>
          </table:table-cell>
          <table:table-cell table:style-name="ce168" table:number-columns-repeated="2"/>
          <table:table-cell table:style-name="ce255"/>
          <table:table-cell table:style-name="ce265" table:formula="of:=IF(['file:///C:/Users/Antony/diy/GB%20Accounts/GB%20Accounts%202011-12/GB%20Accounts%20Company%202012-04-30%20(Apr12)%20OpenOffice/Fixedassets.ods'#$Schedule.$E$89]&gt;0;['file:///C:/Users/Antony/diy/GB%20Accounts/GB%20Accounts%202011-12/GB%20Accounts%20Company%202012-04-30%20(Apr12)%20OpenOffice/Fixedassets.ods'#$Schedule.$E$89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79" table:formula="of:=IF(['file:///C:/Users/Antony/diy/GB%20Accounts/GB%20Accounts%202011-12/GB%20Accounts%20Company%202012-04-30%20(Apr12)%20OpenOffice/Fixedassets.ods'#$Schedule.$E$89]&gt;0;['file:///C:/Users/Antony/diy/GB%20Accounts/GB%20Accounts%202011-12/GB%20Accounts%20Company%202012-04-30%20(Apr12)%20OpenOffice/Fixedassets.ods'#$Schedule.$Q$89];&quot; &quot;)" office:value-type="string" office:string-value=" ">
            <text:p><text:s/></text:p>
          </table:table-cell>
          <table:table-cell table:style-name="ce258" table:number-columns-repeated="2"/>
          <table:table-cell table:style-name="ce218"/>
          <table:table-cell table:style-name="ce168" table:number-columns-repeated="1012"/>
        </table:table-row>
        <table:table-row table:style-name="ro20">
          <table:table-cell table:style-name="ce215" table:formula="of:=IF(['file:///C:/Users/Antony/diy/GB%20Accounts/GB%20Accounts%202011-12/GB%20Accounts%20Company%202012-04-30%20(Apr12)%20OpenOffice/Fixedassets.ods'#$Schedule.$E$90]&gt;0;['file:///C:/Users/Antony/diy/GB%20Accounts/GB%20Accounts%202011-12/GB%20Accounts%20Company%202012-04-30%20(Apr12)%20OpenOffice/Fixedassets.ods'#$Schedule.$B$90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4-30%20(Apr12)%20OpenOffice/Fixedassets.ods'#$Schedule.$E$90]&gt;0;['file:///C:/Users/Antony/diy/GB%20Accounts/GB%20Accounts%202011-12/GB%20Accounts%20Company%202012-04-30%20(Apr12)%20OpenOffice/Fixedassets.ods'#$Schedule.$C$90];&quot; &quot;)" office:value-type="string" office:string-value=" ">
            <text:p><text:s/></text:p>
          </table:table-cell>
          <table:table-cell table:style-name="ce168" table:number-columns-repeated="2"/>
          <table:table-cell table:style-name="ce255"/>
          <table:table-cell table:style-name="ce265" table:formula="of:=IF(['file:///C:/Users/Antony/diy/GB%20Accounts/GB%20Accounts%202011-12/GB%20Accounts%20Company%202012-04-30%20(Apr12)%20OpenOffice/Fixedassets.ods'#$Schedule.$E$90]&gt;0;['file:///C:/Users/Antony/diy/GB%20Accounts/GB%20Accounts%202011-12/GB%20Accounts%20Company%202012-04-30%20(Apr12)%20OpenOffice/Fixedassets.ods'#$Schedule.$E$90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79" table:formula="of:=IF(['file:///C:/Users/Antony/diy/GB%20Accounts/GB%20Accounts%202011-12/GB%20Accounts%20Company%202012-04-30%20(Apr12)%20OpenOffice/Fixedassets.ods'#$Schedule.$E$90]&gt;0;['file:///C:/Users/Antony/diy/GB%20Accounts/GB%20Accounts%202011-12/GB%20Accounts%20Company%202012-04-30%20(Apr12)%20OpenOffice/Fixedassets.ods'#$Schedule.$Q$90];&quot; &quot;)" office:value-type="string" office:string-value=" ">
            <text:p><text:s/></text:p>
          </table:table-cell>
          <table:table-cell table:style-name="ce258" table:number-columns-repeated="2"/>
          <table:table-cell table:style-name="ce218"/>
          <table:table-cell table:style-name="ce168" table:number-columns-repeated="1012"/>
        </table:table-row>
        <table:table-row table:style-name="ro20">
          <table:table-cell table:style-name="ce215" table:formula="of:=IF(['file:///C:/Users/Antony/diy/GB%20Accounts/GB%20Accounts%202011-12/GB%20Accounts%20Company%202012-04-30%20(Apr12)%20OpenOffice/Fixedassets.ods'#$Schedule.$E$91]&gt;0;['file:///C:/Users/Antony/diy/GB%20Accounts/GB%20Accounts%202011-12/GB%20Accounts%20Company%202012-04-30%20(Apr12)%20OpenOffice/Fixedassets.ods'#$Schedule.$B$91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4-30%20(Apr12)%20OpenOffice/Fixedassets.ods'#$Schedule.$E$91]&gt;0;['file:///C:/Users/Antony/diy/GB%20Accounts/GB%20Accounts%202011-12/GB%20Accounts%20Company%202012-04-30%20(Apr12)%20OpenOffice/Fixedassets.ods'#$Schedule.$C$91];&quot; &quot;)" office:value-type="string" office:string-value=" ">
            <text:p><text:s/></text:p>
          </table:table-cell>
          <table:table-cell table:style-name="ce168" table:number-columns-repeated="2"/>
          <table:table-cell table:style-name="ce255"/>
          <table:table-cell table:style-name="ce265" table:formula="of:=IF(['file:///C:/Users/Antony/diy/GB%20Accounts/GB%20Accounts%202011-12/GB%20Accounts%20Company%202012-04-30%20(Apr12)%20OpenOffice/Fixedassets.ods'#$Schedule.$E$91]&gt;0;['file:///C:/Users/Antony/diy/GB%20Accounts/GB%20Accounts%202011-12/GB%20Accounts%20Company%202012-04-30%20(Apr12)%20OpenOffice/Fixedassets.ods'#$Schedule.$E$91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79" table:formula="of:=IF(['file:///C:/Users/Antony/diy/GB%20Accounts/GB%20Accounts%202011-12/GB%20Accounts%20Company%202012-04-30%20(Apr12)%20OpenOffice/Fixedassets.ods'#$Schedule.$E$91]&gt;0;['file:///C:/Users/Antony/diy/GB%20Accounts/GB%20Accounts%202011-12/GB%20Accounts%20Company%202012-04-30%20(Apr12)%20OpenOffice/Fixedassets.ods'#$Schedule.$Q$91];&quot; &quot;)" office:value-type="string" office:string-value=" ">
            <text:p><text:s/></text:p>
          </table:table-cell>
          <table:table-cell table:style-name="ce258" table:number-columns-repeated="2"/>
          <table:table-cell table:style-name="ce218"/>
          <table:table-cell table:style-name="ce168" table:number-columns-repeated="1012"/>
        </table:table-row>
        <table:table-row table:style-name="ro20">
          <table:table-cell table:style-name="ce215" table:formula="of:=IF(['file:///C:/Users/Antony/diy/GB%20Accounts/GB%20Accounts%202011-12/GB%20Accounts%20Company%202012-04-30%20(Apr12)%20OpenOffice/Fixedassets.ods'#$Schedule.$E$92]&gt;0;['file:///C:/Users/Antony/diy/GB%20Accounts/GB%20Accounts%202011-12/GB%20Accounts%20Company%202012-04-30%20(Apr12)%20OpenOffice/Fixedassets.ods'#$Schedule.$B$92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4-30%20(Apr12)%20OpenOffice/Fixedassets.ods'#$Schedule.$E$92]&gt;0;['file:///C:/Users/Antony/diy/GB%20Accounts/GB%20Accounts%202011-12/GB%20Accounts%20Company%202012-04-30%20(Apr12)%20OpenOffice/Fixedassets.ods'#$Schedule.$C$92];&quot; &quot;)" office:value-type="string" office:string-value=" ">
            <text:p><text:s/></text:p>
          </table:table-cell>
          <table:table-cell table:style-name="ce168" table:number-columns-repeated="2"/>
          <table:table-cell table:style-name="ce255"/>
          <table:table-cell table:style-name="ce265" table:formula="of:=IF(['file:///C:/Users/Antony/diy/GB%20Accounts/GB%20Accounts%202011-12/GB%20Accounts%20Company%202012-04-30%20(Apr12)%20OpenOffice/Fixedassets.ods'#$Schedule.$E$92]&gt;0;['file:///C:/Users/Antony/diy/GB%20Accounts/GB%20Accounts%202011-12/GB%20Accounts%20Company%202012-04-30%20(Apr12)%20OpenOffice/Fixedassets.ods'#$Schedule.$E$92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79" table:formula="of:=IF(['file:///C:/Users/Antony/diy/GB%20Accounts/GB%20Accounts%202011-12/GB%20Accounts%20Company%202012-04-30%20(Apr12)%20OpenOffice/Fixedassets.ods'#$Schedule.$E$92]&gt;0;['file:///C:/Users/Antony/diy/GB%20Accounts/GB%20Accounts%202011-12/GB%20Accounts%20Company%202012-04-30%20(Apr12)%20OpenOffice/Fixedassets.ods'#$Schedule.$Q$92];&quot; &quot;)" office:value-type="string" office:string-value=" ">
            <text:p><text:s/></text:p>
          </table:table-cell>
          <table:table-cell table:style-name="ce258" table:number-columns-repeated="2"/>
          <table:table-cell table:style-name="ce218"/>
          <table:table-cell table:style-name="ce168" table:number-columns-repeated="1012"/>
        </table:table-row>
        <table:table-row table:style-name="ro20">
          <table:table-cell table:style-name="ce215" table:formula="of:=IF(['file:///C:/Users/Antony/diy/GB%20Accounts/GB%20Accounts%202011-12/GB%20Accounts%20Company%202012-04-30%20(Apr12)%20OpenOffice/Fixedassets.ods'#$Schedule.$E$93]&gt;0;['file:///C:/Users/Antony/diy/GB%20Accounts/GB%20Accounts%202011-12/GB%20Accounts%20Company%202012-04-30%20(Apr12)%20OpenOffice/Fixedassets.ods'#$Schedule.$B$93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4-30%20(Apr12)%20OpenOffice/Fixedassets.ods'#$Schedule.$E$93]&gt;0;['file:///C:/Users/Antony/diy/GB%20Accounts/GB%20Accounts%202011-12/GB%20Accounts%20Company%202012-04-30%20(Apr12)%20OpenOffice/Fixedassets.ods'#$Schedule.$C$93];&quot; &quot;)" office:value-type="string" office:string-value=" ">
            <text:p><text:s/></text:p>
          </table:table-cell>
          <table:table-cell table:style-name="ce168" table:number-columns-repeated="2"/>
          <table:table-cell table:style-name="ce255"/>
          <table:table-cell table:style-name="ce265" table:formula="of:=IF(['file:///C:/Users/Antony/diy/GB%20Accounts/GB%20Accounts%202011-12/GB%20Accounts%20Company%202012-04-30%20(Apr12)%20OpenOffice/Fixedassets.ods'#$Schedule.$E$93]&gt;0;['file:///C:/Users/Antony/diy/GB%20Accounts/GB%20Accounts%202011-12/GB%20Accounts%20Company%202012-04-30%20(Apr12)%20OpenOffice/Fixedassets.ods'#$Schedule.$E$93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79" table:formula="of:=IF(['file:///C:/Users/Antony/diy/GB%20Accounts/GB%20Accounts%202011-12/GB%20Accounts%20Company%202012-04-30%20(Apr12)%20OpenOffice/Fixedassets.ods'#$Schedule.$E$93]&gt;0;['file:///C:/Users/Antony/diy/GB%20Accounts/GB%20Accounts%202011-12/GB%20Accounts%20Company%202012-04-30%20(Apr12)%20OpenOffice/Fixedassets.ods'#$Schedule.$Q$93];&quot; &quot;)" office:value-type="string" office:string-value=" ">
            <text:p><text:s/></text:p>
          </table:table-cell>
          <table:table-cell table:style-name="ce258" table:number-columns-repeated="2"/>
          <table:table-cell table:style-name="ce218"/>
          <table:table-cell table:style-name="ce168" table:number-columns-repeated="1012"/>
        </table:table-row>
        <table:table-row table:style-name="ro20">
          <table:table-cell table:style-name="ce211"/>
          <table:table-cell table:style-name="ce226" office:value-type="string" table:number-columns-spanned="2" table:number-rows-spanned="1">
            <text:p>Expenditure on Vans &amp; Lorries between</text:p>
          </table:table-cell>
          <table:covered-table-cell/>
          <table:table-cell table:style-name="ce246" table:formula="of:=[.E5]" office:value-type="date" office:date-value="2011-05-01">
            <text:p>01-May-11</text:p>
          </table:table-cell>
          <table:table-cell table:style-name="ce246" table:formula="of:=[.H5]" office:value-type="date" office:date-value="2012-04-30">
            <text:p>30-Apr-12</text:p>
          </table:table-cell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18"/>
          <table:table-cell table:style-name="ce168" table:number-columns-repeated="1012"/>
        </table:table-row>
        <table:table-row table:style-name="ro20">
          <table:table-cell table:style-name="ce215" table:formula="of:=IF(['file:///C:/Users/Antony/diy/GB%20Accounts/GB%20Accounts%202011-12/GB%20Accounts%20Company%202012-04-30%20(Apr12)%20OpenOffice/Fixedassets.ods'#$Schedule.$E$103]&gt;0;['file:///C:/Users/Antony/diy/GB%20Accounts/GB%20Accounts%202011-12/GB%20Accounts%20Company%202012-04-30%20(Apr12)%20OpenOffice/Fixedassets.ods'#$Schedule.$B$103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4-30%20(Apr12)%20OpenOffice/Fixedassets.ods'#$Schedule.$E$103]&gt;0;['file:///C:/Users/Antony/diy/GB%20Accounts/GB%20Accounts%202011-12/GB%20Accounts%20Company%202012-04-30%20(Apr12)%20OpenOffice/Fixedassets.ods'#$Schedule.$C$103];&quot; &quot;)" office:value-type="string" office:string-value=" ">
            <text:p><text:s/></text:p>
          </table:table-cell>
          <table:table-cell table:style-name="ce168" table:number-columns-repeated="2"/>
          <table:table-cell table:style-name="ce255"/>
          <table:table-cell table:style-name="ce265" table:formula="of:=IF(['file:///C:/Users/Antony/diy/GB%20Accounts/GB%20Accounts%202011-12/GB%20Accounts%20Company%202012-04-30%20(Apr12)%20OpenOffice/Fixedassets.ods'#$Schedule.$E$103]&gt;0;['file:///C:/Users/Antony/diy/GB%20Accounts/GB%20Accounts%202011-12/GB%20Accounts%20Company%202012-04-30%20(Apr12)%20OpenOffice/Fixedassets.ods'#$Schedule.$E$103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79" table:formula="of:=IF(['file:///C:/Users/Antony/diy/GB%20Accounts/GB%20Accounts%202011-12/GB%20Accounts%20Company%202012-04-30%20(Apr12)%20OpenOffice/Fixedassets.ods'#$Schedule.$E$103]&gt;0;['file:///C:/Users/Antony/diy/GB%20Accounts/GB%20Accounts%202011-12/GB%20Accounts%20Company%202012-04-30%20(Apr12)%20OpenOffice/Fixedassets.ods'#$Schedule.$Q$103];&quot; &quot;)" office:value-type="string" office:string-value=" ">
            <text:p><text:s/></text:p>
          </table:table-cell>
          <table:table-cell table:style-name="ce258" table:number-columns-repeated="2"/>
          <table:table-cell table:style-name="ce218"/>
          <table:table-cell table:style-name="ce168" table:number-columns-repeated="1012"/>
        </table:table-row>
        <table:table-row table:style-name="ro20">
          <table:table-cell table:style-name="ce215" table:formula="of:=IF(['file:///C:/Users/Antony/diy/GB%20Accounts/GB%20Accounts%202011-12/GB%20Accounts%20Company%202012-04-30%20(Apr12)%20OpenOffice/Fixedassets.ods'#$Schedule.$E$104]&gt;0;['file:///C:/Users/Antony/diy/GB%20Accounts/GB%20Accounts%202011-12/GB%20Accounts%20Company%202012-04-30%20(Apr12)%20OpenOffice/Fixedassets.ods'#$Schedule.$B$104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4-30%20(Apr12)%20OpenOffice/Fixedassets.ods'#$Schedule.$E$104]&gt;0;['file:///C:/Users/Antony/diy/GB%20Accounts/GB%20Accounts%202011-12/GB%20Accounts%20Company%202012-04-30%20(Apr12)%20OpenOffice/Fixedassets.ods'#$Schedule.$C$104];&quot; &quot;)" office:value-type="string" office:string-value=" ">
            <text:p><text:s/></text:p>
          </table:table-cell>
          <table:table-cell table:style-name="ce168" table:number-columns-repeated="2"/>
          <table:table-cell table:style-name="ce255"/>
          <table:table-cell table:style-name="ce265" table:formula="of:=IF(['file:///C:/Users/Antony/diy/GB%20Accounts/GB%20Accounts%202011-12/GB%20Accounts%20Company%202012-04-30%20(Apr12)%20OpenOffice/Fixedassets.ods'#$Schedule.$E$104]&gt;0;['file:///C:/Users/Antony/diy/GB%20Accounts/GB%20Accounts%202011-12/GB%20Accounts%20Company%202012-04-30%20(Apr12)%20OpenOffice/Fixedassets.ods'#$Schedule.$E$104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79" table:formula="of:=IF(['file:///C:/Users/Antony/diy/GB%20Accounts/GB%20Accounts%202011-12/GB%20Accounts%20Company%202012-04-30%20(Apr12)%20OpenOffice/Fixedassets.ods'#$Schedule.$E$104]&gt;0;['file:///C:/Users/Antony/diy/GB%20Accounts/GB%20Accounts%202011-12/GB%20Accounts%20Company%202012-04-30%20(Apr12)%20OpenOffice/Fixedassets.ods'#$Schedule.$Q$104];&quot; &quot;)" office:value-type="string" office:string-value=" ">
            <text:p><text:s/></text:p>
          </table:table-cell>
          <table:table-cell table:style-name="ce258" table:number-columns-repeated="2"/>
          <table:table-cell table:style-name="ce218"/>
          <table:table-cell table:style-name="ce168" table:number-columns-repeated="1012"/>
        </table:table-row>
        <table:table-row table:style-name="ro20">
          <table:table-cell table:style-name="ce215" table:formula="of:=IF(['file:///C:/Users/Antony/diy/GB%20Accounts/GB%20Accounts%202011-12/GB%20Accounts%20Company%202012-04-30%20(Apr12)%20OpenOffice/Fixedassets.ods'#$Schedule.$E$105]&gt;0;['file:///C:/Users/Antony/diy/GB%20Accounts/GB%20Accounts%202011-12/GB%20Accounts%20Company%202012-04-30%20(Apr12)%20OpenOffice/Fixedassets.ods'#$Schedule.$B$105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4-30%20(Apr12)%20OpenOffice/Fixedassets.ods'#$Schedule.$E$105]&gt;0;['file:///C:/Users/Antony/diy/GB%20Accounts/GB%20Accounts%202011-12/GB%20Accounts%20Company%202012-04-30%20(Apr12)%20OpenOffice/Fixedassets.ods'#$Schedule.$C$105];&quot; &quot;)" office:value-type="string" office:string-value=" ">
            <text:p><text:s/></text:p>
          </table:table-cell>
          <table:table-cell table:style-name="ce168" table:number-columns-repeated="2"/>
          <table:table-cell table:style-name="ce255"/>
          <table:table-cell table:style-name="ce265" table:formula="of:=IF(['file:///C:/Users/Antony/diy/GB%20Accounts/GB%20Accounts%202011-12/GB%20Accounts%20Company%202012-04-30%20(Apr12)%20OpenOffice/Fixedassets.ods'#$Schedule.$E$105]&gt;0;['file:///C:/Users/Antony/diy/GB%20Accounts/GB%20Accounts%202011-12/GB%20Accounts%20Company%202012-04-30%20(Apr12)%20OpenOffice/Fixedassets.ods'#$Schedule.$E$105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79" table:formula="of:=IF(['file:///C:/Users/Antony/diy/GB%20Accounts/GB%20Accounts%202011-12/GB%20Accounts%20Company%202012-04-30%20(Apr12)%20OpenOffice/Fixedassets.ods'#$Schedule.$E$105]&gt;0;['file:///C:/Users/Antony/diy/GB%20Accounts/GB%20Accounts%202011-12/GB%20Accounts%20Company%202012-04-30%20(Apr12)%20OpenOffice/Fixedassets.ods'#$Schedule.$Q$105];&quot; &quot;)" office:value-type="string" office:string-value=" ">
            <text:p><text:s/></text:p>
          </table:table-cell>
          <table:table-cell table:style-name="ce258" table:number-columns-repeated="2"/>
          <table:table-cell table:style-name="ce218"/>
          <table:table-cell table:style-name="ce168" table:number-columns-repeated="1012"/>
        </table:table-row>
        <table:table-row table:style-name="ro20">
          <table:table-cell table:style-name="ce215" table:formula="of:=IF(['file:///C:/Users/Antony/diy/GB%20Accounts/GB%20Accounts%202011-12/GB%20Accounts%20Company%202012-04-30%20(Apr12)%20OpenOffice/Fixedassets.ods'#$Schedule.$E$106]&gt;0;['file:///C:/Users/Antony/diy/GB%20Accounts/GB%20Accounts%202011-12/GB%20Accounts%20Company%202012-04-30%20(Apr12)%20OpenOffice/Fixedassets.ods'#$Schedule.$B$106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4-30%20(Apr12)%20OpenOffice/Fixedassets.ods'#$Schedule.$E$106]&gt;0;['file:///C:/Users/Antony/diy/GB%20Accounts/GB%20Accounts%202011-12/GB%20Accounts%20Company%202012-04-30%20(Apr12)%20OpenOffice/Fixedassets.ods'#$Schedule.$C$106];&quot; &quot;)" office:value-type="string" office:string-value=" ">
            <text:p><text:s/></text:p>
          </table:table-cell>
          <table:table-cell table:style-name="ce168" table:number-columns-repeated="2"/>
          <table:table-cell table:style-name="ce255"/>
          <table:table-cell table:style-name="ce265" table:formula="of:=IF(['file:///C:/Users/Antony/diy/GB%20Accounts/GB%20Accounts%202011-12/GB%20Accounts%20Company%202012-04-30%20(Apr12)%20OpenOffice/Fixedassets.ods'#$Schedule.$E$106]&gt;0;['file:///C:/Users/Antony/diy/GB%20Accounts/GB%20Accounts%202011-12/GB%20Accounts%20Company%202012-04-30%20(Apr12)%20OpenOffice/Fixedassets.ods'#$Schedule.$E$106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79" table:formula="of:=IF(['file:///C:/Users/Antony/diy/GB%20Accounts/GB%20Accounts%202011-12/GB%20Accounts%20Company%202012-04-30%20(Apr12)%20OpenOffice/Fixedassets.ods'#$Schedule.$E$106]&gt;0;['file:///C:/Users/Antony/diy/GB%20Accounts/GB%20Accounts%202011-12/GB%20Accounts%20Company%202012-04-30%20(Apr12)%20OpenOffice/Fixedassets.ods'#$Schedule.$Q$106];&quot; &quot;)" office:value-type="string" office:string-value=" ">
            <text:p><text:s/></text:p>
          </table:table-cell>
          <table:table-cell table:style-name="ce258" table:number-columns-repeated="2"/>
          <table:table-cell table:style-name="ce218"/>
          <table:table-cell table:style-name="ce168" table:number-columns-repeated="1012"/>
        </table:table-row>
        <table:table-row table:style-name="ro20">
          <table:table-cell table:style-name="ce215" table:formula="of:=IF(['file:///C:/Users/Antony/diy/GB%20Accounts/GB%20Accounts%202011-12/GB%20Accounts%20Company%202012-04-30%20(Apr12)%20OpenOffice/Fixedassets.ods'#$Schedule.$E$107]&gt;0;['file:///C:/Users/Antony/diy/GB%20Accounts/GB%20Accounts%202011-12/GB%20Accounts%20Company%202012-04-30%20(Apr12)%20OpenOffice/Fixedassets.ods'#$Schedule.$B$107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4-30%20(Apr12)%20OpenOffice/Fixedassets.ods'#$Schedule.$E$107]&gt;0;['file:///C:/Users/Antony/diy/GB%20Accounts/GB%20Accounts%202011-12/GB%20Accounts%20Company%202012-04-30%20(Apr12)%20OpenOffice/Fixedassets.ods'#$Schedule.$C$107];&quot; &quot;)" office:value-type="string" office:string-value=" ">
            <text:p><text:s/></text:p>
          </table:table-cell>
          <table:table-cell table:style-name="ce168" table:number-columns-repeated="2"/>
          <table:table-cell table:style-name="ce255"/>
          <table:table-cell table:style-name="ce265" table:formula="of:=IF(['file:///C:/Users/Antony/diy/GB%20Accounts/GB%20Accounts%202011-12/GB%20Accounts%20Company%202012-04-30%20(Apr12)%20OpenOffice/Fixedassets.ods'#$Schedule.$E$107]&gt;0;['file:///C:/Users/Antony/diy/GB%20Accounts/GB%20Accounts%202011-12/GB%20Accounts%20Company%202012-04-30%20(Apr12)%20OpenOffice/Fixedassets.ods'#$Schedule.$E$107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79" table:formula="of:=IF(['file:///C:/Users/Antony/diy/GB%20Accounts/GB%20Accounts%202011-12/GB%20Accounts%20Company%202012-04-30%20(Apr12)%20OpenOffice/Fixedassets.ods'#$Schedule.$E$107]&gt;0;['file:///C:/Users/Antony/diy/GB%20Accounts/GB%20Accounts%202011-12/GB%20Accounts%20Company%202012-04-30%20(Apr12)%20OpenOffice/Fixedassets.ods'#$Schedule.$Q$107];&quot; &quot;)" office:value-type="string" office:string-value=" ">
            <text:p><text:s/></text:p>
          </table:table-cell>
          <table:table-cell table:style-name="ce258" table:number-columns-repeated="2"/>
          <table:table-cell table:style-name="ce218"/>
          <table:table-cell table:style-name="ce168" table:number-columns-repeated="1012"/>
        </table:table-row>
        <table:table-row table:style-name="ro6">
          <table:table-cell table:style-name="ce209"/>
          <table:table-cell table:style-name="ce223" table:number-columns-repeated="4"/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23"/>
          <table:table-cell table:number-columns-repeated="1012"/>
        </table:table-row>
        <table:table-row table:style-name="ro20">
          <table:table-cell table:style-name="ce211"/>
          <table:table-cell table:style-name="ce240" office:value-type="string" table:number-columns-spanned="2" table:number-rows-spanned="1">
            <text:p>Total Capital Expenditure between</text:p>
          </table:table-cell>
          <table:covered-table-cell/>
          <table:table-cell table:style-name="ce216" table:formula="of:=[.E5]" office:value-type="date" office:date-value="2011-05-01">
            <text:p>01-May-11</text:p>
          </table:table-cell>
          <table:table-cell table:style-name="ce256" table:formula="of:=[.H5]" office:value-type="date" office:date-value="2012-04-30">
            <text:p>30-Apr-12</text:p>
          </table:table-cell>
          <table:table-cell table:style-name="ce266" table:formula="of:=SUM([.F48:.F78])" office:value-type="float" office:value="0">
            <text:p>0</text:p>
          </table:table-cell>
          <table:table-cell table:style-name="ce258"/>
          <table:table-cell table:style-name="ce261"/>
          <table:table-cell table:style-name="ce265" table:formula="of:=SUM([.I48:.I78])" office:value-type="float" office:value="0">
            <text:p>0</text:p>
          </table:table-cell>
          <table:table-cell table:style-name="ce258"/>
          <table:table-cell table:style-name="ce265" table:formula="of:=[.I79]" office:value-type="float" office:value="0">
            <text:p>0</text:p>
          </table:table-cell>
          <table:table-cell table:style-name="ce218"/>
          <table:table-cell table:style-name="ce168" table:number-columns-repeated="1012"/>
        </table:table-row>
        <table:table-row table:style-name="ro20">
          <table:table-cell table:style-name="ce211"/>
          <table:table-cell table:style-name="ce218" table:number-columns-repeated="4"/>
          <table:table-cell table:style-name="ce258" table:number-columns-repeated="2"/>
          <table:table-cell table:style-name="ce261"/>
          <table:table-cell table:style-name="ce218"/>
          <table:table-cell table:style-name="ce258" table:number-columns-repeated="2"/>
          <table:table-cell table:style-name="ce218"/>
          <table:table-cell table:style-name="ce168" table:number-columns-repeated="1012"/>
        </table:table-row>
        <table:table-row table:style-name="ro17">
          <table:table-cell table:style-name="ce211"/>
          <table:table-cell table:style-name="ce241" table:number-columns-spanned="2" table:number-rows-spanned="1"/>
          <table:covered-table-cell/>
          <table:table-cell table:style-name="ce218" table:number-columns-repeated="2"/>
          <table:table-cell table:style-name="ce263" office:value-type="string" table:number-columns-spanned="1" table:number-rows-spanned="2">
            <text:p>Capital Expenditure</text:p>
          </table:table-cell>
          <table:table-cell table:style-name="ce258"/>
          <table:table-cell table:style-name="ce261"/>
          <table:table-cell table:style-name="ce263" office:value-type="string" table:number-columns-spanned="1" table:number-rows-spanned="2">
            <text:p>Writing Down Allowances</text:p>
          </table:table-cell>
          <table:table-cell table:style-name="ce258" table:number-columns-repeated="2"/>
          <table:table-cell table:style-name="ce218"/>
          <table:table-cell table:style-name="ce168" table:number-columns-repeated="1012"/>
        </table:table-row>
        <table:table-row table:style-name="ro17">
          <table:table-cell table:style-name="ce218"/>
          <table:table-cell table:style-name="ce237" office:value-type="string" table:number-columns-spanned="2" table:number-rows-spanned="1">
            <text:p>WRITING DOWN ALLOWANCES</text:p>
          </table:table-cell>
          <table:covered-table-cell/>
          <table:table-cell table:style-name="ce218"/>
          <table:table-cell table:style-name="ce235"/>
          <table:covered-table-cell/>
          <table:table-cell table:style-name="ce258"/>
          <table:table-cell table:style-name="ce261"/>
          <table:covered-table-cell/>
          <table:table-cell table:style-name="ce258" table:number-columns-repeated="2"/>
          <table:table-cell table:style-name="ce218"/>
          <table:table-cell table:style-name="ce168" table:number-columns-repeated="1012"/>
        </table:table-row>
        <table:table-row table:style-name="ro12">
          <table:table-cell table:style-name="ce218"/>
          <table:table-cell table:style-name="ce238"/>
          <table:table-cell table:style-name="ce218" table:number-columns-repeated="2"/>
          <table:table-cell table:style-name="ce235"/>
          <table:table-cell table:style-name="ce264" office:value-type="string">
            <text:p>£</text:p>
          </table:table-cell>
          <table:table-cell table:style-name="ce258"/>
          <table:table-cell table:style-name="ce261"/>
          <table:table-cell table:style-name="ce278" office:value-type="string">
            <text:p>£</text:p>
          </table:table-cell>
          <table:table-cell table:style-name="ce258" table:number-columns-repeated="2"/>
          <table:table-cell table:style-name="ce218"/>
          <table:table-cell table:style-name="ce168" table:number-columns-repeated="1012"/>
        </table:table-row>
        <table:table-row table:style-name="ro17">
          <table:table-cell table:style-name="ce219" office:value-type="string">
            <text:p>Note 2</text:p>
          </table:table-cell>
          <table:table-cell table:style-name="ce217" office:value-type="string" table:number-columns-spanned="2" table:number-rows-spanned="1">
            <text:p>Expenditure on Cars between</text:p>
          </table:table-cell>
          <table:covered-table-cell/>
          <table:table-cell table:style-name="ce247" table:formula="of:=[.E5]" office:value-type="date" office:date-value="2011-05-01">
            <text:p>01-May-11</text:p>
          </table:table-cell>
          <table:table-cell table:style-name="ce247" table:formula="of:=[.H5]" office:value-type="date" office:date-value="2012-04-30">
            <text:p>30-Apr-12</text:p>
          </table:table-cell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23"/>
          <table:table-cell table:number-columns-repeated="1012"/>
        </table:table-row>
        <table:table-row table:style-name="ro17">
          <table:table-cell table:style-name="ce215" table:formula="of:=IF(['file:///C:/Users/Antony/diy/GB%20Accounts/GB%20Accounts%202011-12/GB%20Accounts%20Company%202012-04-30%20(Apr12)%20OpenOffice/Fixedassets.ods'#$Schedule.$E$97]&gt;0;['file:///C:/Users/Antony/diy/GB%20Accounts/GB%20Accounts%202011-12/GB%20Accounts%20Company%202012-04-30%20(Apr12)%20OpenOffice/Fixedassets.ods'#$Schedule.$B$97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4-30%20(Apr12)%20OpenOffice/Fixedassets.ods'#$Schedule.$E$97]&gt;0;['file:///C:/Users/Antony/diy/GB%20Accounts/GB%20Accounts%202011-12/GB%20Accounts%20Company%202012-04-30%20(Apr12)%20OpenOffice/Fixedassets.ods'#$Schedule.$C$97];&quot; &quot;)" office:value-type="string" office:string-value=" ">
            <text:p><text:s/></text:p>
          </table:table-cell>
          <table:table-cell table:number-columns-repeated="2"/>
          <table:table-cell table:style-name="ce255"/>
          <table:table-cell table:style-name="ce265" table:formula="of:=IF(['file:///C:/Users/Antony/diy/GB%20Accounts/GB%20Accounts%202011-12/GB%20Accounts%20Company%202012-04-30%20(Apr12)%20OpenOffice/Fixedassets.ods'#$Schedule.$E$97]&gt;0;['file:///C:/Users/Antony/diy/GB%20Accounts/GB%20Accounts%202011-12/GB%20Accounts%20Company%202012-04-30%20(Apr12)%20OpenOffice/Fixedassets.ods'#$Schedule.$E$97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79" table:formula="of:=IF(['file:///C:/Users/Antony/diy/GB%20Accounts/GB%20Accounts%202011-12/GB%20Accounts%20Company%202012-04-30%20(Apr12)%20OpenOffice/Fixedassets.ods'#$Schedule.$E$97]&gt;0;['file:///C:/Users/Antony/diy/GB%20Accounts/GB%20Accounts%202011-12/GB%20Accounts%20Company%202012-04-30%20(Apr12)%20OpenOffice/Fixedassets.ods'#$Schedule.$R$97];&quot; &quot;)" office:value-type="string" office:string-value=" ">
            <text:p><text:s/></text:p>
          </table:table-cell>
          <table:table-cell table:style-name="ce258" table:number-columns-repeated="2"/>
          <table:table-cell table:style-name="ce223"/>
          <table:table-cell table:number-columns-repeated="1012"/>
        </table:table-row>
        <table:table-row table:style-name="ro17">
          <table:table-cell table:style-name="ce215" table:formula="of:=IF(['file:///C:/Users/Antony/diy/GB%20Accounts/GB%20Accounts%202011-12/GB%20Accounts%20Company%202012-04-30%20(Apr12)%20OpenOffice/Fixedassets.ods'#$Schedule.$E$98]&gt;0;['file:///C:/Users/Antony/diy/GB%20Accounts/GB%20Accounts%202011-12/GB%20Accounts%20Company%202012-04-30%20(Apr12)%20OpenOffice/Fixedassets.ods'#$Schedule.$B$98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4-30%20(Apr12)%20OpenOffice/Fixedassets.ods'#$Schedule.$E$98]&gt;0;['file:///C:/Users/Antony/diy/GB%20Accounts/GB%20Accounts%202011-12/GB%20Accounts%20Company%202012-04-30%20(Apr12)%20OpenOffice/Fixedassets.ods'#$Schedule.$C$98];&quot; &quot;)" office:value-type="string" office:string-value=" ">
            <text:p><text:s/></text:p>
          </table:table-cell>
          <table:table-cell table:number-columns-repeated="2"/>
          <table:table-cell table:style-name="ce255"/>
          <table:table-cell table:style-name="ce265" table:formula="of:=IF(['file:///C:/Users/Antony/diy/GB%20Accounts/GB%20Accounts%202011-12/GB%20Accounts%20Company%202012-04-30%20(Apr12)%20OpenOffice/Fixedassets.ods'#$Schedule.$E$98]&gt;0;['file:///C:/Users/Antony/diy/GB%20Accounts/GB%20Accounts%202011-12/GB%20Accounts%20Company%202012-04-30%20(Apr12)%20OpenOffice/Fixedassets.ods'#$Schedule.$E$98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79" table:formula="of:=IF(['file:///C:/Users/Antony/diy/GB%20Accounts/GB%20Accounts%202011-12/GB%20Accounts%20Company%202012-04-30%20(Apr12)%20OpenOffice/Fixedassets.ods'#$Schedule.$E$98]&gt;0;['file:///C:/Users/Antony/diy/GB%20Accounts/GB%20Accounts%202011-12/GB%20Accounts%20Company%202012-04-30%20(Apr12)%20OpenOffice/Fixedassets.ods'#$Schedule.$R$98];&quot; &quot;)" office:value-type="string" office:string-value=" ">
            <text:p><text:s/></text:p>
          </table:table-cell>
          <table:table-cell table:style-name="ce258" table:number-columns-repeated="2"/>
          <table:table-cell table:style-name="ce223"/>
          <table:table-cell table:number-columns-repeated="1012"/>
        </table:table-row>
        <table:table-row table:style-name="ro17">
          <table:table-cell table:style-name="ce215" table:formula="of:=IF(['file:///C:/Users/Antony/diy/GB%20Accounts/GB%20Accounts%202011-12/GB%20Accounts%20Company%202012-04-30%20(Apr12)%20OpenOffice/Fixedassets.ods'#$Schedule.$E$99]&gt;0;['file:///C:/Users/Antony/diy/GB%20Accounts/GB%20Accounts%202011-12/GB%20Accounts%20Company%202012-04-30%20(Apr12)%20OpenOffice/Fixedassets.ods'#$Schedule.$B$99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4-30%20(Apr12)%20OpenOffice/Fixedassets.ods'#$Schedule.$E$99]&gt;0;['file:///C:/Users/Antony/diy/GB%20Accounts/GB%20Accounts%202011-12/GB%20Accounts%20Company%202012-04-30%20(Apr12)%20OpenOffice/Fixedassets.ods'#$Schedule.$C$99];&quot; &quot;)" office:value-type="string" office:string-value=" ">
            <text:p><text:s/></text:p>
          </table:table-cell>
          <table:table-cell table:number-columns-repeated="2"/>
          <table:table-cell table:style-name="ce255"/>
          <table:table-cell table:style-name="ce265" table:formula="of:=IF(['file:///C:/Users/Antony/diy/GB%20Accounts/GB%20Accounts%202011-12/GB%20Accounts%20Company%202012-04-30%20(Apr12)%20OpenOffice/Fixedassets.ods'#$Schedule.$E$99]&gt;0;['file:///C:/Users/Antony/diy/GB%20Accounts/GB%20Accounts%202011-12/GB%20Accounts%20Company%202012-04-30%20(Apr12)%20OpenOffice/Fixedassets.ods'#$Schedule.$E$99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79" table:formula="of:=IF(['file:///C:/Users/Antony/diy/GB%20Accounts/GB%20Accounts%202011-12/GB%20Accounts%20Company%202012-04-30%20(Apr12)%20OpenOffice/Fixedassets.ods'#$Schedule.$E$99]&gt;0;['file:///C:/Users/Antony/diy/GB%20Accounts/GB%20Accounts%202011-12/GB%20Accounts%20Company%202012-04-30%20(Apr12)%20OpenOffice/Fixedassets.ods'#$Schedule.$R$99];&quot; &quot;)" office:value-type="string" office:string-value=" ">
            <text:p><text:s/></text:p>
          </table:table-cell>
          <table:table-cell table:style-name="ce258" table:number-columns-repeated="2"/>
          <table:table-cell table:style-name="ce223"/>
          <table:table-cell table:number-columns-repeated="1012"/>
        </table:table-row>
        <table:table-row table:style-name="ro17">
          <table:table-cell table:style-name="ce215" table:formula="of:=IF(['file:///C:/Users/Antony/diy/GB%20Accounts/GB%20Accounts%202011-12/GB%20Accounts%20Company%202012-04-30%20(Apr12)%20OpenOffice/Fixedassets.ods'#$Schedule.$E$100]&gt;0;['file:///C:/Users/Antony/diy/GB%20Accounts/GB%20Accounts%202011-12/GB%20Accounts%20Company%202012-04-30%20(Apr12)%20OpenOffice/Fixedassets.ods'#$Schedule.$B$100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4-30%20(Apr12)%20OpenOffice/Fixedassets.ods'#$Schedule.$E$100]&gt;0;['file:///C:/Users/Antony/diy/GB%20Accounts/GB%20Accounts%202011-12/GB%20Accounts%20Company%202012-04-30%20(Apr12)%20OpenOffice/Fixedassets.ods'#$Schedule.$C$100];&quot; &quot;)" office:value-type="string" office:string-value=" ">
            <text:p><text:s/></text:p>
          </table:table-cell>
          <table:table-cell table:number-columns-repeated="2"/>
          <table:table-cell table:style-name="ce255"/>
          <table:table-cell table:style-name="ce265" table:formula="of:=IF(['file:///C:/Users/Antony/diy/GB%20Accounts/GB%20Accounts%202011-12/GB%20Accounts%20Company%202012-04-30%20(Apr12)%20OpenOffice/Fixedassets.ods'#$Schedule.$E$100]&gt;0;['file:///C:/Users/Antony/diy/GB%20Accounts/GB%20Accounts%202011-12/GB%20Accounts%20Company%202012-04-30%20(Apr12)%20OpenOffice/Fixedassets.ods'#$Schedule.$E$100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79" table:formula="of:=IF(['file:///C:/Users/Antony/diy/GB%20Accounts/GB%20Accounts%202011-12/GB%20Accounts%20Company%202012-04-30%20(Apr12)%20OpenOffice/Fixedassets.ods'#$Schedule.$E$100]&gt;0;['file:///C:/Users/Antony/diy/GB%20Accounts/GB%20Accounts%202011-12/GB%20Accounts%20Company%202012-04-30%20(Apr12)%20OpenOffice/Fixedassets.ods'#$Schedule.$R$100];&quot; &quot;)" office:value-type="string" office:string-value=" ">
            <text:p><text:s/></text:p>
          </table:table-cell>
          <table:table-cell table:style-name="ce258" table:number-columns-repeated="2"/>
          <table:table-cell table:style-name="ce223"/>
          <table:table-cell table:number-columns-repeated="1012"/>
        </table:table-row>
        <table:table-row table:style-name="ro17">
          <table:table-cell table:style-name="ce215" table:formula="of:=IF(['file:///C:/Users/Antony/diy/GB%20Accounts/GB%20Accounts%202011-12/GB%20Accounts%20Company%202012-04-30%20(Apr12)%20OpenOffice/Fixedassets.ods'#$Schedule.$E$101]&gt;0;['file:///C:/Users/Antony/diy/GB%20Accounts/GB%20Accounts%202011-12/GB%20Accounts%20Company%202012-04-30%20(Apr12)%20OpenOffice/Fixedassets.ods'#$Schedule.$B$101];&quot; &quot;)" office:value-type="string" office:string-value=" ">
            <text:p><text:s/></text:p>
          </table:table-cell>
          <table:table-cell table:style-name="ce239" table:formula="of:=IF(['file:///C:/Users/Antony/diy/GB%20Accounts/GB%20Accounts%202011-12/GB%20Accounts%20Company%202012-04-30%20(Apr12)%20OpenOffice/Fixedassets.ods'#$Schedule.$E$101]&gt;0;['file:///C:/Users/Antony/diy/GB%20Accounts/GB%20Accounts%202011-12/GB%20Accounts%20Company%202012-04-30%20(Apr12)%20OpenOffice/Fixedassets.ods'#$Schedule.$C$101];&quot; &quot;)" office:value-type="string" office:string-value=" ">
            <text:p><text:s/></text:p>
          </table:table-cell>
          <table:table-cell table:number-columns-repeated="2"/>
          <table:table-cell table:style-name="ce255"/>
          <table:table-cell table:style-name="ce265" table:formula="of:=IF(['file:///C:/Users/Antony/diy/GB%20Accounts/GB%20Accounts%202011-12/GB%20Accounts%20Company%202012-04-30%20(Apr12)%20OpenOffice/Fixedassets.ods'#$Schedule.$E$101]&gt;0;['file:///C:/Users/Antony/diy/GB%20Accounts/GB%20Accounts%202011-12/GB%20Accounts%20Company%202012-04-30%20(Apr12)%20OpenOffice/Fixedassets.ods'#$Schedule.$E$101];&quot; &quot;)" office:value-type="string" office:string-value=" ">
            <text:p><text:s/></text:p>
          </table:table-cell>
          <table:table-cell table:style-name="ce258"/>
          <table:table-cell table:style-name="ce261"/>
          <table:table-cell table:style-name="ce279" table:formula="of:=IF(['file:///C:/Users/Antony/diy/GB%20Accounts/GB%20Accounts%202011-12/GB%20Accounts%20Company%202012-04-30%20(Apr12)%20OpenOffice/Fixedassets.ods'#$Schedule.$E$101]&gt;0;['file:///C:/Users/Antony/diy/GB%20Accounts/GB%20Accounts%202011-12/GB%20Accounts%20Company%202012-04-30%20(Apr12)%20OpenOffice/Fixedassets.ods'#$Schedule.$R$101];&quot; &quot;)" office:value-type="string" office:string-value=" ">
            <text:p><text:s/></text:p>
          </table:table-cell>
          <table:table-cell table:style-name="ce258" table:number-columns-repeated="2"/>
          <table:table-cell table:style-name="ce223"/>
          <table:table-cell table:number-columns-repeated="1012"/>
        </table:table-row>
        <table:table-row table:style-name="ro6">
          <table:table-cell table:style-name="ce209"/>
          <table:table-cell table:style-name="ce223" table:number-columns-repeated="4"/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23"/>
          <table:table-cell table:number-columns-repeated="1012"/>
        </table:table-row>
        <table:table-row table:style-name="ro17">
          <table:table-cell table:style-name="ce209"/>
          <table:table-cell table:style-name="ce242" office:value-type="string" table:number-columns-spanned="2" table:number-rows-spanned="1">
            <text:p>Writing Down Allowance on Cars bought</text:p>
          </table:table-cell>
          <table:covered-table-cell/>
          <table:table-cell table:style-name="ce248" table:formula="of:=[.E5]" office:value-type="date" office:date-value="2011-05-01">
            <text:p>01-May-11</text:p>
          </table:table-cell>
          <table:table-cell table:style-name="ce248" table:formula="of:=[.H5]" office:value-type="date" office:date-value="2012-04-30">
            <text:p>30-Apr-12</text:p>
          </table:table-cell>
          <table:table-cell table:style-name="ce267" office:value-type="string" table:number-columns-spanned="4" table:number-rows-spanned="1">
            <text:p>at 20% restricted to £3,000</text:p>
          </table:table-cell>
          <table:covered-table-cell table:number-columns-repeated="3"/>
          <table:table-cell table:style-name="ce258"/>
          <table:table-cell table:style-name="ce291" table:formula="of:=SUM([.I84:.I90])" office:value-type="float" office:value="0">
            <text:p>0</text:p>
          </table:table-cell>
          <table:table-cell table:style-name="ce223"/>
          <table:table-cell table:number-columns-repeated="1012"/>
        </table:table-row>
        <table:table-row table:style-name="ro17">
          <table:table-cell table:style-name="ce209"/>
          <table:table-cell table:style-name="ce232"/>
          <table:table-cell table:style-name="ce223" table:number-columns-repeated="2"/>
          <table:table-cell table:style-name="ce225"/>
          <table:table-cell table:style-name="ce262"/>
          <table:table-cell table:style-name="ce258"/>
          <table:table-cell table:style-name="ce261"/>
          <table:table-cell table:style-name="ce258" table:number-columns-repeated="3"/>
          <table:table-cell table:style-name="ce223"/>
          <table:table-cell table:number-columns-repeated="1012"/>
        </table:table-row>
        <table:table-row table:style-name="ro20">
          <table:table-cell table:style-name="ce220" office:value-type="string">
            <text:p>Note 3</text:p>
          </table:table-cell>
          <table:table-cell table:style-name="ce232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57" table:formula="of:=[.E5]" office:value-type="date" office:date-value="2011-05-01">
            <text:p>01-May-11</text:p>
          </table:table-cell>
          <table:table-cell table:style-name="ce268" table:formula="of:=[.G16]/100" office:value-type="percentage" office:value="0.198360655737705">
            <text:p>20%</text:p>
          </table:table-cell>
          <table:table-cell table:style-name="ce258"/>
          <table:table-cell table:style-name="ce261"/>
          <table:table-cell table:style-name="ce258" table:number-columns-repeated="3"/>
          <table:table-cell table:style-name="ce218"/>
          <table:table-cell table:style-name="ce168" table:number-columns-repeated="1012"/>
        </table:table-row>
        <table:table-row table:style-name="ro20">
          <table:table-cell table:style-name="ce209"/>
          <table:table-cell table:style-name="ce231" office:value-type="string" table:number-columns-spanned="2" table:number-rows-spanned="1">
            <text:p>Plant &amp; Machinery purchased prior to</text:p>
          </table:table-cell>
          <table:covered-table-cell/>
          <table:table-cell table:style-name="ce249" table:formula="of:=[.E5]" office:value-type="date" office:date-value="2011-05-01">
            <text:p>01-May-11</text:p>
          </table:table-cell>
          <table:table-cell table:style-name="ce223"/>
          <table:table-cell table:style-name="ce234"/>
          <table:table-cell table:style-name="ce258"/>
          <table:table-cell table:style-name="ce261"/>
          <table:table-cell table:formula="of:=IF(['file:///C:/Users/Antony/diy/GB%20Accounts/GB%20Accounts%202011-12/GB%20Accounts%20Company%202012-04-30%20(Apr12)%20OpenOffice/Fixedassets.ods'#$Schedule.$R$22]&gt;0;['file:///C:/Users/Antony/diy/GB%20Accounts/GB%20Accounts%202011-12/GB%20Accounts%20Company%202012-04-30%20(Apr12)%20OpenOffice/Fixedassets.ods'#$Schedule.$R$22];&quot; &quot;)" office:value-type="string" office:string-value=" ">
            <text:p><text:s/></text:p>
          </table:table-cell>
          <table:table-cell table:style-name="ce258" table:number-columns-repeated="2"/>
          <table:table-cell table:style-name="ce223"/>
          <table:table-cell table:number-columns-repeated="1012"/>
        </table:table-row>
        <table:table-row table:style-name="ro20">
          <table:table-cell table:style-name="ce209"/>
          <table:table-cell table:style-name="ce231" office:value-type="string" table:number-columns-spanned="2" table:number-rows-spanned="1">
            <text:p>Fixtures &amp; Fittings purchased prior to</text:p>
          </table:table-cell>
          <table:covered-table-cell/>
          <table:table-cell table:style-name="ce249" table:formula="of:=[.E5]" office:value-type="date" office:date-value="2011-05-01">
            <text:p>01-May-11</text:p>
          </table:table-cell>
          <table:table-cell table:style-name="ce223"/>
          <table:table-cell table:style-name="ce234"/>
          <table:table-cell table:style-name="ce258"/>
          <table:table-cell table:style-name="ce261"/>
          <table:table-cell table:formula="of:=IF(['file:///C:/Users/Antony/diy/GB%20Accounts/GB%20Accounts%202011-12/GB%20Accounts%20Company%202012-04-30%20(Apr12)%20OpenOffice/Fixedassets.ods'#$Schedule.$R$30]&gt;0;['file:///C:/Users/Antony/diy/GB%20Accounts/GB%20Accounts%202011-12/GB%20Accounts%20Company%202012-04-30%20(Apr12)%20OpenOffice/Fixedassets.ods'#$Schedule.$R$30];&quot; &quot;)" office:value-type="string" office:string-value=" ">
            <text:p><text:s/></text:p>
          </table:table-cell>
          <table:table-cell table:style-name="ce258" table:number-columns-repeated="2"/>
          <table:table-cell table:style-name="ce223"/>
          <table:table-cell table:number-columns-repeated="1012"/>
        </table:table-row>
        <table:table-row table:style-name="ro20">
          <table:table-cell table:style-name="ce209"/>
          <table:table-cell table:style-name="ce231" office:value-type="string" table:number-columns-spanned="2" table:number-rows-spanned="1">
            <text:p>Computer Equipment purchased prior to</text:p>
          </table:table-cell>
          <table:covered-table-cell/>
          <table:table-cell table:style-name="ce249" table:formula="of:=[.E5]" office:value-type="date" office:date-value="2011-05-01">
            <text:p>01-May-11</text:p>
          </table:table-cell>
          <table:table-cell table:style-name="ce223"/>
          <table:table-cell table:style-name="ce234"/>
          <table:table-cell table:style-name="ce258"/>
          <table:table-cell table:style-name="ce261"/>
          <table:table-cell table:formula="of:=IF(['file:///C:/Users/Antony/diy/GB%20Accounts/GB%20Accounts%202011-12/GB%20Accounts%20Company%202012-04-30%20(Apr12)%20OpenOffice/Fixedassets.ods'#$Schedule.$R$41]&gt;0;['file:///C:/Users/Antony/diy/GB%20Accounts/GB%20Accounts%202011-12/GB%20Accounts%20Company%202012-04-30%20(Apr12)%20OpenOffice/Fixedassets.ods'#$Schedule.$R$41];&quot; &quot;)" office:value-type="string" office:string-value=" ">
            <text:p><text:s/></text:p>
          </table:table-cell>
          <table:table-cell table:style-name="ce258" table:number-columns-repeated="2"/>
          <table:table-cell table:style-name="ce223"/>
          <table:table-cell table:number-columns-repeated="1012"/>
        </table:table-row>
        <table:table-row table:style-name="ro20">
          <table:table-cell table:style-name="ce210"/>
          <table:table-cell table:style-name="ce231" office:value-type="string" table:number-columns-spanned="2" table:number-rows-spanned="1">
            <text:p>Motor Vehicles purchased prior to</text:p>
          </table:table-cell>
          <table:covered-table-cell/>
          <table:table-cell table:style-name="ce249" table:formula="of:=[.E5]" office:value-type="date" office:date-value="2011-05-01">
            <text:p>01-May-11</text:p>
          </table:table-cell>
          <table:table-cell table:style-name="ce223"/>
          <table:table-cell table:style-name="ce234"/>
          <table:table-cell table:style-name="ce258"/>
          <table:table-cell table:style-name="ce261"/>
          <table:table-cell table:formula="of:=IF(['file:///C:/Users/Antony/diy/GB%20Accounts/GB%20Accounts%202011-12/GB%20Accounts%20Company%202012-04-30%20(Apr12)%20OpenOffice/Fixedassets.ods'#$Schedule.$R$55]&gt;0;['file:///C:/Users/Antony/diy/GB%20Accounts/GB%20Accounts%202011-12/GB%20Accounts%20Company%202012-04-30%20(Apr12)%20OpenOffice/Fixedassets.ods'#$Schedule.$R$55];&quot; &quot;)" office:value-type="string" office:string-value=" ">
            <text:p><text:s/></text:p>
          </table:table-cell>
          <table:table-cell table:style-name="ce258"/>
          <table:table-cell table:style-name="ce223" table:number-columns-repeated="2"/>
          <table:table-cell table:number-columns-repeated="1012"/>
        </table:table-row>
        <table:table-row table:style-name="ro6">
          <table:table-cell table:style-name="ce209"/>
          <table:table-cell table:style-name="ce223" table:number-columns-repeated="4"/>
          <table:table-cell table:style-name="ce261"/>
          <table:table-cell table:style-name="ce258"/>
          <table:table-cell table:style-name="ce261"/>
          <table:table-cell table:style-name="ce258" table:number-columns-repeated="3"/>
          <table:table-cell table:style-name="ce223"/>
          <table:table-cell table:number-columns-repeated="1012"/>
        </table:table-row>
        <table:table-row table:style-name="ro17">
          <table:table-cell table:style-name="ce221"/>
          <table:table-cell table:style-name="ce232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57" table:formula="of:=[.E5]" office:value-type="date" office:date-value="2011-05-01">
            <text:p>01-May-11</text:p>
          </table:table-cell>
          <table:table-cell table:style-name="ce268" table:formula="of:=[.F93]" office:value-type="percentage" office:value="0.198360655737705">
            <text:p>20%</text:p>
          </table:table-cell>
          <table:table-cell table:style-name="ce258"/>
          <table:table-cell table:style-name="ce261"/>
          <table:table-cell table:style-name="ce271"/>
          <table:table-cell table:style-name="ce258"/>
          <table:table-cell table:style-name="ce265" table:formula="of:=SUM([.I93:.I98])" office:value-type="float" office:value="0">
            <text:p>0</text:p>
          </table:table-cell>
          <table:table-cell table:style-name="ce223"/>
          <table:table-cell table:number-columns-repeated="1012"/>
        </table:table-row>
        <table:table-row table:style-name="ro17">
          <table:table-cell table:style-name="ce209"/>
          <table:table-cell table:style-name="ce223" table:number-columns-repeated="4"/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23"/>
          <table:table-cell table:number-columns-repeated="1012"/>
        </table:table-row>
        <table:table-row table:style-name="ro17">
          <table:table-cell table:style-name="ce209"/>
          <table:table-cell table:style-name="ce232" table:number-columns-spanned="3" table:number-rows-spanned="1"/>
          <table:covered-table-cell table:number-columns-repeated="2"/>
          <table:table-cell table:style-name="ce216" table:number-columns-repeated="2"/>
          <table:table-cell table:style-name="ce258"/>
          <table:table-cell table:style-name="ce261"/>
          <table:table-cell table:style-name="ce258" table:formula="of:=IF(['file:///C:/Users/Antony/diy/GB%20Accounts/GB%20Accounts%202011-12/GB%20Accounts%20Company%202012-04-30%20(Apr12)%20OpenOffice/Fixedassets.ods'#$Schedule.$W$1]&gt;0;['file:///C:/Users/Antony/diy/GB%20Accounts/GB%20Accounts%202011-12/GB%20Accounts%20Company%202012-04-30%20(Apr12)%20OpenOffice/Fixedassets.ods'#$Schedule.$Z$1]-['file:///C:/Users/Antony/diy/GB%20Accounts/GB%20Accounts%202011-12/GB%20Accounts%20Company%202012-04-30%20(Apr12)%20OpenOffice/Fixedassets.ods'#$Schedule.$Y$1];&quot; &quot;)" office:value-type="string" office:string-value=" ">
            <text:p><text:s/></text:p>
          </table:table-cell>
          <table:table-cell table:style-name="ce258" table:number-columns-repeated="2"/>
          <table:table-cell table:style-name="ce223"/>
          <table:table-cell table:number-columns-repeated="1012"/>
        </table:table-row>
        <table:table-row table:style-name="ro17">
          <table:table-cell table:style-name="ce219" office:value-type="string">
            <text:p>Note 4</text:p>
          </table:table-cell>
          <table:table-cell table:style-name="ce232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57" table:formula="of:=[.E5]" office:value-type="date" office:date-value="2011-05-01">
            <text:p>01-May-11</text:p>
          </table:table-cell>
          <table:table-cell table:style-name="ce257" table:formula="of:=[.H5]" office:value-type="date" office:date-value="2012-04-30">
            <text:p>30-Apr-12</text:p>
          </table:table-cell>
          <table:table-cell table:style-name="ce271" table:number-columns-repeated="3"/>
          <table:table-cell table:style-name="ce258"/>
          <table:table-cell table:style-name="ce291" table:formula="of:=SUM([.I100:.I101])" office:value-type="float" office:value="0">
            <text:p>0</text:p>
          </table:table-cell>
          <table:table-cell table:style-name="ce223"/>
          <table:table-cell table:number-columns-repeated="1012"/>
        </table:table-row>
        <table:table-row table:style-name="ro17">
          <table:table-cell table:style-name="ce221"/>
          <table:table-cell table:style-name="ce223" table:number-columns-repeated="4"/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23"/>
          <table:table-cell table:number-columns-repeated="1012"/>
        </table:table-row>
        <table:table-row table:style-name="ro32">
          <table:table-cell table:style-name="ce221"/>
          <table:table-cell table:style-name="ce236" office:value-type="string" table:number-columns-spanned="5" table:number-rows-spanned="1">
            <text:p>TOTAL CAPITAL ALLOWANCES DEDUCTED FROM OPERATING PROFIT</text:p>
          </table:table-cell>
          <table:covered-table-cell table:number-columns-repeated="4"/>
          <table:table-cell table:style-name="ce236" table:number-columns-repeated="3"/>
          <table:table-cell table:style-name="ce258"/>
          <table:table-cell table:style-name="ce292" table:formula="of:=[.K79]+[.K99]+[.K91]-[.K102]" office:value-type="float" office:value="0">
            <text:p>0</text:p>
          </table:table-cell>
          <table:table-cell table:style-name="ce223"/>
          <table:table-cell table:number-columns-repeated="1012"/>
        </table:table-row>
        <table:table-row table:style-name="ro17">
          <table:table-cell table:style-name="ce221"/>
          <table:table-cell table:style-name="ce223" table:number-columns-repeated="4"/>
          <table:table-cell table:style-name="ce258" table:number-columns-repeated="2"/>
          <table:table-cell table:style-name="ce261"/>
          <table:table-cell table:style-name="ce258" table:number-columns-repeated="3"/>
          <table:table-cell table:style-name="ce223"/>
          <table:table-cell table:number-columns-repeated="1012"/>
        </table:table-row>
        <table:table-row table:style-name="ro20" table:number-rows-repeated="1048470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CT600" table:style-name="ta10" table:protected="true">
        <table:table-protection table:select-protected-cells="true" table:select-unprotected-cells="true"/>
        <table:table-column table:style-name="co46" table:default-cell-style-name="ce177"/>
        <table:table-column table:style-name="co42" table:number-columns-repeated="2" table:default-cell-style-name="ce177"/>
        <table:table-column table:style-name="co45" table:default-cell-style-name="ce177"/>
        <table:table-column table:style-name="co42" table:number-columns-repeated="2" table:default-cell-style-name="ce177"/>
        <table:table-column table:style-name="co45" table:default-cell-style-name="ce177"/>
        <table:table-column table:style-name="co42" table:number-columns-repeated="7" table:default-cell-style-name="ce177"/>
        <table:table-column table:style-name="co45" table:default-cell-style-name="ce177"/>
        <table:table-column table:style-name="co42" table:number-columns-repeated="2" table:default-cell-style-name="ce177"/>
        <table:table-column table:style-name="co45" table:default-cell-style-name="ce177"/>
        <table:table-column table:style-name="co42" table:number-columns-repeated="5" table:default-cell-style-name="ce177"/>
        <table:table-column table:style-name="co1" table:default-cell-style-name="ce177"/>
        <table:table-column table:style-name="co47" table:default-cell-style-name="ce177"/>
        <table:table-column table:style-name="co42" table:number-columns-repeated="4" table:default-cell-style-name="ce177"/>
        <table:table-column table:style-name="co1" table:default-cell-style-name="ce177"/>
        <table:table-column table:style-name="co42" table:number-columns-repeated="2" table:default-cell-style-name="ce177"/>
        <table:table-column table:style-name="co46" table:default-cell-style-name="ce177"/>
        <table:table-column table:style-name="co48" table:default-cell-style-name="ce177"/>
        <table:table-column table:style-name="co42" table:number-columns-repeated="9" table:default-cell-style-name="ce177"/>
        <table:table-column table:style-name="co49" table:default-cell-style-name="ce177"/>
        <table:table-column table:style-name="co6" table:number-columns-repeated="980" table:default-cell-style-name="ce177"/>
        <table:table-row table:style-name="ro36">
          <table:table-cell table:style-name="ce293" table:number-columns-spanned="5" table:number-rows-spanned="2"/>
          <table:covered-table-cell table:number-columns-repeated="4"/>
          <table:table-cell table:style-name="ce352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293" table:number-columns-spanned="4" table:number-rows-spanned="2"/>
          <table:covered-table-cell table:number-columns-repeated="3"/>
          <table:table-cell table:number-columns-repeated="980"/>
        </table:table-row>
        <table:table-row table:style-name="ro37">
          <table:covered-table-cell table:number-columns-repeated="5"/>
          <table:table-cell table:style-name="ce353" table:number-columns-spanned="35" table:number-rows-spanned="1"/>
          <table:covered-table-cell table:number-columns-repeated="38"/>
          <table:table-cell table:number-columns-repeated="980"/>
        </table:table-row>
        <table:table-row table:style-name="ro23">
          <table:table-cell table:style-name="ce213" table:number-columns-spanned="2" table:number-rows-spanned="5"/>
          <table:covered-table-cell/>
          <table:table-cell table:style-name="ce336" table:number-columns-spanned="38" table:number-rows-spanned="1"/>
          <table:covered-table-cell table:number-columns-repeated="37"/>
          <table:table-cell table:style-name="ce403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33">
          <table:covered-table-cell table:number-columns-repeated="2"/>
          <table:table-cell table:style-name="ce337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213" table:number-columns-spanned="12" table:number-rows-spanned="4"/>
          <table:covered-table-cell table:number-columns-repeated="11"/>
          <table:table-cell table:style-name="ce373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33">
          <table:covered-table-cell table:number-columns-repeated="44"/>
          <table:table-cell table:number-columns-repeated="980"/>
        </table:table-row>
        <table:table-row table:style-name="ro32">
          <table:covered-table-cell table:number-columns-repeated="23"/>
          <table:table-cell table:style-name="ce374" office:value-type="string" table:number-columns-spanned="21" table:number-rows-spanned="1">
            <text:p>CT600 (Short) <text:s/>(2008) <text:s/>Version 2</text:p>
          </table:table-cell>
          <table:covered-table-cell table:number-columns-repeated="20"/>
          <table:table-cell table:number-columns-repeated="980"/>
        </table:table-row>
        <table:table-row table:style-name="ro33">
          <table:covered-table-cell table:number-columns-repeated="23"/>
          <table:table-cell table:style-name="ce375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37">
          <table:table-cell table:style-name="ce293" table:number-columns-spanned="44" table:number-rows-spanned="1"/>
          <table:covered-table-cell table:number-columns-repeated="43"/>
          <table:table-cell table:number-columns-repeated="980"/>
        </table:table-row>
        <table:table-row table:style-name="ro36">
          <table:table-cell table:style-name="ce294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293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3">
          <table:table-cell table:style-name="ce295"/>
          <table:table-cell table:style-name="ce295" office:value-type="string">
            <text:p>If the revenue send the company a Notice to deliver a company tax return (form CT603) it has to comply by the filing</text:p>
          </table:table-cell>
          <table:table-cell table:style-name="ce295" table:number-columns-repeated="42"/>
          <table:table-cell table:style-name="ce144" table:number-columns-repeated="980"/>
        </table:table-row>
        <table:table-row table:style-name="ro10">
          <table:table-cell table:style-name="ce295"/>
          <table:table-cell table:style-name="ce295" office:value-type="string">
            <text:p>date, or the revenue charge a penalty, even if there is no tax to pay. A return includes a company tax return form, any</text:p>
          </table:table-cell>
          <table:table-cell table:style-name="ce295" table:number-columns-repeated="42"/>
          <table:table-cell table:style-name="ce144" table:number-columns-repeated="980"/>
        </table:table-row>
        <table:table-row table:style-name="ro10">
          <table:table-cell table:style-name="ce295"/>
          <table:table-cell table:style-name="ce295" office:value-type="string">
            <text:p>Supplementary Pages, accounts, computations and any relevant information.</text:p>
          </table:table-cell>
          <table:table-cell table:style-name="ce295" table:number-columns-repeated="42"/>
          <table:table-cell table:style-name="ce144" table:number-columns-repeated="980"/>
        </table:table-row>
        <table:table-row table:style-name="ro10">
          <table:table-cell table:style-name="ce295"/>
          <table:table-cell table:style-name="ce295" office:value-type="string">
            <text:p>In this the right form for the company? Read the advice on pages 3 to 6 of the Company tax return guide before you start.</text:p>
          </table:table-cell>
          <table:table-cell table:style-name="ce295" table:number-columns-repeated="42"/>
          <table:table-cell table:style-name="ce144" table:number-columns-repeated="980"/>
        </table:table-row>
        <table:table-row table:style-name="ro10">
          <table:table-cell table:style-name="ce295"/>
          <table:table-cell table:style-name="ce295" office:value-type="string">
            <text:p>The forms in the CT600 series set out the information we need and provide a standard format for calculations.</text:p>
          </table:table-cell>
          <table:table-cell table:style-name="ce295" table:number-columns-repeated="42"/>
          <table:table-cell table:style-name="ce144" table:number-columns-repeated="980"/>
        </table:table-row>
        <table:table-row table:style-name="ro10">
          <table:table-cell table:style-name="ce295"/>
          <table:table-cell table:style-name="ce295" office:value-type="string">
            <text:p>Use the Guide which contains general information you may need and box by box advice to help complete the return form.</text:p>
          </table:table-cell>
          <table:table-cell table:style-name="ce295" table:number-columns-repeated="42"/>
          <table:table-cell table:style-name="ce144" table:number-columns-repeated="980"/>
        </table:table-row>
        <table:table-row table:style-name="ro38">
          <table:table-cell table:style-name="ce213" table:number-columns-spanned="11" table:number-rows-spanned="1"/>
          <table:covered-table-cell table:number-columns-repeated="10"/>
          <table:table-cell table:style-name="ce293" table:number-columns-spanned="33" table:number-rows-spanned="2"/>
          <table:covered-table-cell table:number-columns-repeated="32"/>
          <table:table-cell table:number-columns-repeated="980"/>
        </table:table-row>
        <table:table-row table:style-name="ro36">
          <table:table-cell table:style-name="ce296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10">
          <table:table-cell table:style-name="ce295"/>
          <table:table-cell table:style-name="ce312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295" table:number-columns-repeated="35"/>
          <table:table-cell table:style-name="ce144" table:number-columns-repeated="980"/>
        </table:table-row>
        <table:table-row table:style-name="ro32">
          <table:table-cell table:style-name="ce295"/>
          <table:table-cell table:style-name="ce318" table:formula="of:=IF([$OpenAccounts.$E$2]&gt;0;[$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5"/>
          <table:table-cell table:style-name="ce144" table:number-columns-repeated="980"/>
        </table:table-row>
        <table:table-row table:style-name="ro10">
          <table:table-cell table:style-name="ce297"/>
          <table:table-cell table:style-name="ce297" office:value-type="string">
            <text:p>Company registration number</text:p>
          </table:table-cell>
          <table:table-cell table:style-name="ce297" table:number-columns-repeated="18"/>
          <table:table-cell table:style-name="ce297" office:value-type="string">
            <text:p>Tax Reference as shown on the CT603</text:p>
          </table:table-cell>
          <table:table-cell table:style-name="ce297" table:number-columns-repeated="16"/>
          <table:table-cell table:style-name="ce297" office:value-type="string">
            <text:p>Type of company</text:p>
          </table:table-cell>
          <table:table-cell table:style-name="ce297" table:number-columns-repeated="6"/>
          <table:table-cell table:style-name="ce168" table:number-columns-repeated="980"/>
        </table:table-row>
        <table:table-row table:style-name="ro32">
          <table:table-cell table:style-name="ce295"/>
          <table:table-cell table:style-name="ce319" table:formula="of:=IF([$OpenAccounts.$E$3]&gt;0;[$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295" table:number-columns-repeated="7"/>
          <table:table-cell table:style-name="ce340" table:formula="of:=IF([$OpenAccounts.$O$3]&gt;0;[$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6"/>
          <table:table-cell table:style-name="ce340" table:formula="of:=IF([$OpenAccounts.$P$3]&gt;0;[$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76"/>
          <table:table-cell table:style-name="ce340" table:formula="of:=IF([$OpenAccounts.$Q$3]&gt;0;[$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5"/>
          <table:table-cell table:style-name="ce378" table:number-columns-spanned="2" table:number-rows-spanned="1"/>
          <table:covered-table-cell/>
          <table:table-cell table:style-name="ce295" table:number-columns-repeated="5"/>
          <table:table-cell table:style-name="ce144" table:number-columns-repeated="980"/>
        </table:table-row>
        <table:table-row table:style-name="ro10">
          <table:table-cell table:style-name="ce297"/>
          <table:table-cell table:style-name="ce297" office:value-type="string">
            <text:p>Registered office address</text:p>
          </table:table-cell>
          <table:table-cell table:style-name="ce297" table:number-columns-repeated="42"/>
          <table:table-cell table:style-name="ce168" table:number-columns-repeated="980"/>
        </table:table-row>
        <table:table-row table:style-name="ro39">
          <table:table-cell table:style-name="ce295"/>
          <table:table-cell table:style-name="ce318" table:formula="of:=IF([$OpenAccounts.$J$3]&gt;0;[$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5"/>
          <table:table-cell table:style-name="ce144" table:number-columns-repeated="980"/>
        </table:table-row>
        <table:table-row table:style-name="ro39">
          <table:table-cell table:style-name="ce295"/>
          <table:table-cell table:style-name="ce318" table:formula="of:=IF([$OpenAccounts.$J$4]&gt;0;[$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5"/>
          <table:table-cell table:style-name="ce144" table:number-columns-repeated="980"/>
        </table:table-row>
        <table:table-row table:style-name="ro39">
          <table:table-cell table:style-name="ce295"/>
          <table:table-cell table:style-name="ce320" table:formula="of:=IF([$OpenAccounts.$J$5]&gt;0;[$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95"/>
          <table:table-cell table:style-name="ce144" table:number-columns-repeated="980"/>
        </table:table-row>
        <table:table-row table:style-name="ro39">
          <table:table-cell table:style-name="ce295"/>
          <table:table-cell table:style-name="ce321" table:formula="of:=IF([$OpenAccounts.$J$6]&gt;0;[$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387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97" table:formula="of:=IF([$OpenAccounts.$N$6]&gt;0;[$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95"/>
          <table:table-cell table:style-name="ce144" table:number-columns-repeated="980"/>
        </table:table-row>
        <table:table-row table:style-name="ro6">
          <table:table-cell table:style-name="ce298" table:number-columns-repeated="44"/>
          <table:table-cell table:number-columns-repeated="980"/>
        </table:table-row>
        <table:table-row table:style-name="ro40">
          <table:table-cell table:style-name="ce299" table:number-columns-spanned="10" table:number-rows-spanned="1"/>
          <table:covered-table-cell table:number-columns-repeated="9"/>
          <table:table-cell table:style-name="ce293" table:number-columns-spanned="34" table:number-rows-spanned="2"/>
          <table:covered-table-cell table:number-columns-repeated="33"/>
          <table:table-cell table:number-columns-repeated="980"/>
        </table:table-row>
        <table:table-row table:style-name="ro36">
          <table:table-cell table:style-name="ce296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195" table:number-columns-repeated="980"/>
        </table:table-row>
        <table:table-row table:style-name="ro41">
          <table:table-cell table:style-name="ce300" table:number-columns-spanned="23" table:number-rows-spanned="1"/>
          <table:covered-table-cell table:number-columns-repeated="22"/>
          <table:table-cell table:style-name="ce299" table:number-columns-spanned="1" table:number-rows-spanned="31"/>
          <table:table-cell table:style-name="ce355" table:number-columns-spanned="20" table:number-rows-spanned="1"/>
          <table:covered-table-cell table:number-columns-repeated="19"/>
          <table:table-cell table:style-name="ce195" table:number-columns-repeated="980"/>
        </table:table-row>
        <table:table-row table:style-name="ro10">
          <table:table-cell table:style-name="ce297"/>
          <table:table-cell table:style-name="ce297" office:value-type="string">
            <text:p>This is the above company's return for the period</text:p>
          </table:table-cell>
          <table:table-cell table:style-name="ce297" table:number-columns-repeated="21"/>
          <table:covered-table-cell/>
          <table:table-cell table:style-name="ce297"/>
          <table:table-cell table:style-name="ce297" office:value-type="string">
            <text:p>Accounts</text:p>
          </table:table-cell>
          <table:table-cell table:style-name="ce297" table:number-columns-repeated="18"/>
          <table:table-cell table:style-name="ce168" table:number-columns-repeated="980"/>
        </table:table-row>
        <table:table-row table:style-name="ro11">
          <table:table-cell table:style-name="ce295"/>
          <table:table-cell table:style-name="ce295" office:value-type="string">
            <text:p>from <text:span text:style-name="T2">(dd / mm / yyyy)</text:span></text:p>
          </table:table-cell>
          <table:table-cell table:style-name="ce295" table:number-columns-repeated="10"/>
          <table:table-cell table:style-name="ce295" office:value-type="string">
            <text:p>to<text:span text:style-name="T2"> (dd / mm / yyyy)</text:span></text:p>
          </table:table-cell>
          <table:table-cell table:style-name="ce295" table:number-columns-repeated="10"/>
          <table:covered-table-cell/>
          <table:table-cell table:style-name="ce295"/>
          <table:table-cell table:style-name="ce295" office:value-type="string">
            <text:p>I attach accounts and computations</text:p>
          </table:table-cell>
          <table:table-cell table:style-name="ce295" table:number-columns-repeated="18"/>
          <table:table-cell table:style-name="ce144" table:number-columns-repeated="980"/>
        </table:table-row>
        <table:table-row table:style-name="ro32">
          <table:table-cell table:style-name="ce295"/>
          <table:table-cell table:style-name="ce322" table:formula="of:=[$Admin.L6]" office:value-type="float" office:value="40664" table:number-columns-spanned="10" table:number-rows-spanned="1">
            <text:p>01/05/2011</text:p>
          </table:table-cell>
          <table:covered-table-cell table:number-columns-repeated="9"/>
          <table:table-cell table:style-name="ce295"/>
          <table:table-cell table:style-name="ce322" table:formula="of:=[$Admin.N7]" office:value-type="float" office:value="41029" table:number-columns-spanned="10" table:number-rows-spanned="1">
            <text:p>30/04/2012</text:p>
          </table:table-cell>
          <table:covered-table-cell table:number-columns-repeated="9"/>
          <table:table-cell table:style-name="ce295"/>
          <table:covered-table-cell/>
          <table:table-cell table:style-name="ce295" table:number-columns-repeated="20"/>
          <table:table-cell table:style-name="ce144" table:number-columns-repeated="980"/>
        </table:table-row>
        <table:table-row table:style-name="ro28">
          <table:table-cell table:style-name="ce295" table:number-columns-repeated="23"/>
          <table:covered-table-cell/>
          <table:table-cell table:style-name="ce295"/>
          <table:table-cell table:style-name="ce295" office:value-type="string">
            <text:p>for the period to which this return relates</text:p>
          </table:table-cell>
          <table:table-cell table:style-name="ce295" table:number-columns-repeated="16"/>
          <table:table-cell table:style-name="ce404" office:value-type="string">
            <text:p>X</text:p>
          </table:table-cell>
          <table:table-cell table:style-name="ce295"/>
          <table:table-cell table:style-name="ce144" table:number-columns-repeated="980"/>
        </table:table-row>
        <table:table-row table:style-name="ro11">
          <table:table-cell table:style-name="ce295"/>
          <table:table-cell table:style-name="ce323" office:value-type="string">
            <text:p>Put an 'X' in the appropriate box(es) below</text:p>
          </table:table-cell>
          <table:table-cell table:style-name="ce323" table:number-columns-repeated="15"/>
          <table:table-cell table:style-name="ce295" table:number-columns-repeated="6"/>
          <table:covered-table-cell/>
          <table:table-cell table:style-name="ce295" table:number-columns-repeated="20"/>
          <table:table-cell table:style-name="ce144" table:number-columns-repeated="980"/>
        </table:table-row>
        <table:table-row table:style-name="ro10">
          <table:table-cell table:style-name="ce295" table:number-columns-repeated="23"/>
          <table:covered-table-cell/>
          <table:table-cell table:style-name="ce295"/>
          <table:table-cell table:style-name="ce295" office:value-type="string">
            <text:p>for a different period</text:p>
          </table:table-cell>
          <table:table-cell table:style-name="ce295" table:number-columns-repeated="16"/>
          <table:table-cell table:style-name="ce378"/>
          <table:table-cell table:style-name="ce295"/>
          <table:table-cell table:style-name="ce144" table:number-columns-repeated="980"/>
        </table:table-row>
        <table:table-row table:style-name="ro10">
          <table:table-cell table:style-name="ce295"/>
          <table:table-cell table:style-name="ce295" office:value-type="string">
            <text:p>A repayment is due for this return period</text:p>
          </table:table-cell>
          <table:table-cell table:style-name="ce295" table:number-columns-repeated="18"/>
          <table:table-cell table:style-name="ce370"/>
          <table:table-cell table:style-name="ce295" table:number-columns-repeated="2"/>
          <table:covered-table-cell/>
          <table:table-cell table:style-name="ce295" table:number-columns-repeated="20"/>
          <table:table-cell table:style-name="ce144" table:number-columns-repeated="980"/>
        </table:table-row>
        <table:table-row table:style-name="ro40">
          <table:table-cell table:style-name="ce295" table:number-columns-repeated="23"/>
          <table:covered-table-cell/>
          <table:table-cell table:style-name="ce295" table:number-columns-repeated="20"/>
          <table:table-cell table:style-name="ce144" table:number-columns-repeated="980"/>
        </table:table-row>
        <table:table-row table:style-name="ro10">
          <table:table-cell table:style-name="ce295"/>
          <table:table-cell table:style-name="ce295" office:value-type="string">
            <text:p>A repayment is due for an earlier period</text:p>
          </table:table-cell>
          <table:table-cell table:style-name="ce295" table:number-columns-repeated="18"/>
          <table:table-cell table:style-name="ce370"/>
          <table:table-cell table:style-name="ce295" table:number-columns-repeated="2"/>
          <table:covered-table-cell/>
          <table:table-cell table:style-name="ce295"/>
          <table:table-cell table:style-name="ce295" office:value-type="string">
            <text:p>If you are not attaching accounts and</text:p>
          </table:table-cell>
          <table:table-cell table:style-name="ce295" table:number-columns-repeated="18"/>
          <table:table-cell table:style-name="ce144" table:number-columns-repeated="980"/>
        </table:table-row>
        <table:table-row table:style-name="ro10">
          <table:table-cell table:style-name="ce295" table:number-columns-repeated="23"/>
          <table:covered-table-cell/>
          <table:table-cell table:style-name="ce295"/>
          <table:table-cell table:style-name="ce295" office:value-type="string">
            <text:p>computations, say why not</text:p>
          </table:table-cell>
          <table:table-cell table:style-name="ce295" table:number-columns-repeated="18"/>
          <table:table-cell table:style-name="ce144" table:number-columns-repeated="980"/>
        </table:table-row>
        <table:table-row table:style-name="ro10">
          <table:table-cell table:style-name="ce295"/>
          <table:table-cell table:style-name="ce295" office:value-type="string">
            <text:p>Making more than one return for the</text:p>
          </table:table-cell>
          <table:table-cell table:style-name="ce295" table:number-columns-repeated="21"/>
          <table:covered-table-cell/>
          <table:table-cell table:style-name="ce295"/>
          <table:table-cell table:style-name="ce378" table:number-columns-spanned="18" table:number-rows-spanned="6"/>
          <table:covered-table-cell table:number-columns-repeated="17"/>
          <table:table-cell table:style-name="ce295"/>
          <table:table-cell table:style-name="ce144" table:number-columns-repeated="980"/>
        </table:table-row>
        <table:table-row table:style-name="ro10">
          <table:table-cell table:style-name="ce295"/>
          <table:table-cell table:style-name="ce295" office:value-type="string">
            <text:p>company now</text:p>
          </table:table-cell>
          <table:table-cell table:style-name="ce295" table:number-columns-repeated="18"/>
          <table:table-cell table:style-name="ce370"/>
          <table:table-cell table:style-name="ce295" table:number-columns-repeated="2"/>
          <table:covered-table-cell/>
          <table:table-cell table:style-name="ce295"/>
          <table:covered-table-cell table:number-columns-repeated="18"/>
          <table:table-cell table:style-name="ce295"/>
          <table:table-cell table:style-name="ce144" table:number-columns-repeated="980"/>
        </table:table-row>
        <table:table-row table:style-name="ro40">
          <table:table-cell table:style-name="ce295" table:number-columns-repeated="23"/>
          <table:covered-table-cell/>
          <table:table-cell table:style-name="ce295"/>
          <table:covered-table-cell table:number-columns-repeated="18"/>
          <table:table-cell table:style-name="ce295"/>
          <table:table-cell table:style-name="ce144" table:number-columns-repeated="980"/>
        </table:table-row>
        <table:table-row table:style-name="ro10">
          <table:table-cell table:style-name="ce295"/>
          <table:table-cell table:style-name="ce295" office:value-type="string">
            <text:p>This return contains estimated figures</text:p>
          </table:table-cell>
          <table:table-cell table:style-name="ce295" table:number-columns-repeated="18"/>
          <table:table-cell table:style-name="ce370"/>
          <table:table-cell table:style-name="ce295" table:number-columns-repeated="2"/>
          <table:covered-table-cell/>
          <table:table-cell table:style-name="ce295"/>
          <table:covered-table-cell table:number-columns-repeated="18"/>
          <table:table-cell table:style-name="ce295"/>
          <table:table-cell table:style-name="ce144" table:number-columns-repeated="980"/>
        </table:table-row>
        <table:table-row table:style-name="ro40">
          <table:table-cell table:style-name="ce295" table:number-columns-repeated="23"/>
          <table:covered-table-cell/>
          <table:table-cell table:style-name="ce295"/>
          <table:covered-table-cell table:number-columns-repeated="18"/>
          <table:table-cell table:style-name="ce295"/>
          <table:table-cell table:style-name="ce144" table:number-columns-repeated="980"/>
        </table:table-row>
        <table:table-row table:style-name="ro10">
          <table:table-cell table:style-name="ce295"/>
          <table:table-cell table:style-name="ce295" office:value-type="string">
            <text:p>Company part of a group that is not small</text:p>
          </table:table-cell>
          <table:table-cell table:style-name="ce295" table:number-columns-repeated="18"/>
          <table:table-cell table:style-name="ce370"/>
          <table:table-cell table:style-name="ce295" table:number-columns-repeated="2"/>
          <table:covered-table-cell/>
          <table:table-cell table:style-name="ce295"/>
          <table:covered-table-cell table:number-columns-repeated="18"/>
          <table:table-cell table:style-name="ce295"/>
          <table:table-cell table:style-name="ce144" table:number-columns-repeated="980"/>
        </table:table-row>
        <table:table-row table:style-name="ro10">
          <table:table-cell table:style-name="ce295" table:number-columns-repeated="23"/>
          <table:covered-table-cell/>
          <table:table-cell table:style-name="ce295" table:number-columns-repeated="20"/>
          <table:table-cell table:style-name="ce144" table:number-columns-repeated="980"/>
        </table:table-row>
        <table:table-row table:style-name="ro10">
          <table:table-cell table:style-name="ce295" table:number-columns-repeated="23"/>
          <table:covered-table-cell/>
          <table:table-cell table:style-name="ce295"/>
          <table:table-cell table:style-name="ce297" office:value-type="string">
            <text:p>Supplementary Pages</text:p>
          </table:table-cell>
          <table:table-cell table:style-name="ce297" table:number-columns-repeated="8"/>
          <table:table-cell table:style-name="ce295" table:number-columns-repeated="10"/>
          <table:table-cell table:style-name="ce144" table:number-columns-repeated="980"/>
        </table:table-row>
        <table:table-row table:style-name="ro10">
          <table:table-cell table:style-name="ce295"/>
          <table:table-cell table:style-name="ce297" office:value-type="string">
            <text:p>Disclosure of tax avoidance schemes</text:p>
          </table:table-cell>
          <table:table-cell table:style-name="ce297" table:number-columns-repeated="14"/>
          <table:table-cell table:style-name="ce295" table:number-columns-repeated="7"/>
          <table:covered-table-cell/>
          <table:table-cell table:style-name="ce295"/>
          <table:table-cell table:style-name="ce323" office:value-type="string">
            <text:p>If you are enclosing any Supplementary Pages put</text:p>
          </table:table-cell>
          <table:table-cell table:style-name="ce323" table:number-columns-repeated="17"/>
          <table:table-cell table:style-name="ce295"/>
          <table:table-cell table:style-name="ce144" table:number-columns-repeated="980"/>
        </table:table-row>
        <table:table-row table:style-name="ro11">
          <table:table-cell table:style-name="ce295" table:number-columns-repeated="23"/>
          <table:covered-table-cell/>
          <table:table-cell table:style-name="ce295"/>
          <table:table-cell table:style-name="ce323" office:value-type="string">
            <text:p>an 'X' in the appropriate box(es)</text:p>
          </table:table-cell>
          <table:table-cell table:style-name="ce323" table:number-columns-repeated="17"/>
          <table:table-cell table:style-name="ce295"/>
          <table:table-cell table:style-name="ce144" table:number-columns-repeated="980"/>
        </table:table-row>
        <table:table-row table:style-name="ro10">
          <table:table-cell table:style-name="ce295"/>
          <table:table-cell table:style-name="ce295" office:value-type="string">
            <text:p>Notice of disclosure avoidance schemes</text:p>
          </table:table-cell>
          <table:table-cell table:style-name="ce295" table:number-columns-repeated="18"/>
          <table:table-cell table:style-name="ce370"/>
          <table:table-cell table:style-name="ce295" table:number-columns-repeated="2"/>
          <table:covered-table-cell/>
          <table:table-cell table:style-name="ce295" table:number-columns-repeated="20"/>
          <table:table-cell table:style-name="ce144" table:number-columns-repeated="980"/>
        </table:table-row>
        <table:table-row table:style-name="ro10">
          <table:table-cell table:style-name="ce295" table:number-columns-repeated="23"/>
          <table:covered-table-cell/>
          <table:table-cell table:style-name="ce295"/>
          <table:table-cell table:style-name="ce295" office:value-type="string">
            <text:p>Loans to participation by close companies,</text:p>
          </table:table-cell>
          <table:table-cell table:style-name="ce295" table:number-columns-repeated="18"/>
          <table:table-cell table:style-name="ce144" table:number-columns-repeated="980"/>
        </table:table-row>
        <table:table-row table:style-name="ro11">
          <table:table-cell table:style-name="ce295" table:number-columns-repeated="23"/>
          <table:covered-table-cell/>
          <table:table-cell table:style-name="ce295"/>
          <table:table-cell table:style-name="ce295" office:value-type="string">
            <text:p>form <text:span text:style-name="T2">CT600A</text:span></text:p>
          </table:table-cell>
          <table:table-cell table:style-name="ce295" table:number-columns-repeated="16"/>
          <table:table-cell table:style-name="ce370"/>
          <table:table-cell table:style-name="ce295"/>
          <table:table-cell table:style-name="ce144" table:number-columns-repeated="980"/>
        </table:table-row>
        <table:table-row table:style-name="ro42">
          <table:table-cell table:style-name="ce295"/>
          <table:table-cell table:style-name="ce297" office:value-type="string">
            <text:p>Transfer pricing</text:p>
          </table:table-cell>
          <table:table-cell table:style-name="ce297" table:number-columns-repeated="7"/>
          <table:table-cell table:style-name="ce295" table:number-columns-repeated="14"/>
          <table:covered-table-cell/>
          <table:table-cell table:style-name="ce295" table:number-columns-repeated="20"/>
          <table:table-cell table:style-name="ce144" table:number-columns-repeated="980"/>
        </table:table-row>
        <table:table-row table:style-name="ro10">
          <table:table-cell table:style-name="ce295" table:number-columns-repeated="23"/>
          <table:covered-table-cell/>
          <table:table-cell table:style-name="ce295"/>
          <table:table-cell table:style-name="ce295" office:value-type="string">
            <text:p>Charities and Community Amateur Sports</text:p>
          </table:table-cell>
          <table:table-cell table:style-name="ce295" table:number-columns-repeated="18"/>
          <table:table-cell table:style-name="ce144" table:number-columns-repeated="980"/>
        </table:table-row>
        <table:table-row table:style-name="ro11">
          <table:table-cell table:style-name="ce295"/>
          <table:table-cell table:style-name="ce295" office:value-type="string">
            <text:p>Compensating adjustment claimed</text:p>
          </table:table-cell>
          <table:table-cell table:style-name="ce295" table:number-columns-repeated="18"/>
          <table:table-cell table:style-name="ce370"/>
          <table:table-cell table:style-name="ce295" table:number-columns-repeated="2"/>
          <table:covered-table-cell/>
          <table:table-cell table:style-name="ce295"/>
          <table:table-cell table:style-name="ce295" office:value-type="string">
            <text:p>Clubs (CASCs) form <text:span text:style-name="T2">CT600E</text:span></text:p>
          </table:table-cell>
          <table:table-cell table:style-name="ce295" table:number-columns-repeated="16"/>
          <table:table-cell table:style-name="ce370"/>
          <table:table-cell table:style-name="ce295"/>
          <table:table-cell table:style-name="ce144" table:number-columns-repeated="980"/>
        </table:table-row>
        <table:table-row table:style-name="ro40">
          <table:table-cell table:style-name="ce295" table:number-columns-repeated="23"/>
          <table:covered-table-cell/>
          <table:table-cell table:style-name="ce295" table:number-columns-repeated="20"/>
          <table:table-cell table:style-name="ce144" table:number-columns-repeated="980"/>
        </table:table-row>
        <table:table-row table:style-name="ro10">
          <table:table-cell table:style-name="ce295"/>
          <table:table-cell table:style-name="ce295" office:value-type="string">
            <text:p>Company qualifies for SME exemption</text:p>
          </table:table-cell>
          <table:table-cell table:style-name="ce295" table:number-columns-repeated="18"/>
          <table:table-cell table:style-name="ce370"/>
          <table:table-cell table:style-name="ce295" table:number-columns-repeated="2"/>
          <table:covered-table-cell/>
          <table:table-cell table:style-name="ce295"/>
          <table:table-cell table:style-name="ce295" office:value-type="string">
            <text:p>Disclosure of tax avoidance schemes,</text:p>
          </table:table-cell>
          <table:table-cell table:style-name="ce295" table:number-columns-repeated="18"/>
          <table:table-cell table:style-name="ce144" table:number-columns-repeated="980"/>
        </table:table-row>
        <table:table-row table:style-name="ro11">
          <table:table-cell table:style-name="ce295" table:number-columns-repeated="23"/>
          <table:covered-table-cell/>
          <table:table-cell table:style-name="ce295"/>
          <table:table-cell table:style-name="ce295" office:value-type="string">
            <text:p>form <text:span text:style-name="T2">CT600J</text:span></text:p>
          </table:table-cell>
          <table:table-cell table:style-name="ce295" table:number-columns-repeated="16"/>
          <table:table-cell table:style-name="ce370"/>
          <table:table-cell table:style-name="ce295"/>
          <table:table-cell table:style-name="ce144" table:number-columns-repeated="980"/>
        </table:table-row>
        <table:table-row table:style-name="ro23">
          <table:table-cell table:style-name="ce298" table:number-columns-repeated="23"/>
          <table:covered-table-cell/>
          <table:table-cell table:style-name="ce298" table:number-columns-repeated="20"/>
          <table:table-cell table:number-columns-repeated="980"/>
        </table:table-row>
        <table:table-row table:style-name="ro23">
          <table:table-cell table:style-name="ce213" table:number-columns-spanned="44" table:number-rows-spanned="1"/>
          <table:covered-table-cell table:number-columns-repeated="43"/>
          <table:table-cell table:style-name="ce406" table:number-columns-repeated="980"/>
        </table:table-row>
        <table:table-row table:style-name="ro27">
          <table:table-cell table:style-name="ce301" office:value-type="string" table:number-columns-spanned="5" table:number-rows-spanned="1">
            <text:p>Page 2</text:p>
          </table:table-cell>
          <table:covered-table-cell table:number-columns-repeated="4"/>
          <table:table-cell table:style-name="ce213" table:number-columns-spanned="39" table:number-rows-spanned="1"/>
          <table:covered-table-cell table:number-columns-repeated="38"/>
          <table:table-cell table:style-name="ce406" table:number-columns-repeated="980"/>
        </table:table-row>
        <table:table-row table:style-name="ro36">
          <table:table-cell table:style-name="ce302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363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6">
          <table:table-cell table:style-name="ce303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298"/>
          <table:table-cell table:style-name="ce213" table:number-columns-spanned="37" table:number-rows-spanned="1"/>
          <table:covered-table-cell table:number-columns-repeated="36"/>
          <table:table-cell table:number-columns-repeated="980"/>
        </table:table-row>
        <table:table-row table:style-name="ro43">
          <table:table-cell table:style-name="ce304" office:value-type="float" office:value="111">
            <text:p>111</text:p>
          </table:table-cell>
          <table:table-cell table:style-name="ce304" table:number-columns-repeated="5"/>
          <table:table-cell table:style-name="ce298"/>
          <table:table-cell table:style-name="ce355" table:number-columns-repeated="37"/>
          <table:table-cell table:number-columns-repeated="980"/>
        </table:table-row>
        <table:table-row table:style-name="ro32">
          <table:table-cell table:style-name="ce295"/>
          <table:table-cell table:style-name="ce297" office:value-type="float" office:value="1">
            <text:p>1</text:p>
          </table:table-cell>
          <table:table-cell table:style-name="ce297" office:value-type="string">
            <text:p>Total turnover from trade or profession</text:p>
          </table:table-cell>
          <table:table-cell table:style-name="ce297" table:number-columns-repeated="13"/>
          <table:table-cell table:style-name="ce295" table:number-columns-repeated="18"/>
          <table:table-cell table:style-name="ce325" office:value-type="float" office:value="1">
            <text:p>1</text:p>
          </table:table-cell>
          <table:table-cell table:style-name="ce361" office:value-type="string">
            <text:p>£</text:p>
          </table:table-cell>
          <table:table-cell table:style-name="ce398" table:formula="of:=[$'PubP&amp;L'.F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95"/>
          <table:table-cell table:style-name="ce144" table:number-columns-repeated="980"/>
        </table:table-row>
        <table:table-row table:style-name="ro44">
          <table:table-cell table:style-name="ce298" table:number-columns-repeated="44"/>
          <table:table-cell table:number-columns-repeated="980"/>
        </table:table-row>
        <table:table-row table:style-name="ro36">
          <table:table-cell table:style-name="ce296" office:value-type="string" table:number-columns-spanned="6" table:number-rows-spanned="1">
            <text:p>Income</text:p>
          </table:table-cell>
          <table:covered-table-cell table:number-columns-repeated="5"/>
          <table:table-cell table:style-name="ce213" table:number-columns-spanned="38" table:number-rows-spanned="1"/>
          <table:covered-table-cell table:number-columns-repeated="37"/>
          <table:table-cell table:number-columns-repeated="980"/>
        </table:table-row>
        <table:table-row table:style-name="ro43">
          <table:table-cell table:style-name="ce298" table:number-columns-repeated="44"/>
          <table:table-cell table:number-columns-repeated="980"/>
        </table:table-row>
        <table:table-row table:style-name="ro32">
          <table:table-cell table:style-name="ce295"/>
          <table:table-cell table:style-name="ce297" office:value-type="float" office:value="3">
            <text:p>3</text:p>
          </table:table-cell>
          <table:table-cell table:style-name="ce297" office:value-type="string">
            <text:p>Trading and professional profits</text:p>
          </table:table-cell>
          <table:table-cell table:style-name="ce297" table:number-columns-repeated="19"/>
          <table:table-cell table:style-name="ce325" office:value-type="float" office:value="3" table:number-columns-spanned="2" table:number-rows-spanned="1">
            <text:p>3</text:p>
          </table:table-cell>
          <table:covered-table-cell/>
          <table:table-cell table:style-name="ce361" office:value-type="string">
            <text:p>£</text:p>
          </table:table-cell>
          <table:table-cell table:style-name="ce382" table:formula="of:=IF([$CorporationTax.K22]&gt;0;[$CorporationTax.K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07" table:number-columns-repeated="2"/>
          <table:table-cell table:style-name="ce295" table:number-columns-repeated="10"/>
          <table:table-cell table:style-name="ce144" table:number-columns-repeated="980"/>
        </table:table-row>
        <table:table-row table:style-name="ro43">
          <table:table-cell table:style-name="ce295"/>
          <table:table-cell table:style-name="ce297" table:number-columns-repeated="21"/>
          <table:table-cell table:style-name="ce295" table:number-columns-repeated="22"/>
          <table:table-cell table:style-name="ce144" table:number-columns-repeated="980"/>
        </table:table-row>
        <table:table-row table:style-name="ro32">
          <table:table-cell table:style-name="ce295"/>
          <table:table-cell table:style-name="ce297" office:value-type="float" office:value="4">
            <text:p>4</text:p>
          </table:table-cell>
          <table:table-cell table:style-name="ce297" office:value-type="string">
            <text:p>Trading losses brought forward claimed against profits</text:p>
          </table:table-cell>
          <table:table-cell table:style-name="ce297" table:number-columns-repeated="19"/>
          <table:table-cell table:style-name="ce325" office:value-type="float" office:value="4" table:number-columns-spanned="2" table:number-rows-spanned="1">
            <text:p>4</text:p>
          </table:table-cell>
          <table:covered-table-cell/>
          <table:table-cell table:style-name="ce361" office:value-type="string">
            <text:p>£</text:p>
          </table:table-cell>
          <table:table-cell table:style-name="ce382" table:formula="of:=IF([$OpenAccounts.Q5]&gt;0;[$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07" table:number-columns-repeated="2"/>
          <table:table-cell table:style-name="ce295" table:number-columns-repeated="10"/>
          <table:table-cell table:style-name="ce144" table:number-columns-repeated="980"/>
        </table:table-row>
        <table:table-row table:style-name="ro45">
          <table:table-cell table:style-name="ce295" table:number-columns-repeated="33"/>
          <table:table-cell table:style-name="ce390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295"/>
          <table:table-cell table:style-name="ce144" table:number-columns-repeated="980"/>
        </table:table-row>
        <table:table-row table:style-name="ro32">
          <table:table-cell table:style-name="ce295"/>
          <table:table-cell table:style-name="ce311" office:value-type="float" office:value="5">
            <text:p>5</text:p>
          </table:table-cell>
          <table:table-cell table:style-name="ce311" office:value-type="string">
            <text:p>Net trading and professional profits</text:p>
          </table:table-cell>
          <table:table-cell table:style-name="ce311" table:number-columns-repeated="16"/>
          <table:table-cell table:style-name="ce297" table:number-columns-repeated="4"/>
          <table:table-cell table:style-name="ce295" table:number-columns-repeated="10"/>
          <table:table-cell table:style-name="ce325" office:value-type="float" office:value="5">
            <text:p>5</text:p>
          </table:table-cell>
          <table:table-cell table:style-name="ce371" office:value-type="string">
            <text:p>£</text:p>
          </table:table-cell>
          <table:table-cell table:style-name="ce382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95"/>
          <table:table-cell table:style-name="ce144" table:number-columns-repeated="980"/>
        </table:table-row>
        <table:table-row table:style-name="ro17">
          <table:table-cell table:style-name="ce295"/>
          <table:table-cell table:style-name="ce297" office:value-type="float" office:value="6">
            <text:p>6</text:p>
          </table:table-cell>
          <table:table-cell table:style-name="ce297" office:value-type="string">
            <text:p>Bank, building society or other interest, and profits and</text:p>
          </table:table-cell>
          <table:table-cell table:style-name="ce297" table:number-columns-repeated="20"/>
          <table:table-cell table:style-name="ce295" table:number-columns-repeated="21"/>
          <table:table-cell table:style-name="ce144" table:number-columns-repeated="980"/>
        </table:table-row>
        <table:table-row table:style-name="ro32">
          <table:table-cell table:style-name="ce295"/>
          <table:table-cell table:style-name="ce297"/>
          <table:table-cell table:style-name="ce311" office:value-type="string">
            <text:p>gains from ono-trading loan relationships</text:p>
          </table:table-cell>
          <table:table-cell table:style-name="ce311" table:number-columns-repeated="17"/>
          <table:table-cell table:style-name="ce297" table:number-columns-repeated="3"/>
          <table:table-cell table:style-name="ce295" table:number-columns-repeated="10"/>
          <table:table-cell table:style-name="ce391" office:value-type="float" office:value="6">
            <text:p>6</text:p>
          </table:table-cell>
          <table:table-cell table:style-name="ce361" office:value-type="string">
            <text:p>£</text:p>
          </table:table-cell>
          <table:table-cell table:style-name="ce382" table:formula="of:=IF(-[$TrialBalance.EJ58]&gt;0;-[$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95"/>
          <table:table-cell table:style-name="ce144" table:number-columns-repeated="980"/>
        </table:table-row>
        <table:table-row table:style-name="ro43">
          <table:table-cell table:style-name="ce295"/>
          <table:table-cell table:style-name="ce297" table:number-columns-repeated="22"/>
          <table:table-cell table:style-name="ce295" table:number-columns-repeated="21"/>
          <table:table-cell table:style-name="ce144" table:number-columns-repeated="980"/>
        </table:table-row>
        <table:table-row table:style-name="ro32">
          <table:table-cell table:style-name="ce295"/>
          <table:table-cell table:style-name="ce297" office:value-type="float" office:value="11">
            <text:p>11</text:p>
          </table:table-cell>
          <table:table-cell table:style-name="ce297" office:value-type="string">
            <text:p>Income from UK land and buildings</text:p>
          </table:table-cell>
          <table:table-cell table:style-name="ce297" table:number-columns-repeated="20"/>
          <table:table-cell table:style-name="ce295" table:number-columns-repeated="10"/>
          <table:table-cell table:style-name="ce325" office:value-type="float" office:value="11">
            <text:p>11</text:p>
          </table:table-cell>
          <table:table-cell table:style-name="ce361" office:value-type="string">
            <text:p>£</text:p>
          </table:table-cell>
          <table:table-cell table:style-name="ce382" table:number-columns-spanned="8" table:number-rows-spanned="1"/>
          <table:covered-table-cell table:number-columns-repeated="7"/>
          <table:table-cell table:style-name="ce295"/>
          <table:table-cell table:style-name="ce144" table:number-columns-repeated="980"/>
        </table:table-row>
        <table:table-row table:style-name="ro43">
          <table:table-cell table:style-name="ce295"/>
          <table:table-cell table:style-name="ce297" table:number-columns-repeated="22"/>
          <table:table-cell table:style-name="ce295" table:number-columns-repeated="21"/>
          <table:table-cell table:style-name="ce144" table:number-columns-repeated="980"/>
        </table:table-row>
        <table:table-row table:style-name="ro32">
          <table:table-cell table:style-name="ce295"/>
          <table:table-cell table:style-name="ce297" office:value-type="float" office:value="12">
            <text:p>12</text:p>
          </table:table-cell>
          <table:table-cell table:style-name="ce297" office:value-type="string">
            <text:p>Annual profits and gains not falling under any other heading</text:p>
          </table:table-cell>
          <table:table-cell table:style-name="ce297" table:number-columns-repeated="20"/>
          <table:table-cell table:style-name="ce295" table:number-columns-repeated="10"/>
          <table:table-cell table:style-name="ce325" office:value-type="float" office:value="14">
            <text:p>14</text:p>
          </table:table-cell>
          <table:table-cell table:style-name="ce361" office:value-type="string">
            <text:p>£</text:p>
          </table:table-cell>
          <table:table-cell table:style-name="ce382" table:number-columns-spanned="8" table:number-rows-spanned="1"/>
          <table:covered-table-cell table:number-columns-repeated="7"/>
          <table:table-cell table:style-name="ce295"/>
          <table:table-cell table:style-name="ce144" table:number-columns-repeated="980"/>
        </table:table-row>
        <table:table-row table:style-name="ro43">
          <table:table-cell table:style-name="ce295" table:number-columns-repeated="44"/>
          <table:table-cell table:style-name="ce144" table:number-columns-repeated="980"/>
        </table:table-row>
        <table:table-row table:style-name="ro36">
          <table:table-cell table:style-name="ce305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358" table:number-columns-spanned="34" table:number-rows-spanned="1"/>
          <table:covered-table-cell table:number-columns-repeated="33"/>
          <table:table-cell table:style-name="ce407" table:number-columns-repeated="980"/>
        </table:table-row>
        <table:table-row table:style-name="ro44">
          <table:table-cell table:style-name="ce295" table:number-columns-repeated="44"/>
          <table:table-cell table:style-name="ce144" table:number-columns-repeated="980"/>
        </table:table-row>
        <table:table-row table:style-name="ro32">
          <table:table-cell table:style-name="ce295"/>
          <table:table-cell table:style-name="ce297" office:value-type="float" office:value="16">
            <text:p>16</text:p>
          </table:table-cell>
          <table:table-cell table:style-name="ce297" office:value-type="string">
            <text:p>Gross chargeable gains</text:p>
          </table:table-cell>
          <table:table-cell table:style-name="ce297" table:number-columns-repeated="18"/>
          <table:table-cell table:style-name="ce295"/>
          <table:table-cell table:style-name="ce325" office:value-type="float" office:value="16" table:number-columns-spanned="2" table:number-rows-spanned="1">
            <text:p>16</text:p>
          </table:table-cell>
          <table:covered-table-cell/>
          <table:table-cell table:style-name="ce361" office:value-type="string">
            <text:p>£</text:p>
          </table:table-cell>
          <table:table-cell table:style-name="ce368" table:number-columns-spanned="7" table:number-rows-spanned="1"/>
          <table:covered-table-cell table:number-columns-repeated="6"/>
          <table:table-cell table:style-name="ce307"/>
          <table:table-cell table:style-name="ce295" table:number-columns-repeated="11"/>
          <table:table-cell table:style-name="ce144" table:number-columns-repeated="980"/>
        </table:table-row>
        <table:table-row table:style-name="ro43">
          <table:table-cell table:style-name="ce295"/>
          <table:table-cell table:style-name="ce297" table:number-columns-repeated="20"/>
          <table:table-cell table:style-name="ce295" table:number-columns-repeated="23"/>
          <table:table-cell table:style-name="ce144" table:number-columns-repeated="980"/>
        </table:table-row>
        <table:table-row table:style-name="ro32">
          <table:table-cell table:style-name="ce295"/>
          <table:table-cell table:style-name="ce297" office:value-type="float" office:value="17">
            <text:p>17</text:p>
          </table:table-cell>
          <table:table-cell table:style-name="ce297" office:value-type="string">
            <text:p>Allowable losses including losses brought forward</text:p>
          </table:table-cell>
          <table:table-cell table:style-name="ce297" table:number-columns-repeated="18"/>
          <table:table-cell table:style-name="ce295"/>
          <table:table-cell table:style-name="ce325" office:value-type="float" office:value="17" table:number-columns-spanned="2" table:number-rows-spanned="1">
            <text:p>17</text:p>
          </table:table-cell>
          <table:covered-table-cell/>
          <table:table-cell table:style-name="ce361" office:value-type="string">
            <text:p>£</text:p>
          </table:table-cell>
          <table:table-cell table:style-name="ce368" table:number-columns-spanned="7" table:number-rows-spanned="1"/>
          <table:covered-table-cell table:number-columns-repeated="6"/>
          <table:table-cell table:style-name="ce307"/>
          <table:table-cell table:style-name="ce295" table:number-columns-repeated="11"/>
          <table:table-cell table:style-name="ce144" table:number-columns-repeated="980"/>
        </table:table-row>
        <table:table-row table:style-name="ro45">
          <table:table-cell table:style-name="ce295"/>
          <table:table-cell table:style-name="ce297" table:number-columns-repeated="20"/>
          <table:table-cell table:style-name="ce295" table:number-columns-repeated="12"/>
          <table:table-cell table:style-name="ce390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295"/>
          <table:table-cell table:style-name="ce144" table:number-columns-repeated="980"/>
        </table:table-row>
        <table:table-row table:style-name="ro32">
          <table:table-cell table:style-name="ce295"/>
          <table:table-cell table:style-name="ce324" office:value-type="float" office:value="18">
            <text:p>18</text:p>
          </table:table-cell>
          <table:table-cell table:style-name="ce324" office:value-type="string">
            <text:p>Net chargeable gains</text:p>
          </table:table-cell>
          <table:table-cell table:style-name="ce324" table:number-columns-repeated="9"/>
          <table:table-cell table:style-name="ce297" table:number-columns-repeated="9"/>
          <table:table-cell table:style-name="ce295" table:number-columns-repeated="12"/>
          <table:table-cell table:style-name="ce325" office:value-type="float" office:value="18">
            <text:p>18</text:p>
          </table:table-cell>
          <table:table-cell table:style-name="ce371" office:value-type="string">
            <text:p>£</text:p>
          </table:table-cell>
          <table:table-cell table:style-name="ce368" table:number-columns-spanned="8" table:number-rows-spanned="1"/>
          <table:covered-table-cell table:number-columns-repeated="7"/>
          <table:table-cell table:style-name="ce295"/>
          <table:table-cell table:style-name="ce144" table:number-columns-repeated="980"/>
        </table:table-row>
        <table:table-row table:style-name="ro43">
          <table:table-cell table:style-name="ce295" table:number-columns-repeated="44"/>
          <table:table-cell table:style-name="ce144" table:number-columns-repeated="980"/>
        </table:table-row>
        <table:table-row table:style-name="ro41">
          <table:table-cell table:style-name="ce306" table:number-columns-spanned="44" table:number-rows-spanned="1"/>
          <table:covered-table-cell table:number-columns-repeated="43"/>
          <table:table-cell table:style-name="ce144" table:number-columns-repeated="980"/>
        </table:table-row>
        <table:table-row table:style-name="ro45">
          <table:table-cell table:style-name="ce295" table:number-columns-repeated="33"/>
          <table:table-cell table:style-name="ce390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295"/>
          <table:table-cell table:style-name="ce144" table:number-columns-repeated="980"/>
        </table:table-row>
        <table:table-row table:style-name="ro32">
          <table:table-cell table:style-name="ce295"/>
          <table:table-cell table:style-name="ce324" office:value-type="float" office:value="21">
            <text:p>21</text:p>
          </table:table-cell>
          <table:table-cell table:style-name="ce317" office:value-type="string">
            <text:p>Profits before other deductions and reliefs</text:p>
          </table:table-cell>
          <table:table-cell table:style-name="ce317" table:number-columns-repeated="16"/>
          <table:table-cell table:style-name="ce311"/>
          <table:table-cell table:style-name="ce297"/>
          <table:table-cell table:style-name="ce295" table:number-columns-repeated="12"/>
          <table:table-cell table:style-name="ce325" office:value-type="float" office:value="21">
            <text:p>21</text:p>
          </table:table-cell>
          <table:table-cell table:style-name="ce371" office:value-type="string">
            <text:p>£</text:p>
          </table:table-cell>
          <table:table-cell table:style-name="ce382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95"/>
          <table:table-cell table:style-name="ce144" table:number-columns-repeated="980"/>
        </table:table-row>
        <table:table-row table:style-name="ro43">
          <table:table-cell table:style-name="ce307" table:number-columns-spanned="44" table:number-rows-spanned="1"/>
          <table:covered-table-cell table:number-columns-repeated="43"/>
          <table:table-cell table:style-name="ce407" table:number-columns-repeated="980"/>
        </table:table-row>
        <table:table-row table:style-name="ro36">
          <table:table-cell table:style-name="ce305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360" table:number-columns-spanned="32" table:number-rows-spanned="1"/>
          <table:covered-table-cell table:number-columns-repeated="31"/>
          <table:table-cell table:style-name="ce144" table:number-columns-repeated="980"/>
        </table:table-row>
        <table:table-row table:style-name="ro43">
          <table:table-cell table:style-name="ce295" table:number-columns-repeated="44"/>
          <table:table-cell table:style-name="ce144" table:number-columns-repeated="980"/>
        </table:table-row>
        <table:table-row table:style-name="ro32">
          <table:table-cell table:style-name="ce295"/>
          <table:table-cell table:style-name="ce297" office:value-type="float" office:value="24">
            <text:p>24</text:p>
          </table:table-cell>
          <table:table-cell table:style-name="ce297" office:value-type="string">
            <text:p>Management expenses under S75 ICTA 1988</text:p>
          </table:table-cell>
          <table:table-cell table:style-name="ce297" table:number-columns-repeated="17"/>
          <table:table-cell table:style-name="ce295" table:number-columns-repeated="2"/>
          <table:table-cell table:style-name="ce325" office:value-type="float" office:value="24" table:number-columns-spanned="2" table:number-rows-spanned="1">
            <text:p>24</text:p>
          </table:table-cell>
          <table:covered-table-cell/>
          <table:table-cell table:style-name="ce361" office:value-type="string">
            <text:p>£</text:p>
          </table:table-cell>
          <table:table-cell table:style-name="ce368" table:number-columns-spanned="7" table:number-rows-spanned="1"/>
          <table:covered-table-cell table:number-columns-repeated="6"/>
          <table:table-cell table:style-name="ce295" table:number-columns-repeated="12"/>
          <table:table-cell table:style-name="ce144" table:number-columns-repeated="980"/>
        </table:table-row>
        <table:table-row table:style-name="ro43">
          <table:table-cell table:style-name="ce295" table:number-columns-repeated="44"/>
          <table:table-cell table:style-name="ce144" table:number-columns-repeated="980"/>
        </table:table-row>
        <table:table-row table:style-name="ro46">
          <table:table-cell table:style-name="ce295"/>
          <table:table-cell table:style-name="ce297" office:value-type="float" office:value="30">
            <text:p>30</text:p>
          </table:table-cell>
          <table:table-cell table:style-name="ce297" office:value-type="string">
            <text:p>Trading losses of this or a later accounting period</text:p>
          </table:table-cell>
          <table:table-cell table:style-name="ce297" table:number-columns-repeated="17"/>
          <table:table-cell table:style-name="ce295" table:number-columns-repeated="2"/>
          <table:table-cell table:style-name="ce325" office:value-type="float" office:value="30" table:number-columns-spanned="2" table:number-rows-spanned="2">
            <text:p>30</text:p>
          </table:table-cell>
          <table:covered-table-cell/>
          <table:table-cell table:style-name="ce361" office:value-type="string" table:number-columns-spanned="1" table:number-rows-spanned="2">
            <text:p>£</text:p>
          </table:table-cell>
          <table:table-cell table:style-name="ce368" table:number-columns-spanned="7" table:number-rows-spanned="2"/>
          <table:covered-table-cell table:number-columns-repeated="6"/>
          <table:table-cell table:style-name="ce295" table:number-columns-repeated="12"/>
          <table:table-cell table:style-name="ce144" table:number-columns-repeated="980"/>
        </table:table-row>
        <table:table-row table:style-name="ro46">
          <table:table-cell table:style-name="ce295"/>
          <table:table-cell table:style-name="ce297"/>
          <table:table-cell table:style-name="ce297" office:value-type="string">
            <text:p>under S383A ICTA 1988</text:p>
          </table:table-cell>
          <table:table-cell table:style-name="ce297" table:number-columns-repeated="17"/>
          <table:table-cell table:style-name="ce295" table:number-columns-repeated="2"/>
          <table:covered-table-cell table:number-columns-repeated="10"/>
          <table:table-cell table:style-name="ce295" table:number-columns-repeated="12"/>
          <table:table-cell table:style-name="ce144" table:number-columns-repeated="980"/>
        </table:table-row>
        <table:table-row table:style-name="ro43">
          <table:table-cell table:style-name="ce295" table:number-columns-repeated="44"/>
          <table:table-cell table:style-name="ce144" table:number-columns-repeated="980"/>
        </table:table-row>
        <table:table-row table:style-name="ro46">
          <table:table-cell table:style-name="ce295"/>
          <table:table-cell table:style-name="ce297" office:value-type="float" office:value="31">
            <text:p>31</text:p>
          </table:table-cell>
          <table:table-cell table:style-name="ce323" office:value-type="string">
            <text:p>Put an 'X' in box 31 if amounts carried back from later</text:p>
          </table:table-cell>
          <table:table-cell table:style-name="ce323" table:number-columns-repeated="18"/>
          <table:table-cell table:style-name="ce295"/>
          <table:table-cell table:style-name="ce325" office:value-type="float" office:value="31" table:number-columns-spanned="2" table:number-rows-spanned="2">
            <text:p>31</text:p>
          </table:table-cell>
          <table:covered-table-cell/>
          <table:table-cell table:style-name="ce345" table:number-columns-spanned="2" table:number-rows-spanned="2"/>
          <table:covered-table-cell/>
          <table:table-cell table:style-name="ce307" table:number-columns-repeated="5"/>
          <table:table-cell table:style-name="ce295" table:number-columns-repeated="13"/>
          <table:table-cell table:style-name="ce144" table:number-columns-repeated="980"/>
        </table:table-row>
        <table:table-row table:style-name="ro46">
          <table:table-cell table:style-name="ce295" table:number-columns-repeated="2"/>
          <table:table-cell table:style-name="ce323" office:value-type="string">
            <text:p>accounting periods are included in box 30</text:p>
          </table:table-cell>
          <table:table-cell table:style-name="ce323" table:number-columns-repeated="18"/>
          <table:table-cell table:style-name="ce295"/>
          <table:covered-table-cell table:number-columns-repeated="4"/>
          <table:table-cell table:style-name="ce355" table:number-columns-repeated="5"/>
          <table:table-cell table:style-name="ce295" table:number-columns-repeated="13"/>
          <table:table-cell table:style-name="ce144" table:number-columns-repeated="980"/>
        </table:table-row>
        <table:table-row table:style-name="ro43">
          <table:table-cell table:style-name="ce295" table:number-columns-repeated="44"/>
          <table:table-cell table:style-name="ce144" table:number-columns-repeated="980"/>
        </table:table-row>
        <table:table-row table:style-name="ro32">
          <table:table-cell table:style-name="ce295"/>
          <table:table-cell table:style-name="ce297" office:value-type="float" office:value="32">
            <text:p>32</text:p>
          </table:table-cell>
          <table:table-cell table:style-name="ce297" office:value-type="string">
            <text:p>Non-trade capital allowances</text:p>
          </table:table-cell>
          <table:table-cell table:style-name="ce297" table:number-columns-repeated="10"/>
          <table:table-cell table:style-name="ce295" table:number-columns-repeated="9"/>
          <table:table-cell table:style-name="ce325" office:value-type="float" office:value="32" table:number-columns-spanned="2" table:number-rows-spanned="1">
            <text:p>32</text:p>
          </table:table-cell>
          <table:covered-table-cell/>
          <table:table-cell table:style-name="ce361" office:value-type="string">
            <text:p>£</text:p>
          </table:table-cell>
          <table:table-cell table:style-name="ce368" table:number-columns-spanned="7" table:number-rows-spanned="1"/>
          <table:covered-table-cell table:number-columns-repeated="6"/>
          <table:table-cell table:style-name="ce295" table:number-columns-repeated="12"/>
          <table:table-cell table:style-name="ce144" table:number-columns-repeated="980"/>
        </table:table-row>
        <table:table-row table:style-name="ro43">
          <table:table-cell table:style-name="ce295" table:number-columns-repeated="44"/>
          <table:table-cell table:style-name="ce144" table:number-columns-repeated="980"/>
        </table:table-row>
        <table:table-row table:style-name="ro32">
          <table:table-cell table:style-name="ce295"/>
          <table:table-cell table:style-name="ce297" office:value-type="float" office:value="35">
            <text:p>35</text:p>
          </table:table-cell>
          <table:table-cell table:style-name="ce297" office:value-type="string">
            <text:p>Charges paid</text:p>
          </table:table-cell>
          <table:table-cell table:style-name="ce297" table:number-columns-repeated="6"/>
          <table:table-cell table:style-name="ce295" table:number-columns-repeated="13"/>
          <table:table-cell table:style-name="ce325" office:value-type="float" office:value="35" table:number-columns-spanned="2" table:number-rows-spanned="2">
            <text:p>35</text:p>
          </table:table-cell>
          <table:covered-table-cell/>
          <table:table-cell table:style-name="ce361" office:value-type="string" table:number-columns-spanned="1" table:number-rows-spanned="2">
            <text:p>£</text:p>
          </table:table-cell>
          <table:table-cell table:style-name="ce368" table:number-columns-spanned="7" table:number-rows-spanned="2"/>
          <table:covered-table-cell table:number-columns-repeated="6"/>
          <table:table-cell table:style-name="ce295" table:number-columns-repeated="12"/>
          <table:table-cell table:style-name="ce144" table:number-columns-repeated="980"/>
        </table:table-row>
        <table:table-row table:style-name="ro44">
          <table:table-cell table:style-name="ce295" table:number-columns-repeated="22"/>
          <table:covered-table-cell table:number-columns-repeated="10"/>
          <table:table-cell table:style-name="ce295" table:number-columns-repeated="12"/>
          <table:table-cell table:style-name="ce144" table:number-columns-repeated="980"/>
        </table:table-row>
        <table:table-row table:style-name="ro41">
          <table:table-cell table:style-name="ce306" table:number-columns-spanned="44" table:number-rows-spanned="1"/>
          <table:covered-table-cell table:number-columns-repeated="43"/>
          <table:table-cell table:style-name="ce407" table:number-columns-repeated="980"/>
        </table:table-row>
        <table:table-row table:style-name="ro46">
          <table:table-cell table:style-name="ce295" table:number-columns-repeated="33"/>
          <table:table-cell table:style-name="ce390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295"/>
          <table:table-cell table:style-name="ce144" table:number-columns-repeated="980"/>
        </table:table-row>
        <table:table-row table:style-name="ro36">
          <table:table-cell table:style-name="ce295"/>
          <table:table-cell table:style-name="ce315" office:value-type="float" office:value="37">
            <text:p>37</text:p>
          </table:table-cell>
          <table:table-cell table:style-name="ce338" office:value-type="string">
            <text:p>Profits chargeable to corporation tax</text:p>
          </table:table-cell>
          <table:table-cell table:style-name="ce338" table:number-columns-repeated="11"/>
          <table:table-cell table:style-name="ce366" table:number-columns-repeated="5"/>
          <table:table-cell table:style-name="ce313" table:number-columns-repeated="3"/>
          <table:table-cell table:style-name="ce295" table:number-columns-repeated="11"/>
          <table:table-cell table:style-name="ce325" office:value-type="float" office:value="37">
            <text:p>37</text:p>
          </table:table-cell>
          <table:table-cell table:style-name="ce371" office:value-type="string">
            <text:p>£</text:p>
          </table:table-cell>
          <table:table-cell table:style-name="ce382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95"/>
          <table:table-cell table:style-name="ce144" table:number-columns-repeated="980"/>
        </table:table-row>
        <table:table-row table:style-name="ro44">
          <table:table-cell table:style-name="ce295" table:number-columns-repeated="44"/>
          <table:table-cell table:style-name="ce144" table:number-columns-repeated="980"/>
        </table:table-row>
        <table:table-row table:style-name="ro36">
          <table:table-cell table:style-name="ce305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356" table:number-columns-spanned="35" table:number-rows-spanned="1"/>
          <table:covered-table-cell table:number-columns-repeated="34"/>
          <table:table-cell table:style-name="ce144" table:number-columns-repeated="980"/>
        </table:table-row>
        <table:table-row table:style-name="ro43">
          <table:table-cell table:style-name="ce295" table:number-columns-repeated="44"/>
          <table:table-cell table:style-name="ce144" table:number-columns-repeated="980"/>
        </table:table-row>
        <table:table-row table:style-name="ro32">
          <table:table-cell table:style-name="ce295"/>
          <table:table-cell table:style-name="ce297" office:value-type="float" office:value="38">
            <text:p>38</text:p>
          </table:table-cell>
          <table:table-cell table:style-name="ce297" office:value-type="string">
            <text:p>Franked investment income</text:p>
          </table:table-cell>
          <table:table-cell table:style-name="ce297" table:number-columns-repeated="17"/>
          <table:table-cell table:style-name="ce295" table:number-columns-repeated="2"/>
          <table:table-cell table:style-name="ce325" office:value-type="float" office:value="38" table:number-columns-spanned="2" table:number-rows-spanned="1">
            <text:p>38</text:p>
          </table:table-cell>
          <table:covered-table-cell/>
          <table:table-cell table:style-name="ce361" office:value-type="string">
            <text:p>£</text:p>
          </table:table-cell>
          <table:table-cell table:style-name="ce368" table:number-columns-spanned="7" table:number-rows-spanned="1"/>
          <table:covered-table-cell table:number-columns-repeated="6"/>
          <table:table-cell table:style-name="ce295" table:number-columns-repeated="12"/>
          <table:table-cell table:style-name="ce144" table:number-columns-repeated="980"/>
        </table:table-row>
        <table:table-row table:style-name="ro43">
          <table:table-cell table:style-name="ce295" table:number-columns-repeated="44"/>
          <table:table-cell table:style-name="ce144" table:number-columns-repeated="980"/>
        </table:table-row>
        <table:table-row table:style-name="ro32">
          <table:table-cell table:style-name="ce295"/>
          <table:table-cell table:style-name="ce297" office:value-type="float" office:value="39">
            <text:p>39</text:p>
          </table:table-cell>
          <table:table-cell table:style-name="ce297" office:value-type="string">
            <text:p>Number or associated companies in this period</text:p>
          </table:table-cell>
          <table:table-cell table:style-name="ce297" table:number-columns-repeated="19"/>
          <table:table-cell table:style-name="ce325" office:value-type="float" office:value="39" table:number-columns-spanned="2" table:number-rows-spanned="1">
            <text:p>39</text:p>
          </table:table-cell>
          <table:covered-table-cell/>
          <table:table-cell table:style-name="ce380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95" table:number-columns-repeated="17"/>
          <table:table-cell table:style-name="ce144" table:number-columns-repeated="980"/>
        </table:table-row>
        <table:table-row table:style-name="ro40">
          <table:table-cell table:style-name="ce295"/>
          <table:table-cell table:style-name="ce297"/>
          <table:table-cell table:style-name="ce297" office:value-type="string">
            <text:p>or</text:p>
          </table:table-cell>
          <table:table-cell table:style-name="ce297" table:number-columns-repeated="19"/>
          <table:table-cell table:style-name="ce295" table:number-columns-repeated="22"/>
          <table:table-cell table:style-name="ce144" table:number-columns-repeated="980"/>
        </table:table-row>
        <table:table-row table:style-name="ro32">
          <table:table-cell table:style-name="ce295"/>
          <table:table-cell table:style-name="ce297" office:value-type="float" office:value="40">
            <text:p>40</text:p>
          </table:table-cell>
          <table:table-cell table:style-name="ce297" office:value-type="string">
            <text:p>Associated companies in the first financial year</text:p>
          </table:table-cell>
          <table:table-cell table:style-name="ce297" table:number-columns-repeated="19"/>
          <table:table-cell table:style-name="ce325" office:value-type="float" office:value="40" table:number-columns-spanned="2" table:number-rows-spanned="1">
            <text:p>40</text:p>
          </table:table-cell>
          <table:covered-table-cell/>
          <table:table-cell table:style-name="ce378" table:number-columns-spanned="3" table:number-rows-spanned="1"/>
          <table:covered-table-cell table:number-columns-repeated="2"/>
          <table:table-cell table:style-name="ce295" table:number-columns-repeated="17"/>
          <table:table-cell table:style-name="ce144" table:number-columns-repeated="980"/>
        </table:table-row>
        <table:table-row table:style-name="ro43">
          <table:table-cell table:style-name="ce295"/>
          <table:table-cell table:style-name="ce297" table:number-columns-repeated="21"/>
          <table:table-cell table:style-name="ce295" table:number-columns-repeated="22"/>
          <table:table-cell table:style-name="ce144" table:number-columns-repeated="980"/>
        </table:table-row>
        <table:table-row table:style-name="ro32">
          <table:table-cell table:style-name="ce295"/>
          <table:table-cell table:style-name="ce297" office:value-type="float" office:value="41">
            <text:p>41</text:p>
          </table:table-cell>
          <table:table-cell table:style-name="ce297" office:value-type="string">
            <text:p>Associated companies in the second financial year</text:p>
          </table:table-cell>
          <table:table-cell table:style-name="ce297" table:number-columns-repeated="19"/>
          <table:table-cell table:style-name="ce325" office:value-type="float" office:value="41" table:number-columns-spanned="2" table:number-rows-spanned="1">
            <text:p>41</text:p>
          </table:table-cell>
          <table:covered-table-cell/>
          <table:table-cell table:style-name="ce378" table:number-columns-spanned="3" table:number-rows-spanned="1"/>
          <table:covered-table-cell table:number-columns-repeated="2"/>
          <table:table-cell table:style-name="ce295" table:number-columns-repeated="17"/>
          <table:table-cell table:style-name="ce144" table:number-columns-repeated="980"/>
        </table:table-row>
        <table:table-row table:style-name="ro43">
          <table:table-cell table:style-name="ce295" table:number-columns-repeated="44"/>
          <table:table-cell table:style-name="ce144" table:number-columns-repeated="980"/>
        </table:table-row>
        <table:table-row table:style-name="ro46">
          <table:table-cell table:style-name="ce295"/>
          <table:table-cell table:style-name="ce297" office:value-type="float" office:value="42">
            <text:p>42</text:p>
          </table:table-cell>
          <table:table-cell table:style-name="ce323" office:value-type="string">
            <text:p>Put an 'X' in box 22 if the company claims to be charged at the starting rate or the</text:p>
          </table:table-cell>
          <table:table-cell table:style-name="ce295" table:number-columns-repeated="30"/>
          <table:table-cell table:style-name="ce359" office:value-type="float" office:value="42" table:number-columns-spanned="1" table:number-rows-spanned="2">
            <text:p>42</text:p>
          </table:table-cell>
          <table:table-cell table:style-name="ce393" office:value-type="string" table:number-columns-spanned="2" table:number-rows-spanned="2">
            <text:p>X</text:p>
          </table:table-cell>
          <table:covered-table-cell/>
          <table:table-cell table:style-name="ce295" table:number-columns-repeated="8"/>
          <table:table-cell table:style-name="ce144" table:number-columns-repeated="980"/>
        </table:table-row>
        <table:table-row table:style-name="ro46">
          <table:table-cell table:style-name="ce295" table:number-columns-repeated="2"/>
          <table:table-cell table:style-name="ce339" office:value-type="string">
            <text:p>small companies' rate on any part of its profits, or is claiming marginal rate relief</text:p>
          </table:table-cell>
          <table:table-cell table:style-name="ce344" table:number-columns-repeated="26"/>
          <table:table-cell table:style-name="ce295" table:number-columns-repeated="4"/>
          <table:covered-table-cell table:number-columns-repeated="3"/>
          <table:table-cell table:style-name="ce295" table:number-columns-repeated="8"/>
          <table:table-cell table:style-name="ce144" table:number-columns-repeated="980"/>
        </table:table-row>
        <table:table-row table:style-name="ro32">
          <table:table-cell table:style-name="ce297"/>
          <table:table-cell table:style-name="ce297" office:value-type="string">
            <text:p>Enter how much profits has to be charged and at what rate of tax</text:p>
          </table:table-cell>
          <table:table-cell table:style-name="ce297" table:number-columns-repeated="42"/>
          <table:table-cell table:style-name="ce168" table:number-columns-repeated="980"/>
        </table:table-row>
        <table:table-row table:style-name="ro32">
          <table:table-cell table:style-name="ce297"/>
          <table:table-cell table:style-name="ce297" office:value-type="string">
            <text:p>Financial year <text:span text:style-name="T2">(yyyy)</text:span></text:p>
          </table:table-cell>
          <table:table-cell table:style-name="ce297" table:number-columns-repeated="9"/>
          <table:table-cell table:style-name="ce297" office:value-type="string">
            <text:p>Amount of profit</text:p>
          </table:table-cell>
          <table:table-cell table:style-name="ce297" table:number-columns-repeated="12"/>
          <table:table-cell table:style-name="ce297" office:value-type="string">
            <text:p>Rate of tax</text:p>
          </table:table-cell>
          <table:table-cell table:style-name="ce297" table:number-columns-repeated="8"/>
          <table:table-cell table:style-name="ce297" office:value-type="string">
            <text:p>Tax</text:p>
          </table:table-cell>
          <table:table-cell table:style-name="ce297" table:number-columns-repeated="10"/>
          <table:table-cell table:style-name="ce168" table:number-columns-repeated="980"/>
        </table:table-row>
        <table:table-row table:style-name="ro32">
          <table:table-cell table:style-name="ce295"/>
          <table:table-cell table:style-name="ce325" office:value-type="float" office:value="43">
            <text:p>43</text:p>
          </table:table-cell>
          <table:table-cell table:style-name="ce340" table:formula="of:=[$CorporationTax.E33]" office:value-type="float" office:value="2011" table:number-columns-spanned="6" table:number-rows-spanned="1">
            <text:p>2011</text:p>
          </table:table-cell>
          <table:covered-table-cell table:number-columns-repeated="5"/>
          <table:table-cell table:style-name="ce295" table:number-columns-repeated="3"/>
          <table:table-cell table:style-name="ce325" office:value-type="float" office:value="44">
            <text:p>44</text:p>
          </table:table-cell>
          <table:table-cell table:style-name="ce361" office:value-type="string">
            <text:p>£</text:p>
          </table:table-cell>
          <table:table-cell table:style-name="ce364" table:formula="of:=[$CorporationTax.F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95" table:number-columns-repeated="4"/>
          <table:table-cell table:style-name="ce325" office:value-type="float" office:value="45" table:number-columns-spanned="2" table:number-rows-spanned="1">
            <text:p>45</text:p>
          </table:table-cell>
          <table:covered-table-cell/>
          <table:table-cell table:style-name="ce383" table:formula="of:=[$CorporationTax.G33]" office:value-type="float" office:value="20" table:number-columns-spanned="2" table:number-rows-spanned="1">
            <text:p>20</text:p>
          </table:table-cell>
          <table:covered-table-cell/>
          <table:table-cell table:style-name="ce295" table:number-columns-repeated="5"/>
          <table:table-cell table:style-name="ce325" office:value-type="float" office:value="46">
            <text:p>46</text:p>
          </table:table-cell>
          <table:table-cell table:style-name="ce371" office:value-type="string">
            <text:p>£</text:p>
          </table:table-cell>
          <table:table-cell table:style-name="ce396" table:formula="of:=[$CorporationTax.I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4" office:value-type="string">
            <text:p>p</text:p>
          </table:table-cell>
          <table:table-cell table:style-name="ce295"/>
          <table:table-cell table:style-name="ce144" table:number-columns-repeated="980"/>
        </table:table-row>
        <table:table-row table:style-name="ro43">
          <table:table-cell table:style-name="ce295" table:number-columns-repeated="2"/>
          <table:table-cell table:style-name="ce341" table:number-columns-repeated="6"/>
          <table:table-cell table:style-name="ce295" table:number-columns-repeated="18"/>
          <table:table-cell table:style-name="ce341" table:number-columns-repeated="2"/>
          <table:table-cell table:style-name="ce295" table:number-columns-repeated="16"/>
          <table:table-cell table:style-name="ce144" table:number-columns-repeated="980"/>
        </table:table-row>
        <table:table-row table:style-name="ro32">
          <table:table-cell table:style-name="ce295"/>
          <table:table-cell table:style-name="ce325" office:value-type="float" office:value="53">
            <text:p>53</text:p>
          </table:table-cell>
          <table:table-cell table:style-name="ce340" table:formula="of:=[$CorporationTax.E34]" office:value-type="float" office:value="2012" table:number-columns-spanned="6" table:number-rows-spanned="1">
            <text:p>2012</text:p>
          </table:table-cell>
          <table:covered-table-cell table:number-columns-repeated="5"/>
          <table:table-cell table:style-name="ce295" table:number-columns-repeated="3"/>
          <table:table-cell table:style-name="ce325" office:value-type="float" office:value="54">
            <text:p>54</text:p>
          </table:table-cell>
          <table:table-cell table:style-name="ce361" office:value-type="string">
            <text:p>£</text:p>
          </table:table-cell>
          <table:table-cell table:style-name="ce364" table:formula="of:=[$CorporationTax.F34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95" table:number-columns-repeated="4"/>
          <table:table-cell table:style-name="ce325" office:value-type="float" office:value="55" table:number-columns-spanned="2" table:number-rows-spanned="1">
            <text:p>55</text:p>
          </table:table-cell>
          <table:covered-table-cell/>
          <table:table-cell table:style-name="ce383" table:formula="of:=[$CorporationTax.G34]" office:value-type="float" office:value="20" table:number-columns-spanned="2" table:number-rows-spanned="1">
            <text:p>20</text:p>
          </table:table-cell>
          <table:covered-table-cell/>
          <table:table-cell table:style-name="ce295" table:number-columns-repeated="5"/>
          <table:table-cell table:style-name="ce325" office:value-type="float" office:value="56">
            <text:p>56</text:p>
          </table:table-cell>
          <table:table-cell table:style-name="ce371" office:value-type="string">
            <text:p>£</text:p>
          </table:table-cell>
          <table:table-cell table:style-name="ce396" table:formula="of:=[$CorporationTax.I34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4" office:value-type="string">
            <text:p>p</text:p>
          </table:table-cell>
          <table:table-cell table:style-name="ce295"/>
          <table:table-cell table:style-name="ce144" table:number-columns-repeated="980"/>
        </table:table-row>
        <table:table-row table:style-name="ro43">
          <table:table-cell table:style-name="ce295" table:number-columns-repeated="44"/>
          <table:table-cell table:style-name="ce144" table:number-columns-repeated="980"/>
        </table:table-row>
        <table:table-row table:style-name="ro45">
          <table:table-cell table:style-name="ce295" table:number-columns-repeated="33"/>
          <table:table-cell table:style-name="ce390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295"/>
          <table:table-cell table:style-name="ce144" table:number-columns-repeated="980"/>
        </table:table-row>
        <table:table-row table:style-name="ro32">
          <table:table-cell table:style-name="ce295"/>
          <table:table-cell table:style-name="ce297" office:value-type="float" office:value="61">
            <text:p>61</text:p>
          </table:table-cell>
          <table:table-cell table:style-name="ce297" office:value-type="string">
            <text:p>Corporation tax</text:p>
          </table:table-cell>
          <table:table-cell table:style-name="ce297" table:number-columns-repeated="17"/>
          <table:table-cell table:style-name="ce295" table:number-columns-repeated="13"/>
          <table:table-cell table:style-name="ce325" office:value-type="float" office:value="63">
            <text:p>63</text:p>
          </table:table-cell>
          <table:table-cell table:style-name="ce371" office:value-type="string">
            <text:p>£</text:p>
          </table:table-cell>
          <table:table-cell table:style-name="ce396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4" office:value-type="string">
            <text:p>p</text:p>
          </table:table-cell>
          <table:table-cell table:style-name="ce295"/>
          <table:table-cell table:style-name="ce144" table:number-columns-repeated="980"/>
        </table:table-row>
        <table:table-row table:style-name="ro43">
          <table:table-cell table:style-name="ce295"/>
          <table:table-cell table:style-name="ce297" table:number-columns-repeated="19"/>
          <table:table-cell table:style-name="ce295" table:number-columns-repeated="24"/>
          <table:table-cell table:style-name="ce144" table:number-columns-repeated="980"/>
        </table:table-row>
        <table:table-row table:style-name="ro32">
          <table:table-cell table:style-name="ce295"/>
          <table:table-cell table:style-name="ce297" office:value-type="float" office:value="64">
            <text:p>64</text:p>
          </table:table-cell>
          <table:table-cell table:style-name="ce297" office:value-type="string">
            <text:p>Marginal rate relief</text:p>
          </table:table-cell>
          <table:table-cell table:style-name="ce297" table:number-columns-repeated="17"/>
          <table:table-cell table:style-name="ce295"/>
          <table:table-cell table:style-name="ce325" office:value-type="float" office:value="64">
            <text:p>64</text:p>
          </table:table-cell>
          <table:table-cell table:style-name="ce371" office:value-type="string">
            <text:p>£</text:p>
          </table:table-cell>
          <table:table-cell table:style-name="ce377"/>
          <table:table-cell table:style-name="ce381" table:number-columns-spanned="5" table:number-rows-spanned="1"/>
          <table:covered-table-cell table:number-columns-repeated="4"/>
          <table:table-cell table:style-name="ce377"/>
          <table:table-cell table:style-name="ce384" office:value-type="string">
            <text:p>p</text:p>
          </table:table-cell>
          <table:table-cell table:style-name="ce295" table:number-columns-repeated="13"/>
          <table:table-cell table:style-name="ce144" table:number-columns-repeated="980"/>
        </table:table-row>
        <table:table-row table:style-name="ro43">
          <table:table-cell table:style-name="ce295"/>
          <table:table-cell table:style-name="ce297" table:number-columns-repeated="19"/>
          <table:table-cell table:style-name="ce295" table:number-columns-repeated="24"/>
          <table:table-cell table:style-name="ce144" table:number-columns-repeated="980"/>
        </table:table-row>
        <table:table-row table:style-name="ro32">
          <table:table-cell table:style-name="ce295"/>
          <table:table-cell table:style-name="ce297" office:value-type="float" office:value="65">
            <text:p>65</text:p>
          </table:table-cell>
          <table:table-cell table:style-name="ce297" office:value-type="string">
            <text:p>Corporation tax net of marginal rate relief</text:p>
          </table:table-cell>
          <table:table-cell table:style-name="ce297" table:number-columns-repeated="17"/>
          <table:table-cell table:style-name="ce295"/>
          <table:table-cell table:style-name="ce325" office:value-type="float" office:value="65">
            <text:p>65</text:p>
          </table:table-cell>
          <table:table-cell table:style-name="ce371" office:value-type="string">
            <text:p>£</text:p>
          </table:table-cell>
          <table:table-cell table:style-name="ce377"/>
          <table:table-cell table:style-name="ce381" table:number-columns-spanned="5" table:number-rows-spanned="1"/>
          <table:covered-table-cell table:number-columns-repeated="4"/>
          <table:table-cell table:style-name="ce377"/>
          <table:table-cell table:style-name="ce384" office:value-type="string">
            <text:p>p</text:p>
          </table:table-cell>
          <table:table-cell table:style-name="ce295" table:number-columns-repeated="13"/>
          <table:table-cell table:style-name="ce144" table:number-columns-repeated="980"/>
        </table:table-row>
        <table:table-row table:style-name="ro43">
          <table:table-cell table:style-name="ce295"/>
          <table:table-cell table:style-name="ce297" table:number-columns-repeated="19"/>
          <table:table-cell table:style-name="ce295" table:number-columns-repeated="24"/>
          <table:table-cell table:style-name="ce144" table:number-columns-repeated="980"/>
        </table:table-row>
        <table:table-row table:style-name="ro32">
          <table:table-cell table:style-name="ce295"/>
          <table:table-cell table:style-name="ce297" office:value-type="float" office:value="66">
            <text:p>66</text:p>
          </table:table-cell>
          <table:table-cell table:style-name="ce297" office:value-type="string">
            <text:p>Underlying rate of corporation tax</text:p>
          </table:table-cell>
          <table:table-cell table:style-name="ce297" table:number-columns-repeated="17"/>
          <table:table-cell table:style-name="ce295"/>
          <table:table-cell table:style-name="ce325" office:value-type="float" office:value="66">
            <text:p>66</text:p>
          </table:table-cell>
          <table:table-cell table:style-name="ce372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384" office:value-type="string">
            <text:p>%</text:p>
          </table:table-cell>
          <table:table-cell table:style-name="ce295" table:number-columns-repeated="17"/>
          <table:table-cell table:style-name="ce144" table:number-columns-repeated="980"/>
        </table:table-row>
        <table:table-row table:style-name="ro43">
          <table:table-cell table:style-name="ce295"/>
          <table:table-cell table:style-name="ce297" table:number-columns-repeated="19"/>
          <table:table-cell table:style-name="ce295" table:number-columns-repeated="24"/>
          <table:table-cell table:style-name="ce144" table:number-columns-repeated="980"/>
        </table:table-row>
        <table:table-row table:style-name="ro32">
          <table:table-cell table:style-name="ce295"/>
          <table:table-cell table:style-name="ce297" office:value-type="float" office:value="67">
            <text:p>67</text:p>
          </table:table-cell>
          <table:table-cell table:style-name="ce297" office:value-type="string">
            <text:p>Profits matched with non-corporate distribution</text:p>
          </table:table-cell>
          <table:table-cell table:style-name="ce297" table:number-columns-repeated="17"/>
          <table:table-cell table:style-name="ce295"/>
          <table:table-cell table:style-name="ce325" office:value-type="float" office:value="67">
            <text:p>67</text:p>
          </table:table-cell>
          <table:table-cell table:style-name="ce345" table:number-columns-spanned="7" table:number-rows-spanned="1"/>
          <table:covered-table-cell table:number-columns-repeated="6"/>
          <table:table-cell table:style-name="ce295" table:number-columns-repeated="15"/>
          <table:table-cell table:style-name="ce144" table:number-columns-repeated="980"/>
        </table:table-row>
        <table:table-row table:style-name="ro43">
          <table:table-cell table:style-name="ce295"/>
          <table:table-cell table:style-name="ce297" table:number-columns-repeated="19"/>
          <table:table-cell table:style-name="ce295" table:number-columns-repeated="24"/>
          <table:table-cell table:style-name="ce144" table:number-columns-repeated="980"/>
        </table:table-row>
        <table:table-row table:style-name="ro32">
          <table:table-cell table:style-name="ce295"/>
          <table:table-cell table:style-name="ce297" office:value-type="float" office:value="68">
            <text:p>68</text:p>
          </table:table-cell>
          <table:table-cell table:style-name="ce297" office:value-type="string">
            <text:p>Tax at non-corporate distribution rate</text:p>
          </table:table-cell>
          <table:table-cell table:style-name="ce297" table:number-columns-repeated="17"/>
          <table:table-cell table:style-name="ce295"/>
          <table:table-cell table:style-name="ce325" office:value-type="float" office:value="68">
            <text:p>68</text:p>
          </table:table-cell>
          <table:table-cell table:style-name="ce371" office:value-type="string">
            <text:p>£</text:p>
          </table:table-cell>
          <table:table-cell table:style-name="ce377"/>
          <table:table-cell table:style-name="ce381" table:number-columns-spanned="5" table:number-rows-spanned="1"/>
          <table:covered-table-cell table:number-columns-repeated="4"/>
          <table:table-cell table:style-name="ce377"/>
          <table:table-cell table:style-name="ce384" office:value-type="string">
            <text:p>p</text:p>
          </table:table-cell>
          <table:table-cell table:style-name="ce295" table:number-columns-repeated="13"/>
          <table:table-cell table:style-name="ce144" table:number-columns-repeated="980"/>
        </table:table-row>
        <table:table-row table:style-name="ro43">
          <table:table-cell table:style-name="ce295"/>
          <table:table-cell table:style-name="ce297" table:number-columns-repeated="19"/>
          <table:table-cell table:style-name="ce295" table:number-columns-repeated="24"/>
          <table:table-cell table:style-name="ce144" table:number-columns-repeated="980"/>
        </table:table-row>
        <table:table-row table:style-name="ro32">
          <table:table-cell table:style-name="ce295"/>
          <table:table-cell table:style-name="ce297" office:value-type="float" office:value="69">
            <text:p>69</text:p>
          </table:table-cell>
          <table:table-cell table:style-name="ce297" office:value-type="string">
            <text:p>Tax at underlying rate on remaining profits</text:p>
          </table:table-cell>
          <table:table-cell table:style-name="ce297" table:number-columns-repeated="17"/>
          <table:table-cell table:style-name="ce295"/>
          <table:table-cell table:style-name="ce325" office:value-type="float" office:value="69">
            <text:p>69</text:p>
          </table:table-cell>
          <table:table-cell table:style-name="ce371" office:value-type="string">
            <text:p>£</text:p>
          </table:table-cell>
          <table:table-cell table:style-name="ce377"/>
          <table:table-cell table:style-name="ce381" table:number-columns-spanned="5" table:number-rows-spanned="1"/>
          <table:covered-table-cell table:number-columns-repeated="4"/>
          <table:table-cell table:style-name="ce377"/>
          <table:table-cell table:style-name="ce384" office:value-type="string">
            <text:p>p</text:p>
          </table:table-cell>
          <table:table-cell table:style-name="ce295" table:number-columns-repeated="13"/>
          <table:table-cell table:style-name="ce144" table:number-columns-repeated="980"/>
        </table:table-row>
        <table:table-row table:style-name="ro45">
          <table:table-cell table:style-name="ce295"/>
          <table:table-cell table:style-name="ce297" table:number-columns-repeated="19"/>
          <table:table-cell table:style-name="ce295" table:number-columns-repeated="13"/>
          <table:table-cell table:style-name="ce390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295"/>
          <table:table-cell table:style-name="ce144" table:number-columns-repeated="980"/>
        </table:table-row>
        <table:table-row table:style-name="ro36">
          <table:table-cell table:style-name="ce295"/>
          <table:table-cell table:style-name="ce324" office:value-type="float" office:value="70">
            <text:p>70</text:p>
          </table:table-cell>
          <table:table-cell table:style-name="ce342" office:value-type="string">
            <text:p>Corporation tax chargeable</text:p>
          </table:table-cell>
          <table:table-cell table:style-name="ce342" table:number-columns-repeated="11"/>
          <table:table-cell table:style-name="ce324" table:number-columns-repeated="3"/>
          <table:table-cell table:style-name="ce297" table:number-columns-repeated="3"/>
          <table:table-cell table:style-name="ce295" table:number-columns-repeated="13"/>
          <table:table-cell table:style-name="ce325" office:value-type="float" office:value="70">
            <text:p>70</text:p>
          </table:table-cell>
          <table:table-cell table:style-name="ce371" office:value-type="string">
            <text:p>£</text:p>
          </table:table-cell>
          <table:table-cell table:style-name="ce396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4" office:value-type="string">
            <text:p>p</text:p>
          </table:table-cell>
          <table:table-cell table:style-name="ce295"/>
          <table:table-cell table:style-name="ce144" table:number-columns-repeated="980"/>
        </table:table-row>
        <table:table-row table:style-name="ro47">
          <table:table-cell table:style-name="ce295" table:number-columns-repeated="44"/>
          <table:table-cell table:style-name="ce144" table:number-columns-repeated="980"/>
        </table:table-row>
        <table:table-row table:style-name="ro27">
          <table:table-cell table:style-name="ce306" table:number-columns-spanned="40" table:number-rows-spanned="1"/>
          <table:covered-table-cell table:number-columns-repeated="39"/>
          <table:table-cell table:style-name="ce403" office:value-type="string" table:number-columns-spanned="4" table:number-rows-spanned="1">
            <text:p>Page 3</text:p>
          </table:table-cell>
          <table:covered-table-cell table:number-columns-repeated="3"/>
          <table:table-cell table:style-name="ce144" table:number-columns-repeated="980"/>
        </table:table-row>
        <table:table-row table:style-name="ro41">
          <table:table-cell table:style-name="ce295" table:number-columns-repeated="44"/>
          <table:table-cell table:style-name="ce144" table:number-columns-repeated="980"/>
        </table:table-row>
        <table:table-row table:style-name="ro32">
          <table:table-cell table:style-name="ce295"/>
          <table:table-cell table:style-name="ce297" office:value-type="float" office:value="79">
            <text:p>79</text:p>
          </table:table-cell>
          <table:table-cell table:style-name="ce297" office:value-type="string">
            <text:p>Tax payable under S419 ICTA 1988</text:p>
          </table:table-cell>
          <table:table-cell table:style-name="ce297" table:number-columns-repeated="16"/>
          <table:table-cell table:style-name="ce295" table:number-columns-repeated="13"/>
          <table:table-cell table:style-name="ce325" office:value-type="float" office:value="79" table:number-columns-spanned="2" table:number-rows-spanned="1">
            <text:p>79</text:p>
          </table:table-cell>
          <table:covered-table-cell/>
          <table:table-cell table:style-name="ce371" office:value-type="string">
            <text:p>£</text:p>
          </table:table-cell>
          <table:table-cell table:style-name="ce381" table:number-columns-spanned="7" table:number-rows-spanned="1"/>
          <table:covered-table-cell table:number-columns-repeated="6"/>
          <table:table-cell table:style-name="ce384" office:value-type="string">
            <text:p>p</text:p>
          </table:table-cell>
          <table:table-cell table:style-name="ce295"/>
          <table:table-cell table:style-name="ce144" table:number-columns-repeated="980"/>
        </table:table-row>
        <table:table-row table:style-name="ro41">
          <table:table-cell table:style-name="ce295"/>
          <table:table-cell table:style-name="ce297"/>
          <table:table-cell table:style-name="ce295" table:number-columns-repeated="42"/>
          <table:table-cell table:style-name="ce144" table:number-columns-repeated="980"/>
        </table:table-row>
        <table:table-row table:style-name="ro46">
          <table:table-cell table:style-name="ce295"/>
          <table:table-cell table:style-name="ce297" office:value-type="float" office:value="80">
            <text:p>80</text:p>
          </table:table-cell>
          <table:table-cell table:style-name="ce323" office:value-type="string">
            <text:p>Put an 'X' in box 80 if you completed box A11 in the</text:p>
          </table:table-cell>
          <table:table-cell table:style-name="ce323" table:number-columns-repeated="18"/>
          <table:table-cell table:style-name="ce295"/>
          <table:table-cell table:style-name="ce325" office:value-type="float" office:value="80" table:number-columns-spanned="1" table:number-rows-spanned="2">
            <text:p>80</text:p>
          </table:table-cell>
          <table:table-cell table:style-name="ce378" table:number-columns-spanned="3" table:number-rows-spanned="2"/>
          <table:covered-table-cell table:number-columns-repeated="2"/>
          <table:table-cell table:style-name="ce295" table:number-columns-repeated="18"/>
          <table:table-cell table:style-name="ce144" table:number-columns-repeated="980"/>
        </table:table-row>
        <table:table-row table:style-name="ro46">
          <table:table-cell table:style-name="ce295" table:number-columns-repeated="2"/>
          <table:table-cell table:style-name="ce323" office:value-type="string">
            <text:p>Supplementary Pages CT600A</text:p>
          </table:table-cell>
          <table:table-cell table:style-name="ce323" table:number-columns-repeated="18"/>
          <table:table-cell table:style-name="ce295"/>
          <table:covered-table-cell table:number-columns-repeated="4"/>
          <table:table-cell table:style-name="ce295" table:number-columns-repeated="18"/>
          <table:table-cell table:style-name="ce144" table:number-columns-repeated="980"/>
        </table:table-row>
        <table:table-row table:style-name="ro41">
          <table:table-cell table:style-name="ce295" table:number-columns-repeated="44"/>
          <table:table-cell table:style-name="ce144" table:number-columns-repeated="980"/>
        </table:table-row>
        <table:table-row table:style-name="ro32">
          <table:table-cell table:style-name="ce295"/>
          <table:table-cell table:style-name="ce297" office:value-type="float" office:value="84">
            <text:p>84</text:p>
          </table:table-cell>
          <table:table-cell table:style-name="ce297" office:value-type="string">
            <text:p>Income tax deducted from gross income included in profits</text:p>
          </table:table-cell>
          <table:table-cell table:style-name="ce297" table:number-columns-repeated="20"/>
          <table:table-cell table:style-name="ce295" table:number-columns-repeated="10"/>
          <table:table-cell table:style-name="ce325" office:value-type="float" office:value="84">
            <text:p>84</text:p>
          </table:table-cell>
          <table:table-cell table:style-name="ce371" office:value-type="string">
            <text:p>£</text:p>
          </table:table-cell>
          <table:table-cell table:style-name="ce396" table:formula="of:=IF([$TrialBalance.EH35]&gt;0;[$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4" office:value-type="string">
            <text:p>p</text:p>
          </table:table-cell>
          <table:table-cell table:style-name="ce295"/>
          <table:table-cell table:style-name="ce144" table:number-columns-repeated="980"/>
        </table:table-row>
        <table:table-row table:style-name="ro41">
          <table:table-cell table:style-name="ce295"/>
          <table:table-cell table:style-name="ce297" table:number-columns-repeated="22"/>
          <table:table-cell table:style-name="ce295" table:number-columns-repeated="21"/>
          <table:table-cell table:style-name="ce144" table:number-columns-repeated="980"/>
        </table:table-row>
        <table:table-row table:style-name="ro23">
          <table:table-cell table:style-name="ce295"/>
          <table:table-cell table:style-name="ce297" office:value-type="float" office:value="85">
            <text:p>85</text:p>
          </table:table-cell>
          <table:table-cell table:style-name="ce297" office:value-type="string">
            <text:p>Income tax repayable to the company</text:p>
          </table:table-cell>
          <table:table-cell table:style-name="ce297" table:number-columns-repeated="20"/>
          <table:table-cell table:style-name="ce295" table:number-columns-repeated="10"/>
          <table:table-cell table:style-name="ce325" office:value-type="float" office:value="85">
            <text:p>85</text:p>
          </table:table-cell>
          <table:table-cell table:style-name="ce371" office:value-type="string">
            <text:p>£</text:p>
          </table:table-cell>
          <table:table-cell table:style-name="ce381" table:number-columns-spanned="7" table:number-rows-spanned="1"/>
          <table:covered-table-cell table:number-columns-repeated="6"/>
          <table:table-cell table:style-name="ce384" office:value-type="string">
            <text:p>p</text:p>
          </table:table-cell>
          <table:table-cell table:style-name="ce295"/>
          <table:table-cell table:style-name="ce144" table:number-columns-repeated="980"/>
        </table:table-row>
        <table:table-row table:style-name="ro6">
          <table:table-cell table:style-name="ce295" table:number-columns-repeated="44"/>
          <table:table-cell table:style-name="ce144" table:number-columns-repeated="980"/>
        </table:table-row>
        <table:table-row table:style-name="ro10">
          <table:table-cell table:style-name="ce295" table:number-columns-repeated="33"/>
          <table:table-cell table:style-name="ce390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295"/>
          <table:table-cell table:style-name="ce144" table:number-columns-repeated="980"/>
        </table:table-row>
        <table:table-row table:style-name="ro28">
          <table:table-cell table:style-name="ce295"/>
          <table:table-cell table:style-name="ce324" office:value-type="float" office:value="86">
            <text:p>86</text:p>
          </table:table-cell>
          <table:table-cell table:style-name="ce343" office:value-type="string">
            <text:p>Tax payable - this is your self-assessment of tax payable</text:p>
          </table:table-cell>
          <table:table-cell table:style-name="ce343" table:number-columns-repeated="20"/>
          <table:table-cell table:style-name="ce344" table:number-columns-repeated="6"/>
          <table:table-cell table:style-name="ce295" table:number-columns-repeated="4"/>
          <table:table-cell table:style-name="ce325" office:value-type="float" office:value="86">
            <text:p>86</text:p>
          </table:table-cell>
          <table:table-cell table:style-name="ce371" office:value-type="string">
            <text:p>£</text:p>
          </table:table-cell>
          <table:table-cell table:style-name="ce396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4" office:value-type="string">
            <text:p>p</text:p>
          </table:table-cell>
          <table:table-cell table:style-name="ce295"/>
          <table:table-cell table:style-name="ce144" table:number-columns-repeated="980"/>
        </table:table-row>
        <table:table-row table:style-name="ro6">
          <table:table-cell table:style-name="ce295" table:number-columns-repeated="44"/>
          <table:table-cell table:style-name="ce144" table:number-columns-repeated="980"/>
        </table:table-row>
        <table:table-row table:style-name="ro36">
          <table:table-cell table:style-name="ce305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306" table:number-columns-spanned="34" table:number-rows-spanned="1"/>
          <table:covered-table-cell table:number-columns-repeated="33"/>
          <table:table-cell table:style-name="ce144" table:number-columns-repeated="980"/>
        </table:table-row>
        <table:table-row table:style-name="ro41">
          <table:table-cell table:style-name="ce295" table:number-columns-repeated="44"/>
          <table:table-cell table:style-name="ce144" table:number-columns-repeated="980"/>
        </table:table-row>
        <table:table-row table:style-name="ro48">
          <table:table-cell table:style-name="ce295"/>
          <table:table-cell table:style-name="ce297" office:value-type="float" office:value="91">
            <text:p>91</text:p>
          </table:table-cell>
          <table:table-cell table:style-name="ce297" office:value-type="string">
            <text:p>Tax already paid (and not already repaid)</text:p>
          </table:table-cell>
          <table:table-cell table:style-name="ce297" table:number-columns-repeated="14"/>
          <table:table-cell table:style-name="ce295" table:number-columns-repeated="16"/>
          <table:table-cell table:style-name="ce325" office:value-type="float" office:value="91">
            <text:p>91</text:p>
          </table:table-cell>
          <table:table-cell table:style-name="ce371" office:value-type="string">
            <text:p>£</text:p>
          </table:table-cell>
          <table:table-cell table:style-name="ce396" table:number-columns-spanned="7" table:number-rows-spanned="1"/>
          <table:covered-table-cell table:number-columns-repeated="6"/>
          <table:table-cell table:style-name="ce384" office:value-type="string">
            <text:p>p</text:p>
          </table:table-cell>
          <table:table-cell table:style-name="ce295"/>
          <table:table-cell table:style-name="ce144" table:number-columns-repeated="980"/>
        </table:table-row>
        <table:table-row table:style-name="ro6">
          <table:table-cell table:style-name="ce295" table:number-columns-repeated="44"/>
          <table:table-cell table:style-name="ce144" table:number-columns-repeated="980"/>
        </table:table-row>
        <table:table-row table:style-name="ro17">
          <table:table-cell table:style-name="ce295"/>
          <table:table-cell table:style-name="ce324" office:value-type="float" office:value="92" table:number-columns-spanned="1" table:number-rows-spanned="2">
            <text:p>92</text:p>
          </table:table-cell>
          <table:table-cell table:style-name="ce324" office:value-type="string" table:number-columns-spanned="8" table:number-rows-spanned="2">
            <text:p>Tax outstanding</text:p>
          </table:table-cell>
          <table:covered-table-cell table:number-columns-repeated="7"/>
          <table:table-cell table:style-name="ce295" table:number-columns-repeated="23"/>
          <table:table-cell table:style-name="ce390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295"/>
          <table:table-cell table:style-name="ce144" table:number-columns-repeated="980"/>
        </table:table-row>
        <table:table-row table:style-name="ro32">
          <table:table-cell table:style-name="ce295"/>
          <table:covered-table-cell table:number-columns-repeated="9"/>
          <table:table-cell table:style-name="ce295" table:number-columns-repeated="23"/>
          <table:table-cell table:style-name="ce325" office:value-type="float" office:value="92">
            <text:p>92</text:p>
          </table:table-cell>
          <table:table-cell table:style-name="ce371" office:value-type="string">
            <text:p>£</text:p>
          </table:table-cell>
          <table:table-cell table:style-name="ce396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4" office:value-type="string">
            <text:p>p</text:p>
          </table:table-cell>
          <table:table-cell table:style-name="ce295"/>
          <table:table-cell table:style-name="ce144" table:number-columns-repeated="980"/>
        </table:table-row>
        <table:table-row table:style-name="ro6">
          <table:table-cell table:style-name="ce295" table:number-columns-repeated="44"/>
          <table:table-cell table:style-name="ce144" table:number-columns-repeated="980"/>
        </table:table-row>
        <table:table-row table:style-name="ro17">
          <table:table-cell table:style-name="ce295"/>
          <table:table-cell table:style-name="ce297" office:value-type="float" office:value="93">
            <text:p>93</text:p>
          </table:table-cell>
          <table:table-cell table:style-name="ce297" office:value-type="string">
            <text:p>Tax overpaid</text:p>
          </table:table-cell>
          <table:table-cell table:style-name="ce297" table:number-columns-repeated="6"/>
          <table:table-cell table:style-name="ce295" table:number-columns-repeated="24"/>
          <table:table-cell table:style-name="ce390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295"/>
          <table:table-cell table:style-name="ce144" table:number-columns-repeated="980"/>
        </table:table-row>
        <table:table-row table:style-name="ro32">
          <table:table-cell table:style-name="ce295" table:number-columns-repeated="33"/>
          <table:table-cell table:style-name="ce325" office:value-type="float" office:value="93">
            <text:p>93</text:p>
          </table:table-cell>
          <table:table-cell table:style-name="ce371" office:value-type="string">
            <text:p>£</text:p>
          </table:table-cell>
          <table:table-cell table:style-name="ce396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84" office:value-type="string">
            <text:p>p</text:p>
          </table:table-cell>
          <table:table-cell table:style-name="ce295"/>
          <table:table-cell table:style-name="ce144" table:number-columns-repeated="980"/>
        </table:table-row>
        <table:table-row table:style-name="ro41">
          <table:table-cell table:style-name="ce295" table:number-columns-repeated="44"/>
          <table:table-cell table:style-name="ce144" table:number-columns-repeated="980"/>
        </table:table-row>
        <table:table-row table:style-name="ro49">
          <table:table-cell table:style-name="ce308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144" table:number-columns-repeated="980"/>
        </table:table-row>
        <table:table-row table:style-name="ro36">
          <table:table-cell table:style-name="ce305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360" table:number-columns-spanned="12" table:number-rows-spanned="1"/>
          <table:covered-table-cell table:number-columns-repeated="11"/>
          <table:table-cell table:style-name="ce144" table:number-columns-repeated="980"/>
        </table:table-row>
        <table:table-row table:style-name="ro43">
          <table:table-cell table:style-name="ce295" table:number-columns-repeated="44"/>
          <table:table-cell table:style-name="ce144" table:number-columns-repeated="980"/>
        </table:table-row>
        <table:table-row table:style-name="ro32">
          <table:table-cell table:style-name="ce297" table:number-columns-repeated="22"/>
          <table:table-cell table:style-name="ce297" office:value-type="string">
            <text:p>Capital allowances</text:p>
          </table:table-cell>
          <table:table-cell table:style-name="ce297" table:number-columns-repeated="11"/>
          <table:table-cell table:style-name="ce297" office:value-type="string">
            <text:p>Balancing charges</text:p>
          </table:table-cell>
          <table:table-cell table:style-name="ce297" table:number-columns-repeated="9"/>
          <table:table-cell table:style-name="ce168" table:number-columns-repeated="980"/>
        </table:table-row>
        <table:table-row table:style-name="ro32">
          <table:table-cell table:style-name="ce295"/>
          <table:table-cell table:style-name="ce312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297" table:number-columns-repeated="2"/>
          <table:table-cell table:style-name="ce297" office:value-type="string">
            <text:p>Machinery and plant - long life assets</text:p>
          </table:table-cell>
          <table:table-cell table:style-name="ce297" table:number-columns-repeated="13"/>
          <table:table-cell table:style-name="ce295"/>
          <table:table-cell table:style-name="ce359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367" office:value-type="string">
            <text:p>£</text:p>
          </table:table-cell>
          <table:table-cell table:style-name="ce385" table:number-columns-spanned="6" table:number-rows-spanned="1"/>
          <table:covered-table-cell table:number-columns-repeated="5"/>
          <table:table-cell table:style-name="ce295" table:number-columns-repeated="2"/>
          <table:table-cell table:style-name="ce359" office:value-type="float" office:value="106" table:number-columns-spanned="2" table:number-rows-spanned="1">
            <text:p>106</text:p>
          </table:table-cell>
          <table:covered-table-cell/>
          <table:table-cell table:style-name="ce367" office:value-type="string">
            <text:p>£</text:p>
          </table:table-cell>
          <table:table-cell table:style-name="ce399" table:number-columns-spanned="6" table:number-rows-spanned="1"/>
          <table:covered-table-cell table:number-columns-repeated="5"/>
          <table:table-cell table:style-name="ce295"/>
          <table:table-cell table:style-name="ce144" table:number-columns-repeated="980"/>
        </table:table-row>
        <table:table-row table:style-name="ro43">
          <table:table-cell table:style-name="ce295"/>
          <table:table-cell table:style-name="ce297" table:number-columns-repeated="20"/>
          <table:table-cell table:style-name="ce295" table:number-columns-repeated="5"/>
          <table:table-cell table:style-name="ce386" table:number-columns-repeated="6"/>
          <table:table-cell table:style-name="ce295" table:number-columns-repeated="5"/>
          <table:table-cell table:style-name="ce400" table:number-columns-repeated="6"/>
          <table:table-cell table:style-name="ce295"/>
          <table:table-cell table:style-name="ce144" table:number-columns-repeated="980"/>
        </table:table-row>
        <table:table-row table:style-name="ro32">
          <table:table-cell table:style-name="ce295"/>
          <table:table-cell table:style-name="ce312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297" table:number-columns-repeated="2"/>
          <table:table-cell table:style-name="ce297" office:value-type="string">
            <text:p>Machinery and plant - other (general pool)</text:p>
          </table:table-cell>
          <table:table-cell table:style-name="ce297" table:number-columns-repeated="13"/>
          <table:table-cell table:style-name="ce295"/>
          <table:table-cell table:style-name="ce359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367" office:value-type="string">
            <text:p>£</text:p>
          </table:table-cell>
          <table:table-cell table:style-name="ce364" table:formula="of:=IF(([$CorporationTax.H15]+[$CorporationTax.H17])&gt;0;[$CorporationTax.H15]+[$CorporationTax.H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5" table:number-columns-repeated="2"/>
          <table:table-cell table:style-name="ce359" office:value-type="float" office:value="108" table:number-columns-spanned="2" table:number-rows-spanned="1">
            <text:p>108</text:p>
          </table:table-cell>
          <table:covered-table-cell/>
          <table:table-cell table:style-name="ce367" office:value-type="string">
            <text:p>£</text:p>
          </table:table-cell>
          <table:table-cell table:style-name="ce364" table:formula="of:=IF([$CorporationTax.H18]&lt;&gt;0;[$CorporationTax.H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5"/>
          <table:table-cell table:style-name="ce144" table:number-columns-repeated="980"/>
        </table:table-row>
        <table:table-row table:style-name="ro43">
          <table:table-cell table:style-name="ce295"/>
          <table:table-cell table:style-name="ce297" table:number-columns-repeated="20"/>
          <table:table-cell table:style-name="ce295" table:number-columns-repeated="5"/>
          <table:table-cell table:style-name="ce386" table:number-columns-repeated="6"/>
          <table:table-cell table:style-name="ce295" table:number-columns-repeated="5"/>
          <table:table-cell table:style-name="ce400" table:number-columns-repeated="6"/>
          <table:table-cell table:style-name="ce295"/>
          <table:table-cell table:style-name="ce144" table:number-columns-repeated="980"/>
        </table:table-row>
        <table:table-row table:style-name="ro32">
          <table:table-cell table:style-name="ce295"/>
          <table:table-cell table:style-name="ce312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297" table:number-columns-repeated="2"/>
          <table:table-cell table:style-name="ce297" office:value-type="string">
            <text:p>Cars outside general pool</text:p>
          </table:table-cell>
          <table:table-cell table:style-name="ce297" table:number-columns-repeated="13"/>
          <table:table-cell table:style-name="ce295"/>
          <table:table-cell table:style-name="ce359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367" office:value-type="string">
            <text:p>£</text:p>
          </table:table-cell>
          <table:table-cell table:style-name="ce364" table:formula="of:=IF([$CorporationTax.H16]&gt;0;[$CorporationTax.H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5" table:number-columns-repeated="2"/>
          <table:table-cell table:style-name="ce359" office:value-type="float" office:value="110" table:number-columns-spanned="2" table:number-rows-spanned="1">
            <text:p>110</text:p>
          </table:table-cell>
          <table:covered-table-cell/>
          <table:table-cell table:style-name="ce367" office:value-type="string">
            <text:p>£</text:p>
          </table:table-cell>
          <table:table-cell table:style-name="ce399" table:number-columns-spanned="6" table:number-rows-spanned="1"/>
          <table:covered-table-cell table:number-columns-repeated="5"/>
          <table:table-cell table:style-name="ce295"/>
          <table:table-cell table:style-name="ce144" table:number-columns-repeated="980"/>
        </table:table-row>
        <table:table-row table:style-name="ro43">
          <table:table-cell table:style-name="ce295"/>
          <table:table-cell table:style-name="ce297" table:number-columns-repeated="20"/>
          <table:table-cell table:style-name="ce295" table:number-columns-repeated="5"/>
          <table:table-cell table:style-name="ce386" table:number-columns-repeated="6"/>
          <table:table-cell table:style-name="ce295" table:number-columns-repeated="5"/>
          <table:table-cell table:style-name="ce400" table:number-columns-repeated="6"/>
          <table:table-cell table:style-name="ce295"/>
          <table:table-cell table:style-name="ce144" table:number-columns-repeated="980"/>
        </table:table-row>
        <table:table-row table:style-name="ro32">
          <table:table-cell table:style-name="ce295"/>
          <table:table-cell table:style-name="ce312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297" table:number-columns-repeated="2"/>
          <table:table-cell table:style-name="ce297" office:value-type="string">
            <text:p>Industrial buildings and structures</text:p>
          </table:table-cell>
          <table:table-cell table:style-name="ce297" table:number-columns-repeated="13"/>
          <table:table-cell table:style-name="ce295"/>
          <table:table-cell table:style-name="ce359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367" office:value-type="string">
            <text:p>£</text:p>
          </table:table-cell>
          <table:table-cell table:style-name="ce385" table:number-columns-spanned="6" table:number-rows-spanned="1"/>
          <table:covered-table-cell table:number-columns-repeated="5"/>
          <table:table-cell table:style-name="ce295" table:number-columns-repeated="2"/>
          <table:table-cell table:style-name="ce359" office:value-type="float" office:value="112" table:number-columns-spanned="2" table:number-rows-spanned="1">
            <text:p>112</text:p>
          </table:table-cell>
          <table:covered-table-cell/>
          <table:table-cell table:style-name="ce367" office:value-type="string">
            <text:p>£</text:p>
          </table:table-cell>
          <table:table-cell table:style-name="ce399" table:number-columns-spanned="6" table:number-rows-spanned="1"/>
          <table:covered-table-cell table:number-columns-repeated="5"/>
          <table:table-cell table:style-name="ce295"/>
          <table:table-cell table:style-name="ce144" table:number-columns-repeated="980"/>
        </table:table-row>
        <table:table-row table:style-name="ro43">
          <table:table-cell table:style-name="ce295"/>
          <table:table-cell table:style-name="ce297" table:number-columns-repeated="20"/>
          <table:table-cell table:style-name="ce295" table:number-columns-repeated="5"/>
          <table:table-cell table:style-name="ce386" table:number-columns-repeated="6"/>
          <table:table-cell table:style-name="ce295" table:number-columns-repeated="5"/>
          <table:table-cell table:style-name="ce400" table:number-columns-repeated="6"/>
          <table:table-cell table:style-name="ce295"/>
          <table:table-cell table:style-name="ce144" table:number-columns-repeated="980"/>
        </table:table-row>
        <table:table-row table:style-name="ro32">
          <table:table-cell table:style-name="ce295"/>
          <table:table-cell table:style-name="ce312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297" table:number-columns-repeated="2"/>
          <table:table-cell table:style-name="ce297" office:value-type="string">
            <text:p>Other charges and allowances</text:p>
          </table:table-cell>
          <table:table-cell table:style-name="ce297" table:number-columns-repeated="13"/>
          <table:table-cell table:style-name="ce295"/>
          <table:table-cell table:style-name="ce359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367" office:value-type="string">
            <text:p>£</text:p>
          </table:table-cell>
          <table:table-cell table:style-name="ce385" table:number-columns-spanned="6" table:number-rows-spanned="1"/>
          <table:covered-table-cell table:number-columns-repeated="5"/>
          <table:table-cell table:style-name="ce295" table:number-columns-repeated="2"/>
          <table:table-cell table:style-name="ce359" office:value-type="float" office:value="114" table:number-columns-spanned="2" table:number-rows-spanned="1">
            <text:p>114</text:p>
          </table:table-cell>
          <table:covered-table-cell/>
          <table:table-cell table:style-name="ce367" office:value-type="string">
            <text:p>£</text:p>
          </table:table-cell>
          <table:table-cell table:style-name="ce399" table:number-columns-spanned="6" table:number-rows-spanned="1"/>
          <table:covered-table-cell table:number-columns-repeated="5"/>
          <table:table-cell table:style-name="ce295"/>
          <table:table-cell table:style-name="ce144" table:number-columns-repeated="980"/>
        </table:table-row>
        <table:table-row table:style-name="ro38">
          <table:table-cell table:style-name="ce295" table:number-columns-repeated="44"/>
          <table:table-cell table:style-name="ce144" table:number-columns-repeated="980"/>
        </table:table-row>
        <table:table-row table:style-name="ro36">
          <table:table-cell table:style-name="ce305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360" table:number-columns-repeated="9"/>
          <table:table-cell table:style-name="ce144" table:number-columns-repeated="980"/>
        </table:table-row>
        <table:table-row table:style-name="ro32">
          <table:table-cell table:style-name="ce297" table:number-columns-repeated="22"/>
          <table:table-cell table:style-name="ce297" office:value-type="string">
            <text:p>Capital allowances</text:p>
          </table:table-cell>
          <table:table-cell table:style-name="ce297" table:number-columns-repeated="11"/>
          <table:table-cell table:style-name="ce297" office:value-type="string">
            <text:p>Balancing charges</text:p>
          </table:table-cell>
          <table:table-cell table:style-name="ce297" table:number-columns-repeated="9"/>
          <table:table-cell table:style-name="ce168" table:number-columns-repeated="980"/>
        </table:table-row>
        <table:table-row table:style-name="ro32">
          <table:table-cell table:style-name="ce295"/>
          <table:table-cell table:style-name="ce312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297" table:number-columns-repeated="2"/>
          <table:table-cell table:style-name="ce297" office:value-type="string">
            <text:p>Non-trading charges and allowances</text:p>
          </table:table-cell>
          <table:table-cell table:style-name="ce297" table:number-columns-repeated="13"/>
          <table:table-cell table:style-name="ce295"/>
          <table:table-cell table:style-name="ce359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367" office:value-type="string">
            <text:p>£</text:p>
          </table:table-cell>
          <table:table-cell table:style-name="ce368" table:number-columns-spanned="6" table:number-rows-spanned="1"/>
          <table:covered-table-cell table:number-columns-repeated="5"/>
          <table:table-cell table:style-name="ce295" table:number-columns-repeated="2"/>
          <table:table-cell table:style-name="ce359" office:value-type="float" office:value="116" table:number-columns-spanned="2" table:number-rows-spanned="1">
            <text:p>116</text:p>
          </table:table-cell>
          <table:covered-table-cell/>
          <table:table-cell table:style-name="ce367" office:value-type="string">
            <text:p>£</text:p>
          </table:table-cell>
          <table:table-cell table:style-name="ce368" table:number-columns-spanned="6" table:number-rows-spanned="1"/>
          <table:covered-table-cell table:number-columns-repeated="5"/>
          <table:table-cell table:style-name="ce295"/>
          <table:table-cell table:style-name="ce144" table:number-columns-repeated="980"/>
        </table:table-row>
        <table:table-row table:style-name="ro50">
          <table:table-cell table:style-name="ce295" table:number-columns-repeated="44"/>
          <table:table-cell table:style-name="ce144" table:number-columns-repeated="980"/>
        </table:table-row>
        <table:table-row table:style-name="ro46">
          <table:table-cell table:style-name="ce295"/>
          <table:table-cell table:style-name="ce326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295" table:number-columns-repeated="2"/>
          <table:table-cell table:style-name="ce323" office:value-type="string">
            <text:p>Put an 'X' in box 117 if box 115</text:p>
          </table:table-cell>
          <table:table-cell table:style-name="ce323" table:number-columns-repeated="12"/>
          <table:table-cell table:style-name="ce295" table:number-columns-repeated="2"/>
          <table:table-cell table:style-name="ce359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345" table:number-columns-spanned="2" table:number-rows-spanned="2"/>
          <table:covered-table-cell/>
          <table:table-cell table:style-name="ce295" table:number-columns-repeated="17"/>
          <table:table-cell table:style-name="ce144" table:number-columns-repeated="980"/>
        </table:table-row>
        <table:table-row table:style-name="ro46">
          <table:table-cell table:style-name="ce295" table:number-columns-repeated="7"/>
          <table:table-cell table:style-name="ce323" office:value-type="string">
            <text:p>includes flat conversion allowances</text:p>
          </table:table-cell>
          <table:table-cell table:style-name="ce323" table:number-columns-repeated="12"/>
          <table:table-cell table:style-name="ce295" table:number-columns-repeated="2"/>
          <table:covered-table-cell table:number-columns-repeated="5"/>
          <table:table-cell table:style-name="ce295" table:number-columns-repeated="17"/>
          <table:table-cell table:style-name="ce144" table:number-columns-repeated="980"/>
        </table:table-row>
        <table:table-row table:style-name="ro38">
          <table:table-cell table:style-name="ce295" table:number-columns-repeated="44"/>
          <table:table-cell table:style-name="ce144" table:number-columns-repeated="980"/>
        </table:table-row>
        <table:table-row table:style-name="ro36">
          <table:table-cell table:style-name="ce305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356" table:number-columns-spanned="36" table:number-rows-spanned="1"/>
          <table:covered-table-cell table:number-columns-repeated="35"/>
          <table:table-cell table:style-name="ce144" table:number-columns-repeated="980"/>
        </table:table-row>
        <table:table-row table:style-name="ro38">
          <table:table-cell table:style-name="ce295" table:number-columns-repeated="44"/>
          <table:table-cell table:style-name="ce144" table:number-columns-repeated="980"/>
        </table:table-row>
        <table:table-row table:style-name="ro32">
          <table:table-cell table:style-name="ce295"/>
          <table:table-cell table:style-name="ce326" office:value-type="float" office:value="118" table:number-columns-spanned="2" table:number-rows-spanned="1">
            <text:p>118</text:p>
          </table:table-cell>
          <table:covered-table-cell/>
          <table:table-cell table:style-name="ce295"/>
          <table:table-cell table:style-name="ce297" office:value-type="string">
            <text:p>Expenditure on machinery and plant on which first year allowance is claimed</text:p>
          </table:table-cell>
          <table:table-cell table:style-name="ce295" table:number-columns-repeated="29"/>
          <table:table-cell table:style-name="ce359" office:value-type="float" office:value="118" table:number-columns-spanned="2" table:number-rows-spanned="1">
            <text:p>118</text:p>
          </table:table-cell>
          <table:covered-table-cell/>
          <table:table-cell table:style-name="ce367" office:value-type="string">
            <text:p>£</text:p>
          </table:table-cell>
          <table:table-cell table:style-name="ce364" table:formula="of:=IF([$CorporationTax.F79]&gt;0;[$CorporationTax.F79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95"/>
          <table:table-cell table:style-name="ce144" table:number-columns-repeated="980"/>
        </table:table-row>
        <table:table-row table:style-name="ro46">
          <table:table-cell table:style-name="ce295" table:number-columns-repeated="44"/>
          <table:table-cell table:style-name="ce144" table:number-columns-repeated="980"/>
        </table:table-row>
        <table:table-row table:style-name="ro46">
          <table:table-cell table:style-name="ce295"/>
          <table:table-cell table:style-name="ce327" office:value-type="float" office:value="119" table:number-columns-spanned="2" table:number-rows-spanned="2">
            <text:p>119</text:p>
          </table:table-cell>
          <table:covered-table-cell/>
          <table:table-cell table:style-name="ce326"/>
          <table:table-cell table:style-name="ce349" office:value-type="string">
            <text:p>Put an 'X' in box 119 if claim includes enhanced capital</text:p>
          </table:table-cell>
          <table:table-cell table:style-name="ce295" table:number-columns-repeated="2"/>
          <table:table-cell table:style-name="ce323" table:number-columns-repeated="13"/>
          <table:table-cell table:style-name="ce295" table:number-columns-repeated="2"/>
          <table:table-cell table:style-name="ce359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345" table:number-columns-spanned="2" table:number-rows-spanned="2"/>
          <table:covered-table-cell/>
          <table:table-cell table:style-name="ce295" table:number-columns-repeated="17"/>
          <table:table-cell table:style-name="ce144" table:number-columns-repeated="980"/>
        </table:table-row>
        <table:table-row table:style-name="ro46">
          <table:table-cell table:style-name="ce295"/>
          <table:covered-table-cell table:number-columns-repeated="2"/>
          <table:table-cell table:style-name="ce295"/>
          <table:table-cell table:style-name="ce350" office:value-type="string">
            <text:p>allowances for designated energy-saving investments</text:p>
          </table:table-cell>
          <table:table-cell table:style-name="ce295" table:number-columns-repeated="2"/>
          <table:table-cell table:style-name="ce323" table:number-columns-repeated="13"/>
          <table:table-cell table:style-name="ce295" table:number-columns-repeated="2"/>
          <table:covered-table-cell table:number-columns-repeated="5"/>
          <table:table-cell table:style-name="ce295" table:number-columns-repeated="17"/>
          <table:table-cell table:style-name="ce144" table:number-columns-repeated="980"/>
        </table:table-row>
        <table:table-row table:style-name="ro36">
          <table:table-cell table:style-name="ce295" table:number-columns-repeated="44"/>
          <table:table-cell table:style-name="ce144" table:number-columns-repeated="980"/>
        </table:table-row>
        <table:table-row table:style-name="ro32">
          <table:table-cell table:style-name="ce295"/>
          <table:table-cell table:style-name="ce326" office:value-type="float" office:value="120" table:number-columns-spanned="2" table:number-rows-spanned="1">
            <text:p>120</text:p>
          </table:table-cell>
          <table:covered-table-cell/>
          <table:table-cell table:style-name="ce295"/>
          <table:table-cell table:style-name="ce297" office:value-type="string">
            <text:p>Qualifying expenditure on machinery and plant on long life assets</text:p>
          </table:table-cell>
          <table:table-cell table:style-name="ce295" table:number-columns-repeated="29"/>
          <table:table-cell table:style-name="ce359" office:value-type="float" office:value="120" table:number-columns-spanned="2" table:number-rows-spanned="1">
            <text:p>120</text:p>
          </table:table-cell>
          <table:covered-table-cell/>
          <table:table-cell table:style-name="ce367" office:value-type="string">
            <text:p>£</text:p>
          </table:table-cell>
          <table:table-cell table:style-name="ce368" table:number-columns-spanned="6" table:number-rows-spanned="1"/>
          <table:covered-table-cell table:number-columns-repeated="5"/>
          <table:table-cell table:style-name="ce295"/>
          <table:table-cell table:style-name="ce144" table:number-columns-repeated="980"/>
        </table:table-row>
        <table:table-row table:style-name="ro43">
          <table:table-cell table:style-name="ce295" table:number-columns-repeated="44"/>
          <table:table-cell table:style-name="ce144" table:number-columns-repeated="980"/>
        </table:table-row>
        <table:table-row table:style-name="ro32">
          <table:table-cell table:style-name="ce295"/>
          <table:table-cell table:style-name="ce326" office:value-type="float" office:value="121" table:number-columns-spanned="2" table:number-rows-spanned="1">
            <text:p>121</text:p>
          </table:table-cell>
          <table:covered-table-cell/>
          <table:table-cell table:style-name="ce295"/>
          <table:table-cell table:style-name="ce297" office:value-type="string">
            <text:p>Qualifying expenditure on machinery and plant on other assets</text:p>
          </table:table-cell>
          <table:table-cell table:style-name="ce295" table:number-columns-repeated="29"/>
          <table:table-cell table:style-name="ce359" office:value-type="float" office:value="121" table:number-columns-spanned="2" table:number-rows-spanned="1">
            <text:p>121</text:p>
          </table:table-cell>
          <table:covered-table-cell/>
          <table:table-cell table:style-name="ce367" office:value-type="string">
            <text:p>£</text:p>
          </table:table-cell>
          <table:table-cell table:style-name="ce368" table:number-columns-spanned="6" table:number-rows-spanned="1"/>
          <table:covered-table-cell table:number-columns-repeated="5"/>
          <table:table-cell table:style-name="ce295"/>
          <table:table-cell table:style-name="ce144" table:number-columns-repeated="980"/>
        </table:table-row>
        <table:table-row table:style-name="ro43">
          <table:table-cell table:style-name="ce295" table:number-columns-repeated="44"/>
          <table:table-cell table:style-name="ce144" table:number-columns-repeated="980"/>
        </table:table-row>
        <table:table-row table:style-name="ro49">
          <table:table-cell table:style-name="ce308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144" table:number-columns-repeated="980"/>
        </table:table-row>
        <table:table-row table:style-name="ro6">
          <table:table-cell table:style-name="ce295" table:number-columns-repeated="44"/>
          <table:table-cell table:style-name="ce144" table:number-columns-repeated="980"/>
        </table:table-row>
        <table:table-row table:style-name="ro17">
          <table:table-cell table:style-name="ce295"/>
          <table:table-cell table:style-name="ce326" office:value-type="float" office:value="122" table:number-columns-spanned="2" table:number-rows-spanned="1">
            <text:p>122</text:p>
          </table:table-cell>
          <table:covered-table-cell/>
          <table:table-cell table:style-name="ce297" office:value-type="string">
            <text:p>Trading losses Case 1</text:p>
          </table:table-cell>
          <table:table-cell table:style-name="ce297" table:number-columns-repeated="4"/>
          <table:table-cell table:style-name="ce295" table:number-columns-repeated="4"/>
          <table:table-cell table:style-name="ce362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295"/>
          <table:table-cell table:style-name="ce297" office:value-type="string">
            <text:p>124 Trading losses</text:p>
          </table:table-cell>
          <table:table-cell table:style-name="ce297" table:number-columns-repeated="8"/>
          <table:table-cell table:style-name="ce394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295"/>
          <table:table-cell table:style-name="ce144" table:number-columns-repeated="980"/>
        </table:table-row>
        <table:table-row table:style-name="ro32">
          <table:table-cell table:style-name="ce295"/>
          <table:table-cell table:style-name="ce297" table:number-columns-repeated="7"/>
          <table:table-cell table:style-name="ce295" table:number-columns-repeated="4"/>
          <table:table-cell table:style-name="ce359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367" office:value-type="string">
            <text:p>£</text:p>
          </table:table-cell>
          <table:table-cell table:style-name="ce364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95"/>
          <table:table-cell table:style-name="ce311" office:value-type="string">
            <text:p>Case V</text:p>
          </table:table-cell>
          <table:table-cell table:style-name="ce311" table:number-columns-repeated="2"/>
          <table:table-cell table:style-name="ce297" table:number-columns-repeated="6"/>
          <table:table-cell table:style-name="ce359" office:value-type="float" office:value="124" table:number-columns-spanned="2" table:number-rows-spanned="1">
            <text:p>124</text:p>
          </table:table-cell>
          <table:covered-table-cell/>
          <table:table-cell table:style-name="ce367" office:value-type="string">
            <text:p>£</text:p>
          </table:table-cell>
          <table:table-cell table:style-name="ce368" table:number-columns-spanned="6" table:number-rows-spanned="1"/>
          <table:covered-table-cell table:number-columns-repeated="5"/>
          <table:table-cell table:style-name="ce295"/>
          <table:table-cell table:style-name="ce144" table:number-columns-repeated="980"/>
        </table:table-row>
        <table:table-row table:style-name="ro39">
          <table:table-cell table:style-name="ce295"/>
          <table:table-cell table:style-name="ce297" table:number-columns-repeated="7"/>
          <table:table-cell table:style-name="ce295" table:number-columns-repeated="17"/>
          <table:table-cell table:style-name="ce297" table:number-columns-repeated="10"/>
          <table:table-cell table:style-name="ce295" table:number-columns-repeated="9"/>
          <table:table-cell table:style-name="ce144" table:number-columns-repeated="980"/>
        </table:table-row>
        <table:table-row table:style-name="ro17">
          <table:table-cell table:style-name="ce295"/>
          <table:table-cell table:style-name="ce326" office:value-type="float" office:value="125" table:number-columns-spanned="2" table:number-rows-spanned="1">
            <text:p>125</text:p>
          </table:table-cell>
          <table:covered-table-cell/>
          <table:table-cell table:style-name="ce297" office:value-type="string">
            <text:p>Non-trade deficits on</text:p>
          </table:table-cell>
          <table:table-cell table:style-name="ce297" table:number-columns-repeated="8"/>
          <table:table-cell table:style-name="ce362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295"/>
          <table:table-cell table:style-name="ce297" office:value-type="string">
            <text:p>127 Schedule A losses</text:p>
          </table:table-cell>
          <table:table-cell table:style-name="ce326"/>
          <table:table-cell table:style-name="ce297" table:number-columns-repeated="7"/>
          <table:table-cell table:style-name="ce394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295"/>
          <table:table-cell table:style-name="ce144" table:number-columns-repeated="980"/>
        </table:table-row>
        <table:table-row table:style-name="ro32">
          <table:table-cell table:style-name="ce295"/>
          <table:table-cell table:style-name="ce297" table:number-columns-repeated="2"/>
          <table:table-cell table:style-name="ce324" office:value-type="string">
            <text:p>loan relationships and</text:p>
          </table:table-cell>
          <table:table-cell table:style-name="ce311" table:number-columns-repeated="8"/>
          <table:table-cell table:style-name="ce359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367" office:value-type="string">
            <text:p>£</text:p>
          </table:table-cell>
          <table:table-cell table:style-name="ce368" table:number-columns-spanned="8" table:number-rows-spanned="1"/>
          <table:covered-table-cell table:number-columns-repeated="7"/>
          <table:table-cell table:style-name="ce295"/>
          <table:table-cell table:style-name="ce297" table:number-columns-repeated="9"/>
          <table:table-cell table:style-name="ce359" office:value-type="float" office:value="127" table:number-columns-spanned="2" table:number-rows-spanned="1">
            <text:p>127</text:p>
          </table:table-cell>
          <table:covered-table-cell/>
          <table:table-cell table:style-name="ce367" office:value-type="string">
            <text:p>£</text:p>
          </table:table-cell>
          <table:table-cell table:style-name="ce368" table:number-columns-spanned="6" table:number-rows-spanned="1"/>
          <table:covered-table-cell table:number-columns-repeated="5"/>
          <table:table-cell table:style-name="ce295"/>
          <table:table-cell table:style-name="ce144" table:number-columns-repeated="980"/>
        </table:table-row>
        <table:table-row table:style-name="ro46">
          <table:table-cell table:style-name="ce295"/>
          <table:table-cell table:style-name="ce297" table:number-columns-repeated="2"/>
          <table:table-cell table:style-name="ce297" office:value-type="string">
            <text:p>derivative contracts</text:p>
          </table:table-cell>
          <table:table-cell table:style-name="ce311" table:number-columns-repeated="7"/>
          <table:table-cell table:style-name="ce297"/>
          <table:table-cell table:style-name="ce295" table:number-columns-repeated="13"/>
          <table:table-cell table:style-name="ce297" table:number-columns-repeated="10"/>
          <table:table-cell table:style-name="ce295" table:number-columns-repeated="9"/>
          <table:table-cell table:style-name="ce144" table:number-columns-repeated="980"/>
        </table:table-row>
        <table:table-row table:style-name="ro6">
          <table:table-cell table:style-name="ce295"/>
          <table:table-cell table:style-name="ce297" table:number-columns-repeated="7"/>
          <table:table-cell table:style-name="ce295" table:number-columns-repeated="17"/>
          <table:table-cell table:style-name="ce297" table:number-columns-repeated="10"/>
          <table:table-cell table:style-name="ce295" table:number-columns-repeated="9"/>
          <table:table-cell table:style-name="ce144" table:number-columns-repeated="980"/>
        </table:table-row>
        <table:table-row table:style-name="ro17">
          <table:table-cell table:style-name="ce295"/>
          <table:table-cell table:style-name="ce326" office:value-type="float" office:value="129" table:number-columns-spanned="2" table:number-rows-spanned="1">
            <text:p>129</text:p>
          </table:table-cell>
          <table:covered-table-cell/>
          <table:table-cell table:style-name="ce312" office:value-type="string">
            <text:p>Overseas property</text:p>
          </table:table-cell>
          <table:table-cell table:style-name="ce312" table:number-columns-repeated="4"/>
          <table:table-cell table:style-name="ce307" table:number-columns-repeated="4"/>
          <table:table-cell table:style-name="ce362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295"/>
          <table:table-cell table:style-name="ce297" office:value-type="string">
            <text:p>130 <text:s/>Losses Case VI</text:p>
          </table:table-cell>
          <table:table-cell table:style-name="ce326"/>
          <table:table-cell table:style-name="ce297" table:number-columns-repeated="7"/>
          <table:table-cell table:style-name="ce394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295"/>
          <table:table-cell table:style-name="ce144" table:number-columns-repeated="980"/>
        </table:table-row>
        <table:table-row table:style-name="ro32">
          <table:table-cell table:style-name="ce295"/>
          <table:table-cell table:style-name="ce297" table:number-columns-repeated="2"/>
          <table:table-cell table:style-name="ce297" office:value-type="string">
            <text:p>business loss Case V</text:p>
          </table:table-cell>
          <table:table-cell table:style-name="ce311" table:number-columns-repeated="4"/>
          <table:table-cell table:style-name="ce313" table:number-columns-repeated="4"/>
          <table:table-cell table:style-name="ce359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367" office:value-type="string">
            <text:p>£</text:p>
          </table:table-cell>
          <table:table-cell table:style-name="ce368" table:number-columns-spanned="8" table:number-rows-spanned="1"/>
          <table:covered-table-cell table:number-columns-repeated="7"/>
          <table:table-cell table:style-name="ce295"/>
          <table:table-cell table:style-name="ce297" table:number-columns-repeated="9"/>
          <table:table-cell table:style-name="ce359" office:value-type="float" office:value="130" table:number-columns-spanned="2" table:number-rows-spanned="1">
            <text:p>130</text:p>
          </table:table-cell>
          <table:covered-table-cell/>
          <table:table-cell table:style-name="ce367" office:value-type="string">
            <text:p>£</text:p>
          </table:table-cell>
          <table:table-cell table:style-name="ce368" table:number-columns-spanned="6" table:number-rows-spanned="1"/>
          <table:covered-table-cell table:number-columns-repeated="5"/>
          <table:table-cell table:style-name="ce295"/>
          <table:table-cell table:style-name="ce144" table:number-columns-repeated="980"/>
        </table:table-row>
        <table:table-row table:style-name="ro39">
          <table:table-cell table:style-name="ce295"/>
          <table:table-cell table:style-name="ce297" table:number-columns-repeated="7"/>
          <table:table-cell table:style-name="ce295" table:number-columns-repeated="17"/>
          <table:table-cell table:style-name="ce297" table:number-columns-repeated="10"/>
          <table:table-cell table:style-name="ce295" table:number-columns-repeated="9"/>
          <table:table-cell table:style-name="ce144" table:number-columns-repeated="980"/>
        </table:table-row>
        <table:table-row table:style-name="ro17">
          <table:table-cell table:style-name="ce295"/>
          <table:table-cell table:style-name="ce326" office:value-type="float" office:value="131" table:number-columns-spanned="2" table:number-rows-spanned="1">
            <text:p>131</text:p>
          </table:table-cell>
          <table:covered-table-cell/>
          <table:table-cell table:style-name="ce297" office:value-type="string">
            <text:p>Capital losses</text:p>
          </table:table-cell>
          <table:table-cell table:style-name="ce297" table:number-columns-repeated="4"/>
          <table:table-cell table:style-name="ce295" table:number-columns-repeated="4"/>
          <table:table-cell table:style-name="ce362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295"/>
          <table:table-cell table:style-name="ce297" office:value-type="string">
            <text:p>136 Excess</text:p>
          </table:table-cell>
          <table:table-cell table:style-name="ce326"/>
          <table:table-cell table:style-name="ce297" table:number-columns-repeated="7"/>
          <table:table-cell table:style-name="ce394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295"/>
          <table:table-cell table:style-name="ce144" table:number-columns-repeated="980"/>
        </table:table-row>
        <table:table-row table:style-name="ro32">
          <table:table-cell table:style-name="ce295" table:number-columns-repeated="12"/>
          <table:table-cell table:style-name="ce359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367" office:value-type="string">
            <text:p>£</text:p>
          </table:table-cell>
          <table:table-cell table:style-name="ce368" table:number-columns-spanned="8" table:number-rows-spanned="1"/>
          <table:covered-table-cell table:number-columns-repeated="7"/>
          <table:table-cell table:style-name="ce295"/>
          <table:table-cell table:style-name="ce311" office:value-type="string">
            <text:p>management expenses</text:p>
          </table:table-cell>
          <table:table-cell table:style-name="ce311" table:number-columns-repeated="8"/>
          <table:table-cell table:style-name="ce359" office:value-type="float" office:value="136" table:number-columns-spanned="2" table:number-rows-spanned="1">
            <text:p>136</text:p>
          </table:table-cell>
          <table:covered-table-cell/>
          <table:table-cell table:style-name="ce367" office:value-type="string">
            <text:p>£</text:p>
          </table:table-cell>
          <table:table-cell table:style-name="ce368" table:number-columns-spanned="6" table:number-rows-spanned="1"/>
          <table:covered-table-cell table:number-columns-repeated="5"/>
          <table:table-cell table:style-name="ce295"/>
          <table:table-cell table:style-name="ce144" table:number-columns-repeated="980"/>
        </table:table-row>
        <table:table-row table:style-name="ro6">
          <table:table-cell table:style-name="ce295" table:number-columns-repeated="44"/>
          <table:table-cell table:style-name="ce144" table:number-columns-repeated="980"/>
        </table:table-row>
        <table:table-row table:style-name="ro51">
          <table:table-cell table:style-name="ce309" office:value-type="string" table:number-columns-spanned="3" table:number-rows-spanned="1">
            <text:p>Page 4</text:p>
          </table:table-cell>
          <table:covered-table-cell table:number-columns-repeated="2"/>
          <table:table-cell table:style-name="ce306" table:number-columns-spanned="41" table:number-rows-spanned="1"/>
          <table:covered-table-cell table:number-columns-repeated="40"/>
          <table:table-cell table:style-name="ce144" table:number-columns-repeated="980"/>
        </table:table-row>
        <table:table-row table:style-name="ro49">
          <table:table-cell table:style-name="ce302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144" table:number-columns-repeated="980"/>
        </table:table-row>
        <table:table-row table:style-name="ro36">
          <table:table-cell table:style-name="ce310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357" table:number-columns-spanned="35" table:number-rows-spanned="1"/>
          <table:covered-table-cell table:number-columns-repeated="34"/>
          <table:table-cell table:style-name="ce144" table:number-columns-repeated="980"/>
        </table:table-row>
        <table:table-row table:style-name="ro39">
          <table:table-cell table:style-name="ce297"/>
          <table:table-cell table:style-name="ce297" office:value-type="string">
            <text:p>If you do not want us to make small repayments please either put an 'X' in box 139 or complete box 140 below.</text:p>
          </table:table-cell>
          <table:table-cell table:style-name="ce297" table:number-columns-repeated="42"/>
          <table:table-cell table:style-name="ce168" table:number-columns-repeated="980"/>
        </table:table-row>
        <table:table-row table:style-name="ro39">
          <table:table-cell table:style-name="ce311"/>
          <table:table-cell table:style-name="ce311" office:value-type="string">
            <text:p>Repayments' here include tax, interest, and late filing penalties or any combination of them.</text:p>
          </table:table-cell>
          <table:table-cell table:style-name="ce311" table:number-columns-repeated="42"/>
          <table:table-cell table:style-name="ce408" table:number-columns-repeated="980"/>
        </table:table-row>
        <table:table-row table:style-name="ro41">
          <table:table-cell table:style-name="ce295" table:number-columns-repeated="44"/>
          <table:table-cell table:style-name="ce144" table:number-columns-repeated="980"/>
        </table:table-row>
        <table:table-row table:style-name="ro32">
          <table:table-cell table:style-name="ce295"/>
          <table:table-cell table:style-name="ce297" office:value-type="string">
            <text:p>Do not repay £20 or less</text:p>
          </table:table-cell>
          <table:table-cell table:style-name="ce297" table:number-columns-repeated="8"/>
          <table:table-cell table:style-name="ce295"/>
          <table:table-cell table:style-name="ce359" office:value-type="float" office:value="139" table:number-columns-spanned="2" table:number-rows-spanned="1">
            <text:p>139</text:p>
          </table:table-cell>
          <table:covered-table-cell/>
          <table:table-cell table:style-name="ce365" table:number-columns-spanned="3" table:number-rows-spanned="1"/>
          <table:covered-table-cell table:number-columns-repeated="2"/>
          <table:table-cell table:style-name="ce295" table:number-columns-repeated="2"/>
          <table:table-cell table:style-name="ce297" office:value-type="string">
            <text:p>Do not repay sums of </text:p>
          </table:table-cell>
          <table:table-cell table:style-name="ce295" table:number-columns-repeated="7"/>
          <table:table-cell table:style-name="ce359" office:value-type="float" office:value="140" table:number-columns-spanned="2" table:number-rows-spanned="1">
            <text:p>140</text:p>
          </table:table-cell>
          <table:covered-table-cell/>
          <table:table-cell table:style-name="ce367" office:value-type="string">
            <text:p>£</text:p>
          </table:table-cell>
          <table:table-cell table:style-name="ce368" table:number-columns-spanned="5" table:number-rows-spanned="1"/>
          <table:covered-table-cell table:number-columns-repeated="4"/>
          <table:table-cell table:style-name="ce297" office:value-type="string">
            <text:p><text:s/>or less,<text:span text:style-name="T1"> Enter whole figure only</text:span></text:p>
          </table:table-cell>
          <table:table-cell table:style-name="ce295" table:number-columns-repeated="9"/>
          <table:table-cell table:style-name="ce144" table:number-columns-repeated="980"/>
        </table:table-row>
        <table:table-row table:style-name="ro6">
          <table:table-cell table:style-name="ce295" table:number-columns-repeated="44"/>
          <table:table-cell table:style-name="ce144" table:number-columns-repeated="980"/>
        </table:table-row>
        <table:table-row table:style-name="ro36">
          <table:table-cell table:style-name="ce305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360" table:number-columns-spanned="17" table:number-rows-spanned="1"/>
          <table:covered-table-cell table:number-columns-repeated="16"/>
          <table:table-cell table:style-name="ce144" table:number-columns-repeated="980"/>
        </table:table-row>
        <table:table-row table:style-name="ro39">
          <table:table-cell table:style-name="ce297"/>
          <table:table-cell table:style-name="ce297" office:value-type="string">
            <text:p>Repayment is made quickly and safely by direct credit to a bank or building society account.</text:p>
          </table:table-cell>
          <table:table-cell table:style-name="ce297" table:number-columns-repeated="42"/>
          <table:table-cell table:style-name="ce168" table:number-columns-repeated="980"/>
        </table:table-row>
        <table:table-row table:style-name="ro39">
          <table:table-cell table:style-name="ce311"/>
          <table:table-cell table:style-name="ce311" office:value-type="string">
            <text:p>Please complete the following details</text:p>
          </table:table-cell>
          <table:table-cell table:style-name="ce311" table:number-columns-repeated="42"/>
          <table:table-cell table:style-name="ce408" table:number-columns-repeated="980"/>
        </table:table-row>
        <table:table-row table:style-name="ro32">
          <table:table-cell table:style-name="ce297"/>
          <table:table-cell table:style-name="ce297" office:value-type="string">
            <text:p>Name of bank or building society</text:p>
          </table:table-cell>
          <table:table-cell table:style-name="ce297" table:number-columns-repeated="33"/>
          <table:table-cell table:style-name="ce297" office:value-type="string">
            <text:p>Branch sort code</text:p>
          </table:table-cell>
          <table:table-cell table:style-name="ce297" table:number-columns-repeated="8"/>
          <table:table-cell table:style-name="ce168" table:number-columns-repeated="980"/>
        </table:table-row>
        <table:table-row table:style-name="ro32">
          <table:table-cell table:style-name="ce295"/>
          <table:table-cell table:style-name="ce328" office:value-type="float" office:value="149" table:number-columns-spanned="2" table:number-rows-spanned="1">
            <text:p>149</text:p>
          </table:table-cell>
          <table:covered-table-cell/>
          <table:table-cell table:style-name="ce345" table:number-columns-spanned="29" table:number-rows-spanned="1"/>
          <table:covered-table-cell table:number-columns-repeated="28"/>
          <table:table-cell table:style-name="ce295" table:number-columns-repeated="3"/>
          <table:table-cell table:style-name="ce329" office:value-type="float" office:value="150" table:number-columns-spanned="2" table:number-rows-spanned="1">
            <text:p>150</text:p>
          </table:table-cell>
          <table:covered-table-cell/>
          <table:table-cell table:style-name="ce351"/>
          <table:table-cell table:style-name="ce401"/>
          <table:table-cell table:style-name="ce402"/>
          <table:table-cell table:style-name="ce401"/>
          <table:table-cell table:style-name="ce402"/>
          <table:table-cell table:style-name="ce351"/>
          <table:table-cell table:style-name="ce295"/>
          <table:table-cell table:style-name="ce407" table:number-columns-repeated="2"/>
          <table:table-cell table:style-name="ce144" table:number-columns-repeated="978"/>
        </table:table-row>
        <table:table-row table:style-name="ro44">
          <table:table-cell table:style-name="ce295" table:number-columns-repeated="44"/>
          <table:table-cell table:style-name="ce144" table:number-columns-repeated="980"/>
        </table:table-row>
        <table:table-row table:style-name="ro32">
          <table:table-cell table:style-name="ce297"/>
          <table:table-cell table:style-name="ce297" office:value-type="string">
            <text:p>Account number</text:p>
          </table:table-cell>
          <table:table-cell table:style-name="ce297" table:number-columns-repeated="18"/>
          <table:table-cell table:style-name="ce297" office:value-type="string">
            <text:p>Name of account</text:p>
          </table:table-cell>
          <table:table-cell table:style-name="ce297" table:number-columns-repeated="23"/>
          <table:table-cell table:style-name="ce245" table:number-columns-repeated="2"/>
          <table:table-cell table:style-name="ce168" table:number-columns-repeated="978"/>
        </table:table-row>
        <table:table-row table:style-name="ro32">
          <table:table-cell table:style-name="ce295"/>
          <table:table-cell table:style-name="ce329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351" table:number-columns-repeated="2"/>
          <table:table-cell table:style-name="ce354" table:number-columns-spanned="2" table:number-rows-spanned="1"/>
          <table:covered-table-cell/>
          <table:table-cell table:style-name="ce351" table:number-columns-repeated="5"/>
          <table:table-cell table:style-name="ce295" table:number-columns-repeated="7"/>
          <table:table-cell table:style-name="ce359" office:value-type="float" office:value="152" table:number-columns-spanned="2" table:number-rows-spanned="1">
            <text:p>152</text:p>
          </table:table-cell>
          <table:covered-table-cell/>
          <table:table-cell table:style-name="ce345" table:number-columns-spanned="21" table:number-rows-spanned="1"/>
          <table:covered-table-cell table:number-columns-repeated="20"/>
          <table:table-cell table:style-name="ce405"/>
          <table:table-cell table:style-name="ce306"/>
          <table:table-cell table:style-name="ce407"/>
          <table:table-cell table:style-name="ce144" table:number-columns-repeated="978"/>
        </table:table-row>
        <table:table-row table:style-name="ro44">
          <table:table-cell table:style-name="ce295" table:number-columns-repeated="44"/>
          <table:table-cell table:style-name="ce144" table:number-columns-repeated="980"/>
        </table:table-row>
        <table:table-row table:style-name="ro32">
          <table:table-cell table:style-name="ce297"/>
          <table:table-cell table:style-name="ce297" office:value-type="string">
            <text:p>Building society reference</text:p>
          </table:table-cell>
          <table:table-cell table:style-name="ce297" table:number-columns-repeated="42"/>
          <table:table-cell table:style-name="ce168" table:number-columns-repeated="980"/>
        </table:table-row>
        <table:table-row table:style-name="ro32">
          <table:table-cell table:style-name="ce295"/>
          <table:table-cell table:style-name="ce329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351" table:number-columns-repeated="2"/>
          <table:table-cell table:style-name="ce354" table:number-columns-spanned="2" table:number-rows-spanned="1"/>
          <table:covered-table-cell/>
          <table:table-cell table:style-name="ce351" table:number-columns-repeated="5"/>
          <table:table-cell table:style-name="ce345" table:number-columns-spanned="2" table:number-rows-spanned="1"/>
          <table:covered-table-cell/>
          <table:table-cell table:style-name="ce351"/>
          <table:table-cell table:style-name="ce345" table:number-columns-spanned="2" table:number-rows-spanned="1"/>
          <table:covered-table-cell/>
          <table:table-cell table:style-name="ce351" table:number-columns-repeated="5"/>
          <table:table-cell table:style-name="ce345" table:number-columns-spanned="2" table:number-rows-spanned="1"/>
          <table:covered-table-cell/>
          <table:table-cell table:style-name="ce351"/>
          <table:table-cell table:style-name="ce295" table:number-columns-repeated="18"/>
          <table:table-cell table:style-name="ce144" table:number-columns-repeated="980"/>
        </table:table-row>
        <table:table-row table:style-name="ro6">
          <table:table-cell table:style-name="ce295" table:number-columns-repeated="44"/>
          <table:table-cell table:style-name="ce144" table:number-columns-repeated="980"/>
        </table:table-row>
        <table:table-row table:style-name="ro36">
          <table:table-cell table:style-name="ce305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356" table:number-columns-spanned="23" table:number-rows-spanned="1"/>
          <table:covered-table-cell table:number-columns-repeated="22"/>
          <table:table-cell table:style-name="ce144" table:number-columns-repeated="980"/>
        </table:table-row>
        <table:table-row table:style-name="ro32">
          <table:table-cell table:style-name="ce312"/>
          <table:table-cell table:style-name="ce312" office:value-type="string">
            <text:p>Complete the authority below if you want the repayment to be made to a person other than the company.</text:p>
          </table:table-cell>
          <table:table-cell table:style-name="ce312" table:number-columns-repeated="42"/>
          <table:table-cell table:style-name="ce409" table:number-columns-repeated="980"/>
        </table:table-row>
        <table:table-row table:style-name="ro32">
          <table:table-cell table:style-name="ce313"/>
          <table:table-cell table:style-name="ce311" office:value-type="string">
            <text:p>1, as<text:span text:style-name="T1"> </text:span><text:span text:style-name="T2">(enter status - company secretary, treasurer, liquidator or authorised agent, etc..)</text:span></text:p>
          </table:table-cell>
          <table:table-cell table:style-name="ce313" table:number-columns-repeated="42"/>
          <table:table-cell table:style-name="ce410" table:number-columns-repeated="980"/>
        </table:table-row>
        <table:table-row table:style-name="ro32">
          <table:table-cell table:style-name="ce295"/>
          <table:table-cell table:style-name="ce328" office:value-type="float" office:value="154" table:number-columns-spanned="2" table:number-rows-spanned="1">
            <text:p>154</text:p>
          </table:table-cell>
          <table:covered-table-cell/>
          <table:table-cell table:style-name="ce345" table:number-columns-spanned="29" table:number-rows-spanned="1"/>
          <table:covered-table-cell table:number-columns-repeated="28"/>
          <table:table-cell table:style-name="ce295" table:number-columns-repeated="12"/>
          <table:table-cell table:style-name="ce144" table:number-columns-repeated="980"/>
        </table:table-row>
        <table:table-row table:style-name="ro41">
          <table:table-cell table:style-name="ce295" table:number-columns-repeated="44"/>
          <table:table-cell table:style-name="ce144" table:number-columns-repeated="980"/>
        </table:table-row>
        <table:table-row table:style-name="ro32">
          <table:table-cell table:style-name="ce295"/>
          <table:table-cell table:style-name="ce297" office:value-type="string">
            <text:p>of<text:span text:style-name="T2"> (enter name of company)</text:span></text:p>
          </table:table-cell>
          <table:table-cell table:style-name="ce295" table:number-columns-repeated="42"/>
          <table:table-cell table:style-name="ce144" table:number-columns-repeated="980"/>
        </table:table-row>
        <table:table-row table:style-name="ro32">
          <table:table-cell table:style-name="ce295"/>
          <table:table-cell table:style-name="ce328" office:value-type="float" office:value="155" table:number-columns-spanned="2" table:number-rows-spanned="1">
            <text:p>155</text:p>
          </table:table-cell>
          <table:covered-table-cell/>
          <table:table-cell table:style-name="ce345" table:number-columns-spanned="29" table:number-rows-spanned="1"/>
          <table:covered-table-cell table:number-columns-repeated="28"/>
          <table:table-cell table:style-name="ce295" table:number-columns-repeated="12"/>
          <table:table-cell table:style-name="ce144" table:number-columns-repeated="980"/>
        </table:table-row>
        <table:table-row table:style-name="ro32">
          <table:table-cell table:style-name="ce295"/>
          <table:table-cell table:style-name="ce297" office:value-type="string">
            <text:p>authorise<text:span text:style-name="T2"> (enter name)</text:span></text:p>
          </table:table-cell>
          <table:table-cell table:style-name="ce295" table:number-columns-repeated="42"/>
          <table:table-cell table:style-name="ce144" table:number-columns-repeated="980"/>
        </table:table-row>
        <table:table-row table:style-name="ro32">
          <table:table-cell table:style-name="ce295"/>
          <table:table-cell table:style-name="ce329" office:value-type="float" office:value="156" table:number-columns-spanned="2" table:number-rows-spanned="1">
            <text:p>156</text:p>
          </table:table-cell>
          <table:covered-table-cell/>
          <table:table-cell table:style-name="ce345" table:number-columns-spanned="29" table:number-rows-spanned="1"/>
          <table:covered-table-cell table:number-columns-repeated="28"/>
          <table:table-cell table:style-name="ce295" table:number-columns-repeated="12"/>
          <table:table-cell table:style-name="ce144" table:number-columns-repeated="980"/>
        </table:table-row>
        <table:table-row table:style-name="ro32">
          <table:table-cell table:style-name="ce295"/>
          <table:table-cell table:style-name="ce323" office:value-type="string">
            <text:p>(enter address)</text:p>
          </table:table-cell>
          <table:table-cell table:style-name="ce295" table:number-columns-repeated="42"/>
          <table:table-cell table:style-name="ce144" table:number-columns-repeated="980"/>
        </table:table-row>
        <table:table-row table:style-name="ro32">
          <table:table-cell table:style-name="ce295"/>
          <table:table-cell table:style-name="ce330" office:value-type="float" office:value="157" table:number-columns-spanned="2" table:number-rows-spanned="1">
            <text:p>157</text:p>
          </table:table-cell>
          <table:covered-table-cell/>
          <table:table-cell table:style-name="ce346" table:number-columns-spanned="29" table:number-rows-spanned="1"/>
          <table:covered-table-cell table:number-columns-repeated="28"/>
          <table:table-cell table:style-name="ce295" table:number-columns-repeated="12"/>
          <table:table-cell table:style-name="ce144" table:number-columns-repeated="980"/>
        </table:table-row>
        <table:table-row table:style-name="ro32">
          <table:table-cell table:style-name="ce295"/>
          <table:table-cell table:style-name="ce331" table:number-columns-spanned="31" table:number-rows-spanned="1"/>
          <table:covered-table-cell table:number-columns-repeated="30"/>
          <table:table-cell table:style-name="ce295" table:number-columns-repeated="12"/>
          <table:table-cell table:style-name="ce144" table:number-columns-repeated="980"/>
        </table:table-row>
        <table:table-row table:style-name="ro32">
          <table:table-cell table:style-name="ce295"/>
          <table:table-cell table:style-name="ce331" table:number-columns-spanned="31" table:number-rows-spanned="1"/>
          <table:covered-table-cell table:number-columns-repeated="30"/>
          <table:table-cell table:style-name="ce295" table:number-columns-repeated="12"/>
          <table:table-cell table:style-name="ce144" table:number-columns-repeated="980"/>
        </table:table-row>
        <table:table-row table:style-name="ro32">
          <table:table-cell table:style-name="ce295"/>
          <table:table-cell table:style-name="ce332" table:number-columns-spanned="16" table:number-rows-spanned="1"/>
          <table:covered-table-cell table:number-columns-repeated="15"/>
          <table:table-cell table:style-name="ce369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79" table:number-columns-spanned="9" table:number-rows-spanned="1"/>
          <table:covered-table-cell table:number-columns-repeated="8"/>
          <table:table-cell table:style-name="ce295" table:number-columns-repeated="12"/>
          <table:table-cell table:style-name="ce144" table:number-columns-repeated="980"/>
        </table:table-row>
        <table:table-row table:style-name="ro32">
          <table:table-cell table:style-name="ce297"/>
          <table:table-cell table:style-name="ce297" office:value-type="string">
            <text:p>Nominee reference</text:p>
          </table:table-cell>
          <table:table-cell table:style-name="ce297" table:number-columns-repeated="42"/>
          <table:table-cell table:style-name="ce168" table:number-columns-repeated="980"/>
        </table:table-row>
        <table:table-row table:style-name="ro32">
          <table:table-cell table:style-name="ce295"/>
          <table:table-cell table:style-name="ce329" office:value-type="float" office:value="158" table:number-columns-spanned="2" table:number-rows-spanned="1">
            <text:p>158</text:p>
          </table:table-cell>
          <table:covered-table-cell/>
          <table:table-cell table:style-name="ce345" table:number-columns-spanned="29" table:number-rows-spanned="1"/>
          <table:covered-table-cell table:number-columns-repeated="28"/>
          <table:table-cell table:style-name="ce295" table:number-columns-repeated="12"/>
          <table:table-cell table:style-name="ce144" table:number-columns-repeated="980"/>
        </table:table-row>
        <table:table-row table:style-name="ro32">
          <table:table-cell table:style-name="ce297"/>
          <table:table-cell table:style-name="ce297" office:value-type="string">
            <text:p>to receive payment on the company's behalf.</text:p>
          </table:table-cell>
          <table:table-cell table:style-name="ce297" table:number-columns-repeated="42"/>
          <table:table-cell table:style-name="ce168" table:number-columns-repeated="980"/>
        </table:table-row>
        <table:table-row table:style-name="ro38">
          <table:table-cell table:style-name="ce295" table:number-columns-repeated="44"/>
          <table:table-cell table:style-name="ce144" table:number-columns-repeated="980"/>
        </table:table-row>
        <table:table-row table:style-name="ro32">
          <table:table-cell table:style-name="ce297"/>
          <table:table-cell table:style-name="ce297" office:value-type="string">
            <text:p>Signature</text:p>
          </table:table-cell>
          <table:table-cell table:style-name="ce297" table:number-columns-repeated="42"/>
          <table:table-cell table:style-name="ce168" table:number-columns-repeated="980"/>
        </table:table-row>
        <table:table-row table:style-name="ro32">
          <table:table-cell table:style-name="ce295"/>
          <table:table-cell table:style-name="ce328" office:value-type="float" office:value="159" table:number-columns-spanned="2" table:number-rows-spanned="1">
            <text:p>159</text:p>
          </table:table-cell>
          <table:covered-table-cell/>
          <table:table-cell table:style-name="ce347" table:number-columns-spanned="29" table:number-rows-spanned="1"/>
          <table:covered-table-cell table:number-columns-repeated="28"/>
          <table:table-cell table:style-name="ce295" table:number-columns-repeated="12"/>
          <table:table-cell table:style-name="ce144" table:number-columns-repeated="980"/>
        </table:table-row>
        <table:table-row table:style-name="ro39">
          <table:table-cell table:style-name="ce295"/>
          <table:table-cell table:style-name="ce333" table:number-columns-spanned="31" table:number-rows-spanned="2"/>
          <table:covered-table-cell table:number-columns-repeated="30"/>
          <table:table-cell table:style-name="ce295" table:number-columns-repeated="12"/>
          <table:table-cell table:style-name="ce144" table:number-columns-repeated="980"/>
        </table:table-row>
        <table:table-row table:style-name="ro39">
          <table:table-cell table:style-name="ce295"/>
          <table:covered-table-cell table:number-columns-repeated="31"/>
          <table:table-cell table:style-name="ce295" table:number-columns-repeated="12"/>
          <table:table-cell table:style-name="ce144" table:number-columns-repeated="980"/>
        </table:table-row>
        <table:table-row table:style-name="ro32">
          <table:table-cell table:style-name="ce295"/>
          <table:table-cell table:style-name="ce297" office:value-type="string">
            <text:p>Name<text:span text:style-name="T1"> </text:span><text:span text:style-name="T2">(in capitals)</text:span></text:p>
          </table:table-cell>
          <table:table-cell table:style-name="ce295" table:number-columns-repeated="42"/>
          <table:table-cell table:style-name="ce144" table:number-columns-repeated="980"/>
        </table:table-row>
        <table:table-row table:style-name="ro32">
          <table:table-cell table:style-name="ce295"/>
          <table:table-cell table:style-name="ce328" office:value-type="float" office:value="160" table:number-columns-spanned="2" table:number-rows-spanned="1">
            <text:p>160</text:p>
          </table:table-cell>
          <table:covered-table-cell/>
          <table:table-cell table:style-name="ce348" table:number-columns-spanned="29" table:number-rows-spanned="1"/>
          <table:covered-table-cell table:number-columns-repeated="28"/>
          <table:table-cell table:style-name="ce295" table:number-columns-repeated="12"/>
          <table:table-cell table:style-name="ce144" table:number-columns-repeated="980"/>
        </table:table-row>
        <table:table-row table:style-name="ro41">
          <table:table-cell table:style-name="ce295" table:number-columns-repeated="44"/>
          <table:table-cell table:style-name="ce144" table:number-columns-repeated="980"/>
        </table:table-row>
        <table:table-row table:style-name="ro49">
          <table:table-cell table:style-name="ce308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144" table:number-columns-repeated="980"/>
        </table:table-row>
        <table:table-row table:style-name="ro32">
          <table:table-cell table:style-name="ce314"/>
          <table:table-cell table:style-name="ce314" office:value-type="string">
            <text:p>Warning - Giving false information in the return, or exceeding any part of the company's profits or tax</text:p>
          </table:table-cell>
          <table:table-cell table:style-name="ce314" table:number-columns-repeated="42"/>
          <table:table-cell table:style-name="ce195" table:number-columns-repeated="980"/>
        </table:table-row>
        <table:table-row table:style-name="ro32">
          <table:table-cell table:style-name="ce315"/>
          <table:table-cell table:style-name="ce315" office:value-type="string">
            <text:p>payable, can lead to both the company and yourself being prosecuted.</text:p>
          </table:table-cell>
          <table:table-cell table:style-name="ce315" table:number-columns-repeated="42"/>
          <table:table-cell table:style-name="ce411" table:number-columns-repeated="980"/>
        </table:table-row>
        <table:table-row table:style-name="ro32">
          <table:table-cell table:style-name="ce316"/>
          <table:table-cell table:style-name="ce316" office:value-type="string">
            <text:p>Declaration</text:p>
          </table:table-cell>
          <table:table-cell table:style-name="ce316" table:number-columns-repeated="42"/>
          <table:table-cell table:style-name="ce412" table:number-columns-repeated="980"/>
        </table:table-row>
        <table:table-row table:style-name="ro32">
          <table:table-cell table:style-name="ce314"/>
          <table:table-cell table:style-name="ce314" office:value-type="string">
            <text:p>The information I have given in this company tax return is correct and complete to the best of my</text:p>
          </table:table-cell>
          <table:table-cell table:style-name="ce314" table:number-columns-repeated="42"/>
          <table:table-cell table:style-name="ce195" table:number-columns-repeated="980"/>
        </table:table-row>
        <table:table-row table:style-name="ro32">
          <table:table-cell table:style-name="ce317"/>
          <table:table-cell table:style-name="ce317" office:value-type="string">
            <text:p>knowledge and belief.</text:p>
          </table:table-cell>
          <table:table-cell table:style-name="ce317" table:number-columns-repeated="42"/>
          <table:table-cell table:style-name="ce413" table:number-columns-repeated="980"/>
        </table:table-row>
        <table:table-row table:style-name="ro32">
          <table:table-cell table:style-name="ce297"/>
          <table:table-cell table:style-name="ce297" office:value-type="string">
            <text:p>Signature</text:p>
          </table:table-cell>
          <table:table-cell table:style-name="ce297" table:number-columns-repeated="42"/>
          <table:table-cell table:style-name="ce168" table:number-columns-repeated="980"/>
        </table:table-row>
        <table:table-row table:style-name="ro39">
          <table:table-cell table:style-name="ce297"/>
          <table:table-cell table:style-name="ce334" table:number-columns-spanned="32" table:number-rows-spanned="3"/>
          <table:covered-table-cell table:number-columns-repeated="31"/>
          <table:table-cell table:style-name="ce297" table:number-columns-repeated="11"/>
          <table:table-cell table:style-name="ce168" table:number-columns-repeated="980"/>
        </table:table-row>
        <table:table-row table:style-name="ro39">
          <table:table-cell table:style-name="ce295"/>
          <table:covered-table-cell table:number-columns-repeated="32"/>
          <table:table-cell table:style-name="ce295" table:number-columns-repeated="11"/>
          <table:table-cell table:style-name="ce144" table:number-columns-repeated="980"/>
        </table:table-row>
        <table:table-row table:style-name="ro39">
          <table:table-cell table:style-name="ce295"/>
          <table:covered-table-cell table:number-columns-repeated="32"/>
          <table:table-cell table:style-name="ce295" table:number-columns-repeated="11"/>
          <table:table-cell table:style-name="ce144" table:number-columns-repeated="980"/>
        </table:table-row>
        <table:table-row table:style-name="ro32">
          <table:table-cell table:style-name="ce295"/>
          <table:table-cell table:style-name="ce297" office:value-type="string">
            <text:p>Name<text:span text:style-name="T1"> </text:span><text:span text:style-name="T2">(in capitals)</text:span></text:p>
          </table:table-cell>
          <table:table-cell table:style-name="ce295" table:number-columns-repeated="28"/>
          <table:table-cell table:style-name="ce297" office:value-type="string">
            <text:p>Date<text:span text:style-name="T1"> </text:span><text:span text:style-name="T2">(dd / mm / yyyy)</text:span></text:p>
          </table:table-cell>
          <table:table-cell table:style-name="ce295" table:number-columns-repeated="13"/>
          <table:table-cell table:style-name="ce144" table:number-columns-repeated="980"/>
        </table:table-row>
        <table:table-row table:style-name="ro32">
          <table:table-cell table:style-name="ce295"/>
          <table:table-cell table:style-name="ce335" table:formula="of:=[$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295" table:number-columns-repeated="4"/>
          <table:table-cell table:style-name="ce388"/>
          <table:table-cell table:style-name="ce389" table:number-columns-spanned="2" table:number-rows-spanned="1"/>
          <table:covered-table-cell/>
          <table:table-cell table:style-name="ce392"/>
          <table:table-cell table:style-name="ce395"/>
          <table:table-cell table:style-name="ce392"/>
          <table:table-cell table:style-name="ce388" table:number-columns-repeated="3"/>
          <table:table-cell table:style-name="ce295" table:number-columns-repeated="5"/>
          <table:table-cell table:style-name="ce144" table:number-columns-repeated="980"/>
        </table:table-row>
        <table:table-row table:style-name="ro32">
          <table:table-cell table:style-name="ce297"/>
          <table:table-cell table:style-name="ce297" office:value-type="string">
            <text:p>Status</text:p>
          </table:table-cell>
          <table:table-cell table:style-name="ce297" table:number-columns-repeated="42"/>
          <table:table-cell table:style-name="ce168" table:number-columns-repeated="980"/>
        </table:table-row>
        <table:table-row table:style-name="ro32">
          <table:table-cell table:style-name="ce295"/>
          <table:table-cell table:style-name="ce335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295" table:number-columns-repeated="18"/>
          <table:table-cell table:style-name="ce144" table:number-columns-repeated="980"/>
        </table:table-row>
        <table:table-row table:style-name="ro41">
          <table:table-cell table:style-name="ce295" table:number-columns-repeated="44"/>
          <table:table-cell table:style-name="ce144" table:number-columns-repeated="980"/>
        </table:table-row>
        <table:table-row table:style-name="ro41" table:number-rows-repeated="1048298">
          <table:table-cell table:number-columns-repeated="1024"/>
        </table:table-row>
        <table:table-row table:style-name="ro41">
          <table:table-cell table:number-columns-repeated="1024"/>
        </table:table-row>
      </table:table>
      <table:table table:name="WagesInterface" table:style-name="ta11">
        <table:table-column table:style-name="co50" table:default-cell-style-name="ce95"/>
        <table:table-column table:style-name="co6" table:default-cell-style-name="ce103"/>
        <table:table-column table:style-name="co10" table:number-columns-repeated="7" table:default-cell-style-name="ce110"/>
        <table:table-column table:style-name="co50" table:default-cell-style-name="ce95"/>
        <table:table-column table:style-name="co51" table:default-cell-style-name="ce95"/>
        <table:table-column table:style-name="co50" table:default-cell-style-name="ce95"/>
        <table:table-column table:style-name="co6" table:number-columns-repeated="1012" table:default-cell-style-name="ce95"/>
        <table:table-row table:style-name="ro14">
          <table:table-cell table:style-name="ce414"/>
          <table:table-cell table:style-name="ce418"/>
          <table:table-cell table:style-name="ce424" table:number-columns-repeated="7"/>
          <table:table-cell table:style-name="ce427" table:number-columns-repeated="2"/>
          <table:table-cell table:style-name="ce430"/>
          <table:table-cell table:number-columns-repeated="1012"/>
        </table:table-row>
        <table:table-row table:style-name="ro52">
          <table:table-cell table:style-name="ce415"/>
          <table:table-cell table:style-name="ce419" office:value-type="string">
            <text:p>Month</text:p>
          </table:table-cell>
          <table:table-cell table:style-name="ce425" office:value-type="string">
            <text:p>Gross Wages paid</text:p>
          </table:table-cell>
          <table:table-cell table:style-name="ce425" office:value-type="string">
            <text:p>Income Tax deducted</text:p>
          </table:table-cell>
          <table:table-cell table:style-name="ce425" office:value-type="string">
            <text:p>Employees National Insurance deducted</text:p>
          </table:table-cell>
          <table:table-cell table:style-name="ce425" office:value-type="string">
            <text:p>Other Deductions</text:p>
          </table:table-cell>
          <table:table-cell table:style-name="ce425" office:value-type="string">
            <text:p>Net Wages Paid</text:p>
          </table:table-cell>
          <table:table-cell table:style-name="ce425" office:value-type="string">
            <text:p>Employers National Insurance</text:p>
          </table:table-cell>
          <table:table-cell table:style-name="ce425" office:value-type="string">
            <text:p>Recoverable Statutory Payments</text:p>
          </table:table-cell>
          <table:table-cell table:style-name="ce93"/>
          <table:table-cell table:style-name="ce419" office:value-type="string">
            <text:p>WAGES INTERFACE</text:p>
          </table:table-cell>
          <table:table-cell table:style-name="ce431"/>
          <table:table-cell table:style-name="ce118" table:number-columns-repeated="1012"/>
        </table:table-row>
        <table:table-row table:style-name="ro32">
          <table:table-cell table:style-name="ce415"/>
          <table:table-cell table:style-name="ce420" office:value-type="string" table:number-columns-spanned="2" table:number-rows-spanned="1">
            <text:p>EMPLOYEES</text:p>
          </table:table-cell>
          <table:covered-table-cell/>
          <table:table-cell table:style-name="ce114" table:number-columns-repeated="6"/>
          <table:table-cell table:style-name="ce93"/>
          <table:table-cell table:style-name="ce113"/>
          <table:table-cell table:style-name="ce431"/>
          <table:table-cell table:style-name="ce118" table:number-columns-repeated="1012"/>
        </table:table-row>
        <table:table-row table:style-name="ro10">
          <table:table-cell table:style-name="ce416"/>
          <table:table-cell table:style-name="ce421" table:formula="of:=[$Admin.B12]" office:value-type="date" office:date-value="2011-05-31">
            <text:p>May-11</text:p>
          </table:table-cell>
          <table:table-cell table:formula="of:=['file:///C:/Users/Antony/diy/GB%20Accounts/GB%20Accounts%202011-12/GB%20Accounts%20Company%202012-04-30%20(Apr12)%20OpenOffice/Payrollyearto050412.ods'#$May11.$M$1]-[.C17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May11.$N$1]-[.D17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May11.$O$1]-[.E17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May11.$P$1]+['file:///C:/Users/Antony/diy/GB%20Accounts/GB%20Accounts%202011-12/GB%20Accounts%20Company%202012-04-30%20(Apr12)%20OpenOffice/Payrollyearto050412.ods'#$May11.$Q$1]-[.F17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May11.$T$1]-[.H17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May11.$G$1]" office:value-type="float" office:value="0">
            <text:p>0.00 </text:p>
          </table:table-cell>
          <table:table-cell table:style-name="ce94"/>
          <table:table-cell table:style-name="ce429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432"/>
          <table:table-cell table:number-columns-repeated="1012"/>
        </table:table-row>
        <table:table-row table:style-name="ro17">
          <table:table-cell table:style-name="ce416"/>
          <table:table-cell table:style-name="ce421" table:formula="of:=[$Admin.B14]" office:value-type="date" office:date-value="2011-06-30">
            <text:p>Jun-11</text:p>
          </table:table-cell>
          <table:table-cell table:formula="of:=['file:///C:/Users/Antony/diy/GB%20Accounts/GB%20Accounts%202011-12/GB%20Accounts%20Company%202012-04-30%20(Apr12)%20OpenOffice/Payrollyearto050412.ods'#$Jun11.$M$1]-[.C18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Jun11.$N$1]-[.D18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Jun11.$O$1]-[.E18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Jun11.$P$1]+['file:///C:/Users/Antony/diy/GB%20Accounts/GB%20Accounts%202011-12/GB%20Accounts%20Company%202012-04-30%20(Apr12)%20OpenOffice/Payrollyearto050412.ods'#$Jun11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Jun11.$T$1]-[.H18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Jun11.$G$1]" office:value-type="float" office:value="0">
            <text:p>0.00 </text:p>
          </table:table-cell>
          <table:table-cell table:style-name="ce94"/>
          <table:covered-table-cell/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$Admin.B16]" office:value-type="date" office:date-value="2011-07-31">
            <text:p>Jul-11</text:p>
          </table:table-cell>
          <table:table-cell table:formula="of:=['file:///C:/Users/Antony/diy/GB%20Accounts/GB%20Accounts%202011-12/GB%20Accounts%20Company%202012-04-30%20(Apr12)%20OpenOffice/Payrollyearto050412.ods'#$Jul11.$M$1]-[.C19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Jul11.$N$1]-[.D19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Jul11.$O$1]-[.E19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Jul11.$P$1]+['file:///C:/Users/Antony/diy/GB%20Accounts/GB%20Accounts%202011-12/GB%20Accounts%20Company%202012-04-30%20(Apr12)%20OpenOffice/Payrollyearto050412.ods'#$Jul11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Jul11.$T$1]-[.H19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Jul11.$G$1]" office:value-type="float" office:value="0">
            <text:p>0.00 </text:p>
          </table:table-cell>
          <table:table-cell table:style-name="ce94"/>
          <table:covered-table-cell/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$Admin.B18]" office:value-type="date" office:date-value="2011-08-31">
            <text:p>Aug-11</text:p>
          </table:table-cell>
          <table:table-cell table:formula="of:=['file:///C:/Users/Antony/diy/GB%20Accounts/GB%20Accounts%202011-12/GB%20Accounts%20Company%202012-04-30%20(Apr12)%20OpenOffice/Payrollyearto050412.ods'#$Aug11.$M$1]-[.C20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Aug11.$N$1]-[.D20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Aug11.$O$1]-[.E20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Aug11.$P$1]+['file:///C:/Users/Antony/diy/GB%20Accounts/GB%20Accounts%202011-12/GB%20Accounts%20Company%202012-04-30%20(Apr12)%20OpenOffice/Payrollyearto050412.ods'#$Aug11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Aug11.$T$1]-[.H20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Aug11.$G$1]" office:value-type="float" office:value="0">
            <text:p>0.00 </text:p>
          </table:table-cell>
          <table:table-cell table:style-name="ce94"/>
          <table:covered-table-cell/>
          <table:table-cell table:style-name="ce432"/>
          <table:table-cell table:number-columns-repeated="1012"/>
        </table:table-row>
        <table:table-row table:style-name="ro17">
          <table:table-cell table:style-name="ce416"/>
          <table:table-cell table:style-name="ce421" table:formula="of:=[$Admin.B20]" office:value-type="date" office:date-value="2011-09-30">
            <text:p>Sep-11</text:p>
          </table:table-cell>
          <table:table-cell table:formula="of:=['file:///C:/Users/Antony/diy/GB%20Accounts/GB%20Accounts%202011-12/GB%20Accounts%20Company%202012-04-30%20(Apr12)%20OpenOffice/Payrollyearto050412.ods'#$Sep11.$M$1]-[.C21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Sep11.$N$1]-[.D21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Sep11.$O$1]-[.E21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Sep11.$P$1]+['file:///C:/Users/Antony/diy/GB%20Accounts/GB%20Accounts%202011-12/GB%20Accounts%20Company%202012-04-30%20(Apr12)%20OpenOffice/Payrollyearto050412.ods'#$Sep11.$Q$1]-[.F2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Sep11.$T$1]-[.H21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Sep11.$G$1]" office:value-type="float" office:value="0">
            <text:p>0.00 </text:p>
          </table:table-cell>
          <table:table-cell table:style-name="ce94"/>
          <table:table-cell table:style-name="ce429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432"/>
          <table:table-cell table:number-columns-repeated="1012"/>
        </table:table-row>
        <table:table-row table:style-name="ro17">
          <table:table-cell table:style-name="ce416"/>
          <table:table-cell table:style-name="ce421" table:formula="of:=[$Admin.B22]" office:value-type="date" office:date-value="2011-10-31">
            <text:p>Oct-11</text:p>
          </table:table-cell>
          <table:table-cell table:formula="of:=['file:///C:/Users/Antony/diy/GB%20Accounts/GB%20Accounts%202011-12/GB%20Accounts%20Company%202012-04-30%20(Apr12)%20OpenOffice/Payrollyearto050412.ods'#$Oct11.$M$1]-[.C2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Oct11.$N$1]-[.D2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Oct11.$O$1]-[.E2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Oct11.$P$1]+['file:///C:/Users/Antony/diy/GB%20Accounts/GB%20Accounts%202011-12/GB%20Accounts%20Company%202012-04-30%20(Apr12)%20OpenOffice/Payrollyearto050412.ods'#$Oct11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Oct11.$T$1]-[.H2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Oct11.$G$1]" office:value-type="float" office:value="0">
            <text:p>0.00 </text:p>
          </table:table-cell>
          <table:table-cell table:style-name="ce94"/>
          <table:covered-table-cell/>
          <table:table-cell table:style-name="ce432"/>
          <table:table-cell table:number-columns-repeated="1012"/>
        </table:table-row>
        <table:table-row table:style-name="ro17">
          <table:table-cell table:style-name="ce416"/>
          <table:table-cell table:style-name="ce421" table:formula="of:=[$Admin.B24]" office:value-type="date" office:date-value="2011-11-30">
            <text:p>Nov-11</text:p>
          </table:table-cell>
          <table:table-cell table:formula="of:=['file:///C:/Users/Antony/diy/GB%20Accounts/GB%20Accounts%202011-12/GB%20Accounts%20Company%202012-04-30%20(Apr12)%20OpenOffice/Payrollyearto050412.ods'#$Nov11.$M$1]-[.C23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Nov11.$N$1]-[.D23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Nov11.$O$1]-[.E23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Nov11.$P$1]+['file:///C:/Users/Antony/diy/GB%20Accounts/GB%20Accounts%202011-12/GB%20Accounts%20Company%202012-04-30%20(Apr12)%20OpenOffice/Payrollyearto050412.ods'#$Nov11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Nov11.$T$1]-[.H23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Nov11.$G$1]" office:value-type="float" office:value="0">
            <text:p>0.00 </text:p>
          </table:table-cell>
          <table:table-cell table:style-name="ce94"/>
          <table:covered-table-cell/>
          <table:table-cell table:style-name="ce432"/>
          <table:table-cell table:number-columns-repeated="1012"/>
        </table:table-row>
        <table:table-row table:style-name="ro17">
          <table:table-cell table:style-name="ce416"/>
          <table:table-cell table:style-name="ce421" table:formula="of:=[$Admin.B26]" office:value-type="date" office:date-value="2011-12-31">
            <text:p>Dec-11</text:p>
          </table:table-cell>
          <table:table-cell table:formula="of:=['file:///C:/Users/Antony/diy/GB%20Accounts/GB%20Accounts%202011-12/GB%20Accounts%20Company%202012-04-30%20(Apr12)%20OpenOffice/Payrollyearto050412.ods'#$Dec11.$M$1]-[.C24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Dec11.$N$1]-[.D24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Dec11.$O$1]-[.E24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Dec11.$P$1]+['file:///C:/Users/Antony/diy/GB%20Accounts/GB%20Accounts%202011-12/GB%20Accounts%20Company%202012-04-30%20(Apr12)%20OpenOffice/Payrollyearto050412.ods'#$Dec11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Dec11.$T$1]-[.H24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Dec11.$G$1]" office:value-type="float" office:value="0">
            <text:p>0.00 </text:p>
          </table:table-cell>
          <table:table-cell table:style-name="ce94"/>
          <table:covered-table-cell/>
          <table:table-cell table:style-name="ce432"/>
          <table:table-cell table:number-columns-repeated="1012"/>
        </table:table-row>
        <table:table-row table:style-name="ro17">
          <table:table-cell table:style-name="ce416"/>
          <table:table-cell table:style-name="ce421" table:formula="of:=[$Admin.B28]" office:value-type="date" office:date-value="2012-01-31">
            <text:p>Jan-12</text:p>
          </table:table-cell>
          <table:table-cell table:formula="of:=['file:///C:/Users/Antony/diy/GB%20Accounts/GB%20Accounts%202011-12/GB%20Accounts%20Company%202012-04-30%20(Apr12)%20OpenOffice/Payrollyearto050412.ods'#$Jan12.$M$1]-[.C25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Jan12.$N$1]-[.D25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Jan12.$O$1]-[.E25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Jan12.$P$1]+['file:///C:/Users/Antony/diy/GB%20Accounts/GB%20Accounts%202011-12/GB%20Accounts%20Company%202012-04-30%20(Apr12)%20OpenOffice/Payrollyearto050412.ods'#$Jan12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Jan12.$T$1]-[.H25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Jan12.$G$1]" office:value-type="float" office:value="0">
            <text:p>0.00 </text:p>
          </table:table-cell>
          <table:table-cell table:style-name="ce94"/>
          <table:table-cell table:style-name="ce429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$Admin.B30]" office:value-type="date" office:date-value="2012-02-29">
            <text:p>Feb-12</text:p>
          </table:table-cell>
          <table:table-cell table:formula="of:=['file:///C:/Users/Antony/diy/GB%20Accounts/GB%20Accounts%202011-12/GB%20Accounts%20Company%202012-04-30%20(Apr12)%20OpenOffice/Payrollyearto050412.ods'#$Feb12.$M$1]-[.C26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Feb12.$N$1]-[.D26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Feb12.$O$1]-[.E26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Feb12.$P$1]+['file:///C:/Users/Antony/diy/GB%20Accounts/GB%20Accounts%202011-12/GB%20Accounts%20Company%202012-04-30%20(Apr12)%20OpenOffice/Payrollyearto050412.ods'#$Feb12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Feb12.$T$1]-[.H26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Feb12.$G$1]" office:value-type="float" office:value="0">
            <text:p>0.00 </text:p>
          </table:table-cell>
          <table:table-cell table:style-name="ce94"/>
          <table:covered-table-cell/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$Admin.B32]" office:value-type="date" office:date-value="2012-03-31">
            <text:p>Mar-12</text:p>
          </table:table-cell>
          <table:table-cell table:formula="of:=['file:///C:/Users/Antony/diy/GB%20Accounts/GB%20Accounts%202011-12/GB%20Accounts%20Company%202012-04-30%20(Apr12)%20OpenOffice/Payrollyearto050412.ods'#$Mar12.$M$1]-[.C27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Mar12.$N$1]-[.D27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Mar12.$O$1]-[.E27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Mar12.$P$1]+['file:///C:/Users/Antony/diy/GB%20Accounts/GB%20Accounts%202011-12/GB%20Accounts%20Company%202012-04-30%20(Apr12)%20OpenOffice/Payrollyearto050412.ods'#$Mar12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Mar12.$T$1]-[.H27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Mar12.$G$1]" office:value-type="float" office:value="0">
            <text:p>0.00 </text:p>
          </table:table-cell>
          <table:table-cell table:style-name="ce94"/>
          <table:covered-table-cell/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$Admin.B34]" office:value-type="date" office:date-value="2012-04-30">
            <text:p>Apr-12</text:p>
          </table:table-cell>
          <table:table-cell table:formula="of:=['file:///C:/Users/Antony/diy/GB%20Accounts/GB%20Accounts%202011-12/GB%20Accounts%20Company%202012-04-30%20(Apr12)%20OpenOffice/Payrollyearto050413.ods'#$Apr12.$M$1]-[.C28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3.ods'#$Apr12.$N$1]-[.D28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3.ods'#$Apr12.$O$1]-[.E28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3.ods'#$Apr12.$P$1]+['file:///C:/Users/Antony/diy/GB%20Accounts/GB%20Accounts%202011-12/GB%20Accounts%20Company%202012-04-30%20(Apr12)%20OpenOffice/Payrollyearto050413.ods'#$Apr12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3.ods'#$Apr12.$T$1]-[.H28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3.ods'#$Apr12.$G$1]" office:value-type="float" office:value="0">
            <text:p>0.00 </text:p>
          </table:table-cell>
          <table:table-cell table:style-name="ce94" table:number-columns-repeated="2"/>
          <table:table-cell table:style-name="ce432"/>
          <table:table-cell table:number-columns-repeated="1012"/>
        </table:table-row>
        <table:table-row table:style-name="ro32">
          <table:table-cell table:style-name="ce416"/>
          <table:table-cell table:style-name="ce422" office:value-type="string" table:number-columns-spanned="2" table:number-rows-spanned="1">
            <text:p>DIRECTORS</text:p>
          </table:table-cell>
          <table:covered-table-cell/>
          <table:table-cell table:style-name="ce109" table:number-columns-repeated="6"/>
          <table:table-cell table:style-name="ce94" table:number-columns-repeated="2"/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.B4]" office:value-type="date" office:date-value="2011-05-31">
            <text:p>May-11</text:p>
          </table:table-cell>
          <table:table-cell table:formula="of:=['file:///C:/Users/Antony/diy/GB%20Accounts/GB%20Accounts%202011-12/GB%20Accounts%20Company%202012-04-30%20(Apr12)%20OpenOffice/Payrollyearto050412.ods'#$May11.$M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May11.$N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May11.$O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May11.$P$2]+['file:///C:/Users/Antony/diy/GB%20Accounts/GB%20Accounts%202011-12/GB%20Accounts%20Company%202012-04-30%20(Apr12)%20OpenOffice/Payrollyearto050412.ods'#$May11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May11.$T$2]" office:value-type="float" office:value="0">
            <text:p>0.00 </text:p>
          </table:table-cell>
          <table:table-cell/>
          <table:table-cell table:style-name="ce94"/>
          <table:table-cell table:style-name="ce429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.B5]" office:value-type="date" office:date-value="2011-06-30">
            <text:p>Jun-11</text:p>
          </table:table-cell>
          <table:table-cell table:formula="of:=['file:///C:/Users/Antony/diy/GB%20Accounts/GB%20Accounts%202011-12/GB%20Accounts%20Company%202012-04-30%20(Apr12)%20OpenOffice/Payrollyearto050412.ods'#$Jun11.$M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Jun11.$N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Jun11.$O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Jun11.$P$2]+['file:///C:/Users/Antony/diy/GB%20Accounts/GB%20Accounts%202011-12/GB%20Accounts%20Company%202012-04-30%20(Apr12)%20OpenOffice/Payrollyearto050412.ods'#$Jun11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Jun11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.B6]" office:value-type="date" office:date-value="2011-07-31">
            <text:p>Jul-11</text:p>
          </table:table-cell>
          <table:table-cell table:formula="of:=['file:///C:/Users/Antony/diy/GB%20Accounts/GB%20Accounts%202011-12/GB%20Accounts%20Company%202012-04-30%20(Apr12)%20OpenOffice/Payrollyearto050412.ods'#$Jul11.$M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Jul11.$N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Jul11.$O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Jul11.$P$2]+['file:///C:/Users/Antony/diy/GB%20Accounts/GB%20Accounts%202011-12/GB%20Accounts%20Company%202012-04-30%20(Apr12)%20OpenOffice/Payrollyearto050412.ods'#$Jul11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Jul11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.B7]" office:value-type="date" office:date-value="2011-08-31">
            <text:p>Aug-11</text:p>
          </table:table-cell>
          <table:table-cell table:formula="of:=['file:///C:/Users/Antony/diy/GB%20Accounts/GB%20Accounts%202011-12/GB%20Accounts%20Company%202012-04-30%20(Apr12)%20OpenOffice/Payrollyearto050412.ods'#$Aug11.$M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Aug11.$N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Aug11.$O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Aug11.$P$2]+['file:///C:/Users/Antony/diy/GB%20Accounts/GB%20Accounts%202011-12/GB%20Accounts%20Company%202012-04-30%20(Apr12)%20OpenOffice/Payrollyearto050412.ods'#$Aug11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Aug11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.B8]" office:value-type="date" office:date-value="2011-09-30">
            <text:p>Sep-11</text:p>
          </table:table-cell>
          <table:table-cell table:formula="of:=['file:///C:/Users/Antony/diy/GB%20Accounts/GB%20Accounts%202011-12/GB%20Accounts%20Company%202012-04-30%20(Apr12)%20OpenOffice/Payrollyearto050412.ods'#$Sep11.$M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Sep11.$N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Sep11.$O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Sep11.$P$2]+['file:///C:/Users/Antony/diy/GB%20Accounts/GB%20Accounts%202011-12/GB%20Accounts%20Company%202012-04-30%20(Apr12)%20OpenOffice/Payrollyearto050412.ods'#$Sep11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Sep11.$T$2]" office:value-type="float" office:value="0">
            <text:p>0.00 </text:p>
          </table:table-cell>
          <table:table-cell/>
          <table:table-cell table:style-name="ce94"/>
          <table:table-cell table:style-name="ce429" table:number-columns-spanned="1" table:number-rows-spanned="4"/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.B9]" office:value-type="date" office:date-value="2011-10-31">
            <text:p>Oct-11</text:p>
          </table:table-cell>
          <table:table-cell table:formula="of:=['file:///C:/Users/Antony/diy/GB%20Accounts/GB%20Accounts%202011-12/GB%20Accounts%20Company%202012-04-30%20(Apr12)%20OpenOffice/Payrollyearto050412.ods'#$Oct11.$M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Oct11.$N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Oct11.$O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Oct11.$P$2]+['file:///C:/Users/Antony/diy/GB%20Accounts/GB%20Accounts%202011-12/GB%20Accounts%20Company%202012-04-30%20(Apr12)%20OpenOffice/Payrollyearto050412.ods'#$Oct11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Oct11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.B10]" office:value-type="date" office:date-value="2011-11-30">
            <text:p>Nov-11</text:p>
          </table:table-cell>
          <table:table-cell table:formula="of:=['file:///C:/Users/Antony/diy/GB%20Accounts/GB%20Accounts%202011-12/GB%20Accounts%20Company%202012-04-30%20(Apr12)%20OpenOffice/Payrollyearto050412.ods'#$Nov11.$M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Nov11.$N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Nov11.$O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Nov11.$P$2]+['file:///C:/Users/Antony/diy/GB%20Accounts/GB%20Accounts%202011-12/GB%20Accounts%20Company%202012-04-30%20(Apr12)%20OpenOffice/Payrollyearto050412.ods'#$Nov11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Nov11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.B11]" office:value-type="date" office:date-value="2011-12-31">
            <text:p>Dec-11</text:p>
          </table:table-cell>
          <table:table-cell table:formula="of:=['file:///C:/Users/Antony/diy/GB%20Accounts/GB%20Accounts%202011-12/GB%20Accounts%20Company%202012-04-30%20(Apr12)%20OpenOffice/Payrollyearto050412.ods'#$Dec11.$M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Dec11.$N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Dec11.$O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Dec11.$P$2]+['file:///C:/Users/Antony/diy/GB%20Accounts/GB%20Accounts%202011-12/GB%20Accounts%20Company%202012-04-30%20(Apr12)%20OpenOffice/Payrollyearto050412.ods'#$Dec11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Dec11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.B12]" office:value-type="date" office:date-value="2012-01-31">
            <text:p>Jan-12</text:p>
          </table:table-cell>
          <table:table-cell table:formula="of:=['file:///C:/Users/Antony/diy/GB%20Accounts/GB%20Accounts%202011-12/GB%20Accounts%20Company%202012-04-30%20(Apr12)%20OpenOffice/Payrollyearto050412.ods'#$Jan12.$M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Jan12.$N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Jan12.$O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Jan12.$P$2]+['file:///C:/Users/Antony/diy/GB%20Accounts/GB%20Accounts%202011-12/GB%20Accounts%20Company%202012-04-30%20(Apr12)%20OpenOffice/Payrollyearto050412.ods'#$Jan12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Jan12.$T$2]" office:value-type="float" office:value="0">
            <text:p>0.00 </text:p>
          </table:table-cell>
          <table:table-cell/>
          <table:table-cell table:style-name="ce94"/>
          <table:table-cell table:style-name="ce429" table:number-columns-spanned="1" table:number-rows-spanned="3"/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.B13]" office:value-type="date" office:date-value="2012-02-29">
            <text:p>Feb-12</text:p>
          </table:table-cell>
          <table:table-cell table:formula="of:=['file:///C:/Users/Antony/diy/GB%20Accounts/GB%20Accounts%202011-12/GB%20Accounts%20Company%202012-04-30%20(Apr12)%20OpenOffice/Payrollyearto050412.ods'#$Feb12.$M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Feb12.$N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Feb12.$O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Feb12.$P$2]+['file:///C:/Users/Antony/diy/GB%20Accounts/GB%20Accounts%202011-12/GB%20Accounts%20Company%202012-04-30%20(Apr12)%20OpenOffice/Payrollyearto050412.ods'#$Feb12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Feb12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.B14]" office:value-type="date" office:date-value="2012-03-31">
            <text:p>Mar-12</text:p>
          </table:table-cell>
          <table:table-cell table:formula="of:=['file:///C:/Users/Antony/diy/GB%20Accounts/GB%20Accounts%202011-12/GB%20Accounts%20Company%202012-04-30%20(Apr12)%20OpenOffice/Payrollyearto050412.ods'#$Mar12.$M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Mar12.$N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Mar12.$O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Mar12.$P$2]+['file:///C:/Users/Antony/diy/GB%20Accounts/GB%20Accounts%202011-12/GB%20Accounts%20Company%202012-04-30%20(Apr12)%20OpenOffice/Payrollyearto050412.ods'#$Mar12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2.ods'#$Mar12.$T$2]" office:value-type="float" office:value="0">
            <text:p>0.00 </text:p>
          </table:table-cell>
          <table:table-cell/>
          <table:table-cell table:style-name="ce94"/>
          <table:covered-table-cell/>
          <table:table-cell table:style-name="ce432"/>
          <table:table-cell table:number-columns-repeated="1012"/>
        </table:table-row>
        <table:table-row table:style-name="ro10">
          <table:table-cell table:style-name="ce416"/>
          <table:table-cell table:style-name="ce421" table:formula="of:=[.B15]" office:value-type="date" office:date-value="2012-04-30">
            <text:p>Apr-12</text:p>
          </table:table-cell>
          <table:table-cell table:formula="of:=['file:///C:/Users/Antony/diy/GB%20Accounts/GB%20Accounts%202011-12/GB%20Accounts%20Company%202012-04-30%20(Apr12)%20OpenOffice/Payrollyearto050413.ods'#$Apr12.$M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3.ods'#$Apr12.$N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3.ods'#$Apr12.$O$2]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3.ods'#$Apr12.$P$2]+['file:///C:/Users/Antony/diy/GB%20Accounts/GB%20Accounts%202011-12/GB%20Accounts%20Company%202012-04-30%20(Apr12)%20OpenOffice/Payrollyearto050413.ods'#$Apr12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ntony/diy/GB%20Accounts/GB%20Accounts%202011-12/GB%20Accounts%20Company%202012-04-30%20(Apr12)%20OpenOffice/Payrollyearto050413.ods'#$Apr12.$T$2]" office:value-type="float" office:value="0">
            <text:p>0.00 </text:p>
          </table:table-cell>
          <table:table-cell/>
          <table:table-cell table:style-name="ce94" table:number-columns-repeated="2"/>
          <table:table-cell table:style-name="ce432"/>
          <table:table-cell table:number-columns-repeated="1012"/>
        </table:table-row>
        <table:table-row table:style-name="ro10">
          <table:table-cell table:style-name="ce417"/>
          <table:table-cell table:style-name="ce423"/>
          <table:table-cell table:style-name="ce426" table:number-columns-repeated="7"/>
          <table:table-cell table:style-name="ce428" table:number-columns-repeated="2"/>
          <table:table-cell table:style-name="ce433"/>
          <table:table-cell table:number-columns-repeated="1012"/>
        </table:table-row>
        <table:table-row table:style-name="ro10" table:number-rows-repeated="10485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tock" table:style-name="ta12">
        <table:table-column table:style-name="co52" table:default-cell-style-name="ce95"/>
        <table:table-column table:style-name="co10" table:default-cell-style-name="ce443"/>
        <table:table-column table:style-name="co1" table:default-cell-style-name="ce445"/>
        <table:table-column table:style-name="co14" table:default-cell-style-name="ce449"/>
        <table:table-column table:style-name="co1" table:default-cell-style-name="ce455"/>
        <table:table-column table:style-name="co14" table:default-cell-style-name="ce449"/>
        <table:table-column table:style-name="co1" table:default-cell-style-name="ce449"/>
        <table:table-column table:style-name="co53" table:default-cell-style-name="ce464"/>
        <table:table-column table:style-name="co1" table:default-cell-style-name="ce449"/>
        <table:table-column table:style-name="co54" table:default-cell-style-name="ce449"/>
        <table:table-column table:style-name="co1" table:default-cell-style-name="ce449"/>
        <table:table-column table:style-name="co53" table:default-cell-style-name="ce449"/>
        <table:table-column table:style-name="co1" table:default-cell-style-name="ce449"/>
        <table:table-column table:style-name="co53" table:default-cell-style-name="ce468"/>
        <table:table-column table:style-name="co1" table:default-cell-style-name="ce449"/>
        <table:table-column table:style-name="co54" table:default-cell-style-name="ce449"/>
        <table:table-column table:style-name="co1" table:default-cell-style-name="ce449"/>
        <table:table-column table:style-name="co53" table:default-cell-style-name="ce469"/>
        <table:table-column table:style-name="co1" table:default-cell-style-name="ce449"/>
        <table:table-column table:style-name="co53" table:default-cell-style-name="ce468"/>
        <table:table-column table:style-name="co1" table:default-cell-style-name="ce449"/>
        <table:table-column table:style-name="co54" table:default-cell-style-name="ce449"/>
        <table:table-column table:style-name="co1" table:default-cell-style-name="ce449"/>
        <table:table-column table:style-name="co53" table:default-cell-style-name="ce469"/>
        <table:table-column table:style-name="co1" table:default-cell-style-name="ce449"/>
        <table:table-column table:style-name="co9" table:default-cell-style-name="ce449"/>
        <table:table-column table:style-name="co1" table:default-cell-style-name="ce449"/>
        <table:table-column table:style-name="co10" table:default-cell-style-name="ce449"/>
        <table:table-column table:style-name="co50" table:default-cell-style-name="ce95"/>
        <table:table-column table:style-name="co17" table:number-columns-repeated="3" table:default-cell-style-name="ce483"/>
        <table:table-column table:style-name="co55" table:default-cell-style-name="ce483"/>
        <table:table-column table:style-name="co42" table:default-cell-style-name="ce95"/>
        <table:table-column table:style-name="co6" table:number-columns-repeated="990" table:default-cell-style-name="ce95"/>
        <table:table-row table:style-name="ro11">
          <table:table-cell table:style-name="ce414"/>
          <table:table-cell table:style-name="ce435" table:number-columns-repeated="2"/>
          <table:table-cell table:style-name="ce446" table:number-columns-repeated="4"/>
          <table:table-cell table:style-name="ce457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46"/>
          <table:table-cell table:style-name="ce457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46"/>
          <table:table-cell table:style-name="ce470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72"/>
          <table:table-cell table:style-name="ce446" table:number-columns-repeated="3"/>
          <table:table-cell table:style-name="ce430"/>
          <table:table-cell table:style-name="ce480"/>
          <table:table-cell table:style-name="ce487" table:number-columns-repeated="3"/>
          <table:table-cell table:style-name="ce430"/>
          <table:table-cell table:number-columns-repeated="990"/>
        </table:table-row>
        <table:table-row table:style-name="ro53">
          <table:table-cell table:style-name="ce434"/>
          <table:table-cell table:style-name="ce436" office:value-type="string">
            <text:p>Date</text:p>
          </table:table-cell>
          <table:table-cell table:style-name="ce444"/>
          <table:table-cell table:style-name="ce447" office:value-type="string">
            <text:p>Calculated Stock value</text:p>
          </table:table-cell>
          <table:table-cell table:style-name="ce454"/>
          <table:table-cell table:style-name="ce447" office:value-type="string">
            <text:p>Direct Material BOUGHT</text:p>
          </table:table-cell>
          <table:table-cell table:style-name="ce454"/>
          <table:table-cell table:style-name="ce458" office:value-type="string">
            <text:p>Stock % Prod A</text:p>
          </table:table-cell>
          <table:table-cell table:style-name="ce454"/>
          <table:table-cell table:style-name="ce447" office:value-type="string">
            <text:p>Net Sales Product A</text:p>
          </table:table-cell>
          <table:table-cell table:style-name="ce454"/>
          <table:table-cell table:style-name="ce447" office:value-type="string">
            <text:p>Direct Material SOLD</text:p>
          </table:table-cell>
          <table:table-cell table:style-name="ce454"/>
          <table:table-cell table:style-name="ce458" office:value-type="string">
            <text:p>Stock % Prod B</text:p>
          </table:table-cell>
          <table:table-cell table:style-name="ce454"/>
          <table:table-cell table:style-name="ce447" office:value-type="string">
            <text:p>Net Sales Product B</text:p>
          </table:table-cell>
          <table:table-cell table:style-name="ce454"/>
          <table:table-cell table:style-name="ce447" office:value-type="string">
            <text:p>Direct Material SOLD</text:p>
          </table:table-cell>
          <table:table-cell table:style-name="ce454"/>
          <table:table-cell table:style-name="ce458" office:value-type="string">
            <text:p>Stock % Prod C</text:p>
          </table:table-cell>
          <table:table-cell table:style-name="ce454"/>
          <table:table-cell table:style-name="ce447" office:value-type="string">
            <text:p>Net Sales Product C</text:p>
          </table:table-cell>
          <table:table-cell table:style-name="ce454"/>
          <table:table-cell table:style-name="ce471" office:value-type="string">
            <text:p>Direct Material SOLD</text:p>
          </table:table-cell>
          <table:table-cell table:style-name="ce473"/>
          <table:table-cell table:style-name="ce447" office:value-type="string">
            <text:p>Stock Loss Adjustment</text:p>
          </table:table-cell>
          <table:table-cell table:style-name="ce454"/>
          <table:table-cell table:style-name="ce447" office:value-type="string">
            <text:p>ACTUAL STOCK VALUE</text:p>
          </table:table-cell>
          <table:table-cell table:style-name="ce479"/>
          <table:table-cell table:style-name="ce481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479"/>
          <table:table-cell table:style-name="ce491" table:number-columns-repeated="990"/>
        </table:table-row>
        <table:table-row table:style-name="ro10">
          <table:table-cell table:style-name="ce416"/>
          <table:table-cell table:style-name="ce437" table:number-columns-repeated="2"/>
          <table:table-cell table:style-name="ce448" table:number-columns-repeated="2"/>
          <table:table-cell table:style-name="ce456" table:number-columns-repeated="2"/>
          <table:table-cell table:style-name="ce459"/>
          <table:table-cell table:style-name="ce456" table:number-columns-repeated="3"/>
          <table:table-cell table:style-name="ce465"/>
          <table:table-cell table:style-name="ce456"/>
          <table:table-cell table:style-name="ce459"/>
          <table:table-cell table:style-name="ce456" table:number-columns-repeated="3"/>
          <table:table-cell table:style-name="ce465"/>
          <table:table-cell table:style-name="ce456"/>
          <table:table-cell table:style-name="ce459"/>
          <table:table-cell table:style-name="ce456" table:number-columns-repeated="4"/>
          <table:table-cell table:style-name="ce474"/>
          <table:table-cell table:style-name="ce456" table:number-columns-repeated="3"/>
          <table:table-cell table:style-name="ce432"/>
          <table:table-cell table:style-name="ce482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432"/>
          <table:table-cell table:number-columns-repeated="990"/>
        </table:table-row>
        <table:table-row table:style-name="ro11">
          <table:table-cell table:style-name="ce416"/>
          <table:table-cell table:style-name="ce438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456"/>
          <table:table-cell table:style-name="ce460" office:value-type="percentage" office:value="0">
            <text:p>0%</text:p>
          </table:table-cell>
          <table:table-cell table:style-name="ce456" table:number-columns-repeated="3"/>
          <table:table-cell table:style-name="ce465"/>
          <table:table-cell table:style-name="ce456"/>
          <table:table-cell table:style-name="ce460" office:value-type="percentage" office:value="0">
            <text:p>0%</text:p>
          </table:table-cell>
          <table:table-cell table:style-name="ce456" table:number-columns-repeated="3"/>
          <table:table-cell table:style-name="ce465"/>
          <table:table-cell table:style-name="ce456"/>
          <table:table-cell table:style-name="ce460" office:value-type="percentage" office:value="0">
            <text:p>0%</text:p>
          </table:table-cell>
          <table:table-cell table:style-name="ce456" table:number-columns-repeated="4"/>
          <table:table-cell table:style-name="ce474"/>
          <table:table-cell table:style-name="ce456" table:number-columns-repeated="3"/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10">
          <table:table-cell table:style-name="ce416"/>
          <table:table-cell table:style-name="ce439" table:number-columns-repeated="2"/>
          <table:table-cell table:style-name="ce450" table:number-columns-repeated="4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4"/>
          <table:table-cell table:style-name="ce475"/>
          <table:table-cell table:style-name="ce450" table:number-columns-repeated="3"/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10">
          <table:table-cell table:style-name="ce416"/>
          <table:table-cell table:style-name="ce440" table:formula="of:=[$Admin.B11]" office:value-type="date" office:date-value="2011-05-01">
            <text:p>01-May-11</text:p>
          </table:table-cell>
          <table:table-cell table:style-name="ce441"/>
          <table:table-cell table:style-name="ce451" table:formula="of:=[$OpenAccounts.$E$15]" office:value-type="float" office:value="0">
            <text:p>0 </text:p>
          </table:table-cell>
          <table:table-cell table:style-name="ce452"/>
          <table:table-cell table:style-name="ce450" table:number-columns-repeated="2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4"/>
          <table:table-cell table:style-name="ce475"/>
          <table:table-cell table:style-name="ce450"/>
          <table:table-cell table:style-name="ce450"/>
          <table:table-cell table:style-name="ce477" table:formula="of:=[$OpenAccounts.$E$15]" office:value-type="float" office:value="0">
            <text:p>0 </text:p>
          </table:table-cell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10">
          <table:table-cell table:style-name="ce416"/>
          <table:table-cell table:style-name="ce441" table:number-columns-repeated="2"/>
          <table:table-cell table:style-name="ce452" table:number-columns-repeated="2"/>
          <table:table-cell table:style-name="ce450" table:number-columns-repeated="2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4"/>
          <table:table-cell table:style-name="ce475"/>
          <table:table-cell table:style-name="ce450" table:number-columns-repeated="3"/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10">
          <table:table-cell table:style-name="ce416"/>
          <table:table-cell table:style-name="ce440" table:formula="of:=[$Admin.B12]" office:value-type="date" office:date-value="2011-05-31">
            <text:p>31-May-11</text:p>
          </table:table-cell>
          <table:table-cell table:style-name="ce441"/>
          <table:table-cell table:style-name="ce451" table:formula="of:=[.D6]+[.F8]-[.L8]-[.R8]-[.X8]+[.Z6]" office:value-type="float" office:value="0">
            <text:p>0 </text:p>
          </table:table-cell>
          <table:table-cell table:style-name="ce452"/>
          <table:table-cell table:style-name="ce450" table:formula="of:=IF(([.H$4]+[.N$4]+[.T$4])=0;0;['file:///C:/Users/Antony/diy/GB%20Accounts/GB%20Accounts%202011-12/GB%20Accounts%20Company%202012-04-30%20(Apr12)%20OpenOffice/Purchases.ods'#$May11.O$1])" office:value-type="float" office:value="0">
            <text:p>0 </text:p>
          </table:table-cell>
          <table:table-cell table:style-name="ce450"/>
          <table:table-cell table:style-name="ce462" table:formula="of:=[.H4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May11.$O$1]" office:value-type="float" office:value="0">
            <text:p>0 </text:p>
          </table:table-cell>
          <table:table-cell table:style-name="ce450"/>
          <table:table-cell table:style-name="ce466" table:formula="of:=[.J8]*[.H8]" office:value-type="float" office:value="0">
            <text:p>0 </text:p>
          </table:table-cell>
          <table:table-cell table:style-name="ce450"/>
          <table:table-cell table:style-name="ce462" table:formula="of:=[.N4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May11.$P$1]" office:value-type="float" office:value="0">
            <text:p>0 </text:p>
          </table:table-cell>
          <table:table-cell table:style-name="ce450"/>
          <table:table-cell table:style-name="ce466" table:formula="of:=[.P8]*[.N8]" office:value-type="float" office:value="0">
            <text:p>0 </text:p>
          </table:table-cell>
          <table:table-cell table:style-name="ce450"/>
          <table:table-cell table:style-name="ce462" table:formula="of:=[.T4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May11.$Q$1]" office:value-type="float" office:value="0">
            <text:p>0 </text:p>
          </table:table-cell>
          <table:table-cell table:style-name="ce450"/>
          <table:table-cell table:style-name="ce450" table:formula="of:=[.V8]*[.T8]" office:value-type="float" office:value="0">
            <text:p>0 </text:p>
          </table:table-cell>
          <table:table-cell table:style-name="ce475"/>
          <table:table-cell table:style-name="ce450" table:formula="of:=IF([.AB8]&lt;&gt;[.D8];[.AB8]-[.D8];0)" office:value-type="float" office:value="0">
            <text:p>0 </text:p>
          </table:table-cell>
          <table:table-cell table:style-name="ce450"/>
          <table:table-cell table:style-name="ce478" table:formula="of:=[.AB6]+[.F8]-[.L8]-[.R8]-[.X8]" office:value-type="float" office:value="0">
            <text:p>0 </text:p>
          </table:table-cell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10">
          <table:table-cell table:style-name="ce416"/>
          <table:table-cell table:style-name="ce441" table:number-columns-repeated="2"/>
          <table:table-cell table:style-name="ce452" table:number-columns-repeated="2"/>
          <table:table-cell table:style-name="ce450" table:number-columns-repeated="2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4"/>
          <table:table-cell table:style-name="ce475"/>
          <table:table-cell table:style-name="ce450" table:number-columns-repeated="3"/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23">
          <table:table-cell table:style-name="ce416"/>
          <table:table-cell table:style-name="ce440" table:formula="of:=[$Admin.B14]" office:value-type="date" office:date-value="2011-06-30">
            <text:p>30-Jun-11</text:p>
          </table:table-cell>
          <table:table-cell table:style-name="ce441"/>
          <table:table-cell table:style-name="ce451" table:formula="of:=[.D8]+[.F10]-[.L10]-[.R10]-[.X10]+[.Z8]" office:value-type="float" office:value="0">
            <text:p>0 </text:p>
          </table:table-cell>
          <table:table-cell table:style-name="ce452"/>
          <table:table-cell table:style-name="ce450" table:formula="of:=IF(([.H$4]+[.N$4]+[.T$4])=0;0;['file:///C:/Users/Antony/diy/GB%20Accounts/GB%20Accounts%202011-12/GB%20Accounts%20Company%202012-04-30%20(Apr12)%20OpenOffice/Purchases.ods'#$Jun11.O$1])" office:value-type="float" office:value="0">
            <text:p>0 </text:p>
          </table:table-cell>
          <table:table-cell table:style-name="ce450"/>
          <table:table-cell table:style-name="ce462" table:formula="of:=[.H8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Jun11.$O$1]" office:value-type="float" office:value="0">
            <text:p>0 </text:p>
          </table:table-cell>
          <table:table-cell table:style-name="ce450"/>
          <table:table-cell table:style-name="ce466" table:formula="of:=[.J10]*[.H10]" office:value-type="float" office:value="0">
            <text:p>0 </text:p>
          </table:table-cell>
          <table:table-cell table:style-name="ce450"/>
          <table:table-cell table:style-name="ce462" table:formula="of:=[.N8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Jun11.$P$1]" office:value-type="float" office:value="0">
            <text:p>0 </text:p>
          </table:table-cell>
          <table:table-cell table:style-name="ce450"/>
          <table:table-cell table:style-name="ce466" table:formula="of:=[.P10]*[.N10]" office:value-type="float" office:value="0">
            <text:p>0 </text:p>
          </table:table-cell>
          <table:table-cell table:style-name="ce450"/>
          <table:table-cell table:style-name="ce462" table:formula="of:=[.T8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Jun11.$Q$1]" office:value-type="float" office:value="0">
            <text:p>0 </text:p>
          </table:table-cell>
          <table:table-cell table:style-name="ce450"/>
          <table:table-cell table:style-name="ce450" table:formula="of:=[.V10]*[.T10]" office:value-type="float" office:value="0">
            <text:p>0 </text:p>
          </table:table-cell>
          <table:table-cell table:style-name="ce475"/>
          <table:table-cell table:style-name="ce450" table:formula="of:=IF([.AB10]&lt;&gt;[.D10];[.AB10]-[.D10];0)" office:value-type="float" office:value="0">
            <text:p>0 </text:p>
          </table:table-cell>
          <table:table-cell table:style-name="ce450"/>
          <table:table-cell table:style-name="ce478" table:formula="of:=[.AB8]+[.F10]-[.L10]-[.R10]-[.X10]" office:value-type="float" office:value="0">
            <text:p>0 </text:p>
          </table:table-cell>
          <table:table-cell table:style-name="ce432"/>
          <table:table-cell table:style-name="ce484"/>
          <table:table-cell table:style-name="ce488" table:number-columns-repeated="3"/>
          <table:table-cell table:style-name="ce432"/>
          <table:table-cell table:number-columns-repeated="990"/>
        </table:table-row>
        <table:table-row table:style-name="ro10">
          <table:table-cell table:style-name="ce416"/>
          <table:table-cell table:style-name="ce441" table:number-columns-repeated="2"/>
          <table:table-cell table:style-name="ce452" table:number-columns-repeated="2"/>
          <table:table-cell table:style-name="ce450" table:number-columns-repeated="2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4"/>
          <table:table-cell table:style-name="ce475"/>
          <table:table-cell table:style-name="ce450" table:number-columns-repeated="3"/>
          <table:table-cell table:style-name="ce432"/>
          <table:table-cell table:style-name="ce482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432"/>
          <table:table-cell table:number-columns-repeated="990"/>
        </table:table-row>
        <table:table-row table:style-name="ro10">
          <table:table-cell table:style-name="ce416"/>
          <table:table-cell table:style-name="ce440" table:formula="of:=[$Admin.B16]" office:value-type="date" office:date-value="2011-07-31">
            <text:p>31-Jul-11</text:p>
          </table:table-cell>
          <table:table-cell table:style-name="ce441"/>
          <table:table-cell table:style-name="ce451" table:formula="of:=[.D10]+[.F12]-[.L12]-[.R12]-[.X12]+[.Z10]" office:value-type="float" office:value="0">
            <text:p>0 </text:p>
          </table:table-cell>
          <table:table-cell table:style-name="ce452"/>
          <table:table-cell table:style-name="ce450" table:formula="of:=IF(([.H$4]+[.N$4]+[.T$4])=0;0;['file:///C:/Users/Antony/diy/GB%20Accounts/GB%20Accounts%202011-12/GB%20Accounts%20Company%202012-04-30%20(Apr12)%20OpenOffice/Purchases.ods'#$Jul11.O$1])" office:value-type="float" office:value="0">
            <text:p>0 </text:p>
          </table:table-cell>
          <table:table-cell table:style-name="ce450"/>
          <table:table-cell table:style-name="ce462" table:formula="of:=[.H10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Jul11.$O$1]" office:value-type="float" office:value="0">
            <text:p>0 </text:p>
          </table:table-cell>
          <table:table-cell table:style-name="ce450"/>
          <table:table-cell table:style-name="ce466" table:formula="of:=[.J12]*[.H12]" office:value-type="float" office:value="0">
            <text:p>0 </text:p>
          </table:table-cell>
          <table:table-cell table:style-name="ce450"/>
          <table:table-cell table:style-name="ce462" table:formula="of:=[.N10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Jul11.$P$1]" office:value-type="float" office:value="0">
            <text:p>0 </text:p>
          </table:table-cell>
          <table:table-cell table:style-name="ce450"/>
          <table:table-cell table:style-name="ce466" table:formula="of:=[.P12]*[.N12]" office:value-type="float" office:value="0">
            <text:p>0 </text:p>
          </table:table-cell>
          <table:table-cell table:style-name="ce450"/>
          <table:table-cell table:style-name="ce462" table:formula="of:=[.T10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Jul11.$Q$1]" office:value-type="float" office:value="0">
            <text:p>0 </text:p>
          </table:table-cell>
          <table:table-cell table:style-name="ce450"/>
          <table:table-cell table:style-name="ce450" table:formula="of:=[.V12]*[.T12]" office:value-type="float" office:value="0">
            <text:p>0 </text:p>
          </table:table-cell>
          <table:table-cell table:style-name="ce475"/>
          <table:table-cell table:style-name="ce450" table:formula="of:=IF([.AB12]&lt;&gt;[.D12];[.AB12]-[.D12];0)" office:value-type="float" office:value="0">
            <text:p>0 </text:p>
          </table:table-cell>
          <table:table-cell table:style-name="ce450"/>
          <table:table-cell table:style-name="ce478" table:formula="of:=[.AB10]+[.F12]-[.L12]-[.R12]-[.X12]" office:value-type="float" office:value="0">
            <text:p>0 </text:p>
          </table:table-cell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10">
          <table:table-cell table:style-name="ce416"/>
          <table:table-cell table:style-name="ce441" table:number-columns-repeated="2"/>
          <table:table-cell table:style-name="ce452" table:number-columns-repeated="2"/>
          <table:table-cell table:style-name="ce450" table:number-columns-repeated="2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4"/>
          <table:table-cell table:style-name="ce475"/>
          <table:table-cell table:style-name="ce450" table:number-columns-repeated="3"/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17">
          <table:table-cell table:style-name="ce416"/>
          <table:table-cell table:style-name="ce440" table:formula="of:=[$Admin.B18]" office:value-type="date" office:date-value="2011-08-31">
            <text:p>31-Aug-11</text:p>
          </table:table-cell>
          <table:table-cell table:style-name="ce441"/>
          <table:table-cell table:style-name="ce451" table:formula="of:=[.D12]+[.F14]-[.L14]-[.R14]-[.X14]+[.Z12]" office:value-type="float" office:value="0">
            <text:p>0 </text:p>
          </table:table-cell>
          <table:table-cell table:style-name="ce452"/>
          <table:table-cell table:style-name="ce450" table:formula="of:=IF(([.H$4]+[.N$4]+[.T$4])=0;0;['file:///C:/Users/Antony/diy/GB%20Accounts/GB%20Accounts%202011-12/GB%20Accounts%20Company%202012-04-30%20(Apr12)%20OpenOffice/Purchases.ods'#$Aug11.O$1])" office:value-type="float" office:value="0">
            <text:p>0 </text:p>
          </table:table-cell>
          <table:table-cell table:style-name="ce450"/>
          <table:table-cell table:style-name="ce462" table:formula="of:=[.H12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Aug11.$O$1]" office:value-type="float" office:value="0">
            <text:p>0 </text:p>
          </table:table-cell>
          <table:table-cell table:style-name="ce450"/>
          <table:table-cell table:style-name="ce466" table:formula="of:=[.J14]*[.H14]" office:value-type="float" office:value="0">
            <text:p>0 </text:p>
          </table:table-cell>
          <table:table-cell table:style-name="ce450"/>
          <table:table-cell table:style-name="ce462" table:formula="of:=[.N12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Aug11.$P$1]" office:value-type="float" office:value="0">
            <text:p>0 </text:p>
          </table:table-cell>
          <table:table-cell table:style-name="ce450"/>
          <table:table-cell table:style-name="ce466" table:formula="of:=[.P14]*[.N14]" office:value-type="float" office:value="0">
            <text:p>0 </text:p>
          </table:table-cell>
          <table:table-cell table:style-name="ce450"/>
          <table:table-cell table:style-name="ce462" table:formula="of:=[.T12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Aug11.$Q$1]" office:value-type="float" office:value="0">
            <text:p>0 </text:p>
          </table:table-cell>
          <table:table-cell table:style-name="ce450"/>
          <table:table-cell table:style-name="ce450" table:formula="of:=[.V14]*[.T14]" office:value-type="float" office:value="0">
            <text:p>0 </text:p>
          </table:table-cell>
          <table:table-cell table:style-name="ce475"/>
          <table:table-cell table:style-name="ce450" table:formula="of:=IF([.AB14]&lt;&gt;[.D14];[.AB14]-[.D14];0)" office:value-type="float" office:value="0">
            <text:p>0 </text:p>
          </table:table-cell>
          <table:table-cell table:style-name="ce450"/>
          <table:table-cell table:style-name="ce478" table:formula="of:=[.AB12]+[.F14]-[.L14]-[.R14]-[.X14]" office:value-type="float" office:value="0">
            <text:p>0 </text:p>
          </table:table-cell>
          <table:table-cell table:style-name="ce432"/>
          <table:table-cell table:style-name="ce485"/>
          <table:table-cell table:style-name="ce489" table:number-columns-repeated="3"/>
          <table:table-cell table:style-name="ce432"/>
          <table:table-cell table:number-columns-repeated="990"/>
        </table:table-row>
        <table:table-row table:style-name="ro17">
          <table:table-cell table:style-name="ce416"/>
          <table:table-cell table:style-name="ce441" table:number-columns-repeated="2"/>
          <table:table-cell table:style-name="ce452" table:number-columns-repeated="2"/>
          <table:table-cell table:style-name="ce450" table:number-columns-repeated="2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4"/>
          <table:table-cell table:style-name="ce475"/>
          <table:table-cell table:style-name="ce450" table:number-columns-repeated="3"/>
          <table:table-cell table:style-name="ce432"/>
          <table:table-cell table:style-name="ce482" office:value-type="string" table:number-columns-spanned="4" table:number-rows-spanned="3">
            <text:p>3. Column F automatically collects the value of direct material purchased from the monthly purchases worksheet</text:p>
          </table:table-cell>
          <table:covered-table-cell table:number-columns-repeated="3"/>
          <table:table-cell table:style-name="ce432"/>
          <table:table-cell table:number-columns-repeated="990"/>
        </table:table-row>
        <table:table-row table:style-name="ro17">
          <table:table-cell table:style-name="ce416"/>
          <table:table-cell table:style-name="ce440" table:formula="of:=[$Admin.B20]" office:value-type="date" office:date-value="2011-09-30">
            <text:p>30-Sep-11</text:p>
          </table:table-cell>
          <table:table-cell table:style-name="ce441"/>
          <table:table-cell table:style-name="ce451" table:formula="of:=[.D14]+[.F16]-[.L16]-[.R16]-[.X16]+[.Z14]" office:value-type="float" office:value="0">
            <text:p>0 </text:p>
          </table:table-cell>
          <table:table-cell table:style-name="ce452"/>
          <table:table-cell table:style-name="ce450" table:formula="of:=IF(([.H$4]+[.N$4]+[.T$4])=0;0;['file:///C:/Users/Antony/diy/GB%20Accounts/GB%20Accounts%202011-12/GB%20Accounts%20Company%202012-04-30%20(Apr12)%20OpenOffice/Purchases.ods'#$Sep11.O$1])" office:value-type="float" office:value="0">
            <text:p>0 </text:p>
          </table:table-cell>
          <table:table-cell table:style-name="ce450"/>
          <table:table-cell table:style-name="ce462" table:formula="of:=[.H14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Sep11.$O$1]" office:value-type="float" office:value="0">
            <text:p>0 </text:p>
          </table:table-cell>
          <table:table-cell table:style-name="ce450"/>
          <table:table-cell table:style-name="ce466" table:formula="of:=[.J16]*[.H16]" office:value-type="float" office:value="0">
            <text:p>0 </text:p>
          </table:table-cell>
          <table:table-cell table:style-name="ce450"/>
          <table:table-cell table:style-name="ce462" table:formula="of:=[.N14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Sep11.$P$1]" office:value-type="float" office:value="0">
            <text:p>0 </text:p>
          </table:table-cell>
          <table:table-cell table:style-name="ce450"/>
          <table:table-cell table:style-name="ce466" table:formula="of:=[.P16]*[.N16]" office:value-type="float" office:value="0">
            <text:p>0 </text:p>
          </table:table-cell>
          <table:table-cell table:style-name="ce450"/>
          <table:table-cell table:style-name="ce462" table:formula="of:=[.T14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Sep11.$Q$1]" office:value-type="float" office:value="0">
            <text:p>0 </text:p>
          </table:table-cell>
          <table:table-cell table:style-name="ce450"/>
          <table:table-cell table:style-name="ce450" table:formula="of:=[.V16]*[.T16]" office:value-type="float" office:value="0">
            <text:p>0 </text:p>
          </table:table-cell>
          <table:table-cell table:style-name="ce475"/>
          <table:table-cell table:style-name="ce450" table:formula="of:=IF([.AB16]&lt;&gt;[.D16];[.AB16]-[.D16];0)" office:value-type="float" office:value="0">
            <text:p>0 </text:p>
          </table:table-cell>
          <table:table-cell table:style-name="ce450"/>
          <table:table-cell table:style-name="ce478" table:formula="of:=[.AB14]+[.F16]-[.L16]-[.R16]-[.X16]" office:value-type="float" office:value="0">
            <text:p>0 </text:p>
          </table:table-cell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17">
          <table:table-cell table:style-name="ce416"/>
          <table:table-cell table:style-name="ce441" table:number-columns-repeated="2"/>
          <table:table-cell table:style-name="ce452" table:number-columns-repeated="2"/>
          <table:table-cell table:style-name="ce450" table:number-columns-repeated="2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4"/>
          <table:table-cell table:style-name="ce475"/>
          <table:table-cell table:style-name="ce450" table:number-columns-repeated="3"/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17">
          <table:table-cell table:style-name="ce416"/>
          <table:table-cell table:style-name="ce440" table:formula="of:=[$Admin.B22]" office:value-type="date" office:date-value="2011-10-31">
            <text:p>31-Oct-11</text:p>
          </table:table-cell>
          <table:table-cell table:style-name="ce441"/>
          <table:table-cell table:style-name="ce451" table:formula="of:=[.D16]+[.F18]-[.L18]-[.R18]-[.X18]+[.Z16]" office:value-type="float" office:value="0">
            <text:p>0 </text:p>
          </table:table-cell>
          <table:table-cell table:style-name="ce452"/>
          <table:table-cell table:style-name="ce450" table:formula="of:=IF(([.H$4]+[.N$4]+[.T$4])=0;0;['file:///C:/Users/Antony/diy/GB%20Accounts/GB%20Accounts%202011-12/GB%20Accounts%20Company%202012-04-30%20(Apr12)%20OpenOffice/Purchases.ods'#$Oct11.O$1])" office:value-type="float" office:value="0">
            <text:p>0 </text:p>
          </table:table-cell>
          <table:table-cell table:style-name="ce450"/>
          <table:table-cell table:style-name="ce462" table:formula="of:=[.H16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Oct11.$O$1]" office:value-type="float" office:value="0">
            <text:p>0 </text:p>
          </table:table-cell>
          <table:table-cell table:style-name="ce450"/>
          <table:table-cell table:style-name="ce466" table:formula="of:=[.J18]*[.H18]" office:value-type="float" office:value="0">
            <text:p>0 </text:p>
          </table:table-cell>
          <table:table-cell table:style-name="ce450"/>
          <table:table-cell table:style-name="ce462" table:formula="of:=[.N16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Oct11.$P$1]" office:value-type="float" office:value="0">
            <text:p>0 </text:p>
          </table:table-cell>
          <table:table-cell table:style-name="ce450"/>
          <table:table-cell table:style-name="ce466" table:formula="of:=[.P18]*[.N18]" office:value-type="float" office:value="0">
            <text:p>0 </text:p>
          </table:table-cell>
          <table:table-cell table:style-name="ce450"/>
          <table:table-cell table:style-name="ce462" table:formula="of:=[.T16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Oct11.$Q$1]" office:value-type="float" office:value="0">
            <text:p>0 </text:p>
          </table:table-cell>
          <table:table-cell table:style-name="ce450"/>
          <table:table-cell table:style-name="ce450" table:formula="of:=[.V18]*[.T18]" office:value-type="float" office:value="0">
            <text:p>0 </text:p>
          </table:table-cell>
          <table:table-cell table:style-name="ce475"/>
          <table:table-cell table:style-name="ce450" table:formula="of:=IF([.AB18]&lt;&gt;[.D18];[.AB18]-[.D18];0)" office:value-type="float" office:value="0">
            <text:p>0 </text:p>
          </table:table-cell>
          <table:table-cell table:style-name="ce450"/>
          <table:table-cell table:style-name="ce478" table:formula="of:=[.AB16]+[.F18]-[.L18]-[.R18]-[.X18]" office:value-type="float" office:value="0">
            <text:p>0 </text:p>
          </table:table-cell>
          <table:table-cell table:style-name="ce432"/>
          <table:table-cell table:style-name="ce485"/>
          <table:table-cell table:style-name="ce489" table:number-columns-repeated="3"/>
          <table:table-cell table:style-name="ce432"/>
          <table:table-cell table:number-columns-repeated="990"/>
        </table:table-row>
        <table:table-row table:style-name="ro17">
          <table:table-cell table:style-name="ce416"/>
          <table:table-cell table:style-name="ce441" table:number-columns-repeated="2"/>
          <table:table-cell table:style-name="ce452" table:number-columns-repeated="2"/>
          <table:table-cell table:style-name="ce450" table:number-columns-repeated="2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4"/>
          <table:table-cell table:style-name="ce475"/>
          <table:table-cell table:style-name="ce450" table:number-columns-repeated="3"/>
          <table:table-cell table:style-name="ce432"/>
          <table:table-cell table:style-name="ce482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432"/>
          <table:table-cell table:number-columns-repeated="990"/>
        </table:table-row>
        <table:table-row table:style-name="ro17">
          <table:table-cell table:style-name="ce416"/>
          <table:table-cell table:style-name="ce440" table:formula="of:=[$Admin.B24]" office:value-type="date" office:date-value="2011-11-30">
            <text:p>30-Nov-11</text:p>
          </table:table-cell>
          <table:table-cell table:style-name="ce441"/>
          <table:table-cell table:style-name="ce451" table:formula="of:=[.D18]+[.F20]-[.L20]-[.R20]-[.X20]+[.Z18]" office:value-type="float" office:value="0">
            <text:p>0 </text:p>
          </table:table-cell>
          <table:table-cell table:style-name="ce452"/>
          <table:table-cell table:style-name="ce450" table:formula="of:=IF(([.H$4]+[.N$4]+[.T$4])=0;0;['file:///C:/Users/Antony/diy/GB%20Accounts/GB%20Accounts%202011-12/GB%20Accounts%20Company%202012-04-30%20(Apr12)%20OpenOffice/Purchases.ods'#$Nov11.O$1])" office:value-type="float" office:value="0">
            <text:p>0 </text:p>
          </table:table-cell>
          <table:table-cell table:style-name="ce450"/>
          <table:table-cell table:style-name="ce462" table:formula="of:=[.H18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Nov11.$O$1]" office:value-type="float" office:value="0">
            <text:p>0 </text:p>
          </table:table-cell>
          <table:table-cell table:style-name="ce450"/>
          <table:table-cell table:style-name="ce466" table:formula="of:=[.J20]*[.H20]" office:value-type="float" office:value="0">
            <text:p>0 </text:p>
          </table:table-cell>
          <table:table-cell table:style-name="ce450"/>
          <table:table-cell table:style-name="ce462" table:formula="of:=[.N18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Nov11.$P$1]" office:value-type="float" office:value="0">
            <text:p>0 </text:p>
          </table:table-cell>
          <table:table-cell table:style-name="ce450"/>
          <table:table-cell table:style-name="ce466" table:formula="of:=[.P20]*[.N20]" office:value-type="float" office:value="0">
            <text:p>0 </text:p>
          </table:table-cell>
          <table:table-cell table:style-name="ce450"/>
          <table:table-cell table:style-name="ce462" table:formula="of:=[.T18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Nov11.$Q$1]" office:value-type="float" office:value="0">
            <text:p>0 </text:p>
          </table:table-cell>
          <table:table-cell table:style-name="ce450"/>
          <table:table-cell table:style-name="ce450" table:formula="of:=[.V20]*[.T20]" office:value-type="float" office:value="0">
            <text:p>0 </text:p>
          </table:table-cell>
          <table:table-cell table:style-name="ce475"/>
          <table:table-cell table:style-name="ce450" table:formula="of:=IF([.AB20]&lt;&gt;[.D20];[.AB20]-[.D20];0)" office:value-type="float" office:value="0">
            <text:p>0 </text:p>
          </table:table-cell>
          <table:table-cell table:style-name="ce450"/>
          <table:table-cell table:style-name="ce478" table:formula="of:=[.AB18]+[.F20]-[.L20]-[.R20]-[.X20]" office:value-type="float" office:value="0">
            <text:p>0 </text:p>
          </table:table-cell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17">
          <table:table-cell table:style-name="ce416"/>
          <table:table-cell table:style-name="ce441" table:number-columns-repeated="2"/>
          <table:table-cell table:style-name="ce452" table:number-columns-repeated="2"/>
          <table:table-cell table:style-name="ce450" table:number-columns-repeated="2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4"/>
          <table:table-cell table:style-name="ce475"/>
          <table:table-cell table:style-name="ce450" table:number-columns-repeated="3"/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17">
          <table:table-cell table:style-name="ce416"/>
          <table:table-cell table:style-name="ce440" table:formula="of:=[$Admin.B26]" office:value-type="date" office:date-value="2011-12-31">
            <text:p>31-Dec-11</text:p>
          </table:table-cell>
          <table:table-cell table:style-name="ce441"/>
          <table:table-cell table:style-name="ce451" table:formula="of:=[.D20]+[.F22]-[.L22]-[.R22]-[.X22]+[.Z20]" office:value-type="float" office:value="0">
            <text:p>0 </text:p>
          </table:table-cell>
          <table:table-cell table:style-name="ce452"/>
          <table:table-cell table:style-name="ce450" table:formula="of:=IF(([.H$4]+[.N$4]+[.T$4])=0;0;['file:///C:/Users/Antony/diy/GB%20Accounts/GB%20Accounts%202011-12/GB%20Accounts%20Company%202012-04-30%20(Apr12)%20OpenOffice/Purchases.ods'#$Dec11.O$1])" office:value-type="float" office:value="0">
            <text:p>0 </text:p>
          </table:table-cell>
          <table:table-cell table:style-name="ce450"/>
          <table:table-cell table:style-name="ce462" table:formula="of:=[.H20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Dec11.$O$1]" office:value-type="float" office:value="0">
            <text:p>0 </text:p>
          </table:table-cell>
          <table:table-cell table:style-name="ce450"/>
          <table:table-cell table:style-name="ce466" table:formula="of:=[.J22]*[.H22]" office:value-type="float" office:value="0">
            <text:p>0 </text:p>
          </table:table-cell>
          <table:table-cell table:style-name="ce450"/>
          <table:table-cell table:style-name="ce462" table:formula="of:=[.N20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Dec11.$P$1]" office:value-type="float" office:value="0">
            <text:p>0 </text:p>
          </table:table-cell>
          <table:table-cell table:style-name="ce450"/>
          <table:table-cell table:style-name="ce466" table:formula="of:=[.P22]*[.N22]" office:value-type="float" office:value="0">
            <text:p>0 </text:p>
          </table:table-cell>
          <table:table-cell table:style-name="ce450"/>
          <table:table-cell table:style-name="ce462" table:formula="of:=[.T20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Dec11.$Q$1]" office:value-type="float" office:value="0">
            <text:p>0 </text:p>
          </table:table-cell>
          <table:table-cell table:style-name="ce450"/>
          <table:table-cell table:style-name="ce450" table:formula="of:=[.V22]*[.T22]" office:value-type="float" office:value="0">
            <text:p>0 </text:p>
          </table:table-cell>
          <table:table-cell table:style-name="ce475"/>
          <table:table-cell table:style-name="ce450" table:formula="of:=IF([.AB22]&lt;&gt;[.D22];[.AB22]-[.D22];0)" office:value-type="float" office:value="0">
            <text:p>0 </text:p>
          </table:table-cell>
          <table:table-cell table:style-name="ce450"/>
          <table:table-cell table:style-name="ce478" table:formula="of:=[.AB20]+[.F22]-[.L22]-[.R22]-[.X22]" office:value-type="float" office:value="0">
            <text:p>0 </text:p>
          </table:table-cell>
          <table:table-cell table:style-name="ce432"/>
          <table:table-cell table:style-name="ce485"/>
          <table:table-cell table:style-name="ce489" table:number-columns-repeated="3"/>
          <table:table-cell table:style-name="ce432"/>
          <table:table-cell table:number-columns-repeated="990"/>
        </table:table-row>
        <table:table-row table:style-name="ro10">
          <table:table-cell table:style-name="ce416"/>
          <table:table-cell table:style-name="ce441" table:number-columns-repeated="2"/>
          <table:table-cell table:style-name="ce452" table:number-columns-repeated="2"/>
          <table:table-cell table:style-name="ce450" table:number-columns-repeated="2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4"/>
          <table:table-cell table:style-name="ce475"/>
          <table:table-cell table:style-name="ce450" table:number-columns-repeated="3"/>
          <table:table-cell table:style-name="ce432"/>
          <table:table-cell table:style-name="ce482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432"/>
          <table:table-cell table:number-columns-repeated="990"/>
        </table:table-row>
        <table:table-row table:style-name="ro10">
          <table:table-cell table:style-name="ce416"/>
          <table:table-cell table:style-name="ce440" table:formula="of:=[$Admin.B28]" office:value-type="date" office:date-value="2012-01-31">
            <text:p>31-Jan-12</text:p>
          </table:table-cell>
          <table:table-cell table:style-name="ce441"/>
          <table:table-cell table:style-name="ce451" table:formula="of:=[.D22]+[.F24]-[.L24]-[.R24]-[.X24]+[.Z22]" office:value-type="float" office:value="0">
            <text:p>0 </text:p>
          </table:table-cell>
          <table:table-cell table:style-name="ce452"/>
          <table:table-cell table:style-name="ce450" table:formula="of:=IF(([.H$4]+[.N$4]+[.T$4])=0;0;['file:///C:/Users/Antony/diy/GB%20Accounts/GB%20Accounts%202011-12/GB%20Accounts%20Company%202012-04-30%20(Apr12)%20OpenOffice/Purchases.ods'#$Jan12.O$1])" office:value-type="float" office:value="0">
            <text:p>0 </text:p>
          </table:table-cell>
          <table:table-cell table:style-name="ce450"/>
          <table:table-cell table:style-name="ce462" table:formula="of:=[.H22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Jan12.$O$1]" office:value-type="float" office:value="0">
            <text:p>0 </text:p>
          </table:table-cell>
          <table:table-cell table:style-name="ce450"/>
          <table:table-cell table:style-name="ce466" table:formula="of:=[.J24]*[.H24]" office:value-type="float" office:value="0">
            <text:p>0 </text:p>
          </table:table-cell>
          <table:table-cell table:style-name="ce450"/>
          <table:table-cell table:style-name="ce462" table:formula="of:=[.N22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Jan12.$P$1]" office:value-type="float" office:value="0">
            <text:p>0 </text:p>
          </table:table-cell>
          <table:table-cell table:style-name="ce450"/>
          <table:table-cell table:style-name="ce466" table:formula="of:=[.P24]*[.N24]" office:value-type="float" office:value="0">
            <text:p>0 </text:p>
          </table:table-cell>
          <table:table-cell table:style-name="ce450"/>
          <table:table-cell table:style-name="ce462" table:formula="of:=[.T22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Jan12.$Q$1]" office:value-type="float" office:value="0">
            <text:p>0 </text:p>
          </table:table-cell>
          <table:table-cell table:style-name="ce450"/>
          <table:table-cell table:style-name="ce450" table:formula="of:=[.V24]*[.T24]" office:value-type="float" office:value="0">
            <text:p>0 </text:p>
          </table:table-cell>
          <table:table-cell table:style-name="ce475"/>
          <table:table-cell table:style-name="ce450" table:formula="of:=IF([.AB24]&lt;&gt;[.D24];[.AB24]-[.D24];0)" office:value-type="float" office:value="0">
            <text:p>0 </text:p>
          </table:table-cell>
          <table:table-cell table:style-name="ce450"/>
          <table:table-cell table:style-name="ce478" table:formula="of:=[.AB22]+[.F24]-[.L24]-[.R24]-[.X24]" office:value-type="float" office:value="0">
            <text:p>0 </text:p>
          </table:table-cell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10">
          <table:table-cell table:style-name="ce416"/>
          <table:table-cell table:style-name="ce441" table:number-columns-repeated="2"/>
          <table:table-cell table:style-name="ce452" table:number-columns-repeated="2"/>
          <table:table-cell table:style-name="ce450" table:number-columns-repeated="2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4"/>
          <table:table-cell table:style-name="ce475"/>
          <table:table-cell table:style-name="ce450" table:number-columns-repeated="3"/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10">
          <table:table-cell table:style-name="ce416"/>
          <table:table-cell table:style-name="ce440" table:formula="of:=[$Admin.B30]" office:value-type="date" office:date-value="2012-02-29">
            <text:p>29-Feb-12</text:p>
          </table:table-cell>
          <table:table-cell table:style-name="ce441"/>
          <table:table-cell table:style-name="ce451" table:formula="of:=[.D24]+[.F26]-[.L26]-[.R26]-[.X26]+[.Z24]" office:value-type="float" office:value="0">
            <text:p>0 </text:p>
          </table:table-cell>
          <table:table-cell table:style-name="ce452"/>
          <table:table-cell table:style-name="ce450" table:formula="of:=IF(([.H$4]+[.N$4]+[.T$4])=0;0;['file:///C:/Users/Antony/diy/GB%20Accounts/GB%20Accounts%202011-12/GB%20Accounts%20Company%202012-04-30%20(Apr12)%20OpenOffice/Purchases.ods'#$Feb12.O$1])" office:value-type="float" office:value="0">
            <text:p>0 </text:p>
          </table:table-cell>
          <table:table-cell table:style-name="ce450"/>
          <table:table-cell table:style-name="ce462" table:formula="of:=[.H24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Feb12.$O$1]" office:value-type="float" office:value="0">
            <text:p>0 </text:p>
          </table:table-cell>
          <table:table-cell table:style-name="ce450"/>
          <table:table-cell table:style-name="ce466" table:formula="of:=[.J26]*[.H26]" office:value-type="float" office:value="0">
            <text:p>0 </text:p>
          </table:table-cell>
          <table:table-cell table:style-name="ce450"/>
          <table:table-cell table:style-name="ce462" table:formula="of:=[.N24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Feb12.$P$1]" office:value-type="float" office:value="0">
            <text:p>0 </text:p>
          </table:table-cell>
          <table:table-cell table:style-name="ce450"/>
          <table:table-cell table:style-name="ce466" table:formula="of:=[.P26]*[.N26]" office:value-type="float" office:value="0">
            <text:p>0 </text:p>
          </table:table-cell>
          <table:table-cell table:style-name="ce450"/>
          <table:table-cell table:style-name="ce462" table:formula="of:=[.T24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Feb12.$Q$1]" office:value-type="float" office:value="0">
            <text:p>0 </text:p>
          </table:table-cell>
          <table:table-cell table:style-name="ce450"/>
          <table:table-cell table:style-name="ce450" table:formula="of:=[.V26]*[.T26]" office:value-type="float" office:value="0">
            <text:p>0 </text:p>
          </table:table-cell>
          <table:table-cell table:style-name="ce475"/>
          <table:table-cell table:style-name="ce450" table:formula="of:=IF([.AB26]&lt;&gt;[.D26];[.AB26]-[.D26];0)" office:value-type="float" office:value="0">
            <text:p>0 </text:p>
          </table:table-cell>
          <table:table-cell table:style-name="ce450"/>
          <table:table-cell table:style-name="ce478" table:formula="of:=[.AB24]+[.F26]-[.L26]-[.R26]-[.X26]" office:value-type="float" office:value="0">
            <text:p>0 </text:p>
          </table:table-cell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10">
          <table:table-cell table:style-name="ce416"/>
          <table:table-cell table:style-name="ce441" table:number-columns-repeated="2"/>
          <table:table-cell table:style-name="ce452" table:number-columns-repeated="2"/>
          <table:table-cell table:style-name="ce450" table:number-columns-repeated="2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4"/>
          <table:table-cell table:style-name="ce475"/>
          <table:table-cell table:style-name="ce450" table:number-columns-repeated="3"/>
          <table:table-cell table:style-name="ce432"/>
          <table:table-cell table:style-name="ce485"/>
          <table:table-cell table:style-name="ce489" table:number-columns-repeated="3"/>
          <table:table-cell table:style-name="ce432"/>
          <table:table-cell table:number-columns-repeated="990"/>
        </table:table-row>
        <table:table-row table:style-name="ro10">
          <table:table-cell table:style-name="ce416"/>
          <table:table-cell table:style-name="ce440" table:formula="of:=[$Admin.B32]" office:value-type="date" office:date-value="2012-03-31">
            <text:p>31-Mar-12</text:p>
          </table:table-cell>
          <table:table-cell table:style-name="ce441"/>
          <table:table-cell table:style-name="ce451" table:formula="of:=[.D26]+[.F28]-[.L28]-[.R28]-[.X28]+[.Z26]" office:value-type="float" office:value="0">
            <text:p>0 </text:p>
          </table:table-cell>
          <table:table-cell table:style-name="ce452"/>
          <table:table-cell table:style-name="ce450" table:formula="of:=IF(([.H$4]+[.N$4]+[.T$4])=0;0;['file:///C:/Users/Antony/diy/GB%20Accounts/GB%20Accounts%202011-12/GB%20Accounts%20Company%202012-04-30%20(Apr12)%20OpenOffice/Purchases.ods'#$Mar12.O$1])" office:value-type="float" office:value="0">
            <text:p>0 </text:p>
          </table:table-cell>
          <table:table-cell table:style-name="ce450"/>
          <table:table-cell table:style-name="ce462" table:formula="of:=[.H26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Mar12.$O$1]" office:value-type="float" office:value="0">
            <text:p>0 </text:p>
          </table:table-cell>
          <table:table-cell table:style-name="ce450"/>
          <table:table-cell table:style-name="ce466" table:formula="of:=[.J28]*[.H28]" office:value-type="float" office:value="0">
            <text:p>0 </text:p>
          </table:table-cell>
          <table:table-cell table:style-name="ce450"/>
          <table:table-cell table:style-name="ce462" table:formula="of:=[.N26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Mar12.$P$1]" office:value-type="float" office:value="0">
            <text:p>0 </text:p>
          </table:table-cell>
          <table:table-cell table:style-name="ce450"/>
          <table:table-cell table:style-name="ce466" table:formula="of:=[.P28]*[.N28]" office:value-type="float" office:value="0">
            <text:p>0 </text:p>
          </table:table-cell>
          <table:table-cell table:style-name="ce450"/>
          <table:table-cell table:style-name="ce462" table:formula="of:=[.T26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Mar12.$Q$1]" office:value-type="float" office:value="0">
            <text:p>0 </text:p>
          </table:table-cell>
          <table:table-cell table:style-name="ce450"/>
          <table:table-cell table:style-name="ce450" table:formula="of:=[.V28]*[.T28]" office:value-type="float" office:value="0">
            <text:p>0 </text:p>
          </table:table-cell>
          <table:table-cell table:style-name="ce475"/>
          <table:table-cell table:style-name="ce450" table:formula="of:=IF([.AB28]&lt;&gt;[.D28];[.AB28]-[.D28];0)" office:value-type="float" office:value="0">
            <text:p>0 </text:p>
          </table:table-cell>
          <table:table-cell table:style-name="ce450"/>
          <table:table-cell table:style-name="ce478" table:formula="of:=[.AB26]+[.F28]-[.L28]-[.R28]-[.X28]" office:value-type="float" office:value="0">
            <text:p>0 </text:p>
          </table:table-cell>
          <table:table-cell table:style-name="ce432"/>
          <table:table-cell table:style-name="ce482" office:value-type="string" table:number-columns-spanned="4" table:number-rows-spanned="3">
            <text:p>6. If the % of stock sold in net sales is correct then Column Z should be zero unless stock has been lost.. <text:s text:c="35"/><text:span text:style-name="T3">Investigate significant Stock Loss Adjustments</text:span></text:p>
          </table:table-cell>
          <table:covered-table-cell table:number-columns-repeated="3"/>
          <table:table-cell table:style-name="ce432"/>
          <table:table-cell table:number-columns-repeated="990"/>
        </table:table-row>
        <table:table-row table:style-name="ro10">
          <table:table-cell table:style-name="ce416"/>
          <table:table-cell table:style-name="ce441" table:number-columns-repeated="2"/>
          <table:table-cell table:style-name="ce452" table:number-columns-repeated="2"/>
          <table:table-cell table:style-name="ce450" table:number-columns-repeated="2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3"/>
          <table:table-cell table:style-name="ce466"/>
          <table:table-cell table:style-name="ce450"/>
          <table:table-cell table:style-name="ce461"/>
          <table:table-cell table:style-name="ce450" table:number-columns-repeated="4"/>
          <table:table-cell table:style-name="ce475"/>
          <table:table-cell table:style-name="ce450" table:number-columns-repeated="3"/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10">
          <table:table-cell table:style-name="ce416"/>
          <table:table-cell table:style-name="ce440" table:formula="of:=[$Admin.B34]" office:value-type="date" office:date-value="2012-04-30">
            <text:p>30-Apr-12</text:p>
          </table:table-cell>
          <table:table-cell table:style-name="ce441"/>
          <table:table-cell table:style-name="ce451" table:formula="of:=[.D28]+[.F30]-[.L30]-[.R30]-[.X30]+[.Z28]" office:value-type="float" office:value="0">
            <text:p>0 </text:p>
          </table:table-cell>
          <table:table-cell table:style-name="ce452"/>
          <table:table-cell table:style-name="ce450" table:formula="of:=IF(([.H$4]+[.N$4]+[.T$4])=0;0;['file:///C:/Users/Antony/diy/GB%20Accounts/GB%20Accounts%202011-12/GB%20Accounts%20Company%202012-04-30%20(Apr12)%20OpenOffice/Purchases.ods'#$Apr12.O$1])" office:value-type="float" office:value="0">
            <text:p>0 </text:p>
          </table:table-cell>
          <table:table-cell table:style-name="ce450"/>
          <table:table-cell table:style-name="ce462" table:formula="of:=[.H28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Apr12.$O$1]" office:value-type="float" office:value="0">
            <text:p>0 </text:p>
          </table:table-cell>
          <table:table-cell table:style-name="ce450"/>
          <table:table-cell table:style-name="ce466" table:formula="of:=[.J30]*[.H30]" office:value-type="float" office:value="0">
            <text:p>0 </text:p>
          </table:table-cell>
          <table:table-cell table:style-name="ce450"/>
          <table:table-cell table:style-name="ce462" table:formula="of:=[.N28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Apr12.$P$1]" office:value-type="float" office:value="0">
            <text:p>0 </text:p>
          </table:table-cell>
          <table:table-cell table:style-name="ce450"/>
          <table:table-cell table:style-name="ce466" table:formula="of:=[.P30]*[.N30]" office:value-type="float" office:value="0">
            <text:p>0 </text:p>
          </table:table-cell>
          <table:table-cell table:style-name="ce450"/>
          <table:table-cell table:style-name="ce462" table:formula="of:=[.T28]" office:value-type="percentage" office:value="0">
            <text:p>0%</text:p>
          </table:table-cell>
          <table:table-cell table:style-name="ce450"/>
          <table:table-cell table:style-name="ce450" table:formula="of:=['file:///C:/Users/Antony/diy/GB%20Accounts/GB%20Accounts%202011-12/GB%20Accounts%20Company%202012-04-30%20(Apr12)%20OpenOffice/Sales.ods'#$Apr12.$Q$1]" office:value-type="float" office:value="0">
            <text:p>0 </text:p>
          </table:table-cell>
          <table:table-cell table:style-name="ce450"/>
          <table:table-cell table:style-name="ce450" table:formula="of:=[.V30]*[.T30]" office:value-type="float" office:value="0">
            <text:p>0 </text:p>
          </table:table-cell>
          <table:table-cell table:style-name="ce475"/>
          <table:table-cell table:style-name="ce450" table:formula="of:=IF([.AB30]&lt;&gt;[.D30];[.AB30]-[.D30];0)" office:value-type="float" office:value="0">
            <text:p>0 </text:p>
          </table:table-cell>
          <table:table-cell table:style-name="ce450"/>
          <table:table-cell table:style-name="ce478" table:formula="of:=[.AB28]+[.F30]-[.L30]-[.R30]-[.X30]" office:value-type="float" office:value="0">
            <text:p>0 </text:p>
          </table:table-cell>
          <table:table-cell table:style-name="ce432"/>
          <table:covered-table-cell table:number-columns-repeated="4"/>
          <table:table-cell table:style-name="ce432"/>
          <table:table-cell table:number-columns-repeated="990"/>
        </table:table-row>
        <table:table-row table:style-name="ro10">
          <table:table-cell table:style-name="ce417"/>
          <table:table-cell table:style-name="ce442" table:number-columns-repeated="2"/>
          <table:table-cell table:style-name="ce453" table:number-columns-repeated="4"/>
          <table:table-cell table:style-name="ce463"/>
          <table:table-cell table:style-name="ce453" table:number-columns-repeated="3"/>
          <table:table-cell table:style-name="ce467"/>
          <table:table-cell table:style-name="ce453"/>
          <table:table-cell table:style-name="ce463"/>
          <table:table-cell table:style-name="ce453" table:number-columns-repeated="3"/>
          <table:table-cell table:style-name="ce467"/>
          <table:table-cell table:style-name="ce453"/>
          <table:table-cell table:style-name="ce463"/>
          <table:table-cell table:style-name="ce453" table:number-columns-repeated="4"/>
          <table:table-cell table:style-name="ce476"/>
          <table:table-cell table:style-name="ce453" table:number-columns-repeated="3"/>
          <table:table-cell table:style-name="ce433"/>
          <table:table-cell table:style-name="ce486"/>
          <table:table-cell table:style-name="ce490" table:number-columns-repeated="3"/>
          <table:table-cell table:style-name="ce433"/>
          <table:table-cell table:number-columns-repeated="990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dmin" table:style-name="ta13" table:protected="true" table:protection-key="CAX2U5cjUI/wFNbHRjUYY2MMuuA=" table:protection-key-digest-algorithm="http://www.w3.org/2000/09/xmldsig#sha1" table:print="false">
        <table:table-protection table:select-protected-cells="true" table:select-unprotected-cells="true"/>
        <table:table-column table:style-name="co56" table:default-cell-style-name="ce493"/>
        <table:table-column table:style-name="co44" table:default-cell-style-name="ce498"/>
        <table:table-column table:style-name="co57" table:default-cell-style-name="ce493"/>
        <table:table-column table:style-name="co58" table:default-cell-style-name="ce493"/>
        <table:table-column table:style-name="co59" table:default-cell-style-name="ce493"/>
        <table:table-column table:style-name="co60" table:default-cell-style-name="ce493"/>
        <table:table-column table:style-name="co6" table:default-cell-style-name="ce513"/>
        <table:table-column table:style-name="co57" table:default-cell-style-name="ce493"/>
        <table:table-column table:style-name="co6" table:default-cell-style-name="ce493"/>
        <table:table-column table:style-name="co61" table:default-cell-style-name="ce493"/>
        <table:table-column table:style-name="co62" table:default-cell-style-name="ce493"/>
        <table:table-column table:style-name="co6" table:default-cell-style-name="ce493"/>
        <table:table-column table:style-name="co63" table:default-cell-style-name="ce493"/>
        <table:table-column table:style-name="co6" table:default-cell-style-name="ce493"/>
        <table:table-column table:style-name="co33" table:default-cell-style-name="ce493"/>
        <table:table-column table:style-name="co6" table:default-cell-style-name="ce493"/>
        <table:table-column table:style-name="co48" table:default-cell-style-name="ce493"/>
        <table:table-column table:style-name="co6" table:number-columns-repeated="1007" table:default-cell-style-name="ce493"/>
        <table:table-row table:style-name="ro20">
          <table:table-cell table:style-name="ce492"/>
          <table:table-cell table:style-name="ce494" office:value-type="string">
            <text:p>Dates</text:p>
          </table:table-cell>
          <table:table-cell table:style-name="ce492" table:number-columns-repeated="4"/>
          <table:table-cell table:style-name="ce505"/>
          <table:table-cell table:style-name="ce492" table:number-columns-repeated="10"/>
          <table:table-cell table:number-columns-repeated="1007"/>
        </table:table-row>
        <table:table-row table:style-name="ro17">
          <table:table-cell table:style-name="ce492"/>
          <table:table-cell table:style-name="ce495" office:value-type="date" office:date-value="2010-12-31">
            <text:p>31-Dec-10</text:p>
          </table:table-cell>
          <table:table-cell table:style-name="ce492"/>
          <table:table-cell table:style-name="ce500" table:number-columns-spanned="3" table:number-rows-spanned="1"/>
          <table:covered-table-cell table:number-columns-repeated="2"/>
          <table:table-cell table:style-name="ce500"/>
          <table:table-cell table:style-name="ce492" table:number-columns-repeated="10"/>
          <table:table-cell table:number-columns-repeated="1007"/>
        </table:table-row>
        <table:table-row table:style-name="ro17">
          <table:table-cell table:style-name="ce492"/>
          <table:table-cell table:style-name="ce496" office:value-type="date" office:date-value="2011-01-01">
            <text:p>01-Jan-11</text:p>
          </table:table-cell>
          <table:table-cell table:style-name="ce492"/>
          <table:table-cell table:style-name="ce501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509" office:value-type="string">
            <text:p>2011-12</text:p>
          </table:table-cell>
          <table:table-cell table:style-name="ce492" table:number-columns-repeated="3"/>
          <table:table-cell table:style-name="ce516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501" table:formula="of:=[.G3]" office:value-type="string" office:string-value="2011-12">
            <text:p>2011-12</text:p>
          </table:table-cell>
          <table:table-cell table:style-name="ce492" table:number-columns-repeated="3"/>
          <table:table-cell table:number-columns-repeated="1007"/>
        </table:table-row>
        <table:table-row table:style-name="ro17">
          <table:table-cell table:style-name="ce492"/>
          <table:table-cell table:style-name="ce496" office:value-type="date" office:date-value="2011-01-31">
            <text:p>31-Jan-11</text:p>
          </table:table-cell>
          <table:table-cell table:style-name="ce492" table:number-columns-repeated="3"/>
          <table:table-cell table:style-name="ce505" office:value-type="string">
            <text:p>Year to</text:p>
          </table:table-cell>
          <table:table-cell table:style-name="ce505" office:value-type="string">
            <text:p>%</text:p>
          </table:table-cell>
          <table:table-cell table:style-name="ce492" table:number-columns-repeated="3"/>
          <table:table-cell table:style-name="ce517" table:number-columns-repeated="3"/>
          <table:table-cell table:style-name="ce500"/>
          <table:table-cell table:style-name="ce492" table:number-columns-repeated="3"/>
          <table:table-cell table:number-columns-repeated="1007"/>
        </table:table-row>
        <table:table-row table:style-name="ro17">
          <table:table-cell table:style-name="ce492"/>
          <table:table-cell table:style-name="ce496" office:value-type="date" office:date-value="2011-02-01">
            <text:p>01-Feb-11</text:p>
          </table:table-cell>
          <table:table-cell table:style-name="ce492"/>
          <table:table-cell table:style-name="ce499" office:value-type="string">
            <text:p>Annual Investment Allowance</text:p>
          </table:table-cell>
          <table:table-cell table:style-name="ce499"/>
          <table:table-cell table:style-name="ce506" table:formula="of:=[.B32]" office:value-type="date" office:date-value="2012-03-31">
            <text:p>31-Mar-12</text:p>
          </table:table-cell>
          <table:table-cell table:style-name="ce510" office:value-type="float" office:value="100">
            <text:p>100</text:p>
          </table:table-cell>
          <table:table-cell table:style-name="ce492" table:number-columns-repeated="8"/>
          <table:table-cell table:style-name="ce505" table:number-columns-repeated="2"/>
          <table:table-cell table:number-columns-repeated="1007"/>
        </table:table-row>
        <table:table-row table:style-name="ro17">
          <table:table-cell table:style-name="ce492"/>
          <table:table-cell table:style-name="ce496" office:value-type="date" office:date-value="2011-02-28">
            <text:p>28-Feb-11</text:p>
          </table:table-cell>
          <table:table-cell table:style-name="ce492"/>
          <table:table-cell table:style-name="ce499" office:value-type="string">
            <text:p>Writing down allowance</text:p>
          </table:table-cell>
          <table:table-cell table:style-name="ce499"/>
          <table:table-cell table:style-name="ce506" table:formula="of:=[.B32]" office:value-type="date" office:date-value="2012-03-31">
            <text:p>31-Mar-12</text:p>
          </table:table-cell>
          <table:table-cell table:style-name="ce510" office:value-type="float" office:value="20">
            <text:p>20</text:p>
          </table:table-cell>
          <table:table-cell table:style-name="ce492"/>
          <table:table-cell table:style-name="ce514" office:value-type="string">
            <text:p>Corporation Tax</text:p>
          </table:table-cell>
          <table:table-cell table:style-name="ce514"/>
          <table:table-cell table:style-name="ce514" office:value-type="float" office:value="2011">
            <text:p>2011</text:p>
          </table:table-cell>
          <table:table-cell table:style-name="ce518" table:formula="of:=[.B11]" office:value-type="date" office:date-value="2011-05-01" table:number-columns-spanned="2" table:number-rows-spanned="1">
            <text:p>Sunday, May 01, 2011</text:p>
          </table:table-cell>
          <table:covered-table-cell/>
          <table:table-cell table:style-name="ce522" table:formula="of:=[.B32]" office:value-type="date" office:date-value="2012-03-31" table:number-columns-spanned="2" table:number-rows-spanned="1">
            <text:p>Saturday, March 31, 2012</text:p>
          </table:table-cell>
          <table:covered-table-cell/>
          <table:table-cell table:style-name="ce510" office:value-type="float" office:value="20">
            <text:p>20</text:p>
          </table:table-cell>
          <table:table-cell table:style-name="ce505" office:value-type="string">
            <text:p>%</text:p>
          </table:table-cell>
          <table:table-cell table:number-columns-repeated="1007"/>
        </table:table-row>
        <table:table-row table:style-name="ro17">
          <table:table-cell table:style-name="ce492"/>
          <table:table-cell table:style-name="ce496" office:value-type="date" office:date-value="2011-03-01">
            <text:p>01-Mar-11</text:p>
          </table:table-cell>
          <table:table-cell table:style-name="ce492"/>
          <table:table-cell table:style-name="ce499" office:value-type="string">
            <text:p>Annual Investment Allowance</text:p>
          </table:table-cell>
          <table:table-cell table:style-name="ce499"/>
          <table:table-cell table:style-name="ce506" table:formula="of:=[.B56]" office:value-type="date" office:date-value="2013-03-31">
            <text:p>31-Mar-13</text:p>
          </table:table-cell>
          <table:table-cell table:style-name="ce510" office:value-type="float" office:value="100">
            <text:p>100</text:p>
          </table:table-cell>
          <table:table-cell table:style-name="ce492"/>
          <table:table-cell table:style-name="ce514" office:value-type="string">
            <text:p>Corporation Tax</text:p>
          </table:table-cell>
          <table:table-cell table:style-name="ce514"/>
          <table:table-cell table:style-name="ce514" office:value-type="float" office:value="2012">
            <text:p>2012</text:p>
          </table:table-cell>
          <table:table-cell table:style-name="ce518" table:formula="of:=[.B33]" office:value-type="date" office:date-value="2012-04-01" table:number-columns-spanned="2" table:number-rows-spanned="1">
            <text:p>Sunday, April 01, 2012</text:p>
          </table:table-cell>
          <table:covered-table-cell/>
          <table:table-cell table:style-name="ce522" table:formula="of:=[.B34]" office:value-type="date" office:date-value="2012-04-30" table:number-columns-spanned="2" table:number-rows-spanned="1">
            <text:p>Monday, April 30, 2012</text:p>
          </table:table-cell>
          <table:covered-table-cell/>
          <table:table-cell table:style-name="ce510" office:value-type="float" office:value="20">
            <text:p>20</text:p>
          </table:table-cell>
          <table:table-cell table:style-name="ce505" office:value-type="string">
            <text:p>%</text:p>
          </table:table-cell>
          <table:table-cell table:number-columns-repeated="1007"/>
        </table:table-row>
        <table:table-row table:style-name="ro17">
          <table:table-cell table:style-name="ce492"/>
          <table:table-cell table:style-name="ce496" office:value-type="date" office:date-value="2011-03-31">
            <text:p>31-Mar-11</text:p>
          </table:table-cell>
          <table:table-cell table:style-name="ce492"/>
          <table:table-cell table:style-name="ce499" office:value-type="string">
            <text:p>Writing down allowance</text:p>
          </table:table-cell>
          <table:table-cell table:style-name="ce499"/>
          <table:table-cell table:style-name="ce506" table:formula="of:=[.B56]" office:value-type="date" office:date-value="2013-03-31">
            <text:p>31-Mar-13</text:p>
          </table:table-cell>
          <table:table-cell table:style-name="ce510" office:value-type="float" office:value="18">
            <text:p>18</text:p>
          </table:table-cell>
          <table:table-cell table:style-name="ce492" table:number-columns-repeated="8"/>
          <table:table-cell table:style-name="ce505" table:number-columns-repeated="2"/>
          <table:table-cell table:number-columns-repeated="1007"/>
        </table:table-row>
        <table:table-row table:style-name="ro17">
          <table:table-cell table:style-name="ce492"/>
          <table:table-cell table:style-name="ce496" office:value-type="date" office:date-value="2011-04-01">
            <text:p>01-Apr-11</text:p>
          </table:table-cell>
          <table:table-cell table:style-name="ce492" table:number-columns-repeated="4"/>
          <table:table-cell table:style-name="ce505"/>
          <table:table-cell table:style-name="ce492"/>
          <table:table-cell table:style-name="ce499" table:number-columns-repeated="3"/>
          <table:table-cell table:style-name="ce519" office:value-type="string">
            <text:p>Date</text:p>
          </table:table-cell>
          <table:table-cell table:style-name="ce499"/>
          <table:table-cell table:style-name="ce523" office:value-type="string">
            <text:p>Number</text:p>
          </table:table-cell>
          <table:table-cell table:style-name="ce526"/>
          <table:table-cell table:style-name="ce530"/>
          <table:table-cell table:style-name="ce505"/>
          <table:table-cell table:number-columns-repeated="1007"/>
        </table:table-row>
        <table:table-row table:style-name="ro17">
          <table:table-cell table:style-name="ce492"/>
          <table:table-cell table:style-name="ce496" office:value-type="date" office:date-value="2011-04-30">
            <text:p>30-Apr-11</text:p>
          </table:table-cell>
          <table:table-cell table:style-name="ce492"/>
          <table:table-cell table:style-name="ce499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505"/>
          <table:table-cell table:style-name="ce492" table:number-columns-repeated="4"/>
          <table:table-cell table:style-name="ce506" table:formula="of:=[.B8]" office:value-type="date" office:date-value="2011-03-31">
            <text:p>31-Mar-11</text:p>
          </table:table-cell>
          <table:table-cell table:style-name="ce505" office:value-type="string">
            <text:p>=</text:p>
          </table:table-cell>
          <table:table-cell table:style-name="ce524" table:formula="of:=[.B8]" office:value-type="float" office:value="40633">
            <text:p>40633</text:p>
          </table:table-cell>
          <table:table-cell table:style-name="ce492"/>
          <table:table-cell table:style-name="ce505" table:number-columns-repeated="2"/>
          <table:table-cell table:number-columns-repeated="1007"/>
        </table:table-row>
        <table:table-row table:style-name="ro17">
          <table:table-cell table:style-name="ce492"/>
          <table:table-cell table:style-name="ce496" office:value-type="date" office:date-value="2011-05-01">
            <text:p>01-May-11</text:p>
          </table:table-cell>
          <table:table-cell table:style-name="ce492"/>
          <table:table-cell table:style-name="ce492" office:value-type="string">
            <text:p>Costing over </text:p>
          </table:table-cell>
          <table:table-cell table:style-name="ce504" office:value-type="float" office:value="12000">
            <text:p>12000</text:p>
          </table:table-cell>
          <table:table-cell table:style-name="ce492" office:value-type="string">
            <text:p>Restricted to</text:p>
          </table:table-cell>
          <table:table-cell table:style-name="ce504" office:value-type="float" office:value="3000">
            <text:p>3000</text:p>
          </table:table-cell>
          <table:table-cell table:style-name="ce492" table:number-columns-repeated="4"/>
          <table:table-cell table:style-name="ce506" table:formula="of:=[.B32]" office:value-type="date" office:date-value="2012-03-31">
            <text:p>31-Mar-12</text:p>
          </table:table-cell>
          <table:table-cell table:style-name="ce520" office:value-type="string">
            <text:p>=</text:p>
          </table:table-cell>
          <table:table-cell table:style-name="ce524" table:formula="of:=[.B32]" office:value-type="float" office:value="40999">
            <text:p>40999</text:p>
          </table:table-cell>
          <table:table-cell table:style-name="ce505" table:number-columns-repeated="3"/>
          <table:table-cell table:number-columns-repeated="1007"/>
        </table:table-row>
        <table:table-row table:style-name="ro17">
          <table:table-cell table:style-name="ce492"/>
          <table:table-cell table:style-name="ce496" office:value-type="date" office:date-value="2011-05-31">
            <text:p>31-May-11</text:p>
          </table:table-cell>
          <table:table-cell table:style-name="ce492" table:number-columns-repeated="2"/>
          <table:table-cell table:style-name="ce505"/>
          <table:table-cell table:style-name="ce492"/>
          <table:table-cell table:style-name="ce505"/>
          <table:table-cell table:style-name="ce492" table:number-columns-repeated="5"/>
          <table:table-cell table:style-name="ce520"/>
          <table:table-cell table:style-name="ce505"/>
          <table:table-cell table:style-name="ce492"/>
          <table:table-cell table:style-name="ce505" table:number-columns-repeated="2"/>
          <table:table-cell table:number-columns-repeated="1007"/>
        </table:table-row>
        <table:table-row table:style-name="ro17">
          <table:table-cell table:style-name="ce492"/>
          <table:table-cell table:style-name="ce496" office:value-type="date" office:date-value="2011-06-01">
            <text:p>01-Jun-11</text:p>
          </table:table-cell>
          <table:table-cell table:style-name="ce492"/>
          <table:table-cell table:style-name="ce501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505" office:value-type="string">
            <text:p>%</text:p>
          </table:table-cell>
          <table:table-cell table:style-name="ce492" table:number-columns-repeated="10"/>
          <table:table-cell table:number-columns-repeated="1007"/>
        </table:table-row>
        <table:table-row table:style-name="ro17">
          <table:table-cell table:style-name="ce492"/>
          <table:table-cell table:style-name="ce496" office:value-type="date" office:date-value="2011-06-30">
            <text:p>30-Jun-11</text:p>
          </table:table-cell>
          <table:table-cell table:style-name="ce492" table:number-columns-repeated="4"/>
          <table:table-cell table:style-name="ce505"/>
          <table:table-cell table:style-name="ce492"/>
          <table:table-cell table:style-name="ce501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500"/>
          <table:table-cell table:style-name="ce492"/>
          <table:table-cell table:style-name="ce505" office:value-type="string">
            <text:p>Miles</text:p>
          </table:table-cell>
          <table:table-cell table:style-name="ce505" office:value-type="string">
            <text:p>p per mile</text:p>
          </table:table-cell>
          <table:table-cell table:style-name="ce492" table:number-columns-repeated="2"/>
          <table:table-cell table:number-columns-repeated="1007"/>
        </table:table-row>
        <table:table-row table:style-name="ro17">
          <table:table-cell table:style-name="ce492"/>
          <table:table-cell table:style-name="ce496" office:value-type="date" office:date-value="2011-07-01">
            <text:p>01-Jul-11</text:p>
          </table:table-cell>
          <table:table-cell table:style-name="ce492"/>
          <table:table-cell table:style-name="ce499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511" office:value-type="percentage" office:value="0">
            <text:p>0%</text:p>
          </table:table-cell>
          <table:table-cell table:style-name="ce492"/>
          <table:table-cell table:style-name="ce500" table:number-columns-repeated="4"/>
          <table:table-cell table:style-name="ce492"/>
          <table:table-cell table:style-name="ce505" table:number-columns-repeated="2"/>
          <table:table-cell table:style-name="ce492" table:number-columns-repeated="2"/>
          <table:table-cell table:number-columns-repeated="1007"/>
        </table:table-row>
        <table:table-row table:style-name="ro17">
          <table:table-cell table:style-name="ce492"/>
          <table:table-cell table:style-name="ce496" office:value-type="date" office:date-value="2011-07-31">
            <text:p>31-Jul-11</text:p>
          </table:table-cell>
          <table:table-cell table:style-name="ce492"/>
          <table:table-cell table:style-name="ce499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511" office:value-type="percentage" office:value="0.1">
            <text:p>10%</text:p>
          </table:table-cell>
          <table:table-cell table:style-name="ce492"/>
          <table:table-cell table:style-name="ce499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504" office:value-type="float" office:value="10000">
            <text:p>10000</text:p>
          </table:table-cell>
          <table:table-cell table:style-name="ce527" office:value-type="float" office:value="0.45">
            <text:p>0.45</text:p>
          </table:table-cell>
          <table:table-cell table:style-name="ce492" table:number-columns-repeated="2"/>
          <table:table-cell table:number-columns-repeated="1007"/>
        </table:table-row>
        <table:table-row table:style-name="ro17">
          <table:table-cell table:style-name="ce492"/>
          <table:table-cell table:style-name="ce496" office:value-type="date" office:date-value="2011-08-01">
            <text:p>01-Aug-11</text:p>
          </table:table-cell>
          <table:table-cell table:style-name="ce492"/>
          <table:table-cell table:style-name="ce499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511" office:value-type="percentage" office:value="0.2">
            <text:p>20%</text:p>
          </table:table-cell>
          <table:table-cell table:style-name="ce492"/>
          <table:table-cell table:style-name="ce499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504" office:value-type="float" office:value="10001">
            <text:p>10001</text:p>
          </table:table-cell>
          <table:table-cell table:style-name="ce527" office:value-type="float" office:value="0.25">
            <text:p>0.25</text:p>
          </table:table-cell>
          <table:table-cell table:style-name="ce492" table:number-columns-repeated="2"/>
          <table:table-cell table:number-columns-repeated="1007"/>
        </table:table-row>
        <table:table-row table:style-name="ro17">
          <table:table-cell table:style-name="ce492"/>
          <table:table-cell table:style-name="ce496" office:value-type="date" office:date-value="2011-08-31">
            <text:p>31-Aug-11</text:p>
          </table:table-cell>
          <table:table-cell table:style-name="ce492"/>
          <table:table-cell table:style-name="ce499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511" office:value-type="percentage" office:value="0.33">
            <text:p>33%</text:p>
          </table:table-cell>
          <table:table-cell table:style-name="ce499" table:number-columns-repeated="8"/>
          <table:table-cell table:style-name="ce492" table:number-columns-repeated="2"/>
          <table:table-cell table:number-columns-repeated="1007"/>
        </table:table-row>
        <table:table-row table:style-name="ro17">
          <table:table-cell table:style-name="ce492"/>
          <table:table-cell table:style-name="ce496" office:value-type="date" office:date-value="2011-09-01">
            <text:p>01-Sep-11</text:p>
          </table:table-cell>
          <table:table-cell table:style-name="ce499"/>
          <table:table-cell table:style-name="ce499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511" office:value-type="percentage" office:value="0.25">
            <text:p>25%</text:p>
          </table:table-cell>
          <table:table-cell table:style-name="ce499"/>
          <table:table-cell table:style-name="ce515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99"/>
          <table:table-cell table:style-name="ce521" office:value-type="float" office:value="20">
            <text:p>20.0</text:p>
          </table:table-cell>
          <table:table-cell table:style-name="ce494" table:formula="of:=[.B11]" office:value-type="date" office:date-value="2011-05-01">
            <text:p>01-May-11</text:p>
          </table:table-cell>
          <table:table-cell table:style-name="ce528" table:formula="of:=[.B26]" office:value-type="date" office:date-value="2011-12-31">
            <text:p>31-Dec-11</text:p>
          </table:table-cell>
          <table:table-cell table:style-name="ce492" table:number-columns-repeated="2"/>
          <table:table-cell table:number-columns-repeated="1007"/>
        </table:table-row>
        <table:table-row table:style-name="ro17">
          <table:table-cell table:style-name="ce492"/>
          <table:table-cell table:style-name="ce496" office:value-type="date" office:date-value="2011-09-30">
            <text:p>30-Sep-11</text:p>
          </table:table-cell>
          <table:table-cell table:style-name="ce499" table:number-columns-repeated="4"/>
          <table:table-cell table:style-name="ce505"/>
          <table:table-cell table:style-name="ce499" table:number-columns-repeated="6"/>
          <table:table-cell table:style-name="ce525"/>
          <table:table-cell table:style-name="ce529"/>
          <table:table-cell table:style-name="ce492" table:number-columns-repeated="2"/>
          <table:table-cell table:number-columns-repeated="1007"/>
        </table:table-row>
        <table:table-row table:style-name="ro17">
          <table:table-cell table:style-name="ce492"/>
          <table:table-cell table:style-name="ce496" office:value-type="date" office:date-value="2011-10-01">
            <text:p>01-Oct-11</text:p>
          </table:table-cell>
          <table:table-cell table:style-name="ce499" table:number-columns-repeated="4"/>
          <table:table-cell table:style-name="ce505"/>
          <table:table-cell table:style-name="ce499"/>
          <table:table-cell table:style-name="ce515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99"/>
          <table:table-cell table:style-name="ce515" office:value-type="float" office:value="20">
            <text:p>20</text:p>
          </table:table-cell>
          <table:table-cell table:style-name="ce494" table:formula="of:=[.B27]" office:value-type="date" office:date-value="2012-01-01">
            <text:p>01-Jan-12</text:p>
          </table:table-cell>
          <table:table-cell table:style-name="ce529"/>
          <table:table-cell table:style-name="ce492" table:number-columns-repeated="2"/>
          <table:table-cell table:number-columns-repeated="1007"/>
        </table:table-row>
        <table:table-row table:style-name="ro17">
          <table:table-cell table:style-name="ce492"/>
          <table:table-cell table:style-name="ce496" office:value-type="date" office:date-value="2011-10-31">
            <text:p>31-Oct-11</text:p>
          </table:table-cell>
          <table:table-cell table:style-name="ce499" table:number-columns-repeated="4"/>
          <table:table-cell table:style-name="ce505"/>
          <table:table-cell table:style-name="ce499" table:number-columns-repeated="6"/>
          <table:table-cell table:style-name="ce520"/>
          <table:table-cell table:style-name="ce499"/>
          <table:table-cell table:style-name="ce492" table:number-columns-repeated="2"/>
          <table:table-cell table:number-columns-repeated="1007"/>
        </table:table-row>
        <table:table-row table:style-name="ro17">
          <table:table-cell table:style-name="ce492"/>
          <table:table-cell table:style-name="ce496" office:value-type="date" office:date-value="2011-11-01">
            <text:p>01-Nov-11</text:p>
          </table:table-cell>
          <table:table-cell table:style-name="ce499"/>
          <table:table-cell table:style-name="ce502" table:number-columns-repeated="2"/>
          <table:table-cell table:style-name="ce507"/>
          <table:table-cell table:style-name="ce508"/>
          <table:table-cell table:style-name="ce502" table:number-columns-repeated="8"/>
          <table:table-cell table:style-name="ce503" table:number-columns-repeated="2"/>
          <table:table-cell table:number-columns-repeated="1007"/>
        </table:table-row>
        <table:table-row table:style-name="ro17">
          <table:table-cell table:style-name="ce492"/>
          <table:table-cell table:style-name="ce496" office:value-type="date" office:date-value="2011-11-30">
            <text:p>30-Nov-11</text:p>
          </table:table-cell>
          <table:table-cell table:style-name="ce499"/>
          <table:table-cell table:style-name="ce502" table:number-columns-repeated="3"/>
          <table:table-cell table:style-name="ce508"/>
          <table:table-cell table:style-name="ce503" table:number-columns-repeated="10"/>
          <table:table-cell table:number-columns-repeated="1007"/>
        </table:table-row>
        <table:table-row table:style-name="ro17">
          <table:table-cell table:style-name="ce492"/>
          <table:table-cell table:style-name="ce496" office:value-type="date" office:date-value="2011-12-01">
            <text:p>01-Dec-11</text:p>
          </table:table-cell>
          <table:table-cell table:style-name="ce492"/>
          <table:table-cell table:style-name="ce502" table:number-columns-repeated="2"/>
          <table:table-cell table:style-name="ce508"/>
          <table:table-cell table:style-name="ce512"/>
          <table:table-cell table:style-name="ce503" table:number-columns-repeated="10"/>
          <table:table-cell table:number-columns-repeated="1007"/>
        </table:table-row>
        <table:table-row table:style-name="ro17">
          <table:table-cell table:style-name="ce492"/>
          <table:table-cell table:style-name="ce496" office:value-type="date" office:date-value="2011-12-31">
            <text:p>31-Dec-11</text:p>
          </table:table-cell>
          <table:table-cell table:style-name="ce492"/>
          <table:table-cell table:style-name="ce503" table:number-columns-repeated="4"/>
          <table:table-cell/>
          <table:table-cell table:style-name="ce503" table:number-columns-repeated="9"/>
          <table:table-cell table:number-columns-repeated="1007"/>
        </table:table-row>
        <table:table-row table:style-name="ro20">
          <table:table-cell table:style-name="ce492"/>
          <table:table-cell table:style-name="ce496" office:value-type="date" office:date-value="2012-01-01">
            <text:p>01-Jan-12</text:p>
          </table:table-cell>
          <table:table-cell table:style-name="ce492"/>
          <table:table-cell table:style-name="ce503" table:number-columns-repeated="4"/>
          <table:table-cell table:number-columns-repeated="1017"/>
        </table:table-row>
        <table:table-row table:style-name="ro20">
          <table:table-cell table:style-name="ce492"/>
          <table:table-cell table:style-name="ce496" office:value-type="date" office:date-value="2012-01-31">
            <text:p>31-Jan-12</text:p>
          </table:table-cell>
          <table:table-cell table:style-name="ce492"/>
          <table:table-cell table:number-columns-repeated="1021"/>
        </table:table-row>
        <table:table-row table:style-name="ro20">
          <table:table-cell table:style-name="ce492"/>
          <table:table-cell table:style-name="ce496" office:value-type="date" office:date-value="2012-02-01">
            <text:p>01-Feb-12</text:p>
          </table:table-cell>
          <table:table-cell table:style-name="ce492"/>
          <table:table-cell table:number-columns-repeated="1021"/>
        </table:table-row>
        <table:table-row table:style-name="ro20">
          <table:table-cell table:style-name="ce492"/>
          <table:table-cell table:style-name="ce496" office:value-type="date" office:date-value="2012-02-29">
            <text:p>29-Feb-12</text:p>
          </table:table-cell>
          <table:table-cell table:style-name="ce492"/>
          <table:table-cell table:number-columns-repeated="1021"/>
        </table:table-row>
        <table:table-row table:style-name="ro20">
          <table:table-cell table:style-name="ce492"/>
          <table:table-cell table:style-name="ce496" office:value-type="date" office:date-value="2012-03-01">
            <text:p>01-Mar-12</text:p>
          </table:table-cell>
          <table:table-cell table:style-name="ce492"/>
          <table:table-cell table:number-columns-repeated="1021"/>
        </table:table-row>
        <table:table-row table:style-name="ro20">
          <table:table-cell table:style-name="ce492"/>
          <table:table-cell table:style-name="ce496" office:value-type="date" office:date-value="2012-03-31">
            <text:p>31-Mar-12</text:p>
          </table:table-cell>
          <table:table-cell table:style-name="ce492"/>
          <table:table-cell table:number-columns-repeated="1021"/>
        </table:table-row>
        <table:table-row table:style-name="ro20">
          <table:table-cell table:style-name="ce492"/>
          <table:table-cell table:style-name="ce496" office:value-type="date" office:date-value="2012-04-01">
            <text:p>01-Apr-12</text:p>
          </table:table-cell>
          <table:table-cell table:style-name="ce492"/>
          <table:table-cell table:number-columns-repeated="1021"/>
        </table:table-row>
        <table:table-row table:style-name="ro20">
          <table:table-cell table:style-name="ce492"/>
          <table:table-cell table:style-name="ce496" office:value-type="date" office:date-value="2012-04-30">
            <text:p>30-Apr-12</text:p>
          </table:table-cell>
          <table:table-cell table:style-name="ce492"/>
          <table:table-cell table:number-columns-repeated="1021"/>
        </table:table-row>
        <table:table-row table:style-name="ro20">
          <table:table-cell table:style-name="ce492"/>
          <table:table-cell table:style-name="ce496" office:value-type="date" office:date-value="2012-05-01">
            <text:p>01-May-12</text:p>
          </table:table-cell>
          <table:table-cell table:style-name="ce492"/>
          <table:table-cell table:number-columns-repeated="1021"/>
        </table:table-row>
        <table:table-row table:style-name="ro20">
          <table:table-cell table:style-name="ce492"/>
          <table:table-cell table:style-name="ce496" office:value-type="date" office:date-value="2012-05-31">
            <text:p>31-May-12</text:p>
          </table:table-cell>
          <table:table-cell table:style-name="ce492"/>
          <table:table-cell table:number-columns-repeated="1021"/>
        </table:table-row>
        <table:table-row table:style-name="ro20">
          <table:table-cell table:style-name="ce492"/>
          <table:table-cell table:style-name="ce496" office:value-type="date" office:date-value="2012-06-01">
            <text:p>01-Jun-12</text:p>
          </table:table-cell>
          <table:table-cell table:style-name="ce492"/>
          <table:table-cell table:number-columns-repeated="1021"/>
        </table:table-row>
        <table:table-row table:style-name="ro20">
          <table:table-cell table:style-name="ce492"/>
          <table:table-cell table:style-name="ce496" office:value-type="date" office:date-value="2012-06-30">
            <text:p>30-Jun-12</text:p>
          </table:table-cell>
          <table:table-cell table:style-name="ce492"/>
          <table:table-cell table:number-columns-repeated="1021"/>
        </table:table-row>
        <table:table-row table:style-name="ro20">
          <table:table-cell table:style-name="ce492"/>
          <table:table-cell table:style-name="ce496" office:value-type="date" office:date-value="2012-07-01">
            <text:p>01-Jul-12</text:p>
          </table:table-cell>
          <table:table-cell table:style-name="ce492"/>
          <table:table-cell table:number-columns-repeated="1021"/>
        </table:table-row>
        <table:table-row table:style-name="ro20">
          <table:table-cell table:style-name="ce492"/>
          <table:table-cell table:style-name="ce496" office:value-type="date" office:date-value="2012-07-31">
            <text:p>31-Jul-12</text:p>
          </table:table-cell>
          <table:table-cell table:style-name="ce492"/>
          <table:table-cell table:number-columns-repeated="1021"/>
        </table:table-row>
        <table:table-row table:style-name="ro20">
          <table:table-cell table:style-name="ce492"/>
          <table:table-cell table:style-name="ce496" office:value-type="date" office:date-value="2012-08-01">
            <text:p>01-Aug-12</text:p>
          </table:table-cell>
          <table:table-cell table:style-name="ce492"/>
          <table:table-cell table:number-columns-repeated="1021"/>
        </table:table-row>
        <table:table-row table:style-name="ro20">
          <table:table-cell table:style-name="ce492"/>
          <table:table-cell table:style-name="ce496" office:value-type="date" office:date-value="2012-08-31">
            <text:p>31-Aug-12</text:p>
          </table:table-cell>
          <table:table-cell table:style-name="ce492"/>
          <table:table-cell table:number-columns-repeated="1021"/>
        </table:table-row>
        <table:table-row table:style-name="ro20">
          <table:table-cell table:style-name="ce492"/>
          <table:table-cell table:style-name="ce496" office:value-type="date" office:date-value="2012-09-01">
            <text:p>01-Sep-12</text:p>
          </table:table-cell>
          <table:table-cell table:style-name="ce492"/>
          <table:table-cell table:number-columns-repeated="1021"/>
        </table:table-row>
        <table:table-row table:style-name="ro20">
          <table:table-cell table:style-name="ce492"/>
          <table:table-cell table:style-name="ce496" office:value-type="date" office:date-value="2012-09-30">
            <text:p>30-Sep-12</text:p>
          </table:table-cell>
          <table:table-cell table:style-name="ce492"/>
          <table:table-cell table:number-columns-repeated="1021"/>
        </table:table-row>
        <table:table-row table:style-name="ro20">
          <table:table-cell table:style-name="ce492"/>
          <table:table-cell table:style-name="ce496" office:value-type="date" office:date-value="2012-10-01">
            <text:p>01-Oct-12</text:p>
          </table:table-cell>
          <table:table-cell table:style-name="ce492"/>
          <table:table-cell table:number-columns-repeated="1021"/>
        </table:table-row>
        <table:table-row table:style-name="ro20">
          <table:table-cell table:style-name="ce492"/>
          <table:table-cell table:style-name="ce496" office:value-type="date" office:date-value="2012-10-31">
            <text:p>31-Oct-12</text:p>
          </table:table-cell>
          <table:table-cell table:style-name="ce492"/>
          <table:table-cell table:number-columns-repeated="1021"/>
        </table:table-row>
        <table:table-row table:style-name="ro20">
          <table:table-cell table:style-name="ce492"/>
          <table:table-cell table:style-name="ce496" office:value-type="date" office:date-value="2012-11-01">
            <text:p>01-Nov-12</text:p>
          </table:table-cell>
          <table:table-cell table:style-name="ce492"/>
          <table:table-cell table:number-columns-repeated="1021"/>
        </table:table-row>
        <table:table-row table:style-name="ro20">
          <table:table-cell table:style-name="ce492"/>
          <table:table-cell table:style-name="ce496" office:value-type="date" office:date-value="2012-11-30">
            <text:p>30-Nov-12</text:p>
          </table:table-cell>
          <table:table-cell table:style-name="ce492"/>
          <table:table-cell table:number-columns-repeated="1021"/>
        </table:table-row>
        <table:table-row table:style-name="ro20">
          <table:table-cell table:style-name="ce492"/>
          <table:table-cell table:style-name="ce496" office:value-type="date" office:date-value="2012-12-01">
            <text:p>01-Dec-12</text:p>
          </table:table-cell>
          <table:table-cell table:style-name="ce492"/>
          <table:table-cell table:number-columns-repeated="1021"/>
        </table:table-row>
        <table:table-row table:style-name="ro20">
          <table:table-cell table:style-name="ce492"/>
          <table:table-cell table:style-name="ce496" office:value-type="date" office:date-value="2012-12-31">
            <text:p>31-Dec-12</text:p>
          </table:table-cell>
          <table:table-cell table:style-name="ce492"/>
          <table:table-cell table:number-columns-repeated="1021"/>
        </table:table-row>
        <table:table-row table:style-name="ro20">
          <table:table-cell table:style-name="ce492"/>
          <table:table-cell table:style-name="ce496" office:value-type="date" office:date-value="2013-01-01">
            <text:p>01-Jan-13</text:p>
          </table:table-cell>
          <table:table-cell table:style-name="ce492"/>
          <table:table-cell table:number-columns-repeated="1021"/>
        </table:table-row>
        <table:table-row table:style-name="ro20">
          <table:table-cell table:style-name="ce492"/>
          <table:table-cell table:style-name="ce496" office:value-type="date" office:date-value="2013-01-31">
            <text:p>31-Jan-13</text:p>
          </table:table-cell>
          <table:table-cell table:style-name="ce492"/>
          <table:table-cell table:number-columns-repeated="1021"/>
        </table:table-row>
        <table:table-row table:style-name="ro20">
          <table:table-cell table:style-name="ce492"/>
          <table:table-cell table:style-name="ce496" office:value-type="date" office:date-value="2013-02-01">
            <text:p>01-Feb-13</text:p>
          </table:table-cell>
          <table:table-cell table:style-name="ce492"/>
          <table:table-cell table:number-columns-repeated="1021"/>
        </table:table-row>
        <table:table-row table:style-name="ro20">
          <table:table-cell table:style-name="ce492"/>
          <table:table-cell table:style-name="ce496" office:value-type="date" office:date-value="2013-02-28">
            <text:p>28-Feb-13</text:p>
          </table:table-cell>
          <table:table-cell table:style-name="ce492"/>
          <table:table-cell table:number-columns-repeated="1021"/>
        </table:table-row>
        <table:table-row table:style-name="ro20">
          <table:table-cell table:style-name="ce492"/>
          <table:table-cell table:style-name="ce496" office:value-type="date" office:date-value="2013-03-01">
            <text:p>01-Mar-13</text:p>
          </table:table-cell>
          <table:table-cell table:style-name="ce492"/>
          <table:table-cell table:number-columns-repeated="1021"/>
        </table:table-row>
        <table:table-row table:style-name="ro20">
          <table:table-cell table:style-name="ce492"/>
          <table:table-cell table:style-name="ce497" office:value-type="date" office:date-value="2013-03-31">
            <text:p>31-Mar-13</text:p>
          </table:table-cell>
          <table:table-cell table:style-name="ce492"/>
          <table:table-cell table:number-columns-repeated="1021"/>
        </table:table-row>
        <table:table-row table:style-name="ro20">
          <table:table-cell table:style-name="ce492"/>
          <table:table-cell table:style-name="ce494"/>
          <table:table-cell table:style-name="ce492"/>
          <table:table-cell table:number-columns-repeated="1021"/>
        </table:table-row>
        <table:table-row table:style-name="ro20" table:number-rows-repeated="1048518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'file:///C:/Users/Antony/diy/GB%20Accounts/GB%20Accounts%202011-12/GB%20Accounts%20Company%202012-04-30%20(Apr12)%20OpenOffice/Fixedassets.ods'#Schedule" table:print="false" table:style-name="ta_extref">
        <table:table-source xlink:type="simple" xlink:href="../Fixedassets.ods" table:table-name="Schedule" table:mode="copy-results-only"/>
        <table:table-column table:number-columns-repeated="24"/>
        <table:table-row>
          <table:table-cell table:number-columns-repeated="8"/>
          <table:table-cell table:style-name="ce29" office:value-type="float" office:value="0">
            <text:p>0</text:p>
          </table:table-cell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7"/>
          <table:table-cell table:style-name="ce28" office:value-type="float" office:value="0">
            <text:p>0</text:p>
          </table:table-cell>
        </table:table-row>
        <table:table-row table:number-rows-repeated="3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  <table:table-cell table:number-columns-repeated="13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8" office:value-type="float" office:value="0.1">
            <text:p>0.1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  <table:table-cell table:number-columns-repeated="8"/>
          <table:table-cell table:style-name="ce29" office:value-type="float" office:value="0">
            <text:p>0</text:p>
          </table:table-cell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8" office:value-type="float" office:value="0.2">
            <text:p>0.2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  <table:table-cell table:number-columns-repeated="8"/>
          <table:table-cell table:style-name="ce29" office:value-type="float" office:value="0">
            <text:p>0</text:p>
          </table:table-cell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8" office:value-type="float" office:value="0.33">
            <text:p>0.33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  <table:table-cell table:number-columns-repeated="8"/>
          <table:table-cell table:style-name="ce29" office:value-type="float" office:value="0">
            <text:p>0</text:p>
          </table:table-cell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8" office:value-type="float" office:value="0.25">
            <text:p>0.25</text:p>
          </table:table-cell>
        </table:table-row>
        <table:table-row table:number-rows-repeated="11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  <table:table-cell table:number-columns-repeated="8"/>
          <table:table-cell table:style-name="ce29" office:value-type="float" office:value="0">
            <text:p>0</text:p>
          </table:table-cell>
          <table:table-cell table:number-columns-repeated="4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number-columns-repeated="3"/>
          <table:table-cell table:style-name="ce29" office:value-type="float" office:value="0">
            <text:p>0</text:p>
          </table:table-cell>
          <table:table-cell table:number-columns-repeated="13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number-columns-repeated="3"/>
          <table:table-cell table:style-name="ce29" office:value-type="float" office:value="0">
            <text:p>0</text:p>
          </table:table-cell>
          <table:table-cell table:number-columns-repeated="13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 table:number-rows-repeated="7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number-columns-repeated="3"/>
          <table:table-cell table:style-name="ce29" office:value-type="float" office:value="0">
            <text:p>0</text:p>
          </table:table-cell>
          <table:table-cell table:number-columns-repeated="13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number-columns-repeated="3"/>
          <table:table-cell table:style-name="ce29" office:value-type="float" office:value="0">
            <text:p>0</text:p>
          </table:table-cell>
          <table:table-cell table:number-columns-repeated="13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 table:number-rows-repeated="13"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  <table:table-cell table:number-columns-repeated="3"/>
          <table:table-cell table:style-name="ce29" office:value-type="float" office:value="0">
            <text:p>0</text:p>
          </table:table-cell>
          <table:table-cell table:number-columns-repeated="13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Fixedassets.ods'#HPfinance" table:print="false" table:style-name="ta_extref">
        <table:table-source xlink:type="simple" xlink:href="../Fixedassets.ods" table:table-name="HPfinance" table:mode="copy-results-only"/>
        <table:table-column table:number-columns-repeated="5"/>
        <table:table-row>
          <table:table-cell table:number-columns-repeated="5"/>
        </table:table-row>
        <table:table-row>
          <table:table-cell table:number-columns-repeated="4"/>
          <table:table-cell table:style-name="ce27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Purchases.ods'#May11" table:print="false" table:style-name="ta_extref">
        <table:table-source xlink:type="simple" xlink:href="../Purchases.ods" table:table-name="May11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Purchases.ods'#Jun11" table:print="false" table:style-name="ta_extref">
        <table:table-source xlink:type="simple" xlink:href="../Purchases.ods" table:table-name="Jun11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Purchases.ods'#Jul11" table:print="false" table:style-name="ta_extref">
        <table:table-source xlink:type="simple" xlink:href="../Purchases.ods" table:table-name="Jul11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Purchases.ods'#Aug11" table:print="false" table:style-name="ta_extref">
        <table:table-source xlink:type="simple" xlink:href="../Purchases.ods" table:table-name="Aug11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Purchases.ods'#Sep11" table:print="false" table:style-name="ta_extref">
        <table:table-source xlink:type="simple" xlink:href="../Purchases.ods" table:table-name="Sep11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Purchases.ods'#Oct11" table:print="false" table:style-name="ta_extref">
        <table:table-source xlink:type="simple" xlink:href="../Purchases.ods" table:table-name="Oct11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Purchases.ods'#Nov11" table:print="false" table:style-name="ta_extref">
        <table:table-source xlink:type="simple" xlink:href="../Purchases.ods" table:table-name="Nov11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Purchases.ods'#Dec11" table:print="false" table:style-name="ta_extref">
        <table:table-source xlink:type="simple" xlink:href="../Purchases.ods" table:table-name="Dec11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Purchases.ods'#Jan12" table:print="false" table:style-name="ta_extref">
        <table:table-source xlink:type="simple" xlink:href="../Purchases.ods" table:table-name="Jan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Purchases.ods'#Feb12" table:print="false" table:style-name="ta_extref">
        <table:table-source xlink:type="simple" xlink:href="../Purchases.ods" table:table-name="Feb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Purchases.ods'#Mar12" table:print="false" table:style-name="ta_extref">
        <table:table-source xlink:type="simple" xlink:href="../Purchases.ods" table:table-name="Mar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Purchases.ods'#Apr12" table:print="false" table:style-name="ta_extref">
        <table:table-source xlink:type="simple" xlink:href="../Purchases.ods" table:table-name="Apr12" table:filter-name="calc8" table:mode="copy-results-only"/>
        <table:table-column table:number-columns-repeated="37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Sales.ods'#May11" table:print="false" table:style-name="ta_extref">
        <table:table-source xlink:type="simple" xlink:href="../Sales.ods" table:table-name="May11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Sales.ods'#Jun11" table:print="false" table:style-name="ta_extref">
        <table:table-source xlink:type="simple" xlink:href="../Sales.ods" table:table-name="Jun11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Sales.ods'#Jul11" table:print="false" table:style-name="ta_extref">
        <table:table-source xlink:type="simple" xlink:href="../Sales.ods" table:table-name="Jul11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Sales.ods'#Aug11" table:print="false" table:style-name="ta_extref">
        <table:table-source xlink:type="simple" xlink:href="../Sales.ods" table:table-name="Aug11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Sales.ods'#Sep11" table:print="false" table:style-name="ta_extref">
        <table:table-source xlink:type="simple" xlink:href="../Sales.ods" table:table-name="Sep11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Sales.ods'#Oct11" table:print="false" table:style-name="ta_extref">
        <table:table-source xlink:type="simple" xlink:href="../Sales.ods" table:table-name="Oct11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Sales.ods'#Nov11" table:print="false" table:style-name="ta_extref">
        <table:table-source xlink:type="simple" xlink:href="../Sales.ods" table:table-name="Nov11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Sales.ods'#Dec11" table:print="false" table:style-name="ta_extref">
        <table:table-source xlink:type="simple" xlink:href="../Sales.ods" table:table-name="Dec11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Sales.ods'#Jan12" table:print="false" table:style-name="ta_extref">
        <table:table-source xlink:type="simple" xlink:href="../Sales.ods" table:table-name="Jan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Sales.ods'#Feb12" table:print="false" table:style-name="ta_extref">
        <table:table-source xlink:type="simple" xlink:href="../Sales.ods" table:table-name="Feb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Sales.ods'#Mar12" table:print="false" table:style-name="ta_extref">
        <table:table-source xlink:type="simple" xlink:href="../Sales.ods" table:table-name="Mar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Sales.ods'#Apr12" table:print="false" table:style-name="ta_extref">
        <table:table-source xlink:type="simple" xlink:href="../Sales.ods" table:table-name="Apr12" table:filter-name="calc8" table:mode="copy-results-only"/>
        <table:table-column table:number-columns-repeated="22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7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urrentaccount.ods'#May11" table:print="false" table:style-name="ta_extref">
        <table:table-source xlink:type="simple" xlink:href="../Currentaccount.ods" table:table-name="May11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urrentaccount.ods'#Jun11" table:print="false" table:style-name="ta_extref">
        <table:table-source xlink:type="simple" xlink:href="../Currentaccount.ods" table:table-name="Jun11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urrentaccount.ods'#Jul11" table:print="false" table:style-name="ta_extref">
        <table:table-source xlink:type="simple" xlink:href="../Currentaccount.ods" table:table-name="Jul11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urrentaccount.ods'#Aug11" table:print="false" table:style-name="ta_extref">
        <table:table-source xlink:type="simple" xlink:href="../Currentaccount.ods" table:table-name="Aug11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urrentaccount.ods'#Sep11" table:print="false" table:style-name="ta_extref">
        <table:table-source xlink:type="simple" xlink:href="../Currentaccount.ods" table:table-name="Sep11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urrentaccount.ods'#Oct11" table:print="false" table:style-name="ta_extref">
        <table:table-source xlink:type="simple" xlink:href="../Currentaccount.ods" table:table-name="Oct11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urrentaccount.ods'#Nov11" table:print="false" table:style-name="ta_extref">
        <table:table-source xlink:type="simple" xlink:href="../Currentaccount.ods" table:table-name="Nov11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urrentaccount.ods'#Dec11" table:print="false" table:style-name="ta_extref">
        <table:table-source xlink:type="simple" xlink:href="../Currentaccount.ods" table:table-name="Dec11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urrentaccount.ods'#Jan12" table:print="false" table:style-name="ta_extref">
        <table:table-source xlink:type="simple" xlink:href="../Currentaccount.ods" table:table-name="Jan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urrentaccount.ods'#Feb12" table:print="false" table:style-name="ta_extref">
        <table:table-source xlink:type="simple" xlink:href="../Currentaccount.ods" table:table-name="Feb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urrentaccount.ods'#Mar12" table:print="false" table:style-name="ta_extref">
        <table:table-source xlink:type="simple" xlink:href="../Currentaccount.ods" table:table-name="Mar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urrentaccount.ods'#Apr12" table:print="false" table:style-name="ta_extref">
        <table:table-source xlink:type="simple" xlink:href="../Currentaccount.ods" table:table-name="Apr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Savingaccount.ods'#May11" table:print="false" table:style-name="ta_extref">
        <table:table-source xlink:type="simple" xlink:href="../Savingaccount.ods" table:table-name="May11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Savingaccount.ods'#Jun11" table:print="false" table:style-name="ta_extref">
        <table:table-source xlink:type="simple" xlink:href="../Savingaccount.ods" table:table-name="Jun11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Savingaccount.ods'#Jul11" table:print="false" table:style-name="ta_extref">
        <table:table-source xlink:type="simple" xlink:href="../Savingaccount.ods" table:table-name="Jul11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Savingaccount.ods'#Aug11" table:print="false" table:style-name="ta_extref">
        <table:table-source xlink:type="simple" xlink:href="../Savingaccount.ods" table:table-name="Aug11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Savingaccount.ods'#Sep11" table:print="false" table:style-name="ta_extref">
        <table:table-source xlink:type="simple" xlink:href="../Savingaccount.ods" table:table-name="Sep11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Savingaccount.ods'#Oct11" table:print="false" table:style-name="ta_extref">
        <table:table-source xlink:type="simple" xlink:href="../Savingaccount.ods" table:table-name="Oct11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Savingaccount.ods'#Nov11" table:print="false" table:style-name="ta_extref">
        <table:table-source xlink:type="simple" xlink:href="../Savingaccount.ods" table:table-name="Nov11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Savingaccount.ods'#Dec11" table:print="false" table:style-name="ta_extref">
        <table:table-source xlink:type="simple" xlink:href="../Savingaccount.ods" table:table-name="Dec11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Savingaccount.ods'#Jan12" table:print="false" table:style-name="ta_extref">
        <table:table-source xlink:type="simple" xlink:href="../Savingaccount.ods" table:table-name="Jan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Savingaccount.ods'#Feb12" table:print="false" table:style-name="ta_extref">
        <table:table-source xlink:type="simple" xlink:href="../Savingaccount.ods" table:table-name="Feb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Savingaccount.ods'#Mar12" table:print="false" table:style-name="ta_extref">
        <table:table-source xlink:type="simple" xlink:href="../Savingaccount.ods" table:table-name="Mar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Savingaccount.ods'#Apr12" table:print="false" table:style-name="ta_extref">
        <table:table-source xlink:type="simple" xlink:href="../Savingaccount.ods" table:table-name="Apr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reditcardaccount.ods'#May11" table:print="false" table:style-name="ta_extref">
        <table:table-source xlink:type="simple" xlink:href="../Creditcardaccount.ods" table:table-name="May11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reditcardaccount.ods'#Jun11" table:print="false" table:style-name="ta_extref">
        <table:table-source xlink:type="simple" xlink:href="../Creditcardaccount.ods" table:table-name="Jun11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reditcardaccount.ods'#Jul11" table:print="false" table:style-name="ta_extref">
        <table:table-source xlink:type="simple" xlink:href="../Creditcardaccount.ods" table:table-name="Jul11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reditcardaccount.ods'#Aug11" table:print="false" table:style-name="ta_extref">
        <table:table-source xlink:type="simple" xlink:href="../Creditcardaccount.ods" table:table-name="Aug11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reditcardaccount.ods'#Sep11" table:print="false" table:style-name="ta_extref">
        <table:table-source xlink:type="simple" xlink:href="../Creditcardaccount.ods" table:table-name="Sep11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reditcardaccount.ods'#Oct11" table:print="false" table:style-name="ta_extref">
        <table:table-source xlink:type="simple" xlink:href="../Creditcardaccount.ods" table:table-name="Oct11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reditcardaccount.ods'#Nov11" table:print="false" table:style-name="ta_extref">
        <table:table-source xlink:type="simple" xlink:href="../Creditcardaccount.ods" table:table-name="Nov11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reditcardaccount.ods'#Dec11" table:print="false" table:style-name="ta_extref">
        <table:table-source xlink:type="simple" xlink:href="../Creditcardaccount.ods" table:table-name="Dec11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reditcardaccount.ods'#Jan12" table:print="false" table:style-name="ta_extref">
        <table:table-source xlink:type="simple" xlink:href="../Creditcardaccount.ods" table:table-name="Jan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reditcardaccount.ods'#Feb12" table:print="false" table:style-name="ta_extref">
        <table:table-source xlink:type="simple" xlink:href="../Creditcardaccount.ods" table:table-name="Feb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reditcardaccount.ods'#Mar12" table:print="false" table:style-name="ta_extref">
        <table:table-source xlink:type="simple" xlink:href="../Creditcardaccount.ods" table:table-name="Mar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reditcardaccount.ods'#Apr12" table:print="false" table:style-name="ta_extref">
        <table:table-source xlink:type="simple" xlink:href="../Creditcardaccount.ods" table:table-name="Apr12" table:filter-name="calc8" table:mode="copy-results-only"/>
        <table:table-column table:number-columns-repeated="40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ashaccount.ods'#May11" table:print="false" table:style-name="ta_extref">
        <table:table-source xlink:type="simple" xlink:href="../Cashaccount.ods" table:table-name="May11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ashaccount.ods'#Jun11" table:print="false" table:style-name="ta_extref">
        <table:table-source xlink:type="simple" xlink:href="../Cashaccount.ods" table:table-name="Jun11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ashaccount.ods'#Jul11" table:print="false" table:style-name="ta_extref">
        <table:table-source xlink:type="simple" xlink:href="../Cashaccount.ods" table:table-name="Jul11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ashaccount.ods'#Aug11" table:print="false" table:style-name="ta_extref">
        <table:table-source xlink:type="simple" xlink:href="../Cashaccount.ods" table:table-name="Aug11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ashaccount.ods'#Sep11" table:print="false" table:style-name="ta_extref">
        <table:table-source xlink:type="simple" xlink:href="../Cashaccount.ods" table:table-name="Sep11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ashaccount.ods'#Oct11" table:print="false" table:style-name="ta_extref">
        <table:table-source xlink:type="simple" xlink:href="../Cashaccount.ods" table:table-name="Oct11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ashaccount.ods'#Nov11" table:print="false" table:style-name="ta_extref">
        <table:table-source xlink:type="simple" xlink:href="../Cashaccount.ods" table:table-name="Nov11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ashaccount.ods'#Dec11" table:print="false" table:style-name="ta_extref">
        <table:table-source xlink:type="simple" xlink:href="../Cashaccount.ods" table:table-name="Dec11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ashaccount.ods'#Jan12" table:print="false" table:style-name="ta_extref">
        <table:table-source xlink:type="simple" xlink:href="../Cashaccount.ods" table:table-name="Jan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ashaccount.ods'#Feb12" table:print="false" table:style-name="ta_extref">
        <table:table-source xlink:type="simple" xlink:href="../Cashaccount.ods" table:table-name="Feb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ashaccount.ods'#Mar12" table:print="false" table:style-name="ta_extref">
        <table:table-source xlink:type="simple" xlink:href="../Cashaccount.ods" table:table-name="Mar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ashaccount.ods'#Apr12" table:print="false" table:style-name="ta_extref">
        <table:table-source xlink:type="simple" xlink:href="../Cashaccount.ods" table:table-name="Apr12" table:filter-name="calc8" table:mode="copy-results-only"/>
        <table:table-column table:number-columns-repeated="36"/>
        <table:table-row>
          <table:table-cell table:number-columns-repeated="5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6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Companysecretary.ods'#RegisterofMembers" table:print="false" table:style-name="ta_extref">
        <table:table-source xlink:type="simple" xlink:href="../Companysecretary.ods" table:table-name="RegisterofMembers" table:filter-name="calc8" table:mode="copy-results-only"/>
        <table:table-column table:number-columns-repeated="7"/>
        <table:table-row>
          <table:table-cell table:number-columns-repeated="6"/>
          <table:table-cell table:style-name="ce26" office:value-type="float" office:value="2">
            <text:p>2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26" office:value-type="float" office:value="1">
            <text:p>1</text:p>
          </table:table-cell>
        </table:table-row>
        <table:table-row>
          <table:table-cell table:number-columns-repeated="6"/>
          <table:table-cell table:style-name="ce26" office:value-type="float" office:value="1">
            <text:p>1</text:p>
          </table:table-cell>
        </table:table-row>
      </table:table>
      <table:table table:name="'file:///C:/Users/Antony/diy/GB%20Accounts/GB%20Accounts%202011-12/GB%20Accounts%20Company%202012-04-30%20(Apr12)%20OpenOffice/Payrollyearto050412.ods'#May11" table:print="false" table:style-name="ta_extref">
        <table:table-source xlink:type="simple" xlink:href="../Payrollyearto050412.ods" table:table-name="May11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Payrollyearto050412.ods'#Jun11" table:print="false" table:style-name="ta_extref">
        <table:table-source xlink:type="simple" xlink:href="../Payrollyearto050412.ods" table:table-name="Jun11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Payrollyearto050412.ods'#Jul11" table:print="false" table:style-name="ta_extref">
        <table:table-source xlink:type="simple" xlink:href="../Payrollyearto050412.ods" table:table-name="Jul11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Payrollyearto050412.ods'#Aug11" table:print="false" table:style-name="ta_extref">
        <table:table-source xlink:type="simple" xlink:href="../Payrollyearto050412.ods" table:table-name="Aug11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Payrollyearto050412.ods'#Sep11" table:print="false" table:style-name="ta_extref">
        <table:table-source xlink:type="simple" xlink:href="../Payrollyearto050412.ods" table:table-name="Sep11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Payrollyearto050412.ods'#Oct11" table:print="false" table:style-name="ta_extref">
        <table:table-source xlink:type="simple" xlink:href="../Payrollyearto050412.ods" table:table-name="Oct11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Payrollyearto050412.ods'#Nov11" table:print="false" table:style-name="ta_extref">
        <table:table-source xlink:type="simple" xlink:href="../Payrollyearto050412.ods" table:table-name="Nov11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Payrollyearto050412.ods'#Dec11" table:print="false" table:style-name="ta_extref">
        <table:table-source xlink:type="simple" xlink:href="../Payrollyearto050412.ods" table:table-name="Dec11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Payrollyearto050412.ods'#Jan12" table:print="false" table:style-name="ta_extref">
        <table:table-source xlink:type="simple" xlink:href="../Payrollyearto050412.ods" table:table-name="Jan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Payrollyearto050412.ods'#Feb12" table:print="false" table:style-name="ta_extref">
        <table:table-source xlink:type="simple" xlink:href="../Payrollyearto050412.ods" table:table-name="Feb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Payrollyearto050412.ods'#Mar12" table:print="false" table:style-name="ta_extref">
        <table:table-source xlink:type="simple" xlink:href="../Payrollyearto050412.ods" table:table-name="Mar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4-30%20(Apr12)%20OpenOffice/Payrollyearto050413.ods'#Apr12" table:print="false" table:style-name="ta_extref">
        <table:table-source xlink:type="simple" xlink:href="../Payrollyearto050413.ods" table:table-name="Apr12" table:filter-name="calc8" table:mode="copy-results-only"/>
        <table:table-column table:number-columns-repeated="20"/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  <table:table-row>
          <table:table-cell table:number-columns-repeated="12"/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number-columns-repeated="2"/>
          <table:table-cell table:style-name="ce29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month number:textual="true"/>
      <number:text>-</number:text>
      <number:year/>
    </number:date-style>
    <number:number-style style:name="N113">
      <number:number number:decimal-places="2" number:min-integer-digits="1" number:grouping="true"/>
      <number:text> </number:text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4P0"/>
    </number:number-style>
    <number:number-style style:name="N115">
      <number:number number:decimal-places="0" number:min-integer-digits="1"/>
      <number:text> </number:text>
    </number:number-style>
    <number:number-style style:name="N116P0" style:volatile="true">
      <number:number number:decimal-places="0" number:min-integer-digits="1"/>
      <number:text> </number:text>
    </number:number-style>
    <number:number-style style:name="N116">
      <style:text-properties fo:color="#ff0000"/>
      <number:text>-</number:text>
      <number:number number:decimal-places="0" number:min-integer-digits="1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gt;=0" style:apply-style-name="N120P0"/>
    </number:text-style>
    <number:percentage-style style:name="N121">
      <number:number number:decimal-places="1" number:min-integer-digits="1"/>
      <number:text>%</number:text>
    </number:percentage-style>
    <number:currency-style style:name="N122">
      <number:currency-symbol>£</number:currency-symbol>
      <number:number number:decimal-places="2" number:min-integer-digits="1" number:grouping="true"/>
    </number:currency-style>
    <number:number-style style:name="N123">
      <number:number number:decimal-places="1" number:min-integer-digits="1" number:grouping="true"/>
      <number:text> </number:text>
    </number:number-style>
    <number:number-style style:name="N124P0" style:volatile="true">
      <number:number number:decimal-places="1" number:min-integer-digits="1" number:grouping="true"/>
      <number:text> </number:text>
    </number:number-style>
    <number:number-style style:name="N124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4P0"/>
    </number:number-style>
    <number:number-style style:name="N125">
      <number:number number:decimal-places="0" number:min-integer-digits="2"/>
    </number:number-style>
    <number:date-style style:name="N5110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801cm" fo:margin-bottom="0.801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2-05-07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2-05-07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2-05-07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2-05-07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2-05-07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2-05-07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281b639-6baa1d3-ef66a77-d866f25-f36d45f</meta:generator>
    <dc:title>0607 Financial Accounts</dc:title>
    <meta:initial-creator>Terry Cartwright</meta:initial-creator>
    <dc:creator>Antony Cartwright</dc:creator>
    <meta:creation-date>2002-12-30T15:31:19Z</meta:creation-date>
    <dc:date>2012-05-07T20:29:02.48</dc:date>
    <meta:print-date>2008-12-27T16:09:29Z</meta:print-date>
    <meta:editing-duration>PT19M45S</meta:editing-duration>
    <meta:editing-cycles>3</meta:editing-cycles>
    <meta:document-statistic meta:table-count="12" meta:cell-count="5271" meta:object-count="0"/>
  </office:meta>
</office:document-meta>
</file>